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14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245.06pt" svg:height="590.51pt" svg:x="167.07pt" svg:y="29.93pt">
            <loext:p draw:notify-on-update-of-ranges="Sheet1.A2:Sheet1.A1677 Sheet1.B1:Sheet1.B1 Sheet1.B2:Sheet1.B167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table:formula="of:=[.$C$2]+[.$D$2]*[.A2]+[.$E$2]*LOG([.A2])+[.$F$2]*[.A2]*LOG([.A2])+[.$G$2]*2*(RAND()-0.5)" office:value-type="float" office:value="152537960548.116" calcext:value-type="float">
            <text:p>152537960548.116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1700" calcext:value-type="float">
            <text:p>1700</text:p>
          </table:table-cell>
          <table:table-cell table:style-name="ce1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23456789" calcext:value-type="float">
            <text:p>23456789</text:p>
          </table:table-cell>
          <table:table-cell table:formula="of:=[.$C$2]+[.$D$2]*[.A3]+[.$E$2]*LOG([.A3])+[.$F$2]*[.A3]*LOG([.A3])+[.$G$2]*2*(RAND()-0.5)" office:value-type="float" office:value="300937860634.913" calcext:value-type="float">
            <text:p>300937860634.913</text:p>
          </table:table-cell>
          <table:table-cell table:number-columns-repeated="5"/>
        </table:table-row>
        <table:table-row table:style-name="ro1">
          <table:table-cell office:value-type="float" office:value="34567900" calcext:value-type="float">
            <text:p>34567900</text:p>
          </table:table-cell>
          <table:table-cell table:formula="of:=[.$C$2]+[.$D$2]*[.A4]+[.$E$2]*LOG([.A4])+[.$F$2]*[.A4]*LOG([.A4])+[.$G$2]*2*(RAND()-0.5)" office:value-type="float" office:value="453383735672.406" calcext:value-type="float">
            <text:p>453383735672.406</text:p>
          </table:table-cell>
          <table:table-cell table:number-columns-repeated="5"/>
        </table:table-row>
        <table:table-row table:style-name="ro1">
          <table:table-cell office:value-type="float" office:value="45679011" calcext:value-type="float">
            <text:p>45679011</text:p>
          </table:table-cell>
          <table:table-cell table:formula="of:=[.$C$2]+[.$D$2]*[.A5]+[.$E$2]*LOG([.A5])+[.$F$2]*[.A5]*LOG([.A5])+[.$G$2]*2*(RAND()-0.5)" office:value-type="float" office:value="608513789944.696" calcext:value-type="float">
            <text:p>608513789944.696</text:p>
          </table:table-cell>
          <table:table-cell table:number-columns-repeated="5"/>
        </table:table-row>
        <table:table-row table:style-name="ro1">
          <table:table-cell office:value-type="float" office:value="56790122" calcext:value-type="float">
            <text:p>56790122</text:p>
          </table:table-cell>
          <table:table-cell table:formula="of:=[.$C$2]+[.$D$2]*[.A6]+[.$E$2]*LOG([.A6])+[.$F$2]*[.A6]*LOG([.A6])+[.$G$2]*2*(RAND()-0.5)" office:value-type="float" office:value="765659409455.056" calcext:value-type="float">
            <text:p>765659409455.056</text:p>
          </table:table-cell>
          <table:table-cell table:number-columns-repeated="5"/>
        </table:table-row>
        <table:table-row table:style-name="ro1">
          <table:table-cell office:value-type="float" office:value="67901233" calcext:value-type="float">
            <text:p>67901233</text:p>
          </table:table-cell>
          <table:table-cell table:formula="of:=[.$C$2]+[.$D$2]*[.A7]+[.$E$2]*LOG([.A7])+[.$F$2]*[.A7]*LOG([.A7])+[.$G$2]*2*(RAND()-0.5)" office:value-type="float" office:value="924420430242.675" calcext:value-type="float">
            <text:p>924420430242.675</text:p>
          </table:table-cell>
          <table:table-cell table:number-columns-repeated="5"/>
        </table:table-row>
        <table:table-row table:style-name="ro1">
          <table:table-cell office:value-type="float" office:value="79012344" calcext:value-type="float">
            <text:p>79012344</text:p>
          </table:table-cell>
          <table:table-cell table:formula="of:=[.$C$2]+[.$D$2]*[.A8]+[.$E$2]*LOG([.A8])+[.$F$2]*[.A8]*LOG([.A8])+[.$G$2]*2*(RAND()-0.5)" office:value-type="float" office:value="1084529871608.5" calcext:value-type="float">
            <text:p>1084529871608.5</text:p>
          </table:table-cell>
          <table:table-cell table:number-columns-repeated="5"/>
        </table:table-row>
        <table:table-row table:style-name="ro1">
          <table:table-cell office:value-type="float" office:value="90123455" calcext:value-type="float">
            <text:p>90123455</text:p>
          </table:table-cell>
          <table:table-cell table:formula="of:=[.$C$2]+[.$D$2]*[.A9]+[.$E$2]*LOG([.A9])+[.$F$2]*[.A9]*LOG([.A9])+[.$G$2]*2*(RAND()-0.5)" office:value-type="float" office:value="1245796740216.41" calcext:value-type="float">
            <text:p>1245796740216.41</text:p>
          </table:table-cell>
          <table:table-cell table:number-columns-repeated="5"/>
        </table:table-row>
        <table:table-row table:style-name="ro1">
          <table:table-cell office:value-type="float" office:value="101234566" calcext:value-type="float">
            <text:p>101234566</text:p>
          </table:table-cell>
          <table:table-cell table:formula="of:=[.$C$2]+[.$D$2]*[.A10]+[.$E$2]*LOG([.A10])+[.$F$2]*[.A10]*LOG([.A10])+[.$G$2]*2*(RAND()-0.5)" office:value-type="float" office:value="1408077557350.24" calcext:value-type="float">
            <text:p>1408077557350.24</text:p>
          </table:table-cell>
          <table:table-cell table:number-columns-repeated="5"/>
        </table:table-row>
        <table:table-row table:style-name="ro1">
          <table:table-cell office:value-type="float" office:value="112345677" calcext:value-type="float">
            <text:p>112345677</text:p>
          </table:table-cell>
          <table:table-cell table:formula="of:=[.$C$2]+[.$D$2]*[.A11]+[.$E$2]*LOG([.A11])+[.$F$2]*[.A11]*LOG([.A11])+[.$G$2]*2*(RAND()-0.5)" office:value-type="float" office:value="1571260557551.47" calcext:value-type="float">
            <text:p>1571260557551.47</text:p>
          </table:table-cell>
          <table:table-cell table:number-columns-repeated="5"/>
        </table:table-row>
        <table:table-row table:style-name="ro1">
          <table:table-cell office:value-type="float" office:value="123456788" calcext:value-type="float">
            <text:p>123456788</text:p>
          </table:table-cell>
          <table:table-cell table:formula="of:=[.$C$2]+[.$D$2]*[.A12]+[.$E$2]*LOG([.A12])+[.$F$2]*[.A12]*LOG([.A12])+[.$G$2]*2*(RAND()-0.5)" office:value-type="float" office:value="1735256204955.62" calcext:value-type="float">
            <text:p>1735256204955.62</text:p>
          </table:table-cell>
          <table:table-cell table:number-columns-repeated="5"/>
        </table:table-row>
        <table:table-row table:style-name="ro1">
          <table:table-cell office:value-type="float" office:value="134567899" calcext:value-type="float">
            <text:p>134567899</text:p>
          </table:table-cell>
          <table:table-cell table:formula="of:=[.$C$2]+[.$D$2]*[.A13]+[.$E$2]*LOG([.A13])+[.$F$2]*[.A13]*LOG([.A13])+[.$G$2]*2*(RAND()-0.5)" office:value-type="float" office:value="1899991152923.72" calcext:value-type="float">
            <text:p>1899991152923.72</text:p>
          </table:table-cell>
          <table:table-cell table:number-columns-repeated="5"/>
        </table:table-row>
        <table:table-row table:style-name="ro1">
          <table:table-cell office:value-type="float" office:value="145679010" calcext:value-type="float">
            <text:p>145679010</text:p>
          </table:table-cell>
          <table:table-cell table:formula="of:=[.$C$2]+[.$D$2]*[.A14]+[.$E$2]*LOG([.A14])+[.$F$2]*[.A14]*LOG([.A14])+[.$G$2]*2*(RAND()-0.5)" office:value-type="float" office:value="2065404212651.42" calcext:value-type="float">
            <text:p>2065404212651.42</text:p>
          </table:table-cell>
          <table:table-cell table:number-columns-repeated="5"/>
        </table:table-row>
        <table:table-row table:style-name="ro1">
          <table:table-cell office:value-type="float" office:value="156790121" calcext:value-type="float">
            <text:p>156790121</text:p>
          </table:table-cell>
          <table:table-cell table:formula="of:=[.$C$2]+[.$D$2]*[.A15]+[.$E$2]*LOG([.A15])+[.$F$2]*[.A15]*LOG([.A15])+[.$G$2]*2*(RAND()-0.5)" office:value-type="float" office:value="2231443558907.72" calcext:value-type="float">
            <text:p>2231443558907.72</text:p>
          </table:table-cell>
          <table:table-cell table:number-columns-repeated="5"/>
        </table:table-row>
        <table:table-row table:style-name="ro1">
          <table:table-cell office:value-type="float" office:value="167901232" calcext:value-type="float">
            <text:p>167901232</text:p>
          </table:table-cell>
          <table:table-cell table:formula="of:=[.$C$2]+[.$D$2]*[.A16]+[.$E$2]*LOG([.A16])+[.$F$2]*[.A16]*LOG([.A16])+[.$G$2]*2*(RAND()-0.5)" office:value-type="float" office:value="2398064731792.1" calcext:value-type="float">
            <text:p>2398064731792.1</text:p>
          </table:table-cell>
          <table:table-cell table:number-columns-repeated="5"/>
        </table:table-row>
        <table:table-row table:style-name="ro1">
          <table:table-cell office:value-type="float" office:value="179012343" calcext:value-type="float">
            <text:p>179012343</text:p>
          </table:table-cell>
          <table:table-cell table:formula="of:=[.$C$2]+[.$D$2]*[.A17]+[.$E$2]*LOG([.A17])+[.$F$2]*[.A17]*LOG([.A17])+[.$G$2]*2*(RAND()-0.5)" office:value-type="float" office:value="2565229169703.36" calcext:value-type="float">
            <text:p>2565229169703.36</text:p>
          </table:table-cell>
          <table:table-cell table:number-columns-repeated="5"/>
        </table:table-row>
        <table:table-row table:style-name="ro1">
          <table:table-cell office:value-type="float" office:value="190123454" calcext:value-type="float">
            <text:p>190123454</text:p>
          </table:table-cell>
          <table:table-cell table:formula="of:=[.$C$2]+[.$D$2]*[.A18]+[.$E$2]*LOG([.A18])+[.$F$2]*[.A18]*LOG([.A18])+[.$G$2]*2*(RAND()-0.5)" office:value-type="float" office:value="2732903107892.78" calcext:value-type="float">
            <text:p>2732903107892.78</text:p>
          </table:table-cell>
          <table:table-cell table:number-columns-repeated="5"/>
        </table:table-row>
        <table:table-row table:style-name="ro1">
          <table:table-cell office:value-type="float" office:value="201234565" calcext:value-type="float">
            <text:p>201234565</text:p>
          </table:table-cell>
          <table:table-cell table:formula="of:=[.$C$2]+[.$D$2]*[.A19]+[.$E$2]*LOG([.A19])+[.$F$2]*[.A19]*LOG([.A19])+[.$G$2]*2*(RAND()-0.5)" office:value-type="float" office:value="2901056735339.46" calcext:value-type="float">
            <text:p>2901056735339.46</text:p>
          </table:table-cell>
          <table:table-cell table:number-columns-repeated="5"/>
        </table:table-row>
        <table:table-row table:style-name="ro1">
          <table:table-cell office:value-type="float" office:value="212345676" calcext:value-type="float">
            <text:p>212345676</text:p>
          </table:table-cell>
          <table:table-cell table:formula="of:=[.$C$2]+[.$D$2]*[.A20]+[.$E$2]*LOG([.A20])+[.$F$2]*[.A20]*LOG([.A20])+[.$G$2]*2*(RAND()-0.5)" office:value-type="float" office:value="3069663538375.38" calcext:value-type="float">
            <text:p>3069663538375.38</text:p>
          </table:table-cell>
          <table:table-cell table:number-columns-repeated="5"/>
        </table:table-row>
        <table:table-row table:style-name="ro1">
          <table:table-cell office:value-type="float" office:value="223456787" calcext:value-type="float">
            <text:p>223456787</text:p>
          </table:table-cell>
          <table:table-cell table:formula="of:=[.$C$2]+[.$D$2]*[.A21]+[.$E$2]*LOG([.A21])+[.$F$2]*[.A21]*LOG([.A21])+[.$G$2]*2*(RAND()-0.5)" office:value-type="float" office:value="3238699782045.06" calcext:value-type="float">
            <text:p>3238699782045.06</text:p>
          </table:table-cell>
          <table:table-cell table:number-columns-repeated="5"/>
        </table:table-row>
        <table:table-row table:style-name="ro1">
          <table:table-cell office:value-type="float" office:value="234567898" calcext:value-type="float">
            <text:p>234567898</text:p>
          </table:table-cell>
          <table:table-cell table:formula="of:=[.$C$2]+[.$D$2]*[.A22]+[.$E$2]*LOG([.A22])+[.$F$2]*[.A22]*LOG([.A22])+[.$G$2]*2*(RAND()-0.5)" office:value-type="float" office:value="3408144094858.49" calcext:value-type="float">
            <text:p>3408144094858.49</text:p>
          </table:table-cell>
          <table:table-cell table:number-columns-repeated="5"/>
        </table:table-row>
        <table:table-row table:style-name="ro1">
          <table:table-cell office:value-type="float" office:value="245679009" calcext:value-type="float">
            <text:p>245679009</text:p>
          </table:table-cell>
          <table:table-cell table:formula="of:=[.$C$2]+[.$D$2]*[.A23]+[.$E$2]*LOG([.A23])+[.$F$2]*[.A23]*LOG([.A23])+[.$G$2]*2*(RAND()-0.5)" office:value-type="float" office:value="3577977132386.27" calcext:value-type="float">
            <text:p>3577977132386.27</text:p>
          </table:table-cell>
          <table:table-cell table:number-columns-repeated="5"/>
        </table:table-row>
        <table:table-row table:style-name="ro1">
          <table:table-cell office:value-type="float" office:value="256790120" calcext:value-type="float">
            <text:p>256790120</text:p>
          </table:table-cell>
          <table:table-cell table:formula="of:=[.$C$2]+[.$D$2]*[.A24]+[.$E$2]*LOG([.A24])+[.$F$2]*[.A24]*LOG([.A24])+[.$G$2]*2*(RAND()-0.5)" office:value-type="float" office:value="3748181301826.84" calcext:value-type="float">
            <text:p>3748181301826.84</text:p>
          </table:table-cell>
          <table:table-cell table:number-columns-repeated="5"/>
        </table:table-row>
        <table:table-row table:style-name="ro1">
          <table:table-cell office:value-type="float" office:value="267901231" calcext:value-type="float">
            <text:p>267901231</text:p>
          </table:table-cell>
          <table:table-cell table:formula="of:=[.$C$2]+[.$D$2]*[.A25]+[.$E$2]*LOG([.A25])+[.$F$2]*[.A25]*LOG([.A25])+[.$G$2]*2*(RAND()-0.5)" office:value-type="float" office:value="3918740534326.82" calcext:value-type="float">
            <text:p>3918740534326.82</text:p>
          </table:table-cell>
          <table:table-cell table:number-columns-repeated="5"/>
        </table:table-row>
        <table:table-row table:style-name="ro1">
          <table:table-cell office:value-type="float" office:value="279012342" calcext:value-type="float">
            <text:p>279012342</text:p>
          </table:table-cell>
          <table:table-cell table:formula="of:=[.$C$2]+[.$D$2]*[.A26]+[.$E$2]*LOG([.A26])+[.$F$2]*[.A26]*LOG([.A26])+[.$G$2]*2*(RAND()-0.5)" office:value-type="float" office:value="4089640095132.42" calcext:value-type="float">
            <text:p>4089640095132.42</text:p>
          </table:table-cell>
          <table:table-cell table:number-columns-repeated="5"/>
        </table:table-row>
        <table:table-row table:style-name="ro1">
          <table:table-cell office:value-type="float" office:value="290123453" calcext:value-type="float">
            <text:p>290123453</text:p>
          </table:table-cell>
          <table:table-cell table:formula="of:=[.$C$2]+[.$D$2]*[.A27]+[.$E$2]*LOG([.A27])+[.$F$2]*[.A27]*LOG([.A27])+[.$G$2]*2*(RAND()-0.5)" office:value-type="float" office:value="4260866424025.95" calcext:value-type="float">
            <text:p>4260866424025.95</text:p>
          </table:table-cell>
          <table:table-cell table:number-columns-repeated="5"/>
        </table:table-row>
        <table:table-row table:style-name="ro1">
          <table:table-cell office:value-type="float" office:value="301234564" calcext:value-type="float">
            <text:p>301234564</text:p>
          </table:table-cell>
          <table:table-cell table:formula="of:=[.$C$2]+[.$D$2]*[.A28]+[.$E$2]*LOG([.A28])+[.$F$2]*[.A28]*LOG([.A28])+[.$G$2]*2*(RAND()-0.5)" office:value-type="float" office:value="4432407000238.61" calcext:value-type="float">
            <text:p>4432407000238.61</text:p>
          </table:table-cell>
          <table:table-cell table:number-columns-repeated="5"/>
        </table:table-row>
        <table:table-row table:style-name="ro1">
          <table:table-cell office:value-type="float" office:value="312345675" calcext:value-type="float">
            <text:p>312345675</text:p>
          </table:table-cell>
          <table:table-cell table:formula="of:=[.$C$2]+[.$D$2]*[.A29]+[.$E$2]*LOG([.A29])+[.$F$2]*[.A29]*LOG([.A29])+[.$G$2]*2*(RAND()-0.5)" office:value-type="float" office:value="4604250227318.68" calcext:value-type="float">
            <text:p>4604250227318.68</text:p>
          </table:table-cell>
          <table:table-cell table:number-columns-repeated="5"/>
        </table:table-row>
        <table:table-row table:style-name="ro1">
          <table:table-cell office:value-type="float" office:value="323456786" calcext:value-type="float">
            <text:p>323456786</text:p>
          </table:table-cell>
          <table:table-cell table:formula="of:=[.$C$2]+[.$D$2]*[.A30]+[.$E$2]*LOG([.A30])+[.$F$2]*[.A30]*LOG([.A30])+[.$G$2]*2*(RAND()-0.5)" office:value-type="float" office:value="4776385334400.82" calcext:value-type="float">
            <text:p>4776385334400.82</text:p>
          </table:table-cell>
          <table:table-cell table:number-columns-repeated="5"/>
        </table:table-row>
        <table:table-row table:style-name="ro1">
          <table:table-cell office:value-type="float" office:value="334567897" calcext:value-type="float">
            <text:p>334567897</text:p>
          </table:table-cell>
          <table:table-cell table:formula="of:=[.$C$2]+[.$D$2]*[.A31]+[.$E$2]*LOG([.A31])+[.$F$2]*[.A31]*LOG([.A31])+[.$G$2]*2*(RAND()-0.5)" office:value-type="float" office:value="4948802291055.79" calcext:value-type="float">
            <text:p>4948802291055.79</text:p>
          </table:table-cell>
          <table:table-cell table:number-columns-repeated="5"/>
        </table:table-row>
        <table:table-row table:style-name="ro1">
          <table:table-cell office:value-type="float" office:value="345679008" calcext:value-type="float">
            <text:p>345679008</text:p>
          </table:table-cell>
          <table:table-cell table:formula="of:=[.$C$2]+[.$D$2]*[.A32]+[.$E$2]*LOG([.A32])+[.$F$2]*[.A32]*LOG([.A32])+[.$G$2]*2*(RAND()-0.5)" office:value-type="float" office:value="5121491733462.78" calcext:value-type="float">
            <text:p>5121491733462.78</text:p>
          </table:table-cell>
          <table:table-cell table:number-columns-repeated="5"/>
        </table:table-row>
        <table:table-row table:style-name="ro1">
          <table:table-cell office:value-type="float" office:value="356790119" calcext:value-type="float">
            <text:p>356790119</text:p>
          </table:table-cell>
          <table:table-cell table:formula="of:=[.$C$2]+[.$D$2]*[.A33]+[.$E$2]*LOG([.A33])+[.$F$2]*[.A33]*LOG([.A33])+[.$G$2]*2*(RAND()-0.5)" office:value-type="float" office:value="5294444900082.72" calcext:value-type="float">
            <text:p>5294444900082.72</text:p>
          </table:table-cell>
          <table:table-cell table:number-columns-repeated="5"/>
        </table:table-row>
        <table:table-row table:style-name="ro1">
          <table:table-cell office:value-type="float" office:value="367901230" calcext:value-type="float">
            <text:p>367901230</text:p>
          </table:table-cell>
          <table:table-cell table:formula="of:=[.$C$2]+[.$D$2]*[.A34]+[.$E$2]*LOG([.A34])+[.$F$2]*[.A34]*LOG([.A34])+[.$G$2]*2*(RAND()-0.5)" office:value-type="float" office:value="5467653575351.5" calcext:value-type="float">
            <text:p>5467653575351.5</text:p>
          </table:table-cell>
          <table:table-cell table:number-columns-repeated="5"/>
        </table:table-row>
        <table:table-row table:style-name="ro1">
          <table:table-cell office:value-type="float" office:value="379012341" calcext:value-type="float">
            <text:p>379012341</text:p>
          </table:table-cell>
          <table:table-cell table:formula="of:=[.$C$2]+[.$D$2]*[.A35]+[.$E$2]*LOG([.A35])+[.$F$2]*[.A35]*LOG([.A35])+[.$G$2]*2*(RAND()-0.5)" office:value-type="float" office:value="5641110040180.8" calcext:value-type="float">
            <text:p>5641110040180.8</text:p>
          </table:table-cell>
          <table:table-cell table:number-columns-repeated="5"/>
        </table:table-row>
        <table:table-row table:style-name="ro1">
          <table:table-cell office:value-type="float" office:value="390123452" calcext:value-type="float">
            <text:p>390123452</text:p>
          </table:table-cell>
          <table:table-cell table:formula="of:=[.$C$2]+[.$D$2]*[.A36]+[.$E$2]*LOG([.A36])+[.$F$2]*[.A36]*LOG([.A36])+[.$G$2]*2*(RAND()-0.5)" office:value-type="float" office:value="5814807028267.94" calcext:value-type="float">
            <text:p>5814807028267.94</text:p>
          </table:table-cell>
          <table:table-cell table:number-columns-repeated="5"/>
        </table:table-row>
        <table:table-row table:style-name="ro1">
          <table:table-cell office:value-type="float" office:value="401234563" calcext:value-type="float">
            <text:p>401234563</text:p>
          </table:table-cell>
          <table:table-cell table:formula="of:=[.$C$2]+[.$D$2]*[.A37]+[.$E$2]*LOG([.A37])+[.$F$2]*[.A37]*LOG([.A37])+[.$G$2]*2*(RAND()-0.5)" office:value-type="float" office:value="5988737687386.56" calcext:value-type="float">
            <text:p>5988737687386.56</text:p>
          </table:table-cell>
          <table:table-cell table:number-columns-repeated="5"/>
        </table:table-row>
        <table:table-row table:style-name="ro1">
          <table:table-cell office:value-type="float" office:value="412345674" calcext:value-type="float">
            <text:p>412345674</text:p>
          </table:table-cell>
          <table:table-cell table:formula="of:=[.$C$2]+[.$D$2]*[.A38]+[.$E$2]*LOG([.A38])+[.$F$2]*[.A38]*LOG([.A38])+[.$G$2]*2*(RAND()-0.5)" office:value-type="float" office:value="6162895544968.06" calcext:value-type="float">
            <text:p>6162895544968.06</text:p>
          </table:table-cell>
          <table:table-cell table:number-columns-repeated="5"/>
        </table:table-row>
        <table:table-row table:style-name="ro1">
          <table:table-cell office:value-type="float" office:value="423456785" calcext:value-type="float">
            <text:p>423456785</text:p>
          </table:table-cell>
          <table:table-cell table:formula="of:=[.$C$2]+[.$D$2]*[.A39]+[.$E$2]*LOG([.A39])+[.$F$2]*[.A39]*LOG([.A39])+[.$G$2]*2*(RAND()-0.5)" office:value-type="float" office:value="6337274477395.2" calcext:value-type="float">
            <text:p>6337274477395.2</text:p>
          </table:table-cell>
          <table:table-cell table:number-columns-repeated="5"/>
        </table:table-row>
        <table:table-row table:style-name="ro1">
          <table:table-cell office:value-type="float" office:value="434567896" calcext:value-type="float">
            <text:p>434567896</text:p>
          </table:table-cell>
          <table:table-cell table:formula="of:=[.$C$2]+[.$D$2]*[.A40]+[.$E$2]*LOG([.A40])+[.$F$2]*[.A40]*LOG([.A40])+[.$G$2]*2*(RAND()-0.5)" office:value-type="float" office:value="6511868682520.49" calcext:value-type="float">
            <text:p>6511868682520.49</text:p>
          </table:table-cell>
          <table:table-cell table:number-columns-repeated="5"/>
        </table:table-row>
        <table:table-row table:style-name="ro1">
          <table:table-cell office:value-type="float" office:value="445679007" calcext:value-type="float">
            <text:p>445679007</text:p>
          </table:table-cell>
          <table:table-cell table:formula="of:=[.$C$2]+[.$D$2]*[.A41]+[.$E$2]*LOG([.A41])+[.$F$2]*[.A41]*LOG([.A41])+[.$G$2]*2*(RAND()-0.5)" office:value-type="float" office:value="6686672654996.76" calcext:value-type="float">
            <text:p>6686672654996.76</text:p>
          </table:table-cell>
          <table:table-cell table:number-columns-repeated="5"/>
        </table:table-row>
        <table:table-row table:style-name="ro1">
          <table:table-cell office:value-type="float" office:value="456790118" calcext:value-type="float">
            <text:p>456790118</text:p>
          </table:table-cell>
          <table:table-cell table:formula="of:=[.$C$2]+[.$D$2]*[.A42]+[.$E$2]*LOG([.A42])+[.$F$2]*[.A42]*LOG([.A42])+[.$G$2]*2*(RAND()-0.5)" office:value-type="float" office:value="6861681164069.29" calcext:value-type="float">
            <text:p>6861681164069.29</text:p>
          </table:table-cell>
          <table:table-cell table:number-columns-repeated="5"/>
        </table:table-row>
        <table:table-row table:style-name="ro1">
          <table:table-cell office:value-type="float" office:value="467901229" calcext:value-type="float">
            <text:p>467901229</text:p>
          </table:table-cell>
          <table:table-cell table:formula="of:=[.$C$2]+[.$D$2]*[.A43]+[.$E$2]*LOG([.A43])+[.$F$2]*[.A43]*LOG([.A43])+[.$G$2]*2*(RAND()-0.5)" office:value-type="float" office:value="7036889233529.73" calcext:value-type="float">
            <text:p>7036889233529.73</text:p>
          </table:table-cell>
          <table:table-cell table:number-columns-repeated="5"/>
        </table:table-row>
        <table:table-row table:style-name="ro1">
          <table:table-cell office:value-type="float" office:value="479012340" calcext:value-type="float">
            <text:p>479012340</text:p>
          </table:table-cell>
          <table:table-cell table:formula="of:=[.$C$2]+[.$D$2]*[.A44]+[.$E$2]*LOG([.A44])+[.$F$2]*[.A44]*LOG([.A44])+[.$G$2]*2*(RAND()-0.5)" office:value-type="float" office:value="7212292123575.12" calcext:value-type="float">
            <text:p>7212292123575.12</text:p>
          </table:table-cell>
          <table:table-cell table:number-columns-repeated="5"/>
        </table:table-row>
        <table:table-row table:style-name="ro1">
          <table:table-cell office:value-type="float" office:value="490123451" calcext:value-type="float">
            <text:p>490123451</text:p>
          </table:table-cell>
          <table:table-cell table:formula="of:=[.$C$2]+[.$D$2]*[.A45]+[.$E$2]*LOG([.A45])+[.$F$2]*[.A45]*LOG([.A45])+[.$G$2]*2*(RAND()-0.5)" office:value-type="float" office:value="7387885314350.85" calcext:value-type="float">
            <text:p>7387885314350.85</text:p>
          </table:table-cell>
          <table:table-cell table:number-columns-repeated="5"/>
        </table:table-row>
        <table:table-row table:style-name="ro1">
          <table:table-cell office:value-type="float" office:value="501234562" calcext:value-type="float">
            <text:p>501234562</text:p>
          </table:table-cell>
          <table:table-cell table:formula="of:=[.$C$2]+[.$D$2]*[.A46]+[.$E$2]*LOG([.A46])+[.$F$2]*[.A46]*LOG([.A46])+[.$G$2]*2*(RAND()-0.5)" office:value-type="float" office:value="7563664490986.72" calcext:value-type="float">
            <text:p>7563664490986.72</text:p>
          </table:table-cell>
          <table:table-cell table:number-columns-repeated="5"/>
        </table:table-row>
        <table:table-row table:style-name="ro1">
          <table:table-cell office:value-type="float" office:value="512345673" calcext:value-type="float">
            <text:p>512345673</text:p>
          </table:table-cell>
          <table:table-cell table:formula="of:=[.$C$2]+[.$D$2]*[.A47]+[.$E$2]*LOG([.A47])+[.$F$2]*[.A47]*LOG([.A47])+[.$G$2]*2*(RAND()-0.5)" office:value-type="float" office:value="7739625529960.27" calcext:value-type="float">
            <text:p>7739625529960.27</text:p>
          </table:table-cell>
          <table:table-cell table:number-columns-repeated="5"/>
        </table:table-row>
        <table:table-row table:style-name="ro1">
          <table:table-cell office:value-type="float" office:value="523456784" calcext:value-type="float">
            <text:p>523456784</text:p>
          </table:table-cell>
          <table:table-cell table:formula="of:=[.$C$2]+[.$D$2]*[.A48]+[.$E$2]*LOG([.A48])+[.$F$2]*[.A48]*LOG([.A48])+[.$G$2]*2*(RAND()-0.5)" office:value-type="float" office:value="7915764486643.63" calcext:value-type="float">
            <text:p>7915764486643.63</text:p>
          </table:table-cell>
          <table:table-cell table:number-columns-repeated="5"/>
        </table:table-row>
        <table:table-row table:style-name="ro1">
          <table:table-cell office:value-type="float" office:value="534567895" calcext:value-type="float">
            <text:p>534567895</text:p>
          </table:table-cell>
          <table:table-cell table:formula="of:=[.$C$2]+[.$D$2]*[.A49]+[.$E$2]*LOG([.A49])+[.$F$2]*[.A49]*LOG([.A49])+[.$G$2]*2*(RAND()-0.5)" office:value-type="float" office:value="8092077583908.14" calcext:value-type="float">
            <text:p>8092077583908.14</text:p>
          </table:table-cell>
          <table:table-cell table:number-columns-repeated="5"/>
        </table:table-row>
        <table:table-row table:style-name="ro1">
          <table:table-cell office:value-type="float" office:value="545679006" calcext:value-type="float">
            <text:p>545679006</text:p>
          </table:table-cell>
          <table:table-cell table:formula="of:=[.$C$2]+[.$D$2]*[.A50]+[.$E$2]*LOG([.A50])+[.$F$2]*[.A50]*LOG([.A50])+[.$G$2]*2*(RAND()-0.5)" office:value-type="float" office:value="8268561201676.68" calcext:value-type="float">
            <text:p>8268561201676.68</text:p>
          </table:table-cell>
          <table:table-cell table:number-columns-repeated="5"/>
        </table:table-row>
        <table:table-row table:style-name="ro1">
          <table:table-cell office:value-type="float" office:value="556790117" calcext:value-type="float">
            <text:p>556790117</text:p>
          </table:table-cell>
          <table:table-cell table:formula="of:=[.$C$2]+[.$D$2]*[.A51]+[.$E$2]*LOG([.A51])+[.$F$2]*[.A51]*LOG([.A51])+[.$G$2]*2*(RAND()-0.5)" office:value-type="float" office:value="8445211867327.31" calcext:value-type="float">
            <text:p>8445211867327.31</text:p>
          </table:table-cell>
          <table:table-cell table:number-columns-repeated="5"/>
        </table:table-row>
        <table:table-row table:style-name="ro1">
          <table:table-cell office:value-type="float" office:value="567901228" calcext:value-type="float">
            <text:p>567901228</text:p>
          </table:table-cell>
          <table:table-cell table:formula="of:=[.$C$2]+[.$D$2]*[.A52]+[.$E$2]*LOG([.A52])+[.$F$2]*[.A52]*LOG([.A52])+[.$G$2]*2*(RAND()-0.5)" office:value-type="float" office:value="8622026246863.16" calcext:value-type="float">
            <text:p>8622026246863.16</text:p>
          </table:table-cell>
          <table:table-cell table:number-columns-repeated="5"/>
        </table:table-row>
        <table:table-row table:style-name="ro1">
          <table:table-cell office:value-type="float" office:value="579012339" calcext:value-type="float">
            <text:p>579012339</text:p>
          </table:table-cell>
          <table:table-cell table:formula="of:=[.$C$2]+[.$D$2]*[.A53]+[.$E$2]*LOG([.A53])+[.$F$2]*[.A53]*LOG([.A53])+[.$G$2]*2*(RAND()-0.5)" office:value-type="float" office:value="8799001136773.56" calcext:value-type="float">
            <text:p>8799001136773.56</text:p>
          </table:table-cell>
          <table:table-cell table:number-columns-repeated="5"/>
        </table:table-row>
        <table:table-row table:style-name="ro1">
          <table:table-cell office:value-type="float" office:value="590123450" calcext:value-type="float">
            <text:p>590123450</text:p>
          </table:table-cell>
          <table:table-cell table:formula="of:=[.$C$2]+[.$D$2]*[.A54]+[.$E$2]*LOG([.A54])+[.$F$2]*[.A54]*LOG([.A54])+[.$G$2]*2*(RAND()-0.5)" office:value-type="float" office:value="8976133456520.21" calcext:value-type="float">
            <text:p>8976133456520.21</text:p>
          </table:table-cell>
          <table:table-cell table:number-columns-repeated="5"/>
        </table:table-row>
        <table:table-row table:style-name="ro1">
          <table:table-cell office:value-type="float" office:value="601234561" calcext:value-type="float">
            <text:p>601234561</text:p>
          </table:table-cell>
          <table:table-cell table:formula="of:=[.$C$2]+[.$D$2]*[.A55]+[.$E$2]*LOG([.A55])+[.$F$2]*[.A55]*LOG([.A55])+[.$G$2]*2*(RAND()-0.5)" office:value-type="float" office:value="9153420241589.29" calcext:value-type="float">
            <text:p>9153420241589.29</text:p>
          </table:table-cell>
          <table:table-cell table:number-columns-repeated="5"/>
        </table:table-row>
        <table:table-row table:style-name="ro1">
          <table:table-cell office:value-type="float" office:value="612345672" calcext:value-type="float">
            <text:p>612345672</text:p>
          </table:table-cell>
          <table:table-cell table:formula="of:=[.$C$2]+[.$D$2]*[.A56]+[.$E$2]*LOG([.A56])+[.$F$2]*[.A56]*LOG([.A56])+[.$G$2]*2*(RAND()-0.5)" office:value-type="float" office:value="9330858637057.41" calcext:value-type="float">
            <text:p>9330858637057.41</text:p>
          </table:table-cell>
          <table:table-cell table:number-columns-repeated="5"/>
        </table:table-row>
        <table:table-row table:style-name="ro1">
          <table:table-cell office:value-type="float" office:value="623456783" calcext:value-type="float">
            <text:p>623456783</text:p>
          </table:table-cell>
          <table:table-cell table:formula="of:=[.$C$2]+[.$D$2]*[.A57]+[.$E$2]*LOG([.A57])+[.$F$2]*[.A57]*LOG([.A57])+[.$G$2]*2*(RAND()-0.5)" office:value-type="float" office:value="9508445891624.64" calcext:value-type="float">
            <text:p>9508445891624.64</text:p>
          </table:table-cell>
          <table:table-cell table:number-columns-repeated="5"/>
        </table:table-row>
        <table:table-row table:style-name="ro1">
          <table:table-cell office:value-type="float" office:value="634567894" calcext:value-type="float">
            <text:p>634567894</text:p>
          </table:table-cell>
          <table:table-cell table:formula="of:=[.$C$2]+[.$D$2]*[.A58]+[.$E$2]*LOG([.A58])+[.$F$2]*[.A58]*LOG([.A58])+[.$G$2]*2*(RAND()-0.5)" office:value-type="float" office:value="9686179352073.07" calcext:value-type="float">
            <text:p>9686179352073.07</text:p>
          </table:table-cell>
          <table:table-cell table:number-columns-repeated="5"/>
        </table:table-row>
        <table:table-row table:style-name="ro1">
          <table:table-cell office:value-type="float" office:value="645679005" calcext:value-type="float">
            <text:p>645679005</text:p>
          </table:table-cell>
          <table:table-cell table:formula="of:=[.$C$2]+[.$D$2]*[.A59]+[.$E$2]*LOG([.A59])+[.$F$2]*[.A59]*LOG([.A59])+[.$G$2]*2*(RAND()-0.5)" office:value-type="float" office:value="9864056458113.53" calcext:value-type="float">
            <text:p>9864056458113.53</text:p>
          </table:table-cell>
          <table:table-cell table:number-columns-repeated="5"/>
        </table:table-row>
        <table:table-row table:style-name="ro1">
          <table:table-cell office:value-type="float" office:value="656790116" calcext:value-type="float">
            <text:p>656790116</text:p>
          </table:table-cell>
          <table:table-cell table:formula="of:=[.$C$2]+[.$D$2]*[.A60]+[.$E$2]*LOG([.A60])+[.$F$2]*[.A60]*LOG([.A60])+[.$G$2]*2*(RAND()-0.5)" office:value-type="float" office:value="10042074737587.2" calcext:value-type="float">
            <text:p>10042074737587.2</text:p>
          </table:table-cell>
          <table:table-cell table:number-columns-repeated="5"/>
        </table:table-row>
        <table:table-row table:style-name="ro1">
          <table:table-cell office:value-type="float" office:value="667901227" calcext:value-type="float">
            <text:p>667901227</text:p>
          </table:table-cell>
          <table:table-cell table:formula="of:=[.$C$2]+[.$D$2]*[.A61]+[.$E$2]*LOG([.A61])+[.$F$2]*[.A61]*LOG([.A61])+[.$G$2]*2*(RAND()-0.5)" office:value-type="float" office:value="10220231801991.8" calcext:value-type="float">
            <text:p>10220231801991.8</text:p>
          </table:table-cell>
          <table:table-cell table:number-columns-repeated="5"/>
        </table:table-row>
        <table:table-row table:style-name="ro1">
          <table:table-cell office:value-type="float" office:value="679012338" calcext:value-type="float">
            <text:p>679012338</text:p>
          </table:table-cell>
          <table:table-cell table:formula="of:=[.$C$2]+[.$D$2]*[.A62]+[.$E$2]*LOG([.A62])+[.$F$2]*[.A62]*LOG([.A62])+[.$G$2]*2*(RAND()-0.5)" office:value-type="float" office:value="10398525342305.9" calcext:value-type="float">
            <text:p>10398525342305.9</text:p>
          </table:table-cell>
          <table:table-cell table:number-columns-repeated="5"/>
        </table:table-row>
        <table:table-row table:style-name="ro1">
          <table:table-cell office:value-type="float" office:value="690123449" calcext:value-type="float">
            <text:p>690123449</text:p>
          </table:table-cell>
          <table:table-cell table:formula="of:=[.$C$2]+[.$D$2]*[.A63]+[.$E$2]*LOG([.A63])+[.$F$2]*[.A63]*LOG([.A63])+[.$G$2]*2*(RAND()-0.5)" office:value-type="float" office:value="10576953125086.3" calcext:value-type="float">
            <text:p>10576953125086.3</text:p>
          </table:table-cell>
          <table:table-cell table:number-columns-repeated="5"/>
        </table:table-row>
        <table:table-row table:style-name="ro1">
          <table:table-cell office:value-type="float" office:value="701234560" calcext:value-type="float">
            <text:p>701234560</text:p>
          </table:table-cell>
          <table:table-cell table:formula="of:=[.$C$2]+[.$D$2]*[.A64]+[.$E$2]*LOG([.A64])+[.$F$2]*[.A64]*LOG([.A64])+[.$G$2]*2*(RAND()-0.5)" office:value-type="float" office:value="10755512988817.1" calcext:value-type="float">
            <text:p>10755512988817.1</text:p>
          </table:table-cell>
          <table:table-cell table:number-columns-repeated="5"/>
        </table:table-row>
        <table:table-row table:style-name="ro1">
          <table:table-cell office:value-type="float" office:value="712345671" calcext:value-type="float">
            <text:p>712345671</text:p>
          </table:table-cell>
          <table:table-cell table:formula="of:=[.$C$2]+[.$D$2]*[.A65]+[.$E$2]*LOG([.A65])+[.$F$2]*[.A65]*LOG([.A65])+[.$G$2]*2*(RAND()-0.5)" office:value-type="float" office:value="10934202840489.6" calcext:value-type="float">
            <text:p>10934202840489.6</text:p>
          </table:table-cell>
          <table:table-cell table:number-columns-repeated="5"/>
        </table:table-row>
        <table:table-row table:style-name="ro1">
          <table:table-cell office:value-type="float" office:value="723456782" calcext:value-type="float">
            <text:p>723456782</text:p>
          </table:table-cell>
          <table:table-cell table:formula="of:=[.$C$2]+[.$D$2]*[.A66]+[.$E$2]*LOG([.A66])+[.$F$2]*[.A66]*LOG([.A66])+[.$G$2]*2*(RAND()-0.5)" office:value-type="float" office:value="11113020652396.5" calcext:value-type="float">
            <text:p>11113020652396.5</text:p>
          </table:table-cell>
          <table:table-cell table:number-columns-repeated="5"/>
        </table:table-row>
        <table:table-row table:style-name="ro1">
          <table:table-cell office:value-type="float" office:value="734567893" calcext:value-type="float">
            <text:p>734567893</text:p>
          </table:table-cell>
          <table:table-cell table:formula="of:=[.$C$2]+[.$D$2]*[.A67]+[.$E$2]*LOG([.A67])+[.$F$2]*[.A67]*LOG([.A67])+[.$G$2]*2*(RAND()-0.5)" office:value-type="float" office:value="11291964459122.6" calcext:value-type="float">
            <text:p>11291964459122.6</text:p>
          </table:table-cell>
          <table:table-cell table:number-columns-repeated="5"/>
        </table:table-row>
        <table:table-row table:style-name="ro1">
          <table:table-cell office:value-type="float" office:value="745679004" calcext:value-type="float">
            <text:p>745679004</text:p>
          </table:table-cell>
          <table:table-cell table:formula="of:=[.$C$2]+[.$D$2]*[.A68]+[.$E$2]*LOG([.A68])+[.$F$2]*[.A68]*LOG([.A68])+[.$G$2]*2*(RAND()-0.5)" office:value-type="float" office:value="11471032354717.3" calcext:value-type="float">
            <text:p>11471032354717.3</text:p>
          </table:table-cell>
          <table:table-cell table:number-columns-repeated="5"/>
        </table:table-row>
        <table:table-row table:style-name="ro1">
          <table:table-cell office:value-type="float" office:value="756790115" calcext:value-type="float">
            <text:p>756790115</text:p>
          </table:table-cell>
          <table:table-cell table:formula="of:=[.$C$2]+[.$D$2]*[.A69]+[.$E$2]*LOG([.A69])+[.$F$2]*[.A69]*LOG([.A69])+[.$G$2]*2*(RAND()-0.5)" office:value-type="float" office:value="11650222490036.5" calcext:value-type="float">
            <text:p>11650222490036.5</text:p>
          </table:table-cell>
          <table:table-cell table:number-columns-repeated="5"/>
        </table:table-row>
        <table:table-row table:style-name="ro1">
          <table:table-cell office:value-type="float" office:value="767901226" calcext:value-type="float">
            <text:p>767901226</text:p>
          </table:table-cell>
          <table:table-cell table:formula="of:=[.$C$2]+[.$D$2]*[.A70]+[.$E$2]*LOG([.A70])+[.$F$2]*[.A70]*LOG([.A70])+[.$G$2]*2*(RAND()-0.5)" office:value-type="float" office:value="11829533070239.6" calcext:value-type="float">
            <text:p>11829533070239.6</text:p>
          </table:table-cell>
          <table:table-cell table:number-columns-repeated="5"/>
        </table:table-row>
        <table:table-row table:style-name="ro1">
          <table:table-cell office:value-type="float" office:value="779012337" calcext:value-type="float">
            <text:p>779012337</text:p>
          </table:table-cell>
          <table:table-cell table:formula="of:=[.$C$2]+[.$D$2]*[.A71]+[.$E$2]*LOG([.A71])+[.$F$2]*[.A71]*LOG([.A71])+[.$G$2]*2*(RAND()-0.5)" office:value-type="float" office:value="12008962352432.7" calcext:value-type="float">
            <text:p>12008962352432.7</text:p>
          </table:table-cell>
          <table:table-cell table:number-columns-repeated="5"/>
        </table:table-row>
        <table:table-row table:style-name="ro1">
          <table:table-cell office:value-type="float" office:value="790123448" calcext:value-type="float">
            <text:p>790123448</text:p>
          </table:table-cell>
          <table:table-cell table:formula="of:=[.$C$2]+[.$D$2]*[.A72]+[.$E$2]*LOG([.A72])+[.$F$2]*[.A72]*LOG([.A72])+[.$G$2]*2*(RAND()-0.5)" office:value-type="float" office:value="12188508643444.6" calcext:value-type="float">
            <text:p>12188508643444.6</text:p>
          </table:table-cell>
          <table:table-cell table:number-columns-repeated="5"/>
        </table:table-row>
        <table:table-row table:style-name="ro1">
          <table:table-cell office:value-type="float" office:value="801234559" calcext:value-type="float">
            <text:p>801234559</text:p>
          </table:table-cell>
          <table:table-cell table:formula="of:=[.$C$2]+[.$D$2]*[.A73]+[.$E$2]*LOG([.A73])+[.$F$2]*[.A73]*LOG([.A73])+[.$G$2]*2*(RAND()-0.5)" office:value-type="float" office:value="12368170297729.5" calcext:value-type="float">
            <text:p>12368170297729.5</text:p>
          </table:table-cell>
          <table:table-cell table:number-columns-repeated="5"/>
        </table:table-row>
        <table:table-row table:style-name="ro1">
          <table:table-cell office:value-type="float" office:value="812345670" calcext:value-type="float">
            <text:p>812345670</text:p>
          </table:table-cell>
          <table:table-cell table:formula="of:=[.$C$2]+[.$D$2]*[.A74]+[.$E$2]*LOG([.A74])+[.$F$2]*[.A74]*LOG([.A74])+[.$G$2]*2*(RAND()-0.5)" office:value-type="float" office:value="12547945715385.5" calcext:value-type="float">
            <text:p>12547945715385.5</text:p>
          </table:table-cell>
          <table:table-cell table:number-columns-repeated="5"/>
        </table:table-row>
        <table:table-row table:style-name="ro1">
          <table:table-cell office:value-type="float" office:value="823456781" calcext:value-type="float">
            <text:p>823456781</text:p>
          </table:table-cell>
          <table:table-cell table:formula="of:=[.$C$2]+[.$D$2]*[.A75]+[.$E$2]*LOG([.A75])+[.$F$2]*[.A75]*LOG([.A75])+[.$G$2]*2*(RAND()-0.5)" office:value-type="float" office:value="12727833340280.7" calcext:value-type="float">
            <text:p>12727833340280.7</text:p>
          </table:table-cell>
          <table:table-cell table:number-columns-repeated="5"/>
        </table:table-row>
        <table:table-row table:style-name="ro1">
          <table:table-cell office:value-type="float" office:value="834567892" calcext:value-type="float">
            <text:p>834567892</text:p>
          </table:table-cell>
          <table:table-cell table:formula="of:=[.$C$2]+[.$D$2]*[.A76]+[.$E$2]*LOG([.A76])+[.$F$2]*[.A76]*LOG([.A76])+[.$G$2]*2*(RAND()-0.5)" office:value-type="float" office:value="12907831658282" calcext:value-type="float">
            <text:p>12907831658282</text:p>
          </table:table-cell>
          <table:table-cell table:number-columns-repeated="5"/>
        </table:table-row>
        <table:table-row table:style-name="ro1">
          <table:table-cell office:value-type="float" office:value="845679003" calcext:value-type="float">
            <text:p>845679003</text:p>
          </table:table-cell>
          <table:table-cell table:formula="of:=[.$C$2]+[.$D$2]*[.A77]+[.$E$2]*LOG([.A77])+[.$F$2]*[.A77]*LOG([.A77])+[.$G$2]*2*(RAND()-0.5)" office:value-type="float" office:value="13087939195576.9" calcext:value-type="float">
            <text:p>13087939195576.9</text:p>
          </table:table-cell>
          <table:table-cell table:number-columns-repeated="5"/>
        </table:table-row>
        <table:table-row table:style-name="ro1">
          <table:table-cell office:value-type="float" office:value="856790114" calcext:value-type="float">
            <text:p>856790114</text:p>
          </table:table-cell>
          <table:table-cell table:formula="of:=[.$C$2]+[.$D$2]*[.A78]+[.$E$2]*LOG([.A78])+[.$F$2]*[.A78]*LOG([.A78])+[.$G$2]*2*(RAND()-0.5)" office:value-type="float" office:value="13268154517084.3" calcext:value-type="float">
            <text:p>13268154517084.3</text:p>
          </table:table-cell>
          <table:table-cell table:number-columns-repeated="5"/>
        </table:table-row>
        <table:table-row table:style-name="ro1">
          <table:table-cell office:value-type="float" office:value="867901225" calcext:value-type="float">
            <text:p>867901225</text:p>
          </table:table-cell>
          <table:table-cell table:formula="of:=[.$C$2]+[.$D$2]*[.A79]+[.$E$2]*LOG([.A79])+[.$F$2]*[.A79]*LOG([.A79])+[.$G$2]*2*(RAND()-0.5)" office:value-type="float" office:value="13448476224947.2" calcext:value-type="float">
            <text:p>13448476224947.2</text:p>
          </table:table-cell>
          <table:table-cell table:number-columns-repeated="5"/>
        </table:table-row>
        <table:table-row table:style-name="ro1">
          <table:table-cell office:value-type="float" office:value="879012336" calcext:value-type="float">
            <text:p>879012336</text:p>
          </table:table-cell>
          <table:table-cell table:formula="of:=[.$C$2]+[.$D$2]*[.A80]+[.$E$2]*LOG([.A80])+[.$F$2]*[.A80]*LOG([.A80])+[.$G$2]*2*(RAND()-0.5)" office:value-type="float" office:value="13628902957103.4" calcext:value-type="float">
            <text:p>13628902957103.4</text:p>
          </table:table-cell>
          <table:table-cell table:number-columns-repeated="5"/>
        </table:table-row>
        <table:table-row table:style-name="ro1">
          <table:table-cell office:value-type="float" office:value="890123447" calcext:value-type="float">
            <text:p>890123447</text:p>
          </table:table-cell>
          <table:table-cell table:formula="of:=[.$C$2]+[.$D$2]*[.A81]+[.$E$2]*LOG([.A81])+[.$F$2]*[.A81]*LOG([.A81])+[.$G$2]*2*(RAND()-0.5)" office:value-type="float" office:value="13809433385927.3" calcext:value-type="float">
            <text:p>13809433385927.3</text:p>
          </table:table-cell>
          <table:table-cell table:number-columns-repeated="5"/>
        </table:table-row>
        <table:table-row table:style-name="ro1">
          <table:table-cell office:value-type="float" office:value="901234558" calcext:value-type="float">
            <text:p>901234558</text:p>
          </table:table-cell>
          <table:table-cell table:formula="of:=[.$C$2]+[.$D$2]*[.A82]+[.$E$2]*LOG([.A82])+[.$F$2]*[.A82]*LOG([.A82])+[.$G$2]*2*(RAND()-0.5)" office:value-type="float" office:value="13990066216940.8" calcext:value-type="float">
            <text:p>13990066216940.8</text:p>
          </table:table-cell>
          <table:table-cell table:number-columns-repeated="5"/>
        </table:table-row>
        <table:table-row table:style-name="ro1">
          <table:table-cell office:value-type="float" office:value="912345669" calcext:value-type="float">
            <text:p>912345669</text:p>
          </table:table-cell>
          <table:table-cell table:formula="of:=[.$C$2]+[.$D$2]*[.A83]+[.$E$2]*LOG([.A83])+[.$F$2]*[.A83]*LOG([.A83])+[.$G$2]*2*(RAND()-0.5)" office:value-type="float" office:value="14170800187586.7" calcext:value-type="float">
            <text:p>14170800187586.7</text:p>
          </table:table-cell>
          <table:table-cell table:number-columns-repeated="5"/>
        </table:table-row>
        <table:table-row table:style-name="ro1">
          <table:table-cell office:value-type="float" office:value="923456780" calcext:value-type="float">
            <text:p>923456780</text:p>
          </table:table-cell>
          <table:table-cell table:formula="of:=[.$C$2]+[.$D$2]*[.A84]+[.$E$2]*LOG([.A84])+[.$F$2]*[.A84]*LOG([.A84])+[.$G$2]*2*(RAND()-0.5)" office:value-type="float" office:value="14351634066062.7" calcext:value-type="float">
            <text:p>14351634066062.7</text:p>
          </table:table-cell>
          <table:table-cell table:number-columns-repeated="5"/>
        </table:table-row>
        <table:table-row table:style-name="ro1">
          <table:table-cell office:value-type="float" office:value="934567891" calcext:value-type="float">
            <text:p>934567891</text:p>
          </table:table-cell>
          <table:table-cell table:formula="of:=[.$C$2]+[.$D$2]*[.A85]+[.$E$2]*LOG([.A85])+[.$F$2]*[.A85]*LOG([.A85])+[.$G$2]*2*(RAND()-0.5)" office:value-type="float" office:value="14532566650210.8" calcext:value-type="float">
            <text:p>14532566650210.8</text:p>
          </table:table-cell>
          <table:table-cell table:number-columns-repeated="5"/>
        </table:table-row>
        <table:table-row table:style-name="ro1">
          <table:table-cell office:value-type="float" office:value="945679002" calcext:value-type="float">
            <text:p>945679002</text:p>
          </table:table-cell>
          <table:table-cell table:formula="of:=[.$C$2]+[.$D$2]*[.A86]+[.$E$2]*LOG([.A86])+[.$F$2]*[.A86]*LOG([.A86])+[.$G$2]*2*(RAND()-0.5)" office:value-type="float" office:value="14713596766460" calcext:value-type="float">
            <text:p>14713596766460</text:p>
          </table:table-cell>
          <table:table-cell table:number-columns-repeated="5"/>
        </table:table-row>
        <table:table-row table:style-name="ro1">
          <table:table-cell office:value-type="float" office:value="956790113" calcext:value-type="float">
            <text:p>956790113</text:p>
          </table:table-cell>
          <table:table-cell table:formula="of:=[.$C$2]+[.$D$2]*[.A87]+[.$E$2]*LOG([.A87])+[.$F$2]*[.A87]*LOG([.A87])+[.$G$2]*2*(RAND()-0.5)" office:value-type="float" office:value="14894723268819" calcext:value-type="float">
            <text:p>14894723268819</text:p>
          </table:table-cell>
          <table:table-cell table:number-columns-repeated="5"/>
        </table:table-row>
        <table:table-row table:style-name="ro1">
          <table:table-cell office:value-type="float" office:value="967901224" calcext:value-type="float">
            <text:p>967901224</text:p>
          </table:table-cell>
          <table:table-cell table:formula="of:=[.$C$2]+[.$D$2]*[.A88]+[.$E$2]*LOG([.A88])+[.$F$2]*[.A88]*LOG([.A88])+[.$G$2]*2*(RAND()-0.5)" office:value-type="float" office:value="15075945037914.4" calcext:value-type="float">
            <text:p>15075945037914.4</text:p>
          </table:table-cell>
          <table:table-cell table:number-columns-repeated="5"/>
        </table:table-row>
        <table:table-row table:style-name="ro1">
          <table:table-cell office:value-type="float" office:value="979012335" calcext:value-type="float">
            <text:p>979012335</text:p>
          </table:table-cell>
          <table:table-cell table:formula="of:=[.$C$2]+[.$D$2]*[.A89]+[.$E$2]*LOG([.A89])+[.$F$2]*[.A89]*LOG([.A89])+[.$G$2]*2*(RAND()-0.5)" office:value-type="float" office:value="15257260980074.7" calcext:value-type="float">
            <text:p>15257260980074.7</text:p>
          </table:table-cell>
          <table:table-cell table:number-columns-repeated="5"/>
        </table:table-row>
        <table:table-row table:style-name="ro1">
          <table:table-cell office:value-type="float" office:value="990123446" calcext:value-type="float">
            <text:p>990123446</text:p>
          </table:table-cell>
          <table:table-cell table:formula="of:=[.$C$2]+[.$D$2]*[.A90]+[.$E$2]*LOG([.A90])+[.$F$2]*[.A90]*LOG([.A90])+[.$G$2]*2*(RAND()-0.5)" office:value-type="float" office:value="15438670026454.7" calcext:value-type="float">
            <text:p>15438670026454.7</text:p>
          </table:table-cell>
          <table:table-cell table:number-columns-repeated="5"/>
        </table:table-row>
        <table:table-row table:style-name="ro1">
          <table:table-cell office:value-type="float" office:value="1001234557" calcext:value-type="float">
            <text:p>1001234557</text:p>
          </table:table-cell>
          <table:table-cell table:formula="of:=[.$C$2]+[.$D$2]*[.A91]+[.$E$2]*LOG([.A91])+[.$F$2]*[.A91]*LOG([.A91])+[.$G$2]*2*(RAND()-0.5)" office:value-type="float" office:value="15620171132200" calcext:value-type="float">
            <text:p>15620171132200</text:p>
          </table:table-cell>
          <table:table-cell table:number-columns-repeated="5"/>
        </table:table-row>
        <table:table-row table:style-name="ro1">
          <table:table-cell office:value-type="float" office:value="1012345668" calcext:value-type="float">
            <text:p>1012345668</text:p>
          </table:table-cell>
          <table:table-cell table:formula="of:=[.$C$2]+[.$D$2]*[.A92]+[.$E$2]*LOG([.A92])+[.$F$2]*[.A92]*LOG([.A92])+[.$G$2]*2*(RAND()-0.5)" office:value-type="float" office:value="15801763275647.7" calcext:value-type="float">
            <text:p>15801763275647.7</text:p>
          </table:table-cell>
          <table:table-cell table:number-columns-repeated="5"/>
        </table:table-row>
        <table:table-row table:style-name="ro1">
          <table:table-cell office:value-type="float" office:value="1023456779" calcext:value-type="float">
            <text:p>1023456779</text:p>
          </table:table-cell>
          <table:table-cell table:formula="of:=[.$C$2]+[.$D$2]*[.A93]+[.$E$2]*LOG([.A93])+[.$F$2]*[.A93]*LOG([.A93])+[.$G$2]*2*(RAND()-0.5)" office:value-type="float" office:value="15983445457563.2" calcext:value-type="float">
            <text:p>15983445457563.2</text:p>
          </table:table-cell>
          <table:table-cell table:number-columns-repeated="5"/>
        </table:table-row>
        <table:table-row table:style-name="ro1">
          <table:table-cell office:value-type="float" office:value="1034567890" calcext:value-type="float">
            <text:p>1034567890</text:p>
          </table:table-cell>
          <table:table-cell table:formula="of:=[.$C$2]+[.$D$2]*[.A94]+[.$E$2]*LOG([.A94])+[.$F$2]*[.A94]*LOG([.A94])+[.$G$2]*2*(RAND()-0.5)" office:value-type="float" office:value="16165216700409.5" calcext:value-type="float">
            <text:p>16165216700409.5</text:p>
          </table:table-cell>
          <table:table-cell table:number-columns-repeated="5"/>
        </table:table-row>
        <table:table-row table:style-name="ro1">
          <table:table-cell office:value-type="float" office:value="1045679001" calcext:value-type="float">
            <text:p>1045679001</text:p>
          </table:table-cell>
          <table:table-cell table:formula="of:=[.$C$2]+[.$D$2]*[.A95]+[.$E$2]*LOG([.A95])+[.$F$2]*[.A95]*LOG([.A95])+[.$G$2]*2*(RAND()-0.5)" office:value-type="float" office:value="16347076047647.9" calcext:value-type="float">
            <text:p>16347076047647.9</text:p>
          </table:table-cell>
          <table:table-cell table:number-columns-repeated="5"/>
        </table:table-row>
        <table:table-row table:style-name="ro1">
          <table:table-cell office:value-type="float" office:value="1056790112" calcext:value-type="float">
            <text:p>1056790112</text:p>
          </table:table-cell>
          <table:table-cell table:formula="of:=[.$C$2]+[.$D$2]*[.A96]+[.$E$2]*LOG([.A96])+[.$F$2]*[.A96]*LOG([.A96])+[.$G$2]*2*(RAND()-0.5)" office:value-type="float" office:value="16529022563068.8" calcext:value-type="float">
            <text:p>16529022563068.8</text:p>
          </table:table-cell>
          <table:table-cell table:number-columns-repeated="5"/>
        </table:table-row>
        <table:table-row table:style-name="ro1">
          <table:table-cell office:value-type="float" office:value="1067901223" calcext:value-type="float">
            <text:p>1067901223</text:p>
          </table:table-cell>
          <table:table-cell table:formula="of:=[.$C$2]+[.$D$2]*[.A97]+[.$E$2]*LOG([.A97])+[.$F$2]*[.A97]*LOG([.A97])+[.$G$2]*2*(RAND()-0.5)" office:value-type="float" office:value="16711055330150.4" calcext:value-type="float">
            <text:p>16711055330150.4</text:p>
          </table:table-cell>
          <table:table-cell table:number-columns-repeated="5"/>
        </table:table-row>
        <table:table-row table:style-name="ro1">
          <table:table-cell office:value-type="float" office:value="1079012334" calcext:value-type="float">
            <text:p>1079012334</text:p>
          </table:table-cell>
          <table:table-cell table:formula="of:=[.$C$2]+[.$D$2]*[.A98]+[.$E$2]*LOG([.A98])+[.$F$2]*[.A98]*LOG([.A98])+[.$G$2]*2*(RAND()-0.5)" office:value-type="float" office:value="16893173451443.9" calcext:value-type="float">
            <text:p>16893173451443.9</text:p>
          </table:table-cell>
          <table:table-cell table:number-columns-repeated="5"/>
        </table:table-row>
        <table:table-row table:style-name="ro1">
          <table:table-cell office:value-type="float" office:value="1090123445" calcext:value-type="float">
            <text:p>1090123445</text:p>
          </table:table-cell>
          <table:table-cell table:formula="of:=[.$C$2]+[.$D$2]*[.A99]+[.$E$2]*LOG([.A99])+[.$F$2]*[.A99]*LOG([.A99])+[.$G$2]*2*(RAND()-0.5)" office:value-type="float" office:value="17075376047984.7" calcext:value-type="float">
            <text:p>17075376047984.7</text:p>
          </table:table-cell>
          <table:table-cell table:number-columns-repeated="5"/>
        </table:table-row>
        <table:table-row table:style-name="ro1">
          <table:table-cell office:value-type="float" office:value="1101234556" calcext:value-type="float">
            <text:p>1101234556</text:p>
          </table:table-cell>
          <table:table-cell table:formula="of:=[.$C$2]+[.$D$2]*[.A100]+[.$E$2]*LOG([.A100])+[.$F$2]*[.A100]*LOG([.A100])+[.$G$2]*2*(RAND()-0.5)" office:value-type="float" office:value="17257662258726.6" calcext:value-type="float">
            <text:p>17257662258726.6</text:p>
          </table:table-cell>
          <table:table-cell table:number-columns-repeated="5"/>
        </table:table-row>
        <table:table-row table:style-name="ro1">
          <table:table-cell office:value-type="float" office:value="1112345667" calcext:value-type="float">
            <text:p>1112345667</text:p>
          </table:table-cell>
          <table:table-cell table:formula="of:=[.$C$2]+[.$D$2]*[.A101]+[.$E$2]*LOG([.A101])+[.$F$2]*[.A101]*LOG([.A101])+[.$G$2]*2*(RAND()-0.5)" office:value-type="float" office:value="17440031239999.9" calcext:value-type="float">
            <text:p>17440031239999.9</text:p>
          </table:table-cell>
          <table:table-cell table:number-columns-repeated="5"/>
        </table:table-row>
        <table:table-row table:style-name="ro1">
          <table:table-cell office:value-type="float" office:value="1123456778" calcext:value-type="float">
            <text:p>1123456778</text:p>
          </table:table-cell>
          <table:table-cell table:formula="of:=[.$C$2]+[.$D$2]*[.A102]+[.$E$2]*LOG([.A102])+[.$F$2]*[.A102]*LOG([.A102])+[.$G$2]*2*(RAND()-0.5)" office:value-type="float" office:value="17622482164990.2" calcext:value-type="float">
            <text:p>17622482164990.2</text:p>
          </table:table-cell>
          <table:table-cell table:number-columns-repeated="5"/>
        </table:table-row>
        <table:table-row table:style-name="ro1">
          <table:table-cell office:value-type="float" office:value="1134567889" calcext:value-type="float">
            <text:p>1134567889</text:p>
          </table:table-cell>
          <table:table-cell table:formula="of:=[.$C$2]+[.$D$2]*[.A103]+[.$E$2]*LOG([.A103])+[.$F$2]*[.A103]*LOG([.A103])+[.$G$2]*2*(RAND()-0.5)" office:value-type="float" office:value="17805014223238.5" calcext:value-type="float">
            <text:p>17805014223238.5</text:p>
          </table:table-cell>
          <table:table-cell table:number-columns-repeated="5"/>
        </table:table-row>
        <table:table-row table:style-name="ro1">
          <table:table-cell office:value-type="float" office:value="1145679000" calcext:value-type="float">
            <text:p>1145679000</text:p>
          </table:table-cell>
          <table:table-cell table:formula="of:=[.$C$2]+[.$D$2]*[.A104]+[.$E$2]*LOG([.A104])+[.$F$2]*[.A104]*LOG([.A104])+[.$G$2]*2*(RAND()-0.5)" office:value-type="float" office:value="17987626620160.9" calcext:value-type="float">
            <text:p>17987626620160.9</text:p>
          </table:table-cell>
          <table:table-cell table:number-columns-repeated="5"/>
        </table:table-row>
        <table:table-row table:style-name="ro1">
          <table:table-cell office:value-type="float" office:value="1156790111" calcext:value-type="float">
            <text:p>1156790111</text:p>
          </table:table-cell>
          <table:table-cell table:formula="of:=[.$C$2]+[.$D$2]*[.A105]+[.$E$2]*LOG([.A105])+[.$F$2]*[.A105]*LOG([.A105])+[.$G$2]*2*(RAND()-0.5)" office:value-type="float" office:value="18170318576586.1" calcext:value-type="float">
            <text:p>18170318576586.1</text:p>
          </table:table-cell>
          <table:table-cell table:number-columns-repeated="5"/>
        </table:table-row>
        <table:table-row table:style-name="ro1">
          <table:table-cell office:value-type="float" office:value="1167901222" calcext:value-type="float">
            <text:p>1167901222</text:p>
          </table:table-cell>
          <table:table-cell table:formula="of:=[.$C$2]+[.$D$2]*[.A106]+[.$E$2]*LOG([.A106])+[.$F$2]*[.A106]*LOG([.A106])+[.$G$2]*2*(RAND()-0.5)" office:value-type="float" office:value="18353089328311.7" calcext:value-type="float">
            <text:p>18353089328311.7</text:p>
          </table:table-cell>
          <table:table-cell table:number-columns-repeated="5"/>
        </table:table-row>
        <table:table-row table:style-name="ro1">
          <table:table-cell office:value-type="float" office:value="1179012333" calcext:value-type="float">
            <text:p>1179012333</text:p>
          </table:table-cell>
          <table:table-cell table:formula="of:=[.$C$2]+[.$D$2]*[.A107]+[.$E$2]*LOG([.A107])+[.$F$2]*[.A107]*LOG([.A107])+[.$G$2]*2*(RAND()-0.5)" office:value-type="float" office:value="18535938125676.9" calcext:value-type="float">
            <text:p>18535938125676.9</text:p>
          </table:table-cell>
          <table:table-cell table:number-columns-repeated="5"/>
        </table:table-row>
        <table:table-row table:style-name="ro1">
          <table:table-cell office:value-type="float" office:value="1190123444" calcext:value-type="float">
            <text:p>1190123444</text:p>
          </table:table-cell>
          <table:table-cell table:formula="of:=[.$C$2]+[.$D$2]*[.A108]+[.$E$2]*LOG([.A108])+[.$F$2]*[.A108]*LOG([.A108])+[.$G$2]*2*(RAND()-0.5)" office:value-type="float" office:value="18718864233151.1" calcext:value-type="float">
            <text:p>18718864233151.1</text:p>
          </table:table-cell>
          <table:table-cell table:number-columns-repeated="5"/>
        </table:table-row>
        <table:table-row table:style-name="ro1">
          <table:table-cell office:value-type="float" office:value="1201234555" calcext:value-type="float">
            <text:p>1201234555</text:p>
          </table:table-cell>
          <table:table-cell table:formula="of:=[.$C$2]+[.$D$2]*[.A109]+[.$E$2]*LOG([.A109])+[.$F$2]*[.A109]*LOG([.A109])+[.$G$2]*2*(RAND()-0.5)" office:value-type="float" office:value="18901866928938.3" calcext:value-type="float">
            <text:p>18901866928938.3</text:p>
          </table:table-cell>
          <table:table-cell table:number-columns-repeated="5"/>
        </table:table-row>
        <table:table-row table:style-name="ro1">
          <table:table-cell office:value-type="float" office:value="1212345666" calcext:value-type="float">
            <text:p>1212345666</text:p>
          </table:table-cell>
          <table:table-cell table:formula="of:=[.$C$2]+[.$D$2]*[.A110]+[.$E$2]*LOG([.A110])+[.$F$2]*[.A110]*LOG([.A110])+[.$G$2]*2*(RAND()-0.5)" office:value-type="float" office:value="19084945504596.1" calcext:value-type="float">
            <text:p>19084945504596.1</text:p>
          </table:table-cell>
          <table:table-cell table:number-columns-repeated="5"/>
        </table:table-row>
        <table:table-row table:style-name="ro1">
          <table:table-cell office:value-type="float" office:value="1223456777" calcext:value-type="float">
            <text:p>1223456777</text:p>
          </table:table-cell>
          <table:table-cell table:formula="of:=[.$C$2]+[.$D$2]*[.A111]+[.$E$2]*LOG([.A111])+[.$F$2]*[.A111]*LOG([.A111])+[.$G$2]*2*(RAND()-0.5)" office:value-type="float" office:value="19268099264668.1" calcext:value-type="float">
            <text:p>19268099264668.1</text:p>
          </table:table-cell>
          <table:table-cell table:number-columns-repeated="5"/>
        </table:table-row>
        <table:table-row table:style-name="ro1">
          <table:table-cell office:value-type="float" office:value="1234567888" calcext:value-type="float">
            <text:p>1234567888</text:p>
          </table:table-cell>
          <table:table-cell table:formula="of:=[.$C$2]+[.$D$2]*[.A112]+[.$E$2]*LOG([.A112])+[.$F$2]*[.A112]*LOG([.A112])+[.$G$2]*2*(RAND()-0.5)" office:value-type="float" office:value="19451327526330.7" calcext:value-type="float">
            <text:p>19451327526330.7</text:p>
          </table:table-cell>
          <table:table-cell table:number-columns-repeated="5"/>
        </table:table-row>
        <table:table-row table:style-name="ro1">
          <table:table-cell office:value-type="float" office:value="1245678999" calcext:value-type="float">
            <text:p>1245678999</text:p>
          </table:table-cell>
          <table:table-cell table:formula="of:=[.$C$2]+[.$D$2]*[.A113]+[.$E$2]*LOG([.A113])+[.$F$2]*[.A113]*LOG([.A113])+[.$G$2]*2*(RAND()-0.5)" office:value-type="float" office:value="19634629619051.1" calcext:value-type="float">
            <text:p>19634629619051.1</text:p>
          </table:table-cell>
          <table:table-cell table:number-columns-repeated="5"/>
        </table:table-row>
        <table:table-row table:style-name="ro1">
          <table:table-cell office:value-type="float" office:value="1256790110" calcext:value-type="float">
            <text:p>1256790110</text:p>
          </table:table-cell>
          <table:table-cell table:formula="of:=[.$C$2]+[.$D$2]*[.A114]+[.$E$2]*LOG([.A114])+[.$F$2]*[.A114]*LOG([.A114])+[.$G$2]*2*(RAND()-0.5)" office:value-type="float" office:value="19818004884259.5" calcext:value-type="float">
            <text:p>19818004884259.5</text:p>
          </table:table-cell>
          <table:table-cell table:number-columns-repeated="5"/>
        </table:table-row>
        <table:table-row table:style-name="ro1">
          <table:table-cell office:value-type="float" office:value="1267901221" calcext:value-type="float">
            <text:p>1267901221</text:p>
          </table:table-cell>
          <table:table-cell table:formula="of:=[.$C$2]+[.$D$2]*[.A115]+[.$E$2]*LOG([.A115])+[.$F$2]*[.A115]*LOG([.A115])+[.$G$2]*2*(RAND()-0.5)" office:value-type="float" office:value="20001452675030.7" calcext:value-type="float">
            <text:p>20001452675030.7</text:p>
          </table:table-cell>
          <table:table-cell table:number-columns-repeated="5"/>
        </table:table-row>
        <table:table-row table:style-name="ro1">
          <table:table-cell office:value-type="float" office:value="1279012332" calcext:value-type="float">
            <text:p>1279012332</text:p>
          </table:table-cell>
          <table:table-cell table:formula="of:=[.$C$2]+[.$D$2]*[.A116]+[.$E$2]*LOG([.A116])+[.$F$2]*[.A116]*LOG([.A116])+[.$G$2]*2*(RAND()-0.5)" office:value-type="float" office:value="20184972355778.7" calcext:value-type="float">
            <text:p>20184972355778.7</text:p>
          </table:table-cell>
          <table:table-cell table:number-columns-repeated="5"/>
        </table:table-row>
        <table:table-row table:style-name="ro1">
          <table:table-cell office:value-type="float" office:value="1290123443" calcext:value-type="float">
            <text:p>1290123443</text:p>
          </table:table-cell>
          <table:table-cell table:formula="of:=[.$C$2]+[.$D$2]*[.A117]+[.$E$2]*LOG([.A117])+[.$F$2]*[.A117]*LOG([.A117])+[.$G$2]*2*(RAND()-0.5)" office:value-type="float" office:value="20368563301961" calcext:value-type="float">
            <text:p>20368563301961</text:p>
          </table:table-cell>
          <table:table-cell table:number-columns-repeated="5"/>
        </table:table-row>
        <table:table-row table:style-name="ro1">
          <table:table-cell office:value-type="float" office:value="1301234554" calcext:value-type="float">
            <text:p>1301234554</text:p>
          </table:table-cell>
          <table:table-cell table:formula="of:=[.$C$2]+[.$D$2]*[.A118]+[.$E$2]*LOG([.A118])+[.$F$2]*[.A118]*LOG([.A118])+[.$G$2]*2*(RAND()-0.5)" office:value-type="float" office:value="20552224899793.1" calcext:value-type="float">
            <text:p>20552224899793.1</text:p>
          </table:table-cell>
          <table:table-cell table:number-columns-repeated="5"/>
        </table:table-row>
        <table:table-row table:style-name="ro1">
          <table:table-cell office:value-type="float" office:value="1312345665" calcext:value-type="float">
            <text:p>1312345665</text:p>
          </table:table-cell>
          <table:table-cell table:formula="of:=[.$C$2]+[.$D$2]*[.A119]+[.$E$2]*LOG([.A119])+[.$F$2]*[.A119]*LOG([.A119])+[.$G$2]*2*(RAND()-0.5)" office:value-type="float" office:value="20735956545972.7" calcext:value-type="float">
            <text:p>20735956545972.7</text:p>
          </table:table-cell>
          <table:table-cell table:number-columns-repeated="5"/>
        </table:table-row>
        <table:table-row table:style-name="ro1">
          <table:table-cell office:value-type="float" office:value="1323456776" calcext:value-type="float">
            <text:p>1323456776</text:p>
          </table:table-cell>
          <table:table-cell table:formula="of:=[.$C$2]+[.$D$2]*[.A120]+[.$E$2]*LOG([.A120])+[.$F$2]*[.A120]*LOG([.A120])+[.$G$2]*2*(RAND()-0.5)" office:value-type="float" office:value="20919757647414.2" calcext:value-type="float">
            <text:p>20919757647414.2</text:p>
          </table:table-cell>
          <table:table-cell table:number-columns-repeated="5"/>
        </table:table-row>
        <table:table-row table:style-name="ro1">
          <table:table-cell office:value-type="float" office:value="1334567887" calcext:value-type="float">
            <text:p>1334567887</text:p>
          </table:table-cell>
          <table:table-cell table:formula="of:=[.$C$2]+[.$D$2]*[.A121]+[.$E$2]*LOG([.A121])+[.$F$2]*[.A121]*LOG([.A121])+[.$G$2]*2*(RAND()-0.5)" office:value-type="float" office:value="21103627620990.6" calcext:value-type="float">
            <text:p>21103627620990.6</text:p>
          </table:table-cell>
          <table:table-cell table:number-columns-repeated="5"/>
        </table:table-row>
        <table:table-row table:style-name="ro1">
          <table:table-cell office:value-type="float" office:value="1345678998" calcext:value-type="float">
            <text:p>1345678998</text:p>
          </table:table-cell>
          <table:table-cell table:formula="of:=[.$C$2]+[.$D$2]*[.A122]+[.$E$2]*LOG([.A122])+[.$F$2]*[.A122]*LOG([.A122])+[.$G$2]*2*(RAND()-0.5)" office:value-type="float" office:value="21287565893284.9" calcext:value-type="float">
            <text:p>21287565893284.9</text:p>
          </table:table-cell>
          <table:table-cell table:number-columns-repeated="5"/>
        </table:table-row>
        <table:table-row table:style-name="ro1">
          <table:table-cell office:value-type="float" office:value="1356790109" calcext:value-type="float">
            <text:p>1356790109</text:p>
          </table:table-cell>
          <table:table-cell table:formula="of:=[.$C$2]+[.$D$2]*[.A123]+[.$E$2]*LOG([.A123])+[.$F$2]*[.A123]*LOG([.A123])+[.$G$2]*2*(RAND()-0.5)" office:value-type="float" office:value="21471571900350" calcext:value-type="float">
            <text:p>21471571900350</text:p>
          </table:table-cell>
          <table:table-cell table:number-columns-repeated="5"/>
        </table:table-row>
        <table:table-row table:style-name="ro1">
          <table:table-cell office:value-type="float" office:value="1367901220" calcext:value-type="float">
            <text:p>1367901220</text:p>
          </table:table-cell>
          <table:table-cell table:formula="of:=[.$C$2]+[.$D$2]*[.A124]+[.$E$2]*LOG([.A124])+[.$F$2]*[.A124]*LOG([.A124])+[.$G$2]*2*(RAND()-0.5)" office:value-type="float" office:value="21655645087475.6" calcext:value-type="float">
            <text:p>21655645087475.6</text:p>
          </table:table-cell>
          <table:table-cell table:number-columns-repeated="5"/>
        </table:table-row>
        <table:table-row table:style-name="ro1">
          <table:table-cell office:value-type="float" office:value="1379012331" calcext:value-type="float">
            <text:p>1379012331</text:p>
          </table:table-cell>
          <table:table-cell table:formula="of:=[.$C$2]+[.$D$2]*[.A125]+[.$E$2]*LOG([.A125])+[.$F$2]*[.A125]*LOG([.A125])+[.$G$2]*2*(RAND()-0.5)" office:value-type="float" office:value="21839784908963.2" calcext:value-type="float">
            <text:p>21839784908963.2</text:p>
          </table:table-cell>
          <table:table-cell table:number-columns-repeated="5"/>
        </table:table-row>
        <table:table-row table:style-name="ro1">
          <table:table-cell office:value-type="float" office:value="1390123442" calcext:value-type="float">
            <text:p>1390123442</text:p>
          </table:table-cell>
          <table:table-cell table:formula="of:=[.$C$2]+[.$D$2]*[.A126]+[.$E$2]*LOG([.A126])+[.$F$2]*[.A126]*LOG([.A126])+[.$G$2]*2*(RAND()-0.5)" office:value-type="float" office:value="22023990827908.4" calcext:value-type="float">
            <text:p>22023990827908.4</text:p>
          </table:table-cell>
          <table:table-cell table:number-columns-repeated="5"/>
        </table:table-row>
        <table:table-row table:style-name="ro1">
          <table:table-cell office:value-type="float" office:value="1401234553" calcext:value-type="float">
            <text:p>1401234553</text:p>
          </table:table-cell>
          <table:table-cell table:formula="of:=[.$C$2]+[.$D$2]*[.A127]+[.$E$2]*LOG([.A127])+[.$F$2]*[.A127]*LOG([.A127])+[.$G$2]*2*(RAND()-0.5)" office:value-type="float" office:value="22208262315989.7" calcext:value-type="float">
            <text:p>22208262315989.7</text:p>
          </table:table-cell>
          <table:table-cell table:number-columns-repeated="5"/>
        </table:table-row>
        <table:table-row table:style-name="ro1">
          <table:table-cell office:value-type="float" office:value="1412345664" calcext:value-type="float">
            <text:p>1412345664</text:p>
          </table:table-cell>
          <table:table-cell table:formula="of:=[.$C$2]+[.$D$2]*[.A128]+[.$E$2]*LOG([.A128])+[.$F$2]*[.A128]*LOG([.A128])+[.$G$2]*2*(RAND()-0.5)" office:value-type="float" office:value="22392598853264.8" calcext:value-type="float">
            <text:p>22392598853264.8</text:p>
          </table:table-cell>
          <table:table-cell table:number-columns-repeated="5"/>
        </table:table-row>
        <table:table-row table:style-name="ro1">
          <table:table-cell office:value-type="float" office:value="1423456775" calcext:value-type="float">
            <text:p>1423456775</text:p>
          </table:table-cell>
          <table:table-cell table:formula="of:=[.$C$2]+[.$D$2]*[.A129]+[.$E$2]*LOG([.A129])+[.$F$2]*[.A129]*LOG([.A129])+[.$G$2]*2*(RAND()-0.5)" office:value-type="float" office:value="22576999927972.4" calcext:value-type="float">
            <text:p>22576999927972.4</text:p>
          </table:table-cell>
          <table:table-cell table:number-columns-repeated="5"/>
        </table:table-row>
        <table:table-row table:style-name="ro1">
          <table:table-cell office:value-type="float" office:value="1434567886" calcext:value-type="float">
            <text:p>1434567886</text:p>
          </table:table-cell>
          <table:table-cell table:formula="of:=[.$C$2]+[.$D$2]*[.A130]+[.$E$2]*LOG([.A130])+[.$F$2]*[.A130]*LOG([.A130])+[.$G$2]*2*(RAND()-0.5)" office:value-type="float" office:value="22761465036340.9" calcext:value-type="float">
            <text:p>22761465036340.9</text:p>
          </table:table-cell>
          <table:table-cell table:number-columns-repeated="5"/>
        </table:table-row>
        <table:table-row table:style-name="ro1">
          <table:table-cell office:value-type="float" office:value="1445678997" calcext:value-type="float">
            <text:p>1445678997</text:p>
          </table:table-cell>
          <table:table-cell table:formula="of:=[.$C$2]+[.$D$2]*[.A131]+[.$E$2]*LOG([.A131])+[.$F$2]*[.A131]*LOG([.A131])+[.$G$2]*2*(RAND()-0.5)" office:value-type="float" office:value="22945993682402.5" calcext:value-type="float">
            <text:p>22945993682402.5</text:p>
          </table:table-cell>
          <table:table-cell table:number-columns-repeated="5"/>
        </table:table-row>
        <table:table-row table:style-name="ro1">
          <table:table-cell office:value-type="float" office:value="1456790108" calcext:value-type="float">
            <text:p>1456790108</text:p>
          </table:table-cell>
          <table:table-cell table:formula="of:=[.$C$2]+[.$D$2]*[.A132]+[.$E$2]*LOG([.A132])+[.$F$2]*[.A132]*LOG([.A132])+[.$G$2]*2*(RAND()-0.5)" office:value-type="float" office:value="23130585377813.5" calcext:value-type="float">
            <text:p>23130585377813.5</text:p>
          </table:table-cell>
          <table:table-cell table:number-columns-repeated="5"/>
        </table:table-row>
        <table:table-row table:style-name="ro1">
          <table:table-cell office:value-type="float" office:value="1467901219" calcext:value-type="float">
            <text:p>1467901219</text:p>
          </table:table-cell>
          <table:table-cell table:formula="of:=[.$C$2]+[.$D$2]*[.A133]+[.$E$2]*LOG([.A133])+[.$F$2]*[.A133]*LOG([.A133])+[.$G$2]*2*(RAND()-0.5)" office:value-type="float" office:value="23315239641679.5" calcext:value-type="float">
            <text:p>23315239641679.5</text:p>
          </table:table-cell>
          <table:table-cell table:number-columns-repeated="5"/>
        </table:table-row>
        <table:table-row table:style-name="ro1">
          <table:table-cell office:value-type="float" office:value="1479012330" calcext:value-type="float">
            <text:p>1479012330</text:p>
          </table:table-cell>
          <table:table-cell table:formula="of:=[.$C$2]+[.$D$2]*[.A134]+[.$E$2]*LOG([.A134])+[.$F$2]*[.A134]*LOG([.A134])+[.$G$2]*2*(RAND()-0.5)" office:value-type="float" office:value="23499956000386.8" calcext:value-type="float">
            <text:p>23499956000386.8</text:p>
          </table:table-cell>
          <table:table-cell table:number-columns-repeated="5"/>
        </table:table-row>
        <table:table-row table:style-name="ro1">
          <table:table-cell office:value-type="float" office:value="1490123441" calcext:value-type="float">
            <text:p>1490123441</text:p>
          </table:table-cell>
          <table:table-cell table:formula="of:=[.$C$2]+[.$D$2]*[.A135]+[.$E$2]*LOG([.A135])+[.$F$2]*[.A135]*LOG([.A135])+[.$G$2]*2*(RAND()-0.5)" office:value-type="float" office:value="23684733987437.8" calcext:value-type="float">
            <text:p>23684733987437.8</text:p>
          </table:table-cell>
          <table:table-cell table:number-columns-repeated="5"/>
        </table:table-row>
        <table:table-row table:style-name="ro1">
          <table:table-cell office:value-type="float" office:value="1501234552" calcext:value-type="float">
            <text:p>1501234552</text:p>
          </table:table-cell>
          <table:table-cell table:formula="of:=[.$C$2]+[.$D$2]*[.A136]+[.$E$2]*LOG([.A136])+[.$F$2]*[.A136]*LOG([.A136])+[.$G$2]*2*(RAND()-0.5)" office:value-type="float" office:value="23869573143291.9" calcext:value-type="float">
            <text:p>23869573143291.9</text:p>
          </table:table-cell>
          <table:table-cell table:number-columns-repeated="5"/>
        </table:table-row>
        <table:table-row table:style-name="ro1">
          <table:table-cell office:value-type="float" office:value="1512345663" calcext:value-type="float">
            <text:p>1512345663</text:p>
          </table:table-cell>
          <table:table-cell table:formula="of:=[.$C$2]+[.$D$2]*[.A137]+[.$E$2]*LOG([.A137])+[.$F$2]*[.A137]*LOG([.A137])+[.$G$2]*2*(RAND()-0.5)" office:value-type="float" office:value="24054473015211.2" calcext:value-type="float">
            <text:p>24054473015211.2</text:p>
          </table:table-cell>
          <table:table-cell table:number-columns-repeated="5"/>
        </table:table-row>
        <table:table-row table:style-name="ro1">
          <table:table-cell office:value-type="float" office:value="1523456774" calcext:value-type="float">
            <text:p>1523456774</text:p>
          </table:table-cell>
          <table:table-cell table:formula="of:=[.$C$2]+[.$D$2]*[.A138]+[.$E$2]*LOG([.A138])+[.$F$2]*[.A138]*LOG([.A138])+[.$G$2]*2*(RAND()-0.5)" office:value-type="float" office:value="24239433157110.4" calcext:value-type="float">
            <text:p>24239433157110.4</text:p>
          </table:table-cell>
          <table:table-cell table:number-columns-repeated="5"/>
        </table:table-row>
        <table:table-row table:style-name="ro1">
          <table:table-cell office:value-type="float" office:value="1534567885" calcext:value-type="float">
            <text:p>1534567885</text:p>
          </table:table-cell>
          <table:table-cell table:formula="of:=[.$C$2]+[.$D$2]*[.A139]+[.$E$2]*LOG([.A139])+[.$F$2]*[.A139]*LOG([.A139])+[.$G$2]*2*(RAND()-0.5)" office:value-type="float" office:value="24424453129411.4" calcext:value-type="float">
            <text:p>24424453129411.4</text:p>
          </table:table-cell>
          <table:table-cell table:number-columns-repeated="5"/>
        </table:table-row>
        <table:table-row table:style-name="ro1">
          <table:table-cell office:value-type="float" office:value="1545678996" calcext:value-type="float">
            <text:p>1545678996</text:p>
          </table:table-cell>
          <table:table-cell table:formula="of:=[.$C$2]+[.$D$2]*[.A140]+[.$E$2]*LOG([.A140])+[.$F$2]*[.A140]*LOG([.A140])+[.$G$2]*2*(RAND()-0.5)" office:value-type="float" office:value="24609532498901.7" calcext:value-type="float">
            <text:p>24609532498901.7</text:p>
          </table:table-cell>
          <table:table-cell table:number-columns-repeated="5"/>
        </table:table-row>
        <table:table-row table:style-name="ro1">
          <table:table-cell office:value-type="float" office:value="1556790107" calcext:value-type="float">
            <text:p>1556790107</text:p>
          </table:table-cell>
          <table:table-cell table:formula="of:=[.$C$2]+[.$D$2]*[.A141]+[.$E$2]*LOG([.A141])+[.$F$2]*[.A141]*LOG([.A141])+[.$G$2]*2*(RAND()-0.5)" office:value-type="float" office:value="24794670838597.4" calcext:value-type="float">
            <text:p>24794670838597.4</text:p>
          </table:table-cell>
          <table:table-cell table:number-columns-repeated="5"/>
        </table:table-row>
        <table:table-row table:style-name="ro1">
          <table:table-cell office:value-type="float" office:value="1567901218" calcext:value-type="float">
            <text:p>1567901218</text:p>
          </table:table-cell>
          <table:table-cell table:formula="of:=[.$C$2]+[.$D$2]*[.A142]+[.$E$2]*LOG([.A142])+[.$F$2]*[.A142]*LOG([.A142])+[.$G$2]*2*(RAND()-0.5)" office:value-type="float" office:value="24979867727609.4" calcext:value-type="float">
            <text:p>24979867727609.4</text:p>
          </table:table-cell>
          <table:table-cell table:number-columns-repeated="5"/>
        </table:table-row>
        <table:table-row table:style-name="ro1">
          <table:table-cell office:value-type="float" office:value="1579012329" calcext:value-type="float">
            <text:p>1579012329</text:p>
          </table:table-cell>
          <table:table-cell table:formula="of:=[.$C$2]+[.$D$2]*[.A143]+[.$E$2]*LOG([.A143])+[.$F$2]*[.A143]*LOG([.A143])+[.$G$2]*2*(RAND()-0.5)" office:value-type="float" office:value="25165122751014.6" calcext:value-type="float">
            <text:p>25165122751014.6</text:p>
          </table:table-cell>
          <table:table-cell table:number-columns-repeated="5"/>
        </table:table-row>
        <table:table-row table:style-name="ro1">
          <table:table-cell office:value-type="float" office:value="1590123440" calcext:value-type="float">
            <text:p>1590123440</text:p>
          </table:table-cell>
          <table:table-cell table:formula="of:=[.$C$2]+[.$D$2]*[.A144]+[.$E$2]*LOG([.A144])+[.$F$2]*[.A144]*LOG([.A144])+[.$G$2]*2*(RAND()-0.5)" office:value-type="float" office:value="25350435499728.9" calcext:value-type="float">
            <text:p>25350435499728.9</text:p>
          </table:table-cell>
          <table:table-cell table:number-columns-repeated="5"/>
        </table:table-row>
        <table:table-row table:style-name="ro1">
          <table:table-cell office:value-type="float" office:value="1601234551" calcext:value-type="float">
            <text:p>1601234551</text:p>
          </table:table-cell>
          <table:table-cell table:formula="of:=[.$C$2]+[.$D$2]*[.A145]+[.$E$2]*LOG([.A145])+[.$F$2]*[.A145]*LOG([.A145])+[.$G$2]*2*(RAND()-0.5)" office:value-type="float" office:value="25535805570385.9" calcext:value-type="float">
            <text:p>25535805570385.9</text:p>
          </table:table-cell>
          <table:table-cell table:number-columns-repeated="5"/>
        </table:table-row>
        <table:table-row table:style-name="ro1">
          <table:table-cell office:value-type="float" office:value="1612345662" calcext:value-type="float">
            <text:p>1612345662</text:p>
          </table:table-cell>
          <table:table-cell table:formula="of:=[.$C$2]+[.$D$2]*[.A146]+[.$E$2]*LOG([.A146])+[.$F$2]*[.A146]*LOG([.A146])+[.$G$2]*2*(RAND()-0.5)" office:value-type="float" office:value="25721232565216.8" calcext:value-type="float">
            <text:p>25721232565216.8</text:p>
          </table:table-cell>
          <table:table-cell table:number-columns-repeated="5"/>
        </table:table-row>
        <table:table-row table:style-name="ro1">
          <table:table-cell office:value-type="float" office:value="1623456773" calcext:value-type="float">
            <text:p>1623456773</text:p>
          </table:table-cell>
          <table:table-cell table:formula="of:=[.$C$2]+[.$D$2]*[.A147]+[.$E$2]*LOG([.A147])+[.$F$2]*[.A147]*LOG([.A147])+[.$G$2]*2*(RAND()-0.5)" office:value-type="float" office:value="25906716091935.7" calcext:value-type="float">
            <text:p>25906716091935.7</text:p>
          </table:table-cell>
          <table:table-cell table:number-columns-repeated="5"/>
        </table:table-row>
        <table:table-row table:style-name="ro1">
          <table:table-cell office:value-type="float" office:value="1634567884" calcext:value-type="float">
            <text:p>1634567884</text:p>
          </table:table-cell>
          <table:table-cell table:formula="of:=[.$C$2]+[.$D$2]*[.A148]+[.$E$2]*LOG([.A148])+[.$F$2]*[.A148]*LOG([.A148])+[.$G$2]*2*(RAND()-0.5)" office:value-type="float" office:value="26092255763626.1" calcext:value-type="float">
            <text:p>26092255763626.1</text:p>
          </table:table-cell>
          <table:table-cell table:number-columns-repeated="5"/>
        </table:table-row>
        <table:table-row table:style-name="ro1">
          <table:table-cell office:value-type="float" office:value="1645678995" calcext:value-type="float">
            <text:p>1645678995</text:p>
          </table:table-cell>
          <table:table-cell table:formula="of:=[.$C$2]+[.$D$2]*[.A149]+[.$E$2]*LOG([.A149])+[.$F$2]*[.A149]*LOG([.A149])+[.$G$2]*2*(RAND()-0.5)" office:value-type="float" office:value="26277851198632.1" calcext:value-type="float">
            <text:p>26277851198632.1</text:p>
          </table:table-cell>
          <table:table-cell table:number-columns-repeated="5"/>
        </table:table-row>
        <table:table-row table:style-name="ro1">
          <table:table-cell office:value-type="float" office:value="1656790106" calcext:value-type="float">
            <text:p>1656790106</text:p>
          </table:table-cell>
          <table:table-cell table:formula="of:=[.$C$2]+[.$D$2]*[.A150]+[.$E$2]*LOG([.A150])+[.$F$2]*[.A150]*LOG([.A150])+[.$G$2]*2*(RAND()-0.5)" office:value-type="float" office:value="26463502020451.4" calcext:value-type="float">
            <text:p>26463502020451.4</text:p>
          </table:table-cell>
          <table:table-cell table:number-columns-repeated="5"/>
        </table:table-row>
        <table:table-row table:style-name="ro1">
          <table:table-cell office:value-type="float" office:value="1667901217" calcext:value-type="float">
            <text:p>1667901217</text:p>
          </table:table-cell>
          <table:table-cell table:formula="of:=[.$C$2]+[.$D$2]*[.A151]+[.$E$2]*LOG([.A151])+[.$F$2]*[.A151]*LOG([.A151])+[.$G$2]*2*(RAND()-0.5)" office:value-type="float" office:value="26649207857631.8" calcext:value-type="float">
            <text:p>26649207857631.8</text:p>
          </table:table-cell>
          <table:table-cell table:number-columns-repeated="5"/>
        </table:table-row>
        <table:table-row table:style-name="ro1">
          <table:table-cell office:value-type="float" office:value="1679012328" calcext:value-type="float">
            <text:p>1679012328</text:p>
          </table:table-cell>
          <table:table-cell table:formula="of:=[.$C$2]+[.$D$2]*[.A152]+[.$E$2]*LOG([.A152])+[.$F$2]*[.A152]*LOG([.A152])+[.$G$2]*2*(RAND()-0.5)" office:value-type="float" office:value="26834968343670.3" calcext:value-type="float">
            <text:p>26834968343670.3</text:p>
          </table:table-cell>
          <table:table-cell table:number-columns-repeated="5"/>
        </table:table-row>
        <table:table-row table:style-name="ro1">
          <table:table-cell office:value-type="float" office:value="1690123439" calcext:value-type="float">
            <text:p>1690123439</text:p>
          </table:table-cell>
          <table:table-cell table:formula="of:=[.$C$2]+[.$D$2]*[.A153]+[.$E$2]*LOG([.A153])+[.$F$2]*[.A153]*LOG([.A153])+[.$G$2]*2*(RAND()-0.5)" office:value-type="float" office:value="27020783116914.8" calcext:value-type="float">
            <text:p>27020783116914.8</text:p>
          </table:table-cell>
          <table:table-cell table:number-columns-repeated="5"/>
        </table:table-row>
        <table:table-row table:style-name="ro1">
          <table:table-cell office:value-type="float" office:value="1701234550" calcext:value-type="float">
            <text:p>1701234550</text:p>
          </table:table-cell>
          <table:table-cell table:formula="of:=[.$C$2]+[.$D$2]*[.A154]+[.$E$2]*LOG([.A154])+[.$F$2]*[.A154]*LOG([.A154])+[.$G$2]*2*(RAND()-0.5)" office:value-type="float" office:value="27206651820468.2" calcext:value-type="float">
            <text:p>27206651820468.2</text:p>
          </table:table-cell>
          <table:table-cell table:number-columns-repeated="5"/>
        </table:table-row>
        <table:table-row table:style-name="ro1">
          <table:table-cell office:value-type="float" office:value="1712345661" calcext:value-type="float">
            <text:p>1712345661</text:p>
          </table:table-cell>
          <table:table-cell table:formula="of:=[.$C$2]+[.$D$2]*[.A155]+[.$E$2]*LOG([.A155])+[.$F$2]*[.A155]*LOG([.A155])+[.$G$2]*2*(RAND()-0.5)" office:value-type="float" office:value="27392574102095.8" calcext:value-type="float">
            <text:p>27392574102095.8</text:p>
          </table:table-cell>
          <table:table-cell table:number-columns-repeated="5"/>
        </table:table-row>
        <table:table-row table:style-name="ro1">
          <table:table-cell office:value-type="float" office:value="1723456772" calcext:value-type="float">
            <text:p>1723456772</text:p>
          </table:table-cell>
          <table:table-cell table:formula="of:=[.$C$2]+[.$D$2]*[.A156]+[.$E$2]*LOG([.A156])+[.$F$2]*[.A156]*LOG([.A156])+[.$G$2]*2*(RAND()-0.5)" office:value-type="float" office:value="27578549614133.8" calcext:value-type="float">
            <text:p>27578549614133.8</text:p>
          </table:table-cell>
          <table:table-cell table:number-columns-repeated="5"/>
        </table:table-row>
        <table:table-row table:style-name="ro1">
          <table:table-cell office:value-type="float" office:value="1734567883" calcext:value-type="float">
            <text:p>1734567883</text:p>
          </table:table-cell>
          <table:table-cell table:formula="of:=[.$C$2]+[.$D$2]*[.A157]+[.$E$2]*LOG([.A157])+[.$F$2]*[.A157]*LOG([.A157])+[.$G$2]*2*(RAND()-0.5)" office:value-type="float" office:value="27764578013401.6" calcext:value-type="float">
            <text:p>27764578013401.6</text:p>
          </table:table-cell>
          <table:table-cell table:number-columns-repeated="5"/>
        </table:table-row>
        <table:table-row table:style-name="ro1">
          <table:table-cell office:value-type="float" office:value="1745678994" calcext:value-type="float">
            <text:p>1745678994</text:p>
          </table:table-cell>
          <table:table-cell table:formula="of:=[.$C$2]+[.$D$2]*[.A158]+[.$E$2]*LOG([.A158])+[.$F$2]*[.A158]*LOG([.A158])+[.$G$2]*2*(RAND()-0.5)" office:value-type="float" office:value="27950658961114.9" calcext:value-type="float">
            <text:p>27950658961114.9</text:p>
          </table:table-cell>
          <table:table-cell table:number-columns-repeated="5"/>
        </table:table-row>
        <table:table-row table:style-name="ro1">
          <table:table-cell office:value-type="float" office:value="1756790105" calcext:value-type="float">
            <text:p>1756790105</text:p>
          </table:table-cell>
          <table:table-cell table:formula="of:=[.$C$2]+[.$D$2]*[.A159]+[.$E$2]*LOG([.A159])+[.$F$2]*[.A159]*LOG([.A159])+[.$G$2]*2*(RAND()-0.5)" office:value-type="float" office:value="28136792122802.7" calcext:value-type="float">
            <text:p>28136792122802.7</text:p>
          </table:table-cell>
          <table:table-cell table:number-columns-repeated="5"/>
        </table:table-row>
        <table:table-row table:style-name="ro1">
          <table:table-cell office:value-type="float" office:value="1767901216" calcext:value-type="float">
            <text:p>1767901216</text:p>
          </table:table-cell>
          <table:table-cell table:formula="of:=[.$C$2]+[.$D$2]*[.A160]+[.$E$2]*LOG([.A160])+[.$F$2]*[.A160]*LOG([.A160])+[.$G$2]*2*(RAND()-0.5)" office:value-type="float" office:value="28322977168224.3" calcext:value-type="float">
            <text:p>28322977168224.3</text:p>
          </table:table-cell>
          <table:table-cell table:number-columns-repeated="5"/>
        </table:table-row>
        <table:table-row table:style-name="ro1">
          <table:table-cell office:value-type="float" office:value="1779012327" calcext:value-type="float">
            <text:p>1779012327</text:p>
          </table:table-cell>
          <table:table-cell table:formula="of:=[.$C$2]+[.$D$2]*[.A161]+[.$E$2]*LOG([.A161])+[.$F$2]*[.A161]*LOG([.A161])+[.$G$2]*2*(RAND()-0.5)" office:value-type="float" office:value="28509213771290.7" calcext:value-type="float">
            <text:p>28509213771290.7</text:p>
          </table:table-cell>
          <table:table-cell table:number-columns-repeated="5"/>
        </table:table-row>
        <table:table-row table:style-name="ro1">
          <table:table-cell office:value-type="float" office:value="1790123438" calcext:value-type="float">
            <text:p>1790123438</text:p>
          </table:table-cell>
          <table:table-cell table:formula="of:=[.$C$2]+[.$D$2]*[.A162]+[.$E$2]*LOG([.A162])+[.$F$2]*[.A162]*LOG([.A162])+[.$G$2]*2*(RAND()-0.5)" office:value-type="float" office:value="28695501609986" calcext:value-type="float">
            <text:p>28695501609986</text:p>
          </table:table-cell>
          <table:table-cell table:number-columns-repeated="5"/>
        </table:table-row>
        <table:table-row table:style-name="ro1">
          <table:table-cell office:value-type="float" office:value="1801234549" calcext:value-type="float">
            <text:p>1801234549</text:p>
          </table:table-cell>
          <table:table-cell table:formula="of:=[.$C$2]+[.$D$2]*[.A163]+[.$E$2]*LOG([.A163])+[.$F$2]*[.A163]*LOG([.A163])+[.$G$2]*2*(RAND()-0.5)" office:value-type="float" office:value="28881840366291.9" calcext:value-type="float">
            <text:p>28881840366291.9</text:p>
          </table:table-cell>
          <table:table-cell table:number-columns-repeated="5"/>
        </table:table-row>
        <table:table-row table:style-name="ro1">
          <table:table-cell office:value-type="float" office:value="1812345660" calcext:value-type="float">
            <text:p>1812345660</text:p>
          </table:table-cell>
          <table:table-cell table:formula="of:=[.$C$2]+[.$D$2]*[.A164]+[.$E$2]*LOG([.A164])+[.$F$2]*[.A164]*LOG([.A164])+[.$G$2]*2*(RAND()-0.5)" office:value-type="float" office:value="29068229726113.4" calcext:value-type="float">
            <text:p>29068229726113.4</text:p>
          </table:table-cell>
          <table:table-cell table:number-columns-repeated="5"/>
        </table:table-row>
        <table:table-row table:style-name="ro1">
          <table:table-cell office:value-type="float" office:value="1823456771" calcext:value-type="float">
            <text:p>1823456771</text:p>
          </table:table-cell>
          <table:table-cell table:formula="of:=[.$C$2]+[.$D$2]*[.A165]+[.$E$2]*LOG([.A165])+[.$F$2]*[.A165]*LOG([.A165])+[.$G$2]*2*(RAND()-0.5)" office:value-type="float" office:value="29254669379207.2" calcext:value-type="float">
            <text:p>29254669379207.2</text:p>
          </table:table-cell>
          <table:table-cell table:number-columns-repeated="5"/>
        </table:table-row>
        <table:table-row table:style-name="ro1">
          <table:table-cell office:value-type="float" office:value="1834567882" calcext:value-type="float">
            <text:p>1834567882</text:p>
          </table:table-cell>
          <table:table-cell table:formula="of:=[.$C$2]+[.$D$2]*[.A166]+[.$E$2]*LOG([.A166])+[.$F$2]*[.A166]*LOG([.A166])+[.$G$2]*2*(RAND()-0.5)" office:value-type="float" office:value="29441159019110.9" calcext:value-type="float">
            <text:p>29441159019110.9</text:p>
          </table:table-cell>
          <table:table-cell table:number-columns-repeated="5"/>
        </table:table-row>
        <table:table-row table:style-name="ro1">
          <table:table-cell office:value-type="float" office:value="1845678993" calcext:value-type="float">
            <text:p>1845678993</text:p>
          </table:table-cell>
          <table:table-cell table:formula="of:=[.$C$2]+[.$D$2]*[.A167]+[.$E$2]*LOG([.A167])+[.$F$2]*[.A167]*LOG([.A167])+[.$G$2]*2*(RAND()-0.5)" office:value-type="float" office:value="29627698343074.1" calcext:value-type="float">
            <text:p>29627698343074.1</text:p>
          </table:table-cell>
          <table:table-cell table:number-columns-repeated="5"/>
        </table:table-row>
        <table:table-row table:style-name="ro1">
          <table:table-cell office:value-type="float" office:value="1856790104" calcext:value-type="float">
            <text:p>1856790104</text:p>
          </table:table-cell>
          <table:table-cell table:formula="of:=[.$C$2]+[.$D$2]*[.A168]+[.$E$2]*LOG([.A168])+[.$F$2]*[.A168]*LOG([.A168])+[.$G$2]*2*(RAND()-0.5)" office:value-type="float" office:value="29814287051992" calcext:value-type="float">
            <text:p>29814287051992</text:p>
          </table:table-cell>
          <table:table-cell table:number-columns-repeated="5"/>
        </table:table-row>
        <table:table-row table:style-name="ro1">
          <table:table-cell office:value-type="float" office:value="1867901215" calcext:value-type="float">
            <text:p>1867901215</text:p>
          </table:table-cell>
          <table:table-cell table:formula="of:=[.$C$2]+[.$D$2]*[.A169]+[.$E$2]*LOG([.A169])+[.$F$2]*[.A169]*LOG([.A169])+[.$G$2]*2*(RAND()-0.5)" office:value-type="float" office:value="30000924850339.3" calcext:value-type="float">
            <text:p>30000924850339.3</text:p>
          </table:table-cell>
          <table:table-cell table:number-columns-repeated="5"/>
        </table:table-row>
        <table:table-row table:style-name="ro1">
          <table:table-cell office:value-type="float" office:value="1879012326" calcext:value-type="float">
            <text:p>1879012326</text:p>
          </table:table-cell>
          <table:table-cell table:formula="of:=[.$C$2]+[.$D$2]*[.A170]+[.$E$2]*LOG([.A170])+[.$F$2]*[.A170]*LOG([.A170])+[.$G$2]*2*(RAND()-0.5)" office:value-type="float" office:value="30187611446106.7" calcext:value-type="float">
            <text:p>30187611446106.7</text:p>
          </table:table-cell>
          <table:table-cell table:number-columns-repeated="5"/>
        </table:table-row>
        <table:table-row table:style-name="ro1">
          <table:table-cell office:value-type="float" office:value="1890123437" calcext:value-type="float">
            <text:p>1890123437</text:p>
          </table:table-cell>
          <table:table-cell table:formula="of:=[.$C$2]+[.$D$2]*[.A171]+[.$E$2]*LOG([.A171])+[.$F$2]*[.A171]*LOG([.A171])+[.$G$2]*2*(RAND()-0.5)" office:value-type="float" office:value="30374346550738.4" calcext:value-type="float">
            <text:p>30374346550738.4</text:p>
          </table:table-cell>
          <table:table-cell table:number-columns-repeated="5"/>
        </table:table-row>
        <table:table-row table:style-name="ro1">
          <table:table-cell office:value-type="float" office:value="1901234548" calcext:value-type="float">
            <text:p>1901234548</text:p>
          </table:table-cell>
          <table:table-cell table:formula="of:=[.$C$2]+[.$D$2]*[.A172]+[.$E$2]*LOG([.A172])+[.$F$2]*[.A172]*LOG([.A172])+[.$G$2]*2*(RAND()-0.5)" office:value-type="float" office:value="30561129879071.2" calcext:value-type="float">
            <text:p>30561129879071.2</text:p>
          </table:table-cell>
          <table:table-cell table:number-columns-repeated="5"/>
        </table:table-row>
        <table:table-row table:style-name="ro1">
          <table:table-cell office:value-type="float" office:value="1912345659" calcext:value-type="float">
            <text:p>1912345659</text:p>
          </table:table-cell>
          <table:table-cell table:formula="of:=[.$C$2]+[.$D$2]*[.A173]+[.$E$2]*LOG([.A173])+[.$F$2]*[.A173]*LOG([.A173])+[.$G$2]*2*(RAND()-0.5)" office:value-type="float" office:value="30747961149275.1" calcext:value-type="float">
            <text:p>30747961149275.1</text:p>
          </table:table-cell>
          <table:table-cell table:number-columns-repeated="5"/>
        </table:table-row>
        <table:table-row table:style-name="ro1">
          <table:table-cell office:value-type="float" office:value="1923456770" calcext:value-type="float">
            <text:p>1923456770</text:p>
          </table:table-cell>
          <table:table-cell table:formula="of:=[.$C$2]+[.$D$2]*[.A174]+[.$E$2]*LOG([.A174])+[.$F$2]*[.A174]*LOG([.A174])+[.$G$2]*2*(RAND()-0.5)" office:value-type="float" office:value="30934840082795.1" calcext:value-type="float">
            <text:p>30934840082795.1</text:p>
          </table:table-cell>
          <table:table-cell table:number-columns-repeated="5"/>
        </table:table-row>
        <table:table-row table:style-name="ro1">
          <table:table-cell office:value-type="float" office:value="1934567881" calcext:value-type="float">
            <text:p>1934567881</text:p>
          </table:table-cell>
          <table:table-cell table:formula="of:=[.$C$2]+[.$D$2]*[.A175]+[.$E$2]*LOG([.A175])+[.$F$2]*[.A175]*LOG([.A175])+[.$G$2]*2*(RAND()-0.5)" office:value-type="float" office:value="31121766404294.4" calcext:value-type="float">
            <text:p>31121766404294.4</text:p>
          </table:table-cell>
          <table:table-cell table:number-columns-repeated="5"/>
        </table:table-row>
        <table:table-row table:style-name="ro1">
          <table:table-cell office:value-type="float" office:value="1945678992" calcext:value-type="float">
            <text:p>1945678992</text:p>
          </table:table-cell>
          <table:table-cell table:formula="of:=[.$C$2]+[.$D$2]*[.A176]+[.$E$2]*LOG([.A176])+[.$F$2]*[.A176]*LOG([.A176])+[.$G$2]*2*(RAND()-0.5)" office:value-type="float" office:value="31308739841599.2" calcext:value-type="float">
            <text:p>31308739841599.2</text:p>
          </table:table-cell>
          <table:table-cell table:number-columns-repeated="5"/>
        </table:table-row>
        <table:table-row table:style-name="ro1">
          <table:table-cell office:value-type="float" office:value="1956790103" calcext:value-type="float">
            <text:p>1956790103</text:p>
          </table:table-cell>
          <table:table-cell table:formula="of:=[.$C$2]+[.$D$2]*[.A177]+[.$E$2]*LOG([.A177])+[.$F$2]*[.A177]*LOG([.A177])+[.$G$2]*2*(RAND()-0.5)" office:value-type="float" office:value="31495760125644.2" calcext:value-type="float">
            <text:p>31495760125644.2</text:p>
          </table:table-cell>
          <table:table-cell table:number-columns-repeated="5"/>
        </table:table-row>
        <table:table-row table:style-name="ro1">
          <table:table-cell office:value-type="float" office:value="1967901214" calcext:value-type="float">
            <text:p>1967901214</text:p>
          </table:table-cell>
          <table:table-cell table:formula="of:=[.$C$2]+[.$D$2]*[.A178]+[.$E$2]*LOG([.A178])+[.$F$2]*[.A178]*LOG([.A178])+[.$G$2]*2*(RAND()-0.5)" office:value-type="float" office:value="31682826990419.7" calcext:value-type="float">
            <text:p>31682826990419.7</text:p>
          </table:table-cell>
          <table:table-cell table:number-columns-repeated="5"/>
        </table:table-row>
        <table:table-row table:style-name="ro1">
          <table:table-cell office:value-type="float" office:value="1979012325" calcext:value-type="float">
            <text:p>1979012325</text:p>
          </table:table-cell>
          <table:table-cell table:formula="of:=[.$C$2]+[.$D$2]*[.A179]+[.$E$2]*LOG([.A179])+[.$F$2]*[.A179]*LOG([.A179])+[.$G$2]*2*(RAND()-0.5)" office:value-type="float" office:value="31869940172920.1" calcext:value-type="float">
            <text:p>31869940172920.1</text:p>
          </table:table-cell>
          <table:table-cell table:number-columns-repeated="5"/>
        </table:table-row>
        <table:table-row table:style-name="ro1">
          <table:table-cell office:value-type="float" office:value="1990123436" calcext:value-type="float">
            <text:p>1990123436</text:p>
          </table:table-cell>
          <table:table-cell table:formula="of:=[.$C$2]+[.$D$2]*[.A180]+[.$E$2]*LOG([.A180])+[.$F$2]*[.A180]*LOG([.A180])+[.$G$2]*2*(RAND()-0.5)" office:value-type="float" office:value="32057099413093" calcext:value-type="float">
            <text:p>32057099413093</text:p>
          </table:table-cell>
          <table:table-cell table:number-columns-repeated="5"/>
        </table:table-row>
        <table:table-row table:style-name="ro1">
          <table:table-cell office:value-type="float" office:value="2001234547" calcext:value-type="float">
            <text:p>2001234547</text:p>
          </table:table-cell>
          <table:table-cell table:formula="of:=[.$C$2]+[.$D$2]*[.A181]+[.$E$2]*LOG([.A181])+[.$F$2]*[.A181]*LOG([.A181])+[.$G$2]*2*(RAND()-0.5)" office:value-type="float" office:value="32244304453790" calcext:value-type="float">
            <text:p>32244304453790</text:p>
          </table:table-cell>
          <table:table-cell table:number-columns-repeated="5"/>
        </table:table-row>
        <table:table-row table:style-name="ro1">
          <table:table-cell office:value-type="float" office:value="2012345658" calcext:value-type="float">
            <text:p>2012345658</text:p>
          </table:table-cell>
          <table:table-cell table:formula="of:=[.$C$2]+[.$D$2]*[.A182]+[.$E$2]*LOG([.A182])+[.$F$2]*[.A182]*LOG([.A182])+[.$G$2]*2*(RAND()-0.5)" office:value-type="float" office:value="32431555040718" calcext:value-type="float">
            <text:p>32431555040718</text:p>
          </table:table-cell>
          <table:table-cell table:number-columns-repeated="5"/>
        </table:table-row>
        <table:table-row table:style-name="ro1">
          <table:table-cell office:value-type="float" office:value="2023456769" calcext:value-type="float">
            <text:p>2023456769</text:p>
          </table:table-cell>
          <table:table-cell table:formula="of:=[.$C$2]+[.$D$2]*[.A183]+[.$E$2]*LOG([.A183])+[.$F$2]*[.A183]*LOG([.A183])+[.$G$2]*2*(RAND()-0.5)" office:value-type="float" office:value="32618850922392.3" calcext:value-type="float">
            <text:p>32618850922392.3</text:p>
          </table:table-cell>
          <table:table-cell table:number-columns-repeated="5"/>
        </table:table-row>
        <table:table-row table:style-name="ro1">
          <table:table-cell office:value-type="float" office:value="2034567880" calcext:value-type="float">
            <text:p>2034567880</text:p>
          </table:table-cell>
          <table:table-cell table:formula="of:=[.$C$2]+[.$D$2]*[.A184]+[.$E$2]*LOG([.A184])+[.$F$2]*[.A184]*LOG([.A184])+[.$G$2]*2*(RAND()-0.5)" office:value-type="float" office:value="32806191850089.9" calcext:value-type="float">
            <text:p>32806191850089.9</text:p>
          </table:table-cell>
          <table:table-cell table:number-columns-repeated="5"/>
        </table:table-row>
        <table:table-row table:style-name="ro1">
          <table:table-cell office:value-type="float" office:value="2045678991" calcext:value-type="float">
            <text:p>2045678991</text:p>
          </table:table-cell>
          <table:table-cell table:formula="of:=[.$C$2]+[.$D$2]*[.A185]+[.$E$2]*LOG([.A185])+[.$F$2]*[.A185]*LOG([.A185])+[.$G$2]*2*(RAND()-0.5)" office:value-type="float" office:value="32993577577804.6" calcext:value-type="float">
            <text:p>32993577577804.6</text:p>
          </table:table-cell>
          <table:table-cell table:number-columns-repeated="5"/>
        </table:table-row>
        <table:table-row table:style-name="ro1">
          <table:table-cell office:value-type="float" office:value="2056790102" calcext:value-type="float">
            <text:p>2056790102</text:p>
          </table:table-cell>
          <table:table-cell table:formula="of:=[.$C$2]+[.$D$2]*[.A186]+[.$E$2]*LOG([.A186])+[.$F$2]*[.A186]*LOG([.A186])+[.$G$2]*2*(RAND()-0.5)" office:value-type="float" office:value="33181007862202.6" calcext:value-type="float">
            <text:p>33181007862202.6</text:p>
          </table:table-cell>
          <table:table-cell table:number-columns-repeated="5"/>
        </table:table-row>
        <table:table-row table:style-name="ro1">
          <table:table-cell office:value-type="float" office:value="2067901213" calcext:value-type="float">
            <text:p>2067901213</text:p>
          </table:table-cell>
          <table:table-cell table:formula="of:=[.$C$2]+[.$D$2]*[.A187]+[.$E$2]*LOG([.A187])+[.$F$2]*[.A187]*LOG([.A187])+[.$G$2]*2*(RAND()-0.5)" office:value-type="float" office:value="33368482462579.2" calcext:value-type="float">
            <text:p>33368482462579.2</text:p>
          </table:table-cell>
          <table:table-cell table:number-columns-repeated="5"/>
        </table:table-row>
        <table:table-row table:style-name="ro1">
          <table:table-cell office:value-type="float" office:value="2079012324" calcext:value-type="float">
            <text:p>2079012324</text:p>
          </table:table-cell>
          <table:table-cell table:formula="of:=[.$C$2]+[.$D$2]*[.A188]+[.$E$2]*LOG([.A188])+[.$F$2]*[.A188]*LOG([.A188])+[.$G$2]*2*(RAND()-0.5)" office:value-type="float" office:value="33556001140816.3" calcext:value-type="float">
            <text:p>33556001140816.3</text:p>
          </table:table-cell>
          <table:table-cell table:number-columns-repeated="5"/>
        </table:table-row>
        <table:table-row table:style-name="ro1">
          <table:table-cell office:value-type="float" office:value="2090123435" calcext:value-type="float">
            <text:p>2090123435</text:p>
          </table:table-cell>
          <table:table-cell table:formula="of:=[.$C$2]+[.$D$2]*[.A189]+[.$E$2]*LOG([.A189])+[.$F$2]*[.A189]*LOG([.A189])+[.$G$2]*2*(RAND()-0.5)" office:value-type="float" office:value="33743563661341.3" calcext:value-type="float">
            <text:p>33743563661341.3</text:p>
          </table:table-cell>
          <table:table-cell table:number-columns-repeated="5"/>
        </table:table-row>
        <table:table-row table:style-name="ro1">
          <table:table-cell office:value-type="float" office:value="2101234546" calcext:value-type="float">
            <text:p>2101234546</text:p>
          </table:table-cell>
          <table:table-cell table:formula="of:=[.$C$2]+[.$D$2]*[.A190]+[.$E$2]*LOG([.A190])+[.$F$2]*[.A190]*LOG([.A190])+[.$G$2]*2*(RAND()-0.5)" office:value-type="float" office:value="33931169791085.9" calcext:value-type="float">
            <text:p>33931169791085.9</text:p>
          </table:table-cell>
          <table:table-cell table:number-columns-repeated="5"/>
        </table:table-row>
        <table:table-row table:style-name="ro1">
          <table:table-cell office:value-type="float" office:value="2112345657" calcext:value-type="float">
            <text:p>2112345657</text:p>
          </table:table-cell>
          <table:table-cell table:formula="of:=[.$C$2]+[.$D$2]*[.A191]+[.$E$2]*LOG([.A191])+[.$F$2]*[.A191]*LOG([.A191])+[.$G$2]*2*(RAND()-0.5)" office:value-type="float" office:value="34118819299447.1" calcext:value-type="float">
            <text:p>34118819299447.1</text:p>
          </table:table-cell>
          <table:table-cell table:number-columns-repeated="5"/>
        </table:table-row>
        <table:table-row table:style-name="ro1">
          <table:table-cell office:value-type="float" office:value="2123456768" calcext:value-type="float">
            <text:p>2123456768</text:p>
          </table:table-cell>
          <table:table-cell table:formula="of:=[.$C$2]+[.$D$2]*[.A192]+[.$E$2]*LOG([.A192])+[.$F$2]*[.A192]*LOG([.A192])+[.$G$2]*2*(RAND()-0.5)" office:value-type="float" office:value="34306511958247.6" calcext:value-type="float">
            <text:p>34306511958247.6</text:p>
          </table:table-cell>
          <table:table-cell table:number-columns-repeated="5"/>
        </table:table-row>
        <table:table-row table:style-name="ro1">
          <table:table-cell office:value-type="float" office:value="2134567879" calcext:value-type="float">
            <text:p>2134567879</text:p>
          </table:table-cell>
          <table:table-cell table:formula="of:=[.$C$2]+[.$D$2]*[.A193]+[.$E$2]*LOG([.A193])+[.$F$2]*[.A193]*LOG([.A193])+[.$G$2]*2*(RAND()-0.5)" office:value-type="float" office:value="34494247541698.1" calcext:value-type="float">
            <text:p>34494247541698.1</text:p>
          </table:table-cell>
          <table:table-cell table:number-columns-repeated="5"/>
        </table:table-row>
        <table:table-row table:style-name="ro1">
          <table:table-cell office:value-type="float" office:value="2145678990" calcext:value-type="float">
            <text:p>2145678990</text:p>
          </table:table-cell>
          <table:table-cell table:formula="of:=[.$C$2]+[.$D$2]*[.A194]+[.$E$2]*LOG([.A194])+[.$F$2]*[.A194]*LOG([.A194])+[.$G$2]*2*(RAND()-0.5)" office:value-type="float" office:value="34682025826360.1" calcext:value-type="float">
            <text:p>34682025826360.1</text:p>
          </table:table-cell>
          <table:table-cell table:number-columns-repeated="5"/>
        </table:table-row>
        <table:table-row table:style-name="ro1">
          <table:table-cell office:value-type="float" office:value="2156790101" calcext:value-type="float">
            <text:p>2156790101</text:p>
          </table:table-cell>
          <table:table-cell table:formula="of:=[.$C$2]+[.$D$2]*[.A195]+[.$E$2]*LOG([.A195])+[.$F$2]*[.A195]*LOG([.A195])+[.$G$2]*2*(RAND()-0.5)" office:value-type="float" office:value="34869846591109.1" calcext:value-type="float">
            <text:p>34869846591109.1</text:p>
          </table:table-cell>
          <table:table-cell table:number-columns-repeated="5"/>
        </table:table-row>
        <table:table-row table:style-name="ro1">
          <table:table-cell office:value-type="float" office:value="2167901212" calcext:value-type="float">
            <text:p>2167901212</text:p>
          </table:table-cell>
          <table:table-cell table:formula="of:=[.$C$2]+[.$D$2]*[.A196]+[.$E$2]*LOG([.A196])+[.$F$2]*[.A196]*LOG([.A196])+[.$G$2]*2*(RAND()-0.5)" office:value-type="float" office:value="35057709617098.9" calcext:value-type="float">
            <text:p>35057709617098.9</text:p>
          </table:table-cell>
          <table:table-cell table:number-columns-repeated="5"/>
        </table:table-row>
        <table:table-row table:style-name="ro1">
          <table:table-cell office:value-type="float" office:value="2179012323" calcext:value-type="float">
            <text:p>2179012323</text:p>
          </table:table-cell>
          <table:table-cell table:formula="of:=[.$C$2]+[.$D$2]*[.A197]+[.$E$2]*LOG([.A197])+[.$F$2]*[.A197]*LOG([.A197])+[.$G$2]*2*(RAND()-0.5)" office:value-type="float" office:value="35245614687726.8" calcext:value-type="float">
            <text:p>35245614687726.8</text:p>
          </table:table-cell>
          <table:table-cell table:number-columns-repeated="5"/>
        </table:table-row>
        <table:table-row table:style-name="ro1">
          <table:table-cell office:value-type="float" office:value="2190123434" calcext:value-type="float">
            <text:p>2190123434</text:p>
          </table:table-cell>
          <table:table-cell table:formula="of:=[.$C$2]+[.$D$2]*[.A198]+[.$E$2]*LOG([.A198])+[.$F$2]*[.A198]*LOG([.A198])+[.$G$2]*2*(RAND()-0.5)" office:value-type="float" office:value="35433561588599" calcext:value-type="float">
            <text:p>35433561588599</text:p>
          </table:table-cell>
          <table:table-cell table:number-columns-repeated="5"/>
        </table:table-row>
        <table:table-row table:style-name="ro1">
          <table:table-cell office:value-type="float" office:value="2201234545" calcext:value-type="float">
            <text:p>2201234545</text:p>
          </table:table-cell>
          <table:table-cell table:formula="of:=[.$C$2]+[.$D$2]*[.A199]+[.$E$2]*LOG([.A199])+[.$F$2]*[.A199]*LOG([.A199])+[.$G$2]*2*(RAND()-0.5)" office:value-type="float" office:value="35621550107497" calcext:value-type="float">
            <text:p>35621550107497</text:p>
          </table:table-cell>
          <table:table-cell table:number-columns-repeated="5"/>
        </table:table-row>
        <table:table-row table:style-name="ro1">
          <table:table-cell office:value-type="float" office:value="2212345656" calcext:value-type="float">
            <text:p>2212345656</text:p>
          </table:table-cell>
          <table:table-cell table:formula="of:=[.$C$2]+[.$D$2]*[.A200]+[.$E$2]*LOG([.A200])+[.$F$2]*[.A200]*LOG([.A200])+[.$G$2]*2*(RAND()-0.5)" office:value-type="float" office:value="35809580034345" calcext:value-type="float">
            <text:p>35809580034345</text:p>
          </table:table-cell>
          <table:table-cell table:number-columns-repeated="5"/>
        </table:table-row>
        <table:table-row table:style-name="ro1">
          <table:table-cell office:value-type="float" office:value="2223456767" calcext:value-type="float">
            <text:p>2223456767</text:p>
          </table:table-cell>
          <table:table-cell table:formula="of:=[.$C$2]+[.$D$2]*[.A201]+[.$E$2]*LOG([.A201])+[.$F$2]*[.A201]*LOG([.A201])+[.$G$2]*2*(RAND()-0.5)" office:value-type="float" office:value="35997651161177.1" calcext:value-type="float">
            <text:p>35997651161177.1</text:p>
          </table:table-cell>
          <table:table-cell table:number-columns-repeated="5"/>
        </table:table-row>
        <table:table-row table:style-name="ro1">
          <table:table-cell office:value-type="float" office:value="2234567878" calcext:value-type="float">
            <text:p>2234567878</text:p>
          </table:table-cell>
          <table:table-cell table:formula="of:=[.$C$2]+[.$D$2]*[.A202]+[.$E$2]*LOG([.A202])+[.$F$2]*[.A202]*LOG([.A202])+[.$G$2]*2*(RAND()-0.5)" office:value-type="float" office:value="36185763282106.1" calcext:value-type="float">
            <text:p>36185763282106.1</text:p>
          </table:table-cell>
          <table:table-cell table:number-columns-repeated="5"/>
        </table:table-row>
        <table:table-row table:style-name="ro1">
          <table:table-cell office:value-type="float" office:value="2245678989" calcext:value-type="float">
            <text:p>2245678989</text:p>
          </table:table-cell>
          <table:table-cell table:formula="of:=[.$C$2]+[.$D$2]*[.A203]+[.$E$2]*LOG([.A203])+[.$F$2]*[.A203]*LOG([.A203])+[.$G$2]*2*(RAND()-0.5)" office:value-type="float" office:value="36373916193292.3" calcext:value-type="float">
            <text:p>36373916193292.3</text:p>
          </table:table-cell>
          <table:table-cell table:number-columns-repeated="5"/>
        </table:table-row>
        <table:table-row table:style-name="ro1">
          <table:table-cell office:value-type="float" office:value="2256790100" calcext:value-type="float">
            <text:p>2256790100</text:p>
          </table:table-cell>
          <table:table-cell table:formula="of:=[.$C$2]+[.$D$2]*[.A204]+[.$E$2]*LOG([.A204])+[.$F$2]*[.A204]*LOG([.A204])+[.$G$2]*2*(RAND()-0.5)" office:value-type="float" office:value="36562109692913" calcext:value-type="float">
            <text:p>36562109692913</text:p>
          </table:table-cell>
          <table:table-cell table:number-columns-repeated="5"/>
        </table:table-row>
        <table:table-row table:style-name="ro1">
          <table:table-cell office:value-type="float" office:value="2267901211" calcext:value-type="float">
            <text:p>2267901211</text:p>
          </table:table-cell>
          <table:table-cell table:formula="of:=[.$C$2]+[.$D$2]*[.A205]+[.$E$2]*LOG([.A205])+[.$F$2]*[.A205]*LOG([.A205])+[.$G$2]*2*(RAND()-0.5)" office:value-type="float" office:value="36750343581132.9" calcext:value-type="float">
            <text:p>36750343581132.9</text:p>
          </table:table-cell>
          <table:table-cell table:number-columns-repeated="5"/>
        </table:table-row>
        <table:table-row table:style-name="ro1">
          <table:table-cell office:value-type="float" office:value="2279012322" calcext:value-type="float">
            <text:p>2279012322</text:p>
          </table:table-cell>
          <table:table-cell table:formula="of:=[.$C$2]+[.$D$2]*[.A206]+[.$E$2]*LOG([.A206])+[.$F$2]*[.A206]*LOG([.A206])+[.$G$2]*2*(RAND()-0.5)" office:value-type="float" office:value="36938617660075" calcext:value-type="float">
            <text:p>36938617660075</text:p>
          </table:table-cell>
          <table:table-cell table:number-columns-repeated="5"/>
        </table:table-row>
        <table:table-row table:style-name="ro1">
          <table:table-cell office:value-type="float" office:value="2290123433" calcext:value-type="float">
            <text:p>2290123433</text:p>
          </table:table-cell>
          <table:table-cell table:formula="of:=[.$C$2]+[.$D$2]*[.A207]+[.$E$2]*LOG([.A207])+[.$F$2]*[.A207]*LOG([.A207])+[.$G$2]*2*(RAND()-0.5)" office:value-type="float" office:value="37126931733791.6" calcext:value-type="float">
            <text:p>37126931733791.6</text:p>
          </table:table-cell>
          <table:table-cell table:number-columns-repeated="5"/>
        </table:table-row>
        <table:table-row table:style-name="ro1">
          <table:table-cell office:value-type="float" office:value="2301234544" calcext:value-type="float">
            <text:p>2301234544</text:p>
          </table:table-cell>
          <table:table-cell table:formula="of:=[.$C$2]+[.$D$2]*[.A208]+[.$E$2]*LOG([.A208])+[.$F$2]*[.A208]*LOG([.A208])+[.$G$2]*2*(RAND()-0.5)" office:value-type="float" office:value="37315285608236.5" calcext:value-type="float">
            <text:p>37315285608236.5</text:p>
          </table:table-cell>
          <table:table-cell table:number-columns-repeated="5"/>
        </table:table-row>
        <table:table-row table:style-name="ro1">
          <table:table-cell office:value-type="float" office:value="2312345655" calcext:value-type="float">
            <text:p>2312345655</text:p>
          </table:table-cell>
          <table:table-cell table:formula="of:=[.$C$2]+[.$D$2]*[.A209]+[.$E$2]*LOG([.A209])+[.$F$2]*[.A209]*LOG([.A209])+[.$G$2]*2*(RAND()-0.5)" office:value-type="float" office:value="37503679091237.1" calcext:value-type="float">
            <text:p>37503679091237.1</text:p>
          </table:table-cell>
          <table:table-cell table:number-columns-repeated="5"/>
        </table:table-row>
        <table:table-row table:style-name="ro1">
          <table:table-cell office:value-type="float" office:value="2323456766" calcext:value-type="float">
            <text:p>2323456766</text:p>
          </table:table-cell>
          <table:table-cell table:formula="of:=[.$C$2]+[.$D$2]*[.A210]+[.$E$2]*LOG([.A210])+[.$F$2]*[.A210]*LOG([.A210])+[.$G$2]*2*(RAND()-0.5)" office:value-type="float" office:value="37692111992468" calcext:value-type="float">
            <text:p>37692111992468</text:p>
          </table:table-cell>
          <table:table-cell table:number-columns-repeated="5"/>
        </table:table-row>
        <table:table-row table:style-name="ro1">
          <table:table-cell office:value-type="float" office:value="2334567877" calcext:value-type="float">
            <text:p>2334567877</text:p>
          </table:table-cell>
          <table:table-cell table:formula="of:=[.$C$2]+[.$D$2]*[.A211]+[.$E$2]*LOG([.A211])+[.$F$2]*[.A211]*LOG([.A211])+[.$G$2]*2*(RAND()-0.5)" office:value-type="float" office:value="37880584123424" calcext:value-type="float">
            <text:p>37880584123424</text:p>
          </table:table-cell>
          <table:table-cell table:number-columns-repeated="5"/>
        </table:table-row>
        <table:table-row table:style-name="ro1">
          <table:table-cell office:value-type="float" office:value="2345678988" calcext:value-type="float">
            <text:p>2345678988</text:p>
          </table:table-cell>
          <table:table-cell table:formula="of:=[.$C$2]+[.$D$2]*[.A212]+[.$E$2]*LOG([.A212])+[.$F$2]*[.A212]*LOG([.A212])+[.$G$2]*2*(RAND()-0.5)" office:value-type="float" office:value="38069095297394.3" calcext:value-type="float">
            <text:p>38069095297394.3</text:p>
          </table:table-cell>
          <table:table-cell table:number-columns-repeated="5"/>
        </table:table-row>
        <table:table-row table:style-name="ro1">
          <table:table-cell office:value-type="float" office:value="2356790099" calcext:value-type="float">
            <text:p>2356790099</text:p>
          </table:table-cell>
          <table:table-cell table:formula="of:=[.$C$2]+[.$D$2]*[.A213]+[.$E$2]*LOG([.A213])+[.$F$2]*[.A213]*LOG([.A213])+[.$G$2]*2*(RAND()-0.5)" office:value-type="float" office:value="38257645329436.8" calcext:value-type="float">
            <text:p>38257645329436.8</text:p>
          </table:table-cell>
          <table:table-cell table:number-columns-repeated="5"/>
        </table:table-row>
        <table:table-row table:style-name="ro1">
          <table:table-cell office:value-type="float" office:value="2367901210" calcext:value-type="float">
            <text:p>2367901210</text:p>
          </table:table-cell>
          <table:table-cell table:formula="of:=[.$C$2]+[.$D$2]*[.A214]+[.$E$2]*LOG([.A214])+[.$F$2]*[.A214]*LOG([.A214])+[.$G$2]*2*(RAND()-0.5)" office:value-type="float" office:value="38446234036353.4" calcext:value-type="float">
            <text:p>38446234036353.4</text:p>
          </table:table-cell>
          <table:table-cell table:number-columns-repeated="5"/>
        </table:table-row>
        <table:table-row table:style-name="ro1">
          <table:table-cell office:value-type="float" office:value="2379012321" calcext:value-type="float">
            <text:p>2379012321</text:p>
          </table:table-cell>
          <table:table-cell table:formula="of:=[.$C$2]+[.$D$2]*[.A215]+[.$E$2]*LOG([.A215])+[.$F$2]*[.A215]*LOG([.A215])+[.$G$2]*2*(RAND()-0.5)" office:value-type="float" office:value="38634861236665.3" calcext:value-type="float">
            <text:p>38634861236665.3</text:p>
          </table:table-cell>
          <table:table-cell table:number-columns-repeated="5"/>
        </table:table-row>
        <table:table-row table:style-name="ro1">
          <table:table-cell office:value-type="float" office:value="2390123432" calcext:value-type="float">
            <text:p>2390123432</text:p>
          </table:table-cell>
          <table:table-cell table:formula="of:=[.$C$2]+[.$D$2]*[.A216]+[.$E$2]*LOG([.A216])+[.$F$2]*[.A216]*LOG([.A216])+[.$G$2]*2*(RAND()-0.5)" office:value-type="float" office:value="38823526750588.9" calcext:value-type="float">
            <text:p>38823526750588.9</text:p>
          </table:table-cell>
          <table:table-cell table:number-columns-repeated="5"/>
        </table:table-row>
        <table:table-row table:style-name="ro1">
          <table:table-cell office:value-type="float" office:value="2401234543" calcext:value-type="float">
            <text:p>2401234543</text:p>
          </table:table-cell>
          <table:table-cell table:formula="of:=[.$C$2]+[.$D$2]*[.A217]+[.$E$2]*LOG([.A217])+[.$F$2]*[.A217]*LOG([.A217])+[.$G$2]*2*(RAND()-0.5)" office:value-type="float" office:value="39012230400012" calcext:value-type="float">
            <text:p>39012230400012</text:p>
          </table:table-cell>
          <table:table-cell table:number-columns-repeated="5"/>
        </table:table-row>
        <table:table-row table:style-name="ro1">
          <table:table-cell office:value-type="float" office:value="2412345654" calcext:value-type="float">
            <text:p>2412345654</text:p>
          </table:table-cell>
          <table:table-cell table:formula="of:=[.$C$2]+[.$D$2]*[.A218]+[.$E$2]*LOG([.A218])+[.$F$2]*[.A218]*LOG([.A218])+[.$G$2]*2*(RAND()-0.5)" office:value-type="float" office:value="39200972008470.9" calcext:value-type="float">
            <text:p>39200972008470.9</text:p>
          </table:table-cell>
          <table:table-cell table:number-columns-repeated="5"/>
        </table:table-row>
        <table:table-row table:style-name="ro1">
          <table:table-cell office:value-type="float" office:value="2423456765" calcext:value-type="float">
            <text:p>2423456765</text:p>
          </table:table-cell>
          <table:table-cell table:formula="of:=[.$C$2]+[.$D$2]*[.A219]+[.$E$2]*LOG([.A219])+[.$F$2]*[.A219]*LOG([.A219])+[.$G$2]*2*(RAND()-0.5)" office:value-type="float" office:value="39389751401127.5" calcext:value-type="float">
            <text:p>39389751401127.5</text:p>
          </table:table-cell>
          <table:table-cell table:number-columns-repeated="5"/>
        </table:table-row>
        <table:table-row table:style-name="ro1">
          <table:table-cell office:value-type="float" office:value="2434567876" calcext:value-type="float">
            <text:p>2434567876</text:p>
          </table:table-cell>
          <table:table-cell table:formula="of:=[.$C$2]+[.$D$2]*[.A220]+[.$E$2]*LOG([.A220])+[.$F$2]*[.A220]*LOG([.A220])+[.$G$2]*2*(RAND()-0.5)" office:value-type="float" office:value="39578568404746.8" calcext:value-type="float">
            <text:p>39578568404746.8</text:p>
          </table:table-cell>
          <table:table-cell table:number-columns-repeated="5"/>
        </table:table-row>
        <table:table-row table:style-name="ro1">
          <table:table-cell office:value-type="float" office:value="2445678987" calcext:value-type="float">
            <text:p>2445678987</text:p>
          </table:table-cell>
          <table:table-cell table:formula="of:=[.$C$2]+[.$D$2]*[.A221]+[.$E$2]*LOG([.A221])+[.$F$2]*[.A221]*LOG([.A221])+[.$G$2]*2*(RAND()-0.5)" office:value-type="float" office:value="39767422847675.2" calcext:value-type="float">
            <text:p>39767422847675.2</text:p>
          </table:table-cell>
          <table:table-cell table:number-columns-repeated="5"/>
        </table:table-row>
        <table:table-row table:style-name="ro1">
          <table:table-cell office:value-type="float" office:value="2456790098" calcext:value-type="float">
            <text:p>2456790098</text:p>
          </table:table-cell>
          <table:table-cell table:formula="of:=[.$C$2]+[.$D$2]*[.A222]+[.$E$2]*LOG([.A222])+[.$F$2]*[.A222]*LOG([.A222])+[.$G$2]*2*(RAND()-0.5)" office:value-type="float" office:value="39956314559818.7" calcext:value-type="float">
            <text:p>39956314559818.7</text:p>
          </table:table-cell>
          <table:table-cell table:number-columns-repeated="5"/>
        </table:table-row>
        <table:table-row table:style-name="ro1">
          <table:table-cell office:value-type="float" office:value="2467901209" calcext:value-type="float">
            <text:p>2467901209</text:p>
          </table:table-cell>
          <table:table-cell table:formula="of:=[.$C$2]+[.$D$2]*[.A223]+[.$E$2]*LOG([.A223])+[.$F$2]*[.A223]*LOG([.A223])+[.$G$2]*2*(RAND()-0.5)" office:value-type="float" office:value="40145243372622" calcext:value-type="float">
            <text:p>40145243372622</text:p>
          </table:table-cell>
          <table:table-cell table:number-columns-repeated="5"/>
        </table:table-row>
        <table:table-row table:style-name="ro1">
          <table:table-cell office:value-type="float" office:value="2479012320" calcext:value-type="float">
            <text:p>2479012320</text:p>
          </table:table-cell>
          <table:table-cell table:formula="of:=[.$C$2]+[.$D$2]*[.A224]+[.$E$2]*LOG([.A224])+[.$F$2]*[.A224]*LOG([.A224])+[.$G$2]*2*(RAND()-0.5)" office:value-type="float" office:value="40334209119047.4" calcext:value-type="float">
            <text:p>40334209119047.4</text:p>
          </table:table-cell>
          <table:table-cell table:number-columns-repeated="5"/>
        </table:table-row>
        <table:table-row table:style-name="ro1">
          <table:table-cell office:value-type="float" office:value="2490123431" calcext:value-type="float">
            <text:p>2490123431</text:p>
          </table:table-cell>
          <table:table-cell table:formula="of:=[.$C$2]+[.$D$2]*[.A225]+[.$E$2]*LOG([.A225])+[.$F$2]*[.A225]*LOG([.A225])+[.$G$2]*2*(RAND()-0.5)" office:value-type="float" office:value="40523211633554.7" calcext:value-type="float">
            <text:p>40523211633554.7</text:p>
          </table:table-cell>
          <table:table-cell table:number-columns-repeated="5"/>
        </table:table-row>
        <table:table-row table:style-name="ro1">
          <table:table-cell office:value-type="float" office:value="2501234542" calcext:value-type="float">
            <text:p>2501234542</text:p>
          </table:table-cell>
          <table:table-cell table:formula="of:=[.$C$2]+[.$D$2]*[.A226]+[.$E$2]*LOG([.A226])+[.$F$2]*[.A226]*LOG([.A226])+[.$G$2]*2*(RAND()-0.5)" office:value-type="float" office:value="40712250752080.9" calcext:value-type="float">
            <text:p>40712250752080.9</text:p>
          </table:table-cell>
          <table:table-cell table:number-columns-repeated="5"/>
        </table:table-row>
        <table:table-row table:style-name="ro1">
          <table:table-cell office:value-type="float" office:value="2512345653" calcext:value-type="float">
            <text:p>2512345653</text:p>
          </table:table-cell>
          <table:table-cell table:formula="of:=[.$C$2]+[.$D$2]*[.A227]+[.$E$2]*LOG([.A227])+[.$F$2]*[.A227]*LOG([.A227])+[.$G$2]*2*(RAND()-0.5)" office:value-type="float" office:value="40901326312020.8" calcext:value-type="float">
            <text:p>40901326312020.8</text:p>
          </table:table-cell>
          <table:table-cell table:number-columns-repeated="5"/>
        </table:table-row>
        <table:table-row table:style-name="ro1">
          <table:table-cell office:value-type="float" office:value="2523456764" calcext:value-type="float">
            <text:p>2523456764</text:p>
          </table:table-cell>
          <table:table-cell table:formula="of:=[.$C$2]+[.$D$2]*[.A228]+[.$E$2]*LOG([.A228])+[.$F$2]*[.A228]*LOG([.A228])+[.$G$2]*2*(RAND()-0.5)" office:value-type="float" office:value="41090438152207.2" calcext:value-type="float">
            <text:p>41090438152207.2</text:p>
          </table:table-cell>
          <table:table-cell table:number-columns-repeated="5"/>
        </table:table-row>
        <table:table-row table:style-name="ro1">
          <table:table-cell office:value-type="float" office:value="2534567875" calcext:value-type="float">
            <text:p>2534567875</text:p>
          </table:table-cell>
          <table:table-cell table:formula="of:=[.$C$2]+[.$D$2]*[.A229]+[.$E$2]*LOG([.A229])+[.$F$2]*[.A229]*LOG([.A229])+[.$G$2]*2*(RAND()-0.5)" office:value-type="float" office:value="41279586112892.6" calcext:value-type="float">
            <text:p>41279586112892.6</text:p>
          </table:table-cell>
          <table:table-cell table:number-columns-repeated="5"/>
        </table:table-row>
        <table:table-row table:style-name="ro1">
          <table:table-cell office:value-type="float" office:value="2545678986" calcext:value-type="float">
            <text:p>2545678986</text:p>
          </table:table-cell>
          <table:table-cell table:formula="of:=[.$C$2]+[.$D$2]*[.A230]+[.$E$2]*LOG([.A230])+[.$F$2]*[.A230]*LOG([.A230])+[.$G$2]*2*(RAND()-0.5)" office:value-type="float" office:value="41468770035729.8" calcext:value-type="float">
            <text:p>41468770035729.8</text:p>
          </table:table-cell>
          <table:table-cell table:number-columns-repeated="5"/>
        </table:table-row>
        <table:table-row table:style-name="ro1">
          <table:table-cell office:value-type="float" office:value="2556790097" calcext:value-type="float">
            <text:p>2556790097</text:p>
          </table:table-cell>
          <table:table-cell table:formula="of:=[.$C$2]+[.$D$2]*[.A231]+[.$E$2]*LOG([.A231])+[.$F$2]*[.A231]*LOG([.A231])+[.$G$2]*2*(RAND()-0.5)" office:value-type="float" office:value="41657989763754" calcext:value-type="float">
            <text:p>41657989763754</text:p>
          </table:table-cell>
          <table:table-cell table:number-columns-repeated="5"/>
        </table:table-row>
        <table:table-row table:style-name="ro1">
          <table:table-cell office:value-type="float" office:value="2567901208" calcext:value-type="float">
            <text:p>2567901208</text:p>
          </table:table-cell>
          <table:table-cell table:formula="of:=[.$C$2]+[.$D$2]*[.A232]+[.$E$2]*LOG([.A232])+[.$F$2]*[.A232]*LOG([.A232])+[.$G$2]*2*(RAND()-0.5)" office:value-type="float" office:value="41847245141364.7" calcext:value-type="float">
            <text:p>41847245141364.7</text:p>
          </table:table-cell>
          <table:table-cell table:number-columns-repeated="5"/>
        </table:table-row>
        <table:table-row table:style-name="ro1">
          <table:table-cell office:value-type="float" office:value="2579012319" calcext:value-type="float">
            <text:p>2579012319</text:p>
          </table:table-cell>
          <table:table-cell table:formula="of:=[.$C$2]+[.$D$2]*[.A233]+[.$E$2]*LOG([.A233])+[.$F$2]*[.A233]*LOG([.A233])+[.$G$2]*2*(RAND()-0.5)" office:value-type="float" office:value="42036536014307.9" calcext:value-type="float">
            <text:p>42036536014307.9</text:p>
          </table:table-cell>
          <table:table-cell table:number-columns-repeated="5"/>
        </table:table-row>
        <table:table-row table:style-name="ro1">
          <table:table-cell office:value-type="float" office:value="2590123430" calcext:value-type="float">
            <text:p>2590123430</text:p>
          </table:table-cell>
          <table:table-cell table:formula="of:=[.$C$2]+[.$D$2]*[.A234]+[.$E$2]*LOG([.A234])+[.$F$2]*[.A234]*LOG([.A234])+[.$G$2]*2*(RAND()-0.5)" office:value-type="float" office:value="42225862229658.7" calcext:value-type="float">
            <text:p>42225862229658.7</text:p>
          </table:table-cell>
          <table:table-cell table:number-columns-repeated="5"/>
        </table:table-row>
        <table:table-row table:style-name="ro1">
          <table:table-cell office:value-type="float" office:value="2601234541" calcext:value-type="float">
            <text:p>2601234541</text:p>
          </table:table-cell>
          <table:table-cell table:formula="of:=[.$C$2]+[.$D$2]*[.A235]+[.$E$2]*LOG([.A235])+[.$F$2]*[.A235]*LOG([.A235])+[.$G$2]*2*(RAND()-0.5)" office:value-type="float" office:value="42415223635804.4" calcext:value-type="float">
            <text:p>42415223635804.4</text:p>
          </table:table-cell>
          <table:table-cell table:number-columns-repeated="5"/>
        </table:table-row>
        <table:table-row table:style-name="ro1">
          <table:table-cell office:value-type="float" office:value="2612345652" calcext:value-type="float">
            <text:p>2612345652</text:p>
          </table:table-cell>
          <table:table-cell table:formula="of:=[.$C$2]+[.$D$2]*[.A236]+[.$E$2]*LOG([.A236])+[.$F$2]*[.A236]*LOG([.A236])+[.$G$2]*2*(RAND()-0.5)" office:value-type="float" office:value="42604620082427.4" calcext:value-type="float">
            <text:p>42604620082427.4</text:p>
          </table:table-cell>
          <table:table-cell table:number-columns-repeated="5"/>
        </table:table-row>
        <table:table-row table:style-name="ro1">
          <table:table-cell office:value-type="float" office:value="2623456763" calcext:value-type="float">
            <text:p>2623456763</text:p>
          </table:table-cell>
          <table:table-cell table:formula="of:=[.$C$2]+[.$D$2]*[.A237]+[.$E$2]*LOG([.A237])+[.$F$2]*[.A237]*LOG([.A237])+[.$G$2]*2*(RAND()-0.5)" office:value-type="float" office:value="42794051420488.9" calcext:value-type="float">
            <text:p>42794051420488.9</text:p>
          </table:table-cell>
          <table:table-cell table:number-columns-repeated="5"/>
        </table:table-row>
        <table:table-row table:style-name="ro1">
          <table:table-cell office:value-type="float" office:value="2634567874" calcext:value-type="float">
            <text:p>2634567874</text:p>
          </table:table-cell>
          <table:table-cell table:formula="of:=[.$C$2]+[.$D$2]*[.A238]+[.$E$2]*LOG([.A238])+[.$F$2]*[.A238]*LOG([.A238])+[.$G$2]*2*(RAND()-0.5)" office:value-type="float" office:value="42983517502212.5" calcext:value-type="float">
            <text:p>42983517502212.5</text:p>
          </table:table-cell>
          <table:table-cell table:number-columns-repeated="5"/>
        </table:table-row>
        <table:table-row table:style-name="ro1">
          <table:table-cell office:value-type="float" office:value="2645678985" calcext:value-type="float">
            <text:p>2645678985</text:p>
          </table:table-cell>
          <table:table-cell table:formula="of:=[.$C$2]+[.$D$2]*[.A239]+[.$E$2]*LOG([.A239])+[.$F$2]*[.A239]*LOG([.A239])+[.$G$2]*2*(RAND()-0.5)" office:value-type="float" office:value="43173018181068.2" calcext:value-type="float">
            <text:p>43173018181068.2</text:p>
          </table:table-cell>
          <table:table-cell table:number-columns-repeated="5"/>
        </table:table-row>
        <table:table-row table:style-name="ro1">
          <table:table-cell office:value-type="float" office:value="2656790096" calcext:value-type="float">
            <text:p>2656790096</text:p>
          </table:table-cell>
          <table:table-cell table:formula="of:=[.$C$2]+[.$D$2]*[.A240]+[.$E$2]*LOG([.A240])+[.$F$2]*[.A240]*LOG([.A240])+[.$G$2]*2*(RAND()-0.5)" office:value-type="float" office:value="43362553311757" calcext:value-type="float">
            <text:p>43362553311757</text:p>
          </table:table-cell>
          <table:table-cell table:number-columns-repeated="5"/>
        </table:table-row>
        <table:table-row table:style-name="ro1">
          <table:table-cell office:value-type="float" office:value="2667901207" calcext:value-type="float">
            <text:p>2667901207</text:p>
          </table:table-cell>
          <table:table-cell table:formula="of:=[.$C$2]+[.$D$2]*[.A241]+[.$E$2]*LOG([.A241])+[.$F$2]*[.A241]*LOG([.A241])+[.$G$2]*2*(RAND()-0.5)" office:value-type="float" office:value="43552122750195.1" calcext:value-type="float">
            <text:p>43552122750195.1</text:p>
          </table:table-cell>
          <table:table-cell table:number-columns-repeated="5"/>
        </table:table-row>
        <table:table-row table:style-name="ro1">
          <table:table-cell office:value-type="float" office:value="2679012318" calcext:value-type="float">
            <text:p>2679012318</text:p>
          </table:table-cell>
          <table:table-cell table:formula="of:=[.$C$2]+[.$D$2]*[.A242]+[.$E$2]*LOG([.A242])+[.$F$2]*[.A242]*LOG([.A242])+[.$G$2]*2*(RAND()-0.5)" office:value-type="float" office:value="43741726353498.8" calcext:value-type="float">
            <text:p>43741726353498.8</text:p>
          </table:table-cell>
          <table:table-cell table:number-columns-repeated="5"/>
        </table:table-row>
        <table:table-row table:style-name="ro1">
          <table:table-cell office:value-type="float" office:value="2690123429" calcext:value-type="float">
            <text:p>2690123429</text:p>
          </table:table-cell>
          <table:table-cell table:formula="of:=[.$C$2]+[.$D$2]*[.A243]+[.$E$2]*LOG([.A243])+[.$F$2]*[.A243]*LOG([.A243])+[.$G$2]*2*(RAND()-0.5)" office:value-type="float" office:value="43931363979969.7" calcext:value-type="float">
            <text:p>43931363979969.7</text:p>
          </table:table-cell>
          <table:table-cell table:number-columns-repeated="5"/>
        </table:table-row>
        <table:table-row table:style-name="ro1">
          <table:table-cell office:value-type="float" office:value="2701234540" calcext:value-type="float">
            <text:p>2701234540</text:p>
          </table:table-cell>
          <table:table-cell table:formula="of:=[.$C$2]+[.$D$2]*[.A244]+[.$E$2]*LOG([.A244])+[.$F$2]*[.A244]*LOG([.A244])+[.$G$2]*2*(RAND()-0.5)" office:value-type="float" office:value="44121035489080" calcext:value-type="float">
            <text:p>44121035489080</text:p>
          </table:table-cell>
          <table:table-cell table:number-columns-repeated="5"/>
        </table:table-row>
        <table:table-row table:style-name="ro1">
          <table:table-cell office:value-type="float" office:value="2712345651" calcext:value-type="float">
            <text:p>2712345651</text:p>
          </table:table-cell>
          <table:table-cell table:formula="of:=[.$C$2]+[.$D$2]*[.A245]+[.$E$2]*LOG([.A245])+[.$F$2]*[.A245]*LOG([.A245])+[.$G$2]*2*(RAND()-0.5)" office:value-type="float" office:value="44310740741457.8" calcext:value-type="float">
            <text:p>44310740741457.8</text:p>
          </table:table-cell>
          <table:table-cell table:number-columns-repeated="5"/>
        </table:table-row>
        <table:table-row table:style-name="ro1">
          <table:table-cell office:value-type="float" office:value="2723456762" calcext:value-type="float">
            <text:p>2723456762</text:p>
          </table:table-cell>
          <table:table-cell table:formula="of:=[.$C$2]+[.$D$2]*[.A246]+[.$E$2]*LOG([.A246])+[.$F$2]*[.A246]*LOG([.A246])+[.$G$2]*2*(RAND()-0.5)" office:value-type="float" office:value="44500479598873.2" calcext:value-type="float">
            <text:p>44500479598873.2</text:p>
          </table:table-cell>
          <table:table-cell table:number-columns-repeated="5"/>
        </table:table-row>
        <table:table-row table:style-name="ro1">
          <table:table-cell office:value-type="float" office:value="2734567873" calcext:value-type="float">
            <text:p>2734567873</text:p>
          </table:table-cell>
          <table:table-cell table:formula="of:=[.$C$2]+[.$D$2]*[.A247]+[.$E$2]*LOG([.A247])+[.$F$2]*[.A247]*LOG([.A247])+[.$G$2]*2*(RAND()-0.5)" office:value-type="float" office:value="44690251924224.3" calcext:value-type="float">
            <text:p>44690251924224.3</text:p>
          </table:table-cell>
          <table:table-cell table:number-columns-repeated="5"/>
        </table:table-row>
        <table:table-row table:style-name="ro1">
          <table:table-cell office:value-type="float" office:value="2745678984" calcext:value-type="float">
            <text:p>2745678984</text:p>
          </table:table-cell>
          <table:table-cell table:formula="of:=[.$C$2]+[.$D$2]*[.A248]+[.$E$2]*LOG([.A248])+[.$F$2]*[.A248]*LOG([.A248])+[.$G$2]*2*(RAND()-0.5)" office:value-type="float" office:value="44880057581523.2" calcext:value-type="float">
            <text:p>44880057581523.2</text:p>
          </table:table-cell>
          <table:table-cell table:number-columns-repeated="5"/>
        </table:table-row>
        <table:table-row table:style-name="ro1">
          <table:table-cell office:value-type="float" office:value="2756790095" calcext:value-type="float">
            <text:p>2756790095</text:p>
          </table:table-cell>
          <table:table-cell table:formula="of:=[.$C$2]+[.$D$2]*[.A249]+[.$E$2]*LOG([.A249])+[.$F$2]*[.A249]*LOG([.A249])+[.$G$2]*2*(RAND()-0.5)" office:value-type="float" office:value="45069896435882.6" calcext:value-type="float">
            <text:p>45069896435882.6</text:p>
          </table:table-cell>
          <table:table-cell table:number-columns-repeated="5"/>
        </table:table-row>
        <table:table-row table:style-name="ro1">
          <table:table-cell office:value-type="float" office:value="2767901206" calcext:value-type="float">
            <text:p>2767901206</text:p>
          </table:table-cell>
          <table:table-cell table:formula="of:=[.$C$2]+[.$D$2]*[.A250]+[.$E$2]*LOG([.A250])+[.$F$2]*[.A250]*LOG([.A250])+[.$G$2]*2*(RAND()-0.5)" office:value-type="float" office:value="45259768353502.7" calcext:value-type="float">
            <text:p>45259768353502.7</text:p>
          </table:table-cell>
          <table:table-cell table:number-columns-repeated="5"/>
        </table:table-row>
        <table:table-row table:style-name="ro1">
          <table:table-cell office:value-type="float" office:value="2779012317" calcext:value-type="float">
            <text:p>2779012317</text:p>
          </table:table-cell>
          <table:table-cell table:formula="of:=[.$C$2]+[.$D$2]*[.A251]+[.$E$2]*LOG([.A251])+[.$F$2]*[.A251]*LOG([.A251])+[.$G$2]*2*(RAND()-0.5)" office:value-type="float" office:value="45449673201657.8" calcext:value-type="float">
            <text:p>45449673201657.8</text:p>
          </table:table-cell>
          <table:table-cell table:number-columns-repeated="5"/>
        </table:table-row>
        <table:table-row table:style-name="ro1">
          <table:table-cell office:value-type="float" office:value="2790123428" calcext:value-type="float">
            <text:p>2790123428</text:p>
          </table:table-cell>
          <table:table-cell table:formula="of:=[.$C$2]+[.$D$2]*[.A252]+[.$E$2]*LOG([.A252])+[.$F$2]*[.A252]*LOG([.A252])+[.$G$2]*2*(RAND()-0.5)" office:value-type="float" office:value="45639610848683.6" calcext:value-type="float">
            <text:p>45639610848683.6</text:p>
          </table:table-cell>
          <table:table-cell table:number-columns-repeated="5"/>
        </table:table-row>
        <table:table-row table:style-name="ro1">
          <table:table-cell office:value-type="float" office:value="2801234539" calcext:value-type="float">
            <text:p>2801234539</text:p>
          </table:table-cell>
          <table:table-cell table:formula="of:=[.$C$2]+[.$D$2]*[.A253]+[.$E$2]*LOG([.A253])+[.$F$2]*[.A253]*LOG([.A253])+[.$G$2]*2*(RAND()-0.5)" office:value-type="float" office:value="45829581163964.5" calcext:value-type="float">
            <text:p>45829581163964.5</text:p>
          </table:table-cell>
          <table:table-cell table:number-columns-repeated="5"/>
        </table:table-row>
        <table:table-row table:style-name="ro1">
          <table:table-cell office:value-type="float" office:value="2812345650" calcext:value-type="float">
            <text:p>2812345650</text:p>
          </table:table-cell>
          <table:table-cell table:formula="of:=[.$C$2]+[.$D$2]*[.A254]+[.$E$2]*LOG([.A254])+[.$F$2]*[.A254]*LOG([.A254])+[.$G$2]*2*(RAND()-0.5)" office:value-type="float" office:value="46019584017920.8" calcext:value-type="float">
            <text:p>46019584017920.8</text:p>
          </table:table-cell>
          <table:table-cell table:number-columns-repeated="5"/>
        </table:table-row>
        <table:table-row table:style-name="ro1">
          <table:table-cell office:value-type="float" office:value="2823456761" calcext:value-type="float">
            <text:p>2823456761</text:p>
          </table:table-cell>
          <table:table-cell table:formula="of:=[.$C$2]+[.$D$2]*[.A255]+[.$E$2]*LOG([.A255])+[.$F$2]*[.A255]*LOG([.A255])+[.$G$2]*2*(RAND()-0.5)" office:value-type="float" office:value="46209619281997.1" calcext:value-type="float">
            <text:p>46209619281997.1</text:p>
          </table:table-cell>
          <table:table-cell table:number-columns-repeated="5"/>
        </table:table-row>
        <table:table-row table:style-name="ro1">
          <table:table-cell office:value-type="float" office:value="2834567872" calcext:value-type="float">
            <text:p>2834567872</text:p>
          </table:table-cell>
          <table:table-cell table:formula="of:=[.$C$2]+[.$D$2]*[.A256]+[.$E$2]*LOG([.A256])+[.$F$2]*[.A256]*LOG([.A256])+[.$G$2]*2*(RAND()-0.5)" office:value-type="float" office:value="46399686828649.7" calcext:value-type="float">
            <text:p>46399686828649.7</text:p>
          </table:table-cell>
          <table:table-cell table:number-columns-repeated="5"/>
        </table:table-row>
        <table:table-row table:style-name="ro1">
          <table:table-cell office:value-type="float" office:value="2845678983" calcext:value-type="float">
            <text:p>2845678983</text:p>
          </table:table-cell>
          <table:table-cell table:formula="of:=[.$C$2]+[.$D$2]*[.A257]+[.$E$2]*LOG([.A257])+[.$F$2]*[.A257]*LOG([.A257])+[.$G$2]*2*(RAND()-0.5)" office:value-type="float" office:value="46589786531334.5" calcext:value-type="float">
            <text:p>46589786531334.5</text:p>
          </table:table-cell>
          <table:table-cell table:number-columns-repeated="5"/>
        </table:table-row>
        <table:table-row table:style-name="ro1">
          <table:table-cell office:value-type="float" office:value="2856790094" calcext:value-type="float">
            <text:p>2856790094</text:p>
          </table:table-cell>
          <table:table-cell table:formula="of:=[.$C$2]+[.$D$2]*[.A258]+[.$E$2]*LOG([.A258])+[.$F$2]*[.A258]*LOG([.A258])+[.$G$2]*2*(RAND()-0.5)" office:value-type="float" office:value="46779918264496.1" calcext:value-type="float">
            <text:p>46779918264496.1</text:p>
          </table:table-cell>
          <table:table-cell table:number-columns-repeated="5"/>
        </table:table-row>
        <table:table-row table:style-name="ro1">
          <table:table-cell office:value-type="float" office:value="2867901205" calcext:value-type="float">
            <text:p>2867901205</text:p>
          </table:table-cell>
          <table:table-cell table:formula="of:=[.$C$2]+[.$D$2]*[.A259]+[.$E$2]*LOG([.A259])+[.$F$2]*[.A259]*LOG([.A259])+[.$G$2]*2*(RAND()-0.5)" office:value-type="float" office:value="46970081903555.4" calcext:value-type="float">
            <text:p>46970081903555.4</text:p>
          </table:table-cell>
          <table:table-cell table:number-columns-repeated="5"/>
        </table:table-row>
        <table:table-row table:style-name="ro1">
          <table:table-cell office:value-type="float" office:value="2879012316" calcext:value-type="float">
            <text:p>2879012316</text:p>
          </table:table-cell>
          <table:table-cell table:formula="of:=[.$C$2]+[.$D$2]*[.A260]+[.$E$2]*LOG([.A260])+[.$F$2]*[.A260]*LOG([.A260])+[.$G$2]*2*(RAND()-0.5)" office:value-type="float" office:value="47160277324898.7" calcext:value-type="float">
            <text:p>47160277324898.7</text:p>
          </table:table-cell>
          <table:table-cell table:number-columns-repeated="5"/>
        </table:table-row>
        <table:table-row table:style-name="ro1">
          <table:table-cell office:value-type="float" office:value="2890123427" calcext:value-type="float">
            <text:p>2890123427</text:p>
          </table:table-cell>
          <table:table-cell table:formula="of:=[.$C$2]+[.$D$2]*[.A261]+[.$E$2]*LOG([.A261])+[.$F$2]*[.A261]*LOG([.A261])+[.$G$2]*2*(RAND()-0.5)" office:value-type="float" office:value="47350504405866.7" calcext:value-type="float">
            <text:p>47350504405866.7</text:p>
          </table:table-cell>
          <table:table-cell table:number-columns-repeated="5"/>
        </table:table-row>
        <table:table-row table:style-name="ro1">
          <table:table-cell office:value-type="float" office:value="2901234538" calcext:value-type="float">
            <text:p>2901234538</text:p>
          </table:table-cell>
          <table:table-cell table:formula="of:=[.$C$2]+[.$D$2]*[.A262]+[.$E$2]*LOG([.A262])+[.$F$2]*[.A262]*LOG([.A262])+[.$G$2]*2*(RAND()-0.5)" office:value-type="float" office:value="47540763024742.8" calcext:value-type="float">
            <text:p>47540763024742.8</text:p>
          </table:table-cell>
          <table:table-cell table:number-columns-repeated="5"/>
        </table:table-row>
        <table:table-row table:style-name="ro1">
          <table:table-cell office:value-type="float" office:value="2912345649" calcext:value-type="float">
            <text:p>2912345649</text:p>
          </table:table-cell>
          <table:table-cell table:formula="of:=[.$C$2]+[.$D$2]*[.A263]+[.$E$2]*LOG([.A263])+[.$F$2]*[.A263]*LOG([.A263])+[.$G$2]*2*(RAND()-0.5)" office:value-type="float" office:value="47731053060743" calcext:value-type="float">
            <text:p>47731053060743</text:p>
          </table:table-cell>
          <table:table-cell table:number-columns-repeated="5"/>
        </table:table-row>
        <table:table-row table:style-name="ro1">
          <table:table-cell office:value-type="float" office:value="2923456760" calcext:value-type="float">
            <text:p>2923456760</text:p>
          </table:table-cell>
          <table:table-cell table:formula="of:=[.$C$2]+[.$D$2]*[.A264]+[.$E$2]*LOG([.A264])+[.$F$2]*[.A264]*LOG([.A264])+[.$G$2]*2*(RAND()-0.5)" office:value-type="float" office:value="47921374394004.9" calcext:value-type="float">
            <text:p>47921374394004.9</text:p>
          </table:table-cell>
          <table:table-cell table:number-columns-repeated="5"/>
        </table:table-row>
        <table:table-row table:style-name="ro1">
          <table:table-cell office:value-type="float" office:value="2934567871" calcext:value-type="float">
            <text:p>2934567871</text:p>
          </table:table-cell>
          <table:table-cell table:formula="of:=[.$C$2]+[.$D$2]*[.A265]+[.$E$2]*LOG([.A265])+[.$F$2]*[.A265]*LOG([.A265])+[.$G$2]*2*(RAND()-0.5)" office:value-type="float" office:value="48111726905577.2" calcext:value-type="float">
            <text:p>48111726905577.2</text:p>
          </table:table-cell>
          <table:table-cell table:number-columns-repeated="5"/>
        </table:table-row>
        <table:table-row table:style-name="ro1">
          <table:table-cell office:value-type="float" office:value="2945678982" calcext:value-type="float">
            <text:p>2945678982</text:p>
          </table:table-cell>
          <table:table-cell table:formula="of:=[.$C$2]+[.$D$2]*[.A266]+[.$E$2]*LOG([.A266])+[.$F$2]*[.A266]*LOG([.A266])+[.$G$2]*2*(RAND()-0.5)" office:value-type="float" office:value="48302110477409.3" calcext:value-type="float">
            <text:p>48302110477409.3</text:p>
          </table:table-cell>
          <table:table-cell table:number-columns-repeated="5"/>
        </table:table-row>
        <table:table-row table:style-name="ro1">
          <table:table-cell office:value-type="float" office:value="2956790093" calcext:value-type="float">
            <text:p>2956790093</text:p>
          </table:table-cell>
          <table:table-cell table:formula="of:=[.$C$2]+[.$D$2]*[.A267]+[.$E$2]*LOG([.A267])+[.$F$2]*[.A267]*LOG([.A267])+[.$G$2]*2*(RAND()-0.5)" office:value-type="float" office:value="48492524992341.2" calcext:value-type="float">
            <text:p>48492524992341.2</text:p>
          </table:table-cell>
          <table:table-cell table:number-columns-repeated="5"/>
        </table:table-row>
        <table:table-row table:style-name="ro1">
          <table:table-cell office:value-type="float" office:value="2967901204" calcext:value-type="float">
            <text:p>2967901204</text:p>
          </table:table-cell>
          <table:table-cell table:formula="of:=[.$C$2]+[.$D$2]*[.A268]+[.$E$2]*LOG([.A268])+[.$F$2]*[.A268]*LOG([.A268])+[.$G$2]*2*(RAND()-0.5)" office:value-type="float" office:value="48682970334093.7" calcext:value-type="float">
            <text:p>48682970334093.7</text:p>
          </table:table-cell>
          <table:table-cell table:number-columns-repeated="5"/>
        </table:table-row>
        <table:table-row table:style-name="ro1">
          <table:table-cell office:value-type="float" office:value="2979012315" calcext:value-type="float">
            <text:p>2979012315</text:p>
          </table:table-cell>
          <table:table-cell table:formula="of:=[.$C$2]+[.$D$2]*[.A269]+[.$E$2]*LOG([.A269])+[.$F$2]*[.A269]*LOG([.A269])+[.$G$2]*2*(RAND()-0.5)" office:value-type="float" office:value="48873446387257.7" calcext:value-type="float">
            <text:p>48873446387257.7</text:p>
          </table:table-cell>
          <table:table-cell table:number-columns-repeated="5"/>
        </table:table-row>
        <table:table-row table:style-name="ro1">
          <table:table-cell office:value-type="float" office:value="2990123426" calcext:value-type="float">
            <text:p>2990123426</text:p>
          </table:table-cell>
          <table:table-cell table:formula="of:=[.$C$2]+[.$D$2]*[.A270]+[.$E$2]*LOG([.A270])+[.$F$2]*[.A270]*LOG([.A270])+[.$G$2]*2*(RAND()-0.5)" office:value-type="float" office:value="49063953037285.6" calcext:value-type="float">
            <text:p>49063953037285.6</text:p>
          </table:table-cell>
          <table:table-cell table:number-columns-repeated="5"/>
        </table:table-row>
        <table:table-row table:style-name="ro1">
          <table:table-cell office:value-type="float" office:value="3001234537" calcext:value-type="float">
            <text:p>3001234537</text:p>
          </table:table-cell>
          <table:table-cell table:formula="of:=[.$C$2]+[.$D$2]*[.A271]+[.$E$2]*LOG([.A271])+[.$F$2]*[.A271]*LOG([.A271])+[.$G$2]*2*(RAND()-0.5)" office:value-type="float" office:value="49254490170480.8" calcext:value-type="float">
            <text:p>49254490170480.8</text:p>
          </table:table-cell>
          <table:table-cell table:number-columns-repeated="5"/>
        </table:table-row>
        <table:table-row table:style-name="ro1">
          <table:table-cell office:value-type="float" office:value="3012345648" calcext:value-type="float">
            <text:p>3012345648</text:p>
          </table:table-cell>
          <table:table-cell table:formula="of:=[.$C$2]+[.$D$2]*[.A272]+[.$E$2]*LOG([.A272])+[.$F$2]*[.A272]*LOG([.A272])+[.$G$2]*2*(RAND()-0.5)" office:value-type="float" office:value="49445057673988.5" calcext:value-type="float">
            <text:p>49445057673988.5</text:p>
          </table:table-cell>
          <table:table-cell table:number-columns-repeated="5"/>
        </table:table-row>
        <table:table-row table:style-name="ro1">
          <table:table-cell office:value-type="float" office:value="3023456759" calcext:value-type="float">
            <text:p>3023456759</text:p>
          </table:table-cell>
          <table:table-cell table:formula="of:=[.$C$2]+[.$D$2]*[.A273]+[.$E$2]*LOG([.A273])+[.$F$2]*[.A273]*LOG([.A273])+[.$G$2]*2*(RAND()-0.5)" office:value-type="float" office:value="49635655435786.6" calcext:value-type="float">
            <text:p>49635655435786.6</text:p>
          </table:table-cell>
          <table:table-cell table:number-columns-repeated="5"/>
        </table:table-row>
        <table:table-row table:style-name="ro1">
          <table:table-cell office:value-type="float" office:value="3034567870" calcext:value-type="float">
            <text:p>3034567870</text:p>
          </table:table-cell>
          <table:table-cell table:formula="of:=[.$C$2]+[.$D$2]*[.A274]+[.$E$2]*LOG([.A274])+[.$F$2]*[.A274]*LOG([.A274])+[.$G$2]*2*(RAND()-0.5)" office:value-type="float" office:value="49826283344676.4" calcext:value-type="float">
            <text:p>49826283344676.4</text:p>
          </table:table-cell>
          <table:table-cell table:number-columns-repeated="5"/>
        </table:table-row>
        <table:table-row table:style-name="ro1">
          <table:table-cell office:value-type="float" office:value="3045678981" calcext:value-type="float">
            <text:p>3045678981</text:p>
          </table:table-cell>
          <table:table-cell table:formula="of:=[.$C$2]+[.$D$2]*[.A275]+[.$E$2]*LOG([.A275])+[.$F$2]*[.A275]*LOG([.A275])+[.$G$2]*2*(RAND()-0.5)" office:value-type="float" office:value="50016941290273.3" calcext:value-type="float">
            <text:p>50016941290273.3</text:p>
          </table:table-cell>
          <table:table-cell table:number-columns-repeated="5"/>
        </table:table-row>
        <table:table-row table:style-name="ro1">
          <table:table-cell office:value-type="float" office:value="3056790092" calcext:value-type="float">
            <text:p>3056790092</text:p>
          </table:table-cell>
          <table:table-cell table:formula="of:=[.$C$2]+[.$D$2]*[.A276]+[.$E$2]*LOG([.A276])+[.$F$2]*[.A276]*LOG([.A276])+[.$G$2]*2*(RAND()-0.5)" office:value-type="float" office:value="50207629162998.3" calcext:value-type="float">
            <text:p>50207629162998.3</text:p>
          </table:table-cell>
          <table:table-cell table:number-columns-repeated="5"/>
        </table:table-row>
        <table:table-row table:style-name="ro1">
          <table:table-cell office:value-type="float" office:value="3067901203" calcext:value-type="float">
            <text:p>3067901203</text:p>
          </table:table-cell>
          <table:table-cell table:formula="of:=[.$C$2]+[.$D$2]*[.A277]+[.$E$2]*LOG([.A277])+[.$F$2]*[.A277]*LOG([.A277])+[.$G$2]*2*(RAND()-0.5)" office:value-type="float" office:value="50398346854068.9" calcext:value-type="float">
            <text:p>50398346854068.9</text:p>
          </table:table-cell>
          <table:table-cell table:number-columns-repeated="5"/>
        </table:table-row>
        <table:table-row table:style-name="ro1">
          <table:table-cell office:value-type="float" office:value="3079012314" calcext:value-type="float">
            <text:p>3079012314</text:p>
          </table:table-cell>
          <table:table-cell table:formula="of:=[.$C$2]+[.$D$2]*[.A278]+[.$E$2]*LOG([.A278])+[.$F$2]*[.A278]*LOG([.A278])+[.$G$2]*2*(RAND()-0.5)" office:value-type="float" office:value="50589094255490.7" calcext:value-type="float">
            <text:p>50589094255490.7</text:p>
          </table:table-cell>
          <table:table-cell table:number-columns-repeated="5"/>
        </table:table-row>
        <table:table-row table:style-name="ro1">
          <table:table-cell office:value-type="float" office:value="3090123425" calcext:value-type="float">
            <text:p>3090123425</text:p>
          </table:table-cell>
          <table:table-cell table:formula="of:=[.$C$2]+[.$D$2]*[.A279]+[.$E$2]*LOG([.A279])+[.$F$2]*[.A279]*LOG([.A279])+[.$G$2]*2*(RAND()-0.5)" office:value-type="float" office:value="50779871260048.5" calcext:value-type="float">
            <text:p>50779871260048.5</text:p>
          </table:table-cell>
          <table:table-cell table:number-columns-repeated="5"/>
        </table:table-row>
        <table:table-row table:style-name="ro1">
          <table:table-cell office:value-type="float" office:value="3101234536" calcext:value-type="float">
            <text:p>3101234536</text:p>
          </table:table-cell>
          <table:table-cell table:formula="of:=[.$C$2]+[.$D$2]*[.A280]+[.$E$2]*LOG([.A280])+[.$F$2]*[.A280]*LOG([.A280])+[.$G$2]*2*(RAND()-0.5)" office:value-type="float" office:value="50970677761298.5" calcext:value-type="float">
            <text:p>50970677761298.5</text:p>
          </table:table-cell>
          <table:table-cell table:number-columns-repeated="5"/>
        </table:table-row>
        <table:table-row table:style-name="ro1">
          <table:table-cell office:value-type="float" office:value="3112345647" calcext:value-type="float">
            <text:p>3112345647</text:p>
          </table:table-cell>
          <table:table-cell table:formula="of:=[.$C$2]+[.$D$2]*[.A281]+[.$E$2]*LOG([.A281])+[.$F$2]*[.A281]*LOG([.A281])+[.$G$2]*2*(RAND()-0.5)" office:value-type="float" office:value="51161513653559.2" calcext:value-type="float">
            <text:p>51161513653559.2</text:p>
          </table:table-cell>
          <table:table-cell table:number-columns-repeated="5"/>
        </table:table-row>
        <table:table-row table:style-name="ro1">
          <table:table-cell office:value-type="float" office:value="3123456758" calcext:value-type="float">
            <text:p>3123456758</text:p>
          </table:table-cell>
          <table:table-cell table:formula="of:=[.$C$2]+[.$D$2]*[.A282]+[.$E$2]*LOG([.A282])+[.$F$2]*[.A282]*LOG([.A282])+[.$G$2]*2*(RAND()-0.5)" office:value-type="float" office:value="51352378831904.1" calcext:value-type="float">
            <text:p>51352378831904.1</text:p>
          </table:table-cell>
          <table:table-cell table:number-columns-repeated="5"/>
        </table:table-row>
        <table:table-row table:style-name="ro1">
          <table:table-cell office:value-type="float" office:value="3134567869" calcext:value-type="float">
            <text:p>3134567869</text:p>
          </table:table-cell>
          <table:table-cell table:formula="of:=[.$C$2]+[.$D$2]*[.A283]+[.$E$2]*LOG([.A283])+[.$F$2]*[.A283]*LOG([.A283])+[.$G$2]*2*(RAND()-0.5)" office:value-type="float" office:value="51543273192152.8" calcext:value-type="float">
            <text:p>51543273192152.8</text:p>
          </table:table-cell>
          <table:table-cell table:number-columns-repeated="5"/>
        </table:table-row>
        <table:table-row table:style-name="ro1">
          <table:table-cell office:value-type="float" office:value="3145678980" calcext:value-type="float">
            <text:p>3145678980</text:p>
          </table:table-cell>
          <table:table-cell table:formula="of:=[.$C$2]+[.$D$2]*[.A284]+[.$E$2]*LOG([.A284])+[.$F$2]*[.A284]*LOG([.A284])+[.$G$2]*2*(RAND()-0.5)" office:value-type="float" office:value="51734196630863.9" calcext:value-type="float">
            <text:p>51734196630863.9</text:p>
          </table:table-cell>
          <table:table-cell table:number-columns-repeated="5"/>
        </table:table-row>
        <table:table-row table:style-name="ro1">
          <table:table-cell office:value-type="float" office:value="3156790091" calcext:value-type="float">
            <text:p>3156790091</text:p>
          </table:table-cell>
          <table:table-cell table:formula="of:=[.$C$2]+[.$D$2]*[.A285]+[.$E$2]*LOG([.A285])+[.$F$2]*[.A285]*LOG([.A285])+[.$G$2]*2*(RAND()-0.5)" office:value-type="float" office:value="51925149045326.5" calcext:value-type="float">
            <text:p>51925149045326.5</text:p>
          </table:table-cell>
          <table:table-cell table:number-columns-repeated="5"/>
        </table:table-row>
        <table:table-row table:style-name="ro1">
          <table:table-cell office:value-type="float" office:value="3167901202" calcext:value-type="float">
            <text:p>3167901202</text:p>
          </table:table-cell>
          <table:table-cell table:formula="of:=[.$C$2]+[.$D$2]*[.A286]+[.$E$2]*LOG([.A286])+[.$F$2]*[.A286]*LOG([.A286])+[.$G$2]*2*(RAND()-0.5)" office:value-type="float" office:value="52116130333552.6" calcext:value-type="float">
            <text:p>52116130333552.6</text:p>
          </table:table-cell>
          <table:table-cell table:number-columns-repeated="5"/>
        </table:table-row>
        <table:table-row table:style-name="ro1">
          <table:table-cell office:value-type="float" office:value="3179012313" calcext:value-type="float">
            <text:p>3179012313</text:p>
          </table:table-cell>
          <table:table-cell table:formula="of:=[.$C$2]+[.$D$2]*[.A287]+[.$E$2]*LOG([.A287])+[.$F$2]*[.A287]*LOG([.A287])+[.$G$2]*2*(RAND()-0.5)" office:value-type="float" office:value="52307140394270.1" calcext:value-type="float">
            <text:p>52307140394270.1</text:p>
          </table:table-cell>
          <table:table-cell table:number-columns-repeated="5"/>
        </table:table-row>
        <table:table-row table:style-name="ro1">
          <table:table-cell office:value-type="float" office:value="3190123424" calcext:value-type="float">
            <text:p>3190123424</text:p>
          </table:table-cell>
          <table:table-cell table:formula="of:=[.$C$2]+[.$D$2]*[.A288]+[.$E$2]*LOG([.A288])+[.$F$2]*[.A288]*LOG([.A288])+[.$G$2]*2*(RAND()-0.5)" office:value-type="float" office:value="52498179126914.3" calcext:value-type="float">
            <text:p>52498179126914.3</text:p>
          </table:table-cell>
          <table:table-cell table:number-columns-repeated="5"/>
        </table:table-row>
        <table:table-row table:style-name="ro1">
          <table:table-cell office:value-type="float" office:value="3201234535" calcext:value-type="float">
            <text:p>3201234535</text:p>
          </table:table-cell>
          <table:table-cell table:formula="of:=[.$C$2]+[.$D$2]*[.A289]+[.$E$2]*LOG([.A289])+[.$F$2]*[.A289]*LOG([.A289])+[.$G$2]*2*(RAND()-0.5)" office:value-type="float" office:value="52689246431621.5" calcext:value-type="float">
            <text:p>52689246431621.5</text:p>
          </table:table-cell>
          <table:table-cell table:number-columns-repeated="5"/>
        </table:table-row>
        <table:table-row table:style-name="ro1">
          <table:table-cell office:value-type="float" office:value="3212345646" calcext:value-type="float">
            <text:p>3212345646</text:p>
          </table:table-cell>
          <table:table-cell table:formula="of:=[.$C$2]+[.$D$2]*[.A290]+[.$E$2]*LOG([.A290])+[.$F$2]*[.A290]*LOG([.A290])+[.$G$2]*2*(RAND()-0.5)" office:value-type="float" office:value="52880342209220.8" calcext:value-type="float">
            <text:p>52880342209220.8</text:p>
          </table:table-cell>
          <table:table-cell table:number-columns-repeated="5"/>
        </table:table-row>
        <table:table-row table:style-name="ro1">
          <table:table-cell office:value-type="float" office:value="3223456757" calcext:value-type="float">
            <text:p>3223456757</text:p>
          </table:table-cell>
          <table:table-cell table:formula="of:=[.$C$2]+[.$D$2]*[.A291]+[.$E$2]*LOG([.A291])+[.$F$2]*[.A291]*LOG([.A291])+[.$G$2]*2*(RAND()-0.5)" office:value-type="float" office:value="53071466361227.6" calcext:value-type="float">
            <text:p>53071466361227.6</text:p>
          </table:table-cell>
          <table:table-cell table:number-columns-repeated="5"/>
        </table:table-row>
        <table:table-row table:style-name="ro1">
          <table:table-cell office:value-type="float" office:value="3234567868" calcext:value-type="float">
            <text:p>3234567868</text:p>
          </table:table-cell>
          <table:table-cell table:formula="of:=[.$C$2]+[.$D$2]*[.A292]+[.$E$2]*LOG([.A292])+[.$F$2]*[.A292]*LOG([.A292])+[.$G$2]*2*(RAND()-0.5)" office:value-type="float" office:value="53262618789836.3" calcext:value-type="float">
            <text:p>53262618789836.3</text:p>
          </table:table-cell>
          <table:table-cell table:number-columns-repeated="5"/>
        </table:table-row>
        <table:table-row table:style-name="ro1">
          <table:table-cell office:value-type="float" office:value="3245678979" calcext:value-type="float">
            <text:p>3245678979</text:p>
          </table:table-cell>
          <table:table-cell table:formula="of:=[.$C$2]+[.$D$2]*[.A293]+[.$E$2]*LOG([.A293])+[.$F$2]*[.A293]*LOG([.A293])+[.$G$2]*2*(RAND()-0.5)" office:value-type="float" office:value="53453799397913.1" calcext:value-type="float">
            <text:p>53453799397913.1</text:p>
          </table:table-cell>
          <table:table-cell table:number-columns-repeated="5"/>
        </table:table-row>
        <table:table-row table:style-name="ro1">
          <table:table-cell office:value-type="float" office:value="3256790090" calcext:value-type="float">
            <text:p>3256790090</text:p>
          </table:table-cell>
          <table:table-cell table:formula="of:=[.$C$2]+[.$D$2]*[.A294]+[.$E$2]*LOG([.A294])+[.$F$2]*[.A294]*LOG([.A294])+[.$G$2]*2*(RAND()-0.5)" office:value-type="float" office:value="53645008088989.3" calcext:value-type="float">
            <text:p>53645008088989.3</text:p>
          </table:table-cell>
          <table:table-cell table:number-columns-repeated="5"/>
        </table:table-row>
        <table:table-row table:style-name="ro1">
          <table:table-cell office:value-type="float" office:value="3267901201" calcext:value-type="float">
            <text:p>3267901201</text:p>
          </table:table-cell>
          <table:table-cell table:formula="of:=[.$C$2]+[.$D$2]*[.A295]+[.$E$2]*LOG([.A295])+[.$F$2]*[.A295]*LOG([.A295])+[.$G$2]*2*(RAND()-0.5)" office:value-type="float" office:value="53836244767254.4" calcext:value-type="float">
            <text:p>53836244767254.4</text:p>
          </table:table-cell>
          <table:table-cell table:number-columns-repeated="5"/>
        </table:table-row>
        <table:table-row table:style-name="ro1">
          <table:table-cell office:value-type="float" office:value="3279012312" calcext:value-type="float">
            <text:p>3279012312</text:p>
          </table:table-cell>
          <table:table-cell table:formula="of:=[.$C$2]+[.$D$2]*[.A296]+[.$E$2]*LOG([.A296])+[.$F$2]*[.A296]*LOG([.A296])+[.$G$2]*2*(RAND()-0.5)" office:value-type="float" office:value="54027509337549.5" calcext:value-type="float">
            <text:p>54027509337549.5</text:p>
          </table:table-cell>
          <table:table-cell table:number-columns-repeated="5"/>
        </table:table-row>
        <table:table-row table:style-name="ro1">
          <table:table-cell office:value-type="float" office:value="3290123423" calcext:value-type="float">
            <text:p>3290123423</text:p>
          </table:table-cell>
          <table:table-cell table:formula="of:=[.$C$2]+[.$D$2]*[.A297]+[.$E$2]*LOG([.A297])+[.$F$2]*[.A297]*LOG([.A297])+[.$G$2]*2*(RAND()-0.5)" office:value-type="float" office:value="54218801705360.6" calcext:value-type="float">
            <text:p>54218801705360.6</text:p>
          </table:table-cell>
          <table:table-cell table:number-columns-repeated="5"/>
        </table:table-row>
        <table:table-row table:style-name="ro1">
          <table:table-cell office:value-type="float" office:value="3301234534" calcext:value-type="float">
            <text:p>3301234534</text:p>
          </table:table-cell>
          <table:table-cell table:formula="of:=[.$C$2]+[.$D$2]*[.A298]+[.$E$2]*LOG([.A298])+[.$F$2]*[.A298]*LOG([.A298])+[.$G$2]*2*(RAND()-0.5)" office:value-type="float" office:value="54410121776812.1" calcext:value-type="float">
            <text:p>54410121776812.1</text:p>
          </table:table-cell>
          <table:table-cell table:number-columns-repeated="5"/>
        </table:table-row>
        <table:table-row table:style-name="ro1">
          <table:table-cell office:value-type="float" office:value="3312345645" calcext:value-type="float">
            <text:p>3312345645</text:p>
          </table:table-cell>
          <table:table-cell table:formula="of:=[.$C$2]+[.$D$2]*[.A299]+[.$E$2]*LOG([.A299])+[.$F$2]*[.A299]*LOG([.A299])+[.$G$2]*2*(RAND()-0.5)" office:value-type="float" office:value="54601469458660.2" calcext:value-type="float">
            <text:p>54601469458660.2</text:p>
          </table:table-cell>
          <table:table-cell table:number-columns-repeated="5"/>
        </table:table-row>
        <table:table-row table:style-name="ro1">
          <table:table-cell office:value-type="float" office:value="3323456756" calcext:value-type="float">
            <text:p>3323456756</text:p>
          </table:table-cell>
          <table:table-cell table:formula="of:=[.$C$2]+[.$D$2]*[.A300]+[.$E$2]*LOG([.A300])+[.$F$2]*[.A300]*LOG([.A300])+[.$G$2]*2*(RAND()-0.5)" office:value-type="float" office:value="54792844658286.8" calcext:value-type="float">
            <text:p>54792844658286.8</text:p>
          </table:table-cell>
          <table:table-cell table:number-columns-repeated="5"/>
        </table:table-row>
        <table:table-row table:style-name="ro1">
          <table:table-cell office:value-type="float" office:value="3334567867" calcext:value-type="float">
            <text:p>3334567867</text:p>
          </table:table-cell>
          <table:table-cell table:formula="of:=[.$C$2]+[.$D$2]*[.A301]+[.$E$2]*LOG([.A301])+[.$F$2]*[.A301]*LOG([.A301])+[.$G$2]*2*(RAND()-0.5)" office:value-type="float" office:value="54984247283693" calcext:value-type="float">
            <text:p>54984247283693</text:p>
          </table:table-cell>
          <table:table-cell table:number-columns-repeated="5"/>
        </table:table-row>
        <table:table-row table:style-name="ro1">
          <table:table-cell office:value-type="float" office:value="3345678978" calcext:value-type="float">
            <text:p>3345678978</text:p>
          </table:table-cell>
          <table:table-cell table:formula="of:=[.$C$2]+[.$D$2]*[.A302]+[.$E$2]*LOG([.A302])+[.$F$2]*[.A302]*LOG([.A302])+[.$G$2]*2*(RAND()-0.5)" office:value-type="float" office:value="55175677243493" calcext:value-type="float">
            <text:p>55175677243493</text:p>
          </table:table-cell>
          <table:table-cell table:number-columns-repeated="5"/>
        </table:table-row>
        <table:table-row table:style-name="ro1">
          <table:table-cell office:value-type="float" office:value="3356790089" calcext:value-type="float">
            <text:p>3356790089</text:p>
          </table:table-cell>
          <table:table-cell table:formula="of:=[.$C$2]+[.$D$2]*[.A303]+[.$E$2]*LOG([.A303])+[.$F$2]*[.A303]*LOG([.A303])+[.$G$2]*2*(RAND()-0.5)" office:value-type="float" office:value="55367134446908.2" calcext:value-type="float">
            <text:p>55367134446908.2</text:p>
          </table:table-cell>
          <table:table-cell table:number-columns-repeated="5"/>
        </table:table-row>
        <table:table-row table:style-name="ro1">
          <table:table-cell office:value-type="float" office:value="3367901200" calcext:value-type="float">
            <text:p>3367901200</text:p>
          </table:table-cell>
          <table:table-cell table:formula="of:=[.$C$2]+[.$D$2]*[.A304]+[.$E$2]*LOG([.A304])+[.$F$2]*[.A304]*LOG([.A304])+[.$G$2]*2*(RAND()-0.5)" office:value-type="float" office:value="55558618803760.6" calcext:value-type="float">
            <text:p>55558618803760.6</text:p>
          </table:table-cell>
          <table:table-cell table:number-columns-repeated="5"/>
        </table:table-row>
        <table:table-row table:style-name="ro1">
          <table:table-cell office:value-type="float" office:value="3379012311" calcext:value-type="float">
            <text:p>3379012311</text:p>
          </table:table-cell>
          <table:table-cell table:formula="of:=[.$C$2]+[.$D$2]*[.A305]+[.$E$2]*LOG([.A305])+[.$F$2]*[.A305]*LOG([.A305])+[.$G$2]*2*(RAND()-0.5)" office:value-type="float" office:value="55750130224467.6" calcext:value-type="float">
            <text:p>55750130224467.6</text:p>
          </table:table-cell>
          <table:table-cell table:number-columns-repeated="5"/>
        </table:table-row>
        <table:table-row table:style-name="ro1">
          <table:table-cell office:value-type="float" office:value="3390123422" calcext:value-type="float">
            <text:p>3390123422</text:p>
          </table:table-cell>
          <table:table-cell table:formula="of:=[.$C$2]+[.$D$2]*[.A306]+[.$E$2]*LOG([.A306])+[.$F$2]*[.A306]*LOG([.A306])+[.$G$2]*2*(RAND()-0.5)" office:value-type="float" office:value="55941668620035.4" calcext:value-type="float">
            <text:p>55941668620035.4</text:p>
          </table:table-cell>
          <table:table-cell table:number-columns-repeated="5"/>
        </table:table-row>
        <table:table-row table:style-name="ro1">
          <table:table-cell office:value-type="float" office:value="3401234533" calcext:value-type="float">
            <text:p>3401234533</text:p>
          </table:table-cell>
          <table:table-cell table:formula="of:=[.$C$2]+[.$D$2]*[.A307]+[.$E$2]*LOG([.A307])+[.$F$2]*[.A307]*LOG([.A307])+[.$G$2]*2*(RAND()-0.5)" office:value-type="float" office:value="56133233902053.9" calcext:value-type="float">
            <text:p>56133233902053.9</text:p>
          </table:table-cell>
          <table:table-cell table:number-columns-repeated="5"/>
        </table:table-row>
        <table:table-row table:style-name="ro1">
          <table:table-cell office:value-type="float" office:value="3412345644" calcext:value-type="float">
            <text:p>3412345644</text:p>
          </table:table-cell>
          <table:table-cell table:formula="of:=[.$C$2]+[.$D$2]*[.A308]+[.$E$2]*LOG([.A308])+[.$F$2]*[.A308]*LOG([.A308])+[.$G$2]*2*(RAND()-0.5)" office:value-type="float" office:value="56324825982690.4" calcext:value-type="float">
            <text:p>56324825982690.4</text:p>
          </table:table-cell>
          <table:table-cell table:number-columns-repeated="5"/>
        </table:table-row>
        <table:table-row table:style-name="ro1">
          <table:table-cell office:value-type="float" office:value="3423456755" calcext:value-type="float">
            <text:p>3423456755</text:p>
          </table:table-cell>
          <table:table-cell table:formula="of:=[.$C$2]+[.$D$2]*[.A309]+[.$E$2]*LOG([.A309])+[.$F$2]*[.A309]*LOG([.A309])+[.$G$2]*2*(RAND()-0.5)" office:value-type="float" office:value="56516444774684.1" calcext:value-type="float">
            <text:p>56516444774684.1</text:p>
          </table:table-cell>
          <table:table-cell table:number-columns-repeated="5"/>
        </table:table-row>
        <table:table-row table:style-name="ro1">
          <table:table-cell office:value-type="float" office:value="3434567866" calcext:value-type="float">
            <text:p>3434567866</text:p>
          </table:table-cell>
          <table:table-cell table:formula="of:=[.$C$2]+[.$D$2]*[.A310]+[.$E$2]*LOG([.A310])+[.$F$2]*[.A310]*LOG([.A310])+[.$G$2]*2*(RAND()-0.5)" office:value-type="float" office:value="56708090191341" calcext:value-type="float">
            <text:p>56708090191341</text:p>
          </table:table-cell>
          <table:table-cell table:number-columns-repeated="5"/>
        </table:table-row>
        <table:table-row table:style-name="ro1">
          <table:table-cell office:value-type="float" office:value="3445678977" calcext:value-type="float">
            <text:p>3445678977</text:p>
          </table:table-cell>
          <table:table-cell table:formula="of:=[.$C$2]+[.$D$2]*[.A311]+[.$E$2]*LOG([.A311])+[.$F$2]*[.A311]*LOG([.A311])+[.$G$2]*2*(RAND()-0.5)" office:value-type="float" office:value="56899762146527.7" calcext:value-type="float">
            <text:p>56899762146527.7</text:p>
          </table:table-cell>
          <table:table-cell table:number-columns-repeated="5"/>
        </table:table-row>
        <table:table-row table:style-name="ro1">
          <table:table-cell office:value-type="float" office:value="3456790088" calcext:value-type="float">
            <text:p>3456790088</text:p>
          </table:table-cell>
          <table:table-cell table:formula="of:=[.$C$2]+[.$D$2]*[.A312]+[.$E$2]*LOG([.A312])+[.$F$2]*[.A312]*LOG([.A312])+[.$G$2]*2*(RAND()-0.5)" office:value-type="float" office:value="57091460554666.5" calcext:value-type="float">
            <text:p>57091460554666.5</text:p>
          </table:table-cell>
          <table:table-cell table:number-columns-repeated="5"/>
        </table:table-row>
        <table:table-row table:style-name="ro1">
          <table:table-cell office:value-type="float" office:value="3467901199" calcext:value-type="float">
            <text:p>3467901199</text:p>
          </table:table-cell>
          <table:table-cell table:formula="of:=[.$C$2]+[.$D$2]*[.A313]+[.$E$2]*LOG([.A313])+[.$F$2]*[.A313]*LOG([.A313])+[.$G$2]*2*(RAND()-0.5)" office:value-type="float" office:value="57283185330729.6" calcext:value-type="float">
            <text:p>57283185330729.6</text:p>
          </table:table-cell>
          <table:table-cell table:number-columns-repeated="5"/>
        </table:table-row>
        <table:table-row table:style-name="ro1">
          <table:table-cell office:value-type="float" office:value="3479012310" calcext:value-type="float">
            <text:p>3479012310</text:p>
          </table:table-cell>
          <table:table-cell table:formula="of:=[.$C$2]+[.$D$2]*[.A314]+[.$E$2]*LOG([.A314])+[.$F$2]*[.A314]*LOG([.A314])+[.$G$2]*2*(RAND()-0.5)" office:value-type="float" office:value="57474936390234.4" calcext:value-type="float">
            <text:p>57474936390234.4</text:p>
          </table:table-cell>
          <table:table-cell table:number-columns-repeated="5"/>
        </table:table-row>
        <table:table-row table:style-name="ro1">
          <table:table-cell office:value-type="float" office:value="3490123421" calcext:value-type="float">
            <text:p>3490123421</text:p>
          </table:table-cell>
          <table:table-cell table:formula="of:=[.$C$2]+[.$D$2]*[.A315]+[.$E$2]*LOG([.A315])+[.$F$2]*[.A315]*LOG([.A315])+[.$G$2]*2*(RAND()-0.5)" office:value-type="float" office:value="57666713649237.7" calcext:value-type="float">
            <text:p>57666713649237.7</text:p>
          </table:table-cell>
          <table:table-cell table:number-columns-repeated="5"/>
        </table:table-row>
        <table:table-row table:style-name="ro1">
          <table:table-cell office:value-type="float" office:value="3501234532" calcext:value-type="float">
            <text:p>3501234532</text:p>
          </table:table-cell>
          <table:table-cell table:formula="of:=[.$C$2]+[.$D$2]*[.A316]+[.$E$2]*LOG([.A316])+[.$F$2]*[.A316]*LOG([.A316])+[.$G$2]*2*(RAND()-0.5)" office:value-type="float" office:value="57858517024330.7" calcext:value-type="float">
            <text:p>57858517024330.7</text:p>
          </table:table-cell>
          <table:table-cell table:number-columns-repeated="5"/>
        </table:table-row>
        <table:table-row table:style-name="ro1">
          <table:table-cell office:value-type="float" office:value="3512345643" calcext:value-type="float">
            <text:p>3512345643</text:p>
          </table:table-cell>
          <table:table-cell table:formula="of:=[.$C$2]+[.$D$2]*[.A317]+[.$E$2]*LOG([.A317])+[.$F$2]*[.A317]*LOG([.A317])+[.$G$2]*2*(RAND()-0.5)" office:value-type="float" office:value="58050346432634.4" calcext:value-type="float">
            <text:p>58050346432634.4</text:p>
          </table:table-cell>
          <table:table-cell table:number-columns-repeated="5"/>
        </table:table-row>
        <table:table-row table:style-name="ro1">
          <table:table-cell office:value-type="float" office:value="3523456754" calcext:value-type="float">
            <text:p>3523456754</text:p>
          </table:table-cell>
          <table:table-cell table:formula="of:=[.$C$2]+[.$D$2]*[.A318]+[.$E$2]*LOG([.A318])+[.$F$2]*[.A318]*LOG([.A318])+[.$G$2]*2*(RAND()-0.5)" office:value-type="float" office:value="58242201791793.6" calcext:value-type="float">
            <text:p>58242201791793.6</text:p>
          </table:table-cell>
          <table:table-cell table:number-columns-repeated="5"/>
        </table:table-row>
        <table:table-row table:style-name="ro1">
          <table:table-cell office:value-type="float" office:value="3534567865" calcext:value-type="float">
            <text:p>3534567865</text:p>
          </table:table-cell>
          <table:table-cell table:formula="of:=[.$C$2]+[.$D$2]*[.A319]+[.$E$2]*LOG([.A319])+[.$F$2]*[.A319]*LOG([.A319])+[.$G$2]*2*(RAND()-0.5)" office:value-type="float" office:value="58434083019973.1" calcext:value-type="float">
            <text:p>58434083019973.1</text:p>
          </table:table-cell>
          <table:table-cell table:number-columns-repeated="5"/>
        </table:table-row>
        <table:table-row table:style-name="ro1">
          <table:table-cell office:value-type="float" office:value="3545678976" calcext:value-type="float">
            <text:p>3545678976</text:p>
          </table:table-cell>
          <table:table-cell table:formula="of:=[.$C$2]+[.$D$2]*[.A320]+[.$E$2]*LOG([.A320])+[.$F$2]*[.A320]*LOG([.A320])+[.$G$2]*2*(RAND()-0.5)" office:value-type="float" office:value="58625990035851.7" calcext:value-type="float">
            <text:p>58625990035851.7</text:p>
          </table:table-cell>
          <table:table-cell table:number-columns-repeated="5"/>
        </table:table-row>
        <table:table-row table:style-name="ro1">
          <table:table-cell office:value-type="float" office:value="3556790087" calcext:value-type="float">
            <text:p>3556790087</text:p>
          </table:table-cell>
          <table:table-cell table:formula="of:=[.$C$2]+[.$D$2]*[.A321]+[.$E$2]*LOG([.A321])+[.$F$2]*[.A321]*LOG([.A321])+[.$G$2]*2*(RAND()-0.5)" office:value-type="float" office:value="58817922758618.2" calcext:value-type="float">
            <text:p>58817922758618.2</text:p>
          </table:table-cell>
          <table:table-cell table:number-columns-repeated="5"/>
        </table:table-row>
        <table:table-row table:style-name="ro1">
          <table:table-cell office:value-type="float" office:value="3567901198" calcext:value-type="float">
            <text:p>3567901198</text:p>
          </table:table-cell>
          <table:table-cell table:formula="of:=[.$C$2]+[.$D$2]*[.A322]+[.$E$2]*LOG([.A322])+[.$F$2]*[.A322]*LOG([.A322])+[.$G$2]*2*(RAND()-0.5)" office:value-type="float" office:value="59009881107966.3" calcext:value-type="float">
            <text:p>59009881107966.3</text:p>
          </table:table-cell>
          <table:table-cell table:number-columns-repeated="5"/>
        </table:table-row>
        <table:table-row table:style-name="ro1">
          <table:table-cell office:value-type="float" office:value="3579012309" calcext:value-type="float">
            <text:p>3579012309</text:p>
          </table:table-cell>
          <table:table-cell table:formula="of:=[.$C$2]+[.$D$2]*[.A323]+[.$E$2]*LOG([.A323])+[.$F$2]*[.A323]*LOG([.A323])+[.$G$2]*2*(RAND()-0.5)" office:value-type="float" office:value="59201865004089.5" calcext:value-type="float">
            <text:p>59201865004089.5</text:p>
          </table:table-cell>
          <table:table-cell table:number-columns-repeated="5"/>
        </table:table-row>
        <table:table-row table:style-name="ro1">
          <table:table-cell office:value-type="float" office:value="3590123420" calcext:value-type="float">
            <text:p>3590123420</text:p>
          </table:table-cell>
          <table:table-cell table:formula="of:=[.$C$2]+[.$D$2]*[.A324]+[.$E$2]*LOG([.A324])+[.$F$2]*[.A324]*LOG([.A324])+[.$G$2]*2*(RAND()-0.5)" office:value-type="float" office:value="59393874367677.4" calcext:value-type="float">
            <text:p>59393874367677.4</text:p>
          </table:table-cell>
          <table:table-cell table:number-columns-repeated="5"/>
        </table:table-row>
        <table:table-row table:style-name="ro1">
          <table:table-cell office:value-type="float" office:value="3601234531" calcext:value-type="float">
            <text:p>3601234531</text:p>
          </table:table-cell>
          <table:table-cell table:formula="of:=[.$C$2]+[.$D$2]*[.A325]+[.$E$2]*LOG([.A325])+[.$F$2]*[.A325]*LOG([.A325])+[.$G$2]*2*(RAND()-0.5)" office:value-type="float" office:value="59585909119910.1" calcext:value-type="float">
            <text:p>59585909119910.1</text:p>
          </table:table-cell>
          <table:table-cell table:number-columns-repeated="5"/>
        </table:table-row>
        <table:table-row table:style-name="ro1">
          <table:table-cell office:value-type="float" office:value="3612345642" calcext:value-type="float">
            <text:p>3612345642</text:p>
          </table:table-cell>
          <table:table-cell table:formula="of:=[.$C$2]+[.$D$2]*[.A326]+[.$E$2]*LOG([.A326])+[.$F$2]*[.A326]*LOG([.A326])+[.$G$2]*2*(RAND()-0.5)" office:value-type="float" office:value="59777969182454.1" calcext:value-type="float">
            <text:p>59777969182454.1</text:p>
          </table:table-cell>
          <table:table-cell table:number-columns-repeated="5"/>
        </table:table-row>
        <table:table-row table:style-name="ro1">
          <table:table-cell office:value-type="float" office:value="3623456753" calcext:value-type="float">
            <text:p>3623456753</text:p>
          </table:table-cell>
          <table:table-cell table:formula="of:=[.$C$2]+[.$D$2]*[.A327]+[.$E$2]*LOG([.A327])+[.$F$2]*[.A327]*LOG([.A327])+[.$G$2]*2*(RAND()-0.5)" office:value-type="float" office:value="59970054477458.1" calcext:value-type="float">
            <text:p>59970054477458.1</text:p>
          </table:table-cell>
          <table:table-cell table:number-columns-repeated="5"/>
        </table:table-row>
        <table:table-row table:style-name="ro1">
          <table:table-cell office:value-type="float" office:value="3634567864" calcext:value-type="float">
            <text:p>3634567864</text:p>
          </table:table-cell>
          <table:table-cell table:formula="of:=[.$C$2]+[.$D$2]*[.A328]+[.$E$2]*LOG([.A328])+[.$F$2]*[.A328]*LOG([.A328])+[.$G$2]*2*(RAND()-0.5)" office:value-type="float" office:value="60162164927547.8" calcext:value-type="float">
            <text:p>60162164927547.8</text:p>
          </table:table-cell>
          <table:table-cell table:number-columns-repeated="5"/>
        </table:table-row>
        <table:table-row table:style-name="ro1">
          <table:table-cell office:value-type="float" office:value="3645678975" calcext:value-type="float">
            <text:p>3645678975</text:p>
          </table:table-cell>
          <table:table-cell table:formula="of:=[.$C$2]+[.$D$2]*[.A329]+[.$E$2]*LOG([.A329])+[.$F$2]*[.A329]*LOG([.A329])+[.$G$2]*2*(RAND()-0.5)" office:value-type="float" office:value="60354300455822.4" calcext:value-type="float">
            <text:p>60354300455822.4</text:p>
          </table:table-cell>
          <table:table-cell table:number-columns-repeated="5"/>
        </table:table-row>
        <table:table-row table:style-name="ro1">
          <table:table-cell office:value-type="float" office:value="3656790086" calcext:value-type="float">
            <text:p>3656790086</text:p>
          </table:table-cell>
          <table:table-cell table:formula="of:=[.$C$2]+[.$D$2]*[.A330]+[.$E$2]*LOG([.A330])+[.$F$2]*[.A330]*LOG([.A330])+[.$G$2]*2*(RAND()-0.5)" office:value-type="float" office:value="60546460985849.6" calcext:value-type="float">
            <text:p>60546460985849.6</text:p>
          </table:table-cell>
          <table:table-cell table:number-columns-repeated="5"/>
        </table:table-row>
        <table:table-row table:style-name="ro1">
          <table:table-cell office:value-type="float" office:value="3667901197" calcext:value-type="float">
            <text:p>3667901197</text:p>
          </table:table-cell>
          <table:table-cell table:formula="of:=[.$C$2]+[.$D$2]*[.A331]+[.$E$2]*LOG([.A331])+[.$F$2]*[.A331]*LOG([.A331])+[.$G$2]*2*(RAND()-0.5)" office:value-type="float" office:value="60738646441661.7" calcext:value-type="float">
            <text:p>60738646441661.7</text:p>
          </table:table-cell>
          <table:table-cell table:number-columns-repeated="5"/>
        </table:table-row>
        <table:table-row table:style-name="ro1">
          <table:table-cell office:value-type="float" office:value="3679012308" calcext:value-type="float">
            <text:p>3679012308</text:p>
          </table:table-cell>
          <table:table-cell table:formula="of:=[.$C$2]+[.$D$2]*[.A332]+[.$E$2]*LOG([.A332])+[.$F$2]*[.A332]*LOG([.A332])+[.$G$2]*2*(RAND()-0.5)" office:value-type="float" office:value="60930856747751.2" calcext:value-type="float">
            <text:p>60930856747751.2</text:p>
          </table:table-cell>
          <table:table-cell table:number-columns-repeated="5"/>
        </table:table-row>
        <table:table-row table:style-name="ro1">
          <table:table-cell office:value-type="float" office:value="3690123419" calcext:value-type="float">
            <text:p>3690123419</text:p>
          </table:table-cell>
          <table:table-cell table:formula="of:=[.$C$2]+[.$D$2]*[.A333]+[.$E$2]*LOG([.A333])+[.$F$2]*[.A333]*LOG([.A333])+[.$G$2]*2*(RAND()-0.5)" office:value-type="float" office:value="61123091829066.7" calcext:value-type="float">
            <text:p>61123091829066.7</text:p>
          </table:table-cell>
          <table:table-cell table:number-columns-repeated="5"/>
        </table:table-row>
        <table:table-row table:style-name="ro1">
          <table:table-cell office:value-type="float" office:value="3701234530" calcext:value-type="float">
            <text:p>3701234530</text:p>
          </table:table-cell>
          <table:table-cell table:formula="of:=[.$C$2]+[.$D$2]*[.A334]+[.$E$2]*LOG([.A334])+[.$F$2]*[.A334]*LOG([.A334])+[.$G$2]*2*(RAND()-0.5)" office:value-type="float" office:value="61315351611008.7" calcext:value-type="float">
            <text:p>61315351611008.7</text:p>
          </table:table-cell>
          <table:table-cell table:number-columns-repeated="5"/>
        </table:table-row>
        <table:table-row table:style-name="ro1">
          <table:table-cell office:value-type="float" office:value="3712345641" calcext:value-type="float">
            <text:p>3712345641</text:p>
          </table:table-cell>
          <table:table-cell table:formula="of:=[.$C$2]+[.$D$2]*[.A335]+[.$E$2]*LOG([.A335])+[.$F$2]*[.A335]*LOG([.A335])+[.$G$2]*2*(RAND()-0.5)" office:value-type="float" office:value="61507636019425.8" calcext:value-type="float">
            <text:p>61507636019425.8</text:p>
          </table:table-cell>
          <table:table-cell table:number-columns-repeated="5"/>
        </table:table-row>
        <table:table-row table:style-name="ro1">
          <table:table-cell office:value-type="float" office:value="3723456752" calcext:value-type="float">
            <text:p>3723456752</text:p>
          </table:table-cell>
          <table:table-cell table:formula="of:=[.$C$2]+[.$D$2]*[.A336]+[.$E$2]*LOG([.A336])+[.$F$2]*[.A336]*LOG([.A336])+[.$G$2]*2*(RAND()-0.5)" office:value-type="float" office:value="61699944980610.2" calcext:value-type="float">
            <text:p>61699944980610.2</text:p>
          </table:table-cell>
          <table:table-cell table:number-columns-repeated="5"/>
        </table:table-row>
        <table:table-row table:style-name="ro1">
          <table:table-cell office:value-type="float" office:value="3734567863" calcext:value-type="float">
            <text:p>3734567863</text:p>
          </table:table-cell>
          <table:table-cell table:formula="of:=[.$C$2]+[.$D$2]*[.A337]+[.$E$2]*LOG([.A337])+[.$F$2]*[.A337]*LOG([.A337])+[.$G$2]*2*(RAND()-0.5)" office:value-type="float" office:value="61892278421294.1" calcext:value-type="float">
            <text:p>61892278421294.1</text:p>
          </table:table-cell>
          <table:table-cell table:number-columns-repeated="5"/>
        </table:table-row>
        <table:table-row table:style-name="ro1">
          <table:table-cell office:value-type="float" office:value="3745678974" calcext:value-type="float">
            <text:p>3745678974</text:p>
          </table:table-cell>
          <table:table-cell table:formula="of:=[.$C$2]+[.$D$2]*[.A338]+[.$E$2]*LOG([.A338])+[.$F$2]*[.A338]*LOG([.A338])+[.$G$2]*2*(RAND()-0.5)" office:value-type="float" office:value="62084636268645.9" calcext:value-type="float">
            <text:p>62084636268645.9</text:p>
          </table:table-cell>
          <table:table-cell table:number-columns-repeated="5"/>
        </table:table-row>
        <table:table-row table:style-name="ro1">
          <table:table-cell office:value-type="float" office:value="3756790085" calcext:value-type="float">
            <text:p>3756790085</text:p>
          </table:table-cell>
          <table:table-cell table:formula="of:=[.$C$2]+[.$D$2]*[.A339]+[.$E$2]*LOG([.A339])+[.$F$2]*[.A339]*LOG([.A339])+[.$G$2]*2*(RAND()-0.5)" office:value-type="float" office:value="62277018450265.8" calcext:value-type="float">
            <text:p>62277018450265.8</text:p>
          </table:table-cell>
          <table:table-cell table:number-columns-repeated="5"/>
        </table:table-row>
        <table:table-row table:style-name="ro1">
          <table:table-cell office:value-type="float" office:value="3767901196" calcext:value-type="float">
            <text:p>3767901196</text:p>
          </table:table-cell>
          <table:table-cell table:formula="of:=[.$C$2]+[.$D$2]*[.A340]+[.$E$2]*LOG([.A340])+[.$F$2]*[.A340]*LOG([.A340])+[.$G$2]*2*(RAND()-0.5)" office:value-type="float" office:value="62469424894182.4" calcext:value-type="float">
            <text:p>62469424894182.4</text:p>
          </table:table-cell>
          <table:table-cell table:number-columns-repeated="5"/>
        </table:table-row>
        <table:table-row table:style-name="ro1">
          <table:table-cell office:value-type="float" office:value="3779012307" calcext:value-type="float">
            <text:p>3779012307</text:p>
          </table:table-cell>
          <table:table-cell table:formula="of:=[.$C$2]+[.$D$2]*[.A341]+[.$E$2]*LOG([.A341])+[.$F$2]*[.A341]*LOG([.A341])+[.$G$2]*2*(RAND()-0.5)" office:value-type="float" office:value="62661855528848.7" calcext:value-type="float">
            <text:p>62661855528848.7</text:p>
          </table:table-cell>
          <table:table-cell table:number-columns-repeated="5"/>
        </table:table-row>
        <table:table-row table:style-name="ro1">
          <table:table-cell office:value-type="float" office:value="3790123418" calcext:value-type="float">
            <text:p>3790123418</text:p>
          </table:table-cell>
          <table:table-cell table:formula="of:=[.$C$2]+[.$D$2]*[.A342]+[.$E$2]*LOG([.A342])+[.$F$2]*[.A342]*LOG([.A342])+[.$G$2]*2*(RAND()-0.5)" office:value-type="float" office:value="62854310283138.6" calcext:value-type="float">
            <text:p>62854310283138.6</text:p>
          </table:table-cell>
          <table:table-cell table:number-columns-repeated="5"/>
        </table:table-row>
        <table:table-row table:style-name="ro1">
          <table:table-cell office:value-type="float" office:value="3801234529" calcext:value-type="float">
            <text:p>3801234529</text:p>
          </table:table-cell>
          <table:table-cell table:formula="of:=[.$C$2]+[.$D$2]*[.A343]+[.$E$2]*LOG([.A343])+[.$F$2]*[.A343]*LOG([.A343])+[.$G$2]*2*(RAND()-0.5)" office:value-type="float" office:value="63046789086342.8" calcext:value-type="float">
            <text:p>63046789086342.8</text:p>
          </table:table-cell>
          <table:table-cell table:number-columns-repeated="5"/>
        </table:table-row>
        <table:table-row table:style-name="ro1">
          <table:table-cell office:value-type="float" office:value="3812345640" calcext:value-type="float">
            <text:p>3812345640</text:p>
          </table:table-cell>
          <table:table-cell table:formula="of:=[.$C$2]+[.$D$2]*[.A344]+[.$E$2]*LOG([.A344])+[.$F$2]*[.A344]*LOG([.A344])+[.$G$2]*2*(RAND()-0.5)" office:value-type="float" office:value="63239291868165.4" calcext:value-type="float">
            <text:p>63239291868165.4</text:p>
          </table:table-cell>
          <table:table-cell table:number-columns-repeated="5"/>
        </table:table-row>
        <table:table-row table:style-name="ro1">
          <table:table-cell office:value-type="float" office:value="3823456751" calcext:value-type="float">
            <text:p>3823456751</text:p>
          </table:table-cell>
          <table:table-cell table:formula="of:=[.$C$2]+[.$D$2]*[.A345]+[.$E$2]*LOG([.A345])+[.$F$2]*[.A345]*LOG([.A345])+[.$G$2]*2*(RAND()-0.5)" office:value-type="float" office:value="63431818558720.5" calcext:value-type="float">
            <text:p>63431818558720.5</text:p>
          </table:table-cell>
          <table:table-cell table:number-columns-repeated="5"/>
        </table:table-row>
        <table:table-row table:style-name="ro1">
          <table:table-cell office:value-type="float" office:value="3834567862" calcext:value-type="float">
            <text:p>3834567862</text:p>
          </table:table-cell>
          <table:table-cell table:formula="of:=[.$C$2]+[.$D$2]*[.A346]+[.$E$2]*LOG([.A346])+[.$F$2]*[.A346]*LOG([.A346])+[.$G$2]*2*(RAND()-0.5)" office:value-type="float" office:value="63624369088528.1" calcext:value-type="float">
            <text:p>63624369088528.1</text:p>
          </table:table-cell>
          <table:table-cell table:number-columns-repeated="5"/>
        </table:table-row>
        <table:table-row table:style-name="ro1">
          <table:table-cell office:value-type="float" office:value="3845678973" calcext:value-type="float">
            <text:p>3845678973</text:p>
          </table:table-cell>
          <table:table-cell table:formula="of:=[.$C$2]+[.$D$2]*[.A347]+[.$E$2]*LOG([.A347])+[.$F$2]*[.A347]*LOG([.A347])+[.$G$2]*2*(RAND()-0.5)" office:value-type="float" office:value="63816943388511" calcext:value-type="float">
            <text:p>63816943388511</text:p>
          </table:table-cell>
          <table:table-cell table:number-columns-repeated="5"/>
        </table:table-row>
        <table:table-row table:style-name="ro1">
          <table:table-cell office:value-type="float" office:value="3856790084" calcext:value-type="float">
            <text:p>3856790084</text:p>
          </table:table-cell>
          <table:table-cell table:formula="of:=[.$C$2]+[.$D$2]*[.A348]+[.$E$2]*LOG([.A348])+[.$F$2]*[.A348]*LOG([.A348])+[.$G$2]*2*(RAND()-0.5)" office:value-type="float" office:value="64009541389991.2" calcext:value-type="float">
            <text:p>64009541389991.2</text:p>
          </table:table-cell>
          <table:table-cell table:number-columns-repeated="5"/>
        </table:table-row>
        <table:table-row table:style-name="ro1">
          <table:table-cell office:value-type="float" office:value="3867901195" calcext:value-type="float">
            <text:p>3867901195</text:p>
          </table:table-cell>
          <table:table-cell table:formula="of:=[.$C$2]+[.$D$2]*[.A349]+[.$E$2]*LOG([.A349])+[.$F$2]*[.A349]*LOG([.A349])+[.$G$2]*2*(RAND()-0.5)" office:value-type="float" office:value="64202163024686.2" calcext:value-type="float">
            <text:p>64202163024686.2</text:p>
          </table:table-cell>
          <table:table-cell table:number-columns-repeated="5"/>
        </table:table-row>
        <table:table-row table:style-name="ro1">
          <table:table-cell office:value-type="float" office:value="3879012306" calcext:value-type="float">
            <text:p>3879012306</text:p>
          </table:table-cell>
          <table:table-cell table:formula="of:=[.$C$2]+[.$D$2]*[.A350]+[.$E$2]*LOG([.A350])+[.$F$2]*[.A350]*LOG([.A350])+[.$G$2]*2*(RAND()-0.5)" office:value-type="float" office:value="64394808224706.1" calcext:value-type="float">
            <text:p>64394808224706.1</text:p>
          </table:table-cell>
          <table:table-cell table:number-columns-repeated="5"/>
        </table:table-row>
        <table:table-row table:style-name="ro1">
          <table:table-cell office:value-type="float" office:value="3890123417" calcext:value-type="float">
            <text:p>3890123417</text:p>
          </table:table-cell>
          <table:table-cell table:formula="of:=[.$C$2]+[.$D$2]*[.A351]+[.$E$2]*LOG([.A351])+[.$F$2]*[.A351]*LOG([.A351])+[.$G$2]*2*(RAND()-0.5)" office:value-type="float" office:value="64587476922549.8" calcext:value-type="float">
            <text:p>64587476922549.8</text:p>
          </table:table-cell>
          <table:table-cell table:number-columns-repeated="5"/>
        </table:table-row>
        <table:table-row table:style-name="ro1">
          <table:table-cell office:value-type="float" office:value="3901234528" calcext:value-type="float">
            <text:p>3901234528</text:p>
          </table:table-cell>
          <table:table-cell table:formula="of:=[.$C$2]+[.$D$2]*[.A352]+[.$E$2]*LOG([.A352])+[.$F$2]*[.A352]*LOG([.A352])+[.$G$2]*2*(RAND()-0.5)" office:value-type="float" office:value="64780169051101.6" calcext:value-type="float">
            <text:p>64780169051101.6</text:p>
          </table:table-cell>
          <table:table-cell table:number-columns-repeated="5"/>
        </table:table-row>
        <table:table-row table:style-name="ro1">
          <table:table-cell office:value-type="float" office:value="3912345639" calcext:value-type="float">
            <text:p>3912345639</text:p>
          </table:table-cell>
          <table:table-cell table:formula="of:=[.$C$2]+[.$D$2]*[.A353]+[.$E$2]*LOG([.A353])+[.$F$2]*[.A353]*LOG([.A353])+[.$G$2]*2*(RAND()-0.5)" office:value-type="float" office:value="64972884543628.4" calcext:value-type="float">
            <text:p>64972884543628.4</text:p>
          </table:table-cell>
          <table:table-cell table:number-columns-repeated="5"/>
        </table:table-row>
        <table:table-row table:style-name="ro1">
          <table:table-cell office:value-type="float" office:value="3923456750" calcext:value-type="float">
            <text:p>3923456750</text:p>
          </table:table-cell>
          <table:table-cell table:formula="of:=[.$C$2]+[.$D$2]*[.A354]+[.$E$2]*LOG([.A354])+[.$F$2]*[.A354]*LOG([.A354])+[.$G$2]*2*(RAND()-0.5)" office:value-type="float" office:value="65165623333776.1" calcext:value-type="float">
            <text:p>65165623333776.1</text:p>
          </table:table-cell>
          <table:table-cell table:number-columns-repeated="5"/>
        </table:table-row>
        <table:table-row table:style-name="ro1">
          <table:table-cell office:value-type="float" office:value="3934567861" calcext:value-type="float">
            <text:p>3934567861</text:p>
          </table:table-cell>
          <table:table-cell table:formula="of:=[.$C$2]+[.$D$2]*[.A355]+[.$E$2]*LOG([.A355])+[.$F$2]*[.A355]*LOG([.A355])+[.$G$2]*2*(RAND()-0.5)" office:value-type="float" office:value="65358385355566.3" calcext:value-type="float">
            <text:p>65358385355566.3</text:p>
          </table:table-cell>
          <table:table-cell table:number-columns-repeated="5"/>
        </table:table-row>
        <table:table-row table:style-name="ro1">
          <table:table-cell office:value-type="float" office:value="3945678972" calcext:value-type="float">
            <text:p>3945678972</text:p>
          </table:table-cell>
          <table:table-cell table:formula="of:=[.$C$2]+[.$D$2]*[.A356]+[.$E$2]*LOG([.A356])+[.$F$2]*[.A356]*LOG([.A356])+[.$G$2]*2*(RAND()-0.5)" office:value-type="float" office:value="65551170543393.3" calcext:value-type="float">
            <text:p>65551170543393.3</text:p>
          </table:table-cell>
          <table:table-cell table:number-columns-repeated="5"/>
        </table:table-row>
        <table:table-row table:style-name="ro1">
          <table:table-cell office:value-type="float" office:value="3956790083" calcext:value-type="float">
            <text:p>3956790083</text:p>
          </table:table-cell>
          <table:table-cell table:formula="of:=[.$C$2]+[.$D$2]*[.A357]+[.$E$2]*LOG([.A357])+[.$F$2]*[.A357]*LOG([.A357])+[.$G$2]*2*(RAND()-0.5)" office:value-type="float" office:value="65743978832020.9" calcext:value-type="float">
            <text:p>65743978832020.9</text:p>
          </table:table-cell>
          <table:table-cell table:number-columns-repeated="5"/>
        </table:table-row>
        <table:table-row table:style-name="ro1">
          <table:table-cell office:value-type="float" office:value="3967901194" calcext:value-type="float">
            <text:p>3967901194</text:p>
          </table:table-cell>
          <table:table-cell table:formula="of:=[.$C$2]+[.$D$2]*[.A358]+[.$E$2]*LOG([.A358])+[.$F$2]*[.A358]*LOG([.A358])+[.$G$2]*2*(RAND()-0.5)" office:value-type="float" office:value="65936810156579.3" calcext:value-type="float">
            <text:p>65936810156579.3</text:p>
          </table:table-cell>
          <table:table-cell table:number-columns-repeated="5"/>
        </table:table-row>
        <table:table-row table:style-name="ro1">
          <table:table-cell office:value-type="float" office:value="3979012305" calcext:value-type="float">
            <text:p>3979012305</text:p>
          </table:table-cell>
          <table:table-cell table:formula="of:=[.$C$2]+[.$D$2]*[.A359]+[.$E$2]*LOG([.A359])+[.$F$2]*[.A359]*LOG([.A359])+[.$G$2]*2*(RAND()-0.5)" office:value-type="float" office:value="66129664452562.1" calcext:value-type="float">
            <text:p>66129664452562.1</text:p>
          </table:table-cell>
          <table:table-cell table:number-columns-repeated="5"/>
        </table:table-row>
        <table:table-row table:style-name="ro1">
          <table:table-cell office:value-type="float" office:value="3990123416" calcext:value-type="float">
            <text:p>3990123416</text:p>
          </table:table-cell>
          <table:table-cell table:formula="of:=[.$C$2]+[.$D$2]*[.A360]+[.$E$2]*LOG([.A360])+[.$F$2]*[.A360]*LOG([.A360])+[.$G$2]*2*(RAND()-0.5)" office:value-type="float" office:value="66322541655822.8" calcext:value-type="float">
            <text:p>66322541655822.8</text:p>
          </table:table-cell>
          <table:table-cell table:number-columns-repeated="5"/>
        </table:table-row>
        <table:table-row table:style-name="ro1">
          <table:table-cell office:value-type="float" office:value="4001234527" calcext:value-type="float">
            <text:p>4001234527</text:p>
          </table:table-cell>
          <table:table-cell table:formula="of:=[.$C$2]+[.$D$2]*[.A361]+[.$E$2]*LOG([.A361])+[.$F$2]*[.A361]*LOG([.A361])+[.$G$2]*2*(RAND()-0.5)" office:value-type="float" office:value="66515441702572.6" calcext:value-type="float">
            <text:p>66515441702572.6</text:p>
          </table:table-cell>
          <table:table-cell table:number-columns-repeated="5"/>
        </table:table-row>
        <table:table-row table:style-name="ro1">
          <table:table-cell office:value-type="float" office:value="4012345638" calcext:value-type="float">
            <text:p>4012345638</text:p>
          </table:table-cell>
          <table:table-cell table:formula="of:=[.$C$2]+[.$D$2]*[.A362]+[.$E$2]*LOG([.A362])+[.$F$2]*[.A362]*LOG([.A362])+[.$G$2]*2*(RAND()-0.5)" office:value-type="float" office:value="66708364529376.8" calcext:value-type="float">
            <text:p>66708364529376.8</text:p>
          </table:table-cell>
          <table:table-cell table:number-columns-repeated="5"/>
        </table:table-row>
        <table:table-row table:style-name="ro1">
          <table:table-cell office:value-type="float" office:value="4023456749" calcext:value-type="float">
            <text:p>4023456749</text:p>
          </table:table-cell>
          <table:table-cell table:formula="of:=[.$C$2]+[.$D$2]*[.A363]+[.$E$2]*LOG([.A363])+[.$F$2]*[.A363]*LOG([.A363])+[.$G$2]*2*(RAND()-0.5)" office:value-type="float" office:value="66901310073151.9" calcext:value-type="float">
            <text:p>66901310073151.9</text:p>
          </table:table-cell>
          <table:table-cell table:number-columns-repeated="5"/>
        </table:table-row>
        <table:table-row table:style-name="ro1">
          <table:table-cell office:value-type="float" office:value="4034567860" calcext:value-type="float">
            <text:p>4034567860</text:p>
          </table:table-cell>
          <table:table-cell table:formula="of:=[.$C$2]+[.$D$2]*[.A364]+[.$E$2]*LOG([.A364])+[.$F$2]*[.A364]*LOG([.A364])+[.$G$2]*2*(RAND()-0.5)" office:value-type="float" office:value="67094278271162.9" calcext:value-type="float">
            <text:p>67094278271162.9</text:p>
          </table:table-cell>
          <table:table-cell table:number-columns-repeated="5"/>
        </table:table-row>
        <table:table-row table:style-name="ro1">
          <table:table-cell office:value-type="float" office:value="4045678971" calcext:value-type="float">
            <text:p>4045678971</text:p>
          </table:table-cell>
          <table:table-cell table:formula="of:=[.$C$2]+[.$D$2]*[.A365]+[.$E$2]*LOG([.A365])+[.$F$2]*[.A365]*LOG([.A365])+[.$G$2]*2*(RAND()-0.5)" office:value-type="float" office:value="67287269061020.5" calcext:value-type="float">
            <text:p>67287269061020.5</text:p>
          </table:table-cell>
          <table:table-cell table:number-columns-repeated="5"/>
        </table:table-row>
        <table:table-row table:style-name="ro1">
          <table:table-cell office:value-type="float" office:value="4056790082" calcext:value-type="float">
            <text:p>4056790082</text:p>
          </table:table-cell>
          <table:table-cell table:formula="of:=[.$C$2]+[.$D$2]*[.A366]+[.$E$2]*LOG([.A366])+[.$F$2]*[.A366]*LOG([.A366])+[.$G$2]*2*(RAND()-0.5)" office:value-type="float" office:value="67480282380678" calcext:value-type="float">
            <text:p>67480282380678</text:p>
          </table:table-cell>
          <table:table-cell table:number-columns-repeated="5"/>
        </table:table-row>
        <table:table-row table:style-name="ro1">
          <table:table-cell office:value-type="float" office:value="4067901193" calcext:value-type="float">
            <text:p>4067901193</text:p>
          </table:table-cell>
          <table:table-cell table:formula="of:=[.$C$2]+[.$D$2]*[.A367]+[.$E$2]*LOG([.A367])+[.$F$2]*[.A367]*LOG([.A367])+[.$G$2]*2*(RAND()-0.5)" office:value-type="float" office:value="67673318168428.4" calcext:value-type="float">
            <text:p>67673318168428.4</text:p>
          </table:table-cell>
          <table:table-cell table:number-columns-repeated="5"/>
        </table:table-row>
        <table:table-row table:style-name="ro1">
          <table:table-cell office:value-type="float" office:value="4079012304" calcext:value-type="float">
            <text:p>4079012304</text:p>
          </table:table-cell>
          <table:table-cell table:formula="of:=[.$C$2]+[.$D$2]*[.A368]+[.$E$2]*LOG([.A368])+[.$F$2]*[.A368]*LOG([.A368])+[.$G$2]*2*(RAND()-0.5)" office:value-type="float" office:value="67866376362902" calcext:value-type="float">
            <text:p>67866376362902</text:p>
          </table:table-cell>
          <table:table-cell table:number-columns-repeated="5"/>
        </table:table-row>
        <table:table-row table:style-name="ro1">
          <table:table-cell office:value-type="float" office:value="4090123415" calcext:value-type="float">
            <text:p>4090123415</text:p>
          </table:table-cell>
          <table:table-cell table:formula="of:=[.$C$2]+[.$D$2]*[.A369]+[.$E$2]*LOG([.A369])+[.$F$2]*[.A369]*LOG([.A369])+[.$G$2]*2*(RAND()-0.5)" office:value-type="float" office:value="68059456903063.4" calcext:value-type="float">
            <text:p>68059456903063.4</text:p>
          </table:table-cell>
          <table:table-cell table:number-columns-repeated="5"/>
        </table:table-row>
        <table:table-row table:style-name="ro1">
          <table:table-cell office:value-type="float" office:value="4101234526" calcext:value-type="float">
            <text:p>4101234526</text:p>
          </table:table-cell>
          <table:table-cell table:formula="of:=[.$C$2]+[.$D$2]*[.A370]+[.$E$2]*LOG([.A370])+[.$F$2]*[.A370]*LOG([.A370])+[.$G$2]*2*(RAND()-0.5)" office:value-type="float" office:value="68252559728208.8" calcext:value-type="float">
            <text:p>68252559728208.8</text:p>
          </table:table-cell>
          <table:table-cell table:number-columns-repeated="5"/>
        </table:table-row>
        <table:table-row table:style-name="ro1">
          <table:table-cell office:value-type="float" office:value="4112345637" calcext:value-type="float">
            <text:p>4112345637</text:p>
          </table:table-cell>
          <table:table-cell table:formula="of:=[.$C$2]+[.$D$2]*[.A371]+[.$E$2]*LOG([.A371])+[.$F$2]*[.A371]*LOG([.A371])+[.$G$2]*2*(RAND()-0.5)" office:value-type="float" office:value="68445684777963.3" calcext:value-type="float">
            <text:p>68445684777963.3</text:p>
          </table:table-cell>
          <table:table-cell table:number-columns-repeated="5"/>
        </table:table-row>
        <table:table-row table:style-name="ro1">
          <table:table-cell office:value-type="float" office:value="4123456748" calcext:value-type="float">
            <text:p>4123456748</text:p>
          </table:table-cell>
          <table:table-cell table:formula="of:=[.$C$2]+[.$D$2]*[.A372]+[.$E$2]*LOG([.A372])+[.$F$2]*[.A372]*LOG([.A372])+[.$G$2]*2*(RAND()-0.5)" office:value-type="float" office:value="68638831992278.4" calcext:value-type="float">
            <text:p>68638831992278.4</text:p>
          </table:table-cell>
          <table:table-cell table:number-columns-repeated="5"/>
        </table:table-row>
        <table:table-row table:style-name="ro1">
          <table:table-cell office:value-type="float" office:value="4134567859" calcext:value-type="float">
            <text:p>4134567859</text:p>
          </table:table-cell>
          <table:table-cell table:formula="of:=[.$C$2]+[.$D$2]*[.A373]+[.$E$2]*LOG([.A373])+[.$F$2]*[.A373]*LOG([.A373])+[.$G$2]*2*(RAND()-0.5)" office:value-type="float" office:value="68832001311428.9" calcext:value-type="float">
            <text:p>68832001311428.9</text:p>
          </table:table-cell>
          <table:table-cell table:number-columns-repeated="5"/>
        </table:table-row>
        <table:table-row table:style-name="ro1">
          <table:table-cell office:value-type="float" office:value="4145678970" calcext:value-type="float">
            <text:p>4145678970</text:p>
          </table:table-cell>
          <table:table-cell table:formula="of:=[.$C$2]+[.$D$2]*[.A374]+[.$E$2]*LOG([.A374])+[.$F$2]*[.A374]*LOG([.A374])+[.$G$2]*2*(RAND()-0.5)" office:value-type="float" office:value="69025192676010.9" calcext:value-type="float">
            <text:p>69025192676010.9</text:p>
          </table:table-cell>
          <table:table-cell table:number-columns-repeated="5"/>
        </table:table-row>
        <table:table-row table:style-name="ro1">
          <table:table-cell office:value-type="float" office:value="4156790081" calcext:value-type="float">
            <text:p>4156790081</text:p>
          </table:table-cell>
          <table:table-cell table:formula="of:=[.$C$2]+[.$D$2]*[.A375]+[.$E$2]*LOG([.A375])+[.$F$2]*[.A375]*LOG([.A375])+[.$G$2]*2*(RAND()-0.5)" office:value-type="float" office:value="69218406026938.9" calcext:value-type="float">
            <text:p>69218406026938.9</text:p>
          </table:table-cell>
          <table:table-cell table:number-columns-repeated="5"/>
        </table:table-row>
        <table:table-row table:style-name="ro1">
          <table:table-cell office:value-type="float" office:value="4167901192" calcext:value-type="float">
            <text:p>4167901192</text:p>
          </table:table-cell>
          <table:table-cell table:formula="of:=[.$C$2]+[.$D$2]*[.A376]+[.$E$2]*LOG([.A376])+[.$F$2]*[.A376]*LOG([.A376])+[.$G$2]*2*(RAND()-0.5)" office:value-type="float" office:value="69411641305443" calcext:value-type="float">
            <text:p>69411641305443</text:p>
          </table:table-cell>
          <table:table-cell table:number-columns-repeated="5"/>
        </table:table-row>
        <table:table-row table:style-name="ro1">
          <table:table-cell office:value-type="float" office:value="4179012303" calcext:value-type="float">
            <text:p>4179012303</text:p>
          </table:table-cell>
          <table:table-cell table:formula="of:=[.$C$2]+[.$D$2]*[.A377]+[.$E$2]*LOG([.A377])+[.$F$2]*[.A377]*LOG([.A377])+[.$G$2]*2*(RAND()-0.5)" office:value-type="float" office:value="69604898453067" calcext:value-type="float">
            <text:p>69604898453067</text:p>
          </table:table-cell>
          <table:table-cell table:number-columns-repeated="5"/>
        </table:table-row>
        <table:table-row table:style-name="ro1">
          <table:table-cell office:value-type="float" office:value="4190123414" calcext:value-type="float">
            <text:p>4190123414</text:p>
          </table:table-cell>
          <table:table-cell table:formula="of:=[.$C$2]+[.$D$2]*[.A378]+[.$E$2]*LOG([.A378])+[.$F$2]*[.A378]*LOG([.A378])+[.$G$2]*2*(RAND()-0.5)" office:value-type="float" office:value="69798177411665.4" calcext:value-type="float">
            <text:p>69798177411665.4</text:p>
          </table:table-cell>
          <table:table-cell table:number-columns-repeated="5"/>
        </table:table-row>
        <table:table-row table:style-name="ro1">
          <table:table-cell office:value-type="float" office:value="4201234525" calcext:value-type="float">
            <text:p>4201234525</text:p>
          </table:table-cell>
          <table:table-cell table:formula="of:=[.$C$2]+[.$D$2]*[.A379]+[.$E$2]*LOG([.A379])+[.$F$2]*[.A379]*LOG([.A379])+[.$G$2]*2*(RAND()-0.5)" office:value-type="float" office:value="69991478123401" calcext:value-type="float">
            <text:p>69991478123401</text:p>
          </table:table-cell>
          <table:table-cell table:number-columns-repeated="5"/>
        </table:table-row>
        <table:table-row table:style-name="ro1">
          <table:table-cell office:value-type="float" office:value="4212345636" calcext:value-type="float">
            <text:p>4212345636</text:p>
          </table:table-cell>
          <table:table-cell table:formula="of:=[.$C$2]+[.$D$2]*[.A380]+[.$E$2]*LOG([.A380])+[.$F$2]*[.A380]*LOG([.A380])+[.$G$2]*2*(RAND()-0.5)" office:value-type="float" office:value="70184800530742.6" calcext:value-type="float">
            <text:p>70184800530742.6</text:p>
          </table:table-cell>
          <table:table-cell table:number-columns-repeated="5"/>
        </table:table-row>
        <table:table-row table:style-name="ro1">
          <table:table-cell office:value-type="float" office:value="4223456747" calcext:value-type="float">
            <text:p>4223456747</text:p>
          </table:table-cell>
          <table:table-cell table:formula="of:=[.$C$2]+[.$D$2]*[.A381]+[.$E$2]*LOG([.A381])+[.$F$2]*[.A381]*LOG([.A381])+[.$G$2]*2*(RAND()-0.5)" office:value-type="float" office:value="70378144576462.5" calcext:value-type="float">
            <text:p>70378144576462.5</text:p>
          </table:table-cell>
          <table:table-cell table:number-columns-repeated="5"/>
        </table:table-row>
        <table:table-row table:style-name="ro1">
          <table:table-cell office:value-type="float" office:value="4234567858" calcext:value-type="float">
            <text:p>4234567858</text:p>
          </table:table-cell>
          <table:table-cell table:formula="of:=[.$C$2]+[.$D$2]*[.A382]+[.$E$2]*LOG([.A382])+[.$F$2]*[.A382]*LOG([.A382])+[.$G$2]*2*(RAND()-0.5)" office:value-type="float" office:value="70571510203634.1" calcext:value-type="float">
            <text:p>70571510203634.1</text:p>
          </table:table-cell>
          <table:table-cell table:number-columns-repeated="5"/>
        </table:table-row>
        <table:table-row table:style-name="ro1">
          <table:table-cell office:value-type="float" office:value="4245678969" calcext:value-type="float">
            <text:p>4245678969</text:p>
          </table:table-cell>
          <table:table-cell table:formula="of:=[.$C$2]+[.$D$2]*[.A383]+[.$E$2]*LOG([.A383])+[.$F$2]*[.A383]*LOG([.A383])+[.$G$2]*2*(RAND()-0.5)" office:value-type="float" office:value="70764897355629.7" calcext:value-type="float">
            <text:p>70764897355629.7</text:p>
          </table:table-cell>
          <table:table-cell table:number-columns-repeated="5"/>
        </table:table-row>
        <table:table-row table:style-name="ro1">
          <table:table-cell office:value-type="float" office:value="4256790080" calcext:value-type="float">
            <text:p>4256790080</text:p>
          </table:table-cell>
          <table:table-cell table:formula="of:=[.$C$2]+[.$D$2]*[.A384]+[.$E$2]*LOG([.A384])+[.$F$2]*[.A384]*LOG([.A384])+[.$G$2]*2*(RAND()-0.5)" office:value-type="float" office:value="70958305976117.6" calcext:value-type="float">
            <text:p>70958305976117.6</text:p>
          </table:table-cell>
          <table:table-cell table:number-columns-repeated="5"/>
        </table:table-row>
        <table:table-row table:style-name="ro1">
          <table:table-cell office:value-type="float" office:value="4267901191" calcext:value-type="float">
            <text:p>4267901191</text:p>
          </table:table-cell>
          <table:table-cell table:formula="of:=[.$C$2]+[.$D$2]*[.A385]+[.$E$2]*LOG([.A385])+[.$F$2]*[.A385]*LOG([.A385])+[.$G$2]*2*(RAND()-0.5)" office:value-type="float" office:value="71151736009060.6" calcext:value-type="float">
            <text:p>71151736009060.6</text:p>
          </table:table-cell>
          <table:table-cell table:number-columns-repeated="5"/>
        </table:table-row>
        <table:table-row table:style-name="ro1">
          <table:table-cell office:value-type="float" office:value="4279012302" calcext:value-type="float">
            <text:p>4279012302</text:p>
          </table:table-cell>
          <table:table-cell table:formula="of:=[.$C$2]+[.$D$2]*[.A386]+[.$E$2]*LOG([.A386])+[.$F$2]*[.A386]*LOG([.A386])+[.$G$2]*2*(RAND()-0.5)" office:value-type="float" office:value="71345187398713" calcext:value-type="float">
            <text:p>71345187398713</text:p>
          </table:table-cell>
          <table:table-cell table:number-columns-repeated="5"/>
        </table:table-row>
        <table:table-row table:style-name="ro1">
          <table:table-cell office:value-type="float" office:value="4290123413" calcext:value-type="float">
            <text:p>4290123413</text:p>
          </table:table-cell>
          <table:table-cell table:formula="of:=[.$C$2]+[.$D$2]*[.A387]+[.$E$2]*LOG([.A387])+[.$F$2]*[.A387]*LOG([.A387])+[.$G$2]*2*(RAND()-0.5)" office:value-type="float" office:value="71538660089618.9" calcext:value-type="float">
            <text:p>71538660089618.9</text:p>
          </table:table-cell>
          <table:table-cell table:number-columns-repeated="5"/>
        </table:table-row>
        <table:table-row table:style-name="ro1">
          <table:table-cell office:value-type="float" office:value="4301234524" calcext:value-type="float">
            <text:p>4301234524</text:p>
          </table:table-cell>
          <table:table-cell table:formula="of:=[.$C$2]+[.$D$2]*[.A388]+[.$E$2]*LOG([.A388])+[.$F$2]*[.A388]*LOG([.A388])+[.$G$2]*2*(RAND()-0.5)" office:value-type="float" office:value="71732154026609.2" calcext:value-type="float">
            <text:p>71732154026609.2</text:p>
          </table:table-cell>
          <table:table-cell table:number-columns-repeated="5"/>
        </table:table-row>
        <table:table-row table:style-name="ro1">
          <table:table-cell office:value-type="float" office:value="4312345635" calcext:value-type="float">
            <text:p>4312345635</text:p>
          </table:table-cell>
          <table:table-cell table:formula="of:=[.$C$2]+[.$D$2]*[.A389]+[.$E$2]*LOG([.A389])+[.$F$2]*[.A389]*LOG([.A389])+[.$G$2]*2*(RAND()-0.5)" office:value-type="float" office:value="71925669154800.3" calcext:value-type="float">
            <text:p>71925669154800.3</text:p>
          </table:table-cell>
          <table:table-cell table:number-columns-repeated="5"/>
        </table:table-row>
        <table:table-row table:style-name="ro1">
          <table:table-cell office:value-type="float" office:value="4323456746" calcext:value-type="float">
            <text:p>4323456746</text:p>
          </table:table-cell>
          <table:table-cell table:formula="of:=[.$C$2]+[.$D$2]*[.A390]+[.$E$2]*LOG([.A390])+[.$F$2]*[.A390]*LOG([.A390])+[.$G$2]*2*(RAND()-0.5)" office:value-type="float" office:value="72119205419591.1" calcext:value-type="float">
            <text:p>72119205419591.1</text:p>
          </table:table-cell>
          <table:table-cell table:number-columns-repeated="5"/>
        </table:table-row>
        <table:table-row table:style-name="ro1">
          <table:table-cell office:value-type="float" office:value="4334567857" calcext:value-type="float">
            <text:p>4334567857</text:p>
          </table:table-cell>
          <table:table-cell table:formula="of:=[.$C$2]+[.$D$2]*[.A391]+[.$E$2]*LOG([.A391])+[.$F$2]*[.A391]*LOG([.A391])+[.$G$2]*2*(RAND()-0.5)" office:value-type="float" office:value="72312762766661.3" calcext:value-type="float">
            <text:p>72312762766661.3</text:p>
          </table:table-cell>
          <table:table-cell table:number-columns-repeated="5"/>
        </table:table-row>
        <table:table-row table:style-name="ro1">
          <table:table-cell office:value-type="float" office:value="4345678968" calcext:value-type="float">
            <text:p>4345678968</text:p>
          </table:table-cell>
          <table:table-cell table:formula="of:=[.$C$2]+[.$D$2]*[.A392]+[.$E$2]*LOG([.A392])+[.$F$2]*[.A392]*LOG([.A392])+[.$G$2]*2*(RAND()-0.5)" office:value-type="float" office:value="72506341141969.1" calcext:value-type="float">
            <text:p>72506341141969.1</text:p>
          </table:table-cell>
          <table:table-cell table:number-columns-repeated="5"/>
        </table:table-row>
        <table:table-row table:style-name="ro1">
          <table:table-cell office:value-type="float" office:value="4356790079" calcext:value-type="float">
            <text:p>4356790079</text:p>
          </table:table-cell>
          <table:table-cell table:formula="of:=[.$C$2]+[.$D$2]*[.A393]+[.$E$2]*LOG([.A393])+[.$F$2]*[.A393]*LOG([.A393])+[.$G$2]*2*(RAND()-0.5)" office:value-type="float" office:value="72699940491748.9" calcext:value-type="float">
            <text:p>72699940491748.9</text:p>
          </table:table-cell>
          <table:table-cell table:number-columns-repeated="5"/>
        </table:table-row>
        <table:table-row table:style-name="ro1">
          <table:table-cell office:value-type="float" office:value="4367901190" calcext:value-type="float">
            <text:p>4367901190</text:p>
          </table:table-cell>
          <table:table-cell table:formula="of:=[.$C$2]+[.$D$2]*[.A394]+[.$E$2]*LOG([.A394])+[.$F$2]*[.A394]*LOG([.A394])+[.$G$2]*2*(RAND()-0.5)" office:value-type="float" office:value="72893560762509.5" calcext:value-type="float">
            <text:p>72893560762509.5</text:p>
          </table:table-cell>
          <table:table-cell table:number-columns-repeated="5"/>
        </table:table-row>
        <table:table-row table:style-name="ro1">
          <table:table-cell office:value-type="float" office:value="4379012301" calcext:value-type="float">
            <text:p>4379012301</text:p>
          </table:table-cell>
          <table:table-cell table:formula="of:=[.$C$2]+[.$D$2]*[.A395]+[.$E$2]*LOG([.A395])+[.$F$2]*[.A395]*LOG([.A395])+[.$G$2]*2*(RAND()-0.5)" office:value-type="float" office:value="73087201901031.8" calcext:value-type="float">
            <text:p>73087201901031.8</text:p>
          </table:table-cell>
          <table:table-cell table:number-columns-repeated="5"/>
        </table:table-row>
        <table:table-row table:style-name="ro1">
          <table:table-cell office:value-type="float" office:value="4390123412" calcext:value-type="float">
            <text:p>4390123412</text:p>
          </table:table-cell>
          <table:table-cell table:formula="of:=[.$C$2]+[.$D$2]*[.A396]+[.$E$2]*LOG([.A396])+[.$F$2]*[.A396]*LOG([.A396])+[.$G$2]*2*(RAND()-0.5)" office:value-type="float" office:value="73280863854366.7" calcext:value-type="float">
            <text:p>73280863854366.7</text:p>
          </table:table-cell>
          <table:table-cell table:number-columns-repeated="5"/>
        </table:table-row>
        <table:table-row table:style-name="ro1">
          <table:table-cell office:value-type="float" office:value="4401234523" calcext:value-type="float">
            <text:p>4401234523</text:p>
          </table:table-cell>
          <table:table-cell table:formula="of:=[.$C$2]+[.$D$2]*[.A397]+[.$E$2]*LOG([.A397])+[.$F$2]*[.A397]*LOG([.A397])+[.$G$2]*2*(RAND()-0.5)" office:value-type="float" office:value="73474546569833.3" calcext:value-type="float">
            <text:p>73474546569833.3</text:p>
          </table:table-cell>
          <table:table-cell table:number-columns-repeated="5"/>
        </table:table-row>
        <table:table-row table:style-name="ro1">
          <table:table-cell office:value-type="float" office:value="4412345634" calcext:value-type="float">
            <text:p>4412345634</text:p>
          </table:table-cell>
          <table:table-cell table:formula="of:=[.$C$2]+[.$D$2]*[.A398]+[.$E$2]*LOG([.A398])+[.$F$2]*[.A398]*LOG([.A398])+[.$G$2]*2*(RAND()-0.5)" office:value-type="float" office:value="73668249995016.4" calcext:value-type="float">
            <text:p>73668249995016.4</text:p>
          </table:table-cell>
          <table:table-cell table:number-columns-repeated="5"/>
        </table:table-row>
        <table:table-row table:style-name="ro1">
          <table:table-cell office:value-type="float" office:value="4423456745" calcext:value-type="float">
            <text:p>4423456745</text:p>
          </table:table-cell>
          <table:table-cell table:formula="of:=[.$C$2]+[.$D$2]*[.A399]+[.$E$2]*LOG([.A399])+[.$F$2]*[.A399]*LOG([.A399])+[.$G$2]*2*(RAND()-0.5)" office:value-type="float" office:value="73861974077765.1" calcext:value-type="float">
            <text:p>73861974077765.1</text:p>
          </table:table-cell>
          <table:table-cell table:number-columns-repeated="5"/>
        </table:table-row>
        <table:table-row table:style-name="ro1">
          <table:table-cell office:value-type="float" office:value="4434567856" calcext:value-type="float">
            <text:p>4434567856</text:p>
          </table:table-cell>
          <table:table-cell table:formula="of:=[.$C$2]+[.$D$2]*[.A400]+[.$E$2]*LOG([.A400])+[.$F$2]*[.A400]*LOG([.A400])+[.$G$2]*2*(RAND()-0.5)" office:value-type="float" office:value="74055718766190.2" calcext:value-type="float">
            <text:p>74055718766190.2</text:p>
          </table:table-cell>
          <table:table-cell table:number-columns-repeated="5"/>
        </table:table-row>
        <table:table-row table:style-name="ro1">
          <table:table-cell office:value-type="float" office:value="4445678967" calcext:value-type="float">
            <text:p>4445678967</text:p>
          </table:table-cell>
          <table:table-cell table:formula="of:=[.$C$2]+[.$D$2]*[.A401]+[.$E$2]*LOG([.A401])+[.$F$2]*[.A401]*LOG([.A401])+[.$G$2]*2*(RAND()-0.5)" office:value-type="float" office:value="74249484008662.8" calcext:value-type="float">
            <text:p>74249484008662.8</text:p>
          </table:table-cell>
          <table:table-cell table:number-columns-repeated="5"/>
        </table:table-row>
        <table:table-row table:style-name="ro1">
          <table:table-cell office:value-type="float" office:value="4456790078" calcext:value-type="float">
            <text:p>4456790078</text:p>
          </table:table-cell>
          <table:table-cell table:formula="of:=[.$C$2]+[.$D$2]*[.A402]+[.$E$2]*LOG([.A402])+[.$F$2]*[.A402]*LOG([.A402])+[.$G$2]*2*(RAND()-0.5)" office:value-type="float" office:value="74443269753811.9" calcext:value-type="float">
            <text:p>74443269753811.9</text:p>
          </table:table-cell>
          <table:table-cell table:number-columns-repeated="5"/>
        </table:table-row>
        <table:table-row table:style-name="ro1">
          <table:table-cell office:value-type="float" office:value="4467901189" calcext:value-type="float">
            <text:p>4467901189</text:p>
          </table:table-cell>
          <table:table-cell table:formula="of:=[.$C$2]+[.$D$2]*[.A403]+[.$E$2]*LOG([.A403])+[.$F$2]*[.A403]*LOG([.A403])+[.$G$2]*2*(RAND()-0.5)" office:value-type="float" office:value="74637075950522.6" calcext:value-type="float">
            <text:p>74637075950522.6</text:p>
          </table:table-cell>
          <table:table-cell table:number-columns-repeated="5"/>
        </table:table-row>
        <table:table-row table:style-name="ro1">
          <table:table-cell office:value-type="float" office:value="4479012300" calcext:value-type="float">
            <text:p>4479012300</text:p>
          </table:table-cell>
          <table:table-cell table:formula="of:=[.$C$2]+[.$D$2]*[.A404]+[.$E$2]*LOG([.A404])+[.$F$2]*[.A404]*LOG([.A404])+[.$G$2]*2*(RAND()-0.5)" office:value-type="float" office:value="74830902547934.5" calcext:value-type="float">
            <text:p>74830902547934.5</text:p>
          </table:table-cell>
          <table:table-cell table:number-columns-repeated="5"/>
        </table:table-row>
        <table:table-row table:style-name="ro1">
          <table:table-cell office:value-type="float" office:value="4490123411" calcext:value-type="float">
            <text:p>4490123411</text:p>
          </table:table-cell>
          <table:table-cell table:formula="of:=[.$C$2]+[.$D$2]*[.A405]+[.$E$2]*LOG([.A405])+[.$F$2]*[.A405]*LOG([.A405])+[.$G$2]*2*(RAND()-0.5)" office:value-type="float" office:value="75024749495439.3" calcext:value-type="float">
            <text:p>75024749495439.3</text:p>
          </table:table-cell>
          <table:table-cell table:number-columns-repeated="5"/>
        </table:table-row>
        <table:table-row table:style-name="ro1">
          <table:table-cell office:value-type="float" office:value="4501234522" calcext:value-type="float">
            <text:p>4501234522</text:p>
          </table:table-cell>
          <table:table-cell table:formula="of:=[.$C$2]+[.$D$2]*[.A406]+[.$E$2]*LOG([.A406])+[.$F$2]*[.A406]*LOG([.A406])+[.$G$2]*2*(RAND()-0.5)" office:value-type="float" office:value="75218616742679.1" calcext:value-type="float">
            <text:p>75218616742679.1</text:p>
          </table:table-cell>
          <table:table-cell table:number-columns-repeated="5"/>
        </table:table-row>
        <table:table-row table:style-name="ro1">
          <table:table-cell office:value-type="float" office:value="4512345633" calcext:value-type="float">
            <text:p>4512345633</text:p>
          </table:table-cell>
          <table:table-cell table:formula="of:=[.$C$2]+[.$D$2]*[.A407]+[.$E$2]*LOG([.A407])+[.$F$2]*[.A407]*LOG([.A407])+[.$G$2]*2*(RAND()-0.5)" office:value-type="float" office:value="75412504239544.8" calcext:value-type="float">
            <text:p>75412504239544.8</text:p>
          </table:table-cell>
          <table:table-cell table:number-columns-repeated="5"/>
        </table:table-row>
        <table:table-row table:style-name="ro1">
          <table:table-cell office:value-type="float" office:value="4523456744" calcext:value-type="float">
            <text:p>4523456744</text:p>
          </table:table-cell>
          <table:table-cell table:formula="of:=[.$C$2]+[.$D$2]*[.A408]+[.$E$2]*LOG([.A408])+[.$F$2]*[.A408]*LOG([.A408])+[.$G$2]*2*(RAND()-0.5)" office:value-type="float" office:value="75606411936174.2" calcext:value-type="float">
            <text:p>75606411936174.2</text:p>
          </table:table-cell>
          <table:table-cell table:number-columns-repeated="5"/>
        </table:table-row>
        <table:table-row table:style-name="ro1">
          <table:table-cell office:value-type="float" office:value="4534567855" calcext:value-type="float">
            <text:p>4534567855</text:p>
          </table:table-cell>
          <table:table-cell table:formula="of:=[.$C$2]+[.$D$2]*[.A409]+[.$E$2]*LOG([.A409])+[.$F$2]*[.A409]*LOG([.A409])+[.$G$2]*2*(RAND()-0.5)" office:value-type="float" office:value="75800339782949.6" calcext:value-type="float">
            <text:p>75800339782949.6</text:p>
          </table:table-cell>
          <table:table-cell table:number-columns-repeated="5"/>
        </table:table-row>
        <table:table-row table:style-name="ro1">
          <table:table-cell office:value-type="float" office:value="4545678966" calcext:value-type="float">
            <text:p>4545678966</text:p>
          </table:table-cell>
          <table:table-cell table:formula="of:=[.$C$2]+[.$D$2]*[.A410]+[.$E$2]*LOG([.A410])+[.$F$2]*[.A410]*LOG([.A410])+[.$G$2]*2*(RAND()-0.5)" office:value-type="float" office:value="75994287730497" calcext:value-type="float">
            <text:p>75994287730497</text:p>
          </table:table-cell>
          <table:table-cell table:number-columns-repeated="5"/>
        </table:table-row>
        <table:table-row table:style-name="ro1">
          <table:table-cell office:value-type="float" office:value="4556790077" calcext:value-type="float">
            <text:p>4556790077</text:p>
          </table:table-cell>
          <table:table-cell table:formula="of:=[.$C$2]+[.$D$2]*[.A411]+[.$E$2]*LOG([.A411])+[.$F$2]*[.A411]*LOG([.A411])+[.$G$2]*2*(RAND()-0.5)" office:value-type="float" office:value="76188255729683.3" calcext:value-type="float">
            <text:p>76188255729683.3</text:p>
          </table:table-cell>
          <table:table-cell table:number-columns-repeated="5"/>
        </table:table-row>
        <table:table-row table:style-name="ro1">
          <table:table-cell office:value-type="float" office:value="4567901188" calcext:value-type="float">
            <text:p>4567901188</text:p>
          </table:table-cell>
          <table:table-cell table:formula="of:=[.$C$2]+[.$D$2]*[.A412]+[.$E$2]*LOG([.A412])+[.$F$2]*[.A412]*LOG([.A412])+[.$G$2]*2*(RAND()-0.5)" office:value-type="float" office:value="76382243731615.3" calcext:value-type="float">
            <text:p>76382243731615.3</text:p>
          </table:table-cell>
          <table:table-cell table:number-columns-repeated="5"/>
        </table:table-row>
        <table:table-row table:style-name="ro1">
          <table:table-cell office:value-type="float" office:value="4579012299" calcext:value-type="float">
            <text:p>4579012299</text:p>
          </table:table-cell>
          <table:table-cell table:formula="of:=[.$C$2]+[.$D$2]*[.A413]+[.$E$2]*LOG([.A413])+[.$F$2]*[.A413]*LOG([.A413])+[.$G$2]*2*(RAND()-0.5)" office:value-type="float" office:value="76576251687637.6" calcext:value-type="float">
            <text:p>76576251687637.6</text:p>
          </table:table-cell>
          <table:table-cell table:number-columns-repeated="5"/>
        </table:table-row>
        <table:table-row table:style-name="ro1">
          <table:table-cell office:value-type="float" office:value="4590123410" calcext:value-type="float">
            <text:p>4590123410</text:p>
          </table:table-cell>
          <table:table-cell table:formula="of:=[.$C$2]+[.$D$2]*[.A414]+[.$E$2]*LOG([.A414])+[.$F$2]*[.A414]*LOG([.A414])+[.$G$2]*2*(RAND()-0.5)" office:value-type="float" office:value="76770279549330.8" calcext:value-type="float">
            <text:p>76770279549330.8</text:p>
          </table:table-cell>
          <table:table-cell table:number-columns-repeated="5"/>
        </table:table-row>
        <table:table-row table:style-name="ro1">
          <table:table-cell office:value-type="float" office:value="4601234521" calcext:value-type="float">
            <text:p>4601234521</text:p>
          </table:table-cell>
          <table:table-cell table:formula="of:=[.$C$2]+[.$D$2]*[.A415]+[.$E$2]*LOG([.A415])+[.$F$2]*[.A415]*LOG([.A415])+[.$G$2]*2*(RAND()-0.5)" office:value-type="float" office:value="76964327268510.1" calcext:value-type="float">
            <text:p>76964327268510.1</text:p>
          </table:table-cell>
          <table:table-cell table:number-columns-repeated="5"/>
        </table:table-row>
        <table:table-row table:style-name="ro1">
          <table:table-cell office:value-type="float" office:value="4612345632" calcext:value-type="float">
            <text:p>4612345632</text:p>
          </table:table-cell>
          <table:table-cell table:formula="of:=[.$C$2]+[.$D$2]*[.A416]+[.$E$2]*LOG([.A416])+[.$F$2]*[.A416]*LOG([.A416])+[.$G$2]*2*(RAND()-0.5)" office:value-type="float" office:value="77158394797223.4" calcext:value-type="float">
            <text:p>77158394797223.4</text:p>
          </table:table-cell>
          <table:table-cell table:number-columns-repeated="5"/>
        </table:table-row>
        <table:table-row table:style-name="ro1">
          <table:table-cell office:value-type="float" office:value="4623456743" calcext:value-type="float">
            <text:p>4623456743</text:p>
          </table:table-cell>
          <table:table-cell table:formula="of:=[.$C$2]+[.$D$2]*[.A417]+[.$E$2]*LOG([.A417])+[.$F$2]*[.A417]*LOG([.A417])+[.$G$2]*2*(RAND()-0.5)" office:value-type="float" office:value="77352482087749.5" calcext:value-type="float">
            <text:p>77352482087749.5</text:p>
          </table:table-cell>
          <table:table-cell table:number-columns-repeated="5"/>
        </table:table-row>
        <table:table-row table:style-name="ro1">
          <table:table-cell office:value-type="float" office:value="4634567854" calcext:value-type="float">
            <text:p>4634567854</text:p>
          </table:table-cell>
          <table:table-cell table:formula="of:=[.$C$2]+[.$D$2]*[.A418]+[.$E$2]*LOG([.A418])+[.$F$2]*[.A418]*LOG([.A418])+[.$G$2]*2*(RAND()-0.5)" office:value-type="float" office:value="77546589092596.5" calcext:value-type="float">
            <text:p>77546589092596.5</text:p>
          </table:table-cell>
          <table:table-cell table:number-columns-repeated="5"/>
        </table:table-row>
        <table:table-row table:style-name="ro1">
          <table:table-cell office:value-type="float" office:value="4645678965" calcext:value-type="float">
            <text:p>4645678965</text:p>
          </table:table-cell>
          <table:table-cell table:formula="of:=[.$C$2]+[.$D$2]*[.A419]+[.$E$2]*LOG([.A419])+[.$F$2]*[.A419]*LOG([.A419])+[.$G$2]*2*(RAND()-0.5)" office:value-type="float" office:value="77740715764500.6" calcext:value-type="float">
            <text:p>77740715764500.6</text:p>
          </table:table-cell>
          <table:table-cell table:number-columns-repeated="5"/>
        </table:table-row>
        <table:table-row table:style-name="ro1">
          <table:table-cell office:value-type="float" office:value="4656790076" calcext:value-type="float">
            <text:p>4656790076</text:p>
          </table:table-cell>
          <table:table-cell table:formula="of:=[.$C$2]+[.$D$2]*[.A420]+[.$E$2]*LOG([.A420])+[.$F$2]*[.A420]*LOG([.A420])+[.$G$2]*2*(RAND()-0.5)" office:value-type="float" office:value="77934862056423.7" calcext:value-type="float">
            <text:p>77934862056423.7</text:p>
          </table:table-cell>
          <table:table-cell table:number-columns-repeated="5"/>
        </table:table-row>
        <table:table-row table:style-name="ro1">
          <table:table-cell office:value-type="float" office:value="4667901187" calcext:value-type="float">
            <text:p>4667901187</text:p>
          </table:table-cell>
          <table:table-cell table:formula="of:=[.$C$2]+[.$D$2]*[.A421]+[.$E$2]*LOG([.A421])+[.$F$2]*[.A421]*LOG([.A421])+[.$G$2]*2*(RAND()-0.5)" office:value-type="float" office:value="78129027921552.3" calcext:value-type="float">
            <text:p>78129027921552.3</text:p>
          </table:table-cell>
          <table:table-cell table:number-columns-repeated="5"/>
        </table:table-row>
        <table:table-row table:style-name="ro1">
          <table:table-cell office:value-type="float" office:value="4679012298" calcext:value-type="float">
            <text:p>4679012298</text:p>
          </table:table-cell>
          <table:table-cell table:formula="of:=[.$C$2]+[.$D$2]*[.A422]+[.$E$2]*LOG([.A422])+[.$F$2]*[.A422]*LOG([.A422])+[.$G$2]*2*(RAND()-0.5)" office:value-type="float" office:value="78323213313295.9" calcext:value-type="float">
            <text:p>78323213313295.9</text:p>
          </table:table-cell>
          <table:table-cell table:number-columns-repeated="5"/>
        </table:table-row>
        <table:table-row table:style-name="ro1">
          <table:table-cell office:value-type="float" office:value="4690123409" calcext:value-type="float">
            <text:p>4690123409</text:p>
          </table:table-cell>
          <table:table-cell table:formula="of:=[.$C$2]+[.$D$2]*[.A423]+[.$E$2]*LOG([.A423])+[.$F$2]*[.A423]*LOG([.A423])+[.$G$2]*2*(RAND()-0.5)" office:value-type="float" office:value="78517418185284.9" calcext:value-type="float">
            <text:p>78517418185284.9</text:p>
          </table:table-cell>
          <table:table-cell table:number-columns-repeated="5"/>
        </table:table-row>
        <table:table-row table:style-name="ro1">
          <table:table-cell office:value-type="float" office:value="4701234520" calcext:value-type="float">
            <text:p>4701234520</text:p>
          </table:table-cell>
          <table:table-cell table:formula="of:=[.$C$2]+[.$D$2]*[.A424]+[.$E$2]*LOG([.A424])+[.$F$2]*[.A424]*LOG([.A424])+[.$G$2]*2*(RAND()-0.5)" office:value-type="float" office:value="78711642491369.9" calcext:value-type="float">
            <text:p>78711642491369.9</text:p>
          </table:table-cell>
          <table:table-cell table:number-columns-repeated="5"/>
        </table:table-row>
        <table:table-row table:style-name="ro1">
          <table:table-cell office:value-type="float" office:value="4712345631" calcext:value-type="float">
            <text:p>4712345631</text:p>
          </table:table-cell>
          <table:table-cell table:formula="of:=[.$C$2]+[.$D$2]*[.A425]+[.$E$2]*LOG([.A425])+[.$F$2]*[.A425]*LOG([.A425])+[.$G$2]*2*(RAND()-0.5)" office:value-type="float" office:value="78905886185619.2" calcext:value-type="float">
            <text:p>78905886185619.2</text:p>
          </table:table-cell>
          <table:table-cell table:number-columns-repeated="5"/>
        </table:table-row>
        <table:table-row table:style-name="ro1">
          <table:table-cell office:value-type="float" office:value="4723456742" calcext:value-type="float">
            <text:p>4723456742</text:p>
          </table:table-cell>
          <table:table-cell table:formula="of:=[.$C$2]+[.$D$2]*[.A426]+[.$E$2]*LOG([.A426])+[.$F$2]*[.A426]*LOG([.A426])+[.$G$2]*2*(RAND()-0.5)" office:value-type="float" office:value="79100149222317.9" calcext:value-type="float">
            <text:p>79100149222317.9</text:p>
          </table:table-cell>
          <table:table-cell table:number-columns-repeated="5"/>
        </table:table-row>
        <table:table-row table:style-name="ro1">
          <table:table-cell office:value-type="float" office:value="4734567853" calcext:value-type="float">
            <text:p>4734567853</text:p>
          </table:table-cell>
          <table:table-cell table:formula="of:=[.$C$2]+[.$D$2]*[.A427]+[.$E$2]*LOG([.A427])+[.$F$2]*[.A427]*LOG([.A427])+[.$G$2]*2*(RAND()-0.5)" office:value-type="float" office:value="79294431555966.3" calcext:value-type="float">
            <text:p>79294431555966.3</text:p>
          </table:table-cell>
          <table:table-cell table:number-columns-repeated="5"/>
        </table:table-row>
        <table:table-row table:style-name="ro1">
          <table:table-cell office:value-type="float" office:value="4745678964" calcext:value-type="float">
            <text:p>4745678964</text:p>
          </table:table-cell>
          <table:table-cell table:formula="of:=[.$C$2]+[.$D$2]*[.A428]+[.$E$2]*LOG([.A428])+[.$F$2]*[.A428]*LOG([.A428])+[.$G$2]*2*(RAND()-0.5)" office:value-type="float" office:value="79488733141278.1" calcext:value-type="float">
            <text:p>79488733141278.1</text:p>
          </table:table-cell>
          <table:table-cell table:number-columns-repeated="5"/>
        </table:table-row>
        <table:table-row table:style-name="ro1">
          <table:table-cell office:value-type="float" office:value="4756790075" calcext:value-type="float">
            <text:p>4756790075</text:p>
          </table:table-cell>
          <table:table-cell table:formula="of:=[.$C$2]+[.$D$2]*[.A429]+[.$E$2]*LOG([.A429])+[.$F$2]*[.A429]*LOG([.A429])+[.$G$2]*2*(RAND()-0.5)" office:value-type="float" office:value="79683053933179" calcext:value-type="float">
            <text:p>79683053933179</text:p>
          </table:table-cell>
          <table:table-cell table:number-columns-repeated="5"/>
        </table:table-row>
        <table:table-row table:style-name="ro1">
          <table:table-cell office:value-type="float" office:value="4767901186" calcext:value-type="float">
            <text:p>4767901186</text:p>
          </table:table-cell>
          <table:table-cell table:formula="of:=[.$C$2]+[.$D$2]*[.A430]+[.$E$2]*LOG([.A430])+[.$F$2]*[.A430]*LOG([.A430])+[.$G$2]*2*(RAND()-0.5)" office:value-type="float" office:value="79877393886805.4" calcext:value-type="float">
            <text:p>79877393886805.4</text:p>
          </table:table-cell>
          <table:table-cell table:number-columns-repeated="5"/>
        </table:table-row>
        <table:table-row table:style-name="ro1">
          <table:table-cell office:value-type="float" office:value="4779012297" calcext:value-type="float">
            <text:p>4779012297</text:p>
          </table:table-cell>
          <table:table-cell table:formula="of:=[.$C$2]+[.$D$2]*[.A431]+[.$E$2]*LOG([.A431])+[.$F$2]*[.A431]*LOG([.A431])+[.$G$2]*2*(RAND()-0.5)" office:value-type="float" office:value="80071752957502.7" calcext:value-type="float">
            <text:p>80071752957502.7</text:p>
          </table:table-cell>
          <table:table-cell table:number-columns-repeated="5"/>
        </table:table-row>
        <table:table-row table:style-name="ro1">
          <table:table-cell office:value-type="float" office:value="4790123408" calcext:value-type="float">
            <text:p>4790123408</text:p>
          </table:table-cell>
          <table:table-cell table:formula="of:=[.$C$2]+[.$D$2]*[.A432]+[.$E$2]*LOG([.A432])+[.$F$2]*[.A432]*LOG([.A432])+[.$G$2]*2*(RAND()-0.5)" office:value-type="float" office:value="80266131100824.1" calcext:value-type="float">
            <text:p>80266131100824.1</text:p>
          </table:table-cell>
          <table:table-cell table:number-columns-repeated="5"/>
        </table:table-row>
        <table:table-row table:style-name="ro1">
          <table:table-cell office:value-type="float" office:value="4801234519" calcext:value-type="float">
            <text:p>4801234519</text:p>
          </table:table-cell>
          <table:table-cell table:formula="of:=[.$C$2]+[.$D$2]*[.A433]+[.$E$2]*LOG([.A433])+[.$F$2]*[.A433]*LOG([.A433])+[.$G$2]*2*(RAND()-0.5)" office:value-type="float" office:value="80460528272528.8" calcext:value-type="float">
            <text:p>80460528272528.8</text:p>
          </table:table-cell>
          <table:table-cell table:number-columns-repeated="5"/>
        </table:table-row>
        <table:table-row table:style-name="ro1">
          <table:table-cell office:value-type="float" office:value="4812345630" calcext:value-type="float">
            <text:p>4812345630</text:p>
          </table:table-cell>
          <table:table-cell table:formula="of:=[.$C$2]+[.$D$2]*[.A434]+[.$E$2]*LOG([.A434])+[.$F$2]*[.A434]*LOG([.A434])+[.$G$2]*2*(RAND()-0.5)" office:value-type="float" office:value="80654944428581" calcext:value-type="float">
            <text:p>80654944428581</text:p>
          </table:table-cell>
          <table:table-cell table:number-columns-repeated="5"/>
        </table:table-row>
        <table:table-row table:style-name="ro1">
          <table:table-cell office:value-type="float" office:value="4823456741" calcext:value-type="float">
            <text:p>4823456741</text:p>
          </table:table-cell>
          <table:table-cell table:formula="of:=[.$C$2]+[.$D$2]*[.A435]+[.$E$2]*LOG([.A435])+[.$F$2]*[.A435]*LOG([.A435])+[.$G$2]*2*(RAND()-0.5)" office:value-type="float" office:value="80849379525148" calcext:value-type="float">
            <text:p>80849379525148</text:p>
          </table:table-cell>
          <table:table-cell table:number-columns-repeated="5"/>
        </table:table-row>
        <table:table-row table:style-name="ro1">
          <table:table-cell office:value-type="float" office:value="4834567852" calcext:value-type="float">
            <text:p>4834567852</text:p>
          </table:table-cell>
          <table:table-cell table:formula="of:=[.$C$2]+[.$D$2]*[.A436]+[.$E$2]*LOG([.A436])+[.$F$2]*[.A436]*LOG([.A436])+[.$G$2]*2*(RAND()-0.5)" office:value-type="float" office:value="81043833518599.1" calcext:value-type="float">
            <text:p>81043833518599.1</text:p>
          </table:table-cell>
          <table:table-cell table:number-columns-repeated="5"/>
        </table:table-row>
        <table:table-row table:style-name="ro1">
          <table:table-cell office:value-type="float" office:value="4845678963" calcext:value-type="float">
            <text:p>4845678963</text:p>
          </table:table-cell>
          <table:table-cell table:formula="of:=[.$C$2]+[.$D$2]*[.A437]+[.$E$2]*LOG([.A437])+[.$F$2]*[.A437]*LOG([.A437])+[.$G$2]*2*(RAND()-0.5)" office:value-type="float" office:value="81238306365504.4" calcext:value-type="float">
            <text:p>81238306365504.4</text:p>
          </table:table-cell>
          <table:table-cell table:number-columns-repeated="5"/>
        </table:table-row>
        <table:table-row table:style-name="ro1">
          <table:table-cell office:value-type="float" office:value="4856790074" calcext:value-type="float">
            <text:p>4856790074</text:p>
          </table:table-cell>
          <table:table-cell table:formula="of:=[.$C$2]+[.$D$2]*[.A438]+[.$E$2]*LOG([.A438])+[.$F$2]*[.A438]*LOG([.A438])+[.$G$2]*2*(RAND()-0.5)" office:value-type="float" office:value="81432798022632.8" calcext:value-type="float">
            <text:p>81432798022632.8</text:p>
          </table:table-cell>
          <table:table-cell table:number-columns-repeated="5"/>
        </table:table-row>
        <table:table-row table:style-name="ro1">
          <table:table-cell office:value-type="float" office:value="4867901185" calcext:value-type="float">
            <text:p>4867901185</text:p>
          </table:table-cell>
          <table:table-cell table:formula="of:=[.$C$2]+[.$D$2]*[.A439]+[.$E$2]*LOG([.A439])+[.$F$2]*[.A439]*LOG([.A439])+[.$G$2]*2*(RAND()-0.5)" office:value-type="float" office:value="81627308446951.2" calcext:value-type="float">
            <text:p>81627308446951.2</text:p>
          </table:table-cell>
          <table:table-cell table:number-columns-repeated="5"/>
        </table:table-row>
        <table:table-row table:style-name="ro1">
          <table:table-cell office:value-type="float" office:value="4879012296" calcext:value-type="float">
            <text:p>4879012296</text:p>
          </table:table-cell>
          <table:table-cell table:formula="of:=[.$C$2]+[.$D$2]*[.A440]+[.$E$2]*LOG([.A440])+[.$F$2]*[.A440]*LOG([.A440])+[.$G$2]*2*(RAND()-0.5)" office:value-type="float" office:value="81821837595623" calcext:value-type="float">
            <text:p>81821837595623</text:p>
          </table:table-cell>
          <table:table-cell table:number-columns-repeated="5"/>
        </table:table-row>
        <table:table-row table:style-name="ro1">
          <table:table-cell office:value-type="float" office:value="4890123407" calcext:value-type="float">
            <text:p>4890123407</text:p>
          </table:table-cell>
          <table:table-cell table:formula="of:=[.$C$2]+[.$D$2]*[.A441]+[.$E$2]*LOG([.A441])+[.$F$2]*[.A441]*LOG([.A441])+[.$G$2]*2*(RAND()-0.5)" office:value-type="float" office:value="82016385426006.6" calcext:value-type="float">
            <text:p>82016385426006.6</text:p>
          </table:table-cell>
          <table:table-cell table:number-columns-repeated="5"/>
        </table:table-row>
        <table:table-row table:style-name="ro1">
          <table:table-cell office:value-type="float" office:value="4901234518" calcext:value-type="float">
            <text:p>4901234518</text:p>
          </table:table-cell>
          <table:table-cell table:formula="of:=[.$C$2]+[.$D$2]*[.A442]+[.$E$2]*LOG([.A442])+[.$F$2]*[.A442]*LOG([.A442])+[.$G$2]*2*(RAND()-0.5)" office:value-type="float" office:value="82210951895654.2" calcext:value-type="float">
            <text:p>82210951895654.2</text:p>
          </table:table-cell>
          <table:table-cell table:number-columns-repeated="5"/>
        </table:table-row>
        <table:table-row table:style-name="ro1">
          <table:table-cell office:value-type="float" office:value="4912345629" calcext:value-type="float">
            <text:p>4912345629</text:p>
          </table:table-cell>
          <table:table-cell table:formula="of:=[.$C$2]+[.$D$2]*[.A443]+[.$E$2]*LOG([.A443])+[.$F$2]*[.A443]*LOG([.A443])+[.$G$2]*2*(RAND()-0.5)" office:value-type="float" office:value="82405536962310.5" calcext:value-type="float">
            <text:p>82405536962310.5</text:p>
          </table:table-cell>
          <table:table-cell table:number-columns-repeated="5"/>
        </table:table-row>
        <table:table-row table:style-name="ro1">
          <table:table-cell office:value-type="float" office:value="4923456740" calcext:value-type="float">
            <text:p>4923456740</text:p>
          </table:table-cell>
          <table:table-cell table:formula="of:=[.$C$2]+[.$D$2]*[.A444]+[.$E$2]*LOG([.A444])+[.$F$2]*[.A444]*LOG([.A444])+[.$G$2]*2*(RAND()-0.5)" office:value-type="float" office:value="82600140583911.2" calcext:value-type="float">
            <text:p>82600140583911.2</text:p>
          </table:table-cell>
          <table:table-cell table:number-columns-repeated="5"/>
        </table:table-row>
        <table:table-row table:style-name="ro1">
          <table:table-cell office:value-type="float" office:value="4934567851" calcext:value-type="float">
            <text:p>4934567851</text:p>
          </table:table-cell>
          <table:table-cell table:formula="of:=[.$C$2]+[.$D$2]*[.A445]+[.$E$2]*LOG([.A445])+[.$F$2]*[.A445]*LOG([.A445])+[.$G$2]*2*(RAND()-0.5)" office:value-type="float" office:value="82794762718582.2" calcext:value-type="float">
            <text:p>82794762718582.2</text:p>
          </table:table-cell>
          <table:table-cell table:number-columns-repeated="5"/>
        </table:table-row>
        <table:table-row table:style-name="ro1">
          <table:table-cell office:value-type="float" office:value="4945678962" calcext:value-type="float">
            <text:p>4945678962</text:p>
          </table:table-cell>
          <table:table-cell table:formula="of:=[.$C$2]+[.$D$2]*[.A446]+[.$E$2]*LOG([.A446])+[.$F$2]*[.A446]*LOG([.A446])+[.$G$2]*2*(RAND()-0.5)" office:value-type="float" office:value="82989403324637.5" calcext:value-type="float">
            <text:p>82989403324637.5</text:p>
          </table:table-cell>
          <table:table-cell table:number-columns-repeated="5"/>
        </table:table-row>
        <table:table-row table:style-name="ro1">
          <table:table-cell office:value-type="float" office:value="4956790073" calcext:value-type="float">
            <text:p>4956790073</text:p>
          </table:table-cell>
          <table:table-cell table:formula="of:=[.$C$2]+[.$D$2]*[.A447]+[.$E$2]*LOG([.A447])+[.$F$2]*[.A447]*LOG([.A447])+[.$G$2]*2*(RAND()-0.5)" office:value-type="float" office:value="83184062360578.9" calcext:value-type="float">
            <text:p>83184062360578.9</text:p>
          </table:table-cell>
          <table:table-cell table:number-columns-repeated="5"/>
        </table:table-row>
        <table:table-row table:style-name="ro1">
          <table:table-cell office:value-type="float" office:value="4967901184" calcext:value-type="float">
            <text:p>4967901184</text:p>
          </table:table-cell>
          <table:table-cell table:formula="of:=[.$C$2]+[.$D$2]*[.A448]+[.$E$2]*LOG([.A448])+[.$F$2]*[.A448]*LOG([.A448])+[.$G$2]*2*(RAND()-0.5)" office:value-type="float" office:value="83378739785093.9" calcext:value-type="float">
            <text:p>83378739785093.9</text:p>
          </table:table-cell>
          <table:table-cell table:number-columns-repeated="5"/>
        </table:table-row>
        <table:table-row table:style-name="ro1">
          <table:table-cell office:value-type="float" office:value="4979012295" calcext:value-type="float">
            <text:p>4979012295</text:p>
          </table:table-cell>
          <table:table-cell table:formula="of:=[.$C$2]+[.$D$2]*[.A449]+[.$E$2]*LOG([.A449])+[.$F$2]*[.A449]*LOG([.A449])+[.$G$2]*2*(RAND()-0.5)" office:value-type="float" office:value="83573435557054.8" calcext:value-type="float">
            <text:p>83573435557054.8</text:p>
          </table:table-cell>
          <table:table-cell table:number-columns-repeated="5"/>
        </table:table-row>
        <table:table-row table:style-name="ro1">
          <table:table-cell office:value-type="float" office:value="4990123406" calcext:value-type="float">
            <text:p>4990123406</text:p>
          </table:table-cell>
          <table:table-cell table:formula="of:=[.$C$2]+[.$D$2]*[.A450]+[.$E$2]*LOG([.A450])+[.$F$2]*[.A450]*LOG([.A450])+[.$G$2]*2*(RAND()-0.5)" office:value-type="float" office:value="83768149635517.8" calcext:value-type="float">
            <text:p>83768149635517.8</text:p>
          </table:table-cell>
          <table:table-cell table:number-columns-repeated="5"/>
        </table:table-row>
        <table:table-row table:style-name="ro1">
          <table:table-cell office:value-type="float" office:value="5001234517" calcext:value-type="float">
            <text:p>5001234517</text:p>
          </table:table-cell>
          <table:table-cell table:formula="of:=[.$C$2]+[.$D$2]*[.A451]+[.$E$2]*LOG([.A451])+[.$F$2]*[.A451]*LOG([.A451])+[.$G$2]*2*(RAND()-0.5)" office:value-type="float" office:value="83962881979721" calcext:value-type="float">
            <text:p>83962881979721</text:p>
          </table:table-cell>
          <table:table-cell table:number-columns-repeated="5"/>
        </table:table-row>
        <table:table-row table:style-name="ro1">
          <table:table-cell office:value-type="float" office:value="5012345628" calcext:value-type="float">
            <text:p>5012345628</text:p>
          </table:table-cell>
          <table:table-cell table:formula="of:=[.$C$2]+[.$D$2]*[.A452]+[.$E$2]*LOG([.A452])+[.$F$2]*[.A452]*LOG([.A452])+[.$G$2]*2*(RAND()-0.5)" office:value-type="float" office:value="84157632549084" calcext:value-type="float">
            <text:p>84157632549084</text:p>
          </table:table-cell>
          <table:table-cell table:number-columns-repeated="5"/>
        </table:table-row>
        <table:table-row table:style-name="ro1">
          <table:table-cell office:value-type="float" office:value="5023456739" calcext:value-type="float">
            <text:p>5023456739</text:p>
          </table:table-cell>
          <table:table-cell table:formula="of:=[.$C$2]+[.$D$2]*[.A453]+[.$E$2]*LOG([.A453])+[.$F$2]*[.A453]*LOG([.A453])+[.$G$2]*2*(RAND()-0.5)" office:value-type="float" office:value="84352401303205.9" calcext:value-type="float">
            <text:p>84352401303205.9</text:p>
          </table:table-cell>
          <table:table-cell table:number-columns-repeated="5"/>
        </table:table-row>
        <table:table-row table:style-name="ro1">
          <table:table-cell office:value-type="float" office:value="5034567850" calcext:value-type="float">
            <text:p>5034567850</text:p>
          </table:table-cell>
          <table:table-cell table:formula="of:=[.$C$2]+[.$D$2]*[.A454]+[.$E$2]*LOG([.A454])+[.$F$2]*[.A454]*LOG([.A454])+[.$G$2]*2*(RAND()-0.5)" office:value-type="float" office:value="84547188201865" calcext:value-type="float">
            <text:p>84547188201865</text:p>
          </table:table-cell>
          <table:table-cell table:number-columns-repeated="5"/>
        </table:table-row>
        <table:table-row table:style-name="ro1">
          <table:table-cell office:value-type="float" office:value="5045678961" calcext:value-type="float">
            <text:p>5045678961</text:p>
          </table:table-cell>
          <table:table-cell table:formula="of:=[.$C$2]+[.$D$2]*[.A455]+[.$E$2]*LOG([.A455])+[.$F$2]*[.A455]*LOG([.A455])+[.$G$2]*2*(RAND()-0.5)" office:value-type="float" office:value="84741993205016.7" calcext:value-type="float">
            <text:p>84741993205016.7</text:p>
          </table:table-cell>
          <table:table-cell table:number-columns-repeated="5"/>
        </table:table-row>
        <table:table-row table:style-name="ro1">
          <table:table-cell office:value-type="float" office:value="5056790072" calcext:value-type="float">
            <text:p>5056790072</text:p>
          </table:table-cell>
          <table:table-cell table:formula="of:=[.$C$2]+[.$D$2]*[.A456]+[.$E$2]*LOG([.A456])+[.$F$2]*[.A456]*LOG([.A456])+[.$G$2]*2*(RAND()-0.5)" office:value-type="float" office:value="84936816272793" calcext:value-type="float">
            <text:p>84936816272793</text:p>
          </table:table-cell>
          <table:table-cell table:number-columns-repeated="5"/>
        </table:table-row>
        <table:table-row table:style-name="ro1">
          <table:table-cell office:value-type="float" office:value="5067901183" calcext:value-type="float">
            <text:p>5067901183</text:p>
          </table:table-cell>
          <table:table-cell table:formula="of:=[.$C$2]+[.$D$2]*[.A457]+[.$E$2]*LOG([.A457])+[.$F$2]*[.A457]*LOG([.A457])+[.$G$2]*2*(RAND()-0.5)" office:value-type="float" office:value="85131657365501.2" calcext:value-type="float">
            <text:p>85131657365501.2</text:p>
          </table:table-cell>
          <table:table-cell table:number-columns-repeated="5"/>
        </table:table-row>
        <table:table-row table:style-name="ro1">
          <table:table-cell office:value-type="float" office:value="5079012294" calcext:value-type="float">
            <text:p>5079012294</text:p>
          </table:table-cell>
          <table:table-cell table:formula="of:=[.$C$2]+[.$D$2]*[.A458]+[.$E$2]*LOG([.A458])+[.$F$2]*[.A458]*LOG([.A458])+[.$G$2]*2*(RAND()-0.5)" office:value-type="float" office:value="85326516443622.3" calcext:value-type="float">
            <text:p>85326516443622.3</text:p>
          </table:table-cell>
          <table:table-cell table:number-columns-repeated="5"/>
        </table:table-row>
        <table:table-row table:style-name="ro1">
          <table:table-cell office:value-type="float" office:value="5090123405" calcext:value-type="float">
            <text:p>5090123405</text:p>
          </table:table-cell>
          <table:table-cell table:formula="of:=[.$C$2]+[.$D$2]*[.A459]+[.$E$2]*LOG([.A459])+[.$F$2]*[.A459]*LOG([.A459])+[.$G$2]*2*(RAND()-0.5)" office:value-type="float" office:value="85521393467810.5" calcext:value-type="float">
            <text:p>85521393467810.5</text:p>
          </table:table-cell>
          <table:table-cell table:number-columns-repeated="5"/>
        </table:table-row>
        <table:table-row table:style-name="ro1">
          <table:table-cell office:value-type="float" office:value="5101234516" calcext:value-type="float">
            <text:p>5101234516</text:p>
          </table:table-cell>
          <table:table-cell table:formula="of:=[.$C$2]+[.$D$2]*[.A460]+[.$E$2]*LOG([.A460])+[.$F$2]*[.A460]*LOG([.A460])+[.$G$2]*2*(RAND()-0.5)" office:value-type="float" office:value="85716288398891.8" calcext:value-type="float">
            <text:p>85716288398891.8</text:p>
          </table:table-cell>
          <table:table-cell table:number-columns-repeated="5"/>
        </table:table-row>
        <table:table-row table:style-name="ro1">
          <table:table-cell office:value-type="float" office:value="5112345627" calcext:value-type="float">
            <text:p>5112345627</text:p>
          </table:table-cell>
          <table:table-cell table:formula="of:=[.$C$2]+[.$D$2]*[.A461]+[.$E$2]*LOG([.A461])+[.$F$2]*[.A461]*LOG([.A461])+[.$G$2]*2*(RAND()-0.5)" office:value-type="float" office:value="85911201197862.5" calcext:value-type="float">
            <text:p>85911201197862.5</text:p>
          </table:table-cell>
          <table:table-cell table:number-columns-repeated="5"/>
        </table:table-row>
        <table:table-row table:style-name="ro1">
          <table:table-cell office:value-type="float" office:value="5123456738" calcext:value-type="float">
            <text:p>5123456738</text:p>
          </table:table-cell>
          <table:table-cell table:formula="of:=[.$C$2]+[.$D$2]*[.A462]+[.$E$2]*LOG([.A462])+[.$F$2]*[.A462]*LOG([.A462])+[.$G$2]*2*(RAND()-0.5)" office:value-type="float" office:value="86106131825888.9" calcext:value-type="float">
            <text:p>86106131825888.9</text:p>
          </table:table-cell>
          <table:table-cell table:number-columns-repeated="5"/>
        </table:table-row>
        <table:table-row table:style-name="ro1">
          <table:table-cell office:value-type="float" office:value="5134567849" calcext:value-type="float">
            <text:p>5134567849</text:p>
          </table:table-cell>
          <table:table-cell table:formula="of:=[.$C$2]+[.$D$2]*[.A463]+[.$E$2]*LOG([.A463])+[.$F$2]*[.A463]*LOG([.A463])+[.$G$2]*2*(RAND()-0.5)" office:value-type="float" office:value="86301080244305.4" calcext:value-type="float">
            <text:p>86301080244305.4</text:p>
          </table:table-cell>
          <table:table-cell table:number-columns-repeated="5"/>
        </table:table-row>
        <table:table-row table:style-name="ro1">
          <table:table-cell office:value-type="float" office:value="5145678960" calcext:value-type="float">
            <text:p>5145678960</text:p>
          </table:table-cell>
          <table:table-cell table:formula="of:=[.$C$2]+[.$D$2]*[.A464]+[.$E$2]*LOG([.A464])+[.$F$2]*[.A464]*LOG([.A464])+[.$G$2]*2*(RAND()-0.5)" office:value-type="float" office:value="86496046414614" calcext:value-type="float">
            <text:p>86496046414614</text:p>
          </table:table-cell>
          <table:table-cell table:number-columns-repeated="5"/>
        </table:table-row>
        <table:table-row table:style-name="ro1">
          <table:table-cell office:value-type="float" office:value="5156790071" calcext:value-type="float">
            <text:p>5156790071</text:p>
          </table:table-cell>
          <table:table-cell table:formula="of:=[.$C$2]+[.$D$2]*[.A465]+[.$E$2]*LOG([.A465])+[.$F$2]*[.A465]*LOG([.A465])+[.$G$2]*2*(RAND()-0.5)" office:value-type="float" office:value="86691030298482.6" calcext:value-type="float">
            <text:p>86691030298482.6</text:p>
          </table:table-cell>
          <table:table-cell table:number-columns-repeated="5"/>
        </table:table-row>
        <table:table-row table:style-name="ro1">
          <table:table-cell office:value-type="float" office:value="5167901182" calcext:value-type="float">
            <text:p>5167901182</text:p>
          </table:table-cell>
          <table:table-cell table:formula="of:=[.$C$2]+[.$D$2]*[.A466]+[.$E$2]*LOG([.A466])+[.$F$2]*[.A466]*LOG([.A466])+[.$G$2]*2*(RAND()-0.5)" office:value-type="float" office:value="86886031857744.7" calcext:value-type="float">
            <text:p>86886031857744.7</text:p>
          </table:table-cell>
          <table:table-cell table:number-columns-repeated="5"/>
        </table:table-row>
        <table:table-row table:style-name="ro1">
          <table:table-cell office:value-type="float" office:value="5179012293" calcext:value-type="float">
            <text:p>5179012293</text:p>
          </table:table-cell>
          <table:table-cell table:formula="of:=[.$C$2]+[.$D$2]*[.A467]+[.$E$2]*LOG([.A467])+[.$F$2]*[.A467]*LOG([.A467])+[.$G$2]*2*(RAND()-0.5)" office:value-type="float" office:value="87081051054397.6" calcext:value-type="float">
            <text:p>87081051054397.6</text:p>
          </table:table-cell>
          <table:table-cell table:number-columns-repeated="5"/>
        </table:table-row>
        <table:table-row table:style-name="ro1">
          <table:table-cell office:value-type="float" office:value="5190123404" calcext:value-type="float">
            <text:p>5190123404</text:p>
          </table:table-cell>
          <table:table-cell table:formula="of:=[.$C$2]+[.$D$2]*[.A468]+[.$E$2]*LOG([.A468])+[.$F$2]*[.A468]*LOG([.A468])+[.$G$2]*2*(RAND()-0.5)" office:value-type="float" office:value="87276087850601.8" calcext:value-type="float">
            <text:p>87276087850601.8</text:p>
          </table:table-cell>
          <table:table-cell table:number-columns-repeated="5"/>
        </table:table-row>
        <table:table-row table:style-name="ro1">
          <table:table-cell office:value-type="float" office:value="5201234515" calcext:value-type="float">
            <text:p>5201234515</text:p>
          </table:table-cell>
          <table:table-cell table:formula="of:=[.$C$2]+[.$D$2]*[.A469]+[.$E$2]*LOG([.A469])+[.$F$2]*[.A469]*LOG([.A469])+[.$G$2]*2*(RAND()-0.5)" office:value-type="float" office:value="87471142208679.9" calcext:value-type="float">
            <text:p>87471142208679.9</text:p>
          </table:table-cell>
          <table:table-cell table:number-columns-repeated="5"/>
        </table:table-row>
        <table:table-row table:style-name="ro1">
          <table:table-cell office:value-type="float" office:value="5212345626" calcext:value-type="float">
            <text:p>5212345626</text:p>
          </table:table-cell>
          <table:table-cell table:formula="of:=[.$C$2]+[.$D$2]*[.A470]+[.$E$2]*LOG([.A470])+[.$F$2]*[.A470]*LOG([.A470])+[.$G$2]*2*(RAND()-0.5)" office:value-type="float" office:value="87666214091115.2" calcext:value-type="float">
            <text:p>87666214091115.2</text:p>
          </table:table-cell>
          <table:table-cell table:number-columns-repeated="5"/>
        </table:table-row>
        <table:table-row table:style-name="ro1">
          <table:table-cell office:value-type="float" office:value="5223456737" calcext:value-type="float">
            <text:p>5223456737</text:p>
          </table:table-cell>
          <table:table-cell table:formula="of:=[.$C$2]+[.$D$2]*[.A471]+[.$E$2]*LOG([.A471])+[.$F$2]*[.A471]*LOG([.A471])+[.$G$2]*2*(RAND()-0.5)" office:value-type="float" office:value="87861303460551.4" calcext:value-type="float">
            <text:p>87861303460551.4</text:p>
          </table:table-cell>
          <table:table-cell table:number-columns-repeated="5"/>
        </table:table-row>
        <table:table-row table:style-name="ro1">
          <table:table-cell office:value-type="float" office:value="5234567848" calcext:value-type="float">
            <text:p>5234567848</text:p>
          </table:table-cell>
          <table:table-cell table:formula="of:=[.$C$2]+[.$D$2]*[.A472]+[.$E$2]*LOG([.A472])+[.$F$2]*[.A472]*LOG([.A472])+[.$G$2]*2*(RAND()-0.5)" office:value-type="float" office:value="88056410279790.6" calcext:value-type="float">
            <text:p>88056410279790.6</text:p>
          </table:table-cell>
          <table:table-cell table:number-columns-repeated="5"/>
        </table:table-row>
        <table:table-row table:style-name="ro1">
          <table:table-cell office:value-type="float" office:value="5245678959" calcext:value-type="float">
            <text:p>5245678959</text:p>
          </table:table-cell>
          <table:table-cell table:formula="of:=[.$C$2]+[.$D$2]*[.A473]+[.$E$2]*LOG([.A473])+[.$F$2]*[.A473]*LOG([.A473])+[.$G$2]*2*(RAND()-0.5)" office:value-type="float" office:value="88251534511793.1" calcext:value-type="float">
            <text:p>88251534511793.1</text:p>
          </table:table-cell>
          <table:table-cell table:number-columns-repeated="5"/>
        </table:table-row>
        <table:table-row table:style-name="ro1">
          <table:table-cell office:value-type="float" office:value="5256790070" calcext:value-type="float">
            <text:p>5256790070</text:p>
          </table:table-cell>
          <table:table-cell table:formula="of:=[.$C$2]+[.$D$2]*[.A474]+[.$E$2]*LOG([.A474])+[.$F$2]*[.A474]*LOG([.A474])+[.$G$2]*2*(RAND()-0.5)" office:value-type="float" office:value="88446676119676.2" calcext:value-type="float">
            <text:p>88446676119676.2</text:p>
          </table:table-cell>
          <table:table-cell table:number-columns-repeated="5"/>
        </table:table-row>
        <table:table-row table:style-name="ro1">
          <table:table-cell office:value-type="float" office:value="5267901181" calcext:value-type="float">
            <text:p>5267901181</text:p>
          </table:table-cell>
          <table:table-cell table:formula="of:=[.$C$2]+[.$D$2]*[.A475]+[.$E$2]*LOG([.A475])+[.$F$2]*[.A475]*LOG([.A475])+[.$G$2]*2*(RAND()-0.5)" office:value-type="float" office:value="88641835066712.9" calcext:value-type="float">
            <text:p>88641835066712.9</text:p>
          </table:table-cell>
          <table:table-cell table:number-columns-repeated="5"/>
        </table:table-row>
        <table:table-row table:style-name="ro1">
          <table:table-cell office:value-type="float" office:value="5279012292" calcext:value-type="float">
            <text:p>5279012292</text:p>
          </table:table-cell>
          <table:table-cell table:formula="of:=[.$C$2]+[.$D$2]*[.A476]+[.$E$2]*LOG([.A476])+[.$F$2]*[.A476]*LOG([.A476])+[.$G$2]*2*(RAND()-0.5)" office:value-type="float" office:value="88837011316331.3" calcext:value-type="float">
            <text:p>88837011316331.3</text:p>
          </table:table-cell>
          <table:table-cell table:number-columns-repeated="5"/>
        </table:table-row>
        <table:table-row table:style-name="ro1">
          <table:table-cell office:value-type="float" office:value="5290123403" calcext:value-type="float">
            <text:p>5290123403</text:p>
          </table:table-cell>
          <table:table-cell table:formula="of:=[.$C$2]+[.$D$2]*[.A477]+[.$E$2]*LOG([.A477])+[.$F$2]*[.A477]*LOG([.A477])+[.$G$2]*2*(RAND()-0.5)" office:value-type="float" office:value="89032204832113.3" calcext:value-type="float">
            <text:p>89032204832113.3</text:p>
          </table:table-cell>
          <table:table-cell table:number-columns-repeated="5"/>
        </table:table-row>
        <table:table-row table:style-name="ro1">
          <table:table-cell office:value-type="float" office:value="5301234514" calcext:value-type="float">
            <text:p>5301234514</text:p>
          </table:table-cell>
          <table:table-cell table:formula="of:=[.$C$2]+[.$D$2]*[.A478]+[.$E$2]*LOG([.A478])+[.$F$2]*[.A478]*LOG([.A478])+[.$G$2]*2*(RAND()-0.5)" office:value-type="float" office:value="89227415577793.9" calcext:value-type="float">
            <text:p>89227415577793.9</text:p>
          </table:table-cell>
          <table:table-cell table:number-columns-repeated="5"/>
        </table:table-row>
        <table:table-row table:style-name="ro1">
          <table:table-cell office:value-type="float" office:value="5312345625" calcext:value-type="float">
            <text:p>5312345625</text:p>
          </table:table-cell>
          <table:table-cell table:formula="of:=[.$C$2]+[.$D$2]*[.A479]+[.$E$2]*LOG([.A479])+[.$F$2]*[.A479]*LOG([.A479])+[.$G$2]*2*(RAND()-0.5)" office:value-type="float" office:value="89422643517260.1" calcext:value-type="float">
            <text:p>89422643517260.1</text:p>
          </table:table-cell>
          <table:table-cell table:number-columns-repeated="5"/>
        </table:table-row>
        <table:table-row table:style-name="ro1">
          <table:table-cell office:value-type="float" office:value="5323456736" calcext:value-type="float">
            <text:p>5323456736</text:p>
          </table:table-cell>
          <table:table-cell table:formula="of:=[.$C$2]+[.$D$2]*[.A480]+[.$E$2]*LOG([.A480])+[.$F$2]*[.A480]*LOG([.A480])+[.$G$2]*2*(RAND()-0.5)" office:value-type="float" office:value="89617888614549.9" calcext:value-type="float">
            <text:p>89617888614549.9</text:p>
          </table:table-cell>
          <table:table-cell table:number-columns-repeated="5"/>
        </table:table-row>
        <table:table-row table:style-name="ro1">
          <table:table-cell office:value-type="float" office:value="5334567847" calcext:value-type="float">
            <text:p>5334567847</text:p>
          </table:table-cell>
          <table:table-cell table:formula="of:=[.$C$2]+[.$D$2]*[.A481]+[.$E$2]*LOG([.A481])+[.$F$2]*[.A481]*LOG([.A481])+[.$G$2]*2*(RAND()-0.5)" office:value-type="float" office:value="89813150833851.5" calcext:value-type="float">
            <text:p>89813150833851.5</text:p>
          </table:table-cell>
          <table:table-cell table:number-columns-repeated="5"/>
        </table:table-row>
        <table:table-row table:style-name="ro1">
          <table:table-cell office:value-type="float" office:value="5345678958" calcext:value-type="float">
            <text:p>5345678958</text:p>
          </table:table-cell>
          <table:table-cell table:formula="of:=[.$C$2]+[.$D$2]*[.A482]+[.$E$2]*LOG([.A482])+[.$F$2]*[.A482]*LOG([.A482])+[.$G$2]*2*(RAND()-0.5)" office:value-type="float" office:value="90008430139502.2" calcext:value-type="float">
            <text:p>90008430139502.2</text:p>
          </table:table-cell>
          <table:table-cell table:number-columns-repeated="5"/>
        </table:table-row>
        <table:table-row table:style-name="ro1">
          <table:table-cell office:value-type="float" office:value="5356790069" calcext:value-type="float">
            <text:p>5356790069</text:p>
          </table:table-cell>
          <table:table-cell table:formula="of:=[.$C$2]+[.$D$2]*[.A483]+[.$E$2]*LOG([.A483])+[.$F$2]*[.A483]*LOG([.A483])+[.$G$2]*2*(RAND()-0.5)" office:value-type="float" office:value="90203726495987.6" calcext:value-type="float">
            <text:p>90203726495987.6</text:p>
          </table:table-cell>
          <table:table-cell table:number-columns-repeated="5"/>
        </table:table-row>
        <table:table-row table:style-name="ro1">
          <table:table-cell office:value-type="float" office:value="5367901180" calcext:value-type="float">
            <text:p>5367901180</text:p>
          </table:table-cell>
          <table:table-cell table:formula="of:=[.$C$2]+[.$D$2]*[.A484]+[.$E$2]*LOG([.A484])+[.$F$2]*[.A484]*LOG([.A484])+[.$G$2]*2*(RAND()-0.5)" office:value-type="float" office:value="90399039867940.7" calcext:value-type="float">
            <text:p>90399039867940.7</text:p>
          </table:table-cell>
          <table:table-cell table:number-columns-repeated="5"/>
        </table:table-row>
        <table:table-row table:style-name="ro1">
          <table:table-cell office:value-type="float" office:value="5379012291" calcext:value-type="float">
            <text:p>5379012291</text:p>
          </table:table-cell>
          <table:table-cell table:formula="of:=[.$C$2]+[.$D$2]*[.A485]+[.$E$2]*LOG([.A485])+[.$F$2]*[.A485]*LOG([.A485])+[.$G$2]*2*(RAND()-0.5)" office:value-type="float" office:value="90594370220140.8" calcext:value-type="float">
            <text:p>90594370220140.8</text:p>
          </table:table-cell>
          <table:table-cell table:number-columns-repeated="5"/>
        </table:table-row>
        <table:table-row table:style-name="ro1">
          <table:table-cell office:value-type="float" office:value="5390123402" calcext:value-type="float">
            <text:p>5390123402</text:p>
          </table:table-cell>
          <table:table-cell table:formula="of:=[.$C$2]+[.$D$2]*[.A486]+[.$E$2]*LOG([.A486])+[.$F$2]*[.A486]*LOG([.A486])+[.$G$2]*2*(RAND()-0.5)" office:value-type="float" office:value="90789717517512.7" calcext:value-type="float">
            <text:p>90789717517512.7</text:p>
          </table:table-cell>
          <table:table-cell table:number-columns-repeated="5"/>
        </table:table-row>
        <table:table-row table:style-name="ro1">
          <table:table-cell office:value-type="float" office:value="5401234513" calcext:value-type="float">
            <text:p>5401234513</text:p>
          </table:table-cell>
          <table:table-cell table:formula="of:=[.$C$2]+[.$D$2]*[.A487]+[.$E$2]*LOG([.A487])+[.$F$2]*[.A487]*LOG([.A487])+[.$G$2]*2*(RAND()-0.5)" office:value-type="float" office:value="90985081725125.9" calcext:value-type="float">
            <text:p>90985081725125.9</text:p>
          </table:table-cell>
          <table:table-cell table:number-columns-repeated="5"/>
        </table:table-row>
        <table:table-row table:style-name="ro1">
          <table:table-cell office:value-type="float" office:value="5412345624" calcext:value-type="float">
            <text:p>5412345624</text:p>
          </table:table-cell>
          <table:table-cell table:formula="of:=[.$C$2]+[.$D$2]*[.A488]+[.$E$2]*LOG([.A488])+[.$F$2]*[.A488]*LOG([.A488])+[.$G$2]*2*(RAND()-0.5)" office:value-type="float" office:value="91180462808193.6" calcext:value-type="float">
            <text:p>91180462808193.6</text:p>
          </table:table-cell>
          <table:table-cell table:number-columns-repeated="5"/>
        </table:table-row>
        <table:table-row table:style-name="ro1">
          <table:table-cell office:value-type="float" office:value="5423456735" calcext:value-type="float">
            <text:p>5423456735</text:p>
          </table:table-cell>
          <table:table-cell table:formula="of:=[.$C$2]+[.$D$2]*[.A489]+[.$E$2]*LOG([.A489])+[.$F$2]*[.A489]*LOG([.A489])+[.$G$2]*2*(RAND()-0.5)" office:value-type="float" office:value="91375860732071.7" calcext:value-type="float">
            <text:p>91375860732071.7</text:p>
          </table:table-cell>
          <table:table-cell table:number-columns-repeated="5"/>
        </table:table-row>
        <table:table-row table:style-name="ro1">
          <table:table-cell office:value-type="float" office:value="5434567846" calcext:value-type="float">
            <text:p>5434567846</text:p>
          </table:table-cell>
          <table:table-cell table:formula="of:=[.$C$2]+[.$D$2]*[.A490]+[.$E$2]*LOG([.A490])+[.$F$2]*[.A490]*LOG([.A490])+[.$G$2]*2*(RAND()-0.5)" office:value-type="float" office:value="91571275462258.2" calcext:value-type="float">
            <text:p>91571275462258.2</text:p>
          </table:table-cell>
          <table:table-cell table:number-columns-repeated="5"/>
        </table:table-row>
        <table:table-row table:style-name="ro1">
          <table:table-cell office:value-type="float" office:value="5445678957" calcext:value-type="float">
            <text:p>5445678957</text:p>
          </table:table-cell>
          <table:table-cell table:formula="of:=[.$C$2]+[.$D$2]*[.A491]+[.$E$2]*LOG([.A491])+[.$F$2]*[.A491]*LOG([.A491])+[.$G$2]*2*(RAND()-0.5)" office:value-type="float" office:value="91766706964392.2" calcext:value-type="float">
            <text:p>91766706964392.2</text:p>
          </table:table-cell>
          <table:table-cell table:number-columns-repeated="5"/>
        </table:table-row>
        <table:table-row table:style-name="ro1">
          <table:table-cell office:value-type="float" office:value="5456790068" calcext:value-type="float">
            <text:p>5456790068</text:p>
          </table:table-cell>
          <table:table-cell table:formula="of:=[.$C$2]+[.$D$2]*[.A492]+[.$E$2]*LOG([.A492])+[.$F$2]*[.A492]*LOG([.A492])+[.$G$2]*2*(RAND()-0.5)" office:value-type="float" office:value="91962155204252.8" calcext:value-type="float">
            <text:p>91962155204252.8</text:p>
          </table:table-cell>
          <table:table-cell table:number-columns-repeated="5"/>
        </table:table-row>
        <table:table-row table:style-name="ro1">
          <table:table-cell office:value-type="float" office:value="5467901179" calcext:value-type="float">
            <text:p>5467901179</text:p>
          </table:table-cell>
          <table:table-cell table:formula="of:=[.$C$2]+[.$D$2]*[.A493]+[.$E$2]*LOG([.A493])+[.$F$2]*[.A493]*LOG([.A493])+[.$G$2]*2*(RAND()-0.5)" office:value-type="float" office:value="92157620147758.8" calcext:value-type="float">
            <text:p>92157620147758.8</text:p>
          </table:table-cell>
          <table:table-cell table:number-columns-repeated="5"/>
        </table:table-row>
        <table:table-row table:style-name="ro1">
          <table:table-cell office:value-type="float" office:value="5479012290" calcext:value-type="float">
            <text:p>5479012290</text:p>
          </table:table-cell>
          <table:table-cell table:formula="of:=[.$C$2]+[.$D$2]*[.A494]+[.$E$2]*LOG([.A494])+[.$F$2]*[.A494]*LOG([.A494])+[.$G$2]*2*(RAND()-0.5)" office:value-type="float" office:value="92353101760967.2" calcext:value-type="float">
            <text:p>92353101760967.2</text:p>
          </table:table-cell>
          <table:table-cell table:number-columns-repeated="5"/>
        </table:table-row>
        <table:table-row table:style-name="ro1">
          <table:table-cell office:value-type="float" office:value="5490123401" calcext:value-type="float">
            <text:p>5490123401</text:p>
          </table:table-cell>
          <table:table-cell table:formula="of:=[.$C$2]+[.$D$2]*[.A495]+[.$E$2]*LOG([.A495])+[.$F$2]*[.A495]*LOG([.A495])+[.$G$2]*2*(RAND()-0.5)" office:value-type="float" office:value="92548600010072.7" calcext:value-type="float">
            <text:p>92548600010072.7</text:p>
          </table:table-cell>
          <table:table-cell table:number-columns-repeated="5"/>
        </table:table-row>
        <table:table-row table:style-name="ro1">
          <table:table-cell office:value-type="float" office:value="5501234512" calcext:value-type="float">
            <text:p>5501234512</text:p>
          </table:table-cell>
          <table:table-cell table:formula="of:=[.$C$2]+[.$D$2]*[.A496]+[.$E$2]*LOG([.A496])+[.$F$2]*[.A496]*LOG([.A496])+[.$G$2]*2*(RAND()-0.5)" office:value-type="float" office:value="92744114861407.1" calcext:value-type="float">
            <text:p>92744114861407.1</text:p>
          </table:table-cell>
          <table:table-cell table:number-columns-repeated="5"/>
        </table:table-row>
        <table:table-row table:style-name="ro1">
          <table:table-cell office:value-type="float" office:value="5512345623" calcext:value-type="float">
            <text:p>5512345623</text:p>
          </table:table-cell>
          <table:table-cell table:formula="of:=[.$C$2]+[.$D$2]*[.A497]+[.$E$2]*LOG([.A497])+[.$F$2]*[.A497]*LOG([.A497])+[.$G$2]*2*(RAND()-0.5)" office:value-type="float" office:value="92939646281438" calcext:value-type="float">
            <text:p>92939646281438</text:p>
          </table:table-cell>
          <table:table-cell table:number-columns-repeated="5"/>
        </table:table-row>
        <table:table-row table:style-name="ro1">
          <table:table-cell office:value-type="float" office:value="5523456734" calcext:value-type="float">
            <text:p>5523456734</text:p>
          </table:table-cell>
          <table:table-cell table:formula="of:=[.$C$2]+[.$D$2]*[.A498]+[.$E$2]*LOG([.A498])+[.$F$2]*[.A498]*LOG([.A498])+[.$G$2]*2*(RAND()-0.5)" office:value-type="float" office:value="93135194236768.1" calcext:value-type="float">
            <text:p>93135194236768.1</text:p>
          </table:table-cell>
          <table:table-cell table:number-columns-repeated="5"/>
        </table:table-row>
        <table:table-row table:style-name="ro1">
          <table:table-cell office:value-type="float" office:value="5534567845" calcext:value-type="float">
            <text:p>5534567845</text:p>
          </table:table-cell>
          <table:table-cell table:formula="of:=[.$C$2]+[.$D$2]*[.A499]+[.$E$2]*LOG([.A499])+[.$F$2]*[.A499]*LOG([.A499])+[.$G$2]*2*(RAND()-0.5)" office:value-type="float" office:value="93330758694134.6" calcext:value-type="float">
            <text:p>93330758694134.6</text:p>
          </table:table-cell>
          <table:table-cell table:number-columns-repeated="5"/>
        </table:table-row>
        <table:table-row table:style-name="ro1">
          <table:table-cell office:value-type="float" office:value="5545678956" calcext:value-type="float">
            <text:p>5545678956</text:p>
          </table:table-cell>
          <table:table-cell table:formula="of:=[.$C$2]+[.$D$2]*[.A500]+[.$E$2]*LOG([.A500])+[.$F$2]*[.A500]*LOG([.A500])+[.$G$2]*2*(RAND()-0.5)" office:value-type="float" office:value="93526339620408.3" calcext:value-type="float">
            <text:p>93526339620408.3</text:p>
          </table:table-cell>
          <table:table-cell table:number-columns-repeated="5"/>
        </table:table-row>
        <table:table-row table:style-name="ro1">
          <table:table-cell office:value-type="float" office:value="5556790067" calcext:value-type="float">
            <text:p>5556790067</text:p>
          </table:table-cell>
          <table:table-cell table:formula="of:=[.$C$2]+[.$D$2]*[.A501]+[.$E$2]*LOG([.A501])+[.$F$2]*[.A501]*LOG([.A501])+[.$G$2]*2*(RAND()-0.5)" office:value-type="float" office:value="93721936982592.7" calcext:value-type="float">
            <text:p>93721936982592.7</text:p>
          </table:table-cell>
          <table:table-cell table:number-columns-repeated="5"/>
        </table:table-row>
        <table:table-row table:style-name="ro1">
          <table:table-cell office:value-type="float" office:value="5567901178" calcext:value-type="float">
            <text:p>5567901178</text:p>
          </table:table-cell>
          <table:table-cell table:formula="of:=[.$C$2]+[.$D$2]*[.A502]+[.$E$2]*LOG([.A502])+[.$F$2]*[.A502]*LOG([.A502])+[.$G$2]*2*(RAND()-0.5)" office:value-type="float" office:value="93917550747823.1" calcext:value-type="float">
            <text:p>93917550747823.1</text:p>
          </table:table-cell>
          <table:table-cell table:number-columns-repeated="5"/>
        </table:table-row>
        <table:table-row table:style-name="ro1">
          <table:table-cell office:value-type="float" office:value="5579012289" calcext:value-type="float">
            <text:p>5579012289</text:p>
          </table:table-cell>
          <table:table-cell table:formula="of:=[.$C$2]+[.$D$2]*[.A503]+[.$E$2]*LOG([.A503])+[.$F$2]*[.A503]*LOG([.A503])+[.$G$2]*2*(RAND()-0.5)" office:value-type="float" office:value="94113180883366.2" calcext:value-type="float">
            <text:p>94113180883366.2</text:p>
          </table:table-cell>
          <table:table-cell table:number-columns-repeated="5"/>
        </table:table-row>
        <table:table-row table:style-name="ro1">
          <table:table-cell office:value-type="float" office:value="5590123400" calcext:value-type="float">
            <text:p>5590123400</text:p>
          </table:table-cell>
          <table:table-cell table:formula="of:=[.$C$2]+[.$D$2]*[.A504]+[.$E$2]*LOG([.A504])+[.$F$2]*[.A504]*LOG([.A504])+[.$G$2]*2*(RAND()-0.5)" office:value-type="float" office:value="94308827356618.9" calcext:value-type="float">
            <text:p>94308827356618.9</text:p>
          </table:table-cell>
          <table:table-cell table:number-columns-repeated="5"/>
        </table:table-row>
        <table:table-row table:style-name="ro1">
          <table:table-cell office:value-type="float" office:value="5601234511" calcext:value-type="float">
            <text:p>5601234511</text:p>
          </table:table-cell>
          <table:table-cell table:formula="of:=[.$C$2]+[.$D$2]*[.A505]+[.$E$2]*LOG([.A505])+[.$F$2]*[.A505]*LOG([.A505])+[.$G$2]*2*(RAND()-0.5)" office:value-type="float" office:value="94504490135108" calcext:value-type="float">
            <text:p>94504490135108</text:p>
          </table:table-cell>
          <table:table-cell table:number-columns-repeated="5"/>
        </table:table-row>
        <table:table-row table:style-name="ro1">
          <table:table-cell office:value-type="float" office:value="5612345622" calcext:value-type="float">
            <text:p>5612345622</text:p>
          </table:table-cell>
          <table:table-cell table:formula="of:=[.$C$2]+[.$D$2]*[.A506]+[.$E$2]*LOG([.A506])+[.$F$2]*[.A506]*LOG([.A506])+[.$G$2]*2*(RAND()-0.5)" office:value-type="float" office:value="94700169186488.7" calcext:value-type="float">
            <text:p>94700169186488.7</text:p>
          </table:table-cell>
          <table:table-cell table:number-columns-repeated="5"/>
        </table:table-row>
        <table:table-row table:style-name="ro1">
          <table:table-cell office:value-type="float" office:value="5623456733" calcext:value-type="float">
            <text:p>5623456733</text:p>
          </table:table-cell>
          <table:table-cell table:formula="of:=[.$C$2]+[.$D$2]*[.A507]+[.$E$2]*LOG([.A507])+[.$F$2]*[.A507]*LOG([.A507])+[.$G$2]*2*(RAND()-0.5)" office:value-type="float" office:value="94895864478544.6" calcext:value-type="float">
            <text:p>94895864478544.6</text:p>
          </table:table-cell>
          <table:table-cell table:number-columns-repeated="5"/>
        </table:table-row>
        <table:table-row table:style-name="ro1">
          <table:table-cell office:value-type="float" office:value="5634567844" calcext:value-type="float">
            <text:p>5634567844</text:p>
          </table:table-cell>
          <table:table-cell table:formula="of:=[.$C$2]+[.$D$2]*[.A508]+[.$E$2]*LOG([.A508])+[.$F$2]*[.A508]*LOG([.A508])+[.$G$2]*2*(RAND()-0.5)" office:value-type="float" office:value="95091575979186.5" calcext:value-type="float">
            <text:p>95091575979186.5</text:p>
          </table:table-cell>
          <table:table-cell table:number-columns-repeated="5"/>
        </table:table-row>
        <table:table-row table:style-name="ro1">
          <table:table-cell office:value-type="float" office:value="5645678955" calcext:value-type="float">
            <text:p>5645678955</text:p>
          </table:table-cell>
          <table:table-cell table:formula="of:=[.$C$2]+[.$D$2]*[.A509]+[.$E$2]*LOG([.A509])+[.$F$2]*[.A509]*LOG([.A509])+[.$G$2]*2*(RAND()-0.5)" office:value-type="float" office:value="95287303656451.8" calcext:value-type="float">
            <text:p>95287303656451.8</text:p>
          </table:table-cell>
          <table:table-cell table:number-columns-repeated="5"/>
        </table:table-row>
        <table:table-row table:style-name="ro1">
          <table:table-cell office:value-type="float" office:value="5656790066" calcext:value-type="float">
            <text:p>5656790066</text:p>
          </table:table-cell>
          <table:table-cell table:formula="of:=[.$C$2]+[.$D$2]*[.A510]+[.$E$2]*LOG([.A510])+[.$F$2]*[.A510]*LOG([.A510])+[.$G$2]*2*(RAND()-0.5)" office:value-type="float" office:value="95483047478503.6" calcext:value-type="float">
            <text:p>95483047478503.6</text:p>
          </table:table-cell>
          <table:table-cell table:number-columns-repeated="5"/>
        </table:table-row>
        <table:table-row table:style-name="ro1">
          <table:table-cell office:value-type="float" office:value="5667901177" calcext:value-type="float">
            <text:p>5667901177</text:p>
          </table:table-cell>
          <table:table-cell table:formula="of:=[.$C$2]+[.$D$2]*[.A511]+[.$E$2]*LOG([.A511])+[.$F$2]*[.A511]*LOG([.A511])+[.$G$2]*2*(RAND()-0.5)" office:value-type="float" office:value="95678807413630.2" calcext:value-type="float">
            <text:p>95678807413630.2</text:p>
          </table:table-cell>
          <table:table-cell table:number-columns-repeated="5"/>
        </table:table-row>
        <table:table-row table:style-name="ro1">
          <table:table-cell office:value-type="float" office:value="5679012288" calcext:value-type="float">
            <text:p>5679012288</text:p>
          </table:table-cell>
          <table:table-cell table:formula="of:=[.$C$2]+[.$D$2]*[.A512]+[.$E$2]*LOG([.A512])+[.$F$2]*[.A512]*LOG([.A512])+[.$G$2]*2*(RAND()-0.5)" office:value-type="float" office:value="95874583430244.2" calcext:value-type="float">
            <text:p>95874583430244.2</text:p>
          </table:table-cell>
          <table:table-cell table:number-columns-repeated="5"/>
        </table:table-row>
        <table:table-row table:style-name="ro1">
          <table:table-cell office:value-type="float" office:value="5690123399" calcext:value-type="float">
            <text:p>5690123399</text:p>
          </table:table-cell>
          <table:table-cell table:formula="of:=[.$C$2]+[.$D$2]*[.A513]+[.$E$2]*LOG([.A513])+[.$F$2]*[.A513]*LOG([.A513])+[.$G$2]*2*(RAND()-0.5)" office:value-type="float" office:value="96070375496881.6" calcext:value-type="float">
            <text:p>96070375496881.6</text:p>
          </table:table-cell>
          <table:table-cell table:number-columns-repeated="5"/>
        </table:table-row>
        <table:table-row table:style-name="ro1">
          <table:table-cell office:value-type="float" office:value="5701234510" calcext:value-type="float">
            <text:p>5701234510</text:p>
          </table:table-cell>
          <table:table-cell table:formula="of:=[.$C$2]+[.$D$2]*[.A514]+[.$E$2]*LOG([.A514])+[.$F$2]*[.A514]*LOG([.A514])+[.$G$2]*2*(RAND()-0.5)" office:value-type="float" office:value="96266183582201.8" calcext:value-type="float">
            <text:p>96266183582201.8</text:p>
          </table:table-cell>
          <table:table-cell table:number-columns-repeated="5"/>
        </table:table-row>
        <table:table-row table:style-name="ro1">
          <table:table-cell office:value-type="float" office:value="5712345621" calcext:value-type="float">
            <text:p>5712345621</text:p>
          </table:table-cell>
          <table:table-cell table:formula="of:=[.$C$2]+[.$D$2]*[.A515]+[.$E$2]*LOG([.A515])+[.$F$2]*[.A515]*LOG([.A515])+[.$G$2]*2*(RAND()-0.5)" office:value-type="float" office:value="96462007654985.7" calcext:value-type="float">
            <text:p>96462007654985.7</text:p>
          </table:table-cell>
          <table:table-cell table:number-columns-repeated="5"/>
        </table:table-row>
        <table:table-row table:style-name="ro1">
          <table:table-cell office:value-type="float" office:value="5723456732" calcext:value-type="float">
            <text:p>5723456732</text:p>
          </table:table-cell>
          <table:table-cell table:formula="of:=[.$C$2]+[.$D$2]*[.A516]+[.$E$2]*LOG([.A516])+[.$F$2]*[.A516]*LOG([.A516])+[.$G$2]*2*(RAND()-0.5)" office:value-type="float" office:value="96657847684136.1" calcext:value-type="float">
            <text:p>96657847684136.1</text:p>
          </table:table-cell>
          <table:table-cell table:number-columns-repeated="5"/>
        </table:table-row>
        <table:table-row table:style-name="ro1">
          <table:table-cell office:value-type="float" office:value="5734567843" calcext:value-type="float">
            <text:p>5734567843</text:p>
          </table:table-cell>
          <table:table-cell table:formula="of:=[.$C$2]+[.$D$2]*[.A517]+[.$E$2]*LOG([.A517])+[.$F$2]*[.A517]*LOG([.A517])+[.$G$2]*2*(RAND()-0.5)" office:value-type="float" office:value="96853703638676.4" calcext:value-type="float">
            <text:p>96853703638676.4</text:p>
          </table:table-cell>
          <table:table-cell table:number-columns-repeated="5"/>
        </table:table-row>
        <table:table-row table:style-name="ro1">
          <table:table-cell office:value-type="float" office:value="5745678954" calcext:value-type="float">
            <text:p>5745678954</text:p>
          </table:table-cell>
          <table:table-cell table:formula="of:=[.$C$2]+[.$D$2]*[.A518]+[.$E$2]*LOG([.A518])+[.$F$2]*[.A518]*LOG([.A518])+[.$G$2]*2*(RAND()-0.5)" office:value-type="float" office:value="97049575487750.1" calcext:value-type="float">
            <text:p>97049575487750.1</text:p>
          </table:table-cell>
          <table:table-cell table:number-columns-repeated="5"/>
        </table:table-row>
        <table:table-row table:style-name="ro1">
          <table:table-cell office:value-type="float" office:value="5756790065" calcext:value-type="float">
            <text:p>5756790065</text:p>
          </table:table-cell>
          <table:table-cell table:formula="of:=[.$C$2]+[.$D$2]*[.A519]+[.$E$2]*LOG([.A519])+[.$F$2]*[.A519]*LOG([.A519])+[.$G$2]*2*(RAND()-0.5)" office:value-type="float" office:value="97245463200619.9" calcext:value-type="float">
            <text:p>97245463200619.9</text:p>
          </table:table-cell>
          <table:table-cell table:number-columns-repeated="5"/>
        </table:table-row>
        <table:table-row table:style-name="ro1">
          <table:table-cell office:value-type="float" office:value="5767901176" calcext:value-type="float">
            <text:p>5767901176</text:p>
          </table:table-cell>
          <table:table-cell table:formula="of:=[.$C$2]+[.$D$2]*[.A520]+[.$E$2]*LOG([.A520])+[.$F$2]*[.A520]*LOG([.A520])+[.$G$2]*2*(RAND()-0.5)" office:value-type="float" office:value="97441366746667.3" calcext:value-type="float">
            <text:p>97441366746667.3</text:p>
          </table:table-cell>
          <table:table-cell table:number-columns-repeated="5"/>
        </table:table-row>
        <table:table-row table:style-name="ro1">
          <table:table-cell office:value-type="float" office:value="5779012287" calcext:value-type="float">
            <text:p>5779012287</text:p>
          </table:table-cell>
          <table:table-cell table:formula="of:=[.$C$2]+[.$D$2]*[.A521]+[.$E$2]*LOG([.A521])+[.$F$2]*[.A521]*LOG([.A521])+[.$G$2]*2*(RAND()-0.5)" office:value-type="float" office:value="97637286095391.6" calcext:value-type="float">
            <text:p>97637286095391.6</text:p>
          </table:table-cell>
          <table:table-cell table:number-columns-repeated="5"/>
        </table:table-row>
        <table:table-row table:style-name="ro1">
          <table:table-cell office:value-type="float" office:value="5790123398" calcext:value-type="float">
            <text:p>5790123398</text:p>
          </table:table-cell>
          <table:table-cell table:formula="of:=[.$C$2]+[.$D$2]*[.A522]+[.$E$2]*LOG([.A522])+[.$F$2]*[.A522]*LOG([.A522])+[.$G$2]*2*(RAND()-0.5)" office:value-type="float" office:value="97833221216409.6" calcext:value-type="float">
            <text:p>97833221216409.6</text:p>
          </table:table-cell>
          <table:table-cell table:number-columns-repeated="5"/>
        </table:table-row>
        <table:table-row table:style-name="ro1">
          <table:table-cell office:value-type="float" office:value="5801234509" calcext:value-type="float">
            <text:p>5801234509</text:p>
          </table:table-cell>
          <table:table-cell table:formula="of:=[.$C$2]+[.$D$2]*[.A523]+[.$E$2]*LOG([.A523])+[.$F$2]*[.A523]*LOG([.A523])+[.$G$2]*2*(RAND()-0.5)" office:value-type="float" office:value="98029172079454.7" calcext:value-type="float">
            <text:p>98029172079454.7</text:p>
          </table:table-cell>
          <table:table-cell table:number-columns-repeated="5"/>
        </table:table-row>
        <table:table-row table:style-name="ro1">
          <table:table-cell office:value-type="float" office:value="5812345620" calcext:value-type="float">
            <text:p>5812345620</text:p>
          </table:table-cell>
          <table:table-cell table:formula="of:=[.$C$2]+[.$D$2]*[.A524]+[.$E$2]*LOG([.A524])+[.$F$2]*[.A524]*LOG([.A524])+[.$G$2]*2*(RAND()-0.5)" office:value-type="float" office:value="98225138654375.9" calcext:value-type="float">
            <text:p>98225138654375.9</text:p>
          </table:table-cell>
          <table:table-cell table:number-columns-repeated="5"/>
        </table:table-row>
        <table:table-row table:style-name="ro1">
          <table:table-cell office:value-type="float" office:value="5823456731" calcext:value-type="float">
            <text:p>5823456731</text:p>
          </table:table-cell>
          <table:table-cell table:formula="of:=[.$C$2]+[.$D$2]*[.A525]+[.$E$2]*LOG([.A525])+[.$F$2]*[.A525]*LOG([.A525])+[.$G$2]*2*(RAND()-0.5)" office:value-type="float" office:value="98421120911137.8" calcext:value-type="float">
            <text:p>98421120911137.8</text:p>
          </table:table-cell>
          <table:table-cell table:number-columns-repeated="5"/>
        </table:table-row>
        <table:table-row table:style-name="ro1">
          <table:table-cell office:value-type="float" office:value="5834567842" calcext:value-type="float">
            <text:p>5834567842</text:p>
          </table:table-cell>
          <table:table-cell table:formula="of:=[.$C$2]+[.$D$2]*[.A526]+[.$E$2]*LOG([.A526])+[.$F$2]*[.A526]*LOG([.A526])+[.$G$2]*2*(RAND()-0.5)" office:value-type="float" office:value="98617118819819.6" calcext:value-type="float">
            <text:p>98617118819819.6</text:p>
          </table:table-cell>
          <table:table-cell table:number-columns-repeated="5"/>
        </table:table-row>
        <table:table-row table:style-name="ro1">
          <table:table-cell office:value-type="float" office:value="5845678953" calcext:value-type="float">
            <text:p>5845678953</text:p>
          </table:table-cell>
          <table:table-cell table:formula="of:=[.$C$2]+[.$D$2]*[.A527]+[.$E$2]*LOG([.A527])+[.$F$2]*[.A527]*LOG([.A527])+[.$G$2]*2*(RAND()-0.5)" office:value-type="float" office:value="98813132350614.4" calcext:value-type="float">
            <text:p>98813132350614.4</text:p>
          </table:table-cell>
          <table:table-cell table:number-columns-repeated="5"/>
        </table:table-row>
        <table:table-row table:style-name="ro1">
          <table:table-cell office:value-type="float" office:value="5856790064" calcext:value-type="float">
            <text:p>5856790064</text:p>
          </table:table-cell>
          <table:table-cell table:formula="of:=[.$C$2]+[.$D$2]*[.A528]+[.$E$2]*LOG([.A528])+[.$F$2]*[.A528]*LOG([.A528])+[.$G$2]*2*(RAND()-0.5)" office:value-type="float" office:value="99009161473828.5" calcext:value-type="float">
            <text:p>99009161473828.5</text:p>
          </table:table-cell>
          <table:table-cell table:number-columns-repeated="5"/>
        </table:table-row>
        <table:table-row table:style-name="ro1">
          <table:table-cell office:value-type="float" office:value="5867901175" calcext:value-type="float">
            <text:p>5867901175</text:p>
          </table:table-cell>
          <table:table-cell table:formula="of:=[.$C$2]+[.$D$2]*[.A529]+[.$E$2]*LOG([.A529])+[.$F$2]*[.A529]*LOG([.A529])+[.$G$2]*2*(RAND()-0.5)" office:value-type="float" office:value="99205206159881" calcext:value-type="float">
            <text:p>99205206159881</text:p>
          </table:table-cell>
          <table:table-cell table:number-columns-repeated="5"/>
        </table:table-row>
        <table:table-row table:style-name="ro1">
          <table:table-cell office:value-type="float" office:value="5879012286" calcext:value-type="float">
            <text:p>5879012286</text:p>
          </table:table-cell>
          <table:table-cell table:formula="of:=[.$C$2]+[.$D$2]*[.A530]+[.$E$2]*LOG([.A530])+[.$F$2]*[.A530]*LOG([.A530])+[.$G$2]*2*(RAND()-0.5)" office:value-type="float" office:value="99401266379303.1" calcext:value-type="float">
            <text:p>99401266379303.1</text:p>
          </table:table-cell>
          <table:table-cell table:number-columns-repeated="5"/>
        </table:table-row>
        <table:table-row table:style-name="ro1">
          <table:table-cell office:value-type="float" office:value="5890123397" calcext:value-type="float">
            <text:p>5890123397</text:p>
          </table:table-cell>
          <table:table-cell table:formula="of:=[.$C$2]+[.$D$2]*[.A531]+[.$E$2]*LOG([.A531])+[.$F$2]*[.A531]*LOG([.A531])+[.$G$2]*2*(RAND()-0.5)" office:value-type="float" office:value="99597342102737.1" calcext:value-type="float">
            <text:p>99597342102737.1</text:p>
          </table:table-cell>
          <table:table-cell table:number-columns-repeated="5"/>
        </table:table-row>
        <table:table-row table:style-name="ro1">
          <table:table-cell office:value-type="float" office:value="5901234508" calcext:value-type="float">
            <text:p>5901234508</text:p>
          </table:table-cell>
          <table:table-cell table:formula="of:=[.$C$2]+[.$D$2]*[.A532]+[.$E$2]*LOG([.A532])+[.$F$2]*[.A532]*LOG([.A532])+[.$G$2]*2*(RAND()-0.5)" office:value-type="float" office:value="99793433300936.4" calcext:value-type="float">
            <text:p>99793433300936.4</text:p>
          </table:table-cell>
          <table:table-cell table:number-columns-repeated="5"/>
        </table:table-row>
        <table:table-row table:style-name="ro1">
          <table:table-cell office:value-type="float" office:value="5912345619" calcext:value-type="float">
            <text:p>5912345619</text:p>
          </table:table-cell>
          <table:table-cell table:formula="of:=[.$C$2]+[.$D$2]*[.A533]+[.$E$2]*LOG([.A533])+[.$F$2]*[.A533]*LOG([.A533])+[.$G$2]*2*(RAND()-0.5)" office:value-type="float" office:value="99989539944764.3" calcext:value-type="float">
            <text:p>99989539944764.3</text:p>
          </table:table-cell>
          <table:table-cell table:number-columns-repeated="5"/>
        </table:table-row>
        <table:table-row table:style-name="ro1">
          <table:table-cell office:value-type="float" office:value="5923456730" calcext:value-type="float">
            <text:p>5923456730</text:p>
          </table:table-cell>
          <table:table-cell table:formula="of:=[.$C$2]+[.$D$2]*[.A534]+[.$E$2]*LOG([.A534])+[.$F$2]*[.A534]*LOG([.A534])+[.$G$2]*2*(RAND()-0.5)" office:value-type="float" office:value="100185662005194" calcext:value-type="float">
            <text:p>100185662005194</text:p>
          </table:table-cell>
          <table:table-cell table:number-columns-repeated="5"/>
        </table:table-row>
        <table:table-row table:style-name="ro1">
          <table:table-cell office:value-type="float" office:value="5934567841" calcext:value-type="float">
            <text:p>5934567841</text:p>
          </table:table-cell>
          <table:table-cell table:formula="of:=[.$C$2]+[.$D$2]*[.A535]+[.$E$2]*LOG([.A535])+[.$F$2]*[.A535]*LOG([.A535])+[.$G$2]*2*(RAND()-0.5)" office:value-type="float" office:value="100381799453306" calcext:value-type="float">
            <text:p>100381799453306</text:p>
          </table:table-cell>
          <table:table-cell table:number-columns-repeated="5"/>
        </table:table-row>
        <table:table-row table:style-name="ro1">
          <table:table-cell office:value-type="float" office:value="5945678952" calcext:value-type="float">
            <text:p>5945678952</text:p>
          </table:table-cell>
          <table:table-cell table:formula="of:=[.$C$2]+[.$D$2]*[.A536]+[.$E$2]*LOG([.A536])+[.$F$2]*[.A536]*LOG([.A536])+[.$G$2]*2*(RAND()-0.5)" office:value-type="float" office:value="100577952260293" calcext:value-type="float">
            <text:p>100577952260293</text:p>
          </table:table-cell>
          <table:table-cell table:number-columns-repeated="5"/>
        </table:table-row>
        <table:table-row table:style-name="ro1">
          <table:table-cell office:value-type="float" office:value="5956790063" calcext:value-type="float">
            <text:p>5956790063</text:p>
          </table:table-cell>
          <table:table-cell table:formula="of:=[.$C$2]+[.$D$2]*[.A537]+[.$E$2]*LOG([.A537])+[.$F$2]*[.A537]*LOG([.A537])+[.$G$2]*2*(RAND()-0.5)" office:value-type="float" office:value="100774120397450" calcext:value-type="float">
            <text:p>100774120397450</text:p>
          </table:table-cell>
          <table:table-cell table:number-columns-repeated="5"/>
        </table:table-row>
        <table:table-row table:style-name="ro1">
          <table:table-cell office:value-type="float" office:value="5967901174" calcext:value-type="float">
            <text:p>5967901174</text:p>
          </table:table-cell>
          <table:table-cell table:formula="of:=[.$C$2]+[.$D$2]*[.A538]+[.$E$2]*LOG([.A538])+[.$F$2]*[.A538]*LOG([.A538])+[.$G$2]*2*(RAND()-0.5)" office:value-type="float" office:value="100970303836183" calcext:value-type="float">
            <text:p>100970303836183</text:p>
          </table:table-cell>
          <table:table-cell table:number-columns-repeated="5"/>
        </table:table-row>
        <table:table-row table:style-name="ro1">
          <table:table-cell office:value-type="float" office:value="5979012285" calcext:value-type="float">
            <text:p>5979012285</text:p>
          </table:table-cell>
          <table:table-cell table:formula="of:=[.$C$2]+[.$D$2]*[.A539]+[.$E$2]*LOG([.A539])+[.$F$2]*[.A539]*LOG([.A539])+[.$G$2]*2*(RAND()-0.5)" office:value-type="float" office:value="101166502548004" calcext:value-type="float">
            <text:p>101166502548004</text:p>
          </table:table-cell>
          <table:table-cell table:number-columns-repeated="5"/>
        </table:table-row>
        <table:table-row table:style-name="ro1">
          <table:table-cell office:value-type="float" office:value="5990123396" calcext:value-type="float">
            <text:p>5990123396</text:p>
          </table:table-cell>
          <table:table-cell table:formula="of:=[.$C$2]+[.$D$2]*[.A540]+[.$E$2]*LOG([.A540])+[.$F$2]*[.A540]*LOG([.A540])+[.$G$2]*2*(RAND()-0.5)" office:value-type="float" office:value="101362716504528" calcext:value-type="float">
            <text:p>101362716504528</text:p>
          </table:table-cell>
          <table:table-cell table:number-columns-repeated="5"/>
        </table:table-row>
        <table:table-row table:style-name="ro1">
          <table:table-cell office:value-type="float" office:value="6001234507" calcext:value-type="float">
            <text:p>6001234507</text:p>
          </table:table-cell>
          <table:table-cell table:formula="of:=[.$C$2]+[.$D$2]*[.A541]+[.$E$2]*LOG([.A541])+[.$F$2]*[.A541]*LOG([.A541])+[.$G$2]*2*(RAND()-0.5)" office:value-type="float" office:value="101558945677480" calcext:value-type="float">
            <text:p>101558945677480</text:p>
          </table:table-cell>
          <table:table-cell table:number-columns-repeated="5"/>
        </table:table-row>
        <table:table-row table:style-name="ro1">
          <table:table-cell office:value-type="float" office:value="6012345618" calcext:value-type="float">
            <text:p>6012345618</text:p>
          </table:table-cell>
          <table:table-cell table:formula="of:=[.$C$2]+[.$D$2]*[.A542]+[.$E$2]*LOG([.A542])+[.$F$2]*[.A542]*LOG([.A542])+[.$G$2]*2*(RAND()-0.5)" office:value-type="float" office:value="101755190038686" calcext:value-type="float">
            <text:p>101755190038686</text:p>
          </table:table-cell>
          <table:table-cell table:number-columns-repeated="5"/>
        </table:table-row>
        <table:table-row table:style-name="ro1">
          <table:table-cell office:value-type="float" office:value="6023456729" calcext:value-type="float">
            <text:p>6023456729</text:p>
          </table:table-cell>
          <table:table-cell table:formula="of:=[.$C$2]+[.$D$2]*[.A543]+[.$E$2]*LOG([.A543])+[.$F$2]*[.A543]*LOG([.A543])+[.$G$2]*2*(RAND()-0.5)" office:value-type="float" office:value="101951449560078" calcext:value-type="float">
            <text:p>101951449560078</text:p>
          </table:table-cell>
          <table:table-cell table:number-columns-repeated="5"/>
        </table:table-row>
        <table:table-row table:style-name="ro1">
          <table:table-cell office:value-type="float" office:value="6034567840" calcext:value-type="float">
            <text:p>6034567840</text:p>
          </table:table-cell>
          <table:table-cell table:formula="of:=[.$C$2]+[.$D$2]*[.A544]+[.$E$2]*LOG([.A544])+[.$F$2]*[.A544]*LOG([.A544])+[.$G$2]*2*(RAND()-0.5)" office:value-type="float" office:value="102147724213690" calcext:value-type="float">
            <text:p>102147724213690</text:p>
          </table:table-cell>
          <table:table-cell table:number-columns-repeated="5"/>
        </table:table-row>
        <table:table-row table:style-name="ro1">
          <table:table-cell office:value-type="float" office:value="6045678951" calcext:value-type="float">
            <text:p>6045678951</text:p>
          </table:table-cell>
          <table:table-cell table:formula="of:=[.$C$2]+[.$D$2]*[.A545]+[.$E$2]*LOG([.A545])+[.$F$2]*[.A545]*LOG([.A545])+[.$G$2]*2*(RAND()-0.5)" office:value-type="float" office:value="102344013971660" calcext:value-type="float">
            <text:p>102344013971660</text:p>
          </table:table-cell>
          <table:table-cell table:number-columns-repeated="5"/>
        </table:table-row>
        <table:table-row table:style-name="ro1">
          <table:table-cell office:value-type="float" office:value="6056790062" calcext:value-type="float">
            <text:p>6056790062</text:p>
          </table:table-cell>
          <table:table-cell table:formula="of:=[.$C$2]+[.$D$2]*[.A546]+[.$E$2]*LOG([.A546])+[.$F$2]*[.A546]*LOG([.A546])+[.$G$2]*2*(RAND()-0.5)" office:value-type="float" office:value="102540318806228" calcext:value-type="float">
            <text:p>102540318806228</text:p>
          </table:table-cell>
          <table:table-cell table:number-columns-repeated="5"/>
        </table:table-row>
        <table:table-row table:style-name="ro1">
          <table:table-cell office:value-type="float" office:value="6067901173" calcext:value-type="float">
            <text:p>6067901173</text:p>
          </table:table-cell>
          <table:table-cell table:formula="of:=[.$C$2]+[.$D$2]*[.A547]+[.$E$2]*LOG([.A547])+[.$F$2]*[.A547]*LOG([.A547])+[.$G$2]*2*(RAND()-0.5)" office:value-type="float" office:value="102736638689737" calcext:value-type="float">
            <text:p>102736638689737</text:p>
          </table:table-cell>
          <table:table-cell table:number-columns-repeated="5"/>
        </table:table-row>
        <table:table-row table:style-name="ro1">
          <table:table-cell office:value-type="float" office:value="6079012284" calcext:value-type="float">
            <text:p>6079012284</text:p>
          </table:table-cell>
          <table:table-cell table:formula="of:=[.$C$2]+[.$D$2]*[.A548]+[.$E$2]*LOG([.A548])+[.$F$2]*[.A548]*LOG([.A548])+[.$G$2]*2*(RAND()-0.5)" office:value-type="float" office:value="102932973594630" calcext:value-type="float">
            <text:p>102932973594630</text:p>
          </table:table-cell>
          <table:table-cell table:number-columns-repeated="5"/>
        </table:table-row>
        <table:table-row table:style-name="ro1">
          <table:table-cell office:value-type="float" office:value="6090123395" calcext:value-type="float">
            <text:p>6090123395</text:p>
          </table:table-cell>
          <table:table-cell table:formula="of:=[.$C$2]+[.$D$2]*[.A549]+[.$E$2]*LOG([.A549])+[.$F$2]*[.A549]*LOG([.A549])+[.$G$2]*2*(RAND()-0.5)" office:value-type="float" office:value="103129323493452" calcext:value-type="float">
            <text:p>103129323493452</text:p>
          </table:table-cell>
          <table:table-cell table:number-columns-repeated="5"/>
        </table:table-row>
        <table:table-row table:style-name="ro1">
          <table:table-cell office:value-type="float" office:value="6101234506" calcext:value-type="float">
            <text:p>6101234506</text:p>
          </table:table-cell>
          <table:table-cell table:formula="of:=[.$C$2]+[.$D$2]*[.A550]+[.$E$2]*LOG([.A550])+[.$F$2]*[.A550]*LOG([.A550])+[.$G$2]*2*(RAND()-0.5)" office:value-type="float" office:value="103325688358845" calcext:value-type="float">
            <text:p>103325688358845</text:p>
          </table:table-cell>
          <table:table-cell table:number-columns-repeated="5"/>
        </table:table-row>
        <table:table-row table:style-name="ro1">
          <table:table-cell office:value-type="float" office:value="6112345617" calcext:value-type="float">
            <text:p>6112345617</text:p>
          </table:table-cell>
          <table:table-cell table:formula="of:=[.$C$2]+[.$D$2]*[.A551]+[.$E$2]*LOG([.A551])+[.$F$2]*[.A551]*LOG([.A551])+[.$G$2]*2*(RAND()-0.5)" office:value-type="float" office:value="103522068163556" calcext:value-type="float">
            <text:p>103522068163556</text:p>
          </table:table-cell>
          <table:table-cell table:number-columns-repeated="5"/>
        </table:table-row>
        <table:table-row table:style-name="ro1">
          <table:table-cell office:value-type="float" office:value="6123456728" calcext:value-type="float">
            <text:p>6123456728</text:p>
          </table:table-cell>
          <table:table-cell table:formula="of:=[.$C$2]+[.$D$2]*[.A552]+[.$E$2]*LOG([.A552])+[.$F$2]*[.A552]*LOG([.A552])+[.$G$2]*2*(RAND()-0.5)" office:value-type="float" office:value="103718462880426" calcext:value-type="float">
            <text:p>103718462880426</text:p>
          </table:table-cell>
          <table:table-cell table:number-columns-repeated="5"/>
        </table:table-row>
        <table:table-row table:style-name="ro1">
          <table:table-cell office:value-type="float" office:value="6134567839" calcext:value-type="float">
            <text:p>6134567839</text:p>
          </table:table-cell>
          <table:table-cell table:formula="of:=[.$C$2]+[.$D$2]*[.A553]+[.$E$2]*LOG([.A553])+[.$F$2]*[.A553]*LOG([.A553])+[.$G$2]*2*(RAND()-0.5)" office:value-type="float" office:value="103914872482396" calcext:value-type="float">
            <text:p>103914872482396</text:p>
          </table:table-cell>
          <table:table-cell table:number-columns-repeated="5"/>
        </table:table-row>
        <table:table-row table:style-name="ro1">
          <table:table-cell office:value-type="float" office:value="6145678950" calcext:value-type="float">
            <text:p>6145678950</text:p>
          </table:table-cell>
          <table:table-cell table:formula="of:=[.$C$2]+[.$D$2]*[.A554]+[.$E$2]*LOG([.A554])+[.$F$2]*[.A554]*LOG([.A554])+[.$G$2]*2*(RAND()-0.5)" office:value-type="float" office:value="104111296942508" calcext:value-type="float">
            <text:p>104111296942508</text:p>
          </table:table-cell>
          <table:table-cell table:number-columns-repeated="5"/>
        </table:table-row>
        <table:table-row table:style-name="ro1">
          <table:table-cell office:value-type="float" office:value="6156790061" calcext:value-type="float">
            <text:p>6156790061</text:p>
          </table:table-cell>
          <table:table-cell table:formula="of:=[.$C$2]+[.$D$2]*[.A555]+[.$E$2]*LOG([.A555])+[.$F$2]*[.A555]*LOG([.A555])+[.$G$2]*2*(RAND()-0.5)" office:value-type="float" office:value="104307736233898" calcext:value-type="float">
            <text:p>104307736233898</text:p>
          </table:table-cell>
          <table:table-cell table:number-columns-repeated="5"/>
        </table:table-row>
        <table:table-row table:style-name="ro1">
          <table:table-cell office:value-type="float" office:value="6167901172" calcext:value-type="float">
            <text:p>6167901172</text:p>
          </table:table-cell>
          <table:table-cell table:formula="of:=[.$C$2]+[.$D$2]*[.A556]+[.$E$2]*LOG([.A556])+[.$F$2]*[.A556]*LOG([.A556])+[.$G$2]*2*(RAND()-0.5)" office:value-type="float" office:value="104504190329799" calcext:value-type="float">
            <text:p>104504190329799</text:p>
          </table:table-cell>
          <table:table-cell table:number-columns-repeated="5"/>
        </table:table-row>
        <table:table-row table:style-name="ro1">
          <table:table-cell office:value-type="float" office:value="6179012283" calcext:value-type="float">
            <text:p>6179012283</text:p>
          </table:table-cell>
          <table:table-cell table:formula="of:=[.$C$2]+[.$D$2]*[.A557]+[.$E$2]*LOG([.A557])+[.$F$2]*[.A557]*LOG([.A557])+[.$G$2]*2*(RAND()-0.5)" office:value-type="float" office:value="104700659203544" calcext:value-type="float">
            <text:p>104700659203544</text:p>
          </table:table-cell>
          <table:table-cell table:number-columns-repeated="5"/>
        </table:table-row>
        <table:table-row table:style-name="ro1">
          <table:table-cell office:value-type="float" office:value="6190123394" calcext:value-type="float">
            <text:p>6190123394</text:p>
          </table:table-cell>
          <table:table-cell table:formula="of:=[.$C$2]+[.$D$2]*[.A558]+[.$E$2]*LOG([.A558])+[.$F$2]*[.A558]*LOG([.A558])+[.$G$2]*2*(RAND()-0.5)" office:value-type="float" office:value="104897142828557" calcext:value-type="float">
            <text:p>104897142828557</text:p>
          </table:table-cell>
          <table:table-cell table:number-columns-repeated="5"/>
        </table:table-row>
        <table:table-row table:style-name="ro1">
          <table:table-cell office:value-type="float" office:value="6201234505" calcext:value-type="float">
            <text:p>6201234505</text:p>
          </table:table-cell>
          <table:table-cell table:formula="of:=[.$C$2]+[.$D$2]*[.A559]+[.$E$2]*LOG([.A559])+[.$F$2]*[.A559]*LOG([.A559])+[.$G$2]*2*(RAND()-0.5)" office:value-type="float" office:value="105093641178360" calcext:value-type="float">
            <text:p>105093641178360</text:p>
          </table:table-cell>
          <table:table-cell table:number-columns-repeated="5"/>
        </table:table-row>
        <table:table-row table:style-name="ro1">
          <table:table-cell office:value-type="float" office:value="6212345616" calcext:value-type="float">
            <text:p>6212345616</text:p>
          </table:table-cell>
          <table:table-cell table:formula="of:=[.$C$2]+[.$D$2]*[.A560]+[.$E$2]*LOG([.A560])+[.$F$2]*[.A560]*LOG([.A560])+[.$G$2]*2*(RAND()-0.5)" office:value-type="float" office:value="105290154226572" calcext:value-type="float">
            <text:p>105290154226572</text:p>
          </table:table-cell>
          <table:table-cell table:number-columns-repeated="5"/>
        </table:table-row>
        <table:table-row table:style-name="ro1">
          <table:table-cell office:value-type="float" office:value="6223456727" calcext:value-type="float">
            <text:p>6223456727</text:p>
          </table:table-cell>
          <table:table-cell table:formula="of:=[.$C$2]+[.$D$2]*[.A561]+[.$E$2]*LOG([.A561])+[.$F$2]*[.A561]*LOG([.A561])+[.$G$2]*2*(RAND()-0.5)" office:value-type="float" office:value="105486681946902" calcext:value-type="float">
            <text:p>105486681946902</text:p>
          </table:table-cell>
          <table:table-cell table:number-columns-repeated="5"/>
        </table:table-row>
        <table:table-row table:style-name="ro1">
          <table:table-cell office:value-type="float" office:value="6234567838" calcext:value-type="float">
            <text:p>6234567838</text:p>
          </table:table-cell>
          <table:table-cell table:formula="of:=[.$C$2]+[.$D$2]*[.A562]+[.$E$2]*LOG([.A562])+[.$F$2]*[.A562]*LOG([.A562])+[.$G$2]*2*(RAND()-0.5)" office:value-type="float" office:value="105683224313155" calcext:value-type="float">
            <text:p>105683224313155</text:p>
          </table:table-cell>
          <table:table-cell table:number-columns-repeated="5"/>
        </table:table-row>
        <table:table-row table:style-name="ro1">
          <table:table-cell office:value-type="float" office:value="6245678949" calcext:value-type="float">
            <text:p>6245678949</text:p>
          </table:table-cell>
          <table:table-cell table:formula="of:=[.$C$2]+[.$D$2]*[.A563]+[.$E$2]*LOG([.A563])+[.$F$2]*[.A563]*LOG([.A563])+[.$G$2]*2*(RAND()-0.5)" office:value-type="float" office:value="105879781299230" calcext:value-type="float">
            <text:p>105879781299230</text:p>
          </table:table-cell>
          <table:table-cell table:number-columns-repeated="5"/>
        </table:table-row>
        <table:table-row table:style-name="ro1">
          <table:table-cell office:value-type="float" office:value="6256790060" calcext:value-type="float">
            <text:p>6256790060</text:p>
          </table:table-cell>
          <table:table-cell table:formula="of:=[.$C$2]+[.$D$2]*[.A564]+[.$E$2]*LOG([.A564])+[.$F$2]*[.A564]*LOG([.A564])+[.$G$2]*2*(RAND()-0.5)" office:value-type="float" office:value="106076352879118" calcext:value-type="float">
            <text:p>106076352879118</text:p>
          </table:table-cell>
          <table:table-cell table:number-columns-repeated="5"/>
        </table:table-row>
        <table:table-row table:style-name="ro1">
          <table:table-cell office:value-type="float" office:value="6267901171" calcext:value-type="float">
            <text:p>6267901171</text:p>
          </table:table-cell>
          <table:table-cell table:formula="of:=[.$C$2]+[.$D$2]*[.A565]+[.$E$2]*LOG([.A565])+[.$F$2]*[.A565]*LOG([.A565])+[.$G$2]*2*(RAND()-0.5)" office:value-type="float" office:value="106272939026903" calcext:value-type="float">
            <text:p>106272939026903</text:p>
          </table:table-cell>
          <table:table-cell table:number-columns-repeated="5"/>
        </table:table-row>
        <table:table-row table:style-name="ro1">
          <table:table-cell office:value-type="float" office:value="6279012282" calcext:value-type="float">
            <text:p>6279012282</text:p>
          </table:table-cell>
          <table:table-cell table:formula="of:=[.$C$2]+[.$D$2]*[.A566]+[.$E$2]*LOG([.A566])+[.$F$2]*[.A566]*LOG([.A566])+[.$G$2]*2*(RAND()-0.5)" office:value-type="float" office:value="106469539716760" calcext:value-type="float">
            <text:p>106469539716760</text:p>
          </table:table-cell>
          <table:table-cell table:number-columns-repeated="5"/>
        </table:table-row>
        <table:table-row table:style-name="ro1">
          <table:table-cell office:value-type="float" office:value="6290123393" calcext:value-type="float">
            <text:p>6290123393</text:p>
          </table:table-cell>
          <table:table-cell table:formula="of:=[.$C$2]+[.$D$2]*[.A567]+[.$E$2]*LOG([.A567])+[.$F$2]*[.A567]*LOG([.A567])+[.$G$2]*2*(RAND()-0.5)" office:value-type="float" office:value="106666154922956" calcext:value-type="float">
            <text:p>106666154922956</text:p>
          </table:table-cell>
          <table:table-cell table:number-columns-repeated="5"/>
        </table:table-row>
        <table:table-row table:style-name="ro1">
          <table:table-cell office:value-type="float" office:value="6301234504" calcext:value-type="float">
            <text:p>6301234504</text:p>
          </table:table-cell>
          <table:table-cell table:formula="of:=[.$C$2]+[.$D$2]*[.A568]+[.$E$2]*LOG([.A568])+[.$F$2]*[.A568]*LOG([.A568])+[.$G$2]*2*(RAND()-0.5)" office:value-type="float" office:value="106862784619848" calcext:value-type="float">
            <text:p>106862784619848</text:p>
          </table:table-cell>
          <table:table-cell table:number-columns-repeated="5"/>
        </table:table-row>
        <table:table-row table:style-name="ro1">
          <table:table-cell office:value-type="float" office:value="6312345615" calcext:value-type="float">
            <text:p>6312345615</text:p>
          </table:table-cell>
          <table:table-cell table:formula="of:=[.$C$2]+[.$D$2]*[.A569]+[.$E$2]*LOG([.A569])+[.$F$2]*[.A569]*LOG([.A569])+[.$G$2]*2*(RAND()-0.5)" office:value-type="float" office:value="107059428781885" calcext:value-type="float">
            <text:p>107059428781885</text:p>
          </table:table-cell>
          <table:table-cell table:number-columns-repeated="5"/>
        </table:table-row>
        <table:table-row table:style-name="ro1">
          <table:table-cell office:value-type="float" office:value="6323456726" calcext:value-type="float">
            <text:p>6323456726</text:p>
          </table:table-cell>
          <table:table-cell table:formula="of:=[.$C$2]+[.$D$2]*[.A570]+[.$E$2]*LOG([.A570])+[.$F$2]*[.A570]*LOG([.A570])+[.$G$2]*2*(RAND()-0.5)" office:value-type="float" office:value="107256087383606" calcext:value-type="float">
            <text:p>107256087383606</text:p>
          </table:table-cell>
          <table:table-cell table:number-columns-repeated="5"/>
        </table:table-row>
        <table:table-row table:style-name="ro1">
          <table:table-cell office:value-type="float" office:value="6334567837" calcext:value-type="float">
            <text:p>6334567837</text:p>
          </table:table-cell>
          <table:table-cell table:formula="of:=[.$C$2]+[.$D$2]*[.A571]+[.$E$2]*LOG([.A571])+[.$F$2]*[.A571]*LOG([.A571])+[.$G$2]*2*(RAND()-0.5)" office:value-type="float" office:value="107452760399637" calcext:value-type="float">
            <text:p>107452760399637</text:p>
          </table:table-cell>
          <table:table-cell table:number-columns-repeated="5"/>
        </table:table-row>
        <table:table-row table:style-name="ro1">
          <table:table-cell office:value-type="float" office:value="6345678948" calcext:value-type="float">
            <text:p>6345678948</text:p>
          </table:table-cell>
          <table:table-cell table:formula="of:=[.$C$2]+[.$D$2]*[.A572]+[.$E$2]*LOG([.A572])+[.$F$2]*[.A572]*LOG([.A572])+[.$G$2]*2*(RAND()-0.5)" office:value-type="float" office:value="107649447804695" calcext:value-type="float">
            <text:p>107649447804695</text:p>
          </table:table-cell>
          <table:table-cell table:number-columns-repeated="5"/>
        </table:table-row>
        <table:table-row table:style-name="ro1">
          <table:table-cell office:value-type="float" office:value="6356790059" calcext:value-type="float">
            <text:p>6356790059</text:p>
          </table:table-cell>
          <table:table-cell table:formula="of:=[.$C$2]+[.$D$2]*[.A573]+[.$E$2]*LOG([.A573])+[.$F$2]*[.A573]*LOG([.A573])+[.$G$2]*2*(RAND()-0.5)" office:value-type="float" office:value="107846149573586" calcext:value-type="float">
            <text:p>107846149573586</text:p>
          </table:table-cell>
          <table:table-cell table:number-columns-repeated="5"/>
        </table:table-row>
        <table:table-row table:style-name="ro1">
          <table:table-cell office:value-type="float" office:value="6367901170" calcext:value-type="float">
            <text:p>6367901170</text:p>
          </table:table-cell>
          <table:table-cell table:formula="of:=[.$C$2]+[.$D$2]*[.A574]+[.$E$2]*LOG([.A574])+[.$F$2]*[.A574]*LOG([.A574])+[.$G$2]*2*(RAND()-0.5)" office:value-type="float" office:value="108042865681202" calcext:value-type="float">
            <text:p>108042865681202</text:p>
          </table:table-cell>
          <table:table-cell table:number-columns-repeated="5"/>
        </table:table-row>
        <table:table-row table:style-name="ro1">
          <table:table-cell office:value-type="float" office:value="6379012281" calcext:value-type="float">
            <text:p>6379012281</text:p>
          </table:table-cell>
          <table:table-cell table:formula="of:=[.$C$2]+[.$D$2]*[.A575]+[.$E$2]*LOG([.A575])+[.$F$2]*[.A575]*LOG([.A575])+[.$G$2]*2*(RAND()-0.5)" office:value-type="float" office:value="108239596102526" calcext:value-type="float">
            <text:p>108239596102526</text:p>
          </table:table-cell>
          <table:table-cell table:number-columns-repeated="5"/>
        </table:table-row>
        <table:table-row table:style-name="ro1">
          <table:table-cell office:value-type="float" office:value="6390123392" calcext:value-type="float">
            <text:p>6390123392</text:p>
          </table:table-cell>
          <table:table-cell table:formula="of:=[.$C$2]+[.$D$2]*[.A576]+[.$E$2]*LOG([.A576])+[.$F$2]*[.A576]*LOG([.A576])+[.$G$2]*2*(RAND()-0.5)" office:value-type="float" office:value="108436340812623" calcext:value-type="float">
            <text:p>108436340812623</text:p>
          </table:table-cell>
          <table:table-cell table:number-columns-repeated="5"/>
        </table:table-row>
        <table:table-row table:style-name="ro1">
          <table:table-cell office:value-type="float" office:value="6401234503" calcext:value-type="float">
            <text:p>6401234503</text:p>
          </table:table-cell>
          <table:table-cell table:formula="of:=[.$C$2]+[.$D$2]*[.A577]+[.$E$2]*LOG([.A577])+[.$F$2]*[.A577]*LOG([.A577])+[.$G$2]*2*(RAND()-0.5)" office:value-type="float" office:value="108633099786650" calcext:value-type="float">
            <text:p>108633099786650</text:p>
          </table:table-cell>
          <table:table-cell table:number-columns-repeated="5"/>
        </table:table-row>
        <table:table-row table:style-name="ro1">
          <table:table-cell office:value-type="float" office:value="6412345614" calcext:value-type="float">
            <text:p>6412345614</text:p>
          </table:table-cell>
          <table:table-cell table:formula="of:=[.$C$2]+[.$D$2]*[.A578]+[.$E$2]*LOG([.A578])+[.$F$2]*[.A578]*LOG([.A578])+[.$G$2]*2*(RAND()-0.5)" office:value-type="float" office:value="108829872999848" calcext:value-type="float">
            <text:p>108829872999848</text:p>
          </table:table-cell>
          <table:table-cell table:number-columns-repeated="5"/>
        </table:table-row>
        <table:table-row table:style-name="ro1">
          <table:table-cell office:value-type="float" office:value="6423456725" calcext:value-type="float">
            <text:p>6423456725</text:p>
          </table:table-cell>
          <table:table-cell table:formula="of:=[.$C$2]+[.$D$2]*[.A579]+[.$E$2]*LOG([.A579])+[.$F$2]*[.A579]*LOG([.A579])+[.$G$2]*2*(RAND()-0.5)" office:value-type="float" office:value="109026660427543" calcext:value-type="float">
            <text:p>109026660427543</text:p>
          </table:table-cell>
          <table:table-cell table:number-columns-repeated="5"/>
        </table:table-row>
        <table:table-row table:style-name="ro1">
          <table:table-cell office:value-type="float" office:value="6434567836" calcext:value-type="float">
            <text:p>6434567836</text:p>
          </table:table-cell>
          <table:table-cell table:formula="of:=[.$C$2]+[.$D$2]*[.A580]+[.$E$2]*LOG([.A580])+[.$F$2]*[.A580]*LOG([.A580])+[.$G$2]*2*(RAND()-0.5)" office:value-type="float" office:value="109223462045146" calcext:value-type="float">
            <text:p>109223462045146</text:p>
          </table:table-cell>
          <table:table-cell table:number-columns-repeated="5"/>
        </table:table-row>
        <table:table-row table:style-name="ro1">
          <table:table-cell office:value-type="float" office:value="6445678947" calcext:value-type="float">
            <text:p>6445678947</text:p>
          </table:table-cell>
          <table:table-cell table:formula="of:=[.$C$2]+[.$D$2]*[.A581]+[.$E$2]*LOG([.A581])+[.$F$2]*[.A581]*LOG([.A581])+[.$G$2]*2*(RAND()-0.5)" office:value-type="float" office:value="109420277828157" calcext:value-type="float">
            <text:p>109420277828157</text:p>
          </table:table-cell>
          <table:table-cell table:number-columns-repeated="5"/>
        </table:table-row>
        <table:table-row table:style-name="ro1">
          <table:table-cell office:value-type="float" office:value="6456790058" calcext:value-type="float">
            <text:p>6456790058</text:p>
          </table:table-cell>
          <table:table-cell table:formula="of:=[.$C$2]+[.$D$2]*[.A582]+[.$E$2]*LOG([.A582])+[.$F$2]*[.A582]*LOG([.A582])+[.$G$2]*2*(RAND()-0.5)" office:value-type="float" office:value="109617107752155" calcext:value-type="float">
            <text:p>109617107752155</text:p>
          </table:table-cell>
          <table:table-cell table:number-columns-repeated="5"/>
        </table:table-row>
        <table:table-row table:style-name="ro1">
          <table:table-cell office:value-type="float" office:value="6467901169" calcext:value-type="float">
            <text:p>6467901169</text:p>
          </table:table-cell>
          <table:table-cell table:formula="of:=[.$C$2]+[.$D$2]*[.A583]+[.$E$2]*LOG([.A583])+[.$F$2]*[.A583]*LOG([.A583])+[.$G$2]*2*(RAND()-0.5)" office:value-type="float" office:value="109813951792806" calcext:value-type="float">
            <text:p>109813951792806</text:p>
          </table:table-cell>
          <table:table-cell table:number-columns-repeated="5"/>
        </table:table-row>
        <table:table-row table:style-name="ro1">
          <table:table-cell office:value-type="float" office:value="6479012280" calcext:value-type="float">
            <text:p>6479012280</text:p>
          </table:table-cell>
          <table:table-cell table:formula="of:=[.$C$2]+[.$D$2]*[.A584]+[.$E$2]*LOG([.A584])+[.$F$2]*[.A584]*LOG([.A584])+[.$G$2]*2*(RAND()-0.5)" office:value-type="float" office:value="110010809925861" calcext:value-type="float">
            <text:p>110010809925861</text:p>
          </table:table-cell>
          <table:table-cell table:number-columns-repeated="5"/>
        </table:table-row>
        <table:table-row table:style-name="ro1">
          <table:table-cell office:value-type="float" office:value="6490123391" calcext:value-type="float">
            <text:p>6490123391</text:p>
          </table:table-cell>
          <table:table-cell table:formula="of:=[.$C$2]+[.$D$2]*[.A585]+[.$E$2]*LOG([.A585])+[.$F$2]*[.A585]*LOG([.A585])+[.$G$2]*2*(RAND()-0.5)" office:value-type="float" office:value="110207682127150" calcext:value-type="float">
            <text:p>110207682127150</text:p>
          </table:table-cell>
          <table:table-cell table:number-columns-repeated="5"/>
        </table:table-row>
        <table:table-row table:style-name="ro1">
          <table:table-cell office:value-type="float" office:value="6501234502" calcext:value-type="float">
            <text:p>6501234502</text:p>
          </table:table-cell>
          <table:table-cell table:formula="of:=[.$C$2]+[.$D$2]*[.A586]+[.$E$2]*LOG([.A586])+[.$F$2]*[.A586]*LOG([.A586])+[.$G$2]*2*(RAND()-0.5)" office:value-type="float" office:value="110404568372589" calcext:value-type="float">
            <text:p>110404568372589</text:p>
          </table:table-cell>
          <table:table-cell table:number-columns-repeated="5"/>
        </table:table-row>
        <table:table-row table:style-name="ro1">
          <table:table-cell office:value-type="float" office:value="6512345613" calcext:value-type="float">
            <text:p>6512345613</text:p>
          </table:table-cell>
          <table:table-cell table:formula="of:=[.$C$2]+[.$D$2]*[.A587]+[.$E$2]*LOG([.A587])+[.$F$2]*[.A587]*LOG([.A587])+[.$G$2]*2*(RAND()-0.5)" office:value-type="float" office:value="110601468638176" calcext:value-type="float">
            <text:p>110601468638176</text:p>
          </table:table-cell>
          <table:table-cell table:number-columns-repeated="5"/>
        </table:table-row>
        <table:table-row table:style-name="ro1">
          <table:table-cell office:value-type="float" office:value="6523456724" calcext:value-type="float">
            <text:p>6523456724</text:p>
          </table:table-cell>
          <table:table-cell table:formula="of:=[.$C$2]+[.$D$2]*[.A588]+[.$E$2]*LOG([.A588])+[.$F$2]*[.A588]*LOG([.A588])+[.$G$2]*2*(RAND()-0.5)" office:value-type="float" office:value="110798382899990" calcext:value-type="float">
            <text:p>110798382899990</text:p>
          </table:table-cell>
          <table:table-cell table:number-columns-repeated="5"/>
        </table:table-row>
        <table:table-row table:style-name="ro1">
          <table:table-cell office:value-type="float" office:value="6534567835" calcext:value-type="float">
            <text:p>6534567835</text:p>
          </table:table-cell>
          <table:table-cell table:formula="of:=[.$C$2]+[.$D$2]*[.A589]+[.$E$2]*LOG([.A589])+[.$F$2]*[.A589]*LOG([.A589])+[.$G$2]*2*(RAND()-0.5)" office:value-type="float" office:value="110995311134192" calcext:value-type="float">
            <text:p>110995311134192</text:p>
          </table:table-cell>
          <table:table-cell table:number-columns-repeated="5"/>
        </table:table-row>
        <table:table-row table:style-name="ro1">
          <table:table-cell office:value-type="float" office:value="6545678946" calcext:value-type="float">
            <text:p>6545678946</text:p>
          </table:table-cell>
          <table:table-cell table:formula="of:=[.$C$2]+[.$D$2]*[.A590]+[.$E$2]*LOG([.A590])+[.$F$2]*[.A590]*LOG([.A590])+[.$G$2]*2*(RAND()-0.5)" office:value-type="float" office:value="111192253317023" calcext:value-type="float">
            <text:p>111192253317023</text:p>
          </table:table-cell>
          <table:table-cell table:number-columns-repeated="5"/>
        </table:table-row>
        <table:table-row table:style-name="ro1">
          <table:table-cell office:value-type="float" office:value="6556790057" calcext:value-type="float">
            <text:p>6556790057</text:p>
          </table:table-cell>
          <table:table-cell table:formula="of:=[.$C$2]+[.$D$2]*[.A591]+[.$E$2]*LOG([.A591])+[.$F$2]*[.A591]*LOG([.A591])+[.$G$2]*2*(RAND()-0.5)" office:value-type="float" office:value="111389209424807" calcext:value-type="float">
            <text:p>111389209424807</text:p>
          </table:table-cell>
          <table:table-cell table:number-columns-repeated="5"/>
        </table:table-row>
        <table:table-row table:style-name="ro1">
          <table:table-cell office:value-type="float" office:value="6567901168" calcext:value-type="float">
            <text:p>6567901168</text:p>
          </table:table-cell>
          <table:table-cell table:formula="of:=[.$C$2]+[.$D$2]*[.A592]+[.$E$2]*LOG([.A592])+[.$F$2]*[.A592]*LOG([.A592])+[.$G$2]*2*(RAND()-0.5)" office:value-type="float" office:value="111586179433945" calcext:value-type="float">
            <text:p>111586179433945</text:p>
          </table:table-cell>
          <table:table-cell table:number-columns-repeated="5"/>
        </table:table-row>
        <table:table-row table:style-name="ro1">
          <table:table-cell office:value-type="float" office:value="6579012279" calcext:value-type="float">
            <text:p>6579012279</text:p>
          </table:table-cell>
          <table:table-cell table:formula="of:=[.$C$2]+[.$D$2]*[.A593]+[.$E$2]*LOG([.A593])+[.$F$2]*[.A593]*LOG([.A593])+[.$G$2]*2*(RAND()-0.5)" office:value-type="float" office:value="111783163320921" calcext:value-type="float">
            <text:p>111783163320921</text:p>
          </table:table-cell>
          <table:table-cell table:number-columns-repeated="5"/>
        </table:table-row>
        <table:table-row table:style-name="ro1">
          <table:table-cell office:value-type="float" office:value="6590123390" calcext:value-type="float">
            <text:p>6590123390</text:p>
          </table:table-cell>
          <table:table-cell table:formula="of:=[.$C$2]+[.$D$2]*[.A594]+[.$E$2]*LOG([.A594])+[.$F$2]*[.A594]*LOG([.A594])+[.$G$2]*2*(RAND()-0.5)" office:value-type="float" office:value="111980161062297" calcext:value-type="float">
            <text:p>111980161062297</text:p>
          </table:table-cell>
          <table:table-cell table:number-columns-repeated="5"/>
        </table:table-row>
        <table:table-row table:style-name="ro1">
          <table:table-cell office:value-type="float" office:value="6601234501" calcext:value-type="float">
            <text:p>6601234501</text:p>
          </table:table-cell>
          <table:table-cell table:formula="of:=[.$C$2]+[.$D$2]*[.A595]+[.$E$2]*LOG([.A595])+[.$F$2]*[.A595]*LOG([.A595])+[.$G$2]*2*(RAND()-0.5)" office:value-type="float" office:value="112177172634714" calcext:value-type="float">
            <text:p>112177172634714</text:p>
          </table:table-cell>
          <table:table-cell table:number-columns-repeated="5"/>
        </table:table-row>
        <table:table-row table:style-name="ro1">
          <table:table-cell office:value-type="float" office:value="6612345612" calcext:value-type="float">
            <text:p>6612345612</text:p>
          </table:table-cell>
          <table:table-cell table:formula="of:=[.$C$2]+[.$D$2]*[.A596]+[.$E$2]*LOG([.A596])+[.$F$2]*[.A596]*LOG([.A596])+[.$G$2]*2*(RAND()-0.5)" office:value-type="float" office:value="112374198014892" calcext:value-type="float">
            <text:p>112374198014892</text:p>
          </table:table-cell>
          <table:table-cell table:number-columns-repeated="5"/>
        </table:table-row>
        <table:table-row table:style-name="ro1">
          <table:table-cell office:value-type="float" office:value="6623456723" calcext:value-type="float">
            <text:p>6623456723</text:p>
          </table:table-cell>
          <table:table-cell table:formula="of:=[.$C$2]+[.$D$2]*[.A597]+[.$E$2]*LOG([.A597])+[.$F$2]*[.A597]*LOG([.A597])+[.$G$2]*2*(RAND()-0.5)" office:value-type="float" office:value="112571237179628" calcext:value-type="float">
            <text:p>112571237179628</text:p>
          </table:table-cell>
          <table:table-cell table:number-columns-repeated="5"/>
        </table:table-row>
        <table:table-row table:style-name="ro1">
          <table:table-cell office:value-type="float" office:value="6634567834" calcext:value-type="float">
            <text:p>6634567834</text:p>
          </table:table-cell>
          <table:table-cell table:formula="of:=[.$C$2]+[.$D$2]*[.A598]+[.$E$2]*LOG([.A598])+[.$F$2]*[.A598]*LOG([.A598])+[.$G$2]*2*(RAND()-0.5)" office:value-type="float" office:value="112768290105798" calcext:value-type="float">
            <text:p>112768290105798</text:p>
          </table:table-cell>
          <table:table-cell table:number-columns-repeated="5"/>
        </table:table-row>
        <table:table-row table:style-name="ro1">
          <table:table-cell office:value-type="float" office:value="6645678945" calcext:value-type="float">
            <text:p>6645678945</text:p>
          </table:table-cell>
          <table:table-cell table:formula="of:=[.$C$2]+[.$D$2]*[.A599]+[.$E$2]*LOG([.A599])+[.$F$2]*[.A599]*LOG([.A599])+[.$G$2]*2*(RAND()-0.5)" office:value-type="float" office:value="112965356770357" calcext:value-type="float">
            <text:p>112965356770357</text:p>
          </table:table-cell>
          <table:table-cell table:number-columns-repeated="5"/>
        </table:table-row>
        <table:table-row table:style-name="ro1">
          <table:table-cell office:value-type="float" office:value="6656790056" calcext:value-type="float">
            <text:p>6656790056</text:p>
          </table:table-cell>
          <table:table-cell table:formula="of:=[.$C$2]+[.$D$2]*[.A600]+[.$E$2]*LOG([.A600])+[.$F$2]*[.A600]*LOG([.A600])+[.$G$2]*2*(RAND()-0.5)" office:value-type="float" office:value="113162437150333" calcext:value-type="float">
            <text:p>113162437150333</text:p>
          </table:table-cell>
          <table:table-cell table:number-columns-repeated="5"/>
        </table:table-row>
        <table:table-row table:style-name="ro1">
          <table:table-cell office:value-type="float" office:value="6667901167" calcext:value-type="float">
            <text:p>6667901167</text:p>
          </table:table-cell>
          <table:table-cell table:formula="of:=[.$C$2]+[.$D$2]*[.A601]+[.$E$2]*LOG([.A601])+[.$F$2]*[.A601]*LOG([.A601])+[.$G$2]*2*(RAND()-0.5)" office:value-type="float" office:value="113359531222834" calcext:value-type="float">
            <text:p>113359531222834</text:p>
          </table:table-cell>
          <table:table-cell table:number-columns-repeated="5"/>
        </table:table-row>
        <table:table-row table:style-name="ro1">
          <table:table-cell office:value-type="float" office:value="6679012278" calcext:value-type="float">
            <text:p>6679012278</text:p>
          </table:table-cell>
          <table:table-cell table:formula="of:=[.$C$2]+[.$D$2]*[.A602]+[.$E$2]*LOG([.A602])+[.$F$2]*[.A602]*LOG([.A602])+[.$G$2]*2*(RAND()-0.5)" office:value-type="float" office:value="113556638965044" calcext:value-type="float">
            <text:p>113556638965044</text:p>
          </table:table-cell>
          <table:table-cell table:number-columns-repeated="5"/>
        </table:table-row>
        <table:table-row table:style-name="ro1">
          <table:table-cell office:value-type="float" office:value="6690123389" calcext:value-type="float">
            <text:p>6690123389</text:p>
          </table:table-cell>
          <table:table-cell table:formula="of:=[.$C$2]+[.$D$2]*[.A603]+[.$E$2]*LOG([.A603])+[.$F$2]*[.A603]*LOG([.A603])+[.$G$2]*2*(RAND()-0.5)" office:value-type="float" office:value="113753760354222" calcext:value-type="float">
            <text:p>113753760354222</text:p>
          </table:table-cell>
          <table:table-cell table:number-columns-repeated="5"/>
        </table:table-row>
        <table:table-row table:style-name="ro1">
          <table:table-cell office:value-type="float" office:value="6701234500" calcext:value-type="float">
            <text:p>6701234500</text:p>
          </table:table-cell>
          <table:table-cell table:formula="of:=[.$C$2]+[.$D$2]*[.A604]+[.$E$2]*LOG([.A604])+[.$F$2]*[.A604]*LOG([.A604])+[.$G$2]*2*(RAND()-0.5)" office:value-type="float" office:value="113950895367702" calcext:value-type="float">
            <text:p>113950895367702</text:p>
          </table:table-cell>
          <table:table-cell table:number-columns-repeated="5"/>
        </table:table-row>
        <table:table-row table:style-name="ro1">
          <table:table-cell office:value-type="float" office:value="6712345611" calcext:value-type="float">
            <text:p>6712345611</text:p>
          </table:table-cell>
          <table:table-cell table:formula="of:=[.$C$2]+[.$D$2]*[.A605]+[.$E$2]*LOG([.A605])+[.$F$2]*[.A605]*LOG([.A605])+[.$G$2]*2*(RAND()-0.5)" office:value-type="float" office:value="114148043982895" calcext:value-type="float">
            <text:p>114148043982895</text:p>
          </table:table-cell>
          <table:table-cell table:number-columns-repeated="5"/>
        </table:table-row>
        <table:table-row table:style-name="ro1">
          <table:table-cell office:value-type="float" office:value="6723456722" calcext:value-type="float">
            <text:p>6723456722</text:p>
          </table:table-cell>
          <table:table-cell table:formula="of:=[.$C$2]+[.$D$2]*[.A606]+[.$E$2]*LOG([.A606])+[.$F$2]*[.A606]*LOG([.A606])+[.$G$2]*2*(RAND()-0.5)" office:value-type="float" office:value="114345206177284" calcext:value-type="float">
            <text:p>114345206177284</text:p>
          </table:table-cell>
          <table:table-cell table:number-columns-repeated="5"/>
        </table:table-row>
        <table:table-row table:style-name="ro1">
          <table:table-cell office:value-type="float" office:value="6734567833" calcext:value-type="float">
            <text:p>6734567833</text:p>
          </table:table-cell>
          <table:table-cell table:formula="of:=[.$C$2]+[.$D$2]*[.A607]+[.$E$2]*LOG([.A607])+[.$F$2]*[.A607]*LOG([.A607])+[.$G$2]*2*(RAND()-0.5)" office:value-type="float" office:value="114542381928430" calcext:value-type="float">
            <text:p>114542381928430</text:p>
          </table:table-cell>
          <table:table-cell table:number-columns-repeated="5"/>
        </table:table-row>
        <table:table-row table:style-name="ro1">
          <table:table-cell office:value-type="float" office:value="6745678944" calcext:value-type="float">
            <text:p>6745678944</text:p>
          </table:table-cell>
          <table:table-cell table:formula="of:=[.$C$2]+[.$D$2]*[.A608]+[.$E$2]*LOG([.A608])+[.$F$2]*[.A608]*LOG([.A608])+[.$G$2]*2*(RAND()-0.5)" office:value-type="float" office:value="114739571213966" calcext:value-type="float">
            <text:p>114739571213966</text:p>
          </table:table-cell>
          <table:table-cell table:number-columns-repeated="5"/>
        </table:table-row>
        <table:table-row table:style-name="ro1">
          <table:table-cell office:value-type="float" office:value="6756790055" calcext:value-type="float">
            <text:p>6756790055</text:p>
          </table:table-cell>
          <table:table-cell table:formula="of:=[.$C$2]+[.$D$2]*[.A609]+[.$E$2]*LOG([.A609])+[.$F$2]*[.A609]*LOG([.A609])+[.$G$2]*2*(RAND()-0.5)" office:value-type="float" office:value="114936774011598" calcext:value-type="float">
            <text:p>114936774011598</text:p>
          </table:table-cell>
          <table:table-cell table:number-columns-repeated="5"/>
        </table:table-row>
        <table:table-row table:style-name="ro1">
          <table:table-cell office:value-type="float" office:value="6767901166" calcext:value-type="float">
            <text:p>6767901166</text:p>
          </table:table-cell>
          <table:table-cell table:formula="of:=[.$C$2]+[.$D$2]*[.A610]+[.$E$2]*LOG([.A610])+[.$F$2]*[.A610]*LOG([.A610])+[.$G$2]*2*(RAND()-0.5)" office:value-type="float" office:value="115133990299106" calcext:value-type="float">
            <text:p>115133990299106</text:p>
          </table:table-cell>
          <table:table-cell table:number-columns-repeated="5"/>
        </table:table-row>
        <table:table-row table:style-name="ro1">
          <table:table-cell office:value-type="float" office:value="6779012277" calcext:value-type="float">
            <text:p>6779012277</text:p>
          </table:table-cell>
          <table:table-cell table:formula="of:=[.$C$2]+[.$D$2]*[.A611]+[.$E$2]*LOG([.A611])+[.$F$2]*[.A611]*LOG([.A611])+[.$G$2]*2*(RAND()-0.5)" office:value-type="float" office:value="115331220054344" calcext:value-type="float">
            <text:p>115331220054344</text:p>
          </table:table-cell>
          <table:table-cell table:number-columns-repeated="5"/>
        </table:table-row>
        <table:table-row table:style-name="ro1">
          <table:table-cell office:value-type="float" office:value="6790123388" calcext:value-type="float">
            <text:p>6790123388</text:p>
          </table:table-cell>
          <table:table-cell table:formula="of:=[.$C$2]+[.$D$2]*[.A612]+[.$E$2]*LOG([.A612])+[.$F$2]*[.A612]*LOG([.A612])+[.$G$2]*2*(RAND()-0.5)" office:value-type="float" office:value="115528463255238" calcext:value-type="float">
            <text:p>115528463255238</text:p>
          </table:table-cell>
          <table:table-cell table:number-columns-repeated="5"/>
        </table:table-row>
        <table:table-row table:style-name="ro1">
          <table:table-cell office:value-type="float" office:value="6801234499" calcext:value-type="float">
            <text:p>6801234499</text:p>
          </table:table-cell>
          <table:table-cell table:formula="of:=[.$C$2]+[.$D$2]*[.A613]+[.$E$2]*LOG([.A613])+[.$F$2]*[.A613]*LOG([.A613])+[.$G$2]*2*(RAND()-0.5)" office:value-type="float" office:value="115725719879785" calcext:value-type="float">
            <text:p>115725719879785</text:p>
          </table:table-cell>
          <table:table-cell table:number-columns-repeated="5"/>
        </table:table-row>
        <table:table-row table:style-name="ro1">
          <table:table-cell office:value-type="float" office:value="6812345610" calcext:value-type="float">
            <text:p>6812345610</text:p>
          </table:table-cell>
          <table:table-cell table:formula="of:=[.$C$2]+[.$D$2]*[.A614]+[.$E$2]*LOG([.A614])+[.$F$2]*[.A614]*LOG([.A614])+[.$G$2]*2*(RAND()-0.5)" office:value-type="float" office:value="115922989906055" calcext:value-type="float">
            <text:p>115922989906055</text:p>
          </table:table-cell>
          <table:table-cell table:number-columns-repeated="5"/>
        </table:table-row>
        <table:table-row table:style-name="ro1">
          <table:table-cell office:value-type="float" office:value="6823456721" calcext:value-type="float">
            <text:p>6823456721</text:p>
          </table:table-cell>
          <table:table-cell table:formula="of:=[.$C$2]+[.$D$2]*[.A615]+[.$E$2]*LOG([.A615])+[.$F$2]*[.A615]*LOG([.A615])+[.$G$2]*2*(RAND()-0.5)" office:value-type="float" office:value="116120273312191" calcext:value-type="float">
            <text:p>116120273312191</text:p>
          </table:table-cell>
          <table:table-cell table:number-columns-repeated="5"/>
        </table:table-row>
        <table:table-row table:style-name="ro1">
          <table:table-cell office:value-type="float" office:value="6834567832" calcext:value-type="float">
            <text:p>6834567832</text:p>
          </table:table-cell>
          <table:table-cell table:formula="of:=[.$C$2]+[.$D$2]*[.A616]+[.$E$2]*LOG([.A616])+[.$F$2]*[.A616]*LOG([.A616])+[.$G$2]*2*(RAND()-0.5)" office:value-type="float" office:value="116317570076403" calcext:value-type="float">
            <text:p>116317570076403</text:p>
          </table:table-cell>
          <table:table-cell table:number-columns-repeated="5"/>
        </table:table-row>
        <table:table-row table:style-name="ro1">
          <table:table-cell office:value-type="float" office:value="6845678943" calcext:value-type="float">
            <text:p>6845678943</text:p>
          </table:table-cell>
          <table:table-cell table:formula="of:=[.$C$2]+[.$D$2]*[.A617]+[.$E$2]*LOG([.A617])+[.$F$2]*[.A617]*LOG([.A617])+[.$G$2]*2*(RAND()-0.5)" office:value-type="float" office:value="116514880176977" calcext:value-type="float">
            <text:p>116514880176977</text:p>
          </table:table-cell>
          <table:table-cell table:number-columns-repeated="5"/>
        </table:table-row>
        <table:table-row table:style-name="ro1">
          <table:table-cell office:value-type="float" office:value="6856790054" calcext:value-type="float">
            <text:p>6856790054</text:p>
          </table:table-cell>
          <table:table-cell table:formula="of:=[.$C$2]+[.$D$2]*[.A618]+[.$E$2]*LOG([.A618])+[.$F$2]*[.A618]*LOG([.A618])+[.$G$2]*2*(RAND()-0.5)" office:value-type="float" office:value="116712203592265" calcext:value-type="float">
            <text:p>116712203592265</text:p>
          </table:table-cell>
          <table:table-cell table:number-columns-repeated="5"/>
        </table:table-row>
        <table:table-row table:style-name="ro1">
          <table:table-cell office:value-type="float" office:value="6867901165" calcext:value-type="float">
            <text:p>6867901165</text:p>
          </table:table-cell>
          <table:table-cell table:formula="of:=[.$C$2]+[.$D$2]*[.A619]+[.$E$2]*LOG([.A619])+[.$F$2]*[.A619]*LOG([.A619])+[.$G$2]*2*(RAND()-0.5)" office:value-type="float" office:value="116909540300692" calcext:value-type="float">
            <text:p>116909540300692</text:p>
          </table:table-cell>
          <table:table-cell table:number-columns-repeated="5"/>
        </table:table-row>
        <table:table-row table:style-name="ro1">
          <table:table-cell office:value-type="float" office:value="6879012276" calcext:value-type="float">
            <text:p>6879012276</text:p>
          </table:table-cell>
          <table:table-cell table:formula="of:=[.$C$2]+[.$D$2]*[.A620]+[.$E$2]*LOG([.A620])+[.$F$2]*[.A620]*LOG([.A620])+[.$G$2]*2*(RAND()-0.5)" office:value-type="float" office:value="117106890280752" calcext:value-type="float">
            <text:p>117106890280752</text:p>
          </table:table-cell>
          <table:table-cell table:number-columns-repeated="5"/>
        </table:table-row>
        <table:table-row table:style-name="ro1">
          <table:table-cell office:value-type="float" office:value="6890123387" calcext:value-type="float">
            <text:p>6890123387</text:p>
          </table:table-cell>
          <table:table-cell table:formula="of:=[.$C$2]+[.$D$2]*[.A621]+[.$E$2]*LOG([.A621])+[.$F$2]*[.A621]*LOG([.A621])+[.$G$2]*2*(RAND()-0.5)" office:value-type="float" office:value="117304253511009" calcext:value-type="float">
            <text:p>117304253511009</text:p>
          </table:table-cell>
          <table:table-cell table:number-columns-repeated="5"/>
        </table:table-row>
        <table:table-row table:style-name="ro1">
          <table:table-cell office:value-type="float" office:value="6901234498" calcext:value-type="float">
            <text:p>6901234498</text:p>
          </table:table-cell>
          <table:table-cell table:formula="of:=[.$C$2]+[.$D$2]*[.A622]+[.$E$2]*LOG([.A622])+[.$F$2]*[.A622]*LOG([.A622])+[.$G$2]*2*(RAND()-0.5)" office:value-type="float" office:value="117501629970094" calcext:value-type="float">
            <text:p>117501629970094</text:p>
          </table:table-cell>
          <table:table-cell table:number-columns-repeated="5"/>
        </table:table-row>
        <table:table-row table:style-name="ro1">
          <table:table-cell office:value-type="float" office:value="6912345609" calcext:value-type="float">
            <text:p>6912345609</text:p>
          </table:table-cell>
          <table:table-cell table:formula="of:=[.$C$2]+[.$D$2]*[.A623]+[.$E$2]*LOG([.A623])+[.$F$2]*[.A623]*LOG([.A623])+[.$G$2]*2*(RAND()-0.5)" office:value-type="float" office:value="117699019636709" calcext:value-type="float">
            <text:p>117699019636709</text:p>
          </table:table-cell>
          <table:table-cell table:number-columns-repeated="5"/>
        </table:table-row>
        <table:table-row table:style-name="ro1">
          <table:table-cell office:value-type="float" office:value="6923456720" calcext:value-type="float">
            <text:p>6923456720</text:p>
          </table:table-cell>
          <table:table-cell table:formula="of:=[.$C$2]+[.$D$2]*[.A624]+[.$E$2]*LOG([.A624])+[.$F$2]*[.A624]*LOG([.A624])+[.$G$2]*2*(RAND()-0.5)" office:value-type="float" office:value="117896422489624" calcext:value-type="float">
            <text:p>117896422489624</text:p>
          </table:table-cell>
          <table:table-cell table:number-columns-repeated="5"/>
        </table:table-row>
        <table:table-row table:style-name="ro1">
          <table:table-cell office:value-type="float" office:value="6934567831" calcext:value-type="float">
            <text:p>6934567831</text:p>
          </table:table-cell>
          <table:table-cell table:formula="of:=[.$C$2]+[.$D$2]*[.A625]+[.$E$2]*LOG([.A625])+[.$F$2]*[.A625]*LOG([.A625])+[.$G$2]*2*(RAND()-0.5)" office:value-type="float" office:value="118093838507677" calcext:value-type="float">
            <text:p>118093838507677</text:p>
          </table:table-cell>
          <table:table-cell table:number-columns-repeated="5"/>
        </table:table-row>
        <table:table-row table:style-name="ro1">
          <table:table-cell office:value-type="float" office:value="6945678942" calcext:value-type="float">
            <text:p>6945678942</text:p>
          </table:table-cell>
          <table:table-cell table:formula="of:=[.$C$2]+[.$D$2]*[.A626]+[.$E$2]*LOG([.A626])+[.$F$2]*[.A626]*LOG([.A626])+[.$G$2]*2*(RAND()-0.5)" office:value-type="float" office:value="118291267669773" calcext:value-type="float">
            <text:p>118291267669773</text:p>
          </table:table-cell>
          <table:table-cell table:number-columns-repeated="5"/>
        </table:table-row>
        <table:table-row table:style-name="ro1">
          <table:table-cell office:value-type="float" office:value="6956790053" calcext:value-type="float">
            <text:p>6956790053</text:p>
          </table:table-cell>
          <table:table-cell table:formula="of:=[.$C$2]+[.$D$2]*[.A627]+[.$E$2]*LOG([.A627])+[.$F$2]*[.A627]*LOG([.A627])+[.$G$2]*2*(RAND()-0.5)" office:value-type="float" office:value="118488709954886" calcext:value-type="float">
            <text:p>118488709954886</text:p>
          </table:table-cell>
          <table:table-cell table:number-columns-repeated="5"/>
        </table:table-row>
        <table:table-row table:style-name="ro1">
          <table:table-cell office:value-type="float" office:value="6967901164" calcext:value-type="float">
            <text:p>6967901164</text:p>
          </table:table-cell>
          <table:table-cell table:formula="of:=[.$C$2]+[.$D$2]*[.A628]+[.$E$2]*LOG([.A628])+[.$F$2]*[.A628]*LOG([.A628])+[.$G$2]*2*(RAND()-0.5)" office:value-type="float" office:value="118686165342056" calcext:value-type="float">
            <text:p>118686165342056</text:p>
          </table:table-cell>
          <table:table-cell table:number-columns-repeated="5"/>
        </table:table-row>
        <table:table-row table:style-name="ro1">
          <table:table-cell office:value-type="float" office:value="6979012275" calcext:value-type="float">
            <text:p>6979012275</text:p>
          </table:table-cell>
          <table:table-cell table:formula="of:=[.$C$2]+[.$D$2]*[.A629]+[.$E$2]*LOG([.A629])+[.$F$2]*[.A629]*LOG([.A629])+[.$G$2]*2*(RAND()-0.5)" office:value-type="float" office:value="118883633810391" calcext:value-type="float">
            <text:p>118883633810391</text:p>
          </table:table-cell>
          <table:table-cell table:number-columns-repeated="5"/>
        </table:table-row>
        <table:table-row table:style-name="ro1">
          <table:table-cell office:value-type="float" office:value="6990123386" calcext:value-type="float">
            <text:p>6990123386</text:p>
          </table:table-cell>
          <table:table-cell table:formula="of:=[.$C$2]+[.$D$2]*[.A630]+[.$E$2]*LOG([.A630])+[.$F$2]*[.A630]*LOG([.A630])+[.$G$2]*2*(RAND()-0.5)" office:value-type="float" office:value="119081115339065" calcext:value-type="float">
            <text:p>119081115339065</text:p>
          </table:table-cell>
          <table:table-cell table:number-columns-repeated="5"/>
        </table:table-row>
        <table:table-row table:style-name="ro1">
          <table:table-cell office:value-type="float" office:value="7001234497" calcext:value-type="float">
            <text:p>7001234497</text:p>
          </table:table-cell>
          <table:table-cell table:formula="of:=[.$C$2]+[.$D$2]*[.A631]+[.$E$2]*LOG([.A631])+[.$F$2]*[.A631]*LOG([.A631])+[.$G$2]*2*(RAND()-0.5)" office:value-type="float" office:value="119278609907316" calcext:value-type="float">
            <text:p>119278609907316</text:p>
          </table:table-cell>
          <table:table-cell table:number-columns-repeated="5"/>
        </table:table-row>
        <table:table-row table:style-name="ro1">
          <table:table-cell office:value-type="float" office:value="7012345608" calcext:value-type="float">
            <text:p>7012345608</text:p>
          </table:table-cell>
          <table:table-cell table:formula="of:=[.$C$2]+[.$D$2]*[.A632]+[.$E$2]*LOG([.A632])+[.$F$2]*[.A632]*LOG([.A632])+[.$G$2]*2*(RAND()-0.5)" office:value-type="float" office:value="119476117494452" calcext:value-type="float">
            <text:p>119476117494452</text:p>
          </table:table-cell>
          <table:table-cell table:number-columns-repeated="5"/>
        </table:table-row>
        <table:table-row table:style-name="ro1">
          <table:table-cell office:value-type="float" office:value="7023456719" calcext:value-type="float">
            <text:p>7023456719</text:p>
          </table:table-cell>
          <table:table-cell table:formula="of:=[.$C$2]+[.$D$2]*[.A633]+[.$E$2]*LOG([.A633])+[.$F$2]*[.A633]*LOG([.A633])+[.$G$2]*2*(RAND()-0.5)" office:value-type="float" office:value="119673638079843" calcext:value-type="float">
            <text:p>119673638079843</text:p>
          </table:table-cell>
          <table:table-cell table:number-columns-repeated="5"/>
        </table:table-row>
        <table:table-row table:style-name="ro1">
          <table:table-cell office:value-type="float" office:value="7034567830" calcext:value-type="float">
            <text:p>7034567830</text:p>
          </table:table-cell>
          <table:table-cell table:formula="of:=[.$C$2]+[.$D$2]*[.A634]+[.$E$2]*LOG([.A634])+[.$F$2]*[.A634]*LOG([.A634])+[.$G$2]*2*(RAND()-0.5)" office:value-type="float" office:value="119871171642927" calcext:value-type="float">
            <text:p>119871171642927</text:p>
          </table:table-cell>
          <table:table-cell table:number-columns-repeated="5"/>
        </table:table-row>
        <table:table-row table:style-name="ro1">
          <table:table-cell office:value-type="float" office:value="7045678941" calcext:value-type="float">
            <text:p>7045678941</text:p>
          </table:table-cell>
          <table:table-cell table:formula="of:=[.$C$2]+[.$D$2]*[.A635]+[.$E$2]*LOG([.A635])+[.$F$2]*[.A635]*LOG([.A635])+[.$G$2]*2*(RAND()-0.5)" office:value-type="float" office:value="120068718163205" calcext:value-type="float">
            <text:p>120068718163205</text:p>
          </table:table-cell>
          <table:table-cell table:number-columns-repeated="5"/>
        </table:table-row>
        <table:table-row table:style-name="ro1">
          <table:table-cell office:value-type="float" office:value="7056790052" calcext:value-type="float">
            <text:p>7056790052</text:p>
          </table:table-cell>
          <table:table-cell table:formula="of:=[.$C$2]+[.$D$2]*[.A636]+[.$E$2]*LOG([.A636])+[.$F$2]*[.A636]*LOG([.A636])+[.$G$2]*2*(RAND()-0.5)" office:value-type="float" office:value="120266277620243" calcext:value-type="float">
            <text:p>120266277620243</text:p>
          </table:table-cell>
          <table:table-cell table:number-columns-repeated="5"/>
        </table:table-row>
        <table:table-row table:style-name="ro1">
          <table:table-cell office:value-type="float" office:value="7067901163" calcext:value-type="float">
            <text:p>7067901163</text:p>
          </table:table-cell>
          <table:table-cell table:formula="of:=[.$C$2]+[.$D$2]*[.A637]+[.$E$2]*LOG([.A637])+[.$F$2]*[.A637]*LOG([.A637])+[.$G$2]*2*(RAND()-0.5)" office:value-type="float" office:value="120463849993672" calcext:value-type="float">
            <text:p>120463849993672</text:p>
          </table:table-cell>
          <table:table-cell table:number-columns-repeated="5"/>
        </table:table-row>
        <table:table-row table:style-name="ro1">
          <table:table-cell office:value-type="float" office:value="7079012274" calcext:value-type="float">
            <text:p>7079012274</text:p>
          </table:table-cell>
          <table:table-cell table:formula="of:=[.$C$2]+[.$D$2]*[.A638]+[.$E$2]*LOG([.A638])+[.$F$2]*[.A638]*LOG([.A638])+[.$G$2]*2*(RAND()-0.5)" office:value-type="float" office:value="120661435263188" calcext:value-type="float">
            <text:p>120661435263188</text:p>
          </table:table-cell>
          <table:table-cell table:number-columns-repeated="5"/>
        </table:table-row>
        <table:table-row table:style-name="ro1">
          <table:table-cell office:value-type="float" office:value="7090123385" calcext:value-type="float">
            <text:p>7090123385</text:p>
          </table:table-cell>
          <table:table-cell table:formula="of:=[.$C$2]+[.$D$2]*[.A639]+[.$E$2]*LOG([.A639])+[.$F$2]*[.A639]*LOG([.A639])+[.$G$2]*2*(RAND()-0.5)" office:value-type="float" office:value="120859033408547" calcext:value-type="float">
            <text:p>120859033408547</text:p>
          </table:table-cell>
          <table:table-cell table:number-columns-repeated="5"/>
        </table:table-row>
        <table:table-row table:style-name="ro1">
          <table:table-cell office:value-type="float" office:value="7101234496" calcext:value-type="float">
            <text:p>7101234496</text:p>
          </table:table-cell>
          <table:table-cell table:formula="of:=[.$C$2]+[.$D$2]*[.A640]+[.$E$2]*LOG([.A640])+[.$F$2]*[.A640]*LOG([.A640])+[.$G$2]*2*(RAND()-0.5)" office:value-type="float" office:value="121056644409573" calcext:value-type="float">
            <text:p>121056644409573</text:p>
          </table:table-cell>
          <table:table-cell table:number-columns-repeated="5"/>
        </table:table-row>
        <table:table-row table:style-name="ro1">
          <table:table-cell office:value-type="float" office:value="7112345607" calcext:value-type="float">
            <text:p>7112345607</text:p>
          </table:table-cell>
          <table:table-cell table:formula="of:=[.$C$2]+[.$D$2]*[.A641]+[.$E$2]*LOG([.A641])+[.$F$2]*[.A641]*LOG([.A641])+[.$G$2]*2*(RAND()-0.5)" office:value-type="float" office:value="121254268246150" calcext:value-type="float">
            <text:p>121254268246150</text:p>
          </table:table-cell>
          <table:table-cell table:number-columns-repeated="5"/>
        </table:table-row>
        <table:table-row table:style-name="ro1">
          <table:table-cell office:value-type="float" office:value="7123456718" calcext:value-type="float">
            <text:p>7123456718</text:p>
          </table:table-cell>
          <table:table-cell table:formula="of:=[.$C$2]+[.$D$2]*[.A642]+[.$E$2]*LOG([.A642])+[.$F$2]*[.A642]*LOG([.A642])+[.$G$2]*2*(RAND()-0.5)" office:value-type="float" office:value="121451904898227" calcext:value-type="float">
            <text:p>121451904898227</text:p>
          </table:table-cell>
          <table:table-cell table:number-columns-repeated="5"/>
        </table:table-row>
        <table:table-row table:style-name="ro1">
          <table:table-cell office:value-type="float" office:value="7134567829" calcext:value-type="float">
            <text:p>7134567829</text:p>
          </table:table-cell>
          <table:table-cell table:formula="of:=[.$C$2]+[.$D$2]*[.A643]+[.$E$2]*LOG([.A643])+[.$F$2]*[.A643]*LOG([.A643])+[.$G$2]*2*(RAND()-0.5)" office:value-type="float" office:value="121649554345813" calcext:value-type="float">
            <text:p>121649554345813</text:p>
          </table:table-cell>
          <table:table-cell table:number-columns-repeated="5"/>
        </table:table-row>
        <table:table-row table:style-name="ro1">
          <table:table-cell office:value-type="float" office:value="7145678940" calcext:value-type="float">
            <text:p>7145678940</text:p>
          </table:table-cell>
          <table:table-cell table:formula="of:=[.$C$2]+[.$D$2]*[.A644]+[.$E$2]*LOG([.A644])+[.$F$2]*[.A644]*LOG([.A644])+[.$G$2]*2*(RAND()-0.5)" office:value-type="float" office:value="121847216568982" calcext:value-type="float">
            <text:p>121847216568982</text:p>
          </table:table-cell>
          <table:table-cell table:number-columns-repeated="5"/>
        </table:table-row>
        <table:table-row table:style-name="ro1">
          <table:table-cell office:value-type="float" office:value="7156790051" calcext:value-type="float">
            <text:p>7156790051</text:p>
          </table:table-cell>
          <table:table-cell table:formula="of:=[.$C$2]+[.$D$2]*[.A645]+[.$E$2]*LOG([.A645])+[.$F$2]*[.A645]*LOG([.A645])+[.$G$2]*2*(RAND()-0.5)" office:value-type="float" office:value="122044891547867" calcext:value-type="float">
            <text:p>122044891547867</text:p>
          </table:table-cell>
          <table:table-cell table:number-columns-repeated="5"/>
        </table:table-row>
        <table:table-row table:style-name="ro1">
          <table:table-cell office:value-type="float" office:value="7167901162" calcext:value-type="float">
            <text:p>7167901162</text:p>
          </table:table-cell>
          <table:table-cell table:formula="of:=[.$C$2]+[.$D$2]*[.A646]+[.$E$2]*LOG([.A646])+[.$F$2]*[.A646]*LOG([.A646])+[.$G$2]*2*(RAND()-0.5)" office:value-type="float" office:value="122242579262667" calcext:value-type="float">
            <text:p>122242579262667</text:p>
          </table:table-cell>
          <table:table-cell table:number-columns-repeated="5"/>
        </table:table-row>
        <table:table-row table:style-name="ro1">
          <table:table-cell office:value-type="float" office:value="7179012273" calcext:value-type="float">
            <text:p>7179012273</text:p>
          </table:table-cell>
          <table:table-cell table:formula="of:=[.$C$2]+[.$D$2]*[.A647]+[.$E$2]*LOG([.A647])+[.$F$2]*[.A647]*LOG([.A647])+[.$G$2]*2*(RAND()-0.5)" office:value-type="float" office:value="122440279693638" calcext:value-type="float">
            <text:p>122440279693638</text:p>
          </table:table-cell>
          <table:table-cell table:number-columns-repeated="5"/>
        </table:table-row>
        <table:table-row table:style-name="ro1">
          <table:table-cell office:value-type="float" office:value="7190123384" calcext:value-type="float">
            <text:p>7190123384</text:p>
          </table:table-cell>
          <table:table-cell table:formula="of:=[.$C$2]+[.$D$2]*[.A648]+[.$E$2]*LOG([.A648])+[.$F$2]*[.A648]*LOG([.A648])+[.$G$2]*2*(RAND()-0.5)" office:value-type="float" office:value="122637992821099" calcext:value-type="float">
            <text:p>122637992821099</text:p>
          </table:table-cell>
          <table:table-cell table:number-columns-repeated="5"/>
        </table:table-row>
        <table:table-row table:style-name="ro1">
          <table:table-cell office:value-type="float" office:value="7201234495" calcext:value-type="float">
            <text:p>7201234495</text:p>
          </table:table-cell>
          <table:table-cell table:formula="of:=[.$C$2]+[.$D$2]*[.A649]+[.$E$2]*LOG([.A649])+[.$F$2]*[.A649]*LOG([.A649])+[.$G$2]*2*(RAND()-0.5)" office:value-type="float" office:value="122835718625429" calcext:value-type="float">
            <text:p>122835718625429</text:p>
          </table:table-cell>
          <table:table-cell table:number-columns-repeated="5"/>
        </table:table-row>
        <table:table-row table:style-name="ro1">
          <table:table-cell office:value-type="float" office:value="7212345606" calcext:value-type="float">
            <text:p>7212345606</text:p>
          </table:table-cell>
          <table:table-cell table:formula="of:=[.$C$2]+[.$D$2]*[.A650]+[.$E$2]*LOG([.A650])+[.$F$2]*[.A650]*LOG([.A650])+[.$G$2]*2*(RAND()-0.5)" office:value-type="float" office:value="123033457087070" calcext:value-type="float">
            <text:p>123033457087070</text:p>
          </table:table-cell>
          <table:table-cell table:number-columns-repeated="5"/>
        </table:table-row>
        <table:table-row table:style-name="ro1">
          <table:table-cell office:value-type="float" office:value="7223456717" calcext:value-type="float">
            <text:p>7223456717</text:p>
          </table:table-cell>
          <table:table-cell table:formula="of:=[.$C$2]+[.$D$2]*[.A651]+[.$E$2]*LOG([.A651])+[.$F$2]*[.A651]*LOG([.A651])+[.$G$2]*2*(RAND()-0.5)" office:value-type="float" office:value="123231208186522" calcext:value-type="float">
            <text:p>123231208186522</text:p>
          </table:table-cell>
          <table:table-cell table:number-columns-repeated="5"/>
        </table:table-row>
        <table:table-row table:style-name="ro1">
          <table:table-cell office:value-type="float" office:value="7234567828" calcext:value-type="float">
            <text:p>7234567828</text:p>
          </table:table-cell>
          <table:table-cell table:formula="of:=[.$C$2]+[.$D$2]*[.A652]+[.$E$2]*LOG([.A652])+[.$F$2]*[.A652]*LOG([.A652])+[.$G$2]*2*(RAND()-0.5)" office:value-type="float" office:value="123428971904345" calcext:value-type="float">
            <text:p>123428971904345</text:p>
          </table:table-cell>
          <table:table-cell table:number-columns-repeated="5"/>
        </table:table-row>
        <table:table-row table:style-name="ro1">
          <table:table-cell office:value-type="float" office:value="7245678939" calcext:value-type="float">
            <text:p>7245678939</text:p>
          </table:table-cell>
          <table:table-cell table:formula="of:=[.$C$2]+[.$D$2]*[.A653]+[.$E$2]*LOG([.A653])+[.$F$2]*[.A653]*LOG([.A653])+[.$G$2]*2*(RAND()-0.5)" office:value-type="float" office:value="123626748221160" calcext:value-type="float">
            <text:p>123626748221160</text:p>
          </table:table-cell>
          <table:table-cell table:number-columns-repeated="5"/>
        </table:table-row>
        <table:table-row table:style-name="ro1">
          <table:table-cell office:value-type="float" office:value="7256790050" calcext:value-type="float">
            <text:p>7256790050</text:p>
          </table:table-cell>
          <table:table-cell table:formula="of:=[.$C$2]+[.$D$2]*[.A654]+[.$E$2]*LOG([.A654])+[.$F$2]*[.A654]*LOG([.A654])+[.$G$2]*2*(RAND()-0.5)" office:value-type="float" office:value="123824537117646" calcext:value-type="float">
            <text:p>123824537117646</text:p>
          </table:table-cell>
          <table:table-cell table:number-columns-repeated="5"/>
        </table:table-row>
        <table:table-row table:style-name="ro1">
          <table:table-cell office:value-type="float" office:value="7267901161" calcext:value-type="float">
            <text:p>7267901161</text:p>
          </table:table-cell>
          <table:table-cell table:formula="of:=[.$C$2]+[.$D$2]*[.A655]+[.$E$2]*LOG([.A655])+[.$F$2]*[.A655]*LOG([.A655])+[.$G$2]*2*(RAND()-0.5)" office:value-type="float" office:value="124022338574542" calcext:value-type="float">
            <text:p>124022338574542</text:p>
          </table:table-cell>
          <table:table-cell table:number-columns-repeated="5"/>
        </table:table-row>
        <table:table-row table:style-name="ro1">
          <table:table-cell office:value-type="float" office:value="7279012272" calcext:value-type="float">
            <text:p>7279012272</text:p>
          </table:table-cell>
          <table:table-cell table:formula="of:=[.$C$2]+[.$D$2]*[.A656]+[.$E$2]*LOG([.A656])+[.$F$2]*[.A656]*LOG([.A656])+[.$G$2]*2*(RAND()-0.5)" office:value-type="float" office:value="124220152572645" calcext:value-type="float">
            <text:p>124220152572645</text:p>
          </table:table-cell>
          <table:table-cell table:number-columns-repeated="5"/>
        </table:table-row>
        <table:table-row table:style-name="ro1">
          <table:table-cell office:value-type="float" office:value="7290123383" calcext:value-type="float">
            <text:p>7290123383</text:p>
          </table:table-cell>
          <table:table-cell table:formula="of:=[.$C$2]+[.$D$2]*[.A657]+[.$E$2]*LOG([.A657])+[.$F$2]*[.A657]*LOG([.A657])+[.$G$2]*2*(RAND()-0.5)" office:value-type="float" office:value="124417979092813" calcext:value-type="float">
            <text:p>124417979092813</text:p>
          </table:table-cell>
          <table:table-cell table:number-columns-repeated="5"/>
        </table:table-row>
        <table:table-row table:style-name="ro1">
          <table:table-cell office:value-type="float" office:value="7301234494" calcext:value-type="float">
            <text:p>7301234494</text:p>
          </table:table-cell>
          <table:table-cell table:formula="of:=[.$C$2]+[.$D$2]*[.A658]+[.$E$2]*LOG([.A658])+[.$F$2]*[.A658]*LOG([.A658])+[.$G$2]*2*(RAND()-0.5)" office:value-type="float" office:value="124615818115959" calcext:value-type="float">
            <text:p>124615818115959</text:p>
          </table:table-cell>
          <table:table-cell table:number-columns-repeated="5"/>
        </table:table-row>
        <table:table-row table:style-name="ro1">
          <table:table-cell office:value-type="float" office:value="7312345605" calcext:value-type="float">
            <text:p>7312345605</text:p>
          </table:table-cell>
          <table:table-cell table:formula="of:=[.$C$2]+[.$D$2]*[.A659]+[.$E$2]*LOG([.A659])+[.$F$2]*[.A659]*LOG([.A659])+[.$G$2]*2*(RAND()-0.5)" office:value-type="float" office:value="124813669623057" calcext:value-type="float">
            <text:p>124813669623057</text:p>
          </table:table-cell>
          <table:table-cell table:number-columns-repeated="5"/>
        </table:table-row>
        <table:table-row table:style-name="ro1">
          <table:table-cell office:value-type="float" office:value="7323456716" calcext:value-type="float">
            <text:p>7323456716</text:p>
          </table:table-cell>
          <table:table-cell table:formula="of:=[.$C$2]+[.$D$2]*[.A660]+[.$E$2]*LOG([.A660])+[.$F$2]*[.A660]*LOG([.A660])+[.$G$2]*2*(RAND()-0.5)" office:value-type="float" office:value="125011533595137" calcext:value-type="float">
            <text:p>125011533595137</text:p>
          </table:table-cell>
          <table:table-cell table:number-columns-repeated="5"/>
        </table:table-row>
        <table:table-row table:style-name="ro1">
          <table:table-cell office:value-type="float" office:value="7334567827" calcext:value-type="float">
            <text:p>7334567827</text:p>
          </table:table-cell>
          <table:table-cell table:formula="of:=[.$C$2]+[.$D$2]*[.A661]+[.$E$2]*LOG([.A661])+[.$F$2]*[.A661]*LOG([.A661])+[.$G$2]*2*(RAND()-0.5)" office:value-type="float" office:value="125209410013288" calcext:value-type="float">
            <text:p>125209410013288</text:p>
          </table:table-cell>
          <table:table-cell table:number-columns-repeated="5"/>
        </table:table-row>
        <table:table-row table:style-name="ro1">
          <table:table-cell office:value-type="float" office:value="7345678938" calcext:value-type="float">
            <text:p>7345678938</text:p>
          </table:table-cell>
          <table:table-cell table:formula="of:=[.$C$2]+[.$D$2]*[.A662]+[.$E$2]*LOG([.A662])+[.$F$2]*[.A662]*LOG([.A662])+[.$G$2]*2*(RAND()-0.5)" office:value-type="float" office:value="125407298858655" calcext:value-type="float">
            <text:p>125407298858655</text:p>
          </table:table-cell>
          <table:table-cell table:number-columns-repeated="5"/>
        </table:table-row>
        <table:table-row table:style-name="ro1">
          <table:table-cell office:value-type="float" office:value="7356790049" calcext:value-type="float">
            <text:p>7356790049</text:p>
          </table:table-cell>
          <table:table-cell table:formula="of:=[.$C$2]+[.$D$2]*[.A663]+[.$E$2]*LOG([.A663])+[.$F$2]*[.A663]*LOG([.A663])+[.$G$2]*2*(RAND()-0.5)" office:value-type="float" office:value="125605200112439" calcext:value-type="float">
            <text:p>125605200112439</text:p>
          </table:table-cell>
          <table:table-cell table:number-columns-repeated="5"/>
        </table:table-row>
        <table:table-row table:style-name="ro1">
          <table:table-cell office:value-type="float" office:value="7367901160" calcext:value-type="float">
            <text:p>7367901160</text:p>
          </table:table-cell>
          <table:table-cell table:formula="of:=[.$C$2]+[.$D$2]*[.A664]+[.$E$2]*LOG([.A664])+[.$F$2]*[.A664]*LOG([.A664])+[.$G$2]*2*(RAND()-0.5)" office:value-type="float" office:value="125803113755902" calcext:value-type="float">
            <text:p>125803113755902</text:p>
          </table:table-cell>
          <table:table-cell table:number-columns-repeated="5"/>
        </table:table-row>
        <table:table-row table:style-name="ro1">
          <table:table-cell office:value-type="float" office:value="7379012271" calcext:value-type="float">
            <text:p>7379012271</text:p>
          </table:table-cell>
          <table:table-cell table:formula="of:=[.$C$2]+[.$D$2]*[.A665]+[.$E$2]*LOG([.A665])+[.$F$2]*[.A665]*LOG([.A665])+[.$G$2]*2*(RAND()-0.5)" office:value-type="float" office:value="126001039770358" calcext:value-type="float">
            <text:p>126001039770358</text:p>
          </table:table-cell>
          <table:table-cell table:number-columns-repeated="5"/>
        </table:table-row>
        <table:table-row table:style-name="ro1">
          <table:table-cell office:value-type="float" office:value="7390123382" calcext:value-type="float">
            <text:p>7390123382</text:p>
          </table:table-cell>
          <table:table-cell table:formula="of:=[.$C$2]+[.$D$2]*[.A666]+[.$E$2]*LOG([.A666])+[.$F$2]*[.A666]*LOG([.A666])+[.$G$2]*2*(RAND()-0.5)" office:value-type="float" office:value="126198978137179" calcext:value-type="float">
            <text:p>126198978137179</text:p>
          </table:table-cell>
          <table:table-cell table:number-columns-repeated="5"/>
        </table:table-row>
        <table:table-row table:style-name="ro1">
          <table:table-cell office:value-type="float" office:value="7401234493" calcext:value-type="float">
            <text:p>7401234493</text:p>
          </table:table-cell>
          <table:table-cell table:formula="of:=[.$C$2]+[.$D$2]*[.A667]+[.$E$2]*LOG([.A667])+[.$F$2]*[.A667]*LOG([.A667])+[.$G$2]*2*(RAND()-0.5)" office:value-type="float" office:value="126396928837795" calcext:value-type="float">
            <text:p>126396928837795</text:p>
          </table:table-cell>
          <table:table-cell table:number-columns-repeated="5"/>
        </table:table-row>
        <table:table-row table:style-name="ro1">
          <table:table-cell office:value-type="float" office:value="7412345604" calcext:value-type="float">
            <text:p>7412345604</text:p>
          </table:table-cell>
          <table:table-cell table:formula="of:=[.$C$2]+[.$D$2]*[.A668]+[.$E$2]*LOG([.A668])+[.$F$2]*[.A668]*LOG([.A668])+[.$G$2]*2*(RAND()-0.5)" office:value-type="float" office:value="126594891853688" calcext:value-type="float">
            <text:p>126594891853688</text:p>
          </table:table-cell>
          <table:table-cell table:number-columns-repeated="5"/>
        </table:table-row>
        <table:table-row table:style-name="ro1">
          <table:table-cell office:value-type="float" office:value="7423456715" calcext:value-type="float">
            <text:p>7423456715</text:p>
          </table:table-cell>
          <table:table-cell table:formula="of:=[.$C$2]+[.$D$2]*[.A669]+[.$E$2]*LOG([.A669])+[.$F$2]*[.A669]*LOG([.A669])+[.$G$2]*2*(RAND()-0.5)" office:value-type="float" office:value="126792867166397" calcext:value-type="float">
            <text:p>126792867166397</text:p>
          </table:table-cell>
          <table:table-cell table:number-columns-repeated="5"/>
        </table:table-row>
        <table:table-row table:style-name="ro1">
          <table:table-cell office:value-type="float" office:value="7434567826" calcext:value-type="float">
            <text:p>7434567826</text:p>
          </table:table-cell>
          <table:table-cell table:formula="of:=[.$C$2]+[.$D$2]*[.A670]+[.$E$2]*LOG([.A670])+[.$F$2]*[.A670]*LOG([.A670])+[.$G$2]*2*(RAND()-0.5)" office:value-type="float" office:value="126990854757519" calcext:value-type="float">
            <text:p>126990854757519</text:p>
          </table:table-cell>
          <table:table-cell table:number-columns-repeated="5"/>
        </table:table-row>
        <table:table-row table:style-name="ro1">
          <table:table-cell office:value-type="float" office:value="7445678937" calcext:value-type="float">
            <text:p>7445678937</text:p>
          </table:table-cell>
          <table:table-cell table:formula="of:=[.$C$2]+[.$D$2]*[.A671]+[.$E$2]*LOG([.A671])+[.$F$2]*[.A671]*LOG([.A671])+[.$G$2]*2*(RAND()-0.5)" office:value-type="float" office:value="127188854608701" calcext:value-type="float">
            <text:p>127188854608701</text:p>
          </table:table-cell>
          <table:table-cell table:number-columns-repeated="5"/>
        </table:table-row>
        <table:table-row table:style-name="ro1">
          <table:table-cell office:value-type="float" office:value="7456790048" calcext:value-type="float">
            <text:p>7456790048</text:p>
          </table:table-cell>
          <table:table-cell table:formula="of:=[.$C$2]+[.$D$2]*[.A672]+[.$E$2]*LOG([.A672])+[.$F$2]*[.A672]*LOG([.A672])+[.$G$2]*2*(RAND()-0.5)" office:value-type="float" office:value="127386866701649" calcext:value-type="float">
            <text:p>127386866701649</text:p>
          </table:table-cell>
          <table:table-cell table:number-columns-repeated="5"/>
        </table:table-row>
        <table:table-row table:style-name="ro1">
          <table:table-cell office:value-type="float" office:value="7467901159" calcext:value-type="float">
            <text:p>7467901159</text:p>
          </table:table-cell>
          <table:table-cell table:formula="of:=[.$C$2]+[.$D$2]*[.A673]+[.$E$2]*LOG([.A673])+[.$F$2]*[.A673]*LOG([.A673])+[.$G$2]*2*(RAND()-0.5)" office:value-type="float" office:value="127584891018122" calcext:value-type="float">
            <text:p>127584891018122</text:p>
          </table:table-cell>
          <table:table-cell table:number-columns-repeated="5"/>
        </table:table-row>
        <table:table-row table:style-name="ro1">
          <table:table-cell office:value-type="float" office:value="7479012270" calcext:value-type="float">
            <text:p>7479012270</text:p>
          </table:table-cell>
          <table:table-cell table:formula="of:=[.$C$2]+[.$D$2]*[.A674]+[.$E$2]*LOG([.A674])+[.$F$2]*[.A674]*LOG([.A674])+[.$G$2]*2*(RAND()-0.5)" office:value-type="float" office:value="127782927539933" calcext:value-type="float">
            <text:p>127782927539933</text:p>
          </table:table-cell>
          <table:table-cell table:number-columns-repeated="5"/>
        </table:table-row>
        <table:table-row table:style-name="ro1">
          <table:table-cell office:value-type="float" office:value="7490123381" calcext:value-type="float">
            <text:p>7490123381</text:p>
          </table:table-cell>
          <table:table-cell table:formula="of:=[.$C$2]+[.$D$2]*[.A675]+[.$E$2]*LOG([.A675])+[.$F$2]*[.A675]*LOG([.A675])+[.$G$2]*2*(RAND()-0.5)" office:value-type="float" office:value="127980976248948" calcext:value-type="float">
            <text:p>127980976248948</text:p>
          </table:table-cell>
          <table:table-cell table:number-columns-repeated="5"/>
        </table:table-row>
        <table:table-row table:style-name="ro1">
          <table:table-cell office:value-type="float" office:value="7501234492" calcext:value-type="float">
            <text:p>7501234492</text:p>
          </table:table-cell>
          <table:table-cell table:formula="of:=[.$C$2]+[.$D$2]*[.A676]+[.$E$2]*LOG([.A676])+[.$F$2]*[.A676]*LOG([.A676])+[.$G$2]*2*(RAND()-0.5)" office:value-type="float" office:value="128179037127090" calcext:value-type="float">
            <text:p>128179037127090</text:p>
          </table:table-cell>
          <table:table-cell table:number-columns-repeated="5"/>
        </table:table-row>
        <table:table-row table:style-name="ro1">
          <table:table-cell office:value-type="float" office:value="7512345603" calcext:value-type="float">
            <text:p>7512345603</text:p>
          </table:table-cell>
          <table:table-cell table:formula="of:=[.$C$2]+[.$D$2]*[.A677]+[.$E$2]*LOG([.A677])+[.$F$2]*[.A677]*LOG([.A677])+[.$G$2]*2*(RAND()-0.5)" office:value-type="float" office:value="128377110156333" calcext:value-type="float">
            <text:p>128377110156333</text:p>
          </table:table-cell>
          <table:table-cell table:number-columns-repeated="5"/>
        </table:table-row>
        <table:table-row table:style-name="ro1">
          <table:table-cell office:value-type="float" office:value="7523456714" calcext:value-type="float">
            <text:p>7523456714</text:p>
          </table:table-cell>
          <table:table-cell table:formula="of:=[.$C$2]+[.$D$2]*[.A678]+[.$E$2]*LOG([.A678])+[.$F$2]*[.A678]*LOG([.A678])+[.$G$2]*2*(RAND()-0.5)" office:value-type="float" office:value="128575195318704" calcext:value-type="float">
            <text:p>128575195318704</text:p>
          </table:table-cell>
          <table:table-cell table:number-columns-repeated="5"/>
        </table:table-row>
        <table:table-row table:style-name="ro1">
          <table:table-cell office:value-type="float" office:value="7534567825" calcext:value-type="float">
            <text:p>7534567825</text:p>
          </table:table-cell>
          <table:table-cell table:formula="of:=[.$C$2]+[.$D$2]*[.A679]+[.$E$2]*LOG([.A679])+[.$F$2]*[.A679]*LOG([.A679])+[.$G$2]*2*(RAND()-0.5)" office:value-type="float" office:value="128773292596285" calcext:value-type="float">
            <text:p>128773292596285</text:p>
          </table:table-cell>
          <table:table-cell table:number-columns-repeated="5"/>
        </table:table-row>
        <table:table-row table:style-name="ro1">
          <table:table-cell office:value-type="float" office:value="7545678936" calcext:value-type="float">
            <text:p>7545678936</text:p>
          </table:table-cell>
          <table:table-cell table:formula="of:=[.$C$2]+[.$D$2]*[.A680]+[.$E$2]*LOG([.A680])+[.$F$2]*[.A680]*LOG([.A680])+[.$G$2]*2*(RAND()-0.5)" office:value-type="float" office:value="128971401971209" calcext:value-type="float">
            <text:p>128971401971209</text:p>
          </table:table-cell>
          <table:table-cell table:number-columns-repeated="5"/>
        </table:table-row>
        <table:table-row table:style-name="ro1">
          <table:table-cell office:value-type="float" office:value="7556790047" calcext:value-type="float">
            <text:p>7556790047</text:p>
          </table:table-cell>
          <table:table-cell table:formula="of:=[.$C$2]+[.$D$2]*[.A681]+[.$E$2]*LOG([.A681])+[.$F$2]*[.A681]*LOG([.A681])+[.$G$2]*2*(RAND()-0.5)" office:value-type="float" office:value="129169523425664" calcext:value-type="float">
            <text:p>129169523425664</text:p>
          </table:table-cell>
          <table:table-cell table:number-columns-repeated="5"/>
        </table:table-row>
        <table:table-row table:style-name="ro1">
          <table:table-cell office:value-type="float" office:value="7567901158" calcext:value-type="float">
            <text:p>7567901158</text:p>
          </table:table-cell>
          <table:table-cell table:formula="of:=[.$C$2]+[.$D$2]*[.A682]+[.$E$2]*LOG([.A682])+[.$F$2]*[.A682]*LOG([.A682])+[.$G$2]*2*(RAND()-0.5)" office:value-type="float" office:value="129367656941888" calcext:value-type="float">
            <text:p>129367656941888</text:p>
          </table:table-cell>
          <table:table-cell table:number-columns-repeated="5"/>
        </table:table-row>
        <table:table-row table:style-name="ro1">
          <table:table-cell office:value-type="float" office:value="7579012269" calcext:value-type="float">
            <text:p>7579012269</text:p>
          </table:table-cell>
          <table:table-cell table:formula="of:=[.$C$2]+[.$D$2]*[.A683]+[.$E$2]*LOG([.A683])+[.$F$2]*[.A683]*LOG([.A683])+[.$G$2]*2*(RAND()-0.5)" office:value-type="float" office:value="129565802502171" calcext:value-type="float">
            <text:p>129565802502171</text:p>
          </table:table-cell>
          <table:table-cell table:number-columns-repeated="5"/>
        </table:table-row>
        <table:table-row table:style-name="ro1">
          <table:table-cell office:value-type="float" office:value="7590123380" calcext:value-type="float">
            <text:p>7590123380</text:p>
          </table:table-cell>
          <table:table-cell table:formula="of:=[.$C$2]+[.$D$2]*[.A684]+[.$E$2]*LOG([.A684])+[.$F$2]*[.A684]*LOG([.A684])+[.$G$2]*2*(RAND()-0.5)" office:value-type="float" office:value="129763960088858" calcext:value-type="float">
            <text:p>129763960088858</text:p>
          </table:table-cell>
          <table:table-cell table:number-columns-repeated="5"/>
        </table:table-row>
        <table:table-row table:style-name="ro1">
          <table:table-cell office:value-type="float" office:value="7601234491" calcext:value-type="float">
            <text:p>7601234491</text:p>
          </table:table-cell>
          <table:table-cell table:formula="of:=[.$C$2]+[.$D$2]*[.A685]+[.$E$2]*LOG([.A685])+[.$F$2]*[.A685]*LOG([.A685])+[.$G$2]*2*(RAND()-0.5)" office:value-type="float" office:value="129962129684342" calcext:value-type="float">
            <text:p>129962129684342</text:p>
          </table:table-cell>
          <table:table-cell table:number-columns-repeated="5"/>
        </table:table-row>
        <table:table-row table:style-name="ro1">
          <table:table-cell office:value-type="float" office:value="7612345602" calcext:value-type="float">
            <text:p>7612345602</text:p>
          </table:table-cell>
          <table:table-cell table:formula="of:=[.$C$2]+[.$D$2]*[.A686]+[.$E$2]*LOG([.A686])+[.$F$2]*[.A686]*LOG([.A686])+[.$G$2]*2*(RAND()-0.5)" office:value-type="float" office:value="130160311271070" calcext:value-type="float">
            <text:p>130160311271070</text:p>
          </table:table-cell>
          <table:table-cell table:number-columns-repeated="5"/>
        </table:table-row>
        <table:table-row table:style-name="ro1">
          <table:table-cell office:value-type="float" office:value="7623456713" calcext:value-type="float">
            <text:p>7623456713</text:p>
          </table:table-cell>
          <table:table-cell table:formula="of:=[.$C$2]+[.$D$2]*[.A687]+[.$E$2]*LOG([.A687])+[.$F$2]*[.A687]*LOG([.A687])+[.$G$2]*2*(RAND()-0.5)" office:value-type="float" office:value="130358504831539" calcext:value-type="float">
            <text:p>130358504831539</text:p>
          </table:table-cell>
          <table:table-cell table:number-columns-repeated="5"/>
        </table:table-row>
        <table:table-row table:style-name="ro1">
          <table:table-cell office:value-type="float" office:value="7634567824" calcext:value-type="float">
            <text:p>7634567824</text:p>
          </table:table-cell>
          <table:table-cell table:formula="of:=[.$C$2]+[.$D$2]*[.A688]+[.$E$2]*LOG([.A688])+[.$F$2]*[.A688]*LOG([.A688])+[.$G$2]*2*(RAND()-0.5)" office:value-type="float" office:value="130556710348297" calcext:value-type="float">
            <text:p>130556710348297</text:p>
          </table:table-cell>
          <table:table-cell table:number-columns-repeated="5"/>
        </table:table-row>
        <table:table-row table:style-name="ro1">
          <table:table-cell office:value-type="float" office:value="7645678935" calcext:value-type="float">
            <text:p>7645678935</text:p>
          </table:table-cell>
          <table:table-cell table:formula="of:=[.$C$2]+[.$D$2]*[.A689]+[.$E$2]*LOG([.A689])+[.$F$2]*[.A689]*LOG([.A689])+[.$G$2]*2*(RAND()-0.5)" office:value-type="float" office:value="130754927803944" calcext:value-type="float">
            <text:p>130754927803944</text:p>
          </table:table-cell>
          <table:table-cell table:number-columns-repeated="5"/>
        </table:table-row>
        <table:table-row table:style-name="ro1">
          <table:table-cell office:value-type="float" office:value="7656790046" calcext:value-type="float">
            <text:p>7656790046</text:p>
          </table:table-cell>
          <table:table-cell table:formula="of:=[.$C$2]+[.$D$2]*[.A690]+[.$E$2]*LOG([.A690])+[.$F$2]*[.A690]*LOG([.A690])+[.$G$2]*2*(RAND()-0.5)" office:value-type="float" office:value="130953157181129" calcext:value-type="float">
            <text:p>130953157181129</text:p>
          </table:table-cell>
          <table:table-cell table:number-columns-repeated="5"/>
        </table:table-row>
        <table:table-row table:style-name="ro1">
          <table:table-cell office:value-type="float" office:value="7667901157" calcext:value-type="float">
            <text:p>7667901157</text:p>
          </table:table-cell>
          <table:table-cell table:formula="of:=[.$C$2]+[.$D$2]*[.A691]+[.$E$2]*LOG([.A691])+[.$F$2]*[.A691]*LOG([.A691])+[.$G$2]*2*(RAND()-0.5)" office:value-type="float" office:value="131151398462553" calcext:value-type="float">
            <text:p>131151398462553</text:p>
          </table:table-cell>
          <table:table-cell table:number-columns-repeated="5"/>
        </table:table-row>
        <table:table-row table:style-name="ro1">
          <table:table-cell office:value-type="float" office:value="7679012268" calcext:value-type="float">
            <text:p>7679012268</text:p>
          </table:table-cell>
          <table:table-cell table:formula="of:=[.$C$2]+[.$D$2]*[.A692]+[.$E$2]*LOG([.A692])+[.$F$2]*[.A692]*LOG([.A692])+[.$G$2]*2*(RAND()-0.5)" office:value-type="float" office:value="131349651630966" calcext:value-type="float">
            <text:p>131349651630966</text:p>
          </table:table-cell>
          <table:table-cell table:number-columns-repeated="5"/>
        </table:table-row>
        <table:table-row table:style-name="ro1">
          <table:table-cell office:value-type="float" office:value="7690123379" calcext:value-type="float">
            <text:p>7690123379</text:p>
          </table:table-cell>
          <table:table-cell table:formula="of:=[.$C$2]+[.$D$2]*[.A693]+[.$E$2]*LOG([.A693])+[.$F$2]*[.A693]*LOG([.A693])+[.$G$2]*2*(RAND()-0.5)" office:value-type="float" office:value="131547916669167" calcext:value-type="float">
            <text:p>131547916669167</text:p>
          </table:table-cell>
          <table:table-cell table:number-columns-repeated="5"/>
        </table:table-row>
        <table:table-row table:style-name="ro1">
          <table:table-cell office:value-type="float" office:value="7701234490" calcext:value-type="float">
            <text:p>7701234490</text:p>
          </table:table-cell>
          <table:table-cell table:formula="of:=[.$C$2]+[.$D$2]*[.A694]+[.$E$2]*LOG([.A694])+[.$F$2]*[.A694]*LOG([.A694])+[.$G$2]*2*(RAND()-0.5)" office:value-type="float" office:value="131746193560007" calcext:value-type="float">
            <text:p>131746193560007</text:p>
          </table:table-cell>
          <table:table-cell table:number-columns-repeated="5"/>
        </table:table-row>
        <table:table-row table:style-name="ro1">
          <table:table-cell office:value-type="float" office:value="7712345601" calcext:value-type="float">
            <text:p>7712345601</text:p>
          </table:table-cell>
          <table:table-cell table:formula="of:=[.$C$2]+[.$D$2]*[.A695]+[.$E$2]*LOG([.A695])+[.$F$2]*[.A695]*LOG([.A695])+[.$G$2]*2*(RAND()-0.5)" office:value-type="float" office:value="131944482286386" calcext:value-type="float">
            <text:p>131944482286386</text:p>
          </table:table-cell>
          <table:table-cell table:number-columns-repeated="5"/>
        </table:table-row>
        <table:table-row table:style-name="ro1">
          <table:table-cell office:value-type="float" office:value="7723456712" calcext:value-type="float">
            <text:p>7723456712</text:p>
          </table:table-cell>
          <table:table-cell table:formula="of:=[.$C$2]+[.$D$2]*[.A696]+[.$E$2]*LOG([.A696])+[.$F$2]*[.A696]*LOG([.A696])+[.$G$2]*2*(RAND()-0.5)" office:value-type="float" office:value="132142782831251" calcext:value-type="float">
            <text:p>132142782831251</text:p>
          </table:table-cell>
          <table:table-cell table:number-columns-repeated="5"/>
        </table:table-row>
        <table:table-row table:style-name="ro1">
          <table:table-cell office:value-type="float" office:value="7734567823" calcext:value-type="float">
            <text:p>7734567823</text:p>
          </table:table-cell>
          <table:table-cell table:formula="of:=[.$C$2]+[.$D$2]*[.A697]+[.$E$2]*LOG([.A697])+[.$F$2]*[.A697]*LOG([.A697])+[.$G$2]*2*(RAND()-0.5)" office:value-type="float" office:value="132341095177600" calcext:value-type="float">
            <text:p>132341095177600</text:p>
          </table:table-cell>
          <table:table-cell table:number-columns-repeated="5"/>
        </table:table-row>
        <table:table-row table:style-name="ro1">
          <table:table-cell office:value-type="float" office:value="7745678934" calcext:value-type="float">
            <text:p>7745678934</text:p>
          </table:table-cell>
          <table:table-cell table:formula="of:=[.$C$2]+[.$D$2]*[.A698]+[.$E$2]*LOG([.A698])+[.$F$2]*[.A698]*LOG([.A698])+[.$G$2]*2*(RAND()-0.5)" office:value-type="float" office:value="132539419308481" calcext:value-type="float">
            <text:p>132539419308481</text:p>
          </table:table-cell>
          <table:table-cell table:number-columns-repeated="5"/>
        </table:table-row>
        <table:table-row table:style-name="ro1">
          <table:table-cell office:value-type="float" office:value="7756790045" calcext:value-type="float">
            <text:p>7756790045</text:p>
          </table:table-cell>
          <table:table-cell table:formula="of:=[.$C$2]+[.$D$2]*[.A699]+[.$E$2]*LOG([.A699])+[.$F$2]*[.A699]*LOG([.A699])+[.$G$2]*2*(RAND()-0.5)" office:value-type="float" office:value="132737755206987" calcext:value-type="float">
            <text:p>132737755206987</text:p>
          </table:table-cell>
          <table:table-cell table:number-columns-repeated="5"/>
        </table:table-row>
        <table:table-row table:style-name="ro1">
          <table:table-cell office:value-type="float" office:value="7767901156" calcext:value-type="float">
            <text:p>7767901156</text:p>
          </table:table-cell>
          <table:table-cell table:formula="of:=[.$C$2]+[.$D$2]*[.A700]+[.$E$2]*LOG([.A700])+[.$F$2]*[.A700]*LOG([.A700])+[.$G$2]*2*(RAND()-0.5)" office:value-type="float" office:value="132936102856264" calcext:value-type="float">
            <text:p>132936102856264</text:p>
          </table:table-cell>
          <table:table-cell table:number-columns-repeated="5"/>
        </table:table-row>
        <table:table-row table:style-name="ro1">
          <table:table-cell office:value-type="float" office:value="7779012267" calcext:value-type="float">
            <text:p>7779012267</text:p>
          </table:table-cell>
          <table:table-cell table:formula="of:=[.$C$2]+[.$D$2]*[.A701]+[.$E$2]*LOG([.A701])+[.$F$2]*[.A701]*LOG([.A701])+[.$G$2]*2*(RAND()-0.5)" office:value-type="float" office:value="133134462239502" calcext:value-type="float">
            <text:p>133134462239502</text:p>
          </table:table-cell>
          <table:table-cell table:number-columns-repeated="5"/>
        </table:table-row>
        <table:table-row table:style-name="ro1">
          <table:table-cell office:value-type="float" office:value="7790123378" calcext:value-type="float">
            <text:p>7790123378</text:p>
          </table:table-cell>
          <table:table-cell table:formula="of:=[.$C$2]+[.$D$2]*[.A702]+[.$E$2]*LOG([.A702])+[.$F$2]*[.A702]*LOG([.A702])+[.$G$2]*2*(RAND()-0.5)" office:value-type="float" office:value="133332833339941" calcext:value-type="float">
            <text:p>133332833339941</text:p>
          </table:table-cell>
          <table:table-cell table:number-columns-repeated="5"/>
        </table:table-row>
        <table:table-row table:style-name="ro1">
          <table:table-cell office:value-type="float" office:value="7801234489" calcext:value-type="float">
            <text:p>7801234489</text:p>
          </table:table-cell>
          <table:table-cell table:formula="of:=[.$C$2]+[.$D$2]*[.A703]+[.$E$2]*LOG([.A703])+[.$F$2]*[.A703]*LOG([.A703])+[.$G$2]*2*(RAND()-0.5)" office:value-type="float" office:value="133531216140870" calcext:value-type="float">
            <text:p>133531216140870</text:p>
          </table:table-cell>
          <table:table-cell table:number-columns-repeated="5"/>
        </table:table-row>
        <table:table-row table:style-name="ro1">
          <table:table-cell office:value-type="float" office:value="7812345600" calcext:value-type="float">
            <text:p>7812345600</text:p>
          </table:table-cell>
          <table:table-cell table:formula="of:=[.$C$2]+[.$D$2]*[.A704]+[.$E$2]*LOG([.A704])+[.$F$2]*[.A704]*LOG([.A704])+[.$G$2]*2*(RAND()-0.5)" office:value-type="float" office:value="133729610625623" calcext:value-type="float">
            <text:p>133729610625623</text:p>
          </table:table-cell>
          <table:table-cell table:number-columns-repeated="5"/>
        </table:table-row>
        <table:table-row table:style-name="ro1">
          <table:table-cell office:value-type="float" office:value="7823456711" calcext:value-type="float">
            <text:p>7823456711</text:p>
          </table:table-cell>
          <table:table-cell table:formula="of:=[.$C$2]+[.$D$2]*[.A705]+[.$E$2]*LOG([.A705])+[.$F$2]*[.A705]*LOG([.A705])+[.$G$2]*2*(RAND()-0.5)" office:value-type="float" office:value="133928016777583" calcext:value-type="float">
            <text:p>133928016777583</text:p>
          </table:table-cell>
          <table:table-cell table:number-columns-repeated="5"/>
        </table:table-row>
        <table:table-row table:style-name="ro1">
          <table:table-cell office:value-type="float" office:value="7834567822" calcext:value-type="float">
            <text:p>7834567822</text:p>
          </table:table-cell>
          <table:table-cell table:formula="of:=[.$C$2]+[.$D$2]*[.A706]+[.$E$2]*LOG([.A706])+[.$F$2]*[.A706]*LOG([.A706])+[.$G$2]*2*(RAND()-0.5)" office:value-type="float" office:value="134126434580180" calcext:value-type="float">
            <text:p>134126434580180</text:p>
          </table:table-cell>
          <table:table-cell table:number-columns-repeated="5"/>
        </table:table-row>
        <table:table-row table:style-name="ro1">
          <table:table-cell office:value-type="float" office:value="7845678933" calcext:value-type="float">
            <text:p>7845678933</text:p>
          </table:table-cell>
          <table:table-cell table:formula="of:=[.$C$2]+[.$D$2]*[.A707]+[.$E$2]*LOG([.A707])+[.$F$2]*[.A707]*LOG([.A707])+[.$G$2]*2*(RAND()-0.5)" office:value-type="float" office:value="134324864016890" calcext:value-type="float">
            <text:p>134324864016890</text:p>
          </table:table-cell>
          <table:table-cell table:number-columns-repeated="5"/>
        </table:table-row>
        <table:table-row table:style-name="ro1">
          <table:table-cell office:value-type="float" office:value="7856790044" calcext:value-type="float">
            <text:p>7856790044</text:p>
          </table:table-cell>
          <table:table-cell table:formula="of:=[.$C$2]+[.$D$2]*[.A708]+[.$E$2]*LOG([.A708])+[.$F$2]*[.A708]*LOG([.A708])+[.$G$2]*2*(RAND()-0.5)" office:value-type="float" office:value="134523305071238" calcext:value-type="float">
            <text:p>134523305071238</text:p>
          </table:table-cell>
          <table:table-cell table:number-columns-repeated="5"/>
        </table:table-row>
        <table:table-row table:style-name="ro1">
          <table:table-cell office:value-type="float" office:value="7867901155" calcext:value-type="float">
            <text:p>7867901155</text:p>
          </table:table-cell>
          <table:table-cell table:formula="of:=[.$C$2]+[.$D$2]*[.A709]+[.$E$2]*LOG([.A709])+[.$F$2]*[.A709]*LOG([.A709])+[.$G$2]*2*(RAND()-0.5)" office:value-type="float" office:value="134721757726794" calcext:value-type="float">
            <text:p>134721757726794</text:p>
          </table:table-cell>
          <table:table-cell table:number-columns-repeated="5"/>
        </table:table-row>
        <table:table-row table:style-name="ro1">
          <table:table-cell office:value-type="float" office:value="7879012266" calcext:value-type="float">
            <text:p>7879012266</text:p>
          </table:table-cell>
          <table:table-cell table:formula="of:=[.$C$2]+[.$D$2]*[.A710]+[.$E$2]*LOG([.A710])+[.$F$2]*[.A710]*LOG([.A710])+[.$G$2]*2*(RAND()-0.5)" office:value-type="float" office:value="134920221967174" calcext:value-type="float">
            <text:p>134920221967174</text:p>
          </table:table-cell>
          <table:table-cell table:number-columns-repeated="5"/>
        </table:table-row>
        <table:table-row table:style-name="ro1">
          <table:table-cell office:value-type="float" office:value="7890123377" calcext:value-type="float">
            <text:p>7890123377</text:p>
          </table:table-cell>
          <table:table-cell table:formula="of:=[.$C$2]+[.$D$2]*[.A711]+[.$E$2]*LOG([.A711])+[.$F$2]*[.A711]*LOG([.A711])+[.$G$2]*2*(RAND()-0.5)" office:value-type="float" office:value="135118697776042" calcext:value-type="float">
            <text:p>135118697776042</text:p>
          </table:table-cell>
          <table:table-cell table:number-columns-repeated="5"/>
        </table:table-row>
        <table:table-row table:style-name="ro1">
          <table:table-cell office:value-type="float" office:value="7901234488" calcext:value-type="float">
            <text:p>7901234488</text:p>
          </table:table-cell>
          <table:table-cell table:formula="of:=[.$C$2]+[.$D$2]*[.A712]+[.$E$2]*LOG([.A712])+[.$F$2]*[.A712]*LOG([.A712])+[.$G$2]*2*(RAND()-0.5)" office:value-type="float" office:value="135317185137105" calcext:value-type="float">
            <text:p>135317185137105</text:p>
          </table:table-cell>
          <table:table-cell table:number-columns-repeated="5"/>
        </table:table-row>
        <table:table-row table:style-name="ro1">
          <table:table-cell office:value-type="float" office:value="7912345599" calcext:value-type="float">
            <text:p>7912345599</text:p>
          </table:table-cell>
          <table:table-cell table:formula="of:=[.$C$2]+[.$D$2]*[.A713]+[.$E$2]*LOG([.A713])+[.$F$2]*[.A713]*LOG([.A713])+[.$G$2]*2*(RAND()-0.5)" office:value-type="float" office:value="135515684034120" calcext:value-type="float">
            <text:p>135515684034120</text:p>
          </table:table-cell>
          <table:table-cell table:number-columns-repeated="5"/>
        </table:table-row>
        <table:table-row table:style-name="ro1">
          <table:table-cell office:value-type="float" office:value="7923456710" calcext:value-type="float">
            <text:p>7923456710</text:p>
          </table:table-cell>
          <table:table-cell table:formula="of:=[.$C$2]+[.$D$2]*[.A714]+[.$E$2]*LOG([.A714])+[.$F$2]*[.A714]*LOG([.A714])+[.$G$2]*2*(RAND()-0.5)" office:value-type="float" office:value="135714194450885" calcext:value-type="float">
            <text:p>135714194450885</text:p>
          </table:table-cell>
          <table:table-cell table:number-columns-repeated="5"/>
        </table:table-row>
        <table:table-row table:style-name="ro1">
          <table:table-cell office:value-type="float" office:value="7934567821" calcext:value-type="float">
            <text:p>7934567821</text:p>
          </table:table-cell>
          <table:table-cell table:formula="of:=[.$C$2]+[.$D$2]*[.A715]+[.$E$2]*LOG([.A715])+[.$F$2]*[.A715]*LOG([.A715])+[.$G$2]*2*(RAND()-0.5)" office:value-type="float" office:value="135912716371248" calcext:value-type="float">
            <text:p>135912716371248</text:p>
          </table:table-cell>
          <table:table-cell table:number-columns-repeated="5"/>
        </table:table-row>
        <table:table-row table:style-name="ro1">
          <table:table-cell office:value-type="float" office:value="7945678932" calcext:value-type="float">
            <text:p>7945678932</text:p>
          </table:table-cell>
          <table:table-cell table:formula="of:=[.$C$2]+[.$D$2]*[.A716]+[.$E$2]*LOG([.A716])+[.$F$2]*[.A716]*LOG([.A716])+[.$G$2]*2*(RAND()-0.5)" office:value-type="float" office:value="136111249779098" calcext:value-type="float">
            <text:p>136111249779098</text:p>
          </table:table-cell>
          <table:table-cell table:number-columns-repeated="5"/>
        </table:table-row>
        <table:table-row table:style-name="ro1">
          <table:table-cell office:value-type="float" office:value="7956790043" calcext:value-type="float">
            <text:p>7956790043</text:p>
          </table:table-cell>
          <table:table-cell table:formula="of:=[.$C$2]+[.$D$2]*[.A717]+[.$E$2]*LOG([.A717])+[.$F$2]*[.A717]*LOG([.A717])+[.$G$2]*2*(RAND()-0.5)" office:value-type="float" office:value="136309794658373" calcext:value-type="float">
            <text:p>136309794658373</text:p>
          </table:table-cell>
          <table:table-cell table:number-columns-repeated="5"/>
        </table:table-row>
        <table:table-row table:style-name="ro1">
          <table:table-cell office:value-type="float" office:value="7967901154" calcext:value-type="float">
            <text:p>7967901154</text:p>
          </table:table-cell>
          <table:table-cell table:formula="of:=[.$C$2]+[.$D$2]*[.A718]+[.$E$2]*LOG([.A718])+[.$F$2]*[.A718]*LOG([.A718])+[.$G$2]*2*(RAND()-0.5)" office:value-type="float" office:value="136508350993053" calcext:value-type="float">
            <text:p>136508350993053</text:p>
          </table:table-cell>
          <table:table-cell table:number-columns-repeated="5"/>
        </table:table-row>
        <table:table-row table:style-name="ro1">
          <table:table-cell office:value-type="float" office:value="7979012265" calcext:value-type="float">
            <text:p>7979012265</text:p>
          </table:table-cell>
          <table:table-cell table:formula="of:=[.$C$2]+[.$D$2]*[.A719]+[.$E$2]*LOG([.A719])+[.$F$2]*[.A719]*LOG([.A719])+[.$G$2]*2*(RAND()-0.5)" office:value-type="float" office:value="136706918767163" calcext:value-type="float">
            <text:p>136706918767163</text:p>
          </table:table-cell>
          <table:table-cell table:number-columns-repeated="5"/>
        </table:table-row>
        <table:table-row table:style-name="ro1">
          <table:table-cell office:value-type="float" office:value="7990123376" calcext:value-type="float">
            <text:p>7990123376</text:p>
          </table:table-cell>
          <table:table-cell table:formula="of:=[.$C$2]+[.$D$2]*[.A720]+[.$E$2]*LOG([.A720])+[.$F$2]*[.A720]*LOG([.A720])+[.$G$2]*2*(RAND()-0.5)" office:value-type="float" office:value="136905497964774" calcext:value-type="float">
            <text:p>136905497964774</text:p>
          </table:table-cell>
          <table:table-cell table:number-columns-repeated="5"/>
        </table:table-row>
        <table:table-row table:style-name="ro1">
          <table:table-cell office:value-type="float" office:value="8001234487" calcext:value-type="float">
            <text:p>8001234487</text:p>
          </table:table-cell>
          <table:table-cell table:formula="of:=[.$C$2]+[.$D$2]*[.A721]+[.$E$2]*LOG([.A721])+[.$F$2]*[.A721]*LOG([.A721])+[.$G$2]*2*(RAND()-0.5)" office:value-type="float" office:value="137104088570000" calcext:value-type="float">
            <text:p>137104088570000</text:p>
          </table:table-cell>
          <table:table-cell table:number-columns-repeated="5"/>
        </table:table-row>
        <table:table-row table:style-name="ro1">
          <table:table-cell office:value-type="float" office:value="8012345598" calcext:value-type="float">
            <text:p>8012345598</text:p>
          </table:table-cell>
          <table:table-cell table:formula="of:=[.$C$2]+[.$D$2]*[.A722]+[.$E$2]*LOG([.A722])+[.$F$2]*[.A722]*LOG([.A722])+[.$G$2]*2*(RAND()-0.5)" office:value-type="float" office:value="137302690566999" calcext:value-type="float">
            <text:p>137302690566999</text:p>
          </table:table-cell>
          <table:table-cell table:number-columns-repeated="5"/>
        </table:table-row>
        <table:table-row table:style-name="ro1">
          <table:table-cell office:value-type="float" office:value="8023456709" calcext:value-type="float">
            <text:p>8023456709</text:p>
          </table:table-cell>
          <table:table-cell table:formula="of:=[.$C$2]+[.$D$2]*[.A723]+[.$E$2]*LOG([.A723])+[.$F$2]*[.A723]*LOG([.A723])+[.$G$2]*2*(RAND()-0.5)" office:value-type="float" office:value="137501303939975" calcext:value-type="float">
            <text:p>137501303939975</text:p>
          </table:table-cell>
          <table:table-cell table:number-columns-repeated="5"/>
        </table:table-row>
        <table:table-row table:style-name="ro1">
          <table:table-cell office:value-type="float" office:value="8034567820" calcext:value-type="float">
            <text:p>8034567820</text:p>
          </table:table-cell>
          <table:table-cell table:formula="of:=[.$C$2]+[.$D$2]*[.A724]+[.$E$2]*LOG([.A724])+[.$F$2]*[.A724]*LOG([.A724])+[.$G$2]*2*(RAND()-0.5)" office:value-type="float" office:value="137699928673173" calcext:value-type="float">
            <text:p>137699928673173</text:p>
          </table:table-cell>
          <table:table-cell table:number-columns-repeated="5"/>
        </table:table-row>
        <table:table-row table:style-name="ro1">
          <table:table-cell office:value-type="float" office:value="8045678931" calcext:value-type="float">
            <text:p>8045678931</text:p>
          </table:table-cell>
          <table:table-cell table:formula="of:=[.$C$2]+[.$D$2]*[.A725]+[.$E$2]*LOG([.A725])+[.$F$2]*[.A725]*LOG([.A725])+[.$G$2]*2*(RAND()-0.5)" office:value-type="float" office:value="137898564750883" calcext:value-type="float">
            <text:p>137898564750883</text:p>
          </table:table-cell>
          <table:table-cell table:number-columns-repeated="5"/>
        </table:table-row>
        <table:table-row table:style-name="ro1">
          <table:table-cell office:value-type="float" office:value="8056790042" calcext:value-type="float">
            <text:p>8056790042</text:p>
          </table:table-cell>
          <table:table-cell table:formula="of:=[.$C$2]+[.$D$2]*[.A726]+[.$E$2]*LOG([.A726])+[.$F$2]*[.A726]*LOG([.A726])+[.$G$2]*2*(RAND()-0.5)" office:value-type="float" office:value="138097212157439" calcext:value-type="float">
            <text:p>138097212157439</text:p>
          </table:table-cell>
          <table:table-cell table:number-columns-repeated="5"/>
        </table:table-row>
        <table:table-row table:style-name="ro1">
          <table:table-cell office:value-type="float" office:value="8067901153" calcext:value-type="float">
            <text:p>8067901153</text:p>
          </table:table-cell>
          <table:table-cell table:formula="of:=[.$C$2]+[.$D$2]*[.A727]+[.$E$2]*LOG([.A727])+[.$F$2]*[.A727]*LOG([.A727])+[.$G$2]*2*(RAND()-0.5)" office:value-type="float" office:value="138295870877216" calcext:value-type="float">
            <text:p>138295870877216</text:p>
          </table:table-cell>
          <table:table-cell table:number-columns-repeated="5"/>
        </table:table-row>
        <table:table-row table:style-name="ro1">
          <table:table-cell office:value-type="float" office:value="8079012264" calcext:value-type="float">
            <text:p>8079012264</text:p>
          </table:table-cell>
          <table:table-cell table:formula="of:=[.$C$2]+[.$D$2]*[.A728]+[.$E$2]*LOG([.A728])+[.$F$2]*[.A728]*LOG([.A728])+[.$G$2]*2*(RAND()-0.5)" office:value-type="float" office:value="138494540894634" calcext:value-type="float">
            <text:p>138494540894634</text:p>
          </table:table-cell>
          <table:table-cell table:number-columns-repeated="5"/>
        </table:table-row>
        <table:table-row table:style-name="ro1">
          <table:table-cell office:value-type="float" office:value="8090123375" calcext:value-type="float">
            <text:p>8090123375</text:p>
          </table:table-cell>
          <table:table-cell table:formula="of:=[.$C$2]+[.$D$2]*[.A729]+[.$E$2]*LOG([.A729])+[.$F$2]*[.A729]*LOG([.A729])+[.$G$2]*2*(RAND()-0.5)" office:value-type="float" office:value="138693222194156" calcext:value-type="float">
            <text:p>138693222194156</text:p>
          </table:table-cell>
          <table:table-cell table:number-columns-repeated="5"/>
        </table:table-row>
        <table:table-row table:style-name="ro1">
          <table:table-cell office:value-type="float" office:value="8101234486" calcext:value-type="float">
            <text:p>8101234486</text:p>
          </table:table-cell>
          <table:table-cell table:formula="of:=[.$C$2]+[.$D$2]*[.A730]+[.$E$2]*LOG([.A730])+[.$F$2]*[.A730]*LOG([.A730])+[.$G$2]*2*(RAND()-0.5)" office:value-type="float" office:value="138891914760286" calcext:value-type="float">
            <text:p>138891914760286</text:p>
          </table:table-cell>
          <table:table-cell table:number-columns-repeated="5"/>
        </table:table-row>
        <table:table-row table:style-name="ro1">
          <table:table-cell office:value-type="float" office:value="8112345597" calcext:value-type="float">
            <text:p>8112345597</text:p>
          </table:table-cell>
          <table:table-cell table:formula="of:=[.$C$2]+[.$D$2]*[.A731]+[.$E$2]*LOG([.A731])+[.$F$2]*[.A731]*LOG([.A731])+[.$G$2]*2*(RAND()-0.5)" office:value-type="float" office:value="139090618577571" calcext:value-type="float">
            <text:p>139090618577571</text:p>
          </table:table-cell>
          <table:table-cell table:number-columns-repeated="5"/>
        </table:table-row>
        <table:table-row table:style-name="ro1">
          <table:table-cell office:value-type="float" office:value="8123456708" calcext:value-type="float">
            <text:p>8123456708</text:p>
          </table:table-cell>
          <table:table-cell table:formula="of:=[.$C$2]+[.$D$2]*[.A732]+[.$E$2]*LOG([.A732])+[.$F$2]*[.A732]*LOG([.A732])+[.$G$2]*2*(RAND()-0.5)" office:value-type="float" office:value="139289333630603" calcext:value-type="float">
            <text:p>139289333630603</text:p>
          </table:table-cell>
          <table:table-cell table:number-columns-repeated="5"/>
        </table:table-row>
        <table:table-row table:style-name="ro1">
          <table:table-cell office:value-type="float" office:value="8134567819" calcext:value-type="float">
            <text:p>8134567819</text:p>
          </table:table-cell>
          <table:table-cell table:formula="of:=[.$C$2]+[.$D$2]*[.A733]+[.$E$2]*LOG([.A733])+[.$F$2]*[.A733]*LOG([.A733])+[.$G$2]*2*(RAND()-0.5)" office:value-type="float" office:value="139488059904011" calcext:value-type="float">
            <text:p>139488059904011</text:p>
          </table:table-cell>
          <table:table-cell table:number-columns-repeated="5"/>
        </table:table-row>
        <table:table-row table:style-name="ro1">
          <table:table-cell office:value-type="float" office:value="8145678930" calcext:value-type="float">
            <text:p>8145678930</text:p>
          </table:table-cell>
          <table:table-cell table:formula="of:=[.$C$2]+[.$D$2]*[.A734]+[.$E$2]*LOG([.A734])+[.$F$2]*[.A734]*LOG([.A734])+[.$G$2]*2*(RAND()-0.5)" office:value-type="float" office:value="139686797382472" calcext:value-type="float">
            <text:p>139686797382472</text:p>
          </table:table-cell>
          <table:table-cell table:number-columns-repeated="5"/>
        </table:table-row>
        <table:table-row table:style-name="ro1">
          <table:table-cell office:value-type="float" office:value="8156790041" calcext:value-type="float">
            <text:p>8156790041</text:p>
          </table:table-cell>
          <table:table-cell table:formula="of:=[.$C$2]+[.$D$2]*[.A735]+[.$E$2]*LOG([.A735])+[.$F$2]*[.A735]*LOG([.A735])+[.$G$2]*2*(RAND()-0.5)" office:value-type="float" office:value="139885546050699" calcext:value-type="float">
            <text:p>139885546050699</text:p>
          </table:table-cell>
          <table:table-cell table:number-columns-repeated="5"/>
        </table:table-row>
        <table:table-row table:style-name="ro1">
          <table:table-cell office:value-type="float" office:value="8167901152" calcext:value-type="float">
            <text:p>8167901152</text:p>
          </table:table-cell>
          <table:table-cell table:formula="of:=[.$C$2]+[.$D$2]*[.A736]+[.$E$2]*LOG([.A736])+[.$F$2]*[.A736]*LOG([.A736])+[.$G$2]*2*(RAND()-0.5)" office:value-type="float" office:value="140084305893451" calcext:value-type="float">
            <text:p>140084305893451</text:p>
          </table:table-cell>
          <table:table-cell table:number-columns-repeated="5"/>
        </table:table-row>
        <table:table-row table:style-name="ro1">
          <table:table-cell office:value-type="float" office:value="8179012263" calcext:value-type="float">
            <text:p>8179012263</text:p>
          </table:table-cell>
          <table:table-cell table:formula="of:=[.$C$2]+[.$D$2]*[.A737]+[.$E$2]*LOG([.A737])+[.$F$2]*[.A737]*LOG([.A737])+[.$G$2]*2*(RAND()-0.5)" office:value-type="float" office:value="140283076895527" calcext:value-type="float">
            <text:p>140283076895527</text:p>
          </table:table-cell>
          <table:table-cell table:number-columns-repeated="5"/>
        </table:table-row>
        <table:table-row table:style-name="ro1">
          <table:table-cell office:value-type="float" office:value="8190123374" calcext:value-type="float">
            <text:p>8190123374</text:p>
          </table:table-cell>
          <table:table-cell table:formula="of:=[.$C$2]+[.$D$2]*[.A738]+[.$E$2]*LOG([.A738])+[.$F$2]*[.A738]*LOG([.A738])+[.$G$2]*2*(RAND()-0.5)" office:value-type="float" office:value="140481859041766" calcext:value-type="float">
            <text:p>140481859041766</text:p>
          </table:table-cell>
          <table:table-cell table:number-columns-repeated="5"/>
        </table:table-row>
        <table:table-row table:style-name="ro1">
          <table:table-cell office:value-type="float" office:value="8201234485" calcext:value-type="float">
            <text:p>8201234485</text:p>
          </table:table-cell>
          <table:table-cell table:formula="of:=[.$C$2]+[.$D$2]*[.A739]+[.$E$2]*LOG([.A739])+[.$F$2]*[.A739]*LOG([.A739])+[.$G$2]*2*(RAND()-0.5)" office:value-type="float" office:value="140680652317050" calcext:value-type="float">
            <text:p>140680652317050</text:p>
          </table:table-cell>
          <table:table-cell table:number-columns-repeated="5"/>
        </table:table-row>
        <table:table-row table:style-name="ro1">
          <table:table-cell office:value-type="float" office:value="8212345596" calcext:value-type="float">
            <text:p>8212345596</text:p>
          </table:table-cell>
          <table:table-cell table:formula="of:=[.$C$2]+[.$D$2]*[.A740]+[.$E$2]*LOG([.A740])+[.$F$2]*[.A740]*LOG([.A740])+[.$G$2]*2*(RAND()-0.5)" office:value-type="float" office:value="140879456706301" calcext:value-type="float">
            <text:p>140879456706301</text:p>
          </table:table-cell>
          <table:table-cell table:number-columns-repeated="5"/>
        </table:table-row>
        <table:table-row table:style-name="ro1">
          <table:table-cell office:value-type="float" office:value="8223456707" calcext:value-type="float">
            <text:p>8223456707</text:p>
          </table:table-cell>
          <table:table-cell table:formula="of:=[.$C$2]+[.$D$2]*[.A741]+[.$E$2]*LOG([.A741])+[.$F$2]*[.A741]*LOG([.A741])+[.$G$2]*2*(RAND()-0.5)" office:value-type="float" office:value="141078272194483" calcext:value-type="float">
            <text:p>141078272194483</text:p>
          </table:table-cell>
          <table:table-cell table:number-columns-repeated="5"/>
        </table:table-row>
        <table:table-row table:style-name="ro1">
          <table:table-cell office:value-type="float" office:value="8234567818" calcext:value-type="float">
            <text:p>8234567818</text:p>
          </table:table-cell>
          <table:table-cell table:formula="of:=[.$C$2]+[.$D$2]*[.A742]+[.$E$2]*LOG([.A742])+[.$F$2]*[.A742]*LOG([.A742])+[.$G$2]*2*(RAND()-0.5)" office:value-type="float" office:value="141277098766598" calcext:value-type="float">
            <text:p>141277098766598</text:p>
          </table:table-cell>
          <table:table-cell table:number-columns-repeated="5"/>
        </table:table-row>
        <table:table-row table:style-name="ro1">
          <table:table-cell office:value-type="float" office:value="8245678929" calcext:value-type="float">
            <text:p>8245678929</text:p>
          </table:table-cell>
          <table:table-cell table:formula="of:=[.$C$2]+[.$D$2]*[.A743]+[.$E$2]*LOG([.A743])+[.$F$2]*[.A743]*LOG([.A743])+[.$G$2]*2*(RAND()-0.5)" office:value-type="float" office:value="141475936407691" calcext:value-type="float">
            <text:p>141475936407691</text:p>
          </table:table-cell>
          <table:table-cell table:number-columns-repeated="5"/>
        </table:table-row>
        <table:table-row table:style-name="ro1">
          <table:table-cell office:value-type="float" office:value="8256790040" calcext:value-type="float">
            <text:p>8256790040</text:p>
          </table:table-cell>
          <table:table-cell table:formula="of:=[.$C$2]+[.$D$2]*[.A744]+[.$E$2]*LOG([.A744])+[.$F$2]*[.A744]*LOG([.A744])+[.$G$2]*2*(RAND()-0.5)" office:value-type="float" office:value="141674785102847" calcext:value-type="float">
            <text:p>141674785102847</text:p>
          </table:table-cell>
          <table:table-cell table:number-columns-repeated="5"/>
        </table:table-row>
        <table:table-row table:style-name="ro1">
          <table:table-cell office:value-type="float" office:value="8267901151" calcext:value-type="float">
            <text:p>8267901151</text:p>
          </table:table-cell>
          <table:table-cell table:formula="of:=[.$C$2]+[.$D$2]*[.A745]+[.$E$2]*LOG([.A745])+[.$F$2]*[.A745]*LOG([.A745])+[.$G$2]*2*(RAND()-0.5)" office:value-type="float" office:value="141873644837190" calcext:value-type="float">
            <text:p>141873644837190</text:p>
          </table:table-cell>
          <table:table-cell table:number-columns-repeated="5"/>
        </table:table-row>
        <table:table-row table:style-name="ro1">
          <table:table-cell office:value-type="float" office:value="8279012262" calcext:value-type="float">
            <text:p>8279012262</text:p>
          </table:table-cell>
          <table:table-cell table:formula="of:=[.$C$2]+[.$D$2]*[.A746]+[.$E$2]*LOG([.A746])+[.$F$2]*[.A746]*LOG([.A746])+[.$G$2]*2*(RAND()-0.5)" office:value-type="float" office:value="142072515595885" calcext:value-type="float">
            <text:p>142072515595885</text:p>
          </table:table-cell>
          <table:table-cell table:number-columns-repeated="5"/>
        </table:table-row>
        <table:table-row table:style-name="ro1">
          <table:table-cell office:value-type="float" office:value="8290123373" calcext:value-type="float">
            <text:p>8290123373</text:p>
          </table:table-cell>
          <table:table-cell table:formula="of:=[.$C$2]+[.$D$2]*[.A747]+[.$E$2]*LOG([.A747])+[.$F$2]*[.A747]*LOG([.A747])+[.$G$2]*2*(RAND()-0.5)" office:value-type="float" office:value="142271397364136" calcext:value-type="float">
            <text:p>142271397364136</text:p>
          </table:table-cell>
          <table:table-cell table:number-columns-repeated="5"/>
        </table:table-row>
        <table:table-row table:style-name="ro1">
          <table:table-cell office:value-type="float" office:value="8301234484" calcext:value-type="float">
            <text:p>8301234484</text:p>
          </table:table-cell>
          <table:table-cell table:formula="of:=[.$C$2]+[.$D$2]*[.A748]+[.$E$2]*LOG([.A748])+[.$F$2]*[.A748]*LOG([.A748])+[.$G$2]*2*(RAND()-0.5)" office:value-type="float" office:value="142470290127187" calcext:value-type="float">
            <text:p>142470290127187</text:p>
          </table:table-cell>
          <table:table-cell table:number-columns-repeated="5"/>
        </table:table-row>
        <table:table-row table:style-name="ro1">
          <table:table-cell office:value-type="float" office:value="8312345595" calcext:value-type="float">
            <text:p>8312345595</text:p>
          </table:table-cell>
          <table:table-cell table:formula="of:=[.$C$2]+[.$D$2]*[.A749]+[.$E$2]*LOG([.A749])+[.$F$2]*[.A749]*LOG([.A749])+[.$G$2]*2*(RAND()-0.5)" office:value-type="float" office:value="142669193870322" calcext:value-type="float">
            <text:p>142669193870322</text:p>
          </table:table-cell>
          <table:table-cell table:number-columns-repeated="5"/>
        </table:table-row>
        <table:table-row table:style-name="ro1">
          <table:table-cell office:value-type="float" office:value="8323456706" calcext:value-type="float">
            <text:p>8323456706</text:p>
          </table:table-cell>
          <table:table-cell table:formula="of:=[.$C$2]+[.$D$2]*[.A750]+[.$E$2]*LOG([.A750])+[.$F$2]*[.A750]*LOG([.A750])+[.$G$2]*2*(RAND()-0.5)" office:value-type="float" office:value="142868108578863" calcext:value-type="float">
            <text:p>142868108578863</text:p>
          </table:table-cell>
          <table:table-cell table:number-columns-repeated="5"/>
        </table:table-row>
        <table:table-row table:style-name="ro1">
          <table:table-cell office:value-type="float" office:value="8334567817" calcext:value-type="float">
            <text:p>8334567817</text:p>
          </table:table-cell>
          <table:table-cell table:formula="of:=[.$C$2]+[.$D$2]*[.A751]+[.$E$2]*LOG([.A751])+[.$F$2]*[.A751]*LOG([.A751])+[.$G$2]*2*(RAND()-0.5)" office:value-type="float" office:value="143067034238173" calcext:value-type="float">
            <text:p>143067034238173</text:p>
          </table:table-cell>
          <table:table-cell table:number-columns-repeated="5"/>
        </table:table-row>
        <table:table-row table:style-name="ro1">
          <table:table-cell office:value-type="float" office:value="8345678928" calcext:value-type="float">
            <text:p>8345678928</text:p>
          </table:table-cell>
          <table:table-cell table:formula="of:=[.$C$2]+[.$D$2]*[.A752]+[.$E$2]*LOG([.A752])+[.$F$2]*[.A752]*LOG([.A752])+[.$G$2]*2*(RAND()-0.5)" office:value-type="float" office:value="143265970833654" calcext:value-type="float">
            <text:p>143265970833654</text:p>
          </table:table-cell>
          <table:table-cell table:number-columns-repeated="5"/>
        </table:table-row>
        <table:table-row table:style-name="ro1">
          <table:table-cell office:value-type="float" office:value="8356790039" calcext:value-type="float">
            <text:p>8356790039</text:p>
          </table:table-cell>
          <table:table-cell table:formula="of:=[.$C$2]+[.$D$2]*[.A753]+[.$E$2]*LOG([.A753])+[.$F$2]*[.A753]*LOG([.A753])+[.$G$2]*2*(RAND()-0.5)" office:value-type="float" office:value="143464918350744" calcext:value-type="float">
            <text:p>143464918350744</text:p>
          </table:table-cell>
          <table:table-cell table:number-columns-repeated="5"/>
        </table:table-row>
        <table:table-row table:style-name="ro1">
          <table:table-cell office:value-type="float" office:value="8367901150" calcext:value-type="float">
            <text:p>8367901150</text:p>
          </table:table-cell>
          <table:table-cell table:formula="of:=[.$C$2]+[.$D$2]*[.A754]+[.$E$2]*LOG([.A754])+[.$F$2]*[.A754]*LOG([.A754])+[.$G$2]*2*(RAND()-0.5)" office:value-type="float" office:value="143663876774922" calcext:value-type="float">
            <text:p>143663876774922</text:p>
          </table:table-cell>
          <table:table-cell table:number-columns-repeated="5"/>
        </table:table-row>
        <table:table-row table:style-name="ro1">
          <table:table-cell office:value-type="float" office:value="8379012261" calcext:value-type="float">
            <text:p>8379012261</text:p>
          </table:table-cell>
          <table:table-cell table:formula="of:=[.$C$2]+[.$D$2]*[.A755]+[.$E$2]*LOG([.A755])+[.$F$2]*[.A755]*LOG([.A755])+[.$G$2]*2*(RAND()-0.5)" office:value-type="float" office:value="143862846091707" calcext:value-type="float">
            <text:p>143862846091707</text:p>
          </table:table-cell>
          <table:table-cell table:number-columns-repeated="5"/>
        </table:table-row>
        <table:table-row table:style-name="ro1">
          <table:table-cell office:value-type="float" office:value="8390123372" calcext:value-type="float">
            <text:p>8390123372</text:p>
          </table:table-cell>
          <table:table-cell table:formula="of:=[.$C$2]+[.$D$2]*[.A756]+[.$E$2]*LOG([.A756])+[.$F$2]*[.A756]*LOG([.A756])+[.$G$2]*2*(RAND()-0.5)" office:value-type="float" office:value="144061826286653" calcext:value-type="float">
            <text:p>144061826286653</text:p>
          </table:table-cell>
          <table:table-cell table:number-columns-repeated="5"/>
        </table:table-row>
        <table:table-row table:style-name="ro1">
          <table:table-cell office:value-type="float" office:value="8401234483" calcext:value-type="float">
            <text:p>8401234483</text:p>
          </table:table-cell>
          <table:table-cell table:formula="of:=[.$C$2]+[.$D$2]*[.A757]+[.$E$2]*LOG([.A757])+[.$F$2]*[.A757]*LOG([.A757])+[.$G$2]*2*(RAND()-0.5)" office:value-type="float" office:value="144260817345355" calcext:value-type="float">
            <text:p>144260817345355</text:p>
          </table:table-cell>
          <table:table-cell table:number-columns-repeated="5"/>
        </table:table-row>
        <table:table-row table:style-name="ro1">
          <table:table-cell office:value-type="float" office:value="8412345594" calcext:value-type="float">
            <text:p>8412345594</text:p>
          </table:table-cell>
          <table:table-cell table:formula="of:=[.$C$2]+[.$D$2]*[.A758]+[.$E$2]*LOG([.A758])+[.$F$2]*[.A758]*LOG([.A758])+[.$G$2]*2*(RAND()-0.5)" office:value-type="float" office:value="144459819253444" calcext:value-type="float">
            <text:p>144459819253444</text:p>
          </table:table-cell>
          <table:table-cell table:number-columns-repeated="5"/>
        </table:table-row>
        <table:table-row table:style-name="ro1">
          <table:table-cell office:value-type="float" office:value="8423456705" calcext:value-type="float">
            <text:p>8423456705</text:p>
          </table:table-cell>
          <table:table-cell table:formula="of:=[.$C$2]+[.$D$2]*[.A759]+[.$E$2]*LOG([.A759])+[.$F$2]*[.A759]*LOG([.A759])+[.$G$2]*2*(RAND()-0.5)" office:value-type="float" office:value="144658831996591" calcext:value-type="float">
            <text:p>144658831996591</text:p>
          </table:table-cell>
          <table:table-cell table:number-columns-repeated="5"/>
        </table:table-row>
        <table:table-row table:style-name="ro1">
          <table:table-cell office:value-type="float" office:value="8434567816" calcext:value-type="float">
            <text:p>8434567816</text:p>
          </table:table-cell>
          <table:table-cell table:formula="of:=[.$C$2]+[.$D$2]*[.A760]+[.$E$2]*LOG([.A760])+[.$F$2]*[.A760]*LOG([.A760])+[.$G$2]*2*(RAND()-0.5)" office:value-type="float" office:value="144857855560504" calcext:value-type="float">
            <text:p>144857855560504</text:p>
          </table:table-cell>
          <table:table-cell table:number-columns-repeated="5"/>
        </table:table-row>
        <table:table-row table:style-name="ro1">
          <table:table-cell office:value-type="float" office:value="8445678927" calcext:value-type="float">
            <text:p>8445678927</text:p>
          </table:table-cell>
          <table:table-cell table:formula="of:=[.$C$2]+[.$D$2]*[.A761]+[.$E$2]*LOG([.A761])+[.$F$2]*[.A761]*LOG([.A761])+[.$G$2]*2*(RAND()-0.5)" office:value-type="float" office:value="145056889930927" calcext:value-type="float">
            <text:p>145056889930927</text:p>
          </table:table-cell>
          <table:table-cell table:number-columns-repeated="5"/>
        </table:table-row>
        <table:table-row table:style-name="ro1">
          <table:table-cell office:value-type="float" office:value="8456790038" calcext:value-type="float">
            <text:p>8456790038</text:p>
          </table:table-cell>
          <table:table-cell table:formula="of:=[.$C$2]+[.$D$2]*[.A762]+[.$E$2]*LOG([.A762])+[.$F$2]*[.A762]*LOG([.A762])+[.$G$2]*2*(RAND()-0.5)" office:value-type="float" office:value="145255935093644" calcext:value-type="float">
            <text:p>145255935093644</text:p>
          </table:table-cell>
          <table:table-cell table:number-columns-repeated="5"/>
        </table:table-row>
        <table:table-row table:style-name="ro1">
          <table:table-cell office:value-type="float" office:value="8467901149" calcext:value-type="float">
            <text:p>8467901149</text:p>
          </table:table-cell>
          <table:table-cell table:formula="of:=[.$C$2]+[.$D$2]*[.A763]+[.$E$2]*LOG([.A763])+[.$F$2]*[.A763]*LOG([.A763])+[.$G$2]*2*(RAND()-0.5)" office:value-type="float" office:value="145454991034476" calcext:value-type="float">
            <text:p>145454991034476</text:p>
          </table:table-cell>
          <table:table-cell table:number-columns-repeated="5"/>
        </table:table-row>
        <table:table-row table:style-name="ro1">
          <table:table-cell office:value-type="float" office:value="8479012260" calcext:value-type="float">
            <text:p>8479012260</text:p>
          </table:table-cell>
          <table:table-cell table:formula="of:=[.$C$2]+[.$D$2]*[.A764]+[.$E$2]*LOG([.A764])+[.$F$2]*[.A764]*LOG([.A764])+[.$G$2]*2*(RAND()-0.5)" office:value-type="float" office:value="145654057739279" calcext:value-type="float">
            <text:p>145654057739279</text:p>
          </table:table-cell>
          <table:table-cell table:number-columns-repeated="5"/>
        </table:table-row>
        <table:table-row table:style-name="ro1">
          <table:table-cell office:value-type="float" office:value="8490123371" calcext:value-type="float">
            <text:p>8490123371</text:p>
          </table:table-cell>
          <table:table-cell table:formula="of:=[.$C$2]+[.$D$2]*[.A765]+[.$E$2]*LOG([.A765])+[.$F$2]*[.A765]*LOG([.A765])+[.$G$2]*2*(RAND()-0.5)" office:value-type="float" office:value="145853135193949" calcext:value-type="float">
            <text:p>145853135193949</text:p>
          </table:table-cell>
          <table:table-cell table:number-columns-repeated="5"/>
        </table:table-row>
        <table:table-row table:style-name="ro1">
          <table:table-cell office:value-type="float" office:value="8501234482" calcext:value-type="float">
            <text:p>8501234482</text:p>
          </table:table-cell>
          <table:table-cell table:formula="of:=[.$C$2]+[.$D$2]*[.A766]+[.$E$2]*LOG([.A766])+[.$F$2]*[.A766]*LOG([.A766])+[.$G$2]*2*(RAND()-0.5)" office:value-type="float" office:value="146052223384416" calcext:value-type="float">
            <text:p>146052223384416</text:p>
          </table:table-cell>
          <table:table-cell table:number-columns-repeated="5"/>
        </table:table-row>
        <table:table-row table:style-name="ro1">
          <table:table-cell office:value-type="float" office:value="8512345593" calcext:value-type="float">
            <text:p>8512345593</text:p>
          </table:table-cell>
          <table:table-cell table:formula="of:=[.$C$2]+[.$D$2]*[.A767]+[.$E$2]*LOG([.A767])+[.$F$2]*[.A767]*LOG([.A767])+[.$G$2]*2*(RAND()-0.5)" office:value-type="float" office:value="146251322296650" calcext:value-type="float">
            <text:p>146251322296650</text:p>
          </table:table-cell>
          <table:table-cell table:number-columns-repeated="5"/>
        </table:table-row>
        <table:table-row table:style-name="ro1">
          <table:table-cell office:value-type="float" office:value="8523456704" calcext:value-type="float">
            <text:p>8523456704</text:p>
          </table:table-cell>
          <table:table-cell table:formula="of:=[.$C$2]+[.$D$2]*[.A768]+[.$E$2]*LOG([.A768])+[.$F$2]*[.A768]*LOG([.A768])+[.$G$2]*2*(RAND()-0.5)" office:value-type="float" office:value="146450431916655" calcext:value-type="float">
            <text:p>146450431916655</text:p>
          </table:table-cell>
          <table:table-cell table:number-columns-repeated="5"/>
        </table:table-row>
        <table:table-row table:style-name="ro1">
          <table:table-cell office:value-type="float" office:value="8534567815" calcext:value-type="float">
            <text:p>8534567815</text:p>
          </table:table-cell>
          <table:table-cell table:formula="of:=[.$C$2]+[.$D$2]*[.A769]+[.$E$2]*LOG([.A769])+[.$F$2]*[.A769]*LOG([.A769])+[.$G$2]*2*(RAND()-0.5)" office:value-type="float" office:value="146649552230473" calcext:value-type="float">
            <text:p>146649552230473</text:p>
          </table:table-cell>
          <table:table-cell table:number-columns-repeated="5"/>
        </table:table-row>
        <table:table-row table:style-name="ro1">
          <table:table-cell office:value-type="float" office:value="8545678926" calcext:value-type="float">
            <text:p>8545678926</text:p>
          </table:table-cell>
          <table:table-cell table:formula="of:=[.$C$2]+[.$D$2]*[.A770]+[.$E$2]*LOG([.A770])+[.$F$2]*[.A770]*LOG([.A770])+[.$G$2]*2*(RAND()-0.5)" office:value-type="float" office:value="146848683224180" calcext:value-type="float">
            <text:p>146848683224180</text:p>
          </table:table-cell>
          <table:table-cell table:number-columns-repeated="5"/>
        </table:table-row>
        <table:table-row table:style-name="ro1">
          <table:table-cell office:value-type="float" office:value="8556790037" calcext:value-type="float">
            <text:p>8556790037</text:p>
          </table:table-cell>
          <table:table-cell table:formula="of:=[.$C$2]+[.$D$2]*[.A771]+[.$E$2]*LOG([.A771])+[.$F$2]*[.A771]*LOG([.A771])+[.$G$2]*2*(RAND()-0.5)" office:value-type="float" office:value="147047824883893" calcext:value-type="float">
            <text:p>147047824883893</text:p>
          </table:table-cell>
          <table:table-cell table:number-columns-repeated="5"/>
        </table:table-row>
        <table:table-row table:style-name="ro1">
          <table:table-cell office:value-type="float" office:value="8567901148" calcext:value-type="float">
            <text:p>8567901148</text:p>
          </table:table-cell>
          <table:table-cell table:formula="of:=[.$C$2]+[.$D$2]*[.A772]+[.$E$2]*LOG([.A772])+[.$F$2]*[.A772]*LOG([.A772])+[.$G$2]*2*(RAND()-0.5)" office:value-type="float" office:value="147246977195759" calcext:value-type="float">
            <text:p>147246977195759</text:p>
          </table:table-cell>
          <table:table-cell table:number-columns-repeated="5"/>
        </table:table-row>
        <table:table-row table:style-name="ro1">
          <table:table-cell office:value-type="float" office:value="8579012259" calcext:value-type="float">
            <text:p>8579012259</text:p>
          </table:table-cell>
          <table:table-cell table:formula="of:=[.$C$2]+[.$D$2]*[.A773]+[.$E$2]*LOG([.A773])+[.$F$2]*[.A773]*LOG([.A773])+[.$G$2]*2*(RAND()-0.5)" office:value-type="float" office:value="147446140145966" calcext:value-type="float">
            <text:p>147446140145966</text:p>
          </table:table-cell>
          <table:table-cell table:number-columns-repeated="5"/>
        </table:table-row>
        <table:table-row table:style-name="ro1">
          <table:table-cell office:value-type="float" office:value="8590123370" calcext:value-type="float">
            <text:p>8590123370</text:p>
          </table:table-cell>
          <table:table-cell table:formula="of:=[.$C$2]+[.$D$2]*[.A774]+[.$E$2]*LOG([.A774])+[.$F$2]*[.A774]*LOG([.A774])+[.$G$2]*2*(RAND()-0.5)" office:value-type="float" office:value="147645313720735" calcext:value-type="float">
            <text:p>147645313720735</text:p>
          </table:table-cell>
          <table:table-cell table:number-columns-repeated="5"/>
        </table:table-row>
        <table:table-row table:style-name="ro1">
          <table:table-cell office:value-type="float" office:value="8601234481" calcext:value-type="float">
            <text:p>8601234481</text:p>
          </table:table-cell>
          <table:table-cell table:formula="of:=[.$C$2]+[.$D$2]*[.A775]+[.$E$2]*LOG([.A775])+[.$F$2]*[.A775]*LOG([.A775])+[.$G$2]*2*(RAND()-0.5)" office:value-type="float" office:value="147844497906324" calcext:value-type="float">
            <text:p>147844497906324</text:p>
          </table:table-cell>
          <table:table-cell table:number-columns-repeated="5"/>
        </table:table-row>
        <table:table-row table:style-name="ro1">
          <table:table-cell office:value-type="float" office:value="8612345592" calcext:value-type="float">
            <text:p>8612345592</text:p>
          </table:table-cell>
          <table:table-cell table:formula="of:=[.$C$2]+[.$D$2]*[.A776]+[.$E$2]*LOG([.A776])+[.$F$2]*[.A776]*LOG([.A776])+[.$G$2]*2*(RAND()-0.5)" office:value-type="float" office:value="148043692689024" calcext:value-type="float">
            <text:p>148043692689024</text:p>
          </table:table-cell>
          <table:table-cell table:number-columns-repeated="5"/>
        </table:table-row>
        <table:table-row table:style-name="ro1">
          <table:table-cell office:value-type="float" office:value="8623456703" calcext:value-type="float">
            <text:p>8623456703</text:p>
          </table:table-cell>
          <table:table-cell table:formula="of:=[.$C$2]+[.$D$2]*[.A777]+[.$E$2]*LOG([.A777])+[.$F$2]*[.A777]*LOG([.A777])+[.$G$2]*2*(RAND()-0.5)" office:value-type="float" office:value="148242898055166" calcext:value-type="float">
            <text:p>148242898055166</text:p>
          </table:table-cell>
          <table:table-cell table:number-columns-repeated="5"/>
        </table:table-row>
        <table:table-row table:style-name="ro1">
          <table:table-cell office:value-type="float" office:value="8634567814" calcext:value-type="float">
            <text:p>8634567814</text:p>
          </table:table-cell>
          <table:table-cell table:formula="of:=[.$C$2]+[.$D$2]*[.A778]+[.$E$2]*LOG([.A778])+[.$F$2]*[.A778]*LOG([.A778])+[.$G$2]*2*(RAND()-0.5)" office:value-type="float" office:value="148442113991111" calcext:value-type="float">
            <text:p>148442113991111</text:p>
          </table:table-cell>
          <table:table-cell table:number-columns-repeated="5"/>
        </table:table-row>
        <table:table-row table:style-name="ro1">
          <table:table-cell office:value-type="float" office:value="8645678925" calcext:value-type="float">
            <text:p>8645678925</text:p>
          </table:table-cell>
          <table:table-cell table:formula="of:=[.$C$2]+[.$D$2]*[.A779]+[.$E$2]*LOG([.A779])+[.$F$2]*[.A779]*LOG([.A779])+[.$G$2]*2*(RAND()-0.5)" office:value-type="float" office:value="148641340483259" calcext:value-type="float">
            <text:p>148641340483259</text:p>
          </table:table-cell>
          <table:table-cell table:number-columns-repeated="5"/>
        </table:table-row>
        <table:table-row table:style-name="ro1">
          <table:table-cell office:value-type="float" office:value="8656790036" calcext:value-type="float">
            <text:p>8656790036</text:p>
          </table:table-cell>
          <table:table-cell table:formula="of:=[.$C$2]+[.$D$2]*[.A780]+[.$E$2]*LOG([.A780])+[.$F$2]*[.A780]*LOG([.A780])+[.$G$2]*2*(RAND()-0.5)" office:value-type="float" office:value="148840577518044" calcext:value-type="float">
            <text:p>148840577518044</text:p>
          </table:table-cell>
          <table:table-cell table:number-columns-repeated="5"/>
        </table:table-row>
        <table:table-row table:style-name="ro1">
          <table:table-cell office:value-type="float" office:value="8667901147" calcext:value-type="float">
            <text:p>8667901147</text:p>
          </table:table-cell>
          <table:table-cell table:formula="of:=[.$C$2]+[.$D$2]*[.A781]+[.$E$2]*LOG([.A781])+[.$F$2]*[.A781]*LOG([.A781])+[.$G$2]*2*(RAND()-0.5)" office:value-type="float" office:value="149039825081933" calcext:value-type="float">
            <text:p>149039825081933</text:p>
          </table:table-cell>
          <table:table-cell table:number-columns-repeated="5"/>
        </table:table-row>
        <table:table-row table:style-name="ro1">
          <table:table-cell office:value-type="float" office:value="8679012258" calcext:value-type="float">
            <text:p>8679012258</text:p>
          </table:table-cell>
          <table:table-cell table:formula="of:=[.$C$2]+[.$D$2]*[.A782]+[.$E$2]*LOG([.A782])+[.$F$2]*[.A782]*LOG([.A782])+[.$G$2]*2*(RAND()-0.5)" office:value-type="float" office:value="149239083161430" calcext:value-type="float">
            <text:p>149239083161430</text:p>
          </table:table-cell>
          <table:table-cell table:number-columns-repeated="5"/>
        </table:table-row>
        <table:table-row table:style-name="ro1">
          <table:table-cell office:value-type="float" office:value="8690123369" calcext:value-type="float">
            <text:p>8690123369</text:p>
          </table:table-cell>
          <table:table-cell table:formula="of:=[.$C$2]+[.$D$2]*[.A783]+[.$E$2]*LOG([.A783])+[.$F$2]*[.A783]*LOG([.A783])+[.$G$2]*2*(RAND()-0.5)" office:value-type="float" office:value="149438351743071" calcext:value-type="float">
            <text:p>149438351743071</text:p>
          </table:table-cell>
          <table:table-cell table:number-columns-repeated="5"/>
        </table:table-row>
        <table:table-row table:style-name="ro1">
          <table:table-cell office:value-type="float" office:value="8701234480" calcext:value-type="float">
            <text:p>8701234480</text:p>
          </table:table-cell>
          <table:table-cell table:formula="of:=[.$C$2]+[.$D$2]*[.A784]+[.$E$2]*LOG([.A784])+[.$F$2]*[.A784]*LOG([.A784])+[.$G$2]*2*(RAND()-0.5)" office:value-type="float" office:value="149637630813431" calcext:value-type="float">
            <text:p>149637630813431</text:p>
          </table:table-cell>
          <table:table-cell table:number-columns-repeated="5"/>
        </table:table-row>
        <table:table-row table:style-name="ro1">
          <table:table-cell office:value-type="float" office:value="8712345591" calcext:value-type="float">
            <text:p>8712345591</text:p>
          </table:table-cell>
          <table:table-cell table:formula="of:=[.$C$2]+[.$D$2]*[.A785]+[.$E$2]*LOG([.A785])+[.$F$2]*[.A785]*LOG([.A785])+[.$G$2]*2*(RAND()-0.5)" office:value-type="float" office:value="149836920359114" calcext:value-type="float">
            <text:p>149836920359114</text:p>
          </table:table-cell>
          <table:table-cell table:number-columns-repeated="5"/>
        </table:table-row>
        <table:table-row table:style-name="ro1">
          <table:table-cell office:value-type="float" office:value="8723456702" calcext:value-type="float">
            <text:p>8723456702</text:p>
          </table:table-cell>
          <table:table-cell table:formula="of:=[.$C$2]+[.$D$2]*[.A786]+[.$E$2]*LOG([.A786])+[.$F$2]*[.A786]*LOG([.A786])+[.$G$2]*2*(RAND()-0.5)" office:value-type="float" office:value="150036220366761" calcext:value-type="float">
            <text:p>150036220366761</text:p>
          </table:table-cell>
          <table:table-cell table:number-columns-repeated="5"/>
        </table:table-row>
        <table:table-row table:style-name="ro1">
          <table:table-cell office:value-type="float" office:value="8734567813" calcext:value-type="float">
            <text:p>8734567813</text:p>
          </table:table-cell>
          <table:table-cell table:formula="of:=[.$C$2]+[.$D$2]*[.A787]+[.$E$2]*LOG([.A787])+[.$F$2]*[.A787]*LOG([.A787])+[.$G$2]*2*(RAND()-0.5)" office:value-type="float" office:value="150235530823047" calcext:value-type="float">
            <text:p>150235530823047</text:p>
          </table:table-cell>
          <table:table-cell table:number-columns-repeated="5"/>
        </table:table-row>
        <table:table-row table:style-name="ro1">
          <table:table-cell office:value-type="float" office:value="8745678924" calcext:value-type="float">
            <text:p>8745678924</text:p>
          </table:table-cell>
          <table:table-cell table:formula="of:=[.$C$2]+[.$D$2]*[.A788]+[.$E$2]*LOG([.A788])+[.$F$2]*[.A788]*LOG([.A788])+[.$G$2]*2*(RAND()-0.5)" office:value-type="float" office:value="150434851714680" calcext:value-type="float">
            <text:p>150434851714680</text:p>
          </table:table-cell>
          <table:table-cell table:number-columns-repeated="5"/>
        </table:table-row>
        <table:table-row table:style-name="ro1">
          <table:table-cell office:value-type="float" office:value="8756790035" calcext:value-type="float">
            <text:p>8756790035</text:p>
          </table:table-cell>
          <table:table-cell table:formula="of:=[.$C$2]+[.$D$2]*[.A789]+[.$E$2]*LOG([.A789])+[.$F$2]*[.A789]*LOG([.A789])+[.$G$2]*2*(RAND()-0.5)" office:value-type="float" office:value="150634183028402" calcext:value-type="float">
            <text:p>150634183028402</text:p>
          </table:table-cell>
          <table:table-cell table:number-columns-repeated="5"/>
        </table:table-row>
        <table:table-row table:style-name="ro1">
          <table:table-cell office:value-type="float" office:value="8767901146" calcext:value-type="float">
            <text:p>8767901146</text:p>
          </table:table-cell>
          <table:table-cell table:formula="of:=[.$C$2]+[.$D$2]*[.A790]+[.$E$2]*LOG([.A790])+[.$F$2]*[.A790]*LOG([.A790])+[.$G$2]*2*(RAND()-0.5)" office:value-type="float" office:value="150833524750990" calcext:value-type="float">
            <text:p>150833524750990</text:p>
          </table:table-cell>
          <table:table-cell table:number-columns-repeated="5"/>
        </table:table-row>
        <table:table-row table:style-name="ro1">
          <table:table-cell office:value-type="float" office:value="8779012257" calcext:value-type="float">
            <text:p>8779012257</text:p>
          </table:table-cell>
          <table:table-cell table:formula="of:=[.$C$2]+[.$D$2]*[.A791]+[.$E$2]*LOG([.A791])+[.$F$2]*[.A791]*LOG([.A791])+[.$G$2]*2*(RAND()-0.5)" office:value-type="float" office:value="151032876869252" calcext:value-type="float">
            <text:p>151032876869252</text:p>
          </table:table-cell>
          <table:table-cell table:number-columns-repeated="5"/>
        </table:table-row>
        <table:table-row table:style-name="ro1">
          <table:table-cell office:value-type="float" office:value="8790123368" calcext:value-type="float">
            <text:p>8790123368</text:p>
          </table:table-cell>
          <table:table-cell table:formula="of:=[.$C$2]+[.$D$2]*[.A792]+[.$E$2]*LOG([.A792])+[.$F$2]*[.A792]*LOG([.A792])+[.$G$2]*2*(RAND()-0.5)" office:value-type="float" office:value="151232239370031" calcext:value-type="float">
            <text:p>151232239370031</text:p>
          </table:table-cell>
          <table:table-cell table:number-columns-repeated="5"/>
        </table:table-row>
        <table:table-row table:style-name="ro1">
          <table:table-cell office:value-type="float" office:value="8801234479" calcext:value-type="float">
            <text:p>8801234479</text:p>
          </table:table-cell>
          <table:table-cell table:formula="of:=[.$C$2]+[.$D$2]*[.A793]+[.$E$2]*LOG([.A793])+[.$F$2]*[.A793]*LOG([.A793])+[.$G$2]*2*(RAND()-0.5)" office:value-type="float" office:value="151431612240204" calcext:value-type="float">
            <text:p>151431612240204</text:p>
          </table:table-cell>
          <table:table-cell table:number-columns-repeated="5"/>
        </table:table-row>
        <table:table-row table:style-name="ro1">
          <table:table-cell office:value-type="float" office:value="8812345590" calcext:value-type="float">
            <text:p>8812345590</text:p>
          </table:table-cell>
          <table:table-cell table:formula="of:=[.$C$2]+[.$D$2]*[.A794]+[.$E$2]*LOG([.A794])+[.$F$2]*[.A794]*LOG([.A794])+[.$G$2]*2*(RAND()-0.5)" office:value-type="float" office:value="151630995466680" calcext:value-type="float">
            <text:p>151630995466680</text:p>
          </table:table-cell>
          <table:table-cell table:number-columns-repeated="5"/>
        </table:table-row>
        <table:table-row table:style-name="ro1">
          <table:table-cell office:value-type="float" office:value="8823456701" calcext:value-type="float">
            <text:p>8823456701</text:p>
          </table:table-cell>
          <table:table-cell table:formula="of:=[.$C$2]+[.$D$2]*[.A795]+[.$E$2]*LOG([.A795])+[.$F$2]*[.A795]*LOG([.A795])+[.$G$2]*2*(RAND()-0.5)" office:value-type="float" office:value="151830389036400" calcext:value-type="float">
            <text:p>151830389036400</text:p>
          </table:table-cell>
          <table:table-cell table:number-columns-repeated="5"/>
        </table:table-row>
        <table:table-row table:style-name="ro1">
          <table:table-cell office:value-type="float" office:value="8834567812" calcext:value-type="float">
            <text:p>8834567812</text:p>
          </table:table-cell>
          <table:table-cell table:formula="of:=[.$C$2]+[.$D$2]*[.A796]+[.$E$2]*LOG([.A796])+[.$F$2]*[.A796]*LOG([.A796])+[.$G$2]*2*(RAND()-0.5)" office:value-type="float" office:value="152029792936340" calcext:value-type="float">
            <text:p>152029792936340</text:p>
          </table:table-cell>
          <table:table-cell table:number-columns-repeated="5"/>
        </table:table-row>
        <table:table-row table:style-name="ro1">
          <table:table-cell office:value-type="float" office:value="8845678923" calcext:value-type="float">
            <text:p>8845678923</text:p>
          </table:table-cell>
          <table:table-cell table:formula="of:=[.$C$2]+[.$D$2]*[.A797]+[.$E$2]*LOG([.A797])+[.$F$2]*[.A797]*LOG([.A797])+[.$G$2]*2*(RAND()-0.5)" office:value-type="float" office:value="152229207153507" calcext:value-type="float">
            <text:p>152229207153507</text:p>
          </table:table-cell>
          <table:table-cell table:number-columns-repeated="5"/>
        </table:table-row>
        <table:table-row table:style-name="ro1">
          <table:table-cell office:value-type="float" office:value="8856790034" calcext:value-type="float">
            <text:p>8856790034</text:p>
          </table:table-cell>
          <table:table-cell table:formula="of:=[.$C$2]+[.$D$2]*[.A798]+[.$E$2]*LOG([.A798])+[.$F$2]*[.A798]*LOG([.A798])+[.$G$2]*2*(RAND()-0.5)" office:value-type="float" office:value="152428631674943" calcext:value-type="float">
            <text:p>152428631674943</text:p>
          </table:table-cell>
          <table:table-cell table:number-columns-repeated="5"/>
        </table:table-row>
        <table:table-row table:style-name="ro1">
          <table:table-cell office:value-type="float" office:value="8867901145" calcext:value-type="float">
            <text:p>8867901145</text:p>
          </table:table-cell>
          <table:table-cell table:formula="of:=[.$C$2]+[.$D$2]*[.A799]+[.$E$2]*LOG([.A799])+[.$F$2]*[.A799]*LOG([.A799])+[.$G$2]*2*(RAND()-0.5)" office:value-type="float" office:value="152628066487719" calcext:value-type="float">
            <text:p>152628066487719</text:p>
          </table:table-cell>
          <table:table-cell table:number-columns-repeated="5"/>
        </table:table-row>
        <table:table-row table:style-name="ro1">
          <table:table-cell office:value-type="float" office:value="8879012256" calcext:value-type="float">
            <text:p>8879012256</text:p>
          </table:table-cell>
          <table:table-cell table:formula="of:=[.$C$2]+[.$D$2]*[.A800]+[.$E$2]*LOG([.A800])+[.$F$2]*[.A800]*LOG([.A800])+[.$G$2]*2*(RAND()-0.5)" office:value-type="float" office:value="152827511578943" calcext:value-type="float">
            <text:p>152827511578943</text:p>
          </table:table-cell>
          <table:table-cell table:number-columns-repeated="5"/>
        </table:table-row>
        <table:table-row table:style-name="ro1">
          <table:table-cell office:value-type="float" office:value="8890123367" calcext:value-type="float">
            <text:p>8890123367</text:p>
          </table:table-cell>
          <table:table-cell table:formula="of:=[.$C$2]+[.$D$2]*[.A801]+[.$E$2]*LOG([.A801])+[.$F$2]*[.A801]*LOG([.A801])+[.$G$2]*2*(RAND()-0.5)" office:value-type="float" office:value="153026966935750" calcext:value-type="float">
            <text:p>153026966935750</text:p>
          </table:table-cell>
          <table:table-cell table:number-columns-repeated="5"/>
        </table:table-row>
        <table:table-row table:style-name="ro1">
          <table:table-cell office:value-type="float" office:value="8901234478" calcext:value-type="float">
            <text:p>8901234478</text:p>
          </table:table-cell>
          <table:table-cell table:formula="of:=[.$C$2]+[.$D$2]*[.A802]+[.$E$2]*LOG([.A802])+[.$F$2]*[.A802]*LOG([.A802])+[.$G$2]*2*(RAND()-0.5)" office:value-type="float" office:value="153226432545310" calcext:value-type="float">
            <text:p>153226432545310</text:p>
          </table:table-cell>
          <table:table-cell table:number-columns-repeated="5"/>
        </table:table-row>
        <table:table-row table:style-name="ro1">
          <table:table-cell office:value-type="float" office:value="8912345589" calcext:value-type="float">
            <text:p>8912345589</text:p>
          </table:table-cell>
          <table:table-cell table:formula="of:=[.$C$2]+[.$D$2]*[.A803]+[.$E$2]*LOG([.A803])+[.$F$2]*[.A803]*LOG([.A803])+[.$G$2]*2*(RAND()-0.5)" office:value-type="float" office:value="153425908394827" calcext:value-type="float">
            <text:p>153425908394827</text:p>
          </table:table-cell>
          <table:table-cell table:number-columns-repeated="5"/>
        </table:table-row>
        <table:table-row table:style-name="ro1">
          <table:table-cell office:value-type="float" office:value="8923456700" calcext:value-type="float">
            <text:p>8923456700</text:p>
          </table:table-cell>
          <table:table-cell table:formula="of:=[.$C$2]+[.$D$2]*[.A804]+[.$E$2]*LOG([.A804])+[.$F$2]*[.A804]*LOG([.A804])+[.$G$2]*2*(RAND()-0.5)" office:value-type="float" office:value="153625394471533" calcext:value-type="float">
            <text:p>153625394471533</text:p>
          </table:table-cell>
          <table:table-cell table:number-columns-repeated="5"/>
        </table:table-row>
        <table:table-row table:style-name="ro1">
          <table:table-cell office:value-type="float" office:value="8934567811" calcext:value-type="float">
            <text:p>8934567811</text:p>
          </table:table-cell>
          <table:table-cell table:formula="of:=[.$C$2]+[.$D$2]*[.A805]+[.$E$2]*LOG([.A805])+[.$F$2]*[.A805]*LOG([.A805])+[.$G$2]*2*(RAND()-0.5)" office:value-type="float" office:value="153824890762694" calcext:value-type="float">
            <text:p>153824890762694</text:p>
          </table:table-cell>
          <table:table-cell table:number-columns-repeated="5"/>
        </table:table-row>
        <table:table-row table:style-name="ro1">
          <table:table-cell office:value-type="float" office:value="8945678922" calcext:value-type="float">
            <text:p>8945678922</text:p>
          </table:table-cell>
          <table:table-cell table:formula="of:=[.$C$2]+[.$D$2]*[.A806]+[.$E$2]*LOG([.A806])+[.$F$2]*[.A806]*LOG([.A806])+[.$G$2]*2*(RAND()-0.5)" office:value-type="float" office:value="154024397255607" calcext:value-type="float">
            <text:p>154024397255607</text:p>
          </table:table-cell>
          <table:table-cell table:number-columns-repeated="5"/>
        </table:table-row>
        <table:table-row table:style-name="ro1">
          <table:table-cell office:value-type="float" office:value="8956790033" calcext:value-type="float">
            <text:p>8956790033</text:p>
          </table:table-cell>
          <table:table-cell table:formula="of:=[.$C$2]+[.$D$2]*[.A807]+[.$E$2]*LOG([.A807])+[.$F$2]*[.A807]*LOG([.A807])+[.$G$2]*2*(RAND()-0.5)" office:value-type="float" office:value="154223913937601" calcext:value-type="float">
            <text:p>154223913937601</text:p>
          </table:table-cell>
          <table:table-cell table:number-columns-repeated="5"/>
        </table:table-row>
        <table:table-row table:style-name="ro1">
          <table:table-cell office:value-type="float" office:value="8967901144" calcext:value-type="float">
            <text:p>8967901144</text:p>
          </table:table-cell>
          <table:table-cell table:formula="of:=[.$C$2]+[.$D$2]*[.A808]+[.$E$2]*LOG([.A808])+[.$F$2]*[.A808]*LOG([.A808])+[.$G$2]*2*(RAND()-0.5)" office:value-type="float" office:value="154423440796036" calcext:value-type="float">
            <text:p>154423440796036</text:p>
          </table:table-cell>
          <table:table-cell table:number-columns-repeated="5"/>
        </table:table-row>
        <table:table-row table:style-name="ro1">
          <table:table-cell office:value-type="float" office:value="8979012255" calcext:value-type="float">
            <text:p>8979012255</text:p>
          </table:table-cell>
          <table:table-cell table:formula="of:=[.$C$2]+[.$D$2]*[.A809]+[.$E$2]*LOG([.A809])+[.$F$2]*[.A809]*LOG([.A809])+[.$G$2]*2*(RAND()-0.5)" office:value-type="float" office:value="154622977818304" calcext:value-type="float">
            <text:p>154622977818304</text:p>
          </table:table-cell>
          <table:table-cell table:number-columns-repeated="5"/>
        </table:table-row>
        <table:table-row table:style-name="ro1">
          <table:table-cell office:value-type="float" office:value="8990123366" calcext:value-type="float">
            <text:p>8990123366</text:p>
          </table:table-cell>
          <table:table-cell table:formula="of:=[.$C$2]+[.$D$2]*[.A810]+[.$E$2]*LOG([.A810])+[.$F$2]*[.A810]*LOG([.A810])+[.$G$2]*2*(RAND()-0.5)" office:value-type="float" office:value="154822524991826" calcext:value-type="float">
            <text:p>154822524991826</text:p>
          </table:table-cell>
          <table:table-cell table:number-columns-repeated="5"/>
        </table:table-row>
        <table:table-row table:style-name="ro1">
          <table:table-cell office:value-type="float" office:value="9001234477" calcext:value-type="float">
            <text:p>9001234477</text:p>
          </table:table-cell>
          <table:table-cell table:formula="of:=[.$C$2]+[.$D$2]*[.A811]+[.$E$2]*LOG([.A811])+[.$F$2]*[.A811]*LOG([.A811])+[.$G$2]*2*(RAND()-0.5)" office:value-type="float" office:value="155022082304059" calcext:value-type="float">
            <text:p>155022082304059</text:p>
          </table:table-cell>
          <table:table-cell table:number-columns-repeated="5"/>
        </table:table-row>
        <table:table-row table:style-name="ro1">
          <table:table-cell office:value-type="float" office:value="9012345588" calcext:value-type="float">
            <text:p>9012345588</text:p>
          </table:table-cell>
          <table:table-cell table:formula="of:=[.$C$2]+[.$D$2]*[.A812]+[.$E$2]*LOG([.A812])+[.$F$2]*[.A812]*LOG([.A812])+[.$G$2]*2*(RAND()-0.5)" office:value-type="float" office:value="155221649742485" calcext:value-type="float">
            <text:p>155221649742485</text:p>
          </table:table-cell>
          <table:table-cell table:number-columns-repeated="5"/>
        </table:table-row>
        <table:table-row table:style-name="ro1">
          <table:table-cell office:value-type="float" office:value="9023456699" calcext:value-type="float">
            <text:p>9023456699</text:p>
          </table:table-cell>
          <table:table-cell table:formula="of:=[.$C$2]+[.$D$2]*[.A813]+[.$E$2]*LOG([.A813])+[.$F$2]*[.A813]*LOG([.A813])+[.$G$2]*2*(RAND()-0.5)" office:value-type="float" office:value="155421227294620" calcext:value-type="float">
            <text:p>155421227294620</text:p>
          </table:table-cell>
          <table:table-cell table:number-columns-repeated="5"/>
        </table:table-row>
        <table:table-row table:style-name="ro1">
          <table:table-cell office:value-type="float" office:value="9034567810" calcext:value-type="float">
            <text:p>9034567810</text:p>
          </table:table-cell>
          <table:table-cell table:formula="of:=[.$C$2]+[.$D$2]*[.A814]+[.$E$2]*LOG([.A814])+[.$F$2]*[.A814]*LOG([.A814])+[.$G$2]*2*(RAND()-0.5)" office:value-type="float" office:value="155620814948012" calcext:value-type="float">
            <text:p>155620814948012</text:p>
          </table:table-cell>
          <table:table-cell table:number-columns-repeated="5"/>
        </table:table-row>
        <table:table-row table:style-name="ro1">
          <table:table-cell office:value-type="float" office:value="9045678921" calcext:value-type="float">
            <text:p>9045678921</text:p>
          </table:table-cell>
          <table:table-cell table:formula="of:=[.$C$2]+[.$D$2]*[.A815]+[.$E$2]*LOG([.A815])+[.$F$2]*[.A815]*LOG([.A815])+[.$G$2]*2*(RAND()-0.5)" office:value-type="float" office:value="155820412690236" calcext:value-type="float">
            <text:p>155820412690236</text:p>
          </table:table-cell>
          <table:table-cell table:number-columns-repeated="5"/>
        </table:table-row>
        <table:table-row table:style-name="ro1">
          <table:table-cell office:value-type="float" office:value="9056790032" calcext:value-type="float">
            <text:p>9056790032</text:p>
          </table:table-cell>
          <table:table-cell table:formula="of:=[.$C$2]+[.$D$2]*[.A816]+[.$E$2]*LOG([.A816])+[.$F$2]*[.A816]*LOG([.A816])+[.$G$2]*2*(RAND()-0.5)" office:value-type="float" office:value="156020020508902" calcext:value-type="float">
            <text:p>156020020508902</text:p>
          </table:table-cell>
          <table:table-cell table:number-columns-repeated="5"/>
        </table:table-row>
        <table:table-row table:style-name="ro1">
          <table:table-cell office:value-type="float" office:value="9067901143" calcext:value-type="float">
            <text:p>9067901143</text:p>
          </table:table-cell>
          <table:table-cell table:formula="of:=[.$C$2]+[.$D$2]*[.A817]+[.$E$2]*LOG([.A817])+[.$F$2]*[.A817]*LOG([.A817])+[.$G$2]*2*(RAND()-0.5)" office:value-type="float" office:value="156219638391645" calcext:value-type="float">
            <text:p>156219638391645</text:p>
          </table:table-cell>
          <table:table-cell table:number-columns-repeated="5"/>
        </table:table-row>
        <table:table-row table:style-name="ro1">
          <table:table-cell office:value-type="float" office:value="9079012254" calcext:value-type="float">
            <text:p>9079012254</text:p>
          </table:table-cell>
          <table:table-cell table:formula="of:=[.$C$2]+[.$D$2]*[.A818]+[.$E$2]*LOG([.A818])+[.$F$2]*[.A818]*LOG([.A818])+[.$G$2]*2*(RAND()-0.5)" office:value-type="float" office:value="156419266326135" calcext:value-type="float">
            <text:p>156419266326135</text:p>
          </table:table-cell>
          <table:table-cell table:number-columns-repeated="5"/>
        </table:table-row>
        <table:table-row table:style-name="ro1">
          <table:table-cell office:value-type="float" office:value="9090123365" calcext:value-type="float">
            <text:p>9090123365</text:p>
          </table:table-cell>
          <table:table-cell table:formula="of:=[.$C$2]+[.$D$2]*[.A819]+[.$E$2]*LOG([.A819])+[.$F$2]*[.A819]*LOG([.A819])+[.$G$2]*2*(RAND()-0.5)" office:value-type="float" office:value="156618904300071" calcext:value-type="float">
            <text:p>156618904300071</text:p>
          </table:table-cell>
          <table:table-cell table:number-columns-repeated="5"/>
        </table:table-row>
        <table:table-row table:style-name="ro1">
          <table:table-cell office:value-type="float" office:value="9101234476" calcext:value-type="float">
            <text:p>9101234476</text:p>
          </table:table-cell>
          <table:table-cell table:formula="of:=[.$C$2]+[.$D$2]*[.A820]+[.$E$2]*LOG([.A820])+[.$F$2]*[.A820]*LOG([.A820])+[.$G$2]*2*(RAND()-0.5)" office:value-type="float" office:value="156818552301180" calcext:value-type="float">
            <text:p>156818552301180</text:p>
          </table:table-cell>
          <table:table-cell table:number-columns-repeated="5"/>
        </table:table-row>
        <table:table-row table:style-name="ro1">
          <table:table-cell office:value-type="float" office:value="9112345587" calcext:value-type="float">
            <text:p>9112345587</text:p>
          </table:table-cell>
          <table:table-cell table:formula="of:=[.$C$2]+[.$D$2]*[.A821]+[.$E$2]*LOG([.A821])+[.$F$2]*[.A821]*LOG([.A821])+[.$G$2]*2*(RAND()-0.5)" office:value-type="float" office:value="157018210317221" calcext:value-type="float">
            <text:p>157018210317221</text:p>
          </table:table-cell>
          <table:table-cell table:number-columns-repeated="5"/>
        </table:table-row>
        <table:table-row table:style-name="ro1">
          <table:table-cell office:value-type="float" office:value="9123456698" calcext:value-type="float">
            <text:p>9123456698</text:p>
          </table:table-cell>
          <table:table-cell table:formula="of:=[.$C$2]+[.$D$2]*[.A822]+[.$E$2]*LOG([.A822])+[.$F$2]*[.A822]*LOG([.A822])+[.$G$2]*2*(RAND()-0.5)" office:value-type="float" office:value="157217878335983" calcext:value-type="float">
            <text:p>157217878335983</text:p>
          </table:table-cell>
          <table:table-cell table:number-columns-repeated="5"/>
        </table:table-row>
        <table:table-row table:style-name="ro1">
          <table:table-cell office:value-type="float" office:value="9134567809" calcext:value-type="float">
            <text:p>9134567809</text:p>
          </table:table-cell>
          <table:table-cell table:formula="of:=[.$C$2]+[.$D$2]*[.A823]+[.$E$2]*LOG([.A823])+[.$F$2]*[.A823]*LOG([.A823])+[.$G$2]*2*(RAND()-0.5)" office:value-type="float" office:value="157417556345283" calcext:value-type="float">
            <text:p>157417556345283</text:p>
          </table:table-cell>
          <table:table-cell table:number-columns-repeated="5"/>
        </table:table-row>
        <table:table-row table:style-name="ro1">
          <table:table-cell office:value-type="float" office:value="9145678920" calcext:value-type="float">
            <text:p>9145678920</text:p>
          </table:table-cell>
          <table:table-cell table:formula="of:=[.$C$2]+[.$D$2]*[.A824]+[.$E$2]*LOG([.A824])+[.$F$2]*[.A824]*LOG([.A824])+[.$G$2]*2*(RAND()-0.5)" office:value-type="float" office:value="157617244332969" calcext:value-type="float">
            <text:p>157617244332969</text:p>
          </table:table-cell>
          <table:table-cell table:number-columns-repeated="5"/>
        </table:table-row>
        <table:table-row table:style-name="ro1">
          <table:table-cell office:value-type="float" office:value="9156790031" calcext:value-type="float">
            <text:p>9156790031</text:p>
          </table:table-cell>
          <table:table-cell table:formula="of:=[.$C$2]+[.$D$2]*[.A825]+[.$E$2]*LOG([.A825])+[.$F$2]*[.A825]*LOG([.A825])+[.$G$2]*2*(RAND()-0.5)" office:value-type="float" office:value="157816942286919" calcext:value-type="float">
            <text:p>157816942286919</text:p>
          </table:table-cell>
          <table:table-cell table:number-columns-repeated="5"/>
        </table:table-row>
        <table:table-row table:style-name="ro1">
          <table:table-cell office:value-type="float" office:value="9167901142" calcext:value-type="float">
            <text:p>9167901142</text:p>
          </table:table-cell>
          <table:table-cell table:formula="of:=[.$C$2]+[.$D$2]*[.A826]+[.$E$2]*LOG([.A826])+[.$F$2]*[.A826]*LOG([.A826])+[.$G$2]*2*(RAND()-0.5)" office:value-type="float" office:value="158016650195039" calcext:value-type="float">
            <text:p>158016650195039</text:p>
          </table:table-cell>
          <table:table-cell table:number-columns-repeated="5"/>
        </table:table-row>
        <table:table-row table:style-name="ro1">
          <table:table-cell office:value-type="float" office:value="9179012253" calcext:value-type="float">
            <text:p>9179012253</text:p>
          </table:table-cell>
          <table:table-cell table:formula="of:=[.$C$2]+[.$D$2]*[.A827]+[.$E$2]*LOG([.A827])+[.$F$2]*[.A827]*LOG([.A827])+[.$G$2]*2*(RAND()-0.5)" office:value-type="float" office:value="158216368045265" calcext:value-type="float">
            <text:p>158216368045265</text:p>
          </table:table-cell>
          <table:table-cell table:number-columns-repeated="5"/>
        </table:table-row>
        <table:table-row table:style-name="ro1">
          <table:table-cell office:value-type="float" office:value="9190123364" calcext:value-type="float">
            <text:p>9190123364</text:p>
          </table:table-cell>
          <table:table-cell table:formula="of:=[.$C$2]+[.$D$2]*[.A828]+[.$E$2]*LOG([.A828])+[.$F$2]*[.A828]*LOG([.A828])+[.$G$2]*2*(RAND()-0.5)" office:value-type="float" office:value="158416095825561" calcext:value-type="float">
            <text:p>158416095825561</text:p>
          </table:table-cell>
          <table:table-cell table:number-columns-repeated="5"/>
        </table:table-row>
        <table:table-row table:style-name="ro1">
          <table:table-cell office:value-type="float" office:value="9201234475" calcext:value-type="float">
            <text:p>9201234475</text:p>
          </table:table-cell>
          <table:table-cell table:formula="of:=[.$C$2]+[.$D$2]*[.A829]+[.$E$2]*LOG([.A829])+[.$F$2]*[.A829]*LOG([.A829])+[.$G$2]*2*(RAND()-0.5)" office:value-type="float" office:value="158615833523924" calcext:value-type="float">
            <text:p>158615833523924</text:p>
          </table:table-cell>
          <table:table-cell table:number-columns-repeated="5"/>
        </table:table-row>
        <table:table-row table:style-name="ro1">
          <table:table-cell office:value-type="float" office:value="9212345586" calcext:value-type="float">
            <text:p>9212345586</text:p>
          </table:table-cell>
          <table:table-cell table:formula="of:=[.$C$2]+[.$D$2]*[.A830]+[.$E$2]*LOG([.A830])+[.$F$2]*[.A830]*LOG([.A830])+[.$G$2]*2*(RAND()-0.5)" office:value-type="float" office:value="158815581128375" calcext:value-type="float">
            <text:p>158815581128375</text:p>
          </table:table-cell>
          <table:table-cell table:number-columns-repeated="5"/>
        </table:table-row>
        <table:table-row table:style-name="ro1">
          <table:table-cell office:value-type="float" office:value="9223456697" calcext:value-type="float">
            <text:p>9223456697</text:p>
          </table:table-cell>
          <table:table-cell table:formula="of:=[.$C$2]+[.$D$2]*[.A831]+[.$E$2]*LOG([.A831])+[.$F$2]*[.A831]*LOG([.A831])+[.$G$2]*2*(RAND()-0.5)" office:value-type="float" office:value="159015338626967" calcext:value-type="float">
            <text:p>159015338626967</text:p>
          </table:table-cell>
          <table:table-cell table:number-columns-repeated="5"/>
        </table:table-row>
        <table:table-row table:style-name="ro1">
          <table:table-cell office:value-type="float" office:value="9234567808" calcext:value-type="float">
            <text:p>9234567808</text:p>
          </table:table-cell>
          <table:table-cell table:formula="of:=[.$C$2]+[.$D$2]*[.A832]+[.$E$2]*LOG([.A832])+[.$F$2]*[.A832]*LOG([.A832])+[.$G$2]*2*(RAND()-0.5)" office:value-type="float" office:value="159215106007781" calcext:value-type="float">
            <text:p>159215106007781</text:p>
          </table:table-cell>
          <table:table-cell table:number-columns-repeated="5"/>
        </table:table-row>
        <table:table-row table:style-name="ro1">
          <table:table-cell office:value-type="float" office:value="9245678919" calcext:value-type="float">
            <text:p>9245678919</text:p>
          </table:table-cell>
          <table:table-cell table:formula="of:=[.$C$2]+[.$D$2]*[.A833]+[.$E$2]*LOG([.A833])+[.$F$2]*[.A833]*LOG([.A833])+[.$G$2]*2*(RAND()-0.5)" office:value-type="float" office:value="159414883258926" calcext:value-type="float">
            <text:p>159414883258926</text:p>
          </table:table-cell>
          <table:table-cell table:number-columns-repeated="5"/>
        </table:table-row>
        <table:table-row table:style-name="ro1">
          <table:table-cell office:value-type="float" office:value="9256790030" calcext:value-type="float">
            <text:p>9256790030</text:p>
          </table:table-cell>
          <table:table-cell table:formula="of:=[.$C$2]+[.$D$2]*[.A834]+[.$E$2]*LOG([.A834])+[.$F$2]*[.A834]*LOG([.A834])+[.$G$2]*2*(RAND()-0.5)" office:value-type="float" office:value="159614670368541" calcext:value-type="float">
            <text:p>159614670368541</text:p>
          </table:table-cell>
          <table:table-cell table:number-columns-repeated="5"/>
        </table:table-row>
        <table:table-row table:style-name="ro1">
          <table:table-cell office:value-type="float" office:value="9267901141" calcext:value-type="float">
            <text:p>9267901141</text:p>
          </table:table-cell>
          <table:table-cell table:formula="of:=[.$C$2]+[.$D$2]*[.A835]+[.$E$2]*LOG([.A835])+[.$F$2]*[.A835]*LOG([.A835])+[.$G$2]*2*(RAND()-0.5)" office:value-type="float" office:value="159814467324792" calcext:value-type="float">
            <text:p>159814467324792</text:p>
          </table:table-cell>
          <table:table-cell table:number-columns-repeated="5"/>
        </table:table-row>
        <table:table-row table:style-name="ro1">
          <table:table-cell office:value-type="float" office:value="9279012252" calcext:value-type="float">
            <text:p>9279012252</text:p>
          </table:table-cell>
          <table:table-cell table:formula="of:=[.$C$2]+[.$D$2]*[.A836]+[.$E$2]*LOG([.A836])+[.$F$2]*[.A836]*LOG([.A836])+[.$G$2]*2*(RAND()-0.5)" office:value-type="float" office:value="160014274115874" calcext:value-type="float">
            <text:p>160014274115874</text:p>
          </table:table-cell>
          <table:table-cell table:number-columns-repeated="5"/>
        </table:table-row>
        <table:table-row table:style-name="ro1">
          <table:table-cell office:value-type="float" office:value="9290123363" calcext:value-type="float">
            <text:p>9290123363</text:p>
          </table:table-cell>
          <table:table-cell table:formula="of:=[.$C$2]+[.$D$2]*[.A837]+[.$E$2]*LOG([.A837])+[.$F$2]*[.A837]*LOG([.A837])+[.$G$2]*2*(RAND()-0.5)" office:value-type="float" office:value="160214090730011" calcext:value-type="float">
            <text:p>160214090730011</text:p>
          </table:table-cell>
          <table:table-cell table:number-columns-repeated="5"/>
        </table:table-row>
        <table:table-row table:style-name="ro1">
          <table:table-cell office:value-type="float" office:value="9301234474" calcext:value-type="float">
            <text:p>9301234474</text:p>
          </table:table-cell>
          <table:table-cell table:formula="of:=[.$C$2]+[.$D$2]*[.A838]+[.$E$2]*LOG([.A838])+[.$F$2]*[.A838]*LOG([.A838])+[.$G$2]*2*(RAND()-0.5)" office:value-type="float" office:value="160413917155455" calcext:value-type="float">
            <text:p>160413917155455</text:p>
          </table:table-cell>
          <table:table-cell table:number-columns-repeated="5"/>
        </table:table-row>
        <table:table-row table:style-name="ro1">
          <table:table-cell office:value-type="float" office:value="9312345585" calcext:value-type="float">
            <text:p>9312345585</text:p>
          </table:table-cell>
          <table:table-cell table:formula="of:=[.$C$2]+[.$D$2]*[.A839]+[.$E$2]*LOG([.A839])+[.$F$2]*[.A839]*LOG([.A839])+[.$G$2]*2*(RAND()-0.5)" office:value-type="float" office:value="160613753380484" calcext:value-type="float">
            <text:p>160613753380484</text:p>
          </table:table-cell>
          <table:table-cell table:number-columns-repeated="5"/>
        </table:table-row>
        <table:table-row table:style-name="ro1">
          <table:table-cell office:value-type="float" office:value="9323456696" calcext:value-type="float">
            <text:p>9323456696</text:p>
          </table:table-cell>
          <table:table-cell table:formula="of:=[.$C$2]+[.$D$2]*[.A840]+[.$E$2]*LOG([.A840])+[.$F$2]*[.A840]*LOG([.A840])+[.$G$2]*2*(RAND()-0.5)" office:value-type="float" office:value="160813599393406" calcext:value-type="float">
            <text:p>160813599393406</text:p>
          </table:table-cell>
          <table:table-cell table:number-columns-repeated="5"/>
        </table:table-row>
        <table:table-row table:style-name="ro1">
          <table:table-cell office:value-type="float" office:value="9334567807" calcext:value-type="float">
            <text:p>9334567807</text:p>
          </table:table-cell>
          <table:table-cell table:formula="of:=[.$C$2]+[.$D$2]*[.A841]+[.$E$2]*LOG([.A841])+[.$F$2]*[.A841]*LOG([.A841])+[.$G$2]*2*(RAND()-0.5)" office:value-type="float" office:value="161013455182557" calcext:value-type="float">
            <text:p>161013455182557</text:p>
          </table:table-cell>
          <table:table-cell table:number-columns-repeated="5"/>
        </table:table-row>
        <table:table-row table:style-name="ro1">
          <table:table-cell office:value-type="float" office:value="9345678918" calcext:value-type="float">
            <text:p>9345678918</text:p>
          </table:table-cell>
          <table:table-cell table:formula="of:=[.$C$2]+[.$D$2]*[.A842]+[.$E$2]*LOG([.A842])+[.$F$2]*[.A842]*LOG([.A842])+[.$G$2]*2*(RAND()-0.5)" office:value-type="float" office:value="161213320736299" calcext:value-type="float">
            <text:p>161213320736299</text:p>
          </table:table-cell>
          <table:table-cell table:number-columns-repeated="5"/>
        </table:table-row>
        <table:table-row table:style-name="ro1">
          <table:table-cell office:value-type="float" office:value="9356790029" calcext:value-type="float">
            <text:p>9356790029</text:p>
          </table:table-cell>
          <table:table-cell table:formula="of:=[.$C$2]+[.$D$2]*[.A843]+[.$E$2]*LOG([.A843])+[.$F$2]*[.A843]*LOG([.A843])+[.$G$2]*2*(RAND()-0.5)" office:value-type="float" office:value="161413196043025" calcext:value-type="float">
            <text:p>161413196043025</text:p>
          </table:table-cell>
          <table:table-cell table:number-columns-repeated="5"/>
        </table:table-row>
        <table:table-row table:style-name="ro1">
          <table:table-cell office:value-type="float" office:value="9367901140" calcext:value-type="float">
            <text:p>9367901140</text:p>
          </table:table-cell>
          <table:table-cell table:formula="of:=[.$C$2]+[.$D$2]*[.A844]+[.$E$2]*LOG([.A844])+[.$F$2]*[.A844]*LOG([.A844])+[.$G$2]*2*(RAND()-0.5)" office:value-type="float" office:value="161613081091151" calcext:value-type="float">
            <text:p>161613081091151</text:p>
          </table:table-cell>
          <table:table-cell table:number-columns-repeated="5"/>
        </table:table-row>
        <table:table-row table:style-name="ro1">
          <table:table-cell office:value-type="float" office:value="9379012251" calcext:value-type="float">
            <text:p>9379012251</text:p>
          </table:table-cell>
          <table:table-cell table:formula="of:=[.$C$2]+[.$D$2]*[.A845]+[.$E$2]*LOG([.A845])+[.$F$2]*[.A845]*LOG([.A845])+[.$G$2]*2*(RAND()-0.5)" office:value-type="float" office:value="161812975869124" calcext:value-type="float">
            <text:p>161812975869124</text:p>
          </table:table-cell>
          <table:table-cell table:number-columns-repeated="5"/>
        </table:table-row>
        <table:table-row table:style-name="ro1">
          <table:table-cell office:value-type="float" office:value="9390123362" calcext:value-type="float">
            <text:p>9390123362</text:p>
          </table:table-cell>
          <table:table-cell table:formula="of:=[.$C$2]+[.$D$2]*[.A846]+[.$E$2]*LOG([.A846])+[.$F$2]*[.A846]*LOG([.A846])+[.$G$2]*2*(RAND()-0.5)" office:value-type="float" office:value="162012880365418" calcext:value-type="float">
            <text:p>162012880365418</text:p>
          </table:table-cell>
          <table:table-cell table:number-columns-repeated="5"/>
        </table:table-row>
        <table:table-row table:style-name="ro1">
          <table:table-cell office:value-type="float" office:value="9401234473" calcext:value-type="float">
            <text:p>9401234473</text:p>
          </table:table-cell>
          <table:table-cell table:formula="of:=[.$C$2]+[.$D$2]*[.A847]+[.$E$2]*LOG([.A847])+[.$F$2]*[.A847]*LOG([.A847])+[.$G$2]*2*(RAND()-0.5)" office:value-type="float" office:value="162212794568532" calcext:value-type="float">
            <text:p>162212794568532</text:p>
          </table:table-cell>
          <table:table-cell table:number-columns-repeated="5"/>
        </table:table-row>
        <table:table-row table:style-name="ro1">
          <table:table-cell office:value-type="float" office:value="9412345584" calcext:value-type="float">
            <text:p>9412345584</text:p>
          </table:table-cell>
          <table:table-cell table:formula="of:=[.$C$2]+[.$D$2]*[.A848]+[.$E$2]*LOG([.A848])+[.$F$2]*[.A848]*LOG([.A848])+[.$G$2]*2*(RAND()-0.5)" office:value-type="float" office:value="162412718466995" calcext:value-type="float">
            <text:p>162412718466995</text:p>
          </table:table-cell>
          <table:table-cell table:number-columns-repeated="5"/>
        </table:table-row>
        <table:table-row table:style-name="ro1">
          <table:table-cell office:value-type="float" office:value="9423456695" calcext:value-type="float">
            <text:p>9423456695</text:p>
          </table:table-cell>
          <table:table-cell table:formula="of:=[.$C$2]+[.$D$2]*[.A849]+[.$E$2]*LOG([.A849])+[.$F$2]*[.A849]*LOG([.A849])+[.$G$2]*2*(RAND()-0.5)" office:value-type="float" office:value="162612652049360" calcext:value-type="float">
            <text:p>162612652049360</text:p>
          </table:table-cell>
          <table:table-cell table:number-columns-repeated="5"/>
        </table:table-row>
        <table:table-row table:style-name="ro1">
          <table:table-cell office:value-type="float" office:value="9434567806" calcext:value-type="float">
            <text:p>9434567806</text:p>
          </table:table-cell>
          <table:table-cell table:formula="of:=[.$C$2]+[.$D$2]*[.A850]+[.$E$2]*LOG([.A850])+[.$F$2]*[.A850]*LOG([.A850])+[.$G$2]*2*(RAND()-0.5)" office:value-type="float" office:value="162812595304211" calcext:value-type="float">
            <text:p>162812595304211</text:p>
          </table:table-cell>
          <table:table-cell table:number-columns-repeated="5"/>
        </table:table-row>
        <table:table-row table:style-name="ro1">
          <table:table-cell office:value-type="float" office:value="9445678917" calcext:value-type="float">
            <text:p>9445678917</text:p>
          </table:table-cell>
          <table:table-cell table:formula="of:=[.$C$2]+[.$D$2]*[.A851]+[.$E$2]*LOG([.A851])+[.$F$2]*[.A851]*LOG([.A851])+[.$G$2]*2*(RAND()-0.5)" office:value-type="float" office:value="163012548220156" calcext:value-type="float">
            <text:p>163012548220156</text:p>
          </table:table-cell>
          <table:table-cell table:number-columns-repeated="5"/>
        </table:table-row>
        <table:table-row table:style-name="ro1">
          <table:table-cell office:value-type="float" office:value="9456790028" calcext:value-type="float">
            <text:p>9456790028</text:p>
          </table:table-cell>
          <table:table-cell table:formula="of:=[.$C$2]+[.$D$2]*[.A852]+[.$E$2]*LOG([.A852])+[.$F$2]*[.A852]*LOG([.A852])+[.$G$2]*2*(RAND()-0.5)" office:value-type="float" office:value="163212510785830" calcext:value-type="float">
            <text:p>163212510785830</text:p>
          </table:table-cell>
          <table:table-cell table:number-columns-repeated="5"/>
        </table:table-row>
        <table:table-row table:style-name="ro1">
          <table:table-cell office:value-type="float" office:value="9467901139" calcext:value-type="float">
            <text:p>9467901139</text:p>
          </table:table-cell>
          <table:table-cell table:formula="of:=[.$C$2]+[.$D$2]*[.A853]+[.$E$2]*LOG([.A853])+[.$F$2]*[.A853]*LOG([.A853])+[.$G$2]*2*(RAND()-0.5)" office:value-type="float" office:value="163412482989895" calcext:value-type="float">
            <text:p>163412482989895</text:p>
          </table:table-cell>
          <table:table-cell table:number-columns-repeated="5"/>
        </table:table-row>
        <table:table-row table:style-name="ro1">
          <table:table-cell office:value-type="float" office:value="9479012250" calcext:value-type="float">
            <text:p>9479012250</text:p>
          </table:table-cell>
          <table:table-cell table:formula="of:=[.$C$2]+[.$D$2]*[.A854]+[.$E$2]*LOG([.A854])+[.$F$2]*[.A854]*LOG([.A854])+[.$G$2]*2*(RAND()-0.5)" office:value-type="float" office:value="163612464821041" calcext:value-type="float">
            <text:p>163612464821041</text:p>
          </table:table-cell>
          <table:table-cell table:number-columns-repeated="5"/>
        </table:table-row>
        <table:table-row table:style-name="ro1">
          <table:table-cell office:value-type="float" office:value="9490123361" calcext:value-type="float">
            <text:p>9490123361</text:p>
          </table:table-cell>
          <table:table-cell table:formula="of:=[.$C$2]+[.$D$2]*[.A855]+[.$E$2]*LOG([.A855])+[.$F$2]*[.A855]*LOG([.A855])+[.$G$2]*2*(RAND()-0.5)" office:value-type="float" office:value="163812456267982" calcext:value-type="float">
            <text:p>163812456267982</text:p>
          </table:table-cell>
          <table:table-cell table:number-columns-repeated="5"/>
        </table:table-row>
        <table:table-row table:style-name="ro1">
          <table:table-cell office:value-type="float" office:value="9501234472" calcext:value-type="float">
            <text:p>9501234472</text:p>
          </table:table-cell>
          <table:table-cell table:formula="of:=[.$C$2]+[.$D$2]*[.A856]+[.$E$2]*LOG([.A856])+[.$F$2]*[.A856]*LOG([.A856])+[.$G$2]*2*(RAND()-0.5)" office:value-type="float" office:value="164012457319460" calcext:value-type="float">
            <text:p>164012457319460</text:p>
          </table:table-cell>
          <table:table-cell table:number-columns-repeated="5"/>
        </table:table-row>
        <table:table-row table:style-name="ro1">
          <table:table-cell office:value-type="float" office:value="9512345583" calcext:value-type="float">
            <text:p>9512345583</text:p>
          </table:table-cell>
          <table:table-cell table:formula="of:=[.$C$2]+[.$D$2]*[.A857]+[.$E$2]*LOG([.A857])+[.$F$2]*[.A857]*LOG([.A857])+[.$G$2]*2*(RAND()-0.5)" office:value-type="float" office:value="164212467964243" calcext:value-type="float">
            <text:p>164212467964243</text:p>
          </table:table-cell>
          <table:table-cell table:number-columns-repeated="5"/>
        </table:table-row>
        <table:table-row table:style-name="ro1">
          <table:table-cell office:value-type="float" office:value="9523456694" calcext:value-type="float">
            <text:p>9523456694</text:p>
          </table:table-cell>
          <table:table-cell table:formula="of:=[.$C$2]+[.$D$2]*[.A858]+[.$E$2]*LOG([.A858])+[.$F$2]*[.A858]*LOG([.A858])+[.$G$2]*2*(RAND()-0.5)" office:value-type="float" office:value="164412488191127" calcext:value-type="float">
            <text:p>164412488191127</text:p>
          </table:table-cell>
          <table:table-cell table:number-columns-repeated="5"/>
        </table:table-row>
        <table:table-row table:style-name="ro1">
          <table:table-cell office:value-type="float" office:value="9534567805" calcext:value-type="float">
            <text:p>9534567805</text:p>
          </table:table-cell>
          <table:table-cell table:formula="of:=[.$C$2]+[.$D$2]*[.A859]+[.$E$2]*LOG([.A859])+[.$F$2]*[.A859]*LOG([.A859])+[.$G$2]*2*(RAND()-0.5)" office:value-type="float" office:value="164612517988930" calcext:value-type="float">
            <text:p>164612517988930</text:p>
          </table:table-cell>
          <table:table-cell table:number-columns-repeated="5"/>
        </table:table-row>
        <table:table-row table:style-name="ro1">
          <table:table-cell office:value-type="float" office:value="9545678916" calcext:value-type="float">
            <text:p>9545678916</text:p>
          </table:table-cell>
          <table:table-cell table:formula="of:=[.$C$2]+[.$D$2]*[.A860]+[.$E$2]*LOG([.A860])+[.$F$2]*[.A860]*LOG([.A860])+[.$G$2]*2*(RAND()-0.5)" office:value-type="float" office:value="164812557346500" calcext:value-type="float">
            <text:p>164812557346500</text:p>
          </table:table-cell>
          <table:table-cell table:number-columns-repeated="5"/>
        </table:table-row>
        <table:table-row table:style-name="ro1">
          <table:table-cell office:value-type="float" office:value="9556790027" calcext:value-type="float">
            <text:p>9556790027</text:p>
          </table:table-cell>
          <table:table-cell table:formula="of:=[.$C$2]+[.$D$2]*[.A861]+[.$E$2]*LOG([.A861])+[.$F$2]*[.A861]*LOG([.A861])+[.$G$2]*2*(RAND()-0.5)" office:value-type="float" office:value="165012606252710" calcext:value-type="float">
            <text:p>165012606252710</text:p>
          </table:table-cell>
          <table:table-cell table:number-columns-repeated="5"/>
        </table:table-row>
        <table:table-row table:style-name="ro1">
          <table:table-cell office:value-type="float" office:value="9567901138" calcext:value-type="float">
            <text:p>9567901138</text:p>
          </table:table-cell>
          <table:table-cell table:formula="of:=[.$C$2]+[.$D$2]*[.A862]+[.$E$2]*LOG([.A862])+[.$F$2]*[.A862]*LOG([.A862])+[.$G$2]*2*(RAND()-0.5)" office:value-type="float" office:value="165212664696456" calcext:value-type="float">
            <text:p>165212664696456</text:p>
          </table:table-cell>
          <table:table-cell table:number-columns-repeated="5"/>
        </table:table-row>
        <table:table-row table:style-name="ro1">
          <table:table-cell office:value-type="float" office:value="9579012249" calcext:value-type="float">
            <text:p>9579012249</text:p>
          </table:table-cell>
          <table:table-cell table:formula="of:=[.$C$2]+[.$D$2]*[.A863]+[.$E$2]*LOG([.A863])+[.$F$2]*[.A863]*LOG([.A863])+[.$G$2]*2*(RAND()-0.5)" office:value-type="float" office:value="165412732666665" calcext:value-type="float">
            <text:p>165412732666665</text:p>
          </table:table-cell>
          <table:table-cell table:number-columns-repeated="5"/>
        </table:table-row>
        <table:table-row table:style-name="ro1">
          <table:table-cell office:value-type="float" office:value="9590123360" calcext:value-type="float">
            <text:p>9590123360</text:p>
          </table:table-cell>
          <table:table-cell table:formula="of:=[.$C$2]+[.$D$2]*[.A864]+[.$E$2]*LOG([.A864])+[.$F$2]*[.A864]*LOG([.A864])+[.$G$2]*2*(RAND()-0.5)" office:value-type="float" office:value="165612810152285" calcext:value-type="float">
            <text:p>165612810152285</text:p>
          </table:table-cell>
          <table:table-cell table:number-columns-repeated="5"/>
        </table:table-row>
        <table:table-row table:style-name="ro1">
          <table:table-cell office:value-type="float" office:value="9601234471" calcext:value-type="float">
            <text:p>9601234471</text:p>
          </table:table-cell>
          <table:table-cell table:formula="of:=[.$C$2]+[.$D$2]*[.A865]+[.$E$2]*LOG([.A865])+[.$F$2]*[.A865]*LOG([.A865])+[.$G$2]*2*(RAND()-0.5)" office:value-type="float" office:value="165812897142291" calcext:value-type="float">
            <text:p>165812897142291</text:p>
          </table:table-cell>
          <table:table-cell table:number-columns-repeated="5"/>
        </table:table-row>
        <table:table-row table:style-name="ro1">
          <table:table-cell office:value-type="float" office:value="9612345582" calcext:value-type="float">
            <text:p>9612345582</text:p>
          </table:table-cell>
          <table:table-cell table:formula="of:=[.$C$2]+[.$D$2]*[.A866]+[.$E$2]*LOG([.A866])+[.$F$2]*[.A866]*LOG([.A866])+[.$G$2]*2*(RAND()-0.5)" office:value-type="float" office:value="166012993625686" calcext:value-type="float">
            <text:p>166012993625686</text:p>
          </table:table-cell>
          <table:table-cell table:number-columns-repeated="5"/>
        </table:table-row>
        <table:table-row table:style-name="ro1">
          <table:table-cell office:value-type="float" office:value="9623456693" calcext:value-type="float">
            <text:p>9623456693</text:p>
          </table:table-cell>
          <table:table-cell table:formula="of:=[.$C$2]+[.$D$2]*[.A867]+[.$E$2]*LOG([.A867])+[.$F$2]*[.A867]*LOG([.A867])+[.$G$2]*2*(RAND()-0.5)" office:value-type="float" office:value="166213099591495" calcext:value-type="float">
            <text:p>166213099591495</text:p>
          </table:table-cell>
          <table:table-cell table:number-columns-repeated="5"/>
        </table:table-row>
        <table:table-row table:style-name="ro1">
          <table:table-cell office:value-type="float" office:value="9634567804" calcext:value-type="float">
            <text:p>9634567804</text:p>
          </table:table-cell>
          <table:table-cell table:formula="of:=[.$C$2]+[.$D$2]*[.A868]+[.$E$2]*LOG([.A868])+[.$F$2]*[.A868]*LOG([.A868])+[.$G$2]*2*(RAND()-0.5)" office:value-type="float" office:value="166413215028770" calcext:value-type="float">
            <text:p>166413215028770</text:p>
          </table:table-cell>
          <table:table-cell table:number-columns-repeated="5"/>
        </table:table-row>
        <table:table-row table:style-name="ro1">
          <table:table-cell office:value-type="float" office:value="9645678915" calcext:value-type="float">
            <text:p>9645678915</text:p>
          </table:table-cell>
          <table:table-cell table:formula="of:=[.$C$2]+[.$D$2]*[.A869]+[.$E$2]*LOG([.A869])+[.$F$2]*[.A869]*LOG([.A869])+[.$G$2]*2*(RAND()-0.5)" office:value-type="float" office:value="166613339926588" calcext:value-type="float">
            <text:p>166613339926588</text:p>
          </table:table-cell>
          <table:table-cell table:number-columns-repeated="5"/>
        </table:table-row>
        <table:table-row table:style-name="ro1">
          <table:table-cell office:value-type="float" office:value="9656790026" calcext:value-type="float">
            <text:p>9656790026</text:p>
          </table:table-cell>
          <table:table-cell table:formula="of:=[.$C$2]+[.$D$2]*[.A870]+[.$E$2]*LOG([.A870])+[.$F$2]*[.A870]*LOG([.A870])+[.$G$2]*2*(RAND()-0.5)" office:value-type="float" office:value="166813474274051" calcext:value-type="float">
            <text:p>166813474274051</text:p>
          </table:table-cell>
          <table:table-cell table:number-columns-repeated="5"/>
        </table:table-row>
        <table:table-row table:style-name="ro1">
          <table:table-cell office:value-type="float" office:value="9667901137" calcext:value-type="float">
            <text:p>9667901137</text:p>
          </table:table-cell>
          <table:table-cell table:formula="of:=[.$C$2]+[.$D$2]*[.A871]+[.$E$2]*LOG([.A871])+[.$F$2]*[.A871]*LOG([.A871])+[.$G$2]*2*(RAND()-0.5)" office:value-type="float" office:value="167013618060287" calcext:value-type="float">
            <text:p>167013618060287</text:p>
          </table:table-cell>
          <table:table-cell table:number-columns-repeated="5"/>
        </table:table-row>
        <table:table-row table:style-name="ro1">
          <table:table-cell office:value-type="float" office:value="9679012248" calcext:value-type="float">
            <text:p>9679012248</text:p>
          </table:table-cell>
          <table:table-cell table:formula="of:=[.$C$2]+[.$D$2]*[.A872]+[.$E$2]*LOG([.A872])+[.$F$2]*[.A872]*LOG([.A872])+[.$G$2]*2*(RAND()-0.5)" office:value-type="float" office:value="167213771274447" calcext:value-type="float">
            <text:p>167213771274447</text:p>
          </table:table-cell>
          <table:table-cell table:number-columns-repeated="5"/>
        </table:table-row>
        <table:table-row table:style-name="ro1">
          <table:table-cell office:value-type="float" office:value="9690123359" calcext:value-type="float">
            <text:p>9690123359</text:p>
          </table:table-cell>
          <table:table-cell table:formula="of:=[.$C$2]+[.$D$2]*[.A873]+[.$E$2]*LOG([.A873])+[.$F$2]*[.A873]*LOG([.A873])+[.$G$2]*2*(RAND()-0.5)" office:value-type="float" office:value="167413933905709" calcext:value-type="float">
            <text:p>167413933905709</text:p>
          </table:table-cell>
          <table:table-cell table:number-columns-repeated="5"/>
        </table:table-row>
        <table:table-row table:style-name="ro1">
          <table:table-cell office:value-type="float" office:value="9701234470" calcext:value-type="float">
            <text:p>9701234470</text:p>
          </table:table-cell>
          <table:table-cell table:formula="of:=[.$C$2]+[.$D$2]*[.A874]+[.$E$2]*LOG([.A874])+[.$F$2]*[.A874]*LOG([.A874])+[.$G$2]*2*(RAND()-0.5)" office:value-type="float" office:value="167614105943274" calcext:value-type="float">
            <text:p>167614105943274</text:p>
          </table:table-cell>
          <table:table-cell table:number-columns-repeated="5"/>
        </table:table-row>
        <table:table-row table:style-name="ro1">
          <table:table-cell office:value-type="float" office:value="9712345581" calcext:value-type="float">
            <text:p>9712345581</text:p>
          </table:table-cell>
          <table:table-cell table:formula="of:=[.$C$2]+[.$D$2]*[.A875]+[.$E$2]*LOG([.A875])+[.$F$2]*[.A875]*LOG([.A875])+[.$G$2]*2*(RAND()-0.5)" office:value-type="float" office:value="167814287376370" calcext:value-type="float">
            <text:p>167814287376370</text:p>
          </table:table-cell>
          <table:table-cell table:number-columns-repeated="5"/>
        </table:table-row>
        <table:table-row table:style-name="ro1">
          <table:table-cell office:value-type="float" office:value="9723456692" calcext:value-type="float">
            <text:p>9723456692</text:p>
          </table:table-cell>
          <table:table-cell table:formula="of:=[.$C$2]+[.$D$2]*[.A876]+[.$E$2]*LOG([.A876])+[.$F$2]*[.A876]*LOG([.A876])+[.$G$2]*2*(RAND()-0.5)" office:value-type="float" office:value="168014478194247" calcext:value-type="float">
            <text:p>168014478194247</text:p>
          </table:table-cell>
          <table:table-cell table:number-columns-repeated="5"/>
        </table:table-row>
        <table:table-row table:style-name="ro1">
          <table:table-cell office:value-type="float" office:value="9734567803" calcext:value-type="float">
            <text:p>9734567803</text:p>
          </table:table-cell>
          <table:table-cell table:formula="of:=[.$C$2]+[.$D$2]*[.A877]+[.$E$2]*LOG([.A877])+[.$F$2]*[.A877]*LOG([.A877])+[.$G$2]*2*(RAND()-0.5)" office:value-type="float" office:value="168214678386182" calcext:value-type="float">
            <text:p>168214678386182</text:p>
          </table:table-cell>
          <table:table-cell table:number-columns-repeated="5"/>
        </table:table-row>
        <table:table-row table:style-name="ro1">
          <table:table-cell office:value-type="float" office:value="9745678914" calcext:value-type="float">
            <text:p>9745678914</text:p>
          </table:table-cell>
          <table:table-cell table:formula="of:=[.$C$2]+[.$D$2]*[.A878]+[.$E$2]*LOG([.A878])+[.$F$2]*[.A878]*LOG([.A878])+[.$G$2]*2*(RAND()-0.5)" office:value-type="float" office:value="168414887941475" calcext:value-type="float">
            <text:p>168414887941475</text:p>
          </table:table-cell>
          <table:table-cell table:number-columns-repeated="5"/>
        </table:table-row>
        <table:table-row table:style-name="ro1">
          <table:table-cell office:value-type="float" office:value="9756790025" calcext:value-type="float">
            <text:p>9756790025</text:p>
          </table:table-cell>
          <table:table-cell table:formula="of:=[.$C$2]+[.$D$2]*[.A879]+[.$E$2]*LOG([.A879])+[.$F$2]*[.A879]*LOG([.A879])+[.$G$2]*2*(RAND()-0.5)" office:value-type="float" office:value="168615106849451" calcext:value-type="float">
            <text:p>168615106849451</text:p>
          </table:table-cell>
          <table:table-cell table:number-columns-repeated="5"/>
        </table:table-row>
        <table:table-row table:style-name="ro1">
          <table:table-cell office:value-type="float" office:value="9767901136" calcext:value-type="float">
            <text:p>9767901136</text:p>
          </table:table-cell>
          <table:table-cell table:formula="of:=[.$C$2]+[.$D$2]*[.A880]+[.$E$2]*LOG([.A880])+[.$F$2]*[.A880]*LOG([.A880])+[.$G$2]*2*(RAND()-0.5)" office:value-type="float" office:value="168815335099458" calcext:value-type="float">
            <text:p>168815335099458</text:p>
          </table:table-cell>
          <table:table-cell table:number-columns-repeated="5"/>
        </table:table-row>
        <table:table-row table:style-name="ro1">
          <table:table-cell office:value-type="float" office:value="9779012247" calcext:value-type="float">
            <text:p>9779012247</text:p>
          </table:table-cell>
          <table:table-cell table:formula="of:=[.$C$2]+[.$D$2]*[.A881]+[.$E$2]*LOG([.A881])+[.$F$2]*[.A881]*LOG([.A881])+[.$G$2]*2*(RAND()-0.5)" office:value-type="float" office:value="169015572680871" calcext:value-type="float">
            <text:p>169015572680871</text:p>
          </table:table-cell>
          <table:table-cell table:number-columns-repeated="5"/>
        </table:table-row>
        <table:table-row table:style-name="ro1">
          <table:table-cell office:value-type="float" office:value="9790123358" calcext:value-type="float">
            <text:p>9790123358</text:p>
          </table:table-cell>
          <table:table-cell table:formula="of:=[.$C$2]+[.$D$2]*[.A882]+[.$E$2]*LOG([.A882])+[.$F$2]*[.A882]*LOG([.A882])+[.$G$2]*2*(RAND()-0.5)" office:value-type="float" office:value="169215819583086" calcext:value-type="float">
            <text:p>169215819583086</text:p>
          </table:table-cell>
          <table:table-cell table:number-columns-repeated="5"/>
        </table:table-row>
        <table:table-row table:style-name="ro1">
          <table:table-cell office:value-type="float" office:value="9801234469" calcext:value-type="float">
            <text:p>9801234469</text:p>
          </table:table-cell>
          <table:table-cell table:formula="of:=[.$C$2]+[.$D$2]*[.A883]+[.$E$2]*LOG([.A883])+[.$F$2]*[.A883]*LOG([.A883])+[.$G$2]*2*(RAND()-0.5)" office:value-type="float" office:value="169416075795525" calcext:value-type="float">
            <text:p>169416075795525</text:p>
          </table:table-cell>
          <table:table-cell table:number-columns-repeated="5"/>
        </table:table-row>
        <table:table-row table:style-name="ro1">
          <table:table-cell office:value-type="float" office:value="9812345580" calcext:value-type="float">
            <text:p>9812345580</text:p>
          </table:table-cell>
          <table:table-cell table:formula="of:=[.$C$2]+[.$D$2]*[.A884]+[.$E$2]*LOG([.A884])+[.$F$2]*[.A884]*LOG([.A884])+[.$G$2]*2*(RAND()-0.5)" office:value-type="float" office:value="169616341307634" calcext:value-type="float">
            <text:p>169616341307634</text:p>
          </table:table-cell>
          <table:table-cell table:number-columns-repeated="5"/>
        </table:table-row>
        <table:table-row table:style-name="ro1">
          <table:table-cell office:value-type="float" office:value="9823456691" calcext:value-type="float">
            <text:p>9823456691</text:p>
          </table:table-cell>
          <table:table-cell table:formula="of:=[.$C$2]+[.$D$2]*[.A885]+[.$E$2]*LOG([.A885])+[.$F$2]*[.A885]*LOG([.A885])+[.$G$2]*2*(RAND()-0.5)" office:value-type="float" office:value="169816616108882" calcext:value-type="float">
            <text:p>169816616108882</text:p>
          </table:table-cell>
          <table:table-cell table:number-columns-repeated="5"/>
        </table:table-row>
        <table:table-row table:style-name="ro1">
          <table:table-cell office:value-type="float" office:value="9834567802" calcext:value-type="float">
            <text:p>9834567802</text:p>
          </table:table-cell>
          <table:table-cell table:formula="of:=[.$C$2]+[.$D$2]*[.A886]+[.$E$2]*LOG([.A886])+[.$F$2]*[.A886]*LOG([.A886])+[.$G$2]*2*(RAND()-0.5)" office:value-type="float" office:value="170016900188762" calcext:value-type="float">
            <text:p>170016900188762</text:p>
          </table:table-cell>
          <table:table-cell table:number-columns-repeated="5"/>
        </table:table-row>
        <table:table-row table:style-name="ro1">
          <table:table-cell office:value-type="float" office:value="9845678913" calcext:value-type="float">
            <text:p>9845678913</text:p>
          </table:table-cell>
          <table:table-cell table:formula="of:=[.$C$2]+[.$D$2]*[.A887]+[.$E$2]*LOG([.A887])+[.$F$2]*[.A887]*LOG([.A887])+[.$G$2]*2*(RAND()-0.5)" office:value-type="float" office:value="170217193536791" calcext:value-type="float">
            <text:p>170217193536791</text:p>
          </table:table-cell>
          <table:table-cell table:number-columns-repeated="5"/>
        </table:table-row>
        <table:table-row table:style-name="ro1">
          <table:table-cell office:value-type="float" office:value="9856790024" calcext:value-type="float">
            <text:p>9856790024</text:p>
          </table:table-cell>
          <table:table-cell table:formula="of:=[.$C$2]+[.$D$2]*[.A888]+[.$E$2]*LOG([.A888])+[.$F$2]*[.A888]*LOG([.A888])+[.$G$2]*2*(RAND()-0.5)" office:value-type="float" office:value="170417496142510" calcext:value-type="float">
            <text:p>170417496142510</text:p>
          </table:table-cell>
          <table:table-cell table:number-columns-repeated="5"/>
        </table:table-row>
        <table:table-row table:style-name="ro1">
          <table:table-cell office:value-type="float" office:value="9867901135" calcext:value-type="float">
            <text:p>9867901135</text:p>
          </table:table-cell>
          <table:table-cell table:formula="of:=[.$C$2]+[.$D$2]*[.A889]+[.$E$2]*LOG([.A889])+[.$F$2]*[.A889]*LOG([.A889])+[.$G$2]*2*(RAND()-0.5)" office:value-type="float" office:value="170617807995483" calcext:value-type="float">
            <text:p>170617807995483</text:p>
          </table:table-cell>
          <table:table-cell table:number-columns-repeated="5"/>
        </table:table-row>
        <table:table-row table:style-name="ro1">
          <table:table-cell office:value-type="float" office:value="9879012246" calcext:value-type="float">
            <text:p>9879012246</text:p>
          </table:table-cell>
          <table:table-cell table:formula="of:=[.$C$2]+[.$D$2]*[.A890]+[.$E$2]*LOG([.A890])+[.$F$2]*[.A890]*LOG([.A890])+[.$G$2]*2*(RAND()-0.5)" office:value-type="float" office:value="170818129085299" calcext:value-type="float">
            <text:p>170818129085299</text:p>
          </table:table-cell>
          <table:table-cell table:number-columns-repeated="5"/>
        </table:table-row>
        <table:table-row table:style-name="ro1">
          <table:table-cell office:value-type="float" office:value="9890123357" calcext:value-type="float">
            <text:p>9890123357</text:p>
          </table:table-cell>
          <table:table-cell table:formula="of:=[.$C$2]+[.$D$2]*[.A891]+[.$E$2]*LOG([.A891])+[.$F$2]*[.A891]*LOG([.A891])+[.$G$2]*2*(RAND()-0.5)" office:value-type="float" office:value="171018459401567" calcext:value-type="float">
            <text:p>171018459401567</text:p>
          </table:table-cell>
          <table:table-cell table:number-columns-repeated="5"/>
        </table:table-row>
        <table:table-row table:style-name="ro1">
          <table:table-cell office:value-type="float" office:value="9901234468" calcext:value-type="float">
            <text:p>9901234468</text:p>
          </table:table-cell>
          <table:table-cell table:formula="of:=[.$C$2]+[.$D$2]*[.A892]+[.$E$2]*LOG([.A892])+[.$F$2]*[.A892]*LOG([.A892])+[.$G$2]*2*(RAND()-0.5)" office:value-type="float" office:value="171218798933922" calcext:value-type="float">
            <text:p>171218798933922</text:p>
          </table:table-cell>
          <table:table-cell table:number-columns-repeated="5"/>
        </table:table-row>
        <table:table-row table:style-name="ro1">
          <table:table-cell office:value-type="float" office:value="9912345579" calcext:value-type="float">
            <text:p>9912345579</text:p>
          </table:table-cell>
          <table:table-cell table:formula="of:=[.$C$2]+[.$D$2]*[.A893]+[.$E$2]*LOG([.A893])+[.$F$2]*[.A893]*LOG([.A893])+[.$G$2]*2*(RAND()-0.5)" office:value-type="float" office:value="171419147672023" calcext:value-type="float">
            <text:p>171419147672023</text:p>
          </table:table-cell>
          <table:table-cell table:number-columns-repeated="5"/>
        </table:table-row>
        <table:table-row table:style-name="ro1">
          <table:table-cell office:value-type="float" office:value="9923456690" calcext:value-type="float">
            <text:p>9923456690</text:p>
          </table:table-cell>
          <table:table-cell table:formula="of:=[.$C$2]+[.$D$2]*[.A894]+[.$E$2]*LOG([.A894])+[.$F$2]*[.A894]*LOG([.A894])+[.$G$2]*2*(RAND()-0.5)" office:value-type="float" office:value="171619505605550" calcext:value-type="float">
            <text:p>171619505605550</text:p>
          </table:table-cell>
          <table:table-cell table:number-columns-repeated="5"/>
        </table:table-row>
        <table:table-row table:style-name="ro1">
          <table:table-cell office:value-type="float" office:value="9934567801" calcext:value-type="float">
            <text:p>9934567801</text:p>
          </table:table-cell>
          <table:table-cell table:formula="of:=[.$C$2]+[.$D$2]*[.A895]+[.$E$2]*LOG([.A895])+[.$F$2]*[.A895]*LOG([.A895])+[.$G$2]*2*(RAND()-0.5)" office:value-type="float" office:value="171819872724207" calcext:value-type="float">
            <text:p>171819872724207</text:p>
          </table:table-cell>
          <table:table-cell table:number-columns-repeated="5"/>
        </table:table-row>
        <table:table-row table:style-name="ro1">
          <table:table-cell office:value-type="float" office:value="9945678912" calcext:value-type="float">
            <text:p>9945678912</text:p>
          </table:table-cell>
          <table:table-cell table:formula="of:=[.$C$2]+[.$D$2]*[.A896]+[.$E$2]*LOG([.A896])+[.$F$2]*[.A896]*LOG([.A896])+[.$G$2]*2*(RAND()-0.5)" office:value-type="float" office:value="172020249017722" calcext:value-type="float">
            <text:p>172020249017722</text:p>
          </table:table-cell>
          <table:table-cell table:number-columns-repeated="5"/>
        </table:table-row>
        <table:table-row table:style-name="ro1">
          <table:table-cell office:value-type="float" office:value="9956790023" calcext:value-type="float">
            <text:p>9956790023</text:p>
          </table:table-cell>
          <table:table-cell table:formula="of:=[.$C$2]+[.$D$2]*[.A897]+[.$E$2]*LOG([.A897])+[.$F$2]*[.A897]*LOG([.A897])+[.$G$2]*2*(RAND()-0.5)" office:value-type="float" office:value="172220634475843" calcext:value-type="float">
            <text:p>172220634475843</text:p>
          </table:table-cell>
          <table:table-cell table:number-columns-repeated="5"/>
        </table:table-row>
        <table:table-row table:style-name="ro1">
          <table:table-cell office:value-type="float" office:value="9967901134" calcext:value-type="float">
            <text:p>9967901134</text:p>
          </table:table-cell>
          <table:table-cell table:formula="of:=[.$C$2]+[.$D$2]*[.A898]+[.$E$2]*LOG([.A898])+[.$F$2]*[.A898]*LOG([.A898])+[.$G$2]*2*(RAND()-0.5)" office:value-type="float" office:value="172421029088345" calcext:value-type="float">
            <text:p>172421029088345</text:p>
          </table:table-cell>
          <table:table-cell table:number-columns-repeated="5"/>
        </table:table-row>
        <table:table-row table:style-name="ro1">
          <table:table-cell office:value-type="float" office:value="9979012245" calcext:value-type="float">
            <text:p>9979012245</text:p>
          </table:table-cell>
          <table:table-cell table:formula="of:=[.$C$2]+[.$D$2]*[.A899]+[.$E$2]*LOG([.A899])+[.$F$2]*[.A899]*LOG([.A899])+[.$G$2]*2*(RAND()-0.5)" office:value-type="float" office:value="172621432845023" calcext:value-type="float">
            <text:p>172621432845023</text:p>
          </table:table-cell>
          <table:table-cell table:number-columns-repeated="5"/>
        </table:table-row>
        <table:table-row table:style-name="ro1">
          <table:table-cell office:value-type="float" office:value="9990123356" calcext:value-type="float">
            <text:p>9990123356</text:p>
          </table:table-cell>
          <table:table-cell table:formula="of:=[.$C$2]+[.$D$2]*[.A900]+[.$E$2]*LOG([.A900])+[.$F$2]*[.A900]*LOG([.A900])+[.$G$2]*2*(RAND()-0.5)" office:value-type="float" office:value="172821845735696" calcext:value-type="float">
            <text:p>172821845735696</text:p>
          </table:table-cell>
          <table:table-cell table:number-columns-repeated="5"/>
        </table:table-row>
        <table:table-row table:style-name="ro1">
          <table:table-cell office:value-type="float" office:value="10001234467" calcext:value-type="float">
            <text:p>10001234467</text:p>
          </table:table-cell>
          <table:table-cell table:formula="of:=[.$C$2]+[.$D$2]*[.A901]+[.$E$2]*LOG([.A901])+[.$F$2]*[.A901]*LOG([.A901])+[.$G$2]*2*(RAND()-0.5)" office:value-type="float" office:value="173022267750203" calcext:value-type="float">
            <text:p>173022267750203</text:p>
          </table:table-cell>
          <table:table-cell table:number-columns-repeated="5"/>
        </table:table-row>
        <table:table-row table:style-name="ro1">
          <table:table-cell office:value-type="float" office:value="10012345578" calcext:value-type="float">
            <text:p>10012345578</text:p>
          </table:table-cell>
          <table:table-cell table:formula="of:=[.$C$2]+[.$D$2]*[.A902]+[.$E$2]*LOG([.A902])+[.$F$2]*[.A902]*LOG([.A902])+[.$G$2]*2*(RAND()-0.5)" office:value-type="float" office:value="173222698878410" calcext:value-type="float">
            <text:p>173222698878410</text:p>
          </table:table-cell>
          <table:table-cell table:number-columns-repeated="5"/>
        </table:table-row>
        <table:table-row table:style-name="ro1">
          <table:table-cell office:value-type="float" office:value="10023456689" calcext:value-type="float">
            <text:p>10023456689</text:p>
          </table:table-cell>
          <table:table-cell table:formula="of:=[.$C$2]+[.$D$2]*[.A903]+[.$E$2]*LOG([.A903])+[.$F$2]*[.A903]*LOG([.A903])+[.$G$2]*2*(RAND()-0.5)" office:value-type="float" office:value="173423139110202" calcext:value-type="float">
            <text:p>173423139110202</text:p>
          </table:table-cell>
          <table:table-cell table:number-columns-repeated="5"/>
        </table:table-row>
        <table:table-row table:style-name="ro1">
          <table:table-cell office:value-type="float" office:value="10034567800" calcext:value-type="float">
            <text:p>10034567800</text:p>
          </table:table-cell>
          <table:table-cell table:formula="of:=[.$C$2]+[.$D$2]*[.A904]+[.$E$2]*LOG([.A904])+[.$F$2]*[.A904]*LOG([.A904])+[.$G$2]*2*(RAND()-0.5)" office:value-type="float" office:value="173623588435488" calcext:value-type="float">
            <text:p>173623588435488</text:p>
          </table:table-cell>
          <table:table-cell table:number-columns-repeated="5"/>
        </table:table-row>
        <table:table-row table:style-name="ro1">
          <table:table-cell office:value-type="float" office:value="10045678911" calcext:value-type="float">
            <text:p>10045678911</text:p>
          </table:table-cell>
          <table:table-cell table:formula="of:=[.$C$2]+[.$D$2]*[.A905]+[.$E$2]*LOG([.A905])+[.$F$2]*[.A905]*LOG([.A905])+[.$G$2]*2*(RAND()-0.5)" office:value-type="float" office:value="173824046844199" calcext:value-type="float">
            <text:p>173824046844199</text:p>
          </table:table-cell>
          <table:table-cell table:number-columns-repeated="5"/>
        </table:table-row>
        <table:table-row table:style-name="ro1">
          <table:table-cell office:value-type="float" office:value="10056790022" calcext:value-type="float">
            <text:p>10056790022</text:p>
          </table:table-cell>
          <table:table-cell table:formula="of:=[.$C$2]+[.$D$2]*[.A906]+[.$E$2]*LOG([.A906])+[.$F$2]*[.A906]*LOG([.A906])+[.$G$2]*2*(RAND()-0.5)" office:value-type="float" office:value="174024514326287" calcext:value-type="float">
            <text:p>174024514326287</text:p>
          </table:table-cell>
          <table:table-cell table:number-columns-repeated="5"/>
        </table:table-row>
        <table:table-row table:style-name="ro1">
          <table:table-cell office:value-type="float" office:value="10067901133" calcext:value-type="float">
            <text:p>10067901133</text:p>
          </table:table-cell>
          <table:table-cell table:formula="of:=[.$C$2]+[.$D$2]*[.A907]+[.$E$2]*LOG([.A907])+[.$F$2]*[.A907]*LOG([.A907])+[.$G$2]*2*(RAND()-0.5)" office:value-type="float" office:value="174224990871729" calcext:value-type="float">
            <text:p>174224990871729</text:p>
          </table:table-cell>
          <table:table-cell table:number-columns-repeated="5"/>
        </table:table-row>
        <table:table-row table:style-name="ro1">
          <table:table-cell office:value-type="float" office:value="10079012244" calcext:value-type="float">
            <text:p>10079012244</text:p>
          </table:table-cell>
          <table:table-cell table:formula="of:=[.$C$2]+[.$D$2]*[.A908]+[.$E$2]*LOG([.A908])+[.$F$2]*[.A908]*LOG([.A908])+[.$G$2]*2*(RAND()-0.5)" office:value-type="float" office:value="174425476470522" calcext:value-type="float">
            <text:p>174425476470522</text:p>
          </table:table-cell>
          <table:table-cell table:number-columns-repeated="5"/>
        </table:table-row>
        <table:table-row table:style-name="ro1">
          <table:table-cell office:value-type="float" office:value="10090123355" calcext:value-type="float">
            <text:p>10090123355</text:p>
          </table:table-cell>
          <table:table-cell table:formula="of:=[.$C$2]+[.$D$2]*[.A909]+[.$E$2]*LOG([.A909])+[.$F$2]*[.A909]*LOG([.A909])+[.$G$2]*2*(RAND()-0.5)" office:value-type="float" office:value="174625971112685" calcext:value-type="float">
            <text:p>174625971112685</text:p>
          </table:table-cell>
          <table:table-cell table:number-columns-repeated="5"/>
        </table:table-row>
        <table:table-row table:style-name="ro1">
          <table:table-cell office:value-type="float" office:value="10101234466" calcext:value-type="float">
            <text:p>10101234466</text:p>
          </table:table-cell>
          <table:table-cell table:formula="of:=[.$C$2]+[.$D$2]*[.A910]+[.$E$2]*LOG([.A910])+[.$F$2]*[.A910]*LOG([.A910])+[.$G$2]*2*(RAND()-0.5)" office:value-type="float" office:value="174826474788260" calcext:value-type="float">
            <text:p>174826474788260</text:p>
          </table:table-cell>
          <table:table-cell table:number-columns-repeated="5"/>
        </table:table-row>
        <table:table-row table:style-name="ro1">
          <table:table-cell office:value-type="float" office:value="10112345577" calcext:value-type="float">
            <text:p>10112345577</text:p>
          </table:table-cell>
          <table:table-cell table:formula="of:=[.$C$2]+[.$D$2]*[.A911]+[.$E$2]*LOG([.A911])+[.$F$2]*[.A911]*LOG([.A911])+[.$G$2]*2*(RAND()-0.5)" office:value-type="float" office:value="175026987487311" calcext:value-type="float">
            <text:p>175026987487311</text:p>
          </table:table-cell>
          <table:table-cell table:number-columns-repeated="5"/>
        </table:table-row>
        <table:table-row table:style-name="ro1">
          <table:table-cell office:value-type="float" office:value="10123456688" calcext:value-type="float">
            <text:p>10123456688</text:p>
          </table:table-cell>
          <table:table-cell table:formula="of:=[.$C$2]+[.$D$2]*[.A912]+[.$E$2]*LOG([.A912])+[.$F$2]*[.A912]*LOG([.A912])+[.$G$2]*2*(RAND()-0.5)" office:value-type="float" office:value="175227509199922" calcext:value-type="float">
            <text:p>175227509199922</text:p>
          </table:table-cell>
          <table:table-cell table:number-columns-repeated="5"/>
        </table:table-row>
        <table:table-row table:style-name="ro1">
          <table:table-cell office:value-type="float" office:value="10134567799" calcext:value-type="float">
            <text:p>10134567799</text:p>
          </table:table-cell>
          <table:table-cell table:formula="of:=[.$C$2]+[.$D$2]*[.A913]+[.$E$2]*LOG([.A913])+[.$F$2]*[.A913]*LOG([.A913])+[.$G$2]*2*(RAND()-0.5)" office:value-type="float" office:value="175428039916201" calcext:value-type="float">
            <text:p>175428039916201</text:p>
          </table:table-cell>
          <table:table-cell table:number-columns-repeated="5"/>
        </table:table-row>
        <table:table-row table:style-name="ro1">
          <table:table-cell office:value-type="float" office:value="10145678910" calcext:value-type="float">
            <text:p>10145678910</text:p>
          </table:table-cell>
          <table:table-cell table:formula="of:=[.$C$2]+[.$D$2]*[.A914]+[.$E$2]*LOG([.A914])+[.$F$2]*[.A914]*LOG([.A914])+[.$G$2]*2*(RAND()-0.5)" office:value-type="float" office:value="175628579626277" calcext:value-type="float">
            <text:p>175628579626277</text:p>
          </table:table-cell>
          <table:table-cell table:number-columns-repeated="5"/>
        </table:table-row>
        <table:table-row table:style-name="ro1">
          <table:table-cell office:value-type="float" office:value="10156790021" calcext:value-type="float">
            <text:p>10156790021</text:p>
          </table:table-cell>
          <table:table-cell table:formula="of:=[.$C$2]+[.$D$2]*[.A915]+[.$E$2]*LOG([.A915])+[.$F$2]*[.A915]*LOG([.A915])+[.$G$2]*2*(RAND()-0.5)" office:value-type="float" office:value="175829128320300" calcext:value-type="float">
            <text:p>175829128320300</text:p>
          </table:table-cell>
          <table:table-cell table:number-columns-repeated="5"/>
        </table:table-row>
        <table:table-row table:style-name="ro1">
          <table:table-cell office:value-type="float" office:value="10167901132" calcext:value-type="float">
            <text:p>10167901132</text:p>
          </table:table-cell>
          <table:table-cell table:formula="of:=[.$C$2]+[.$D$2]*[.A916]+[.$E$2]*LOG([.A916])+[.$F$2]*[.A916]*LOG([.A916])+[.$G$2]*2*(RAND()-0.5)" office:value-type="float" office:value="176029685988441" calcext:value-type="float">
            <text:p>176029685988441</text:p>
          </table:table-cell>
          <table:table-cell table:number-columns-repeated="5"/>
        </table:table-row>
        <table:table-row table:style-name="ro1">
          <table:table-cell office:value-type="float" office:value="10179012243" calcext:value-type="float">
            <text:p>10179012243</text:p>
          </table:table-cell>
          <table:table-cell table:formula="of:=[.$C$2]+[.$D$2]*[.A917]+[.$E$2]*LOG([.A917])+[.$F$2]*[.A917]*LOG([.A917])+[.$G$2]*2*(RAND()-0.5)" office:value-type="float" office:value="176230252620895" calcext:value-type="float">
            <text:p>176230252620895</text:p>
          </table:table-cell>
          <table:table-cell table:number-columns-repeated="5"/>
        </table:table-row>
        <table:table-row table:style-name="ro1">
          <table:table-cell office:value-type="float" office:value="10190123354" calcext:value-type="float">
            <text:p>10190123354</text:p>
          </table:table-cell>
          <table:table-cell table:formula="of:=[.$C$2]+[.$D$2]*[.A918]+[.$E$2]*LOG([.A918])+[.$F$2]*[.A918]*LOG([.A918])+[.$G$2]*2*(RAND()-0.5)" office:value-type="float" office:value="176430828207876" calcext:value-type="float">
            <text:p>176430828207876</text:p>
          </table:table-cell>
          <table:table-cell table:number-columns-repeated="5"/>
        </table:table-row>
        <table:table-row table:style-name="ro1">
          <table:table-cell office:value-type="float" office:value="10201234465" calcext:value-type="float">
            <text:p>10201234465</text:p>
          </table:table-cell>
          <table:table-cell table:formula="of:=[.$C$2]+[.$D$2]*[.A919]+[.$E$2]*LOG([.A919])+[.$F$2]*[.A919]*LOG([.A919])+[.$G$2]*2*(RAND()-0.5)" office:value-type="float" office:value="176631412739620" calcext:value-type="float">
            <text:p>176631412739620</text:p>
          </table:table-cell>
          <table:table-cell table:number-columns-repeated="5"/>
        </table:table-row>
        <table:table-row table:style-name="ro1">
          <table:table-cell office:value-type="float" office:value="10212345576" calcext:value-type="float">
            <text:p>10212345576</text:p>
          </table:table-cell>
          <table:table-cell table:formula="of:=[.$C$2]+[.$D$2]*[.A920]+[.$E$2]*LOG([.A920])+[.$F$2]*[.A920]*LOG([.A920])+[.$G$2]*2*(RAND()-0.5)" office:value-type="float" office:value="176832006206385" calcext:value-type="float">
            <text:p>176832006206385</text:p>
          </table:table-cell>
          <table:table-cell table:number-columns-repeated="5"/>
        </table:table-row>
        <table:table-row table:style-name="ro1">
          <table:table-cell office:value-type="float" office:value="10223456687" calcext:value-type="float">
            <text:p>10223456687</text:p>
          </table:table-cell>
          <table:table-cell table:formula="of:=[.$C$2]+[.$D$2]*[.A921]+[.$E$2]*LOG([.A921])+[.$F$2]*[.A921]*LOG([.A921])+[.$G$2]*2*(RAND()-0.5)" office:value-type="float" office:value="177032608598449" calcext:value-type="float">
            <text:p>177032608598449</text:p>
          </table:table-cell>
          <table:table-cell table:number-columns-repeated="5"/>
        </table:table-row>
        <table:table-row table:style-name="ro1">
          <table:table-cell office:value-type="float" office:value="10234567798" calcext:value-type="float">
            <text:p>10234567798</text:p>
          </table:table-cell>
          <table:table-cell table:formula="of:=[.$C$2]+[.$D$2]*[.A922]+[.$E$2]*LOG([.A922])+[.$F$2]*[.A922]*LOG([.A922])+[.$G$2]*2*(RAND()-0.5)" office:value-type="float" office:value="177233219906112" calcext:value-type="float">
            <text:p>177233219906112</text:p>
          </table:table-cell>
          <table:table-cell table:number-columns-repeated="5"/>
        </table:table-row>
        <table:table-row table:style-name="ro1">
          <table:table-cell office:value-type="float" office:value="10245678909" calcext:value-type="float">
            <text:p>10245678909</text:p>
          </table:table-cell>
          <table:table-cell table:formula="of:=[.$C$2]+[.$D$2]*[.A923]+[.$E$2]*LOG([.A923])+[.$F$2]*[.A923]*LOG([.A923])+[.$G$2]*2*(RAND()-0.5)" office:value-type="float" office:value="177433840119695" calcext:value-type="float">
            <text:p>177433840119695</text:p>
          </table:table-cell>
          <table:table-cell table:number-columns-repeated="5"/>
        </table:table-row>
        <table:table-row table:style-name="ro1">
          <table:table-cell office:value-type="float" office:value="10256790020" calcext:value-type="float">
            <text:p>10256790020</text:p>
          </table:table-cell>
          <table:table-cell table:formula="of:=[.$C$2]+[.$D$2]*[.A924]+[.$E$2]*LOG([.A924])+[.$F$2]*[.A924]*LOG([.A924])+[.$G$2]*2*(RAND()-0.5)" office:value-type="float" office:value="177634469229540" calcext:value-type="float">
            <text:p>177634469229540</text:p>
          </table:table-cell>
          <table:table-cell table:number-columns-repeated="5"/>
        </table:table-row>
        <table:table-row table:style-name="ro1">
          <table:table-cell office:value-type="float" office:value="10267901131" calcext:value-type="float">
            <text:p>10267901131</text:p>
          </table:table-cell>
          <table:table-cell table:formula="of:=[.$C$2]+[.$D$2]*[.A925]+[.$E$2]*LOG([.A925])+[.$F$2]*[.A925]*LOG([.A925])+[.$G$2]*2*(RAND()-0.5)" office:value-type="float" office:value="177835107226009" calcext:value-type="float">
            <text:p>177835107226009</text:p>
          </table:table-cell>
          <table:table-cell table:number-columns-repeated="5"/>
        </table:table-row>
        <table:table-row table:style-name="ro1">
          <table:table-cell office:value-type="float" office:value="10279012242" calcext:value-type="float">
            <text:p>10279012242</text:p>
          </table:table-cell>
          <table:table-cell table:formula="of:=[.$C$2]+[.$D$2]*[.A926]+[.$E$2]*LOG([.A926])+[.$F$2]*[.A926]*LOG([.A926])+[.$G$2]*2*(RAND()-0.5)" office:value-type="float" office:value="178035754099486" calcext:value-type="float">
            <text:p>178035754099486</text:p>
          </table:table-cell>
          <table:table-cell table:number-columns-repeated="5"/>
        </table:table-row>
        <table:table-row table:style-name="ro1">
          <table:table-cell office:value-type="float" office:value="10290123353" calcext:value-type="float">
            <text:p>10290123353</text:p>
          </table:table-cell>
          <table:table-cell table:formula="of:=[.$C$2]+[.$D$2]*[.A927]+[.$E$2]*LOG([.A927])+[.$F$2]*[.A927]*LOG([.A927])+[.$G$2]*2*(RAND()-0.5)" office:value-type="float" office:value="178236409840375" calcext:value-type="float">
            <text:p>178236409840375</text:p>
          </table:table-cell>
          <table:table-cell table:number-columns-repeated="5"/>
        </table:table-row>
        <table:table-row table:style-name="ro1">
          <table:table-cell office:value-type="float" office:value="10301234464" calcext:value-type="float">
            <text:p>10301234464</text:p>
          </table:table-cell>
          <table:table-cell table:formula="of:=[.$C$2]+[.$D$2]*[.A928]+[.$E$2]*LOG([.A928])+[.$F$2]*[.A928]*LOG([.A928])+[.$G$2]*2*(RAND()-0.5)" office:value-type="float" office:value="178437074439102" calcext:value-type="float">
            <text:p>178437074439102</text:p>
          </table:table-cell>
          <table:table-cell table:number-columns-repeated="5"/>
        </table:table-row>
        <table:table-row table:style-name="ro1">
          <table:table-cell office:value-type="float" office:value="10312345575" calcext:value-type="float">
            <text:p>10312345575</text:p>
          </table:table-cell>
          <table:table-cell table:formula="of:=[.$C$2]+[.$D$2]*[.A929]+[.$E$2]*LOG([.A929])+[.$F$2]*[.A929]*LOG([.A929])+[.$G$2]*2*(RAND()-0.5)" office:value-type="float" office:value="178637747886113" calcext:value-type="float">
            <text:p>178637747886113</text:p>
          </table:table-cell>
          <table:table-cell table:number-columns-repeated="5"/>
        </table:table-row>
        <table:table-row table:style-name="ro1">
          <table:table-cell office:value-type="float" office:value="10323456686" calcext:value-type="float">
            <text:p>10323456686</text:p>
          </table:table-cell>
          <table:table-cell table:formula="of:=[.$C$2]+[.$D$2]*[.A930]+[.$E$2]*LOG([.A930])+[.$F$2]*[.A930]*LOG([.A930])+[.$G$2]*2*(RAND()-0.5)" office:value-type="float" office:value="178838430171872" calcext:value-type="float">
            <text:p>178838430171872</text:p>
          </table:table-cell>
          <table:table-cell table:number-columns-repeated="5"/>
        </table:table-row>
        <table:table-row table:style-name="ro1">
          <table:table-cell office:value-type="float" office:value="10334567797" calcext:value-type="float">
            <text:p>10334567797</text:p>
          </table:table-cell>
          <table:table-cell table:formula="of:=[.$C$2]+[.$D$2]*[.A931]+[.$E$2]*LOG([.A931])+[.$F$2]*[.A931]*LOG([.A931])+[.$G$2]*2*(RAND()-0.5)" office:value-type="float" office:value="179039121286869" calcext:value-type="float">
            <text:p>179039121286869</text:p>
          </table:table-cell>
          <table:table-cell table:number-columns-repeated="5"/>
        </table:table-row>
        <table:table-row table:style-name="ro1">
          <table:table-cell office:value-type="float" office:value="10345678908" calcext:value-type="float">
            <text:p>10345678908</text:p>
          </table:table-cell>
          <table:table-cell table:formula="of:=[.$C$2]+[.$D$2]*[.A932]+[.$E$2]*LOG([.A932])+[.$F$2]*[.A932]*LOG([.A932])+[.$G$2]*2*(RAND()-0.5)" office:value-type="float" office:value="179239821221609" calcext:value-type="float">
            <text:p>179239821221609</text:p>
          </table:table-cell>
          <table:table-cell table:number-columns-repeated="5"/>
        </table:table-row>
        <table:table-row table:style-name="ro1">
          <table:table-cell office:value-type="float" office:value="10356790019" calcext:value-type="float">
            <text:p>10356790019</text:p>
          </table:table-cell>
          <table:table-cell table:formula="of:=[.$C$2]+[.$D$2]*[.A933]+[.$E$2]*LOG([.A933])+[.$F$2]*[.A933]*LOG([.A933])+[.$G$2]*2*(RAND()-0.5)" office:value-type="float" office:value="179440529966621" calcext:value-type="float">
            <text:p>179440529966621</text:p>
          </table:table-cell>
          <table:table-cell table:number-columns-repeated="5"/>
        </table:table-row>
        <table:table-row table:style-name="ro1">
          <table:table-cell office:value-type="float" office:value="10367901130" calcext:value-type="float">
            <text:p>10367901130</text:p>
          </table:table-cell>
          <table:table-cell table:formula="of:=[.$C$2]+[.$D$2]*[.A934]+[.$E$2]*LOG([.A934])+[.$F$2]*[.A934]*LOG([.A934])+[.$G$2]*2*(RAND()-0.5)" office:value-type="float" office:value="179641247512452" calcext:value-type="float">
            <text:p>179641247512452</text:p>
          </table:table-cell>
          <table:table-cell table:number-columns-repeated="5"/>
        </table:table-row>
        <table:table-row table:style-name="ro1">
          <table:table-cell office:value-type="float" office:value="10379012241" calcext:value-type="float">
            <text:p>10379012241</text:p>
          </table:table-cell>
          <table:table-cell table:formula="of:=[.$C$2]+[.$D$2]*[.A935]+[.$E$2]*LOG([.A935])+[.$F$2]*[.A935]*LOG([.A935])+[.$G$2]*2*(RAND()-0.5)" office:value-type="float" office:value="179841973849671" calcext:value-type="float">
            <text:p>179841973849671</text:p>
          </table:table-cell>
          <table:table-cell table:number-columns-repeated="5"/>
        </table:table-row>
        <table:table-row table:style-name="ro1">
          <table:table-cell office:value-type="float" office:value="10390123352" calcext:value-type="float">
            <text:p>10390123352</text:p>
          </table:table-cell>
          <table:table-cell table:formula="of:=[.$C$2]+[.$D$2]*[.A936]+[.$E$2]*LOG([.A936])+[.$F$2]*[.A936]*LOG([.A936])+[.$G$2]*2*(RAND()-0.5)" office:value-type="float" office:value="180042708968866" calcext:value-type="float">
            <text:p>180042708968866</text:p>
          </table:table-cell>
          <table:table-cell table:number-columns-repeated="5"/>
        </table:table-row>
        <table:table-row table:style-name="ro1">
          <table:table-cell office:value-type="float" office:value="10401234463" calcext:value-type="float">
            <text:p>10401234463</text:p>
          </table:table-cell>
          <table:table-cell table:formula="of:=[.$C$2]+[.$D$2]*[.A937]+[.$E$2]*LOG([.A937])+[.$F$2]*[.A937]*LOG([.A937])+[.$G$2]*2*(RAND()-0.5)" office:value-type="float" office:value="180243452860647" calcext:value-type="float">
            <text:p>180243452860647</text:p>
          </table:table-cell>
          <table:table-cell table:number-columns-repeated="5"/>
        </table:table-row>
        <table:table-row table:style-name="ro1">
          <table:table-cell office:value-type="float" office:value="10412345574" calcext:value-type="float">
            <text:p>10412345574</text:p>
          </table:table-cell>
          <table:table-cell table:formula="of:=[.$C$2]+[.$D$2]*[.A938]+[.$E$2]*LOG([.A938])+[.$F$2]*[.A938]*LOG([.A938])+[.$G$2]*2*(RAND()-0.5)" office:value-type="float" office:value="180444205515641" calcext:value-type="float">
            <text:p>180444205515641</text:p>
          </table:table-cell>
          <table:table-cell table:number-columns-repeated="5"/>
        </table:table-row>
        <table:table-row table:style-name="ro1">
          <table:table-cell office:value-type="float" office:value="10423456685" calcext:value-type="float">
            <text:p>10423456685</text:p>
          </table:table-cell>
          <table:table-cell table:formula="of:=[.$C$2]+[.$D$2]*[.A939]+[.$E$2]*LOG([.A939])+[.$F$2]*[.A939]*LOG([.A939])+[.$G$2]*2*(RAND()-0.5)" office:value-type="float" office:value="180644966924497" calcext:value-type="float">
            <text:p>180644966924497</text:p>
          </table:table-cell>
          <table:table-cell table:number-columns-repeated="5"/>
        </table:table-row>
        <table:table-row table:style-name="ro1">
          <table:table-cell office:value-type="float" office:value="10434567796" calcext:value-type="float">
            <text:p>10434567796</text:p>
          </table:table-cell>
          <table:table-cell table:formula="of:=[.$C$2]+[.$D$2]*[.A940]+[.$E$2]*LOG([.A940])+[.$F$2]*[.A940]*LOG([.A940])+[.$G$2]*2*(RAND()-0.5)" office:value-type="float" office:value="180845737077885" calcext:value-type="float">
            <text:p>180845737077885</text:p>
          </table:table-cell>
          <table:table-cell table:number-columns-repeated="5"/>
        </table:table-row>
        <table:table-row table:style-name="ro1">
          <table:table-cell office:value-type="float" office:value="10445678907" calcext:value-type="float">
            <text:p>10445678907</text:p>
          </table:table-cell>
          <table:table-cell table:formula="of:=[.$C$2]+[.$D$2]*[.A941]+[.$E$2]*LOG([.A941])+[.$F$2]*[.A941]*LOG([.A941])+[.$G$2]*2*(RAND()-0.5)" office:value-type="float" office:value="181046515966492" calcext:value-type="float">
            <text:p>181046515966492</text:p>
          </table:table-cell>
          <table:table-cell table:number-columns-repeated="5"/>
        </table:table-row>
        <table:table-row table:style-name="ro1">
          <table:table-cell office:value-type="float" office:value="10456790018" calcext:value-type="float">
            <text:p>10456790018</text:p>
          </table:table-cell>
          <table:table-cell table:formula="of:=[.$C$2]+[.$D$2]*[.A942]+[.$E$2]*LOG([.A942])+[.$F$2]*[.A942]*LOG([.A942])+[.$G$2]*2*(RAND()-0.5)" office:value-type="float" office:value="181247303581027" calcext:value-type="float">
            <text:p>181247303581027</text:p>
          </table:table-cell>
          <table:table-cell table:number-columns-repeated="5"/>
        </table:table-row>
        <table:table-row table:style-name="ro1">
          <table:table-cell office:value-type="float" office:value="10467901129" calcext:value-type="float">
            <text:p>10467901129</text:p>
          </table:table-cell>
          <table:table-cell table:formula="of:=[.$C$2]+[.$D$2]*[.A943]+[.$E$2]*LOG([.A943])+[.$F$2]*[.A943]*LOG([.A943])+[.$G$2]*2*(RAND()-0.5)" office:value-type="float" office:value="181448099912217" calcext:value-type="float">
            <text:p>181448099912217</text:p>
          </table:table-cell>
          <table:table-cell table:number-columns-repeated="5"/>
        </table:table-row>
        <table:table-row table:style-name="ro1">
          <table:table-cell office:value-type="float" office:value="10479012240" calcext:value-type="float">
            <text:p>10479012240</text:p>
          </table:table-cell>
          <table:table-cell table:formula="of:=[.$C$2]+[.$D$2]*[.A944]+[.$E$2]*LOG([.A944])+[.$F$2]*[.A944]*LOG([.A944])+[.$G$2]*2*(RAND()-0.5)" office:value-type="float" office:value="181648904950812" calcext:value-type="float">
            <text:p>181648904950812</text:p>
          </table:table-cell>
          <table:table-cell table:number-columns-repeated="5"/>
        </table:table-row>
        <table:table-row table:style-name="ro1">
          <table:table-cell office:value-type="float" office:value="10490123351" calcext:value-type="float">
            <text:p>10490123351</text:p>
          </table:table-cell>
          <table:table-cell table:formula="of:=[.$C$2]+[.$D$2]*[.A945]+[.$E$2]*LOG([.A945])+[.$F$2]*[.A945]*LOG([.A945])+[.$G$2]*2*(RAND()-0.5)" office:value-type="float" office:value="181849718687577" calcext:value-type="float">
            <text:p>181849718687577</text:p>
          </table:table-cell>
          <table:table-cell table:number-columns-repeated="5"/>
        </table:table-row>
        <table:table-row table:style-name="ro1">
          <table:table-cell office:value-type="float" office:value="10501234462" calcext:value-type="float">
            <text:p>10501234462</text:p>
          </table:table-cell>
          <table:table-cell table:formula="of:=[.$C$2]+[.$D$2]*[.A946]+[.$E$2]*LOG([.A946])+[.$F$2]*[.A946]*LOG([.A946])+[.$G$2]*2*(RAND()-0.5)" office:value-type="float" office:value="182050541113300" calcext:value-type="float">
            <text:p>182050541113300</text:p>
          </table:table-cell>
          <table:table-cell table:number-columns-repeated="5"/>
        </table:table-row>
        <table:table-row table:style-name="ro1">
          <table:table-cell office:value-type="float" office:value="10512345573" calcext:value-type="float">
            <text:p>10512345573</text:p>
          </table:table-cell>
          <table:table-cell table:formula="of:=[.$C$2]+[.$D$2]*[.A947]+[.$E$2]*LOG([.A947])+[.$F$2]*[.A947]*LOG([.A947])+[.$G$2]*2*(RAND()-0.5)" office:value-type="float" office:value="182251372218787" calcext:value-type="float">
            <text:p>182251372218787</text:p>
          </table:table-cell>
          <table:table-cell table:number-columns-repeated="5"/>
        </table:table-row>
        <table:table-row table:style-name="ro1">
          <table:table-cell office:value-type="float" office:value="10523456684" calcext:value-type="float">
            <text:p>10523456684</text:p>
          </table:table-cell>
          <table:table-cell table:formula="of:=[.$C$2]+[.$D$2]*[.A948]+[.$E$2]*LOG([.A948])+[.$F$2]*[.A948]*LOG([.A948])+[.$G$2]*2*(RAND()-0.5)" office:value-type="float" office:value="182452211994864" calcext:value-type="float">
            <text:p>182452211994864</text:p>
          </table:table-cell>
          <table:table-cell table:number-columns-repeated="5"/>
        </table:table-row>
        <table:table-row table:style-name="ro1">
          <table:table-cell office:value-type="float" office:value="10534567795" calcext:value-type="float">
            <text:p>10534567795</text:p>
          </table:table-cell>
          <table:table-cell table:formula="of:=[.$C$2]+[.$D$2]*[.A949]+[.$E$2]*LOG([.A949])+[.$F$2]*[.A949]*LOG([.A949])+[.$G$2]*2*(RAND()-0.5)" office:value-type="float" office:value="182653060432377" calcext:value-type="float">
            <text:p>182653060432377</text:p>
          </table:table-cell>
          <table:table-cell table:number-columns-repeated="5"/>
        </table:table-row>
        <table:table-row table:style-name="ro1">
          <table:table-cell office:value-type="float" office:value="10545678906" calcext:value-type="float">
            <text:p>10545678906</text:p>
          </table:table-cell>
          <table:table-cell table:formula="of:=[.$C$2]+[.$D$2]*[.A950]+[.$E$2]*LOG([.A950])+[.$F$2]*[.A950]*LOG([.A950])+[.$G$2]*2*(RAND()-0.5)" office:value-type="float" office:value="182853917522190" calcext:value-type="float">
            <text:p>182853917522190</text:p>
          </table:table-cell>
          <table:table-cell table:number-columns-repeated="5"/>
        </table:table-row>
        <table:table-row table:style-name="ro1">
          <table:table-cell office:value-type="float" office:value="10556790017" calcext:value-type="float">
            <text:p>10556790017</text:p>
          </table:table-cell>
          <table:table-cell table:formula="of:=[.$C$2]+[.$D$2]*[.A951]+[.$E$2]*LOG([.A951])+[.$F$2]*[.A951]*LOG([.A951])+[.$G$2]*2*(RAND()-0.5)" office:value-type="float" office:value="183054783255186" calcext:value-type="float">
            <text:p>183054783255186</text:p>
          </table:table-cell>
          <table:table-cell table:number-columns-repeated="5"/>
        </table:table-row>
        <table:table-row table:style-name="ro1">
          <table:table-cell office:value-type="float" office:value="10567901128" calcext:value-type="float">
            <text:p>10567901128</text:p>
          </table:table-cell>
          <table:table-cell table:formula="of:=[.$C$2]+[.$D$2]*[.A952]+[.$E$2]*LOG([.A952])+[.$F$2]*[.A952]*LOG([.A952])+[.$G$2]*2*(RAND()-0.5)" office:value-type="float" office:value="183255657622269" calcext:value-type="float">
            <text:p>183255657622269</text:p>
          </table:table-cell>
          <table:table-cell table:number-columns-repeated="5"/>
        </table:table-row>
        <table:table-row table:style-name="ro1">
          <table:table-cell office:value-type="float" office:value="10579012239" calcext:value-type="float">
            <text:p>10579012239</text:p>
          </table:table-cell>
          <table:table-cell table:formula="of:=[.$C$2]+[.$D$2]*[.A953]+[.$E$2]*LOG([.A953])+[.$F$2]*[.A953]*LOG([.A953])+[.$G$2]*2*(RAND()-0.5)" office:value-type="float" office:value="183456540614361" calcext:value-type="float">
            <text:p>183456540614361</text:p>
          </table:table-cell>
          <table:table-cell table:number-columns-repeated="5"/>
        </table:table-row>
        <table:table-row table:style-name="ro1">
          <table:table-cell office:value-type="float" office:value="10590123350" calcext:value-type="float">
            <text:p>10590123350</text:p>
          </table:table-cell>
          <table:table-cell table:formula="of:=[.$C$2]+[.$D$2]*[.A954]+[.$E$2]*LOG([.A954])+[.$F$2]*[.A954]*LOG([.A954])+[.$G$2]*2*(RAND()-0.5)" office:value-type="float" office:value="183657432222403" calcext:value-type="float">
            <text:p>183657432222403</text:p>
          </table:table-cell>
          <table:table-cell table:number-columns-repeated="5"/>
        </table:table-row>
        <table:table-row table:style-name="ro1">
          <table:table-cell office:value-type="float" office:value="10601234461" calcext:value-type="float">
            <text:p>10601234461</text:p>
          </table:table-cell>
          <table:table-cell table:formula="of:=[.$C$2]+[.$D$2]*[.A955]+[.$E$2]*LOG([.A955])+[.$F$2]*[.A955]*LOG([.A955])+[.$G$2]*2*(RAND()-0.5)" office:value-type="float" office:value="183858332437354" calcext:value-type="float">
            <text:p>183858332437354</text:p>
          </table:table-cell>
          <table:table-cell table:number-columns-repeated="5"/>
        </table:table-row>
        <table:table-row table:style-name="ro1">
          <table:table-cell office:value-type="float" office:value="10612345572" calcext:value-type="float">
            <text:p>10612345572</text:p>
          </table:table-cell>
          <table:table-cell table:formula="of:=[.$C$2]+[.$D$2]*[.A956]+[.$E$2]*LOG([.A956])+[.$F$2]*[.A956]*LOG([.A956])+[.$G$2]*2*(RAND()-0.5)" office:value-type="float" office:value="184059241250195" calcext:value-type="float">
            <text:p>184059241250195</text:p>
          </table:table-cell>
          <table:table-cell table:number-columns-repeated="5"/>
        </table:table-row>
        <table:table-row table:style-name="ro1">
          <table:table-cell office:value-type="float" office:value="10623456683" calcext:value-type="float">
            <text:p>10623456683</text:p>
          </table:table-cell>
          <table:table-cell table:formula="of:=[.$C$2]+[.$D$2]*[.A957]+[.$E$2]*LOG([.A957])+[.$F$2]*[.A957]*LOG([.A957])+[.$G$2]*2*(RAND()-0.5)" office:value-type="float" office:value="184260158651923" calcext:value-type="float">
            <text:p>184260158651923</text:p>
          </table:table-cell>
          <table:table-cell table:number-columns-repeated="5"/>
        </table:table-row>
        <table:table-row table:style-name="ro1">
          <table:table-cell office:value-type="float" office:value="10634567794" calcext:value-type="float">
            <text:p>10634567794</text:p>
          </table:table-cell>
          <table:table-cell table:formula="of:=[.$C$2]+[.$D$2]*[.A958]+[.$E$2]*LOG([.A958])+[.$F$2]*[.A958]*LOG([.A958])+[.$G$2]*2*(RAND()-0.5)" office:value-type="float" office:value="184461084633556" calcext:value-type="float">
            <text:p>184461084633556</text:p>
          </table:table-cell>
          <table:table-cell table:number-columns-repeated="5"/>
        </table:table-row>
        <table:table-row table:style-name="ro1">
          <table:table-cell office:value-type="float" office:value="10645678905" calcext:value-type="float">
            <text:p>10645678905</text:p>
          </table:table-cell>
          <table:table-cell table:formula="of:=[.$C$2]+[.$D$2]*[.A959]+[.$E$2]*LOG([.A959])+[.$F$2]*[.A959]*LOG([.A959])+[.$G$2]*2*(RAND()-0.5)" office:value-type="float" office:value="184662019186128" calcext:value-type="float">
            <text:p>184662019186128</text:p>
          </table:table-cell>
          <table:table-cell table:number-columns-repeated="5"/>
        </table:table-row>
        <table:table-row table:style-name="ro1">
          <table:table-cell office:value-type="float" office:value="10656790016" calcext:value-type="float">
            <text:p>10656790016</text:p>
          </table:table-cell>
          <table:table-cell table:formula="of:=[.$C$2]+[.$D$2]*[.A960]+[.$E$2]*LOG([.A960])+[.$F$2]*[.A960]*LOG([.A960])+[.$G$2]*2*(RAND()-0.5)" office:value-type="float" office:value="184862962300694" calcext:value-type="float">
            <text:p>184862962300694</text:p>
          </table:table-cell>
          <table:table-cell table:number-columns-repeated="5"/>
        </table:table-row>
        <table:table-row table:style-name="ro1">
          <table:table-cell office:value-type="float" office:value="10667901127" calcext:value-type="float">
            <text:p>10667901127</text:p>
          </table:table-cell>
          <table:table-cell table:formula="of:=[.$C$2]+[.$D$2]*[.A961]+[.$E$2]*LOG([.A961])+[.$F$2]*[.A961]*LOG([.A961])+[.$G$2]*2*(RAND()-0.5)" office:value-type="float" office:value="185063913968327" calcext:value-type="float">
            <text:p>185063913968327</text:p>
          </table:table-cell>
          <table:table-cell table:number-columns-repeated="5"/>
        </table:table-row>
        <table:table-row table:style-name="ro1">
          <table:table-cell office:value-type="float" office:value="10679012238" calcext:value-type="float">
            <text:p>10679012238</text:p>
          </table:table-cell>
          <table:table-cell table:formula="of:=[.$C$2]+[.$D$2]*[.A962]+[.$E$2]*LOG([.A962])+[.$F$2]*[.A962]*LOG([.A962])+[.$G$2]*2*(RAND()-0.5)" office:value-type="float" office:value="185264874180118" calcext:value-type="float">
            <text:p>185264874180118</text:p>
          </table:table-cell>
          <table:table-cell table:number-columns-repeated="5"/>
        </table:table-row>
        <table:table-row table:style-name="ro1">
          <table:table-cell office:value-type="float" office:value="10690123349" calcext:value-type="float">
            <text:p>10690123349</text:p>
          </table:table-cell>
          <table:table-cell table:formula="of:=[.$C$2]+[.$D$2]*[.A963]+[.$E$2]*LOG([.A963])+[.$F$2]*[.A963]*LOG([.A963])+[.$G$2]*2*(RAND()-0.5)" office:value-type="float" office:value="185465842927179" calcext:value-type="float">
            <text:p>185465842927179</text:p>
          </table:table-cell>
          <table:table-cell table:number-columns-repeated="5"/>
        </table:table-row>
        <table:table-row table:style-name="ro1">
          <table:table-cell office:value-type="float" office:value="10701234460" calcext:value-type="float">
            <text:p>10701234460</text:p>
          </table:table-cell>
          <table:table-cell table:formula="of:=[.$C$2]+[.$D$2]*[.A964]+[.$E$2]*LOG([.A964])+[.$F$2]*[.A964]*LOG([.A964])+[.$G$2]*2*(RAND()-0.5)" office:value-type="float" office:value="185666820200636" calcext:value-type="float">
            <text:p>185666820200636</text:p>
          </table:table-cell>
          <table:table-cell table:number-columns-repeated="5"/>
        </table:table-row>
        <table:table-row table:style-name="ro1">
          <table:table-cell office:value-type="float" office:value="10712345571" calcext:value-type="float">
            <text:p>10712345571</text:p>
          </table:table-cell>
          <table:table-cell table:formula="of:=[.$C$2]+[.$D$2]*[.A965]+[.$E$2]*LOG([.A965])+[.$F$2]*[.A965]*LOG([.A965])+[.$G$2]*2*(RAND()-0.5)" office:value-type="float" office:value="185867805991638" calcext:value-type="float">
            <text:p>185867805991638</text:p>
          </table:table-cell>
          <table:table-cell table:number-columns-repeated="5"/>
        </table:table-row>
        <table:table-row table:style-name="ro1">
          <table:table-cell office:value-type="float" office:value="10723456682" calcext:value-type="float">
            <text:p>10723456682</text:p>
          </table:table-cell>
          <table:table-cell table:formula="of:=[.$C$2]+[.$D$2]*[.A966]+[.$E$2]*LOG([.A966])+[.$F$2]*[.A966]*LOG([.A966])+[.$G$2]*2*(RAND()-0.5)" office:value-type="float" office:value="186068800291350" calcext:value-type="float">
            <text:p>186068800291350</text:p>
          </table:table-cell>
          <table:table-cell table:number-columns-repeated="5"/>
        </table:table-row>
        <table:table-row table:style-name="ro1">
          <table:table-cell office:value-type="float" office:value="10734567793" calcext:value-type="float">
            <text:p>10734567793</text:p>
          </table:table-cell>
          <table:table-cell table:formula="of:=[.$C$2]+[.$D$2]*[.A967]+[.$E$2]*LOG([.A967])+[.$F$2]*[.A967]*LOG([.A967])+[.$G$2]*2*(RAND()-0.5)" office:value-type="float" office:value="186269803090955" calcext:value-type="float">
            <text:p>186269803090955</text:p>
          </table:table-cell>
          <table:table-cell table:number-columns-repeated="5"/>
        </table:table-row>
        <table:table-row table:style-name="ro1">
          <table:table-cell office:value-type="float" office:value="10745678904" calcext:value-type="float">
            <text:p>10745678904</text:p>
          </table:table-cell>
          <table:table-cell table:formula="of:=[.$C$2]+[.$D$2]*[.A968]+[.$E$2]*LOG([.A968])+[.$F$2]*[.A968]*LOG([.A968])+[.$G$2]*2*(RAND()-0.5)" office:value-type="float" office:value="186470814381656" calcext:value-type="float">
            <text:p>186470814381656</text:p>
          </table:table-cell>
          <table:table-cell table:number-columns-repeated="5"/>
        </table:table-row>
        <table:table-row table:style-name="ro1">
          <table:table-cell office:value-type="float" office:value="10756790015" calcext:value-type="float">
            <text:p>10756790015</text:p>
          </table:table-cell>
          <table:table-cell table:formula="of:=[.$C$2]+[.$D$2]*[.A969]+[.$E$2]*LOG([.A969])+[.$F$2]*[.A969]*LOG([.A969])+[.$G$2]*2*(RAND()-0.5)" office:value-type="float" office:value="186671834154672" calcext:value-type="float">
            <text:p>186671834154672</text:p>
          </table:table-cell>
          <table:table-cell table:number-columns-repeated="5"/>
        </table:table-row>
        <table:table-row table:style-name="ro1">
          <table:table-cell office:value-type="float" office:value="10767901126" calcext:value-type="float">
            <text:p>10767901126</text:p>
          </table:table-cell>
          <table:table-cell table:formula="of:=[.$C$2]+[.$D$2]*[.A970]+[.$E$2]*LOG([.A970])+[.$F$2]*[.A970]*LOG([.A970])+[.$G$2]*2*(RAND()-0.5)" office:value-type="float" office:value="186872862401242" calcext:value-type="float">
            <text:p>186872862401242</text:p>
          </table:table-cell>
          <table:table-cell table:number-columns-repeated="5"/>
        </table:table-row>
        <table:table-row table:style-name="ro1">
          <table:table-cell office:value-type="float" office:value="10779012237" calcext:value-type="float">
            <text:p>10779012237</text:p>
          </table:table-cell>
          <table:table-cell table:formula="of:=[.$C$2]+[.$D$2]*[.A971]+[.$E$2]*LOG([.A971])+[.$F$2]*[.A971]*LOG([.A971])+[.$G$2]*2*(RAND()-0.5)" office:value-type="float" office:value="187073899112622" calcext:value-type="float">
            <text:p>187073899112622</text:p>
          </table:table-cell>
          <table:table-cell table:number-columns-repeated="5"/>
        </table:table-row>
        <table:table-row table:style-name="ro1">
          <table:table-cell office:value-type="float" office:value="10790123348" calcext:value-type="float">
            <text:p>10790123348</text:p>
          </table:table-cell>
          <table:table-cell table:formula="of:=[.$C$2]+[.$D$2]*[.A972]+[.$E$2]*LOG([.A972])+[.$F$2]*[.A972]*LOG([.A972])+[.$G$2]*2*(RAND()-0.5)" office:value-type="float" office:value="187274944280087" calcext:value-type="float">
            <text:p>187274944280087</text:p>
          </table:table-cell>
          <table:table-cell table:number-columns-repeated="5"/>
        </table:table-row>
        <table:table-row table:style-name="ro1">
          <table:table-cell office:value-type="float" office:value="10801234459" calcext:value-type="float">
            <text:p>10801234459</text:p>
          </table:table-cell>
          <table:table-cell table:formula="of:=[.$C$2]+[.$D$2]*[.A973]+[.$E$2]*LOG([.A973])+[.$F$2]*[.A973]*LOG([.A973])+[.$G$2]*2*(RAND()-0.5)" office:value-type="float" office:value="187475997894928" calcext:value-type="float">
            <text:p>187475997894928</text:p>
          </table:table-cell>
          <table:table-cell table:number-columns-repeated="5"/>
        </table:table-row>
        <table:table-row table:style-name="ro1">
          <table:table-cell office:value-type="float" office:value="10812345570" calcext:value-type="float">
            <text:p>10812345570</text:p>
          </table:table-cell>
          <table:table-cell table:formula="of:=[.$C$2]+[.$D$2]*[.A974]+[.$E$2]*LOG([.A974])+[.$F$2]*[.A974]*LOG([.A974])+[.$G$2]*2*(RAND()-0.5)" office:value-type="float" office:value="187677059948457" calcext:value-type="float">
            <text:p>187677059948457</text:p>
          </table:table-cell>
          <table:table-cell table:number-columns-repeated="5"/>
        </table:table-row>
        <table:table-row table:style-name="ro1">
          <table:table-cell office:value-type="float" office:value="10823456681" calcext:value-type="float">
            <text:p>10823456681</text:p>
          </table:table-cell>
          <table:table-cell table:formula="of:=[.$C$2]+[.$D$2]*[.A975]+[.$E$2]*LOG([.A975])+[.$F$2]*[.A975]*LOG([.A975])+[.$G$2]*2*(RAND()-0.5)" office:value-type="float" office:value="187878130432001" calcext:value-type="float">
            <text:p>187878130432001</text:p>
          </table:table-cell>
          <table:table-cell table:number-columns-repeated="5"/>
        </table:table-row>
        <table:table-row table:style-name="ro1">
          <table:table-cell office:value-type="float" office:value="10834567792" calcext:value-type="float">
            <text:p>10834567792</text:p>
          </table:table-cell>
          <table:table-cell table:formula="of:=[.$C$2]+[.$D$2]*[.A976]+[.$E$2]*LOG([.A976])+[.$F$2]*[.A976]*LOG([.A976])+[.$G$2]*2*(RAND()-0.5)" office:value-type="float" office:value="188079209336906" calcext:value-type="float">
            <text:p>188079209336906</text:p>
          </table:table-cell>
          <table:table-cell table:number-columns-repeated="5"/>
        </table:table-row>
        <table:table-row table:style-name="ro1">
          <table:table-cell office:value-type="float" office:value="10845678903" calcext:value-type="float">
            <text:p>10845678903</text:p>
          </table:table-cell>
          <table:table-cell table:formula="of:=[.$C$2]+[.$D$2]*[.A977]+[.$E$2]*LOG([.A977])+[.$F$2]*[.A977]*LOG([.A977])+[.$G$2]*2*(RAND()-0.5)" office:value-type="float" office:value="188280296654537" calcext:value-type="float">
            <text:p>188280296654537</text:p>
          </table:table-cell>
          <table:table-cell table:number-columns-repeated="5"/>
        </table:table-row>
        <table:table-row table:style-name="ro1">
          <table:table-cell office:value-type="float" office:value="10856790014" calcext:value-type="float">
            <text:p>10856790014</text:p>
          </table:table-cell>
          <table:table-cell table:formula="of:=[.$C$2]+[.$D$2]*[.A978]+[.$E$2]*LOG([.A978])+[.$F$2]*[.A978]*LOG([.A978])+[.$G$2]*2*(RAND()-0.5)" office:value-type="float" office:value="188481392376273" calcext:value-type="float">
            <text:p>188481392376273</text:p>
          </table:table-cell>
          <table:table-cell table:number-columns-repeated="5"/>
        </table:table-row>
        <table:table-row table:style-name="ro1">
          <table:table-cell office:value-type="float" office:value="10867901125" calcext:value-type="float">
            <text:p>10867901125</text:p>
          </table:table-cell>
          <table:table-cell table:formula="of:=[.$C$2]+[.$D$2]*[.A979]+[.$E$2]*LOG([.A979])+[.$F$2]*[.A979]*LOG([.A979])+[.$G$2]*2*(RAND()-0.5)" office:value-type="float" office:value="188682496493515" calcext:value-type="float">
            <text:p>188682496493515</text:p>
          </table:table-cell>
          <table:table-cell table:number-columns-repeated="5"/>
        </table:table-row>
        <table:table-row table:style-name="ro1">
          <table:table-cell office:value-type="float" office:value="10879012236" calcext:value-type="float">
            <text:p>10879012236</text:p>
          </table:table-cell>
          <table:table-cell table:formula="of:=[.$C$2]+[.$D$2]*[.A980]+[.$E$2]*LOG([.A980])+[.$F$2]*[.A980]*LOG([.A980])+[.$G$2]*2*(RAND()-0.5)" office:value-type="float" office:value="188883608997679" calcext:value-type="float">
            <text:p>188883608997679</text:p>
          </table:table-cell>
          <table:table-cell table:number-columns-repeated="5"/>
        </table:table-row>
        <table:table-row table:style-name="ro1">
          <table:table-cell office:value-type="float" office:value="10890123347" calcext:value-type="float">
            <text:p>10890123347</text:p>
          </table:table-cell>
          <table:table-cell table:formula="of:=[.$C$2]+[.$D$2]*[.A981]+[.$E$2]*LOG([.A981])+[.$F$2]*[.A981]*LOG([.A981])+[.$G$2]*2*(RAND()-0.5)" office:value-type="float" office:value="189084729880199" calcext:value-type="float">
            <text:p>189084729880199</text:p>
          </table:table-cell>
          <table:table-cell table:number-columns-repeated="5"/>
        </table:table-row>
        <table:table-row table:style-name="ro1">
          <table:table-cell office:value-type="float" office:value="10901234458" calcext:value-type="float">
            <text:p>10901234458</text:p>
          </table:table-cell>
          <table:table-cell table:formula="of:=[.$C$2]+[.$D$2]*[.A982]+[.$E$2]*LOG([.A982])+[.$F$2]*[.A982]*LOG([.A982])+[.$G$2]*2*(RAND()-0.5)" office:value-type="float" office:value="189285859132527" calcext:value-type="float">
            <text:p>189285859132527</text:p>
          </table:table-cell>
          <table:table-cell table:number-columns-repeated="5"/>
        </table:table-row>
        <table:table-row table:style-name="ro1">
          <table:table-cell office:value-type="float" office:value="10912345569" calcext:value-type="float">
            <text:p>10912345569</text:p>
          </table:table-cell>
          <table:table-cell table:formula="of:=[.$C$2]+[.$D$2]*[.A983]+[.$E$2]*LOG([.A983])+[.$F$2]*[.A983]*LOG([.A983])+[.$G$2]*2*(RAND()-0.5)" office:value-type="float" office:value="189486996746131" calcext:value-type="float">
            <text:p>189486996746131</text:p>
          </table:table-cell>
          <table:table-cell table:number-columns-repeated="5"/>
        </table:table-row>
        <table:table-row table:style-name="ro1">
          <table:table-cell office:value-type="float" office:value="10923456680" calcext:value-type="float">
            <text:p>10923456680</text:p>
          </table:table-cell>
          <table:table-cell table:formula="of:=[.$C$2]+[.$D$2]*[.A984]+[.$E$2]*LOG([.A984])+[.$F$2]*[.A984]*LOG([.A984])+[.$G$2]*2*(RAND()-0.5)" office:value-type="float" office:value="189688142712499" calcext:value-type="float">
            <text:p>189688142712499</text:p>
          </table:table-cell>
          <table:table-cell table:number-columns-repeated="5"/>
        </table:table-row>
        <table:table-row table:style-name="ro1">
          <table:table-cell office:value-type="float" office:value="10934567791" calcext:value-type="float">
            <text:p>10934567791</text:p>
          </table:table-cell>
          <table:table-cell table:formula="of:=[.$C$2]+[.$D$2]*[.A985]+[.$E$2]*LOG([.A985])+[.$F$2]*[.A985]*LOG([.A985])+[.$G$2]*2*(RAND()-0.5)" office:value-type="float" office:value="189889297023134" calcext:value-type="float">
            <text:p>189889297023134</text:p>
          </table:table-cell>
          <table:table-cell table:number-columns-repeated="5"/>
        </table:table-row>
        <table:table-row table:style-name="ro1">
          <table:table-cell office:value-type="float" office:value="10945678902" calcext:value-type="float">
            <text:p>10945678902</text:p>
          </table:table-cell>
          <table:table-cell table:formula="of:=[.$C$2]+[.$D$2]*[.A986]+[.$E$2]*LOG([.A986])+[.$F$2]*[.A986]*LOG([.A986])+[.$G$2]*2*(RAND()-0.5)" office:value-type="float" office:value="190090459669557" calcext:value-type="float">
            <text:p>190090459669557</text:p>
          </table:table-cell>
          <table:table-cell table:number-columns-repeated="5"/>
        </table:table-row>
        <table:table-row table:style-name="ro1">
          <table:table-cell office:value-type="float" office:value="10956790013" calcext:value-type="float">
            <text:p>10956790013</text:p>
          </table:table-cell>
          <table:table-cell table:formula="of:=[.$C$2]+[.$D$2]*[.A987]+[.$E$2]*LOG([.A987])+[.$F$2]*[.A987]*LOG([.A987])+[.$G$2]*2*(RAND()-0.5)" office:value-type="float" office:value="190291630643305" calcext:value-type="float">
            <text:p>190291630643305</text:p>
          </table:table-cell>
          <table:table-cell table:number-columns-repeated="5"/>
        </table:table-row>
        <table:table-row table:style-name="ro1">
          <table:table-cell office:value-type="float" office:value="10967901124" calcext:value-type="float">
            <text:p>10967901124</text:p>
          </table:table-cell>
          <table:table-cell table:formula="of:=[.$C$2]+[.$D$2]*[.A988]+[.$E$2]*LOG([.A988])+[.$F$2]*[.A988]*LOG([.A988])+[.$G$2]*2*(RAND()-0.5)" office:value-type="float" office:value="190492809935936" calcext:value-type="float">
            <text:p>190492809935936</text:p>
          </table:table-cell>
          <table:table-cell table:number-columns-repeated="5"/>
        </table:table-row>
        <table:table-row table:style-name="ro1">
          <table:table-cell office:value-type="float" office:value="10979012235" calcext:value-type="float">
            <text:p>10979012235</text:p>
          </table:table-cell>
          <table:table-cell table:formula="of:=[.$C$2]+[.$D$2]*[.A989]+[.$E$2]*LOG([.A989])+[.$F$2]*[.A989]*LOG([.A989])+[.$G$2]*2*(RAND()-0.5)" office:value-type="float" office:value="190693997539020" calcext:value-type="float">
            <text:p>190693997539020</text:p>
          </table:table-cell>
          <table:table-cell table:number-columns-repeated="5"/>
        </table:table-row>
        <table:table-row table:style-name="ro1">
          <table:table-cell office:value-type="float" office:value="10990123346" calcext:value-type="float">
            <text:p>10990123346</text:p>
          </table:table-cell>
          <table:table-cell table:formula="of:=[.$C$2]+[.$D$2]*[.A990]+[.$E$2]*LOG([.A990])+[.$F$2]*[.A990]*LOG([.A990])+[.$G$2]*2*(RAND()-0.5)" office:value-type="float" office:value="190895193444148" calcext:value-type="float">
            <text:p>190895193444148</text:p>
          </table:table-cell>
          <table:table-cell table:number-columns-repeated="5"/>
        </table:table-row>
        <table:table-row table:style-name="ro1">
          <table:table-cell office:value-type="float" office:value="11001234457" calcext:value-type="float">
            <text:p>11001234457</text:p>
          </table:table-cell>
          <table:table-cell table:formula="of:=[.$C$2]+[.$D$2]*[.A991]+[.$E$2]*LOG([.A991])+[.$F$2]*[.A991]*LOG([.A991])+[.$G$2]*2*(RAND()-0.5)" office:value-type="float" office:value="191096397642927" calcext:value-type="float">
            <text:p>191096397642927</text:p>
          </table:table-cell>
          <table:table-cell table:number-columns-repeated="5"/>
        </table:table-row>
        <table:table-row table:style-name="ro1">
          <table:table-cell office:value-type="float" office:value="11012345568" calcext:value-type="float">
            <text:p>11012345568</text:p>
          </table:table-cell>
          <table:table-cell table:formula="of:=[.$C$2]+[.$D$2]*[.A992]+[.$E$2]*LOG([.A992])+[.$F$2]*[.A992]*LOG([.A992])+[.$G$2]*2*(RAND()-0.5)" office:value-type="float" office:value="191297610126978" calcext:value-type="float">
            <text:p>191297610126978</text:p>
          </table:table-cell>
          <table:table-cell table:number-columns-repeated="5"/>
        </table:table-row>
        <table:table-row table:style-name="ro1">
          <table:table-cell office:value-type="float" office:value="11023456679" calcext:value-type="float">
            <text:p>11023456679</text:p>
          </table:table-cell>
          <table:table-cell table:formula="of:=[.$C$2]+[.$D$2]*[.A993]+[.$E$2]*LOG([.A993])+[.$F$2]*[.A993]*LOG([.A993])+[.$G$2]*2*(RAND()-0.5)" office:value-type="float" office:value="191498830887944" calcext:value-type="float">
            <text:p>191498830887944</text:p>
          </table:table-cell>
          <table:table-cell table:number-columns-repeated="5"/>
        </table:table-row>
        <table:table-row table:style-name="ro1">
          <table:table-cell office:value-type="float" office:value="11034567790" calcext:value-type="float">
            <text:p>11034567790</text:p>
          </table:table-cell>
          <table:table-cell table:formula="of:=[.$C$2]+[.$D$2]*[.A994]+[.$E$2]*LOG([.A994])+[.$F$2]*[.A994]*LOG([.A994])+[.$G$2]*2*(RAND()-0.5)" office:value-type="float" office:value="191700059917482" calcext:value-type="float">
            <text:p>191700059917482</text:p>
          </table:table-cell>
          <table:table-cell table:number-columns-repeated="5"/>
        </table:table-row>
        <table:table-row table:style-name="ro1">
          <table:table-cell office:value-type="float" office:value="11045678901" calcext:value-type="float">
            <text:p>11045678901</text:p>
          </table:table-cell>
          <table:table-cell table:formula="of:=[.$C$2]+[.$D$2]*[.A995]+[.$E$2]*LOG([.A995])+[.$F$2]*[.A995]*LOG([.A995])+[.$G$2]*2*(RAND()-0.5)" office:value-type="float" office:value="191901297207265" calcext:value-type="float">
            <text:p>191901297207265</text:p>
          </table:table-cell>
          <table:table-cell table:number-columns-repeated="5"/>
        </table:table-row>
        <table:table-row table:style-name="ro1">
          <table:table-cell office:value-type="float" office:value="11056790012" calcext:value-type="float">
            <text:p>11056790012</text:p>
          </table:table-cell>
          <table:table-cell table:formula="of:=[.$C$2]+[.$D$2]*[.A996]+[.$E$2]*LOG([.A996])+[.$F$2]*[.A996]*LOG([.A996])+[.$G$2]*2*(RAND()-0.5)" office:value-type="float" office:value="192102542748984" calcext:value-type="float">
            <text:p>192102542748984</text:p>
          </table:table-cell>
          <table:table-cell table:number-columns-repeated="5"/>
        </table:table-row>
        <table:table-row table:style-name="ro1">
          <table:table-cell office:value-type="float" office:value="11067901123" calcext:value-type="float">
            <text:p>11067901123</text:p>
          </table:table-cell>
          <table:table-cell table:formula="of:=[.$C$2]+[.$D$2]*[.A997]+[.$E$2]*LOG([.A997])+[.$F$2]*[.A997]*LOG([.A997])+[.$G$2]*2*(RAND()-0.5)" office:value-type="float" office:value="192303796534346" calcext:value-type="float">
            <text:p>192303796534346</text:p>
          </table:table-cell>
          <table:table-cell table:number-columns-repeated="5"/>
        </table:table-row>
        <table:table-row table:style-name="ro1">
          <table:table-cell office:value-type="float" office:value="11079012234" calcext:value-type="float">
            <text:p>11079012234</text:p>
          </table:table-cell>
          <table:table-cell table:formula="of:=[.$C$2]+[.$D$2]*[.A998]+[.$E$2]*LOG([.A998])+[.$F$2]*[.A998]*LOG([.A998])+[.$G$2]*2*(RAND()-0.5)" office:value-type="float" office:value="192505058555077" calcext:value-type="float">
            <text:p>192505058555077</text:p>
          </table:table-cell>
          <table:table-cell table:number-columns-repeated="5"/>
        </table:table-row>
        <table:table-row table:style-name="ro1">
          <table:table-cell office:value-type="float" office:value="11090123345" calcext:value-type="float">
            <text:p>11090123345</text:p>
          </table:table-cell>
          <table:table-cell table:formula="of:=[.$C$2]+[.$D$2]*[.A999]+[.$E$2]*LOG([.A999])+[.$F$2]*[.A999]*LOG([.A999])+[.$G$2]*2*(RAND()-0.5)" office:value-type="float" office:value="192706328802916" calcext:value-type="float">
            <text:p>192706328802916</text:p>
          </table:table-cell>
          <table:table-cell table:number-columns-repeated="5"/>
        </table:table-row>
        <table:table-row table:style-name="ro1">
          <table:table-cell office:value-type="float" office:value="11101234456" calcext:value-type="float">
            <text:p>11101234456</text:p>
          </table:table-cell>
          <table:table-cell table:formula="of:=[.$C$2]+[.$D$2]*[.A1000]+[.$E$2]*LOG([.A1000])+[.$F$2]*[.A1000]*LOG([.A1000])+[.$G$2]*2*(RAND()-0.5)" office:value-type="float" office:value="192907607269622" calcext:value-type="float">
            <text:p>192907607269622</text:p>
          </table:table-cell>
          <table:table-cell table:number-columns-repeated="5"/>
        </table:table-row>
        <table:table-row table:style-name="ro1">
          <table:table-cell office:value-type="float" office:value="11112345567" calcext:value-type="float">
            <text:p>11112345567</text:p>
          </table:table-cell>
          <table:table-cell table:formula="of:=[.$C$2]+[.$D$2]*[.A1001]+[.$E$2]*LOG([.A1001])+[.$F$2]*[.A1001]*LOG([.A1001])+[.$G$2]*2*(RAND()-0.5)" office:value-type="float" office:value="193108893946967" calcext:value-type="float">
            <text:p>193108893946967</text:p>
          </table:table-cell>
          <table:table-cell table:number-columns-repeated="5"/>
        </table:table-row>
        <table:table-row table:style-name="ro1">
          <table:table-cell office:value-type="float" office:value="11123456678" calcext:value-type="float">
            <text:p>11123456678</text:p>
          </table:table-cell>
          <table:table-cell table:formula="of:=[.$C$2]+[.$D$2]*[.A1002]+[.$E$2]*LOG([.A1002])+[.$F$2]*[.A1002]*LOG([.A1002])+[.$G$2]*2*(RAND()-0.5)" office:value-type="float" office:value="193310188826743" calcext:value-type="float">
            <text:p>193310188826743</text:p>
          </table:table-cell>
          <table:table-cell table:number-columns-repeated="5"/>
        </table:table-row>
        <table:table-row table:style-name="ro1">
          <table:table-cell office:value-type="float" office:value="11134567789" calcext:value-type="float">
            <text:p>11134567789</text:p>
          </table:table-cell>
          <table:table-cell table:formula="of:=[.$C$2]+[.$D$2]*[.A1003]+[.$E$2]*LOG([.A1003])+[.$F$2]*[.A1003]*LOG([.A1003])+[.$G$2]*2*(RAND()-0.5)" office:value-type="float" office:value="193511491900755" calcext:value-type="float">
            <text:p>193511491900755</text:p>
          </table:table-cell>
          <table:table-cell table:number-columns-repeated="5"/>
        </table:table-row>
        <table:table-row table:style-name="ro1">
          <table:table-cell office:value-type="float" office:value="11145678900" calcext:value-type="float">
            <text:p>11145678900</text:p>
          </table:table-cell>
          <table:table-cell table:formula="of:=[.$C$2]+[.$D$2]*[.A1004]+[.$E$2]*LOG([.A1004])+[.$F$2]*[.A1004]*LOG([.A1004])+[.$G$2]*2*(RAND()-0.5)" office:value-type="float" office:value="193712803160827" calcext:value-type="float">
            <text:p>193712803160827</text:p>
          </table:table-cell>
          <table:table-cell table:number-columns-repeated="5"/>
        </table:table-row>
        <table:table-row table:style-name="ro1">
          <table:table-cell office:value-type="float" office:value="11156790011" calcext:value-type="float">
            <text:p>11156790011</text:p>
          </table:table-cell>
          <table:table-cell table:formula="of:=[.$C$2]+[.$D$2]*[.A1005]+[.$E$2]*LOG([.A1005])+[.$F$2]*[.A1005]*LOG([.A1005])+[.$G$2]*2*(RAND()-0.5)" office:value-type="float" office:value="193914122598798" calcext:value-type="float">
            <text:p>193914122598798</text:p>
          </table:table-cell>
          <table:table-cell table:number-columns-repeated="5"/>
        </table:table-row>
        <table:table-row table:style-name="ro1">
          <table:table-cell office:value-type="float" office:value="11167901122" calcext:value-type="float">
            <text:p>11167901122</text:p>
          </table:table-cell>
          <table:table-cell table:formula="of:=[.$C$2]+[.$D$2]*[.A1006]+[.$E$2]*LOG([.A1006])+[.$F$2]*[.A1006]*LOG([.A1006])+[.$G$2]*2*(RAND()-0.5)" office:value-type="float" office:value="194115450206524" calcext:value-type="float">
            <text:p>194115450206524</text:p>
          </table:table-cell>
          <table:table-cell table:number-columns-repeated="5"/>
        </table:table-row>
        <table:table-row table:style-name="ro1">
          <table:table-cell office:value-type="float" office:value="11179012233" calcext:value-type="float">
            <text:p>11179012233</text:p>
          </table:table-cell>
          <table:table-cell table:formula="of:=[.$C$2]+[.$D$2]*[.A1007]+[.$E$2]*LOG([.A1007])+[.$F$2]*[.A1007]*LOG([.A1007])+[.$G$2]*2*(RAND()-0.5)" office:value-type="float" office:value="194316785975876" calcext:value-type="float">
            <text:p>194316785975876</text:p>
          </table:table-cell>
          <table:table-cell table:number-columns-repeated="5"/>
        </table:table-row>
        <table:table-row table:style-name="ro1">
          <table:table-cell office:value-type="float" office:value="11190123344" calcext:value-type="float">
            <text:p>11190123344</text:p>
          </table:table-cell>
          <table:table-cell table:formula="of:=[.$C$2]+[.$D$2]*[.A1008]+[.$E$2]*LOG([.A1008])+[.$F$2]*[.A1008]*LOG([.A1008])+[.$G$2]*2*(RAND()-0.5)" office:value-type="float" office:value="194518129898743" calcext:value-type="float">
            <text:p>194518129898743</text:p>
          </table:table-cell>
          <table:table-cell table:number-columns-repeated="5"/>
        </table:table-row>
        <table:table-row table:style-name="ro1">
          <table:table-cell office:value-type="float" office:value="11201234455" calcext:value-type="float">
            <text:p>11201234455</text:p>
          </table:table-cell>
          <table:table-cell table:formula="of:=[.$C$2]+[.$D$2]*[.A1009]+[.$E$2]*LOG([.A1009])+[.$F$2]*[.A1009]*LOG([.A1009])+[.$G$2]*2*(RAND()-0.5)" office:value-type="float" office:value="194719481967029" calcext:value-type="float">
            <text:p>194719481967029</text:p>
          </table:table-cell>
          <table:table-cell table:number-columns-repeated="5"/>
        </table:table-row>
        <table:table-row table:style-name="ro1">
          <table:table-cell office:value-type="float" office:value="11212345566" calcext:value-type="float">
            <text:p>11212345566</text:p>
          </table:table-cell>
          <table:table-cell table:formula="of:=[.$C$2]+[.$D$2]*[.A1010]+[.$E$2]*LOG([.A1010])+[.$F$2]*[.A1010]*LOG([.A1010])+[.$G$2]*2*(RAND()-0.5)" office:value-type="float" office:value="194920842172653" calcext:value-type="float">
            <text:p>194920842172653</text:p>
          </table:table-cell>
          <table:table-cell table:number-columns-repeated="5"/>
        </table:table-row>
        <table:table-row table:style-name="ro1">
          <table:table-cell office:value-type="float" office:value="11223456677" calcext:value-type="float">
            <text:p>11223456677</text:p>
          </table:table-cell>
          <table:table-cell table:formula="of:=[.$C$2]+[.$D$2]*[.A1011]+[.$E$2]*LOG([.A1011])+[.$F$2]*[.A1011]*LOG([.A1011])+[.$G$2]*2*(RAND()-0.5)" office:value-type="float" office:value="195122210507551" calcext:value-type="float">
            <text:p>195122210507551</text:p>
          </table:table-cell>
          <table:table-cell table:number-columns-repeated="5"/>
        </table:table-row>
        <table:table-row table:style-name="ro1">
          <table:table-cell office:value-type="float" office:value="11234567788" calcext:value-type="float">
            <text:p>11234567788</text:p>
          </table:table-cell>
          <table:table-cell table:formula="of:=[.$C$2]+[.$D$2]*[.A1012]+[.$E$2]*LOG([.A1012])+[.$F$2]*[.A1012]*LOG([.A1012])+[.$G$2]*2*(RAND()-0.5)" office:value-type="float" office:value="195323586963677" calcext:value-type="float">
            <text:p>195323586963677</text:p>
          </table:table-cell>
          <table:table-cell table:number-columns-repeated="5"/>
        </table:table-row>
        <table:table-row table:style-name="ro1">
          <table:table-cell office:value-type="float" office:value="11245678899" calcext:value-type="float">
            <text:p>11245678899</text:p>
          </table:table-cell>
          <table:table-cell table:formula="of:=[.$C$2]+[.$D$2]*[.A1013]+[.$E$2]*LOG([.A1013])+[.$F$2]*[.A1013]*LOG([.A1013])+[.$G$2]*2*(RAND()-0.5)" office:value-type="float" office:value="195524971532997" calcext:value-type="float">
            <text:p>195524971532997</text:p>
          </table:table-cell>
          <table:table-cell table:number-columns-repeated="5"/>
        </table:table-row>
        <table:table-row table:style-name="ro1">
          <table:table-cell office:value-type="float" office:value="11256790010" calcext:value-type="float">
            <text:p>11256790010</text:p>
          </table:table-cell>
          <table:table-cell table:formula="of:=[.$C$2]+[.$D$2]*[.A1014]+[.$E$2]*LOG([.A1014])+[.$F$2]*[.A1014]*LOG([.A1014])+[.$G$2]*2*(RAND()-0.5)" office:value-type="float" office:value="195726364207497" calcext:value-type="float">
            <text:p>195726364207497</text:p>
          </table:table-cell>
          <table:table-cell table:number-columns-repeated="5"/>
        </table:table-row>
        <table:table-row table:style-name="ro1">
          <table:table-cell office:value-type="float" office:value="11267901121" calcext:value-type="float">
            <text:p>11267901121</text:p>
          </table:table-cell>
          <table:table-cell table:formula="of:=[.$C$2]+[.$D$2]*[.A1015]+[.$E$2]*LOG([.A1015])+[.$F$2]*[.A1015]*LOG([.A1015])+[.$G$2]*2*(RAND()-0.5)" office:value-type="float" office:value="195927764979174" calcext:value-type="float">
            <text:p>195927764979174</text:p>
          </table:table-cell>
          <table:table-cell table:number-columns-repeated="5"/>
        </table:table-row>
        <table:table-row table:style-name="ro1">
          <table:table-cell office:value-type="float" office:value="11279012232" calcext:value-type="float">
            <text:p>11279012232</text:p>
          </table:table-cell>
          <table:table-cell table:formula="of:=[.$C$2]+[.$D$2]*[.A1016]+[.$E$2]*LOG([.A1016])+[.$F$2]*[.A1016]*LOG([.A1016])+[.$G$2]*2*(RAND()-0.5)" office:value-type="float" office:value="196129173840046" calcext:value-type="float">
            <text:p>196129173840046</text:p>
          </table:table-cell>
          <table:table-cell table:number-columns-repeated="5"/>
        </table:table-row>
        <table:table-row table:style-name="ro1">
          <table:table-cell office:value-type="float" office:value="11290123343" calcext:value-type="float">
            <text:p>11290123343</text:p>
          </table:table-cell>
          <table:table-cell table:formula="of:=[.$C$2]+[.$D$2]*[.A1017]+[.$E$2]*LOG([.A1017])+[.$F$2]*[.A1017]*LOG([.A1017])+[.$G$2]*2*(RAND()-0.5)" office:value-type="float" office:value="196330590782143" calcext:value-type="float">
            <text:p>196330590782143</text:p>
          </table:table-cell>
          <table:table-cell table:number-columns-repeated="5"/>
        </table:table-row>
        <table:table-row table:style-name="ro1">
          <table:table-cell office:value-type="float" office:value="11301234454" calcext:value-type="float">
            <text:p>11301234454</text:p>
          </table:table-cell>
          <table:table-cell table:formula="of:=[.$C$2]+[.$D$2]*[.A1018]+[.$E$2]*LOG([.A1018])+[.$F$2]*[.A1018]*LOG([.A1018])+[.$G$2]*2*(RAND()-0.5)" office:value-type="float" office:value="196532015797511" calcext:value-type="float">
            <text:p>196532015797511</text:p>
          </table:table-cell>
          <table:table-cell table:number-columns-repeated="5"/>
        </table:table-row>
        <table:table-row table:style-name="ro1">
          <table:table-cell office:value-type="float" office:value="11312345565" calcext:value-type="float">
            <text:p>11312345565</text:p>
          </table:table-cell>
          <table:table-cell table:formula="of:=[.$C$2]+[.$D$2]*[.A1019]+[.$E$2]*LOG([.A1019])+[.$F$2]*[.A1019]*LOG([.A1019])+[.$G$2]*2*(RAND()-0.5)" office:value-type="float" office:value="196733448878215" calcext:value-type="float">
            <text:p>196733448878215</text:p>
          </table:table-cell>
          <table:table-cell table:number-columns-repeated="5"/>
        </table:table-row>
        <table:table-row table:style-name="ro1">
          <table:table-cell office:value-type="float" office:value="11323456676" calcext:value-type="float">
            <text:p>11323456676</text:p>
          </table:table-cell>
          <table:table-cell table:formula="of:=[.$C$2]+[.$D$2]*[.A1020]+[.$E$2]*LOG([.A1020])+[.$F$2]*[.A1020]*LOG([.A1020])+[.$G$2]*2*(RAND()-0.5)" office:value-type="float" office:value="196934890016331" calcext:value-type="float">
            <text:p>196934890016331</text:p>
          </table:table-cell>
          <table:table-cell table:number-columns-repeated="5"/>
        </table:table-row>
        <table:table-row table:style-name="ro1">
          <table:table-cell office:value-type="float" office:value="11334567787" calcext:value-type="float">
            <text:p>11334567787</text:p>
          </table:table-cell>
          <table:table-cell table:formula="of:=[.$C$2]+[.$D$2]*[.A1021]+[.$E$2]*LOG([.A1021])+[.$F$2]*[.A1021]*LOG([.A1021])+[.$G$2]*2*(RAND()-0.5)" office:value-type="float" office:value="197136339203954" calcext:value-type="float">
            <text:p>197136339203954</text:p>
          </table:table-cell>
          <table:table-cell table:number-columns-repeated="5"/>
        </table:table-row>
        <table:table-row table:style-name="ro1">
          <table:table-cell office:value-type="float" office:value="11345678898" calcext:value-type="float">
            <text:p>11345678898</text:p>
          </table:table-cell>
          <table:table-cell table:formula="of:=[.$C$2]+[.$D$2]*[.A1022]+[.$E$2]*LOG([.A1022])+[.$F$2]*[.A1022]*LOG([.A1022])+[.$G$2]*2*(RAND()-0.5)" office:value-type="float" office:value="197337796433192" calcext:value-type="float">
            <text:p>197337796433192</text:p>
          </table:table-cell>
          <table:table-cell table:number-columns-repeated="5"/>
        </table:table-row>
        <table:table-row table:style-name="ro1">
          <table:table-cell office:value-type="float" office:value="11356790009" calcext:value-type="float">
            <text:p>11356790009</text:p>
          </table:table-cell>
          <table:table-cell table:formula="of:=[.$C$2]+[.$D$2]*[.A1023]+[.$E$2]*LOG([.A1023])+[.$F$2]*[.A1023]*LOG([.A1023])+[.$G$2]*2*(RAND()-0.5)" office:value-type="float" office:value="197539261696170" calcext:value-type="float">
            <text:p>197539261696170</text:p>
          </table:table-cell>
          <table:table-cell table:number-columns-repeated="5"/>
        </table:table-row>
        <table:table-row table:style-name="ro1">
          <table:table-cell office:value-type="float" office:value="11367901120" calcext:value-type="float">
            <text:p>11367901120</text:p>
          </table:table-cell>
          <table:table-cell table:formula="of:=[.$C$2]+[.$D$2]*[.A1024]+[.$E$2]*LOG([.A1024])+[.$F$2]*[.A1024]*LOG([.A1024])+[.$G$2]*2*(RAND()-0.5)" office:value-type="float" office:value="197740734985029" calcext:value-type="float">
            <text:p>197740734985029</text:p>
          </table:table-cell>
          <table:table-cell table:number-columns-repeated="5"/>
        </table:table-row>
        <table:table-row table:style-name="ro1">
          <table:table-cell office:value-type="float" office:value="11379012231" calcext:value-type="float">
            <text:p>11379012231</text:p>
          </table:table-cell>
          <table:table-cell table:formula="of:=[.$C$2]+[.$D$2]*[.A1025]+[.$E$2]*LOG([.A1025])+[.$F$2]*[.A1025]*LOG([.A1025])+[.$G$2]*2*(RAND()-0.5)" office:value-type="float" office:value="197942216291924" calcext:value-type="float">
            <text:p>197942216291924</text:p>
          </table:table-cell>
          <table:table-cell table:number-columns-repeated="5"/>
        </table:table-row>
        <table:table-row table:style-name="ro1">
          <table:table-cell office:value-type="float" office:value="11390123342" calcext:value-type="float">
            <text:p>11390123342</text:p>
          </table:table-cell>
          <table:table-cell table:formula="of:=[.$C$2]+[.$D$2]*[.A1026]+[.$E$2]*LOG([.A1026])+[.$F$2]*[.A1026]*LOG([.A1026])+[.$G$2]*2*(RAND()-0.5)" office:value-type="float" office:value="198143705609025" calcext:value-type="float">
            <text:p>198143705609025</text:p>
          </table:table-cell>
          <table:table-cell table:number-columns-repeated="5"/>
        </table:table-row>
        <table:table-row table:style-name="ro1">
          <table:table-cell office:value-type="float" office:value="11401234453" calcext:value-type="float">
            <text:p>11401234453</text:p>
          </table:table-cell>
          <table:table-cell table:formula="of:=[.$C$2]+[.$D$2]*[.A1027]+[.$E$2]*LOG([.A1027])+[.$F$2]*[.A1027]*LOG([.A1027])+[.$G$2]*2*(RAND()-0.5)" office:value-type="float" office:value="198345202928518" calcext:value-type="float">
            <text:p>198345202928518</text:p>
          </table:table-cell>
          <table:table-cell table:number-columns-repeated="5"/>
        </table:table-row>
        <table:table-row table:style-name="ro1">
          <table:table-cell office:value-type="float" office:value="11412345564" calcext:value-type="float">
            <text:p>11412345564</text:p>
          </table:table-cell>
          <table:table-cell table:formula="of:=[.$C$2]+[.$D$2]*[.A1028]+[.$E$2]*LOG([.A1028])+[.$F$2]*[.A1028]*LOG([.A1028])+[.$G$2]*2*(RAND()-0.5)" office:value-type="float" office:value="198546708242605" calcext:value-type="float">
            <text:p>198546708242605</text:p>
          </table:table-cell>
          <table:table-cell table:number-columns-repeated="5"/>
        </table:table-row>
        <table:table-row table:style-name="ro1">
          <table:table-cell office:value-type="float" office:value="11423456675" calcext:value-type="float">
            <text:p>11423456675</text:p>
          </table:table-cell>
          <table:table-cell table:formula="of:=[.$C$2]+[.$D$2]*[.A1029]+[.$E$2]*LOG([.A1029])+[.$F$2]*[.A1029]*LOG([.A1029])+[.$G$2]*2*(RAND()-0.5)" office:value-type="float" office:value="198748221543503" calcext:value-type="float">
            <text:p>198748221543503</text:p>
          </table:table-cell>
          <table:table-cell table:number-columns-repeated="5"/>
        </table:table-row>
        <table:table-row table:style-name="ro1">
          <table:table-cell office:value-type="float" office:value="11434567786" calcext:value-type="float">
            <text:p>11434567786</text:p>
          </table:table-cell>
          <table:table-cell table:formula="of:=[.$C$2]+[.$D$2]*[.A1030]+[.$E$2]*LOG([.A1030])+[.$F$2]*[.A1030]*LOG([.A1030])+[.$G$2]*2*(RAND()-0.5)" office:value-type="float" office:value="198949742823442" calcext:value-type="float">
            <text:p>198949742823442</text:p>
          </table:table-cell>
          <table:table-cell table:number-columns-repeated="5"/>
        </table:table-row>
        <table:table-row table:style-name="ro1">
          <table:table-cell office:value-type="float" office:value="11445678897" calcext:value-type="float">
            <text:p>11445678897</text:p>
          </table:table-cell>
          <table:table-cell table:formula="of:=[.$C$2]+[.$D$2]*[.A1031]+[.$E$2]*LOG([.A1031])+[.$F$2]*[.A1031]*LOG([.A1031])+[.$G$2]*2*(RAND()-0.5)" office:value-type="float" office:value="199151272074669" calcext:value-type="float">
            <text:p>199151272074669</text:p>
          </table:table-cell>
          <table:table-cell table:number-columns-repeated="5"/>
        </table:table-row>
        <table:table-row table:style-name="ro1">
          <table:table-cell office:value-type="float" office:value="11456790008" calcext:value-type="float">
            <text:p>11456790008</text:p>
          </table:table-cell>
          <table:table-cell table:formula="of:=[.$C$2]+[.$D$2]*[.A1032]+[.$E$2]*LOG([.A1032])+[.$F$2]*[.A1032]*LOG([.A1032])+[.$G$2]*2*(RAND()-0.5)" office:value-type="float" office:value="199352809289447" calcext:value-type="float">
            <text:p>199352809289447</text:p>
          </table:table-cell>
          <table:table-cell table:number-columns-repeated="5"/>
        </table:table-row>
        <table:table-row table:style-name="ro1">
          <table:table-cell office:value-type="float" office:value="11467901119" calcext:value-type="float">
            <text:p>11467901119</text:p>
          </table:table-cell>
          <table:table-cell table:formula="of:=[.$C$2]+[.$D$2]*[.A1033]+[.$E$2]*LOG([.A1033])+[.$F$2]*[.A1033]*LOG([.A1033])+[.$G$2]*2*(RAND()-0.5)" office:value-type="float" office:value="199554354460051" calcext:value-type="float">
            <text:p>199554354460051</text:p>
          </table:table-cell>
          <table:table-cell table:number-columns-repeated="5"/>
        </table:table-row>
        <table:table-row table:style-name="ro1">
          <table:table-cell office:value-type="float" office:value="11479012230" calcext:value-type="float">
            <text:p>11479012230</text:p>
          </table:table-cell>
          <table:table-cell table:formula="of:=[.$C$2]+[.$D$2]*[.A1034]+[.$E$2]*LOG([.A1034])+[.$F$2]*[.A1034]*LOG([.A1034])+[.$G$2]*2*(RAND()-0.5)" office:value-type="float" office:value="199755907578774" calcext:value-type="float">
            <text:p>199755907578774</text:p>
          </table:table-cell>
          <table:table-cell table:number-columns-repeated="5"/>
        </table:table-row>
        <table:table-row table:style-name="ro1">
          <table:table-cell office:value-type="float" office:value="11490123341" calcext:value-type="float">
            <text:p>11490123341</text:p>
          </table:table-cell>
          <table:table-cell table:formula="of:=[.$C$2]+[.$D$2]*[.A1035]+[.$E$2]*LOG([.A1035])+[.$F$2]*[.A1035]*LOG([.A1035])+[.$G$2]*2*(RAND()-0.5)" office:value-type="float" office:value="199957468637921" calcext:value-type="float">
            <text:p>199957468637921</text:p>
          </table:table-cell>
          <table:table-cell table:number-columns-repeated="5"/>
        </table:table-row>
        <table:table-row table:style-name="ro1">
          <table:table-cell office:value-type="float" office:value="11501234452" calcext:value-type="float">
            <text:p>11501234452</text:p>
          </table:table-cell>
          <table:table-cell table:formula="of:=[.$C$2]+[.$D$2]*[.A1036]+[.$E$2]*LOG([.A1036])+[.$F$2]*[.A1036]*LOG([.A1036])+[.$G$2]*2*(RAND()-0.5)" office:value-type="float" office:value="200159037629816" calcext:value-type="float">
            <text:p>200159037629816</text:p>
          </table:table-cell>
          <table:table-cell table:number-columns-repeated="5"/>
        </table:table-row>
        <table:table-row table:style-name="ro1">
          <table:table-cell office:value-type="float" office:value="11512345563" calcext:value-type="float">
            <text:p>11512345563</text:p>
          </table:table-cell>
          <table:table-cell table:formula="of:=[.$C$2]+[.$D$2]*[.A1037]+[.$E$2]*LOG([.A1037])+[.$F$2]*[.A1037]*LOG([.A1037])+[.$G$2]*2*(RAND()-0.5)" office:value-type="float" office:value="200360614546793" calcext:value-type="float">
            <text:p>200360614546793</text:p>
          </table:table-cell>
          <table:table-cell table:number-columns-repeated="5"/>
        </table:table-row>
        <table:table-row table:style-name="ro1">
          <table:table-cell office:value-type="float" office:value="11523456674" calcext:value-type="float">
            <text:p>11523456674</text:p>
          </table:table-cell>
          <table:table-cell table:formula="of:=[.$C$2]+[.$D$2]*[.A1038]+[.$E$2]*LOG([.A1038])+[.$F$2]*[.A1038]*LOG([.A1038])+[.$G$2]*2*(RAND()-0.5)" office:value-type="float" office:value="200562199381205" calcext:value-type="float">
            <text:p>200562199381205</text:p>
          </table:table-cell>
          <table:table-cell table:number-columns-repeated="5"/>
        </table:table-row>
        <table:table-row table:style-name="ro1">
          <table:table-cell office:value-type="float" office:value="11534567785" calcext:value-type="float">
            <text:p>11534567785</text:p>
          </table:table-cell>
          <table:table-cell table:formula="of:=[.$C$2]+[.$D$2]*[.A1039]+[.$E$2]*LOG([.A1039])+[.$F$2]*[.A1039]*LOG([.A1039])+[.$G$2]*2*(RAND()-0.5)" office:value-type="float" office:value="200763792125416" calcext:value-type="float">
            <text:p>200763792125416</text:p>
          </table:table-cell>
          <table:table-cell table:number-columns-repeated="5"/>
        </table:table-row>
        <table:table-row table:style-name="ro1">
          <table:table-cell office:value-type="float" office:value="11545678896" calcext:value-type="float">
            <text:p>11545678896</text:p>
          </table:table-cell>
          <table:table-cell table:formula="of:=[.$C$2]+[.$D$2]*[.A1040]+[.$E$2]*LOG([.A1040])+[.$F$2]*[.A1040]*LOG([.A1040])+[.$G$2]*2*(RAND()-0.5)" office:value-type="float" office:value="200965392771808" calcext:value-type="float">
            <text:p>200965392771808</text:p>
          </table:table-cell>
          <table:table-cell table:number-columns-repeated="5"/>
        </table:table-row>
        <table:table-row table:style-name="ro1">
          <table:table-cell office:value-type="float" office:value="11556790007" calcext:value-type="float">
            <text:p>11556790007</text:p>
          </table:table-cell>
          <table:table-cell table:formula="of:=[.$C$2]+[.$D$2]*[.A1041]+[.$E$2]*LOG([.A1041])+[.$F$2]*[.A1041]*LOG([.A1041])+[.$G$2]*2*(RAND()-0.5)" office:value-type="float" office:value="201167001312776" calcext:value-type="float">
            <text:p>201167001312776</text:p>
          </table:table-cell>
          <table:table-cell table:number-columns-repeated="5"/>
        </table:table-row>
        <table:table-row table:style-name="ro1">
          <table:table-cell office:value-type="float" office:value="11567901118" calcext:value-type="float">
            <text:p>11567901118</text:p>
          </table:table-cell>
          <table:table-cell table:formula="of:=[.$C$2]+[.$D$2]*[.A1042]+[.$E$2]*LOG([.A1042])+[.$F$2]*[.A1042]*LOG([.A1042])+[.$G$2]*2*(RAND()-0.5)" office:value-type="float" office:value="201368617740729" calcext:value-type="float">
            <text:p>201368617740729</text:p>
          </table:table-cell>
          <table:table-cell table:number-columns-repeated="5"/>
        </table:table-row>
        <table:table-row table:style-name="ro1">
          <table:table-cell office:value-type="float" office:value="11579012229" calcext:value-type="float">
            <text:p>11579012229</text:p>
          </table:table-cell>
          <table:table-cell table:formula="of:=[.$C$2]+[.$D$2]*[.A1043]+[.$E$2]*LOG([.A1043])+[.$F$2]*[.A1043]*LOG([.A1043])+[.$G$2]*2*(RAND()-0.5)" office:value-type="float" office:value="201570242048093" calcext:value-type="float">
            <text:p>201570242048093</text:p>
          </table:table-cell>
          <table:table-cell table:number-columns-repeated="5"/>
        </table:table-row>
        <table:table-row table:style-name="ro1">
          <table:table-cell office:value-type="float" office:value="11590123340" calcext:value-type="float">
            <text:p>11590123340</text:p>
          </table:table-cell>
          <table:table-cell table:formula="of:=[.$C$2]+[.$D$2]*[.A1044]+[.$E$2]*LOG([.A1044])+[.$F$2]*[.A1044]*LOG([.A1044])+[.$G$2]*2*(RAND()-0.5)" office:value-type="float" office:value="201771874227305" calcext:value-type="float">
            <text:p>201771874227305</text:p>
          </table:table-cell>
          <table:table-cell table:number-columns-repeated="5"/>
        </table:table-row>
        <table:table-row table:style-name="ro1">
          <table:table-cell office:value-type="float" office:value="11601234451" calcext:value-type="float">
            <text:p>11601234451</text:p>
          </table:table-cell>
          <table:table-cell table:formula="of:=[.$C$2]+[.$D$2]*[.A1045]+[.$E$2]*LOG([.A1045])+[.$F$2]*[.A1045]*LOG([.A1045])+[.$G$2]*2*(RAND()-0.5)" office:value-type="float" office:value="201973514270820" calcext:value-type="float">
            <text:p>201973514270820</text:p>
          </table:table-cell>
          <table:table-cell table:number-columns-repeated="5"/>
        </table:table-row>
        <table:table-row table:style-name="ro1">
          <table:table-cell office:value-type="float" office:value="11612345562" calcext:value-type="float">
            <text:p>11612345562</text:p>
          </table:table-cell>
          <table:table-cell table:formula="of:=[.$C$2]+[.$D$2]*[.A1046]+[.$E$2]*LOG([.A1046])+[.$F$2]*[.A1046]*LOG([.A1046])+[.$G$2]*2*(RAND()-0.5)" office:value-type="float" office:value="202175162171106" calcext:value-type="float">
            <text:p>202175162171106</text:p>
          </table:table-cell>
          <table:table-cell table:number-columns-repeated="5"/>
        </table:table-row>
        <table:table-row table:style-name="ro1">
          <table:table-cell office:value-type="float" office:value="11623456673" calcext:value-type="float">
            <text:p>11623456673</text:p>
          </table:table-cell>
          <table:table-cell table:formula="of:=[.$C$2]+[.$D$2]*[.A1047]+[.$E$2]*LOG([.A1047])+[.$F$2]*[.A1047]*LOG([.A1047])+[.$G$2]*2*(RAND()-0.5)" office:value-type="float" office:value="202376817920644" calcext:value-type="float">
            <text:p>202376817920644</text:p>
          </table:table-cell>
          <table:table-cell table:number-columns-repeated="5"/>
        </table:table-row>
        <table:table-row table:style-name="ro1">
          <table:table-cell office:value-type="float" office:value="11634567784" calcext:value-type="float">
            <text:p>11634567784</text:p>
          </table:table-cell>
          <table:table-cell table:formula="of:=[.$C$2]+[.$D$2]*[.A1048]+[.$E$2]*LOG([.A1048])+[.$F$2]*[.A1048]*LOG([.A1048])+[.$G$2]*2*(RAND()-0.5)" office:value-type="float" office:value="202578481511932" calcext:value-type="float">
            <text:p>202578481511932</text:p>
          </table:table-cell>
          <table:table-cell table:number-columns-repeated="5"/>
        </table:table-row>
        <table:table-row table:style-name="ro1">
          <table:table-cell office:value-type="float" office:value="11645678895" calcext:value-type="float">
            <text:p>11645678895</text:p>
          </table:table-cell>
          <table:table-cell table:formula="of:=[.$C$2]+[.$D$2]*[.A1049]+[.$E$2]*LOG([.A1049])+[.$F$2]*[.A1049]*LOG([.A1049])+[.$G$2]*2*(RAND()-0.5)" office:value-type="float" office:value="202780152937481" calcext:value-type="float">
            <text:p>202780152937481</text:p>
          </table:table-cell>
          <table:table-cell table:number-columns-repeated="5"/>
        </table:table-row>
        <table:table-row table:style-name="ro1">
          <table:table-cell office:value-type="float" office:value="11656790006" calcext:value-type="float">
            <text:p>11656790006</text:p>
          </table:table-cell>
          <table:table-cell table:formula="of:=[.$C$2]+[.$D$2]*[.A1050]+[.$E$2]*LOG([.A1050])+[.$F$2]*[.A1050]*LOG([.A1050])+[.$G$2]*2*(RAND()-0.5)" office:value-type="float" office:value="202981832189816" calcext:value-type="float">
            <text:p>202981832189816</text:p>
          </table:table-cell>
          <table:table-cell table:number-columns-repeated="5"/>
        </table:table-row>
        <table:table-row table:style-name="ro1">
          <table:table-cell office:value-type="float" office:value="11667901117" calcext:value-type="float">
            <text:p>11667901117</text:p>
          </table:table-cell>
          <table:table-cell table:formula="of:=[.$C$2]+[.$D$2]*[.A1051]+[.$E$2]*LOG([.A1051])+[.$F$2]*[.A1051]*LOG([.A1051])+[.$G$2]*2*(RAND()-0.5)" office:value-type="float" office:value="203183519261476" calcext:value-type="float">
            <text:p>203183519261476</text:p>
          </table:table-cell>
          <table:table-cell table:number-columns-repeated="5"/>
        </table:table-row>
        <table:table-row table:style-name="ro1">
          <table:table-cell office:value-type="float" office:value="11679012228" calcext:value-type="float">
            <text:p>11679012228</text:p>
          </table:table-cell>
          <table:table-cell table:formula="of:=[.$C$2]+[.$D$2]*[.A1052]+[.$E$2]*LOG([.A1052])+[.$F$2]*[.A1052]*LOG([.A1052])+[.$G$2]*2*(RAND()-0.5)" office:value-type="float" office:value="203385214145016" calcext:value-type="float">
            <text:p>203385214145016</text:p>
          </table:table-cell>
          <table:table-cell table:number-columns-repeated="5"/>
        </table:table-row>
        <table:table-row table:style-name="ro1">
          <table:table-cell office:value-type="float" office:value="11690123339" calcext:value-type="float">
            <text:p>11690123339</text:p>
          </table:table-cell>
          <table:table-cell table:formula="of:=[.$C$2]+[.$D$2]*[.A1053]+[.$E$2]*LOG([.A1053])+[.$F$2]*[.A1053]*LOG([.A1053])+[.$G$2]*2*(RAND()-0.5)" office:value-type="float" office:value="203586916833003" calcext:value-type="float">
            <text:p>203586916833003</text:p>
          </table:table-cell>
          <table:table-cell table:number-columns-repeated="5"/>
        </table:table-row>
        <table:table-row table:style-name="ro1">
          <table:table-cell office:value-type="float" office:value="11701234450" calcext:value-type="float">
            <text:p>11701234450</text:p>
          </table:table-cell>
          <table:table-cell table:formula="of:=[.$C$2]+[.$D$2]*[.A1054]+[.$E$2]*LOG([.A1054])+[.$F$2]*[.A1054]*LOG([.A1054])+[.$G$2]*2*(RAND()-0.5)" office:value-type="float" office:value="203788627318020" calcext:value-type="float">
            <text:p>203788627318020</text:p>
          </table:table-cell>
          <table:table-cell table:number-columns-repeated="5"/>
        </table:table-row>
        <table:table-row table:style-name="ro1">
          <table:table-cell office:value-type="float" office:value="11712345561" calcext:value-type="float">
            <text:p>11712345561</text:p>
          </table:table-cell>
          <table:table-cell table:formula="of:=[.$C$2]+[.$D$2]*[.A1055]+[.$E$2]*LOG([.A1055])+[.$F$2]*[.A1055]*LOG([.A1055])+[.$G$2]*2*(RAND()-0.5)" office:value-type="float" office:value="203990345592662" calcext:value-type="float">
            <text:p>203990345592662</text:p>
          </table:table-cell>
          <table:table-cell table:number-columns-repeated="5"/>
        </table:table-row>
        <table:table-row table:style-name="ro1">
          <table:table-cell office:value-type="float" office:value="11723456672" calcext:value-type="float">
            <text:p>11723456672</text:p>
          </table:table-cell>
          <table:table-cell table:formula="of:=[.$C$2]+[.$D$2]*[.A1056]+[.$E$2]*LOG([.A1056])+[.$F$2]*[.A1056]*LOG([.A1056])+[.$G$2]*2*(RAND()-0.5)" office:value-type="float" office:value="204192071649540" calcext:value-type="float">
            <text:p>204192071649540</text:p>
          </table:table-cell>
          <table:table-cell table:number-columns-repeated="5"/>
        </table:table-row>
        <table:table-row table:style-name="ro1">
          <table:table-cell office:value-type="float" office:value="11734567783" calcext:value-type="float">
            <text:p>11734567783</text:p>
          </table:table-cell>
          <table:table-cell table:formula="of:=[.$C$2]+[.$D$2]*[.A1057]+[.$E$2]*LOG([.A1057])+[.$F$2]*[.A1057]*LOG([.A1057])+[.$G$2]*2*(RAND()-0.5)" office:value-type="float" office:value="204393805481279" calcext:value-type="float">
            <text:p>204393805481279</text:p>
          </table:table-cell>
          <table:table-cell table:number-columns-repeated="5"/>
        </table:table-row>
        <table:table-row table:style-name="ro1">
          <table:table-cell office:value-type="float" office:value="11745678894" calcext:value-type="float">
            <text:p>11745678894</text:p>
          </table:table-cell>
          <table:table-cell table:formula="of:=[.$C$2]+[.$D$2]*[.A1058]+[.$E$2]*LOG([.A1058])+[.$F$2]*[.A1058]*LOG([.A1058])+[.$G$2]*2*(RAND()-0.5)" office:value-type="float" office:value="204595547080515" calcext:value-type="float">
            <text:p>204595547080515</text:p>
          </table:table-cell>
          <table:table-cell table:number-columns-repeated="5"/>
        </table:table-row>
        <table:table-row table:style-name="ro1">
          <table:table-cell office:value-type="float" office:value="11756790005" calcext:value-type="float">
            <text:p>11756790005</text:p>
          </table:table-cell>
          <table:table-cell table:formula="of:=[.$C$2]+[.$D$2]*[.A1059]+[.$E$2]*LOG([.A1059])+[.$F$2]*[.A1059]*LOG([.A1059])+[.$G$2]*2*(RAND()-0.5)" office:value-type="float" office:value="204797296439903" calcext:value-type="float">
            <text:p>204797296439903</text:p>
          </table:table-cell>
          <table:table-cell table:number-columns-repeated="5"/>
        </table:table-row>
        <table:table-row table:style-name="ro1">
          <table:table-cell office:value-type="float" office:value="11767901116" calcext:value-type="float">
            <text:p>11767901116</text:p>
          </table:table-cell>
          <table:table-cell table:formula="of:=[.$C$2]+[.$D$2]*[.A1060]+[.$E$2]*LOG([.A1060])+[.$F$2]*[.A1060]*LOG([.A1060])+[.$G$2]*2*(RAND()-0.5)" office:value-type="float" office:value="204999053552107" calcext:value-type="float">
            <text:p>204999053552107</text:p>
          </table:table-cell>
          <table:table-cell table:number-columns-repeated="5"/>
        </table:table-row>
        <table:table-row table:style-name="ro1">
          <table:table-cell office:value-type="float" office:value="11779012227" calcext:value-type="float">
            <text:p>11779012227</text:p>
          </table:table-cell>
          <table:table-cell table:formula="of:=[.$C$2]+[.$D$2]*[.A1061]+[.$E$2]*LOG([.A1061])+[.$F$2]*[.A1061]*LOG([.A1061])+[.$G$2]*2*(RAND()-0.5)" office:value-type="float" office:value="205200818409807" calcext:value-type="float">
            <text:p>205200818409807</text:p>
          </table:table-cell>
          <table:table-cell table:number-columns-repeated="5"/>
        </table:table-row>
        <table:table-row table:style-name="ro1">
          <table:table-cell office:value-type="float" office:value="11790123338" calcext:value-type="float">
            <text:p>11790123338</text:p>
          </table:table-cell>
          <table:table-cell table:formula="of:=[.$C$2]+[.$D$2]*[.A1062]+[.$E$2]*LOG([.A1062])+[.$F$2]*[.A1062]*LOG([.A1062])+[.$G$2]*2*(RAND()-0.5)" office:value-type="float" office:value="205402591005697" calcext:value-type="float">
            <text:p>205402591005697</text:p>
          </table:table-cell>
          <table:table-cell table:number-columns-repeated="5"/>
        </table:table-row>
        <table:table-row table:style-name="ro1">
          <table:table-cell office:value-type="float" office:value="11801234449" calcext:value-type="float">
            <text:p>11801234449</text:p>
          </table:table-cell>
          <table:table-cell table:formula="of:=[.$C$2]+[.$D$2]*[.A1063]+[.$E$2]*LOG([.A1063])+[.$F$2]*[.A1063]*LOG([.A1063])+[.$G$2]*2*(RAND()-0.5)" office:value-type="float" office:value="205604371332486" calcext:value-type="float">
            <text:p>205604371332486</text:p>
          </table:table-cell>
          <table:table-cell table:number-columns-repeated="5"/>
        </table:table-row>
        <table:table-row table:style-name="ro1">
          <table:table-cell office:value-type="float" office:value="11812345560" calcext:value-type="float">
            <text:p>11812345560</text:p>
          </table:table-cell>
          <table:table-cell table:formula="of:=[.$C$2]+[.$D$2]*[.A1064]+[.$E$2]*LOG([.A1064])+[.$F$2]*[.A1064]*LOG([.A1064])+[.$G$2]*2*(RAND()-0.5)" office:value-type="float" office:value="205806159382892" calcext:value-type="float">
            <text:p>205806159382892</text:p>
          </table:table-cell>
          <table:table-cell table:number-columns-repeated="5"/>
        </table:table-row>
        <table:table-row table:style-name="ro1">
          <table:table-cell office:value-type="float" office:value="11823456671" calcext:value-type="float">
            <text:p>11823456671</text:p>
          </table:table-cell>
          <table:table-cell table:formula="of:=[.$C$2]+[.$D$2]*[.A1065]+[.$E$2]*LOG([.A1065])+[.$F$2]*[.A1065]*LOG([.A1065])+[.$G$2]*2*(RAND()-0.5)" office:value-type="float" office:value="206007955149653" calcext:value-type="float">
            <text:p>206007955149653</text:p>
          </table:table-cell>
          <table:table-cell table:number-columns-repeated="5"/>
        </table:table-row>
        <table:table-row table:style-name="ro1">
          <table:table-cell office:value-type="float" office:value="11834567782" calcext:value-type="float">
            <text:p>11834567782</text:p>
          </table:table-cell>
          <table:table-cell table:formula="of:=[.$C$2]+[.$D$2]*[.A1066]+[.$E$2]*LOG([.A1066])+[.$F$2]*[.A1066]*LOG([.A1066])+[.$G$2]*2*(RAND()-0.5)" office:value-type="float" office:value="206209758625516" calcext:value-type="float">
            <text:p>206209758625516</text:p>
          </table:table-cell>
          <table:table-cell table:number-columns-repeated="5"/>
        </table:table-row>
        <table:table-row table:style-name="ro1">
          <table:table-cell office:value-type="float" office:value="11845678893" calcext:value-type="float">
            <text:p>11845678893</text:p>
          </table:table-cell>
          <table:table-cell table:formula="of:=[.$C$2]+[.$D$2]*[.A1067]+[.$E$2]*LOG([.A1067])+[.$F$2]*[.A1067]*LOG([.A1067])+[.$G$2]*2*(RAND()-0.5)" office:value-type="float" office:value="206411569803243" calcext:value-type="float">
            <text:p>206411569803243</text:p>
          </table:table-cell>
          <table:table-cell table:number-columns-repeated="5"/>
        </table:table-row>
        <table:table-row table:style-name="ro1">
          <table:table-cell office:value-type="float" office:value="11856790004" calcext:value-type="float">
            <text:p>11856790004</text:p>
          </table:table-cell>
          <table:table-cell table:formula="of:=[.$C$2]+[.$D$2]*[.A1068]+[.$E$2]*LOG([.A1068])+[.$F$2]*[.A1068]*LOG([.A1068])+[.$G$2]*2*(RAND()-0.5)" office:value-type="float" office:value="206613388675610" calcext:value-type="float">
            <text:p>206613388675610</text:p>
          </table:table-cell>
          <table:table-cell table:number-columns-repeated="5"/>
        </table:table-row>
        <table:table-row table:style-name="ro1">
          <table:table-cell office:value-type="float" office:value="11867901115" calcext:value-type="float">
            <text:p>11867901115</text:p>
          </table:table-cell>
          <table:table-cell table:formula="of:=[.$C$2]+[.$D$2]*[.A1069]+[.$E$2]*LOG([.A1069])+[.$F$2]*[.A1069]*LOG([.A1069])+[.$G$2]*2*(RAND()-0.5)" office:value-type="float" office:value="206815215235407" calcext:value-type="float">
            <text:p>206815215235407</text:p>
          </table:table-cell>
          <table:table-cell table:number-columns-repeated="5"/>
        </table:table-row>
        <table:table-row table:style-name="ro1">
          <table:table-cell office:value-type="float" office:value="11879012226" calcext:value-type="float">
            <text:p>11879012226</text:p>
          </table:table-cell>
          <table:table-cell table:formula="of:=[.$C$2]+[.$D$2]*[.A1070]+[.$E$2]*LOG([.A1070])+[.$F$2]*[.A1070]*LOG([.A1070])+[.$G$2]*2*(RAND()-0.5)" office:value-type="float" office:value="207017049475436" calcext:value-type="float">
            <text:p>207017049475436</text:p>
          </table:table-cell>
          <table:table-cell table:number-columns-repeated="5"/>
        </table:table-row>
        <table:table-row table:style-name="ro1">
          <table:table-cell office:value-type="float" office:value="11890123337" calcext:value-type="float">
            <text:p>11890123337</text:p>
          </table:table-cell>
          <table:table-cell table:formula="of:=[.$C$2]+[.$D$2]*[.A1071]+[.$E$2]*LOG([.A1071])+[.$F$2]*[.A1071]*LOG([.A1071])+[.$G$2]*2*(RAND()-0.5)" office:value-type="float" office:value="207218891388513" calcext:value-type="float">
            <text:p>207218891388513</text:p>
          </table:table-cell>
          <table:table-cell table:number-columns-repeated="5"/>
        </table:table-row>
        <table:table-row table:style-name="ro1">
          <table:table-cell office:value-type="float" office:value="11901234448" calcext:value-type="float">
            <text:p>11901234448</text:p>
          </table:table-cell>
          <table:table-cell table:formula="of:=[.$C$2]+[.$D$2]*[.A1072]+[.$E$2]*LOG([.A1072])+[.$F$2]*[.A1072]*LOG([.A1072])+[.$G$2]*2*(RAND()-0.5)" office:value-type="float" office:value="207420740967469" calcext:value-type="float">
            <text:p>207420740967469</text:p>
          </table:table-cell>
          <table:table-cell table:number-columns-repeated="5"/>
        </table:table-row>
        <table:table-row table:style-name="ro1">
          <table:table-cell office:value-type="float" office:value="11912345559" calcext:value-type="float">
            <text:p>11912345559</text:p>
          </table:table-cell>
          <table:table-cell table:formula="of:=[.$C$2]+[.$D$2]*[.A1073]+[.$E$2]*LOG([.A1073])+[.$F$2]*[.A1073]*LOG([.A1073])+[.$G$2]*2*(RAND()-0.5)" office:value-type="float" office:value="207622598205145" calcext:value-type="float">
            <text:p>207622598205145</text:p>
          </table:table-cell>
          <table:table-cell table:number-columns-repeated="5"/>
        </table:table-row>
        <table:table-row table:style-name="ro1">
          <table:table-cell office:value-type="float" office:value="11923456670" calcext:value-type="float">
            <text:p>11923456670</text:p>
          </table:table-cell>
          <table:table-cell table:formula="of:=[.$C$2]+[.$D$2]*[.A1074]+[.$E$2]*LOG([.A1074])+[.$F$2]*[.A1074]*LOG([.A1074])+[.$G$2]*2*(RAND()-0.5)" office:value-type="float" office:value="207824463094400" calcext:value-type="float">
            <text:p>207824463094400</text:p>
          </table:table-cell>
          <table:table-cell table:number-columns-repeated="5"/>
        </table:table-row>
        <table:table-row table:style-name="ro1">
          <table:table-cell office:value-type="float" office:value="11934567781" calcext:value-type="float">
            <text:p>11934567781</text:p>
          </table:table-cell>
          <table:table-cell table:formula="of:=[.$C$2]+[.$D$2]*[.A1075]+[.$E$2]*LOG([.A1075])+[.$F$2]*[.A1075]*LOG([.A1075])+[.$G$2]*2*(RAND()-0.5)" office:value-type="float" office:value="208026335628101" calcext:value-type="float">
            <text:p>208026335628101</text:p>
          </table:table-cell>
          <table:table-cell table:number-columns-repeated="5"/>
        </table:table-row>
        <table:table-row table:style-name="ro1">
          <table:table-cell office:value-type="float" office:value="11945678892" calcext:value-type="float">
            <text:p>11945678892</text:p>
          </table:table-cell>
          <table:table-cell table:formula="of:=[.$C$2]+[.$D$2]*[.A1076]+[.$E$2]*LOG([.A1076])+[.$F$2]*[.A1076]*LOG([.A1076])+[.$G$2]*2*(RAND()-0.5)" office:value-type="float" office:value="208228215799133" calcext:value-type="float">
            <text:p>208228215799133</text:p>
          </table:table-cell>
          <table:table-cell table:number-columns-repeated="5"/>
        </table:table-row>
        <table:table-row table:style-name="ro1">
          <table:table-cell office:value-type="float" office:value="11956790003" calcext:value-type="float">
            <text:p>11956790003</text:p>
          </table:table-cell>
          <table:table-cell table:formula="of:=[.$C$2]+[.$D$2]*[.A1077]+[.$E$2]*LOG([.A1077])+[.$F$2]*[.A1077]*LOG([.A1077])+[.$G$2]*2*(RAND()-0.5)" office:value-type="float" office:value="208430103600391" calcext:value-type="float">
            <text:p>208430103600391</text:p>
          </table:table-cell>
          <table:table-cell table:number-columns-repeated="5"/>
        </table:table-row>
        <table:table-row table:style-name="ro1">
          <table:table-cell office:value-type="float" office:value="11967901114" calcext:value-type="float">
            <text:p>11967901114</text:p>
          </table:table-cell>
          <table:table-cell table:formula="of:=[.$C$2]+[.$D$2]*[.A1078]+[.$E$2]*LOG([.A1078])+[.$F$2]*[.A1078]*LOG([.A1078])+[.$G$2]*2*(RAND()-0.5)" office:value-type="float" office:value="208631999024785" calcext:value-type="float">
            <text:p>208631999024785</text:p>
          </table:table-cell>
          <table:table-cell table:number-columns-repeated="5"/>
        </table:table-row>
        <table:table-row table:style-name="ro1">
          <table:table-cell office:value-type="float" office:value="11979012225" calcext:value-type="float">
            <text:p>11979012225</text:p>
          </table:table-cell>
          <table:table-cell table:formula="of:=[.$C$2]+[.$D$2]*[.A1079]+[.$E$2]*LOG([.A1079])+[.$F$2]*[.A1079]*LOG([.A1079])+[.$G$2]*2*(RAND()-0.5)" office:value-type="float" office:value="208833902065238" calcext:value-type="float">
            <text:p>208833902065238</text:p>
          </table:table-cell>
          <table:table-cell table:number-columns-repeated="5"/>
        </table:table-row>
        <table:table-row table:style-name="ro1">
          <table:table-cell office:value-type="float" office:value="11990123336" calcext:value-type="float">
            <text:p>11990123336</text:p>
          </table:table-cell>
          <table:table-cell table:formula="of:=[.$C$2]+[.$D$2]*[.A1080]+[.$E$2]*LOG([.A1080])+[.$F$2]*[.A1080]*LOG([.A1080])+[.$G$2]*2*(RAND()-0.5)" office:value-type="float" office:value="209035812714685" calcext:value-type="float">
            <text:p>209035812714685</text:p>
          </table:table-cell>
          <table:table-cell table:number-columns-repeated="5"/>
        </table:table-row>
        <table:table-row table:style-name="ro1">
          <table:table-cell office:value-type="float" office:value="12001234447" calcext:value-type="float">
            <text:p>12001234447</text:p>
          </table:table-cell>
          <table:table-cell table:formula="of:=[.$C$2]+[.$D$2]*[.A1081]+[.$E$2]*LOG([.A1081])+[.$F$2]*[.A1081]*LOG([.A1081])+[.$G$2]*2*(RAND()-0.5)" office:value-type="float" office:value="209237730966075" calcext:value-type="float">
            <text:p>209237730966075</text:p>
          </table:table-cell>
          <table:table-cell table:number-columns-repeated="5"/>
        </table:table-row>
        <table:table-row table:style-name="ro1">
          <table:table-cell office:value-type="float" office:value="12012345558" calcext:value-type="float">
            <text:p>12012345558</text:p>
          </table:table-cell>
          <table:table-cell table:formula="of:=[.$C$2]+[.$D$2]*[.A1082]+[.$E$2]*LOG([.A1082])+[.$F$2]*[.A1082]*LOG([.A1082])+[.$G$2]*2*(RAND()-0.5)" office:value-type="float" office:value="209439656812371" calcext:value-type="float">
            <text:p>209439656812371</text:p>
          </table:table-cell>
          <table:table-cell table:number-columns-repeated="5"/>
        </table:table-row>
        <table:table-row table:style-name="ro1">
          <table:table-cell office:value-type="float" office:value="12023456669" calcext:value-type="float">
            <text:p>12023456669</text:p>
          </table:table-cell>
          <table:table-cell table:formula="of:=[.$C$2]+[.$D$2]*[.A1083]+[.$E$2]*LOG([.A1083])+[.$F$2]*[.A1083]*LOG([.A1083])+[.$G$2]*2*(RAND()-0.5)" office:value-type="float" office:value="209641590246546" calcext:value-type="float">
            <text:p>209641590246546</text:p>
          </table:table-cell>
          <table:table-cell table:number-columns-repeated="5"/>
        </table:table-row>
        <table:table-row table:style-name="ro1">
          <table:table-cell office:value-type="float" office:value="12034567780" calcext:value-type="float">
            <text:p>12034567780</text:p>
          </table:table-cell>
          <table:table-cell table:formula="of:=[.$C$2]+[.$D$2]*[.A1084]+[.$E$2]*LOG([.A1084])+[.$F$2]*[.A1084]*LOG([.A1084])+[.$G$2]*2*(RAND()-0.5)" office:value-type="float" office:value="209843531261589" calcext:value-type="float">
            <text:p>209843531261589</text:p>
          </table:table-cell>
          <table:table-cell table:number-columns-repeated="5"/>
        </table:table-row>
        <table:table-row table:style-name="ro1">
          <table:table-cell office:value-type="float" office:value="12045678891" calcext:value-type="float">
            <text:p>12045678891</text:p>
          </table:table-cell>
          <table:table-cell table:formula="of:=[.$C$2]+[.$D$2]*[.A1085]+[.$E$2]*LOG([.A1085])+[.$F$2]*[.A1085]*LOG([.A1085])+[.$G$2]*2*(RAND()-0.5)" office:value-type="float" office:value="210045479850501" calcext:value-type="float">
            <text:p>210045479850501</text:p>
          </table:table-cell>
          <table:table-cell table:number-columns-repeated="5"/>
        </table:table-row>
        <table:table-row table:style-name="ro1">
          <table:table-cell office:value-type="float" office:value="12056790002" calcext:value-type="float">
            <text:p>12056790002</text:p>
          </table:table-cell>
          <table:table-cell table:formula="of:=[.$C$2]+[.$D$2]*[.A1086]+[.$E$2]*LOG([.A1086])+[.$F$2]*[.A1086]*LOG([.A1086])+[.$G$2]*2*(RAND()-0.5)" office:value-type="float" office:value="210247436006295" calcext:value-type="float">
            <text:p>210247436006295</text:p>
          </table:table-cell>
          <table:table-cell table:number-columns-repeated="5"/>
        </table:table-row>
        <table:table-row table:style-name="ro1">
          <table:table-cell office:value-type="float" office:value="12067901113" calcext:value-type="float">
            <text:p>12067901113</text:p>
          </table:table-cell>
          <table:table-cell table:formula="of:=[.$C$2]+[.$D$2]*[.A1087]+[.$E$2]*LOG([.A1087])+[.$F$2]*[.A1087]*LOG([.A1087])+[.$G$2]*2*(RAND()-0.5)" office:value-type="float" office:value="210449399721998" calcext:value-type="float">
            <text:p>210449399721998</text:p>
          </table:table-cell>
          <table:table-cell table:number-columns-repeated="5"/>
        </table:table-row>
        <table:table-row table:style-name="ro1">
          <table:table-cell office:value-type="float" office:value="12079012224" calcext:value-type="float">
            <text:p>12079012224</text:p>
          </table:table-cell>
          <table:table-cell table:formula="of:=[.$C$2]+[.$D$2]*[.A1088]+[.$E$2]*LOG([.A1088])+[.$F$2]*[.A1088]*LOG([.A1088])+[.$G$2]*2*(RAND()-0.5)" office:value-type="float" office:value="210651370990649" calcext:value-type="float">
            <text:p>210651370990649</text:p>
          </table:table-cell>
          <table:table-cell table:number-columns-repeated="5"/>
        </table:table-row>
        <table:table-row table:style-name="ro1">
          <table:table-cell office:value-type="float" office:value="12090123335" calcext:value-type="float">
            <text:p>12090123335</text:p>
          </table:table-cell>
          <table:table-cell table:formula="of:=[.$C$2]+[.$D$2]*[.A1089]+[.$E$2]*LOG([.A1089])+[.$F$2]*[.A1089]*LOG([.A1089])+[.$G$2]*2*(RAND()-0.5)" office:value-type="float" office:value="210853349805302" calcext:value-type="float">
            <text:p>210853349805302</text:p>
          </table:table-cell>
          <table:table-cell table:number-columns-repeated="5"/>
        </table:table-row>
        <table:table-row table:style-name="ro1">
          <table:table-cell office:value-type="float" office:value="12101234446" calcext:value-type="float">
            <text:p>12101234446</text:p>
          </table:table-cell>
          <table:table-cell table:formula="of:=[.$C$2]+[.$D$2]*[.A1090]+[.$E$2]*LOG([.A1090])+[.$F$2]*[.A1090]*LOG([.A1090])+[.$G$2]*2*(RAND()-0.5)" office:value-type="float" office:value="211055336159020" calcext:value-type="float">
            <text:p>211055336159020</text:p>
          </table:table-cell>
          <table:table-cell table:number-columns-repeated="5"/>
        </table:table-row>
        <table:table-row table:style-name="ro1">
          <table:table-cell office:value-type="float" office:value="12112345557" calcext:value-type="float">
            <text:p>12112345557</text:p>
          </table:table-cell>
          <table:table-cell table:formula="of:=[.$C$2]+[.$D$2]*[.A1091]+[.$E$2]*LOG([.A1091])+[.$F$2]*[.A1091]*LOG([.A1091])+[.$G$2]*2*(RAND()-0.5)" office:value-type="float" office:value="211257330044882" calcext:value-type="float">
            <text:p>211257330044882</text:p>
          </table:table-cell>
          <table:table-cell table:number-columns-repeated="5"/>
        </table:table-row>
        <table:table-row table:style-name="ro1">
          <table:table-cell office:value-type="float" office:value="12123456668" calcext:value-type="float">
            <text:p>12123456668</text:p>
          </table:table-cell>
          <table:table-cell table:formula="of:=[.$C$2]+[.$D$2]*[.A1092]+[.$E$2]*LOG([.A1092])+[.$F$2]*[.A1092]*LOG([.A1092])+[.$G$2]*2*(RAND()-0.5)" office:value-type="float" office:value="211459331455978" calcext:value-type="float">
            <text:p>211459331455978</text:p>
          </table:table-cell>
          <table:table-cell table:number-columns-repeated="5"/>
        </table:table-row>
        <table:table-row table:style-name="ro1">
          <table:table-cell office:value-type="float" office:value="12134567779" calcext:value-type="float">
            <text:p>12134567779</text:p>
          </table:table-cell>
          <table:table-cell table:formula="of:=[.$C$2]+[.$D$2]*[.A1093]+[.$E$2]*LOG([.A1093])+[.$F$2]*[.A1093]*LOG([.A1093])+[.$G$2]*2*(RAND()-0.5)" office:value-type="float" office:value="211661340385411" calcext:value-type="float">
            <text:p>211661340385411</text:p>
          </table:table-cell>
          <table:table-cell table:number-columns-repeated="5"/>
        </table:table-row>
        <table:table-row table:style-name="ro1">
          <table:table-cell office:value-type="float" office:value="12145678890" calcext:value-type="float">
            <text:p>12145678890</text:p>
          </table:table-cell>
          <table:table-cell table:formula="of:=[.$C$2]+[.$D$2]*[.A1094]+[.$E$2]*LOG([.A1094])+[.$F$2]*[.A1094]*LOG([.A1094])+[.$G$2]*2*(RAND()-0.5)" office:value-type="float" office:value="211863356826297" calcext:value-type="float">
            <text:p>211863356826297</text:p>
          </table:table-cell>
          <table:table-cell table:number-columns-repeated="5"/>
        </table:table-row>
        <table:table-row table:style-name="ro1">
          <table:table-cell office:value-type="float" office:value="12156790001" calcext:value-type="float">
            <text:p>12156790001</text:p>
          </table:table-cell>
          <table:table-cell table:formula="of:=[.$C$2]+[.$D$2]*[.A1095]+[.$E$2]*LOG([.A1095])+[.$F$2]*[.A1095]*LOG([.A1095])+[.$G$2]*2*(RAND()-0.5)" office:value-type="float" office:value="212065380771764" calcext:value-type="float">
            <text:p>212065380771764</text:p>
          </table:table-cell>
          <table:table-cell table:number-columns-repeated="5"/>
        </table:table-row>
        <table:table-row table:style-name="ro1">
          <table:table-cell office:value-type="float" office:value="12167901112" calcext:value-type="float">
            <text:p>12167901112</text:p>
          </table:table-cell>
          <table:table-cell table:formula="of:=[.$C$2]+[.$D$2]*[.A1096]+[.$E$2]*LOG([.A1096])+[.$F$2]*[.A1096]*LOG([.A1096])+[.$G$2]*2*(RAND()-0.5)" office:value-type="float" office:value="212267412214954" calcext:value-type="float">
            <text:p>212267412214954</text:p>
          </table:table-cell>
          <table:table-cell table:number-columns-repeated="5"/>
        </table:table-row>
        <table:table-row table:style-name="ro1">
          <table:table-cell office:value-type="float" office:value="12179012223" calcext:value-type="float">
            <text:p>12179012223</text:p>
          </table:table-cell>
          <table:table-cell table:formula="of:=[.$C$2]+[.$D$2]*[.A1097]+[.$E$2]*LOG([.A1097])+[.$F$2]*[.A1097]*LOG([.A1097])+[.$G$2]*2*(RAND()-0.5)" office:value-type="float" office:value="212469451149020" calcext:value-type="float">
            <text:p>212469451149020</text:p>
          </table:table-cell>
          <table:table-cell table:number-columns-repeated="5"/>
        </table:table-row>
        <table:table-row table:style-name="ro1">
          <table:table-cell office:value-type="float" office:value="12190123334" calcext:value-type="float">
            <text:p>12190123334</text:p>
          </table:table-cell>
          <table:table-cell table:formula="of:=[.$C$2]+[.$D$2]*[.A1098]+[.$E$2]*LOG([.A1098])+[.$F$2]*[.A1098]*LOG([.A1098])+[.$G$2]*2*(RAND()-0.5)" office:value-type="float" office:value="212671497567127" calcext:value-type="float">
            <text:p>212671497567127</text:p>
          </table:table-cell>
          <table:table-cell table:number-columns-repeated="5"/>
        </table:table-row>
        <table:table-row table:style-name="ro1">
          <table:table-cell office:value-type="float" office:value="12201234445" calcext:value-type="float">
            <text:p>12201234445</text:p>
          </table:table-cell>
          <table:table-cell table:formula="of:=[.$C$2]+[.$D$2]*[.A1099]+[.$E$2]*LOG([.A1099])+[.$F$2]*[.A1099]*LOG([.A1099])+[.$G$2]*2*(RAND()-0.5)" office:value-type="float" office:value="212873551462454" calcext:value-type="float">
            <text:p>212873551462454</text:p>
          </table:table-cell>
          <table:table-cell table:number-columns-repeated="5"/>
        </table:table-row>
        <table:table-row table:style-name="ro1">
          <table:table-cell office:value-type="float" office:value="12212345556" calcext:value-type="float">
            <text:p>12212345556</text:p>
          </table:table-cell>
          <table:table-cell table:formula="of:=[.$C$2]+[.$D$2]*[.A1100]+[.$E$2]*LOG([.A1100])+[.$F$2]*[.A1100]*LOG([.A1100])+[.$G$2]*2*(RAND()-0.5)" office:value-type="float" office:value="213075612828193" calcext:value-type="float">
            <text:p>213075612828193</text:p>
          </table:table-cell>
          <table:table-cell table:number-columns-repeated="5"/>
        </table:table-row>
        <table:table-row table:style-name="ro1">
          <table:table-cell office:value-type="float" office:value="12223456667" calcext:value-type="float">
            <text:p>12223456667</text:p>
          </table:table-cell>
          <table:table-cell table:formula="of:=[.$C$2]+[.$D$2]*[.A1101]+[.$E$2]*LOG([.A1101])+[.$F$2]*[.A1101]*LOG([.A1101])+[.$G$2]*2*(RAND()-0.5)" office:value-type="float" office:value="213277681657545" calcext:value-type="float">
            <text:p>213277681657545</text:p>
          </table:table-cell>
          <table:table-cell table:number-columns-repeated="5"/>
        </table:table-row>
        <table:table-row table:style-name="ro1">
          <table:table-cell office:value-type="float" office:value="12234567778" calcext:value-type="float">
            <text:p>12234567778</text:p>
          </table:table-cell>
          <table:table-cell table:formula="of:=[.$C$2]+[.$D$2]*[.A1102]+[.$E$2]*LOG([.A1102])+[.$F$2]*[.A1102]*LOG([.A1102])+[.$G$2]*2*(RAND()-0.5)" office:value-type="float" office:value="213479757943727" calcext:value-type="float">
            <text:p>213479757943727</text:p>
          </table:table-cell>
          <table:table-cell table:number-columns-repeated="5"/>
        </table:table-row>
        <table:table-row table:style-name="ro1">
          <table:table-cell office:value-type="float" office:value="12245678889" calcext:value-type="float">
            <text:p>12245678889</text:p>
          </table:table-cell>
          <table:table-cell table:formula="of:=[.$C$2]+[.$D$2]*[.A1103]+[.$E$2]*LOG([.A1103])+[.$F$2]*[.A1103]*LOG([.A1103])+[.$G$2]*2*(RAND()-0.5)" office:value-type="float" office:value="213681841679967" calcext:value-type="float">
            <text:p>213681841679967</text:p>
          </table:table-cell>
          <table:table-cell table:number-columns-repeated="5"/>
        </table:table-row>
        <table:table-row table:style-name="ro1">
          <table:table-cell office:value-type="float" office:value="12256790000" calcext:value-type="float">
            <text:p>12256790000</text:p>
          </table:table-cell>
          <table:table-cell table:formula="of:=[.$C$2]+[.$D$2]*[.A1104]+[.$E$2]*LOG([.A1104])+[.$F$2]*[.A1104]*LOG([.A1104])+[.$G$2]*2*(RAND()-0.5)" office:value-type="float" office:value="213883932859505" calcext:value-type="float">
            <text:p>213883932859505</text:p>
          </table:table-cell>
          <table:table-cell table:number-columns-repeated="5"/>
        </table:table-row>
        <table:table-row table:style-name="ro1">
          <table:table-cell office:value-type="float" office:value="12267901111" calcext:value-type="float">
            <text:p>12267901111</text:p>
          </table:table-cell>
          <table:table-cell table:formula="of:=[.$C$2]+[.$D$2]*[.A1105]+[.$E$2]*LOG([.A1105])+[.$F$2]*[.A1105]*LOG([.A1105])+[.$G$2]*2*(RAND()-0.5)" office:value-type="float" office:value="214086031475593" calcext:value-type="float">
            <text:p>214086031475593</text:p>
          </table:table-cell>
          <table:table-cell table:number-columns-repeated="5"/>
        </table:table-row>
        <table:table-row table:style-name="ro1">
          <table:table-cell office:value-type="float" office:value="12279012222" calcext:value-type="float">
            <text:p>12279012222</text:p>
          </table:table-cell>
          <table:table-cell table:formula="of:=[.$C$2]+[.$D$2]*[.A1106]+[.$E$2]*LOG([.A1106])+[.$F$2]*[.A1106]*LOG([.A1106])+[.$G$2]*2*(RAND()-0.5)" office:value-type="float" office:value="214288137521496" calcext:value-type="float">
            <text:p>214288137521496</text:p>
          </table:table-cell>
          <table:table-cell table:number-columns-repeated="5"/>
        </table:table-row>
        <table:table-row table:style-name="ro1">
          <table:table-cell office:value-type="float" office:value="12290123333" calcext:value-type="float">
            <text:p>12290123333</text:p>
          </table:table-cell>
          <table:table-cell table:formula="of:=[.$C$2]+[.$D$2]*[.A1107]+[.$E$2]*LOG([.A1107])+[.$F$2]*[.A1107]*LOG([.A1107])+[.$G$2]*2*(RAND()-0.5)" office:value-type="float" office:value="214490250990491" calcext:value-type="float">
            <text:p>214490250990491</text:p>
          </table:table-cell>
          <table:table-cell table:number-columns-repeated="5"/>
        </table:table-row>
        <table:table-row table:style-name="ro1">
          <table:table-cell office:value-type="float" office:value="12301234444" calcext:value-type="float">
            <text:p>12301234444</text:p>
          </table:table-cell>
          <table:table-cell table:formula="of:=[.$C$2]+[.$D$2]*[.A1108]+[.$E$2]*LOG([.A1108])+[.$F$2]*[.A1108]*LOG([.A1108])+[.$G$2]*2*(RAND()-0.5)" office:value-type="float" office:value="214692371875866" calcext:value-type="float">
            <text:p>214692371875866</text:p>
          </table:table-cell>
          <table:table-cell table:number-columns-repeated="5"/>
        </table:table-row>
        <table:table-row table:style-name="ro1">
          <table:table-cell office:value-type="float" office:value="12312345555" calcext:value-type="float">
            <text:p>12312345555</text:p>
          </table:table-cell>
          <table:table-cell table:formula="of:=[.$C$2]+[.$D$2]*[.A1109]+[.$E$2]*LOG([.A1109])+[.$F$2]*[.A1109]*LOG([.A1109])+[.$G$2]*2*(RAND()-0.5)" office:value-type="float" office:value="214894500170924" calcext:value-type="float">
            <text:p>214894500170924</text:p>
          </table:table-cell>
          <table:table-cell table:number-columns-repeated="5"/>
        </table:table-row>
        <table:table-row table:style-name="ro1">
          <table:table-cell office:value-type="float" office:value="12323456666" calcext:value-type="float">
            <text:p>12323456666</text:p>
          </table:table-cell>
          <table:table-cell table:formula="of:=[.$C$2]+[.$D$2]*[.A1110]+[.$E$2]*LOG([.A1110])+[.$F$2]*[.A1110]*LOG([.A1110])+[.$G$2]*2*(RAND()-0.5)" office:value-type="float" office:value="215096635868977" calcext:value-type="float">
            <text:p>215096635868977</text:p>
          </table:table-cell>
          <table:table-cell table:number-columns-repeated="5"/>
        </table:table-row>
        <table:table-row table:style-name="ro1">
          <table:table-cell office:value-type="float" office:value="12334567777" calcext:value-type="float">
            <text:p>12334567777</text:p>
          </table:table-cell>
          <table:table-cell table:formula="of:=[.$C$2]+[.$D$2]*[.A1111]+[.$E$2]*LOG([.A1111])+[.$F$2]*[.A1111]*LOG([.A1111])+[.$G$2]*2*(RAND()-0.5)" office:value-type="float" office:value="215298778963350" calcext:value-type="float">
            <text:p>215298778963350</text:p>
          </table:table-cell>
          <table:table-cell table:number-columns-repeated="5"/>
        </table:table-row>
        <table:table-row table:style-name="ro1">
          <table:table-cell office:value-type="float" office:value="12345678888" calcext:value-type="float">
            <text:p>12345678888</text:p>
          </table:table-cell>
          <table:table-cell table:formula="of:=[.$C$2]+[.$D$2]*[.A1112]+[.$E$2]*LOG([.A1112])+[.$F$2]*[.A1112]*LOG([.A1112])+[.$G$2]*2*(RAND()-0.5)" office:value-type="float" office:value="215500929447381" calcext:value-type="float">
            <text:p>215500929447381</text:p>
          </table:table-cell>
          <table:table-cell table:number-columns-repeated="5"/>
        </table:table-row>
        <table:table-row table:style-name="ro1">
          <table:table-cell office:value-type="float" office:value="12356789999" calcext:value-type="float">
            <text:p>12356789999</text:p>
          </table:table-cell>
          <table:table-cell table:formula="of:=[.$C$2]+[.$D$2]*[.A1113]+[.$E$2]*LOG([.A1113])+[.$F$2]*[.A1113]*LOG([.A1113])+[.$G$2]*2*(RAND()-0.5)" office:value-type="float" office:value="215703087314419" calcext:value-type="float">
            <text:p>215703087314419</text:p>
          </table:table-cell>
          <table:table-cell table:number-columns-repeated="5"/>
        </table:table-row>
        <table:table-row table:style-name="ro1">
          <table:table-cell office:value-type="float" office:value="12367901110" calcext:value-type="float">
            <text:p>12367901110</text:p>
          </table:table-cell>
          <table:table-cell table:formula="of:=[.$C$2]+[.$D$2]*[.A1114]+[.$E$2]*LOG([.A1114])+[.$F$2]*[.A1114]*LOG([.A1114])+[.$G$2]*2*(RAND()-0.5)" office:value-type="float" office:value="215905252557826" calcext:value-type="float">
            <text:p>215905252557826</text:p>
          </table:table-cell>
          <table:table-cell table:number-columns-repeated="5"/>
        </table:table-row>
        <table:table-row table:style-name="ro1">
          <table:table-cell office:value-type="float" office:value="12379012221" calcext:value-type="float">
            <text:p>12379012221</text:p>
          </table:table-cell>
          <table:table-cell table:formula="of:=[.$C$2]+[.$D$2]*[.A1115]+[.$E$2]*LOG([.A1115])+[.$F$2]*[.A1115]*LOG([.A1115])+[.$G$2]*2*(RAND()-0.5)" office:value-type="float" office:value="216107425170974" calcext:value-type="float">
            <text:p>216107425170974</text:p>
          </table:table-cell>
          <table:table-cell table:number-columns-repeated="5"/>
        </table:table-row>
        <table:table-row table:style-name="ro1">
          <table:table-cell office:value-type="float" office:value="12390123332" calcext:value-type="float">
            <text:p>12390123332</text:p>
          </table:table-cell>
          <table:table-cell table:formula="of:=[.$C$2]+[.$D$2]*[.A1116]+[.$E$2]*LOG([.A1116])+[.$F$2]*[.A1116]*LOG([.A1116])+[.$G$2]*2*(RAND()-0.5)" office:value-type="float" office:value="216309605147249" calcext:value-type="float">
            <text:p>216309605147249</text:p>
          </table:table-cell>
          <table:table-cell table:number-columns-repeated="5"/>
        </table:table-row>
        <table:table-row table:style-name="ro1">
          <table:table-cell office:value-type="float" office:value="12401234443" calcext:value-type="float">
            <text:p>12401234443</text:p>
          </table:table-cell>
          <table:table-cell table:formula="of:=[.$C$2]+[.$D$2]*[.A1117]+[.$E$2]*LOG([.A1117])+[.$F$2]*[.A1117]*LOG([.A1117])+[.$G$2]*2*(RAND()-0.5)" office:value-type="float" office:value="216511792480047" calcext:value-type="float">
            <text:p>216511792480047</text:p>
          </table:table-cell>
          <table:table-cell table:number-columns-repeated="5"/>
        </table:table-row>
        <table:table-row table:style-name="ro1">
          <table:table-cell office:value-type="float" office:value="12412345554" calcext:value-type="float">
            <text:p>12412345554</text:p>
          </table:table-cell>
          <table:table-cell table:formula="of:=[.$C$2]+[.$D$2]*[.A1118]+[.$E$2]*LOG([.A1118])+[.$F$2]*[.A1118]*LOG([.A1118])+[.$G$2]*2*(RAND()-0.5)" office:value-type="float" office:value="216713987162778" calcext:value-type="float">
            <text:p>216713987162778</text:p>
          </table:table-cell>
          <table:table-cell table:number-columns-repeated="5"/>
        </table:table-row>
        <table:table-row table:style-name="ro1">
          <table:table-cell office:value-type="float" office:value="12423456665" calcext:value-type="float">
            <text:p>12423456665</text:p>
          </table:table-cell>
          <table:table-cell table:formula="of:=[.$C$2]+[.$D$2]*[.A1119]+[.$E$2]*LOG([.A1119])+[.$F$2]*[.A1119]*LOG([.A1119])+[.$G$2]*2*(RAND()-0.5)" office:value-type="float" office:value="216916189188862" calcext:value-type="float">
            <text:p>216916189188862</text:p>
          </table:table-cell>
          <table:table-cell table:number-columns-repeated="5"/>
        </table:table-row>
        <table:table-row table:style-name="ro1">
          <table:table-cell office:value-type="float" office:value="12434567776" calcext:value-type="float">
            <text:p>12434567776</text:p>
          </table:table-cell>
          <table:table-cell table:formula="of:=[.$C$2]+[.$D$2]*[.A1120]+[.$E$2]*LOG([.A1120])+[.$F$2]*[.A1120]*LOG([.A1120])+[.$G$2]*2*(RAND()-0.5)" office:value-type="float" office:value="217118398551731" calcext:value-type="float">
            <text:p>217118398551731</text:p>
          </table:table-cell>
          <table:table-cell table:number-columns-repeated="5"/>
        </table:table-row>
        <table:table-row table:style-name="ro1">
          <table:table-cell office:value-type="float" office:value="12445678887" calcext:value-type="float">
            <text:p>12445678887</text:p>
          </table:table-cell>
          <table:table-cell table:formula="of:=[.$C$2]+[.$D$2]*[.A1121]+[.$E$2]*LOG([.A1121])+[.$F$2]*[.A1121]*LOG([.A1121])+[.$G$2]*2*(RAND()-0.5)" office:value-type="float" office:value="217320615244830" calcext:value-type="float">
            <text:p>217320615244830</text:p>
          </table:table-cell>
          <table:table-cell table:number-columns-repeated="5"/>
        </table:table-row>
        <table:table-row table:style-name="ro1">
          <table:table-cell office:value-type="float" office:value="12456789998" calcext:value-type="float">
            <text:p>12456789998</text:p>
          </table:table-cell>
          <table:table-cell table:formula="of:=[.$C$2]+[.$D$2]*[.A1122]+[.$E$2]*LOG([.A1122])+[.$F$2]*[.A1122]*LOG([.A1122])+[.$G$2]*2*(RAND()-0.5)" office:value-type="float" office:value="217522839261614" calcext:value-type="float">
            <text:p>217522839261614</text:p>
          </table:table-cell>
          <table:table-cell table:number-columns-repeated="5"/>
        </table:table-row>
        <table:table-row table:style-name="ro1">
          <table:table-cell office:value-type="float" office:value="12467901109" calcext:value-type="float">
            <text:p>12467901109</text:p>
          </table:table-cell>
          <table:table-cell table:formula="of:=[.$C$2]+[.$D$2]*[.A1123]+[.$E$2]*LOG([.A1123])+[.$F$2]*[.A1123]*LOG([.A1123])+[.$G$2]*2*(RAND()-0.5)" office:value-type="float" office:value="217725070595551" calcext:value-type="float">
            <text:p>217725070595551</text:p>
          </table:table-cell>
          <table:table-cell table:number-columns-repeated="5"/>
        </table:table-row>
        <table:table-row table:style-name="ro1">
          <table:table-cell office:value-type="float" office:value="12479012220" calcext:value-type="float">
            <text:p>12479012220</text:p>
          </table:table-cell>
          <table:table-cell table:formula="of:=[.$C$2]+[.$D$2]*[.A1124]+[.$E$2]*LOG([.A1124])+[.$F$2]*[.A1124]*LOG([.A1124])+[.$G$2]*2*(RAND()-0.5)" office:value-type="float" office:value="217927309240119" calcext:value-type="float">
            <text:p>217927309240119</text:p>
          </table:table-cell>
          <table:table-cell table:number-columns-repeated="5"/>
        </table:table-row>
        <table:table-row table:style-name="ro1">
          <table:table-cell office:value-type="float" office:value="12490123331" calcext:value-type="float">
            <text:p>12490123331</text:p>
          </table:table-cell>
          <table:table-cell table:formula="of:=[.$C$2]+[.$D$2]*[.A1125]+[.$E$2]*LOG([.A1125])+[.$F$2]*[.A1125]*LOG([.A1125])+[.$G$2]*2*(RAND()-0.5)" office:value-type="float" office:value="218129555188810" calcext:value-type="float">
            <text:p>218129555188810</text:p>
          </table:table-cell>
          <table:table-cell table:number-columns-repeated="5"/>
        </table:table-row>
        <table:table-row table:style-name="ro1">
          <table:table-cell office:value-type="float" office:value="12501234442" calcext:value-type="float">
            <text:p>12501234442</text:p>
          </table:table-cell>
          <table:table-cell table:formula="of:=[.$C$2]+[.$D$2]*[.A1126]+[.$E$2]*LOG([.A1126])+[.$F$2]*[.A1126]*LOG([.A1126])+[.$G$2]*2*(RAND()-0.5)" office:value-type="float" office:value="218331808435126" calcext:value-type="float">
            <text:p>218331808435126</text:p>
          </table:table-cell>
          <table:table-cell table:number-columns-repeated="5"/>
        </table:table-row>
        <table:table-row table:style-name="ro1">
          <table:table-cell office:value-type="float" office:value="12512345553" calcext:value-type="float">
            <text:p>12512345553</text:p>
          </table:table-cell>
          <table:table-cell table:formula="of:=[.$C$2]+[.$D$2]*[.A1127]+[.$E$2]*LOG([.A1127])+[.$F$2]*[.A1127]*LOG([.A1127])+[.$G$2]*2*(RAND()-0.5)" office:value-type="float" office:value="218534068972581" calcext:value-type="float">
            <text:p>218534068972581</text:p>
          </table:table-cell>
          <table:table-cell table:number-columns-repeated="5"/>
        </table:table-row>
        <table:table-row table:style-name="ro1">
          <table:table-cell office:value-type="float" office:value="12523456664" calcext:value-type="float">
            <text:p>12523456664</text:p>
          </table:table-cell>
          <table:table-cell table:formula="of:=[.$C$2]+[.$D$2]*[.A1128]+[.$E$2]*LOG([.A1128])+[.$F$2]*[.A1128]*LOG([.A1128])+[.$G$2]*2*(RAND()-0.5)" office:value-type="float" office:value="218736336794700" calcext:value-type="float">
            <text:p>218736336794700</text:p>
          </table:table-cell>
          <table:table-cell table:number-columns-repeated="5"/>
        </table:table-row>
        <table:table-row table:style-name="ro1">
          <table:table-cell office:value-type="float" office:value="12534567775" calcext:value-type="float">
            <text:p>12534567775</text:p>
          </table:table-cell>
          <table:table-cell table:formula="of:=[.$C$2]+[.$D$2]*[.A1129]+[.$E$2]*LOG([.A1129])+[.$F$2]*[.A1129]*LOG([.A1129])+[.$G$2]*2*(RAND()-0.5)" office:value-type="float" office:value="218938611895020" calcext:value-type="float">
            <text:p>218938611895020</text:p>
          </table:table-cell>
          <table:table-cell table:number-columns-repeated="5"/>
        </table:table-row>
        <table:table-row table:style-name="ro1">
          <table:table-cell office:value-type="float" office:value="12545678886" calcext:value-type="float">
            <text:p>12545678886</text:p>
          </table:table-cell>
          <table:table-cell table:formula="of:=[.$C$2]+[.$D$2]*[.A1130]+[.$E$2]*LOG([.A1130])+[.$F$2]*[.A1130]*LOG([.A1130])+[.$G$2]*2*(RAND()-0.5)" office:value-type="float" office:value="219140894267089" calcext:value-type="float">
            <text:p>219140894267089</text:p>
          </table:table-cell>
          <table:table-cell table:number-columns-repeated="5"/>
        </table:table-row>
        <table:table-row table:style-name="ro1">
          <table:table-cell office:value-type="float" office:value="12556789997" calcext:value-type="float">
            <text:p>12556789997</text:p>
          </table:table-cell>
          <table:table-cell table:formula="of:=[.$C$2]+[.$D$2]*[.A1131]+[.$E$2]*LOG([.A1131])+[.$F$2]*[.A1131]*LOG([.A1131])+[.$G$2]*2*(RAND()-0.5)" office:value-type="float" office:value="219343183904467" calcext:value-type="float">
            <text:p>219343183904467</text:p>
          </table:table-cell>
          <table:table-cell table:number-columns-repeated="5"/>
        </table:table-row>
        <table:table-row table:style-name="ro1">
          <table:table-cell office:value-type="float" office:value="12567901108" calcext:value-type="float">
            <text:p>12567901108</text:p>
          </table:table-cell>
          <table:table-cell table:formula="of:=[.$C$2]+[.$D$2]*[.A1132]+[.$E$2]*LOG([.A1132])+[.$F$2]*[.A1132]*LOG([.A1132])+[.$G$2]*2*(RAND()-0.5)" office:value-type="float" office:value="219545480800726" calcext:value-type="float">
            <text:p>219545480800726</text:p>
          </table:table-cell>
          <table:table-cell table:number-columns-repeated="5"/>
        </table:table-row>
        <table:table-row table:style-name="ro1">
          <table:table-cell office:value-type="float" office:value="12579012219" calcext:value-type="float">
            <text:p>12579012219</text:p>
          </table:table-cell>
          <table:table-cell table:formula="of:=[.$C$2]+[.$D$2]*[.A1133]+[.$E$2]*LOG([.A1133])+[.$F$2]*[.A1133]*LOG([.A1133])+[.$G$2]*2*(RAND()-0.5)" office:value-type="float" office:value="219747784949447" calcext:value-type="float">
            <text:p>219747784949447</text:p>
          </table:table-cell>
          <table:table-cell table:number-columns-repeated="5"/>
        </table:table-row>
        <table:table-row table:style-name="ro1">
          <table:table-cell office:value-type="float" office:value="12590123330" calcext:value-type="float">
            <text:p>12590123330</text:p>
          </table:table-cell>
          <table:table-cell table:formula="of:=[.$C$2]+[.$D$2]*[.A1134]+[.$E$2]*LOG([.A1134])+[.$F$2]*[.A1134]*LOG([.A1134])+[.$G$2]*2*(RAND()-0.5)" office:value-type="float" office:value="219950096344224" calcext:value-type="float">
            <text:p>219950096344224</text:p>
          </table:table-cell>
          <table:table-cell table:number-columns-repeated="5"/>
        </table:table-row>
        <table:table-row table:style-name="ro1">
          <table:table-cell office:value-type="float" office:value="12601234441" calcext:value-type="float">
            <text:p>12601234441</text:p>
          </table:table-cell>
          <table:table-cell table:formula="of:=[.$C$2]+[.$D$2]*[.A1135]+[.$E$2]*LOG([.A1135])+[.$F$2]*[.A1135]*LOG([.A1135])+[.$G$2]*2*(RAND()-0.5)" office:value-type="float" office:value="220152414978664" calcext:value-type="float">
            <text:p>220152414978664</text:p>
          </table:table-cell>
          <table:table-cell table:number-columns-repeated="5"/>
        </table:table-row>
        <table:table-row table:style-name="ro1">
          <table:table-cell office:value-type="float" office:value="12612345552" calcext:value-type="float">
            <text:p>12612345552</text:p>
          </table:table-cell>
          <table:table-cell table:formula="of:=[.$C$2]+[.$D$2]*[.A1136]+[.$E$2]*LOG([.A1136])+[.$F$2]*[.A1136]*LOG([.A1136])+[.$G$2]*2*(RAND()-0.5)" office:value-type="float" office:value="220354740846382" calcext:value-type="float">
            <text:p>220354740846382</text:p>
          </table:table-cell>
          <table:table-cell table:number-columns-repeated="5"/>
        </table:table-row>
        <table:table-row table:style-name="ro1">
          <table:table-cell office:value-type="float" office:value="12623456663" calcext:value-type="float">
            <text:p>12623456663</text:p>
          </table:table-cell>
          <table:table-cell table:formula="of:=[.$C$2]+[.$D$2]*[.A1137]+[.$E$2]*LOG([.A1137])+[.$F$2]*[.A1137]*LOG([.A1137])+[.$G$2]*2*(RAND()-0.5)" office:value-type="float" office:value="220557073941006" calcext:value-type="float">
            <text:p>220557073941006</text:p>
          </table:table-cell>
          <table:table-cell table:number-columns-repeated="5"/>
        </table:table-row>
        <table:table-row table:style-name="ro1">
          <table:table-cell office:value-type="float" office:value="12634567774" calcext:value-type="float">
            <text:p>12634567774</text:p>
          </table:table-cell>
          <table:table-cell table:formula="of:=[.$C$2]+[.$D$2]*[.A1138]+[.$E$2]*LOG([.A1138])+[.$F$2]*[.A1138]*LOG([.A1138])+[.$G$2]*2*(RAND()-0.5)" office:value-type="float" office:value="220759414256174" calcext:value-type="float">
            <text:p>220759414256174</text:p>
          </table:table-cell>
          <table:table-cell table:number-columns-repeated="5"/>
        </table:table-row>
        <table:table-row table:style-name="ro1">
          <table:table-cell office:value-type="float" office:value="12645678885" calcext:value-type="float">
            <text:p>12645678885</text:p>
          </table:table-cell>
          <table:table-cell table:formula="of:=[.$C$2]+[.$D$2]*[.A1139]+[.$E$2]*LOG([.A1139])+[.$F$2]*[.A1139]*LOG([.A1139])+[.$G$2]*2*(RAND()-0.5)" office:value-type="float" office:value="220961761785538" calcext:value-type="float">
            <text:p>220961761785538</text:p>
          </table:table-cell>
          <table:table-cell table:number-columns-repeated="5"/>
        </table:table-row>
        <table:table-row table:style-name="ro1">
          <table:table-cell office:value-type="float" office:value="12656789996" calcext:value-type="float">
            <text:p>12656789996</text:p>
          </table:table-cell>
          <table:table-cell table:formula="of:=[.$C$2]+[.$D$2]*[.A1140]+[.$E$2]*LOG([.A1140])+[.$F$2]*[.A1140]*LOG([.A1140])+[.$G$2]*2*(RAND()-0.5)" office:value-type="float" office:value="221164116522757" calcext:value-type="float">
            <text:p>221164116522757</text:p>
          </table:table-cell>
          <table:table-cell table:number-columns-repeated="5"/>
        </table:table-row>
        <table:table-row table:style-name="ro1">
          <table:table-cell office:value-type="float" office:value="12667901107" calcext:value-type="float">
            <text:p>12667901107</text:p>
          </table:table-cell>
          <table:table-cell table:formula="of:=[.$C$2]+[.$D$2]*[.A1141]+[.$E$2]*LOG([.A1141])+[.$F$2]*[.A1141]*LOG([.A1141])+[.$G$2]*2*(RAND()-0.5)" office:value-type="float" office:value="221366478461505" calcext:value-type="float">
            <text:p>221366478461505</text:p>
          </table:table-cell>
          <table:table-cell table:number-columns-repeated="5"/>
        </table:table-row>
        <table:table-row table:style-name="ro1">
          <table:table-cell office:value-type="float" office:value="12679012218" calcext:value-type="float">
            <text:p>12679012218</text:p>
          </table:table-cell>
          <table:table-cell table:formula="of:=[.$C$2]+[.$D$2]*[.A1142]+[.$E$2]*LOG([.A1142])+[.$F$2]*[.A1142]*LOG([.A1142])+[.$G$2]*2*(RAND()-0.5)" office:value-type="float" office:value="221568847595465" calcext:value-type="float">
            <text:p>221568847595465</text:p>
          </table:table-cell>
          <table:table-cell table:number-columns-repeated="5"/>
        </table:table-row>
        <table:table-row table:style-name="ro1">
          <table:table-cell office:value-type="float" office:value="12690123329" calcext:value-type="float">
            <text:p>12690123329</text:p>
          </table:table-cell>
          <table:table-cell table:formula="of:=[.$C$2]+[.$D$2]*[.A1143]+[.$E$2]*LOG([.A1143])+[.$F$2]*[.A1143]*LOG([.A1143])+[.$G$2]*2*(RAND()-0.5)" office:value-type="float" office:value="221771223918332" calcext:value-type="float">
            <text:p>221771223918332</text:p>
          </table:table-cell>
          <table:table-cell table:number-columns-repeated="5"/>
        </table:table-row>
        <table:table-row table:style-name="ro1">
          <table:table-cell office:value-type="float" office:value="12701234440" calcext:value-type="float">
            <text:p>12701234440</text:p>
          </table:table-cell>
          <table:table-cell table:formula="of:=[.$C$2]+[.$D$2]*[.A1144]+[.$E$2]*LOG([.A1144])+[.$F$2]*[.A1144]*LOG([.A1144])+[.$G$2]*2*(RAND()-0.5)" office:value-type="float" office:value="221973607423811" calcext:value-type="float">
            <text:p>221973607423811</text:p>
          </table:table-cell>
          <table:table-cell table:number-columns-repeated="5"/>
        </table:table-row>
        <table:table-row table:style-name="ro1">
          <table:table-cell office:value-type="float" office:value="12712345551" calcext:value-type="float">
            <text:p>12712345551</text:p>
          </table:table-cell>
          <table:table-cell table:formula="of:=[.$C$2]+[.$D$2]*[.A1145]+[.$E$2]*LOG([.A1145])+[.$F$2]*[.A1145]*LOG([.A1145])+[.$G$2]*2*(RAND()-0.5)" office:value-type="float" office:value="222175998105619" calcext:value-type="float">
            <text:p>222175998105619</text:p>
          </table:table-cell>
          <table:table-cell table:number-columns-repeated="5"/>
        </table:table-row>
        <table:table-row table:style-name="ro1">
          <table:table-cell office:value-type="float" office:value="12723456662" calcext:value-type="float">
            <text:p>12723456662</text:p>
          </table:table-cell>
          <table:table-cell table:formula="of:=[.$C$2]+[.$D$2]*[.A1146]+[.$E$2]*LOG([.A1146])+[.$F$2]*[.A1146]*LOG([.A1146])+[.$G$2]*2*(RAND()-0.5)" office:value-type="float" office:value="222378395957483" calcext:value-type="float">
            <text:p>222378395957483</text:p>
          </table:table-cell>
          <table:table-cell table:number-columns-repeated="5"/>
        </table:table-row>
        <table:table-row table:style-name="ro1">
          <table:table-cell office:value-type="float" office:value="12734567773" calcext:value-type="float">
            <text:p>12734567773</text:p>
          </table:table-cell>
          <table:table-cell table:formula="of:=[.$C$2]+[.$D$2]*[.A1147]+[.$E$2]*LOG([.A1147])+[.$F$2]*[.A1147]*LOG([.A1147])+[.$G$2]*2*(RAND()-0.5)" office:value-type="float" office:value="222580800973142" calcext:value-type="float">
            <text:p>222580800973142</text:p>
          </table:table-cell>
          <table:table-cell table:number-columns-repeated="5"/>
        </table:table-row>
        <table:table-row table:style-name="ro1">
          <table:table-cell office:value-type="float" office:value="12745678884" calcext:value-type="float">
            <text:p>12745678884</text:p>
          </table:table-cell>
          <table:table-cell table:formula="of:=[.$C$2]+[.$D$2]*[.A1148]+[.$E$2]*LOG([.A1148])+[.$F$2]*[.A1148]*LOG([.A1148])+[.$G$2]*2*(RAND()-0.5)" office:value-type="float" office:value="222783213146346" calcext:value-type="float">
            <text:p>222783213146346</text:p>
          </table:table-cell>
          <table:table-cell table:number-columns-repeated="5"/>
        </table:table-row>
        <table:table-row table:style-name="ro1">
          <table:table-cell office:value-type="float" office:value="12756789995" calcext:value-type="float">
            <text:p>12756789995</text:p>
          </table:table-cell>
          <table:table-cell table:formula="of:=[.$C$2]+[.$D$2]*[.A1149]+[.$E$2]*LOG([.A1149])+[.$F$2]*[.A1149]*LOG([.A1149])+[.$G$2]*2*(RAND()-0.5)" office:value-type="float" office:value="222985632470854" calcext:value-type="float">
            <text:p>222985632470854</text:p>
          </table:table-cell>
          <table:table-cell table:number-columns-repeated="5"/>
        </table:table-row>
        <table:table-row table:style-name="ro1">
          <table:table-cell office:value-type="float" office:value="12767901106" calcext:value-type="float">
            <text:p>12767901106</text:p>
          </table:table-cell>
          <table:table-cell table:formula="of:=[.$C$2]+[.$D$2]*[.A1150]+[.$E$2]*LOG([.A1150])+[.$F$2]*[.A1150]*LOG([.A1150])+[.$G$2]*2*(RAND()-0.5)" office:value-type="float" office:value="223188058940438" calcext:value-type="float">
            <text:p>223188058940438</text:p>
          </table:table-cell>
          <table:table-cell table:number-columns-repeated="5"/>
        </table:table-row>
        <table:table-row table:style-name="ro1">
          <table:table-cell office:value-type="float" office:value="12779012217" calcext:value-type="float">
            <text:p>12779012217</text:p>
          </table:table-cell>
          <table:table-cell table:formula="of:=[.$C$2]+[.$D$2]*[.A1151]+[.$E$2]*LOG([.A1151])+[.$F$2]*[.A1151]*LOG([.A1151])+[.$G$2]*2*(RAND()-0.5)" office:value-type="float" office:value="223390492548880" calcext:value-type="float">
            <text:p>223390492548880</text:p>
          </table:table-cell>
          <table:table-cell table:number-columns-repeated="5"/>
        </table:table-row>
        <table:table-row table:style-name="ro1">
          <table:table-cell office:value-type="float" office:value="12790123328" calcext:value-type="float">
            <text:p>12790123328</text:p>
          </table:table-cell>
          <table:table-cell table:formula="of:=[.$C$2]+[.$D$2]*[.A1152]+[.$E$2]*LOG([.A1152])+[.$F$2]*[.A1152]*LOG([.A1152])+[.$G$2]*2*(RAND()-0.5)" office:value-type="float" office:value="223592933289974" calcext:value-type="float">
            <text:p>223592933289974</text:p>
          </table:table-cell>
          <table:table-cell table:number-columns-repeated="5"/>
        </table:table-row>
        <table:table-row table:style-name="ro1">
          <table:table-cell office:value-type="float" office:value="12801234439" calcext:value-type="float">
            <text:p>12801234439</text:p>
          </table:table-cell>
          <table:table-cell table:formula="of:=[.$C$2]+[.$D$2]*[.A1153]+[.$E$2]*LOG([.A1153])+[.$F$2]*[.A1153]*LOG([.A1153])+[.$G$2]*2*(RAND()-0.5)" office:value-type="float" office:value="223795381157522" calcext:value-type="float">
            <text:p>223795381157522</text:p>
          </table:table-cell>
          <table:table-cell table:number-columns-repeated="5"/>
        </table:table-row>
        <table:table-row table:style-name="ro1">
          <table:table-cell office:value-type="float" office:value="12812345550" calcext:value-type="float">
            <text:p>12812345550</text:p>
          </table:table-cell>
          <table:table-cell table:formula="of:=[.$C$2]+[.$D$2]*[.A1154]+[.$E$2]*LOG([.A1154])+[.$F$2]*[.A1154]*LOG([.A1154])+[.$G$2]*2*(RAND()-0.5)" office:value-type="float" office:value="223997836145339" calcext:value-type="float">
            <text:p>223997836145339</text:p>
          </table:table-cell>
          <table:table-cell table:number-columns-repeated="5"/>
        </table:table-row>
        <table:table-row table:style-name="ro1">
          <table:table-cell office:value-type="float" office:value="12823456661" calcext:value-type="float">
            <text:p>12823456661</text:p>
          </table:table-cell>
          <table:table-cell table:formula="of:=[.$C$2]+[.$D$2]*[.A1155]+[.$E$2]*LOG([.A1155])+[.$F$2]*[.A1155]*LOG([.A1155])+[.$G$2]*2*(RAND()-0.5)" office:value-type="float" office:value="224200298247250" calcext:value-type="float">
            <text:p>224200298247250</text:p>
          </table:table-cell>
          <table:table-cell table:number-columns-repeated="5"/>
        </table:table-row>
        <table:table-row table:style-name="ro1">
          <table:table-cell office:value-type="float" office:value="12834567772" calcext:value-type="float">
            <text:p>12834567772</text:p>
          </table:table-cell>
          <table:table-cell table:formula="of:=[.$C$2]+[.$D$2]*[.A1156]+[.$E$2]*LOG([.A1156])+[.$F$2]*[.A1156]*LOG([.A1156])+[.$G$2]*2*(RAND()-0.5)" office:value-type="float" office:value="224402767457092" calcext:value-type="float">
            <text:p>224402767457092</text:p>
          </table:table-cell>
          <table:table-cell table:number-columns-repeated="5"/>
        </table:table-row>
        <table:table-row table:style-name="ro1">
          <table:table-cell office:value-type="float" office:value="12845678883" calcext:value-type="float">
            <text:p>12845678883</text:p>
          </table:table-cell>
          <table:table-cell table:formula="of:=[.$C$2]+[.$D$2]*[.A1157]+[.$E$2]*LOG([.A1157])+[.$F$2]*[.A1157]*LOG([.A1157])+[.$G$2]*2*(RAND()-0.5)" office:value-type="float" office:value="224605243768710" calcext:value-type="float">
            <text:p>224605243768710</text:p>
          </table:table-cell>
          <table:table-cell table:number-columns-repeated="5"/>
        </table:table-row>
        <table:table-row table:style-name="ro1">
          <table:table-cell office:value-type="float" office:value="12856789994" calcext:value-type="float">
            <text:p>12856789994</text:p>
          </table:table-cell>
          <table:table-cell table:formula="of:=[.$C$2]+[.$D$2]*[.A1158]+[.$E$2]*LOG([.A1158])+[.$F$2]*[.A1158]*LOG([.A1158])+[.$G$2]*2*(RAND()-0.5)" office:value-type="float" office:value="224807727175962" calcext:value-type="float">
            <text:p>224807727175962</text:p>
          </table:table-cell>
          <table:table-cell table:number-columns-repeated="5"/>
        </table:table-row>
        <table:table-row table:style-name="ro1">
          <table:table-cell office:value-type="float" office:value="12867901105" calcext:value-type="float">
            <text:p>12867901105</text:p>
          </table:table-cell>
          <table:table-cell table:formula="of:=[.$C$2]+[.$D$2]*[.A1159]+[.$E$2]*LOG([.A1159])+[.$F$2]*[.A1159]*LOG([.A1159])+[.$G$2]*2*(RAND()-0.5)" office:value-type="float" office:value="225010217672716" calcext:value-type="float">
            <text:p>225010217672716</text:p>
          </table:table-cell>
          <table:table-cell table:number-columns-repeated="5"/>
        </table:table-row>
        <table:table-row table:style-name="ro1">
          <table:table-cell office:value-type="float" office:value="12879012216" calcext:value-type="float">
            <text:p>12879012216</text:p>
          </table:table-cell>
          <table:table-cell table:formula="of:=[.$C$2]+[.$D$2]*[.A1160]+[.$E$2]*LOG([.A1160])+[.$F$2]*[.A1160]*LOG([.A1160])+[.$G$2]*2*(RAND()-0.5)" office:value-type="float" office:value="225212715252850" calcext:value-type="float">
            <text:p>225212715252850</text:p>
          </table:table-cell>
          <table:table-cell table:number-columns-repeated="5"/>
        </table:table-row>
        <table:table-row table:style-name="ro1">
          <table:table-cell office:value-type="float" office:value="12890123327" calcext:value-type="float">
            <text:p>12890123327</text:p>
          </table:table-cell>
          <table:table-cell table:formula="of:=[.$C$2]+[.$D$2]*[.A1161]+[.$E$2]*LOG([.A1161])+[.$F$2]*[.A1161]*LOG([.A1161])+[.$G$2]*2*(RAND()-0.5)" office:value-type="float" office:value="225415219910253" calcext:value-type="float">
            <text:p>225415219910253</text:p>
          </table:table-cell>
          <table:table-cell table:number-columns-repeated="5"/>
        </table:table-row>
        <table:table-row table:style-name="ro1">
          <table:table-cell office:value-type="float" office:value="12901234438" calcext:value-type="float">
            <text:p>12901234438</text:p>
          </table:table-cell>
          <table:table-cell table:formula="of:=[.$C$2]+[.$D$2]*[.A1162]+[.$E$2]*LOG([.A1162])+[.$F$2]*[.A1162]*LOG([.A1162])+[.$G$2]*2*(RAND()-0.5)" office:value-type="float" office:value="225617731638824" calcext:value-type="float">
            <text:p>225617731638824</text:p>
          </table:table-cell>
          <table:table-cell table:number-columns-repeated="5"/>
        </table:table-row>
        <table:table-row table:style-name="ro1">
          <table:table-cell office:value-type="float" office:value="12912345549" calcext:value-type="float">
            <text:p>12912345549</text:p>
          </table:table-cell>
          <table:table-cell table:formula="of:=[.$C$2]+[.$D$2]*[.A1163]+[.$E$2]*LOG([.A1163])+[.$F$2]*[.A1163]*LOG([.A1163])+[.$G$2]*2*(RAND()-0.5)" office:value-type="float" office:value="225820250432474" calcext:value-type="float">
            <text:p>225820250432474</text:p>
          </table:table-cell>
          <table:table-cell table:number-columns-repeated="5"/>
        </table:table-row>
        <table:table-row table:style-name="ro1">
          <table:table-cell office:value-type="float" office:value="12923456660" calcext:value-type="float">
            <text:p>12923456660</text:p>
          </table:table-cell>
          <table:table-cell table:formula="of:=[.$C$2]+[.$D$2]*[.A1164]+[.$E$2]*LOG([.A1164])+[.$F$2]*[.A1164]*LOG([.A1164])+[.$G$2]*2*(RAND()-0.5)" office:value-type="float" office:value="226022776285123" calcext:value-type="float">
            <text:p>226022776285123</text:p>
          </table:table-cell>
          <table:table-cell table:number-columns-repeated="5"/>
        </table:table-row>
        <table:table-row table:style-name="ro1">
          <table:table-cell office:value-type="float" office:value="12934567771" calcext:value-type="float">
            <text:p>12934567771</text:p>
          </table:table-cell>
          <table:table-cell table:formula="of:=[.$C$2]+[.$D$2]*[.A1165]+[.$E$2]*LOG([.A1165])+[.$F$2]*[.A1165]*LOG([.A1165])+[.$G$2]*2*(RAND()-0.5)" office:value-type="float" office:value="226225309190702" calcext:value-type="float">
            <text:p>226225309190702</text:p>
          </table:table-cell>
          <table:table-cell table:number-columns-repeated="5"/>
        </table:table-row>
        <table:table-row table:style-name="ro1">
          <table:table-cell office:value-type="float" office:value="12945678882" calcext:value-type="float">
            <text:p>12945678882</text:p>
          </table:table-cell>
          <table:table-cell table:formula="of:=[.$C$2]+[.$D$2]*[.A1166]+[.$E$2]*LOG([.A1166])+[.$F$2]*[.A1166]*LOG([.A1166])+[.$G$2]*2*(RAND()-0.5)" office:value-type="float" office:value="226427849143152" calcext:value-type="float">
            <text:p>226427849143152</text:p>
          </table:table-cell>
          <table:table-cell table:number-columns-repeated="5"/>
        </table:table-row>
        <table:table-row table:style-name="ro1">
          <table:table-cell office:value-type="float" office:value="12956789993" calcext:value-type="float">
            <text:p>12956789993</text:p>
          </table:table-cell>
          <table:table-cell table:formula="of:=[.$C$2]+[.$D$2]*[.A1167]+[.$E$2]*LOG([.A1167])+[.$F$2]*[.A1167]*LOG([.A1167])+[.$G$2]*2*(RAND()-0.5)" office:value-type="float" office:value="226630396136425" calcext:value-type="float">
            <text:p>226630396136425</text:p>
          </table:table-cell>
          <table:table-cell table:number-columns-repeated="5"/>
        </table:table-row>
        <table:table-row table:style-name="ro1">
          <table:table-cell office:value-type="float" office:value="12967901104" calcext:value-type="float">
            <text:p>12967901104</text:p>
          </table:table-cell>
          <table:table-cell table:formula="of:=[.$C$2]+[.$D$2]*[.A1168]+[.$E$2]*LOG([.A1168])+[.$F$2]*[.A1168]*LOG([.A1168])+[.$G$2]*2*(RAND()-0.5)" office:value-type="float" office:value="226832950164483" calcext:value-type="float">
            <text:p>226832950164483</text:p>
          </table:table-cell>
          <table:table-cell table:number-columns-repeated="5"/>
        </table:table-row>
        <table:table-row table:style-name="ro1">
          <table:table-cell office:value-type="float" office:value="12979012215" calcext:value-type="float">
            <text:p>12979012215</text:p>
          </table:table-cell>
          <table:table-cell table:formula="of:=[.$C$2]+[.$D$2]*[.A1169]+[.$E$2]*LOG([.A1169])+[.$F$2]*[.A1169]*LOG([.A1169])+[.$G$2]*2*(RAND()-0.5)" office:value-type="float" office:value="227035511221299" calcext:value-type="float">
            <text:p>227035511221299</text:p>
          </table:table-cell>
          <table:table-cell table:number-columns-repeated="5"/>
        </table:table-row>
        <table:table-row table:style-name="ro1">
          <table:table-cell office:value-type="float" office:value="12990123326" calcext:value-type="float">
            <text:p>12990123326</text:p>
          </table:table-cell>
          <table:table-cell table:formula="of:=[.$C$2]+[.$D$2]*[.A1170]+[.$E$2]*LOG([.A1170])+[.$F$2]*[.A1170]*LOG([.A1170])+[.$G$2]*2*(RAND()-0.5)" office:value-type="float" office:value="227238079300855" calcext:value-type="float">
            <text:p>227238079300855</text:p>
          </table:table-cell>
          <table:table-cell table:number-columns-repeated="5"/>
        </table:table-row>
        <table:table-row table:style-name="ro1">
          <table:table-cell office:value-type="float" office:value="13001234437" calcext:value-type="float">
            <text:p>13001234437</text:p>
          </table:table-cell>
          <table:table-cell table:formula="of:=[.$C$2]+[.$D$2]*[.A1171]+[.$E$2]*LOG([.A1171])+[.$F$2]*[.A1171]*LOG([.A1171])+[.$G$2]*2*(RAND()-0.5)" office:value-type="float" office:value="227440654397145" calcext:value-type="float">
            <text:p>227440654397145</text:p>
          </table:table-cell>
          <table:table-cell table:number-columns-repeated="5"/>
        </table:table-row>
        <table:table-row table:style-name="ro1">
          <table:table-cell office:value-type="float" office:value="13012345548" calcext:value-type="float">
            <text:p>13012345548</text:p>
          </table:table-cell>
          <table:table-cell table:formula="of:=[.$C$2]+[.$D$2]*[.A1172]+[.$E$2]*LOG([.A1172])+[.$F$2]*[.A1172]*LOG([.A1172])+[.$G$2]*2*(RAND()-0.5)" office:value-type="float" office:value="227643236504172" calcext:value-type="float">
            <text:p>227643236504172</text:p>
          </table:table-cell>
          <table:table-cell table:number-columns-repeated="5"/>
        </table:table-row>
        <table:table-row table:style-name="ro1">
          <table:table-cell office:value-type="float" office:value="13023456659" calcext:value-type="float">
            <text:p>13023456659</text:p>
          </table:table-cell>
          <table:table-cell table:formula="of:=[.$C$2]+[.$D$2]*[.A1173]+[.$E$2]*LOG([.A1173])+[.$F$2]*[.A1173]*LOG([.A1173])+[.$G$2]*2*(RAND()-0.5)" office:value-type="float" office:value="227845825615949" calcext:value-type="float">
            <text:p>227845825615949</text:p>
          </table:table-cell>
          <table:table-cell table:number-columns-repeated="5"/>
        </table:table-row>
        <table:table-row table:style-name="ro1">
          <table:table-cell office:value-type="float" office:value="13034567770" calcext:value-type="float">
            <text:p>13034567770</text:p>
          </table:table-cell>
          <table:table-cell table:formula="of:=[.$C$2]+[.$D$2]*[.A1174]+[.$E$2]*LOG([.A1174])+[.$F$2]*[.A1174]*LOG([.A1174])+[.$G$2]*2*(RAND()-0.5)" office:value-type="float" office:value="228048421726500" calcext:value-type="float">
            <text:p>228048421726500</text:p>
          </table:table-cell>
          <table:table-cell table:number-columns-repeated="5"/>
        </table:table-row>
        <table:table-row table:style-name="ro1">
          <table:table-cell office:value-type="float" office:value="13045678881" calcext:value-type="float">
            <text:p>13045678881</text:p>
          </table:table-cell>
          <table:table-cell table:formula="of:=[.$C$2]+[.$D$2]*[.A1175]+[.$E$2]*LOG([.A1175])+[.$F$2]*[.A1175]*LOG([.A1175])+[.$G$2]*2*(RAND()-0.5)" office:value-type="float" office:value="228251024829860" calcext:value-type="float">
            <text:p>228251024829860</text:p>
          </table:table-cell>
          <table:table-cell table:number-columns-repeated="5"/>
        </table:table-row>
        <table:table-row table:style-name="ro1">
          <table:table-cell office:value-type="float" office:value="13056789992" calcext:value-type="float">
            <text:p>13056789992</text:p>
          </table:table-cell>
          <table:table-cell table:formula="of:=[.$C$2]+[.$D$2]*[.A1176]+[.$E$2]*LOG([.A1176])+[.$F$2]*[.A1176]*LOG([.A1176])+[.$G$2]*2*(RAND()-0.5)" office:value-type="float" office:value="228453634920073" calcext:value-type="float">
            <text:p>228453634920073</text:p>
          </table:table-cell>
          <table:table-cell table:number-columns-repeated="5"/>
        </table:table-row>
        <table:table-row table:style-name="ro1">
          <table:table-cell office:value-type="float" office:value="13067901103" calcext:value-type="float">
            <text:p>13067901103</text:p>
          </table:table-cell>
          <table:table-cell table:formula="of:=[.$C$2]+[.$D$2]*[.A1177]+[.$E$2]*LOG([.A1177])+[.$F$2]*[.A1177]*LOG([.A1177])+[.$G$2]*2*(RAND()-0.5)" office:value-type="float" office:value="228656251991192" calcext:value-type="float">
            <text:p>228656251991192</text:p>
          </table:table-cell>
          <table:table-cell table:number-columns-repeated="5"/>
        </table:table-row>
        <table:table-row table:style-name="ro1">
          <table:table-cell office:value-type="float" office:value="13079012214" calcext:value-type="float">
            <text:p>13079012214</text:p>
          </table:table-cell>
          <table:table-cell table:formula="of:=[.$C$2]+[.$D$2]*[.A1178]+[.$E$2]*LOG([.A1178])+[.$F$2]*[.A1178]*LOG([.A1178])+[.$G$2]*2*(RAND()-0.5)" office:value-type="float" office:value="228858876037282" calcext:value-type="float">
            <text:p>228858876037282</text:p>
          </table:table-cell>
          <table:table-cell table:number-columns-repeated="5"/>
        </table:table-row>
        <table:table-row table:style-name="ro1">
          <table:table-cell office:value-type="float" office:value="13090123325" calcext:value-type="float">
            <text:p>13090123325</text:p>
          </table:table-cell>
          <table:table-cell table:formula="of:=[.$C$2]+[.$D$2]*[.A1179]+[.$E$2]*LOG([.A1179])+[.$F$2]*[.A1179]*LOG([.A1179])+[.$G$2]*2*(RAND()-0.5)" office:value-type="float" office:value="229061507052418" calcext:value-type="float">
            <text:p>229061507052418</text:p>
          </table:table-cell>
          <table:table-cell table:number-columns-repeated="5"/>
        </table:table-row>
        <table:table-row table:style-name="ro1">
          <table:table-cell office:value-type="float" office:value="13101234436" calcext:value-type="float">
            <text:p>13101234436</text:p>
          </table:table-cell>
          <table:table-cell table:formula="of:=[.$C$2]+[.$D$2]*[.A1180]+[.$E$2]*LOG([.A1180])+[.$F$2]*[.A1180]*LOG([.A1180])+[.$G$2]*2*(RAND()-0.5)" office:value-type="float" office:value="229264145030684" calcext:value-type="float">
            <text:p>229264145030684</text:p>
          </table:table-cell>
          <table:table-cell table:number-columns-repeated="5"/>
        </table:table-row>
        <table:table-row table:style-name="ro1">
          <table:table-cell office:value-type="float" office:value="13112345547" calcext:value-type="float">
            <text:p>13112345547</text:p>
          </table:table-cell>
          <table:table-cell table:formula="of:=[.$C$2]+[.$D$2]*[.A1181]+[.$E$2]*LOG([.A1181])+[.$F$2]*[.A1181]*LOG([.A1181])+[.$G$2]*2*(RAND()-0.5)" office:value-type="float" office:value="229466789966175" calcext:value-type="float">
            <text:p>229466789966175</text:p>
          </table:table-cell>
          <table:table-cell table:number-columns-repeated="5"/>
        </table:table-row>
        <table:table-row table:style-name="ro1">
          <table:table-cell office:value-type="float" office:value="13123456658" calcext:value-type="float">
            <text:p>13123456658</text:p>
          </table:table-cell>
          <table:table-cell table:formula="of:=[.$C$2]+[.$D$2]*[.A1182]+[.$E$2]*LOG([.A1182])+[.$F$2]*[.A1182]*LOG([.A1182])+[.$G$2]*2*(RAND()-0.5)" office:value-type="float" office:value="229669441852996" calcext:value-type="float">
            <text:p>229669441852996</text:p>
          </table:table-cell>
          <table:table-cell table:number-columns-repeated="5"/>
        </table:table-row>
        <table:table-row table:style-name="ro1">
          <table:table-cell office:value-type="float" office:value="13134567769" calcext:value-type="float">
            <text:p>13134567769</text:p>
          </table:table-cell>
          <table:table-cell table:formula="of:=[.$C$2]+[.$D$2]*[.A1183]+[.$E$2]*LOG([.A1183])+[.$F$2]*[.A1183]*LOG([.A1183])+[.$G$2]*2*(RAND()-0.5)" office:value-type="float" office:value="229872100685260" calcext:value-type="float">
            <text:p>229872100685260</text:p>
          </table:table-cell>
          <table:table-cell table:number-columns-repeated="5"/>
        </table:table-row>
        <table:table-row table:style-name="ro1">
          <table:table-cell office:value-type="float" office:value="13145678880" calcext:value-type="float">
            <text:p>13145678880</text:p>
          </table:table-cell>
          <table:table-cell table:formula="of:=[.$C$2]+[.$D$2]*[.A1184]+[.$E$2]*LOG([.A1184])+[.$F$2]*[.A1184]*LOG([.A1184])+[.$G$2]*2*(RAND()-0.5)" office:value-type="float" office:value="230074766457093" calcext:value-type="float">
            <text:p>230074766457093</text:p>
          </table:table-cell>
          <table:table-cell table:number-columns-repeated="5"/>
        </table:table-row>
        <table:table-row table:style-name="ro1">
          <table:table-cell office:value-type="float" office:value="13156789991" calcext:value-type="float">
            <text:p>13156789991</text:p>
          </table:table-cell>
          <table:table-cell table:formula="of:=[.$C$2]+[.$D$2]*[.A1185]+[.$E$2]*LOG([.A1185])+[.$F$2]*[.A1185]*LOG([.A1185])+[.$G$2]*2*(RAND()-0.5)" office:value-type="float" office:value="230277439162629" calcext:value-type="float">
            <text:p>230277439162629</text:p>
          </table:table-cell>
          <table:table-cell table:number-columns-repeated="5"/>
        </table:table-row>
        <table:table-row table:style-name="ro1">
          <table:table-cell office:value-type="float" office:value="13167901102" calcext:value-type="float">
            <text:p>13167901102</text:p>
          </table:table-cell>
          <table:table-cell table:formula="of:=[.$C$2]+[.$D$2]*[.A1186]+[.$E$2]*LOG([.A1186])+[.$F$2]*[.A1186]*LOG([.A1186])+[.$G$2]*2*(RAND()-0.5)" office:value-type="float" office:value="230480118796013" calcext:value-type="float">
            <text:p>230480118796013</text:p>
          </table:table-cell>
          <table:table-cell table:number-columns-repeated="5"/>
        </table:table-row>
        <table:table-row table:style-name="ro1">
          <table:table-cell office:value-type="float" office:value="13179012213" calcext:value-type="float">
            <text:p>13179012213</text:p>
          </table:table-cell>
          <table:table-cell table:formula="of:=[.$C$2]+[.$D$2]*[.A1187]+[.$E$2]*LOG([.A1187])+[.$F$2]*[.A1187]*LOG([.A1187])+[.$G$2]*2*(RAND()-0.5)" office:value-type="float" office:value="230682805351398" calcext:value-type="float">
            <text:p>230682805351398</text:p>
          </table:table-cell>
          <table:table-cell table:number-columns-repeated="5"/>
        </table:table-row>
        <table:table-row table:style-name="ro1">
          <table:table-cell office:value-type="float" office:value="13190123324" calcext:value-type="float">
            <text:p>13190123324</text:p>
          </table:table-cell>
          <table:table-cell table:formula="of:=[.$C$2]+[.$D$2]*[.A1188]+[.$E$2]*LOG([.A1188])+[.$F$2]*[.A1188]*LOG([.A1188])+[.$G$2]*2*(RAND()-0.5)" office:value-type="float" office:value="230885498822949" calcext:value-type="float">
            <text:p>230885498822949</text:p>
          </table:table-cell>
          <table:table-cell table:number-columns-repeated="5"/>
        </table:table-row>
        <table:table-row table:style-name="ro1">
          <table:table-cell office:value-type="float" office:value="13201234435" calcext:value-type="float">
            <text:p>13201234435</text:p>
          </table:table-cell>
          <table:table-cell table:formula="of:=[.$C$2]+[.$D$2]*[.A1189]+[.$E$2]*LOG([.A1189])+[.$F$2]*[.A1189]*LOG([.A1189])+[.$G$2]*2*(RAND()-0.5)" office:value-type="float" office:value="231088199204840" calcext:value-type="float">
            <text:p>231088199204840</text:p>
          </table:table-cell>
          <table:table-cell table:number-columns-repeated="5"/>
        </table:table-row>
        <table:table-row table:style-name="ro1">
          <table:table-cell office:value-type="float" office:value="13212345546" calcext:value-type="float">
            <text:p>13212345546</text:p>
          </table:table-cell>
          <table:table-cell table:formula="of:=[.$C$2]+[.$D$2]*[.A1190]+[.$E$2]*LOG([.A1190])+[.$F$2]*[.A1190]*LOG([.A1190])+[.$G$2]*2*(RAND()-0.5)" office:value-type="float" office:value="231290906491254" calcext:value-type="float">
            <text:p>231290906491254</text:p>
          </table:table-cell>
          <table:table-cell table:number-columns-repeated="5"/>
        </table:table-row>
        <table:table-row table:style-name="ro1">
          <table:table-cell office:value-type="float" office:value="13223456657" calcext:value-type="float">
            <text:p>13223456657</text:p>
          </table:table-cell>
          <table:table-cell table:formula="of:=[.$C$2]+[.$D$2]*[.A1191]+[.$E$2]*LOG([.A1191])+[.$F$2]*[.A1191]*LOG([.A1191])+[.$G$2]*2*(RAND()-0.5)" office:value-type="float" office:value="231493620676385" calcext:value-type="float">
            <text:p>231493620676385</text:p>
          </table:table-cell>
          <table:table-cell table:number-columns-repeated="5"/>
        </table:table-row>
        <table:table-row table:style-name="ro1">
          <table:table-cell office:value-type="float" office:value="13234567768" calcext:value-type="float">
            <text:p>13234567768</text:p>
          </table:table-cell>
          <table:table-cell table:formula="of:=[.$C$2]+[.$D$2]*[.A1192]+[.$E$2]*LOG([.A1192])+[.$F$2]*[.A1192]*LOG([.A1192])+[.$G$2]*2*(RAND()-0.5)" office:value-type="float" office:value="231696341754437" calcext:value-type="float">
            <text:p>231696341754437</text:p>
          </table:table-cell>
          <table:table-cell table:number-columns-repeated="5"/>
        </table:table-row>
        <table:table-row table:style-name="ro1">
          <table:table-cell office:value-type="float" office:value="13245678879" calcext:value-type="float">
            <text:p>13245678879</text:p>
          </table:table-cell>
          <table:table-cell table:formula="of:=[.$C$2]+[.$D$2]*[.A1193]+[.$E$2]*LOG([.A1193])+[.$F$2]*[.A1193]*LOG([.A1193])+[.$G$2]*2*(RAND()-0.5)" office:value-type="float" office:value="231899069719622" calcext:value-type="float">
            <text:p>231899069719622</text:p>
          </table:table-cell>
          <table:table-cell table:number-columns-repeated="5"/>
        </table:table-row>
        <table:table-row table:style-name="ro1">
          <table:table-cell office:value-type="float" office:value="13256789990" calcext:value-type="float">
            <text:p>13256789990</text:p>
          </table:table-cell>
          <table:table-cell table:formula="of:=[.$C$2]+[.$D$2]*[.A1194]+[.$E$2]*LOG([.A1194])+[.$F$2]*[.A1194]*LOG([.A1194])+[.$G$2]*2*(RAND()-0.5)" office:value-type="float" office:value="232101804566164" calcext:value-type="float">
            <text:p>232101804566164</text:p>
          </table:table-cell>
          <table:table-cell table:number-columns-repeated="5"/>
        </table:table-row>
        <table:table-row table:style-name="ro1">
          <table:table-cell office:value-type="float" office:value="13267901101" calcext:value-type="float">
            <text:p>13267901101</text:p>
          </table:table-cell>
          <table:table-cell table:formula="of:=[.$C$2]+[.$D$2]*[.A1195]+[.$E$2]*LOG([.A1195])+[.$F$2]*[.A1195]*LOG([.A1195])+[.$G$2]*2*(RAND()-0.5)" office:value-type="float" office:value="232304546288293" calcext:value-type="float">
            <text:p>232304546288293</text:p>
          </table:table-cell>
          <table:table-cell table:number-columns-repeated="5"/>
        </table:table-row>
        <table:table-row table:style-name="ro1">
          <table:table-cell office:value-type="float" office:value="13279012212" calcext:value-type="float">
            <text:p>13279012212</text:p>
          </table:table-cell>
          <table:table-cell table:formula="of:=[.$C$2]+[.$D$2]*[.A1196]+[.$E$2]*LOG([.A1196])+[.$F$2]*[.A1196]*LOG([.A1196])+[.$G$2]*2*(RAND()-0.5)" office:value-type="float" office:value="232507294880254" calcext:value-type="float">
            <text:p>232507294880254</text:p>
          </table:table-cell>
          <table:table-cell table:number-columns-repeated="5"/>
        </table:table-row>
        <table:table-row table:style-name="ro1">
          <table:table-cell office:value-type="float" office:value="13290123323" calcext:value-type="float">
            <text:p>13290123323</text:p>
          </table:table-cell>
          <table:table-cell table:formula="of:=[.$C$2]+[.$D$2]*[.A1197]+[.$E$2]*LOG([.A1197])+[.$F$2]*[.A1197]*LOG([.A1197])+[.$G$2]*2*(RAND()-0.5)" office:value-type="float" office:value="232710050336296" calcext:value-type="float">
            <text:p>232710050336296</text:p>
          </table:table-cell>
          <table:table-cell table:number-columns-repeated="5"/>
        </table:table-row>
        <table:table-row table:style-name="ro1">
          <table:table-cell office:value-type="float" office:value="13301234434" calcext:value-type="float">
            <text:p>13301234434</text:p>
          </table:table-cell>
          <table:table-cell table:formula="of:=[.$C$2]+[.$D$2]*[.A1198]+[.$E$2]*LOG([.A1198])+[.$F$2]*[.A1198]*LOG([.A1198])+[.$G$2]*2*(RAND()-0.5)" office:value-type="float" office:value="232912812650683" calcext:value-type="float">
            <text:p>232912812650683</text:p>
          </table:table-cell>
          <table:table-cell table:number-columns-repeated="5"/>
        </table:table-row>
        <table:table-row table:style-name="ro1">
          <table:table-cell office:value-type="float" office:value="13312345545" calcext:value-type="float">
            <text:p>13312345545</text:p>
          </table:table-cell>
          <table:table-cell table:formula="of:=[.$C$2]+[.$D$2]*[.A1199]+[.$E$2]*LOG([.A1199])+[.$F$2]*[.A1199]*LOG([.A1199])+[.$G$2]*2*(RAND()-0.5)" office:value-type="float" office:value="233115581817684" calcext:value-type="float">
            <text:p>233115581817684</text:p>
          </table:table-cell>
          <table:table-cell table:number-columns-repeated="5"/>
        </table:table-row>
        <table:table-row table:style-name="ro1">
          <table:table-cell office:value-type="float" office:value="13323456656" calcext:value-type="float">
            <text:p>13323456656</text:p>
          </table:table-cell>
          <table:table-cell table:formula="of:=[.$C$2]+[.$D$2]*[.A1200]+[.$E$2]*LOG([.A1200])+[.$F$2]*[.A1200]*LOG([.A1200])+[.$G$2]*2*(RAND()-0.5)" office:value-type="float" office:value="233318357831580" calcext:value-type="float">
            <text:p>233318357831580</text:p>
          </table:table-cell>
          <table:table-cell table:number-columns-repeated="5"/>
        </table:table-row>
        <table:table-row table:style-name="ro1">
          <table:table-cell office:value-type="float" office:value="13334567767" calcext:value-type="float">
            <text:p>13334567767</text:p>
          </table:table-cell>
          <table:table-cell table:formula="of:=[.$C$2]+[.$D$2]*[.A1201]+[.$E$2]*LOG([.A1201])+[.$F$2]*[.A1201]*LOG([.A1201])+[.$G$2]*2*(RAND()-0.5)" office:value-type="float" office:value="233521140686661" calcext:value-type="float">
            <text:p>233521140686661</text:p>
          </table:table-cell>
          <table:table-cell table:number-columns-repeated="5"/>
        </table:table-row>
        <table:table-row table:style-name="ro1">
          <table:table-cell office:value-type="float" office:value="13345678878" calcext:value-type="float">
            <text:p>13345678878</text:p>
          </table:table-cell>
          <table:table-cell table:formula="of:=[.$C$2]+[.$D$2]*[.A1202]+[.$E$2]*LOG([.A1202])+[.$F$2]*[.A1202]*LOG([.A1202])+[.$G$2]*2*(RAND()-0.5)" office:value-type="float" office:value="233723930377227" calcext:value-type="float">
            <text:p>233723930377227</text:p>
          </table:table-cell>
          <table:table-cell table:number-columns-repeated="5"/>
        </table:table-row>
        <table:table-row table:style-name="ro1">
          <table:table-cell office:value-type="float" office:value="13356789989" calcext:value-type="float">
            <text:p>13356789989</text:p>
          </table:table-cell>
          <table:table-cell table:formula="of:=[.$C$2]+[.$D$2]*[.A1203]+[.$E$2]*LOG([.A1203])+[.$F$2]*[.A1203]*LOG([.A1203])+[.$G$2]*2*(RAND()-0.5)" office:value-type="float" office:value="233926726897587" calcext:value-type="float">
            <text:p>233926726897587</text:p>
          </table:table-cell>
          <table:table-cell table:number-columns-repeated="5"/>
        </table:table-row>
        <table:table-row table:style-name="ro1">
          <table:table-cell office:value-type="float" office:value="13367901100" calcext:value-type="float">
            <text:p>13367901100</text:p>
          </table:table-cell>
          <table:table-cell table:formula="of:=[.$C$2]+[.$D$2]*[.A1204]+[.$E$2]*LOG([.A1204])+[.$F$2]*[.A1204]*LOG([.A1204])+[.$G$2]*2*(RAND()-0.5)" office:value-type="float" office:value="234129530242058" calcext:value-type="float">
            <text:p>234129530242058</text:p>
          </table:table-cell>
          <table:table-cell table:number-columns-repeated="5"/>
        </table:table-row>
        <table:table-row table:style-name="ro1">
          <table:table-cell office:value-type="float" office:value="13379012211" calcext:value-type="float">
            <text:p>13379012211</text:p>
          </table:table-cell>
          <table:table-cell table:formula="of:=[.$C$2]+[.$D$2]*[.A1205]+[.$E$2]*LOG([.A1205])+[.$F$2]*[.A1205]*LOG([.A1205])+[.$G$2]*2*(RAND()-0.5)" office:value-type="float" office:value="234332340404970" calcext:value-type="float">
            <text:p>234332340404970</text:p>
          </table:table-cell>
          <table:table-cell table:number-columns-repeated="5"/>
        </table:table-row>
        <table:table-row table:style-name="ro1">
          <table:table-cell office:value-type="float" office:value="13390123322" calcext:value-type="float">
            <text:p>13390123322</text:p>
          </table:table-cell>
          <table:table-cell table:formula="of:=[.$C$2]+[.$D$2]*[.A1206]+[.$E$2]*LOG([.A1206])+[.$F$2]*[.A1206]*LOG([.A1206])+[.$G$2]*2*(RAND()-0.5)" office:value-type="float" office:value="234535157380660" calcext:value-type="float">
            <text:p>234535157380660</text:p>
          </table:table-cell>
          <table:table-cell table:number-columns-repeated="5"/>
        </table:table-row>
        <table:table-row table:style-name="ro1">
          <table:table-cell office:value-type="float" office:value="13401234433" calcext:value-type="float">
            <text:p>13401234433</text:p>
          </table:table-cell>
          <table:table-cell table:formula="of:=[.$C$2]+[.$D$2]*[.A1207]+[.$E$2]*LOG([.A1207])+[.$F$2]*[.A1207]*LOG([.A1207])+[.$G$2]*2*(RAND()-0.5)" office:value-type="float" office:value="234737981163473" calcext:value-type="float">
            <text:p>234737981163473</text:p>
          </table:table-cell>
          <table:table-cell table:number-columns-repeated="5"/>
        </table:table-row>
        <table:table-row table:style-name="ro1">
          <table:table-cell office:value-type="float" office:value="13412345544" calcext:value-type="float">
            <text:p>13412345544</text:p>
          </table:table-cell>
          <table:table-cell table:formula="of:=[.$C$2]+[.$D$2]*[.A1208]+[.$E$2]*LOG([.A1208])+[.$F$2]*[.A1208]*LOG([.A1208])+[.$G$2]*2*(RAND()-0.5)" office:value-type="float" office:value="234940811747767" calcext:value-type="float">
            <text:p>234940811747767</text:p>
          </table:table-cell>
          <table:table-cell table:number-columns-repeated="5"/>
        </table:table-row>
        <table:table-row table:style-name="ro1">
          <table:table-cell office:value-type="float" office:value="13423456655" calcext:value-type="float">
            <text:p>13423456655</text:p>
          </table:table-cell>
          <table:table-cell table:formula="of:=[.$C$2]+[.$D$2]*[.A1209]+[.$E$2]*LOG([.A1209])+[.$F$2]*[.A1209]*LOG([.A1209])+[.$G$2]*2*(RAND()-0.5)" office:value-type="float" office:value="235143649127907" calcext:value-type="float">
            <text:p>235143649127907</text:p>
          </table:table-cell>
          <table:table-cell table:number-columns-repeated="5"/>
        </table:table-row>
        <table:table-row table:style-name="ro1">
          <table:table-cell office:value-type="float" office:value="13434567766" calcext:value-type="float">
            <text:p>13434567766</text:p>
          </table:table-cell>
          <table:table-cell table:formula="of:=[.$C$2]+[.$D$2]*[.A1210]+[.$E$2]*LOG([.A1210])+[.$F$2]*[.A1210]*LOG([.A1210])+[.$G$2]*2*(RAND()-0.5)" office:value-type="float" office:value="235346493298268" calcext:value-type="float">
            <text:p>235346493298268</text:p>
          </table:table-cell>
          <table:table-cell table:number-columns-repeated="5"/>
        </table:table-row>
        <table:table-row table:style-name="ro1">
          <table:table-cell office:value-type="float" office:value="13445678877" calcext:value-type="float">
            <text:p>13445678877</text:p>
          </table:table-cell>
          <table:table-cell table:formula="of:=[.$C$2]+[.$D$2]*[.A1211]+[.$E$2]*LOG([.A1211])+[.$F$2]*[.A1211]*LOG([.A1211])+[.$G$2]*2*(RAND()-0.5)" office:value-type="float" office:value="235549344253233" calcext:value-type="float">
            <text:p>235549344253233</text:p>
          </table:table-cell>
          <table:table-cell table:number-columns-repeated="5"/>
        </table:table-row>
        <table:table-row table:style-name="ro1">
          <table:table-cell office:value-type="float" office:value="13456789988" calcext:value-type="float">
            <text:p>13456789988</text:p>
          </table:table-cell>
          <table:table-cell table:formula="of:=[.$C$2]+[.$D$2]*[.A1212]+[.$E$2]*LOG([.A1212])+[.$F$2]*[.A1212]*LOG([.A1212])+[.$G$2]*2*(RAND()-0.5)" office:value-type="float" office:value="235752201987197" calcext:value-type="float">
            <text:p>235752201987197</text:p>
          </table:table-cell>
          <table:table-cell table:number-columns-repeated="5"/>
        </table:table-row>
        <table:table-row table:style-name="ro1">
          <table:table-cell office:value-type="float" office:value="13467901099" calcext:value-type="float">
            <text:p>13467901099</text:p>
          </table:table-cell>
          <table:table-cell table:formula="of:=[.$C$2]+[.$D$2]*[.A1213]+[.$E$2]*LOG([.A1213])+[.$F$2]*[.A1213]*LOG([.A1213])+[.$G$2]*2*(RAND()-0.5)" office:value-type="float" office:value="235955066494561" calcext:value-type="float">
            <text:p>235955066494561</text:p>
          </table:table-cell>
          <table:table-cell table:number-columns-repeated="5"/>
        </table:table-row>
        <table:table-row table:style-name="ro1">
          <table:table-cell office:value-type="float" office:value="13479012210" calcext:value-type="float">
            <text:p>13479012210</text:p>
          </table:table-cell>
          <table:table-cell table:formula="of:=[.$C$2]+[.$D$2]*[.A1214]+[.$E$2]*LOG([.A1214])+[.$F$2]*[.A1214]*LOG([.A1214])+[.$G$2]*2*(RAND()-0.5)" office:value-type="float" office:value="236157937769739" calcext:value-type="float">
            <text:p>236157937769739</text:p>
          </table:table-cell>
          <table:table-cell table:number-columns-repeated="5"/>
        </table:table-row>
        <table:table-row table:style-name="ro1">
          <table:table-cell office:value-type="float" office:value="13490123321" calcext:value-type="float">
            <text:p>13490123321</text:p>
          </table:table-cell>
          <table:table-cell table:formula="of:=[.$C$2]+[.$D$2]*[.A1215]+[.$E$2]*LOG([.A1215])+[.$F$2]*[.A1215]*LOG([.A1215])+[.$G$2]*2*(RAND()-0.5)" office:value-type="float" office:value="236360815807150" calcext:value-type="float">
            <text:p>236360815807150</text:p>
          </table:table-cell>
          <table:table-cell table:number-columns-repeated="5"/>
        </table:table-row>
        <table:table-row table:style-name="ro1">
          <table:table-cell office:value-type="float" office:value="13501234432" calcext:value-type="float">
            <text:p>13501234432</text:p>
          </table:table-cell>
          <table:table-cell table:formula="of:=[.$C$2]+[.$D$2]*[.A1216]+[.$E$2]*LOG([.A1216])+[.$F$2]*[.A1216]*LOG([.A1216])+[.$G$2]*2*(RAND()-0.5)" office:value-type="float" office:value="236563700601225" calcext:value-type="float">
            <text:p>236563700601225</text:p>
          </table:table-cell>
          <table:table-cell table:number-columns-repeated="5"/>
        </table:table-row>
        <table:table-row table:style-name="ro1">
          <table:table-cell office:value-type="float" office:value="13512345543" calcext:value-type="float">
            <text:p>13512345543</text:p>
          </table:table-cell>
          <table:table-cell table:formula="of:=[.$C$2]+[.$D$2]*[.A1217]+[.$E$2]*LOG([.A1217])+[.$F$2]*[.A1217]*LOG([.A1217])+[.$G$2]*2*(RAND()-0.5)" office:value-type="float" office:value="236766592146404" calcext:value-type="float">
            <text:p>236766592146404</text:p>
          </table:table-cell>
          <table:table-cell table:number-columns-repeated="5"/>
        </table:table-row>
        <table:table-row table:style-name="ro1">
          <table:table-cell office:value-type="float" office:value="13523456654" calcext:value-type="float">
            <text:p>13523456654</text:p>
          </table:table-cell>
          <table:table-cell table:formula="of:=[.$C$2]+[.$D$2]*[.A1218]+[.$E$2]*LOG([.A1218])+[.$F$2]*[.A1218]*LOG([.A1218])+[.$G$2]*2*(RAND()-0.5)" office:value-type="float" office:value="236969490437135" calcext:value-type="float">
            <text:p>236969490437135</text:p>
          </table:table-cell>
          <table:table-cell table:number-columns-repeated="5"/>
        </table:table-row>
        <table:table-row table:style-name="ro1">
          <table:table-cell office:value-type="float" office:value="13534567765" calcext:value-type="float">
            <text:p>13534567765</text:p>
          </table:table-cell>
          <table:table-cell table:formula="of:=[.$C$2]+[.$D$2]*[.A1219]+[.$E$2]*LOG([.A1219])+[.$F$2]*[.A1219]*LOG([.A1219])+[.$G$2]*2*(RAND()-0.5)" office:value-type="float" office:value="237172395467877" calcext:value-type="float">
            <text:p>237172395467877</text:p>
          </table:table-cell>
          <table:table-cell table:number-columns-repeated="5"/>
        </table:table-row>
        <table:table-row table:style-name="ro1">
          <table:table-cell office:value-type="float" office:value="13545678876" calcext:value-type="float">
            <text:p>13545678876</text:p>
          </table:table-cell>
          <table:table-cell table:formula="of:=[.$C$2]+[.$D$2]*[.A1220]+[.$E$2]*LOG([.A1220])+[.$F$2]*[.A1220]*LOG([.A1220])+[.$G$2]*2*(RAND()-0.5)" office:value-type="float" office:value="237375307233095" calcext:value-type="float">
            <text:p>237375307233095</text:p>
          </table:table-cell>
          <table:table-cell table:number-columns-repeated="5"/>
        </table:table-row>
        <table:table-row table:style-name="ro1">
          <table:table-cell office:value-type="float" office:value="13556789987" calcext:value-type="float">
            <text:p>13556789987</text:p>
          </table:table-cell>
          <table:table-cell table:formula="of:=[.$C$2]+[.$D$2]*[.A1221]+[.$E$2]*LOG([.A1221])+[.$F$2]*[.A1221]*LOG([.A1221])+[.$G$2]*2*(RAND()-0.5)" office:value-type="float" office:value="237578225727266" calcext:value-type="float">
            <text:p>237578225727266</text:p>
          </table:table-cell>
          <table:table-cell table:number-columns-repeated="5"/>
        </table:table-row>
        <table:table-row table:style-name="ro1">
          <table:table-cell office:value-type="float" office:value="13567901098" calcext:value-type="float">
            <text:p>13567901098</text:p>
          </table:table-cell>
          <table:table-cell table:formula="of:=[.$C$2]+[.$D$2]*[.A1222]+[.$E$2]*LOG([.A1222])+[.$F$2]*[.A1222]*LOG([.A1222])+[.$G$2]*2*(RAND()-0.5)" office:value-type="float" office:value="237781150944874" calcext:value-type="float">
            <text:p>237781150944874</text:p>
          </table:table-cell>
          <table:table-cell table:number-columns-repeated="5"/>
        </table:table-row>
        <table:table-row table:style-name="ro1">
          <table:table-cell office:value-type="float" office:value="13579012209" calcext:value-type="float">
            <text:p>13579012209</text:p>
          </table:table-cell>
          <table:table-cell table:formula="of:=[.$C$2]+[.$D$2]*[.A1223]+[.$E$2]*LOG([.A1223])+[.$F$2]*[.A1223]*LOG([.A1223])+[.$G$2]*2*(RAND()-0.5)" office:value-type="float" office:value="237984082880414" calcext:value-type="float">
            <text:p>237984082880414</text:p>
          </table:table-cell>
          <table:table-cell table:number-columns-repeated="5"/>
        </table:table-row>
        <table:table-row table:style-name="ro1">
          <table:table-cell office:value-type="float" office:value="13590123320" calcext:value-type="float">
            <text:p>13590123320</text:p>
          </table:table-cell>
          <table:table-cell table:formula="of:=[.$C$2]+[.$D$2]*[.A1224]+[.$E$2]*LOG([.A1224])+[.$F$2]*[.A1224]*LOG([.A1224])+[.$G$2]*2*(RAND()-0.5)" office:value-type="float" office:value="238187021528389" calcext:value-type="float">
            <text:p>238187021528389</text:p>
          </table:table-cell>
          <table:table-cell table:number-columns-repeated="5"/>
        </table:table-row>
        <table:table-row table:style-name="ro1">
          <table:table-cell office:value-type="float" office:value="13601234431" calcext:value-type="float">
            <text:p>13601234431</text:p>
          </table:table-cell>
          <table:table-cell table:formula="of:=[.$C$2]+[.$D$2]*[.A1225]+[.$E$2]*LOG([.A1225])+[.$F$2]*[.A1225]*LOG([.A1225])+[.$G$2]*2*(RAND()-0.5)" office:value-type="float" office:value="238389966883311" calcext:value-type="float">
            <text:p>238389966883311</text:p>
          </table:table-cell>
          <table:table-cell table:number-columns-repeated="5"/>
        </table:table-row>
        <table:table-row table:style-name="ro1">
          <table:table-cell office:value-type="float" office:value="13612345542" calcext:value-type="float">
            <text:p>13612345542</text:p>
          </table:table-cell>
          <table:table-cell table:formula="of:=[.$C$2]+[.$D$2]*[.A1226]+[.$E$2]*LOG([.A1226])+[.$F$2]*[.A1226]*LOG([.A1226])+[.$G$2]*2*(RAND()-0.5)" office:value-type="float" office:value="238592918939700" calcext:value-type="float">
            <text:p>238592918939700</text:p>
          </table:table-cell>
          <table:table-cell table:number-columns-repeated="5"/>
        </table:table-row>
        <table:table-row table:style-name="ro1">
          <table:table-cell office:value-type="float" office:value="13623456653" calcext:value-type="float">
            <text:p>13623456653</text:p>
          </table:table-cell>
          <table:table-cell table:formula="of:=[.$C$2]+[.$D$2]*[.A1227]+[.$E$2]*LOG([.A1227])+[.$F$2]*[.A1227]*LOG([.A1227])+[.$G$2]*2*(RAND()-0.5)" office:value-type="float" office:value="238795877692087" calcext:value-type="float">
            <text:p>238795877692087</text:p>
          </table:table-cell>
          <table:table-cell table:number-columns-repeated="5"/>
        </table:table-row>
        <table:table-row table:style-name="ro1">
          <table:table-cell office:value-type="float" office:value="13634567764" calcext:value-type="float">
            <text:p>13634567764</text:p>
          </table:table-cell>
          <table:table-cell table:formula="of:=[.$C$2]+[.$D$2]*[.A1228]+[.$E$2]*LOG([.A1228])+[.$F$2]*[.A1228]*LOG([.A1228])+[.$G$2]*2*(RAND()-0.5)" office:value-type="float" office:value="238998843135011" calcext:value-type="float">
            <text:p>238998843135011</text:p>
          </table:table-cell>
          <table:table-cell table:number-columns-repeated="5"/>
        </table:table-row>
        <table:table-row table:style-name="ro1">
          <table:table-cell office:value-type="float" office:value="13645678875" calcext:value-type="float">
            <text:p>13645678875</text:p>
          </table:table-cell>
          <table:table-cell table:formula="of:=[.$C$2]+[.$D$2]*[.A1229]+[.$E$2]*LOG([.A1229])+[.$F$2]*[.A1229]*LOG([.A1229])+[.$G$2]*2*(RAND()-0.5)" office:value-type="float" office:value="239201815263018" calcext:value-type="float">
            <text:p>239201815263018</text:p>
          </table:table-cell>
          <table:table-cell table:number-columns-repeated="5"/>
        </table:table-row>
        <table:table-row table:style-name="ro1">
          <table:table-cell office:value-type="float" office:value="13656789986" calcext:value-type="float">
            <text:p>13656789986</text:p>
          </table:table-cell>
          <table:table-cell table:formula="of:=[.$C$2]+[.$D$2]*[.A1230]+[.$E$2]*LOG([.A1230])+[.$F$2]*[.A1230]*LOG([.A1230])+[.$G$2]*2*(RAND()-0.5)" office:value-type="float" office:value="239404794070666" calcext:value-type="float">
            <text:p>239404794070666</text:p>
          </table:table-cell>
          <table:table-cell table:number-columns-repeated="5"/>
        </table:table-row>
        <table:table-row table:style-name="ro1">
          <table:table-cell office:value-type="float" office:value="13667901097" calcext:value-type="float">
            <text:p>13667901097</text:p>
          </table:table-cell>
          <table:table-cell table:formula="of:=[.$C$2]+[.$D$2]*[.A1231]+[.$E$2]*LOG([.A1231])+[.$F$2]*[.A1231]*LOG([.A1231])+[.$G$2]*2*(RAND()-0.5)" office:value-type="float" office:value="239607779552521" calcext:value-type="float">
            <text:p>239607779552521</text:p>
          </table:table-cell>
          <table:table-cell table:number-columns-repeated="5"/>
        </table:table-row>
        <table:table-row table:style-name="ro1">
          <table:table-cell office:value-type="float" office:value="13679012208" calcext:value-type="float">
            <text:p>13679012208</text:p>
          </table:table-cell>
          <table:table-cell table:formula="of:=[.$C$2]+[.$D$2]*[.A1232]+[.$E$2]*LOG([.A1232])+[.$F$2]*[.A1232]*LOG([.A1232])+[.$G$2]*2*(RAND()-0.5)" office:value-type="float" office:value="239810771703156" calcext:value-type="float">
            <text:p>239810771703156</text:p>
          </table:table-cell>
          <table:table-cell table:number-columns-repeated="5"/>
        </table:table-row>
        <table:table-row table:style-name="ro1">
          <table:table-cell office:value-type="float" office:value="13690123319" calcext:value-type="float">
            <text:p>13690123319</text:p>
          </table:table-cell>
          <table:table-cell table:formula="of:=[.$C$2]+[.$D$2]*[.A1233]+[.$E$2]*LOG([.A1233])+[.$F$2]*[.A1233]*LOG([.A1233])+[.$G$2]*2*(RAND()-0.5)" office:value-type="float" office:value="240013770517155" calcext:value-type="float">
            <text:p>240013770517155</text:p>
          </table:table-cell>
          <table:table-cell table:number-columns-repeated="5"/>
        </table:table-row>
        <table:table-row table:style-name="ro1">
          <table:table-cell office:value-type="float" office:value="13701234430" calcext:value-type="float">
            <text:p>13701234430</text:p>
          </table:table-cell>
          <table:table-cell table:formula="of:=[.$C$2]+[.$D$2]*[.A1234]+[.$E$2]*LOG([.A1234])+[.$F$2]*[.A1234]*LOG([.A1234])+[.$G$2]*2*(RAND()-0.5)" office:value-type="float" office:value="240216775989109" calcext:value-type="float">
            <text:p>240216775989109</text:p>
          </table:table-cell>
          <table:table-cell table:number-columns-repeated="5"/>
        </table:table-row>
        <table:table-row table:style-name="ro1">
          <table:table-cell office:value-type="float" office:value="13712345541" calcext:value-type="float">
            <text:p>13712345541</text:p>
          </table:table-cell>
          <table:table-cell table:formula="of:=[.$C$2]+[.$D$2]*[.A1235]+[.$E$2]*LOG([.A1235])+[.$F$2]*[.A1235]*LOG([.A1235])+[.$G$2]*2*(RAND()-0.5)" office:value-type="float" office:value="240419788113619" calcext:value-type="float">
            <text:p>240419788113619</text:p>
          </table:table-cell>
          <table:table-cell table:number-columns-repeated="5"/>
        </table:table-row>
        <table:table-row table:style-name="ro1">
          <table:table-cell office:value-type="float" office:value="13723456652" calcext:value-type="float">
            <text:p>13723456652</text:p>
          </table:table-cell>
          <table:table-cell table:formula="of:=[.$C$2]+[.$D$2]*[.A1236]+[.$E$2]*LOG([.A1236])+[.$F$2]*[.A1236]*LOG([.A1236])+[.$G$2]*2*(RAND()-0.5)" office:value-type="float" office:value="240622806885295" calcext:value-type="float">
            <text:p>240622806885295</text:p>
          </table:table-cell>
          <table:table-cell table:number-columns-repeated="5"/>
        </table:table-row>
        <table:table-row table:style-name="ro1">
          <table:table-cell office:value-type="float" office:value="13734567763" calcext:value-type="float">
            <text:p>13734567763</text:p>
          </table:table-cell>
          <table:table-cell table:formula="of:=[.$C$2]+[.$D$2]*[.A1237]+[.$E$2]*LOG([.A1237])+[.$F$2]*[.A1237]*LOG([.A1237])+[.$G$2]*2*(RAND()-0.5)" office:value-type="float" office:value="240825832298755" calcext:value-type="float">
            <text:p>240825832298755</text:p>
          </table:table-cell>
          <table:table-cell table:number-columns-repeated="5"/>
        </table:table-row>
        <table:table-row table:style-name="ro1">
          <table:table-cell office:value-type="float" office:value="13745678874" calcext:value-type="float">
            <text:p>13745678874</text:p>
          </table:table-cell>
          <table:table-cell table:formula="of:=[.$C$2]+[.$D$2]*[.A1238]+[.$E$2]*LOG([.A1238])+[.$F$2]*[.A1238]*LOG([.A1238])+[.$G$2]*2*(RAND()-0.5)" office:value-type="float" office:value="241028864348626" calcext:value-type="float">
            <text:p>241028864348626</text:p>
          </table:table-cell>
          <table:table-cell table:number-columns-repeated="5"/>
        </table:table-row>
        <table:table-row table:style-name="ro1">
          <table:table-cell office:value-type="float" office:value="13756789985" calcext:value-type="float">
            <text:p>13756789985</text:p>
          </table:table-cell>
          <table:table-cell table:formula="of:=[.$C$2]+[.$D$2]*[.A1239]+[.$E$2]*LOG([.A1239])+[.$F$2]*[.A1239]*LOG([.A1239])+[.$G$2]*2*(RAND()-0.5)" office:value-type="float" office:value="241231903029543" calcext:value-type="float">
            <text:p>241231903029543</text:p>
          </table:table-cell>
          <table:table-cell table:number-columns-repeated="5"/>
        </table:table-row>
        <table:table-row table:style-name="ro1">
          <table:table-cell office:value-type="float" office:value="13767901096" calcext:value-type="float">
            <text:p>13767901096</text:p>
          </table:table-cell>
          <table:table-cell table:formula="of:=[.$C$2]+[.$D$2]*[.A1240]+[.$E$2]*LOG([.A1240])+[.$F$2]*[.A1240]*LOG([.A1240])+[.$G$2]*2*(RAND()-0.5)" office:value-type="float" office:value="241434948336151" calcext:value-type="float">
            <text:p>241434948336151</text:p>
          </table:table-cell>
          <table:table-cell table:number-columns-repeated="5"/>
        </table:table-row>
        <table:table-row table:style-name="ro1">
          <table:table-cell office:value-type="float" office:value="13779012207" calcext:value-type="float">
            <text:p>13779012207</text:p>
          </table:table-cell>
          <table:table-cell table:formula="of:=[.$C$2]+[.$D$2]*[.A1241]+[.$E$2]*LOG([.A1241])+[.$F$2]*[.A1241]*LOG([.A1241])+[.$G$2]*2*(RAND()-0.5)" office:value-type="float" office:value="241638000263102" calcext:value-type="float">
            <text:p>241638000263102</text:p>
          </table:table-cell>
          <table:table-cell table:number-columns-repeated="5"/>
        </table:table-row>
        <table:table-row table:style-name="ro1">
          <table:table-cell office:value-type="float" office:value="13790123318" calcext:value-type="float">
            <text:p>13790123318</text:p>
          </table:table-cell>
          <table:table-cell table:formula="of:=[.$C$2]+[.$D$2]*[.A1242]+[.$E$2]*LOG([.A1242])+[.$F$2]*[.A1242]*LOG([.A1242])+[.$G$2]*2*(RAND()-0.5)" office:value-type="float" office:value="241841058805057" calcext:value-type="float">
            <text:p>241841058805057</text:p>
          </table:table-cell>
          <table:table-cell table:number-columns-repeated="5"/>
        </table:table-row>
        <table:table-row table:style-name="ro1">
          <table:table-cell office:value-type="float" office:value="13801234429" calcext:value-type="float">
            <text:p>13801234429</text:p>
          </table:table-cell>
          <table:table-cell table:formula="of:=[.$C$2]+[.$D$2]*[.A1243]+[.$E$2]*LOG([.A1243])+[.$F$2]*[.A1243]*LOG([.A1243])+[.$G$2]*2*(RAND()-0.5)" office:value-type="float" office:value="242044123956688" calcext:value-type="float">
            <text:p>242044123956688</text:p>
          </table:table-cell>
          <table:table-cell table:number-columns-repeated="5"/>
        </table:table-row>
        <table:table-row table:style-name="ro1">
          <table:table-cell office:value-type="float" office:value="13812345540" calcext:value-type="float">
            <text:p>13812345540</text:p>
          </table:table-cell>
          <table:table-cell table:formula="of:=[.$C$2]+[.$D$2]*[.A1244]+[.$E$2]*LOG([.A1244])+[.$F$2]*[.A1244]*LOG([.A1244])+[.$G$2]*2*(RAND()-0.5)" office:value-type="float" office:value="242247195712672" calcext:value-type="float">
            <text:p>242247195712672</text:p>
          </table:table-cell>
          <table:table-cell table:number-columns-repeated="5"/>
        </table:table-row>
        <table:table-row table:style-name="ro1">
          <table:table-cell office:value-type="float" office:value="13823456651" calcext:value-type="float">
            <text:p>13823456651</text:p>
          </table:table-cell>
          <table:table-cell table:formula="of:=[.$C$2]+[.$D$2]*[.A1245]+[.$E$2]*LOG([.A1245])+[.$F$2]*[.A1245]*LOG([.A1245])+[.$G$2]*2*(RAND()-0.5)" office:value-type="float" office:value="242450274067698" calcext:value-type="float">
            <text:p>242450274067698</text:p>
          </table:table-cell>
          <table:table-cell table:number-columns-repeated="5"/>
        </table:table-row>
        <table:table-row table:style-name="ro1">
          <table:table-cell office:value-type="float" office:value="13834567762" calcext:value-type="float">
            <text:p>13834567762</text:p>
          </table:table-cell>
          <table:table-cell table:formula="of:=[.$C$2]+[.$D$2]*[.A1246]+[.$E$2]*LOG([.A1246])+[.$F$2]*[.A1246]*LOG([.A1246])+[.$G$2]*2*(RAND()-0.5)" office:value-type="float" office:value="242653359016460" calcext:value-type="float">
            <text:p>242653359016460</text:p>
          </table:table-cell>
          <table:table-cell table:number-columns-repeated="5"/>
        </table:table-row>
        <table:table-row table:style-name="ro1">
          <table:table-cell office:value-type="float" office:value="13845678873" calcext:value-type="float">
            <text:p>13845678873</text:p>
          </table:table-cell>
          <table:table-cell table:formula="of:=[.$C$2]+[.$D$2]*[.A1247]+[.$E$2]*LOG([.A1247])+[.$F$2]*[.A1247]*LOG([.A1247])+[.$G$2]*2*(RAND()-0.5)" office:value-type="float" office:value="242856450553662" calcext:value-type="float">
            <text:p>242856450553662</text:p>
          </table:table-cell>
          <table:table-cell table:number-columns-repeated="5"/>
        </table:table-row>
        <table:table-row table:style-name="ro1">
          <table:table-cell office:value-type="float" office:value="13856789984" calcext:value-type="float">
            <text:p>13856789984</text:p>
          </table:table-cell>
          <table:table-cell table:formula="of:=[.$C$2]+[.$D$2]*[.A1248]+[.$E$2]*LOG([.A1248])+[.$F$2]*[.A1248]*LOG([.A1248])+[.$G$2]*2*(RAND()-0.5)" office:value-type="float" office:value="243059548674019" calcext:value-type="float">
            <text:p>243059548674019</text:p>
          </table:table-cell>
          <table:table-cell table:number-columns-repeated="5"/>
        </table:table-row>
        <table:table-row table:style-name="ro1">
          <table:table-cell office:value-type="float" office:value="13867901095" calcext:value-type="float">
            <text:p>13867901095</text:p>
          </table:table-cell>
          <table:table-cell table:formula="of:=[.$C$2]+[.$D$2]*[.A1249]+[.$E$2]*LOG([.A1249])+[.$F$2]*[.A1249]*LOG([.A1249])+[.$G$2]*2*(RAND()-0.5)" office:value-type="float" office:value="243262653372250" calcext:value-type="float">
            <text:p>243262653372250</text:p>
          </table:table-cell>
          <table:table-cell table:number-columns-repeated="5"/>
        </table:table-row>
        <table:table-row table:style-name="ro1">
          <table:table-cell office:value-type="float" office:value="13879012206" calcext:value-type="float">
            <text:p>13879012206</text:p>
          </table:table-cell>
          <table:table-cell table:formula="of:=[.$C$2]+[.$D$2]*[.A1250]+[.$E$2]*LOG([.A1250])+[.$F$2]*[.A1250]*LOG([.A1250])+[.$G$2]*2*(RAND()-0.5)" office:value-type="float" office:value="243465764643086" calcext:value-type="float">
            <text:p>243465764643086</text:p>
          </table:table-cell>
          <table:table-cell table:number-columns-repeated="5"/>
        </table:table-row>
        <table:table-row table:style-name="ro1">
          <table:table-cell office:value-type="float" office:value="13890123317" calcext:value-type="float">
            <text:p>13890123317</text:p>
          </table:table-cell>
          <table:table-cell table:formula="of:=[.$C$2]+[.$D$2]*[.A1251]+[.$E$2]*LOG([.A1251])+[.$F$2]*[.A1251]*LOG([.A1251])+[.$G$2]*2*(RAND()-0.5)" office:value-type="float" office:value="243668882481266" calcext:value-type="float">
            <text:p>243668882481266</text:p>
          </table:table-cell>
          <table:table-cell table:number-columns-repeated="5"/>
        </table:table-row>
        <table:table-row table:style-name="ro1">
          <table:table-cell office:value-type="float" office:value="13901234428" calcext:value-type="float">
            <text:p>13901234428</text:p>
          </table:table-cell>
          <table:table-cell table:formula="of:=[.$C$2]+[.$D$2]*[.A1252]+[.$E$2]*LOG([.A1252])+[.$F$2]*[.A1252]*LOG([.A1252])+[.$G$2]*2*(RAND()-0.5)" office:value-type="float" office:value="243872006881534" calcext:value-type="float">
            <text:p>243872006881534</text:p>
          </table:table-cell>
          <table:table-cell table:number-columns-repeated="5"/>
        </table:table-row>
        <table:table-row table:style-name="ro1">
          <table:table-cell office:value-type="float" office:value="13912345539" calcext:value-type="float">
            <text:p>13912345539</text:p>
          </table:table-cell>
          <table:table-cell table:formula="of:=[.$C$2]+[.$D$2]*[.A1253]+[.$E$2]*LOG([.A1253])+[.$F$2]*[.A1253]*LOG([.A1253])+[.$G$2]*2*(RAND()-0.5)" office:value-type="float" office:value="244075137838647" calcext:value-type="float">
            <text:p>244075137838647</text:p>
          </table:table-cell>
          <table:table-cell table:number-columns-repeated="5"/>
        </table:table-row>
        <table:table-row table:style-name="ro1">
          <table:table-cell office:value-type="float" office:value="13923456650" calcext:value-type="float">
            <text:p>13923456650</text:p>
          </table:table-cell>
          <table:table-cell table:formula="of:=[.$C$2]+[.$D$2]*[.A1254]+[.$E$2]*LOG([.A1254])+[.$F$2]*[.A1254]*LOG([.A1254])+[.$G$2]*2*(RAND()-0.5)" office:value-type="float" office:value="244278275347368" calcext:value-type="float">
            <text:p>244278275347368</text:p>
          </table:table-cell>
          <table:table-cell table:number-columns-repeated="5"/>
        </table:table-row>
        <table:table-row table:style-name="ro1">
          <table:table-cell office:value-type="float" office:value="13934567761" calcext:value-type="float">
            <text:p>13934567761</text:p>
          </table:table-cell>
          <table:table-cell table:formula="of:=[.$C$2]+[.$D$2]*[.A1255]+[.$E$2]*LOG([.A1255])+[.$F$2]*[.A1255]*LOG([.A1255])+[.$G$2]*2*(RAND()-0.5)" office:value-type="float" office:value="244481419402469" calcext:value-type="float">
            <text:p>244481419402469</text:p>
          </table:table-cell>
          <table:table-cell table:number-columns-repeated="5"/>
        </table:table-row>
        <table:table-row table:style-name="ro1">
          <table:table-cell office:value-type="float" office:value="13945678872" calcext:value-type="float">
            <text:p>13945678872</text:p>
          </table:table-cell>
          <table:table-cell table:formula="of:=[.$C$2]+[.$D$2]*[.A1256]+[.$E$2]*LOG([.A1256])+[.$F$2]*[.A1256]*LOG([.A1256])+[.$G$2]*2*(RAND()-0.5)" office:value-type="float" office:value="244684569998729" calcext:value-type="float">
            <text:p>244684569998729</text:p>
          </table:table-cell>
          <table:table-cell table:number-columns-repeated="5"/>
        </table:table-row>
        <table:table-row table:style-name="ro1">
          <table:table-cell office:value-type="float" office:value="13956789983" calcext:value-type="float">
            <text:p>13956789983</text:p>
          </table:table-cell>
          <table:table-cell table:formula="of:=[.$C$2]+[.$D$2]*[.A1257]+[.$E$2]*LOG([.A1257])+[.$F$2]*[.A1257]*LOG([.A1257])+[.$G$2]*2*(RAND()-0.5)" office:value-type="float" office:value="244887727130938" calcext:value-type="float">
            <text:p>244887727130938</text:p>
          </table:table-cell>
          <table:table-cell table:number-columns-repeated="5"/>
        </table:table-row>
        <table:table-row table:style-name="ro1">
          <table:table-cell office:value-type="float" office:value="13967901094" calcext:value-type="float">
            <text:p>13967901094</text:p>
          </table:table-cell>
          <table:table-cell table:formula="of:=[.$C$2]+[.$D$2]*[.A1258]+[.$E$2]*LOG([.A1258])+[.$F$2]*[.A1258]*LOG([.A1258])+[.$G$2]*2*(RAND()-0.5)" office:value-type="float" office:value="245090890793891" calcext:value-type="float">
            <text:p>245090890793891</text:p>
          </table:table-cell>
          <table:table-cell table:number-columns-repeated="5"/>
        </table:table-row>
        <table:table-row table:style-name="ro1">
          <table:table-cell office:value-type="float" office:value="13979012205" calcext:value-type="float">
            <text:p>13979012205</text:p>
          </table:table-cell>
          <table:table-cell table:formula="of:=[.$C$2]+[.$D$2]*[.A1259]+[.$E$2]*LOG([.A1259])+[.$F$2]*[.A1259]*LOG([.A1259])+[.$G$2]*2*(RAND()-0.5)" office:value-type="float" office:value="245294060982393" calcext:value-type="float">
            <text:p>245294060982393</text:p>
          </table:table-cell>
          <table:table-cell table:number-columns-repeated="5"/>
        </table:table-row>
        <table:table-row table:style-name="ro1">
          <table:table-cell office:value-type="float" office:value="13990123316" calcext:value-type="float">
            <text:p>13990123316</text:p>
          </table:table-cell>
          <table:table-cell table:formula="of:=[.$C$2]+[.$D$2]*[.A1260]+[.$E$2]*LOG([.A1260])+[.$F$2]*[.A1260]*LOG([.A1260])+[.$G$2]*2*(RAND()-0.5)" office:value-type="float" office:value="245497237691259" calcext:value-type="float">
            <text:p>245497237691259</text:p>
          </table:table-cell>
          <table:table-cell table:number-columns-repeated="5"/>
        </table:table-row>
        <table:table-row table:style-name="ro1">
          <table:table-cell office:value-type="float" office:value="14001234427" calcext:value-type="float">
            <text:p>14001234427</text:p>
          </table:table-cell>
          <table:table-cell table:formula="of:=[.$C$2]+[.$D$2]*[.A1261]+[.$E$2]*LOG([.A1261])+[.$F$2]*[.A1261]*LOG([.A1261])+[.$G$2]*2*(RAND()-0.5)" office:value-type="float" office:value="245700420915309" calcext:value-type="float">
            <text:p>245700420915309</text:p>
          </table:table-cell>
          <table:table-cell table:number-columns-repeated="5"/>
        </table:table-row>
        <table:table-row table:style-name="ro1">
          <table:table-cell office:value-type="float" office:value="14012345538" calcext:value-type="float">
            <text:p>14012345538</text:p>
          </table:table-cell>
          <table:table-cell table:formula="of:=[.$C$2]+[.$D$2]*[.A1262]+[.$E$2]*LOG([.A1262])+[.$F$2]*[.A1262]*LOG([.A1262])+[.$G$2]*2*(RAND()-0.5)" office:value-type="float" office:value="245903610649373" calcext:value-type="float">
            <text:p>245903610649373</text:p>
          </table:table-cell>
          <table:table-cell table:number-columns-repeated="5"/>
        </table:table-row>
        <table:table-row table:style-name="ro1">
          <table:table-cell office:value-type="float" office:value="14023456649" calcext:value-type="float">
            <text:p>14023456649</text:p>
          </table:table-cell>
          <table:table-cell table:formula="of:=[.$C$2]+[.$D$2]*[.A1263]+[.$E$2]*LOG([.A1263])+[.$F$2]*[.A1263]*LOG([.A1263])+[.$G$2]*2*(RAND()-0.5)" office:value-type="float" office:value="246106806888289" calcext:value-type="float">
            <text:p>246106806888289</text:p>
          </table:table-cell>
          <table:table-cell table:number-columns-repeated="5"/>
        </table:table-row>
        <table:table-row table:style-name="ro1">
          <table:table-cell office:value-type="float" office:value="14034567760" calcext:value-type="float">
            <text:p>14034567760</text:p>
          </table:table-cell>
          <table:table-cell table:formula="of:=[.$C$2]+[.$D$2]*[.A1264]+[.$E$2]*LOG([.A1264])+[.$F$2]*[.A1264]*LOG([.A1264])+[.$G$2]*2*(RAND()-0.5)" office:value-type="float" office:value="246310009626902" calcext:value-type="float">
            <text:p>246310009626902</text:p>
          </table:table-cell>
          <table:table-cell table:number-columns-repeated="5"/>
        </table:table-row>
        <table:table-row table:style-name="ro1">
          <table:table-cell office:value-type="float" office:value="14045678871" calcext:value-type="float">
            <text:p>14045678871</text:p>
          </table:table-cell>
          <table:table-cell table:formula="of:=[.$C$2]+[.$D$2]*[.A1265]+[.$E$2]*LOG([.A1265])+[.$F$2]*[.A1265]*LOG([.A1265])+[.$G$2]*2*(RAND()-0.5)" office:value-type="float" office:value="246513218860068" calcext:value-type="float">
            <text:p>246513218860068</text:p>
          </table:table-cell>
          <table:table-cell table:number-columns-repeated="5"/>
        </table:table-row>
        <table:table-row table:style-name="ro1">
          <table:table-cell office:value-type="float" office:value="14056789982" calcext:value-type="float">
            <text:p>14056789982</text:p>
          </table:table-cell>
          <table:table-cell table:formula="of:=[.$C$2]+[.$D$2]*[.A1266]+[.$E$2]*LOG([.A1266])+[.$F$2]*[.A1266]*LOG([.A1266])+[.$G$2]*2*(RAND()-0.5)" office:value-type="float" office:value="246716434582649" calcext:value-type="float">
            <text:p>246716434582649</text:p>
          </table:table-cell>
          <table:table-cell table:number-columns-repeated="5"/>
        </table:table-row>
        <table:table-row table:style-name="ro1">
          <table:table-cell office:value-type="float" office:value="14067901093" calcext:value-type="float">
            <text:p>14067901093</text:p>
          </table:table-cell>
          <table:table-cell table:formula="of:=[.$C$2]+[.$D$2]*[.A1267]+[.$E$2]*LOG([.A1267])+[.$F$2]*[.A1267]*LOG([.A1267])+[.$G$2]*2*(RAND()-0.5)" office:value-type="float" office:value="246919656789514" calcext:value-type="float">
            <text:p>246919656789514</text:p>
          </table:table-cell>
          <table:table-cell table:number-columns-repeated="5"/>
        </table:table-row>
        <table:table-row table:style-name="ro1">
          <table:table-cell office:value-type="float" office:value="14079012204" calcext:value-type="float">
            <text:p>14079012204</text:p>
          </table:table-cell>
          <table:table-cell table:formula="of:=[.$C$2]+[.$D$2]*[.A1268]+[.$E$2]*LOG([.A1268])+[.$F$2]*[.A1268]*LOG([.A1268])+[.$G$2]*2*(RAND()-0.5)" office:value-type="float" office:value="247122885475543" calcext:value-type="float">
            <text:p>247122885475543</text:p>
          </table:table-cell>
          <table:table-cell table:number-columns-repeated="5"/>
        </table:table-row>
        <table:table-row table:style-name="ro1">
          <table:table-cell office:value-type="float" office:value="14090123315" calcext:value-type="float">
            <text:p>14090123315</text:p>
          </table:table-cell>
          <table:table-cell table:formula="of:=[.$C$2]+[.$D$2]*[.A1269]+[.$E$2]*LOG([.A1269])+[.$F$2]*[.A1269]*LOG([.A1269])+[.$G$2]*2*(RAND()-0.5)" office:value-type="float" office:value="247326120635622" calcext:value-type="float">
            <text:p>247326120635622</text:p>
          </table:table-cell>
          <table:table-cell table:number-columns-repeated="5"/>
        </table:table-row>
        <table:table-row table:style-name="ro1">
          <table:table-cell office:value-type="float" office:value="14101234426" calcext:value-type="float">
            <text:p>14101234426</text:p>
          </table:table-cell>
          <table:table-cell table:formula="of:=[.$C$2]+[.$D$2]*[.A1270]+[.$E$2]*LOG([.A1270])+[.$F$2]*[.A1270]*LOG([.A1270])+[.$G$2]*2*(RAND()-0.5)" office:value-type="float" office:value="247529362264647" calcext:value-type="float">
            <text:p>247529362264647</text:p>
          </table:table-cell>
          <table:table-cell table:number-columns-repeated="5"/>
        </table:table-row>
        <table:table-row table:style-name="ro1">
          <table:table-cell office:value-type="float" office:value="14112345537" calcext:value-type="float">
            <text:p>14112345537</text:p>
          </table:table-cell>
          <table:table-cell table:formula="of:=[.$C$2]+[.$D$2]*[.A1271]+[.$E$2]*LOG([.A1271])+[.$F$2]*[.A1271]*LOG([.A1271])+[.$G$2]*2*(RAND()-0.5)" office:value-type="float" office:value="247732610357518" calcext:value-type="float">
            <text:p>247732610357518</text:p>
          </table:table-cell>
          <table:table-cell table:number-columns-repeated="5"/>
        </table:table-row>
        <table:table-row table:style-name="ro1">
          <table:table-cell office:value-type="float" office:value="14123456648" calcext:value-type="float">
            <text:p>14123456648</text:p>
          </table:table-cell>
          <table:table-cell table:formula="of:=[.$C$2]+[.$D$2]*[.A1272]+[.$E$2]*LOG([.A1272])+[.$F$2]*[.A1272]*LOG([.A1272])+[.$G$2]*2*(RAND()-0.5)" office:value-type="float" office:value="247935864909149" calcext:value-type="float">
            <text:p>247935864909149</text:p>
          </table:table-cell>
          <table:table-cell table:number-columns-repeated="5"/>
        </table:table-row>
        <table:table-row table:style-name="ro1">
          <table:table-cell office:value-type="float" office:value="14134567759" calcext:value-type="float">
            <text:p>14134567759</text:p>
          </table:table-cell>
          <table:table-cell table:formula="of:=[.$C$2]+[.$D$2]*[.A1273]+[.$E$2]*LOG([.A1273])+[.$F$2]*[.A1273]*LOG([.A1273])+[.$G$2]*2*(RAND()-0.5)" office:value-type="float" office:value="248139125914457" calcext:value-type="float">
            <text:p>248139125914457</text:p>
          </table:table-cell>
          <table:table-cell table:number-columns-repeated="5"/>
        </table:table-row>
        <table:table-row table:style-name="ro1">
          <table:table-cell office:value-type="float" office:value="14145678870" calcext:value-type="float">
            <text:p>14145678870</text:p>
          </table:table-cell>
          <table:table-cell table:formula="of:=[.$C$2]+[.$D$2]*[.A1274]+[.$E$2]*LOG([.A1274])+[.$F$2]*[.A1274]*LOG([.A1274])+[.$G$2]*2*(RAND()-0.5)" office:value-type="float" office:value="248342393368369" calcext:value-type="float">
            <text:p>248342393368369</text:p>
          </table:table-cell>
          <table:table-cell table:number-columns-repeated="5"/>
        </table:table-row>
        <table:table-row table:style-name="ro1">
          <table:table-cell office:value-type="float" office:value="14156789981" calcext:value-type="float">
            <text:p>14156789981</text:p>
          </table:table-cell>
          <table:table-cell table:formula="of:=[.$C$2]+[.$D$2]*[.A1275]+[.$E$2]*LOG([.A1275])+[.$F$2]*[.A1275]*LOG([.A1275])+[.$G$2]*2*(RAND()-0.5)" office:value-type="float" office:value="248545667265819" calcext:value-type="float">
            <text:p>248545667265819</text:p>
          </table:table-cell>
          <table:table-cell table:number-columns-repeated="5"/>
        </table:table-row>
        <table:table-row table:style-name="ro1">
          <table:table-cell office:value-type="float" office:value="14167901092" calcext:value-type="float">
            <text:p>14167901092</text:p>
          </table:table-cell>
          <table:table-cell table:formula="of:=[.$C$2]+[.$D$2]*[.A1276]+[.$E$2]*LOG([.A1276])+[.$F$2]*[.A1276]*LOG([.A1276])+[.$G$2]*2*(RAND()-0.5)" office:value-type="float" office:value="248748947601752" calcext:value-type="float">
            <text:p>248748947601752</text:p>
          </table:table-cell>
          <table:table-cell table:number-columns-repeated="5"/>
        </table:table-row>
        <table:table-row table:style-name="ro1">
          <table:table-cell office:value-type="float" office:value="14179012203" calcext:value-type="float">
            <text:p>14179012203</text:p>
          </table:table-cell>
          <table:table-cell table:formula="of:=[.$C$2]+[.$D$2]*[.A1277]+[.$E$2]*LOG([.A1277])+[.$F$2]*[.A1277]*LOG([.A1277])+[.$G$2]*2*(RAND()-0.5)" office:value-type="float" office:value="248952234371117" calcext:value-type="float">
            <text:p>248952234371117</text:p>
          </table:table-cell>
          <table:table-cell table:number-columns-repeated="5"/>
        </table:table-row>
        <table:table-row table:style-name="ro1">
          <table:table-cell office:value-type="float" office:value="14190123314" calcext:value-type="float">
            <text:p>14190123314</text:p>
          </table:table-cell>
          <table:table-cell table:formula="of:=[.$C$2]+[.$D$2]*[.A1278]+[.$E$2]*LOG([.A1278])+[.$F$2]*[.A1278]*LOG([.A1278])+[.$G$2]*2*(RAND()-0.5)" office:value-type="float" office:value="249155527568872" calcext:value-type="float">
            <text:p>249155527568872</text:p>
          </table:table-cell>
          <table:table-cell table:number-columns-repeated="5"/>
        </table:table-row>
        <table:table-row table:style-name="ro1">
          <table:table-cell office:value-type="float" office:value="14201234425" calcext:value-type="float">
            <text:p>14201234425</text:p>
          </table:table-cell>
          <table:table-cell table:formula="of:=[.$C$2]+[.$D$2]*[.A1279]+[.$E$2]*LOG([.A1279])+[.$F$2]*[.A1279]*LOG([.A1279])+[.$G$2]*2*(RAND()-0.5)" office:value-type="float" office:value="249358827189985" calcext:value-type="float">
            <text:p>249358827189985</text:p>
          </table:table-cell>
          <table:table-cell table:number-columns-repeated="5"/>
        </table:table-row>
        <table:table-row table:style-name="ro1">
          <table:table-cell office:value-type="float" office:value="14212345536" calcext:value-type="float">
            <text:p>14212345536</text:p>
          </table:table-cell>
          <table:table-cell table:formula="of:=[.$C$2]+[.$D$2]*[.A1280]+[.$E$2]*LOG([.A1280])+[.$F$2]*[.A1280]*LOG([.A1280])+[.$G$2]*2*(RAND()-0.5)" office:value-type="float" office:value="249562133229430" calcext:value-type="float">
            <text:p>249562133229430</text:p>
          </table:table-cell>
          <table:table-cell table:number-columns-repeated="5"/>
        </table:table-row>
        <table:table-row table:style-name="ro1">
          <table:table-cell office:value-type="float" office:value="14223456647" calcext:value-type="float">
            <text:p>14223456647</text:p>
          </table:table-cell>
          <table:table-cell table:formula="of:=[.$C$2]+[.$D$2]*[.A1281]+[.$E$2]*LOG([.A1281])+[.$F$2]*[.A1281]*LOG([.A1281])+[.$G$2]*2*(RAND()-0.5)" office:value-type="float" office:value="249765445682188" calcext:value-type="float">
            <text:p>249765445682188</text:p>
          </table:table-cell>
          <table:table-cell table:number-columns-repeated="5"/>
        </table:table-row>
        <table:table-row table:style-name="ro1">
          <table:table-cell office:value-type="float" office:value="14234567758" calcext:value-type="float">
            <text:p>14234567758</text:p>
          </table:table-cell>
          <table:table-cell table:formula="of:=[.$C$2]+[.$D$2]*[.A1282]+[.$E$2]*LOG([.A1282])+[.$F$2]*[.A1282]*LOG([.A1282])+[.$G$2]*2*(RAND()-0.5)" office:value-type="float" office:value="249968764543250" calcext:value-type="float">
            <text:p>249968764543250</text:p>
          </table:table-cell>
          <table:table-cell table:number-columns-repeated="5"/>
        </table:table-row>
        <table:table-row table:style-name="ro1">
          <table:table-cell office:value-type="float" office:value="14245678869" calcext:value-type="float">
            <text:p>14245678869</text:p>
          </table:table-cell>
          <table:table-cell table:formula="of:=[.$C$2]+[.$D$2]*[.A1283]+[.$E$2]*LOG([.A1283])+[.$F$2]*[.A1283]*LOG([.A1283])+[.$G$2]*2*(RAND()-0.5)" office:value-type="float" office:value="250172089807614" calcext:value-type="float">
            <text:p>250172089807614</text:p>
          </table:table-cell>
          <table:table-cell table:number-columns-repeated="5"/>
        </table:table-row>
        <table:table-row table:style-name="ro1">
          <table:table-cell office:value-type="float" office:value="14256789980" calcext:value-type="float">
            <text:p>14256789980</text:p>
          </table:table-cell>
          <table:table-cell table:formula="of:=[.$C$2]+[.$D$2]*[.A1284]+[.$E$2]*LOG([.A1284])+[.$F$2]*[.A1284]*LOG([.A1284])+[.$G$2]*2*(RAND()-0.5)" office:value-type="float" office:value="250375421470285" calcext:value-type="float">
            <text:p>250375421470285</text:p>
          </table:table-cell>
          <table:table-cell table:number-columns-repeated="5"/>
        </table:table-row>
        <table:table-row table:style-name="ro1">
          <table:table-cell office:value-type="float" office:value="14267901091" calcext:value-type="float">
            <text:p>14267901091</text:p>
          </table:table-cell>
          <table:table-cell table:formula="of:=[.$C$2]+[.$D$2]*[.A1285]+[.$E$2]*LOG([.A1285])+[.$F$2]*[.A1285]*LOG([.A1285])+[.$G$2]*2*(RAND()-0.5)" office:value-type="float" office:value="250578759526277" calcext:value-type="float">
            <text:p>250578759526277</text:p>
          </table:table-cell>
          <table:table-cell table:number-columns-repeated="5"/>
        </table:table-row>
        <table:table-row table:style-name="ro1">
          <table:table-cell office:value-type="float" office:value="14279012202" calcext:value-type="float">
            <text:p>14279012202</text:p>
          </table:table-cell>
          <table:table-cell table:formula="of:=[.$C$2]+[.$D$2]*[.A1286]+[.$E$2]*LOG([.A1286])+[.$F$2]*[.A1286]*LOG([.A1286])+[.$G$2]*2*(RAND()-0.5)" office:value-type="float" office:value="250782103970611" calcext:value-type="float">
            <text:p>250782103970611</text:p>
          </table:table-cell>
          <table:table-cell table:number-columns-repeated="5"/>
        </table:table-row>
        <table:table-row table:style-name="ro1">
          <table:table-cell office:value-type="float" office:value="14290123313" calcext:value-type="float">
            <text:p>14290123313</text:p>
          </table:table-cell>
          <table:table-cell table:formula="of:=[.$C$2]+[.$D$2]*[.A1287]+[.$E$2]*LOG([.A1287])+[.$F$2]*[.A1287]*LOG([.A1287])+[.$G$2]*2*(RAND()-0.5)" office:value-type="float" office:value="250985454798316" calcext:value-type="float">
            <text:p>250985454798316</text:p>
          </table:table-cell>
          <table:table-cell table:number-columns-repeated="5"/>
        </table:table-row>
        <table:table-row table:style-name="ro1">
          <table:table-cell office:value-type="float" office:value="14301234424" calcext:value-type="float">
            <text:p>14301234424</text:p>
          </table:table-cell>
          <table:table-cell table:formula="of:=[.$C$2]+[.$D$2]*[.A1288]+[.$E$2]*LOG([.A1288])+[.$F$2]*[.A1288]*LOG([.A1288])+[.$G$2]*2*(RAND()-0.5)" office:value-type="float" office:value="251188812004429" calcext:value-type="float">
            <text:p>251188812004429</text:p>
          </table:table-cell>
          <table:table-cell table:number-columns-repeated="5"/>
        </table:table-row>
        <table:table-row table:style-name="ro1">
          <table:table-cell office:value-type="float" office:value="14312345535" calcext:value-type="float">
            <text:p>14312345535</text:p>
          </table:table-cell>
          <table:table-cell table:formula="of:=[.$C$2]+[.$D$2]*[.A1289]+[.$E$2]*LOG([.A1289])+[.$F$2]*[.A1289]*LOG([.A1289])+[.$G$2]*2*(RAND()-0.5)" office:value-type="float" office:value="251392175583994" calcext:value-type="float">
            <text:p>251392175583994</text:p>
          </table:table-cell>
          <table:table-cell table:number-columns-repeated="5"/>
        </table:table-row>
        <table:table-row table:style-name="ro1">
          <table:table-cell office:value-type="float" office:value="14323456646" calcext:value-type="float">
            <text:p>14323456646</text:p>
          </table:table-cell>
          <table:table-cell table:formula="of:=[.$C$2]+[.$D$2]*[.A1290]+[.$E$2]*LOG([.A1290])+[.$F$2]*[.A1290]*LOG([.A1290])+[.$G$2]*2*(RAND()-0.5)" office:value-type="float" office:value="251595545532063" calcext:value-type="float">
            <text:p>251595545532063</text:p>
          </table:table-cell>
          <table:table-cell table:number-columns-repeated="5"/>
        </table:table-row>
        <table:table-row table:style-name="ro1">
          <table:table-cell office:value-type="float" office:value="14334567757" calcext:value-type="float">
            <text:p>14334567757</text:p>
          </table:table-cell>
          <table:table-cell table:formula="of:=[.$C$2]+[.$D$2]*[.A1291]+[.$E$2]*LOG([.A1291])+[.$F$2]*[.A1291]*LOG([.A1291])+[.$G$2]*2*(RAND()-0.5)" office:value-type="float" office:value="251798921843695" calcext:value-type="float">
            <text:p>251798921843695</text:p>
          </table:table-cell>
          <table:table-cell table:number-columns-repeated="5"/>
        </table:table-row>
        <table:table-row table:style-name="ro1">
          <table:table-cell office:value-type="float" office:value="14345678868" calcext:value-type="float">
            <text:p>14345678868</text:p>
          </table:table-cell>
          <table:table-cell table:formula="of:=[.$C$2]+[.$D$2]*[.A1292]+[.$E$2]*LOG([.A1292])+[.$F$2]*[.A1292]*LOG([.A1292])+[.$G$2]*2*(RAND()-0.5)" office:value-type="float" office:value="252002304513960" calcext:value-type="float">
            <text:p>252002304513960</text:p>
          </table:table-cell>
          <table:table-cell table:number-columns-repeated="5"/>
        </table:table-row>
        <table:table-row table:style-name="ro1">
          <table:table-cell office:value-type="float" office:value="14356789979" calcext:value-type="float">
            <text:p>14356789979</text:p>
          </table:table-cell>
          <table:table-cell table:formula="of:=[.$C$2]+[.$D$2]*[.A1293]+[.$E$2]*LOG([.A1293])+[.$F$2]*[.A1293]*LOG([.A1293])+[.$G$2]*2*(RAND()-0.5)" office:value-type="float" office:value="252205693537930" calcext:value-type="float">
            <text:p>252205693537930</text:p>
          </table:table-cell>
          <table:table-cell table:number-columns-repeated="5"/>
        </table:table-row>
        <table:table-row table:style-name="ro1">
          <table:table-cell office:value-type="float" office:value="14367901090" calcext:value-type="float">
            <text:p>14367901090</text:p>
          </table:table-cell>
          <table:table-cell table:formula="of:=[.$C$2]+[.$D$2]*[.A1294]+[.$E$2]*LOG([.A1294])+[.$F$2]*[.A1294]*LOG([.A1294])+[.$G$2]*2*(RAND()-0.5)" office:value-type="float" office:value="252409088910690" calcext:value-type="float">
            <text:p>252409088910690</text:p>
          </table:table-cell>
          <table:table-cell table:number-columns-repeated="5"/>
        </table:table-row>
        <table:table-row table:style-name="ro1">
          <table:table-cell office:value-type="float" office:value="14379012201" calcext:value-type="float">
            <text:p>14379012201</text:p>
          </table:table-cell>
          <table:table-cell table:formula="of:=[.$C$2]+[.$D$2]*[.A1295]+[.$E$2]*LOG([.A1295])+[.$F$2]*[.A1295]*LOG([.A1295])+[.$G$2]*2*(RAND()-0.5)" office:value-type="float" office:value="252612490627329" calcext:value-type="float">
            <text:p>252612490627329</text:p>
          </table:table-cell>
          <table:table-cell table:number-columns-repeated="5"/>
        </table:table-row>
        <table:table-row table:style-name="ro1">
          <table:table-cell office:value-type="float" office:value="14390123312" calcext:value-type="float">
            <text:p>14390123312</text:p>
          </table:table-cell>
          <table:table-cell table:formula="of:=[.$C$2]+[.$D$2]*[.A1296]+[.$E$2]*LOG([.A1296])+[.$F$2]*[.A1296]*LOG([.A1296])+[.$G$2]*2*(RAND()-0.5)" office:value-type="float" office:value="252815898682945" calcext:value-type="float">
            <text:p>252815898682945</text:p>
          </table:table-cell>
          <table:table-cell table:number-columns-repeated="5"/>
        </table:table-row>
        <table:table-row table:style-name="ro1">
          <table:table-cell office:value-type="float" office:value="14401234423" calcext:value-type="float">
            <text:p>14401234423</text:p>
          </table:table-cell>
          <table:table-cell table:formula="of:=[.$C$2]+[.$D$2]*[.A1297]+[.$E$2]*LOG([.A1297])+[.$F$2]*[.A1297]*LOG([.A1297])+[.$G$2]*2*(RAND()-0.5)" office:value-type="float" office:value="253019313072644" calcext:value-type="float">
            <text:p>253019313072644</text:p>
          </table:table-cell>
          <table:table-cell table:number-columns-repeated="5"/>
        </table:table-row>
        <table:table-row table:style-name="ro1">
          <table:table-cell office:value-type="float" office:value="14412345534" calcext:value-type="float">
            <text:p>14412345534</text:p>
          </table:table-cell>
          <table:table-cell table:formula="of:=[.$C$2]+[.$D$2]*[.A1298]+[.$E$2]*LOG([.A1298])+[.$F$2]*[.A1298]*LOG([.A1298])+[.$G$2]*2*(RAND()-0.5)" office:value-type="float" office:value="253222733791539" calcext:value-type="float">
            <text:p>253222733791539</text:p>
          </table:table-cell>
          <table:table-cell table:number-columns-repeated="5"/>
        </table:table-row>
        <table:table-row table:style-name="ro1">
          <table:table-cell office:value-type="float" office:value="14423456645" calcext:value-type="float">
            <text:p>14423456645</text:p>
          </table:table-cell>
          <table:table-cell table:formula="of:=[.$C$2]+[.$D$2]*[.A1299]+[.$E$2]*LOG([.A1299])+[.$F$2]*[.A1299]*LOG([.A1299])+[.$G$2]*2*(RAND()-0.5)" office:value-type="float" office:value="253426160834751" calcext:value-type="float">
            <text:p>253426160834751</text:p>
          </table:table-cell>
          <table:table-cell table:number-columns-repeated="5"/>
        </table:table-row>
        <table:table-row table:style-name="ro1">
          <table:table-cell office:value-type="float" office:value="14434567756" calcext:value-type="float">
            <text:p>14434567756</text:p>
          </table:table-cell>
          <table:table-cell table:formula="of:=[.$C$2]+[.$D$2]*[.A1300]+[.$E$2]*LOG([.A1300])+[.$F$2]*[.A1300]*LOG([.A1300])+[.$G$2]*2*(RAND()-0.5)" office:value-type="float" office:value="253629594197406" calcext:value-type="float">
            <text:p>253629594197406</text:p>
          </table:table-cell>
          <table:table-cell table:number-columns-repeated="5"/>
        </table:table-row>
        <table:table-row table:style-name="ro1">
          <table:table-cell office:value-type="float" office:value="14445678867" calcext:value-type="float">
            <text:p>14445678867</text:p>
          </table:table-cell>
          <table:table-cell table:formula="of:=[.$C$2]+[.$D$2]*[.A1301]+[.$E$2]*LOG([.A1301])+[.$F$2]*[.A1301]*LOG([.A1301])+[.$G$2]*2*(RAND()-0.5)" office:value-type="float" office:value="253833033874642" calcext:value-type="float">
            <text:p>253833033874642</text:p>
          </table:table-cell>
          <table:table-cell table:number-columns-repeated="5"/>
        </table:table-row>
        <table:table-row table:style-name="ro1">
          <table:table-cell office:value-type="float" office:value="14456789978" calcext:value-type="float">
            <text:p>14456789978</text:p>
          </table:table-cell>
          <table:table-cell table:formula="of:=[.$C$2]+[.$D$2]*[.A1302]+[.$E$2]*LOG([.A1302])+[.$F$2]*[.A1302]*LOG([.A1302])+[.$G$2]*2*(RAND()-0.5)" office:value-type="float" office:value="254036479861600" calcext:value-type="float">
            <text:p>254036479861600</text:p>
          </table:table-cell>
          <table:table-cell table:number-columns-repeated="5"/>
        </table:table-row>
        <table:table-row table:style-name="ro1">
          <table:table-cell office:value-type="float" office:value="14467901089" calcext:value-type="float">
            <text:p>14467901089</text:p>
          </table:table-cell>
          <table:table-cell table:formula="of:=[.$C$2]+[.$D$2]*[.A1303]+[.$E$2]*LOG([.A1303])+[.$F$2]*[.A1303]*LOG([.A1303])+[.$G$2]*2*(RAND()-0.5)" office:value-type="float" office:value="254239932153432" calcext:value-type="float">
            <text:p>254239932153432</text:p>
          </table:table-cell>
          <table:table-cell table:number-columns-repeated="5"/>
        </table:table-row>
        <table:table-row table:style-name="ro1">
          <table:table-cell office:value-type="float" office:value="14479012200" calcext:value-type="float">
            <text:p>14479012200</text:p>
          </table:table-cell>
          <table:table-cell table:formula="of:=[.$C$2]+[.$D$2]*[.A1304]+[.$E$2]*LOG([.A1304])+[.$F$2]*[.A1304]*LOG([.A1304])+[.$G$2]*2*(RAND()-0.5)" office:value-type="float" office:value="254443390745295" calcext:value-type="float">
            <text:p>254443390745295</text:p>
          </table:table-cell>
          <table:table-cell table:number-columns-repeated="5"/>
        </table:table-row>
        <table:table-row table:style-name="ro1">
          <table:table-cell office:value-type="float" office:value="14490123311" calcext:value-type="float">
            <text:p>14490123311</text:p>
          </table:table-cell>
          <table:table-cell table:formula="of:=[.$C$2]+[.$D$2]*[.A1305]+[.$E$2]*LOG([.A1305])+[.$F$2]*[.A1305]*LOG([.A1305])+[.$G$2]*2*(RAND()-0.5)" office:value-type="float" office:value="254646855632355" calcext:value-type="float">
            <text:p>254646855632355</text:p>
          </table:table-cell>
          <table:table-cell table:number-columns-repeated="5"/>
        </table:table-row>
        <table:table-row table:style-name="ro1">
          <table:table-cell office:value-type="float" office:value="14501234422" calcext:value-type="float">
            <text:p>14501234422</text:p>
          </table:table-cell>
          <table:table-cell table:formula="of:=[.$C$2]+[.$D$2]*[.A1306]+[.$E$2]*LOG([.A1306])+[.$F$2]*[.A1306]*LOG([.A1306])+[.$G$2]*2*(RAND()-0.5)" office:value-type="float" office:value="254850326809785" calcext:value-type="float">
            <text:p>254850326809785</text:p>
          </table:table-cell>
          <table:table-cell table:number-columns-repeated="5"/>
        </table:table-row>
        <table:table-row table:style-name="ro1">
          <table:table-cell office:value-type="float" office:value="14512345533" calcext:value-type="float">
            <text:p>14512345533</text:p>
          </table:table-cell>
          <table:table-cell table:formula="of:=[.$C$2]+[.$D$2]*[.A1307]+[.$E$2]*LOG([.A1307])+[.$F$2]*[.A1307]*LOG([.A1307])+[.$G$2]*2*(RAND()-0.5)" office:value-type="float" office:value="255053804272765" calcext:value-type="float">
            <text:p>255053804272765</text:p>
          </table:table-cell>
          <table:table-cell table:number-columns-repeated="5"/>
        </table:table-row>
        <table:table-row table:style-name="ro1">
          <table:table-cell office:value-type="float" office:value="14523456644" calcext:value-type="float">
            <text:p>14523456644</text:p>
          </table:table-cell>
          <table:table-cell table:formula="of:=[.$C$2]+[.$D$2]*[.A1308]+[.$E$2]*LOG([.A1308])+[.$F$2]*[.A1308]*LOG([.A1308])+[.$G$2]*2*(RAND()-0.5)" office:value-type="float" office:value="255257288016482" calcext:value-type="float">
            <text:p>255257288016482</text:p>
          </table:table-cell>
          <table:table-cell table:number-columns-repeated="5"/>
        </table:table-row>
        <table:table-row table:style-name="ro1">
          <table:table-cell office:value-type="float" office:value="14534567755" calcext:value-type="float">
            <text:p>14534567755</text:p>
          </table:table-cell>
          <table:table-cell table:formula="of:=[.$C$2]+[.$D$2]*[.A1309]+[.$E$2]*LOG([.A1309])+[.$F$2]*[.A1309]*LOG([.A1309])+[.$G$2]*2*(RAND()-0.5)" office:value-type="float" office:value="255460778036132" calcext:value-type="float">
            <text:p>255460778036132</text:p>
          </table:table-cell>
          <table:table-cell table:number-columns-repeated="5"/>
        </table:table-row>
        <table:table-row table:style-name="ro1">
          <table:table-cell office:value-type="float" office:value="14545678866" calcext:value-type="float">
            <text:p>14545678866</text:p>
          </table:table-cell>
          <table:table-cell table:formula="of:=[.$C$2]+[.$D$2]*[.A1310]+[.$E$2]*LOG([.A1310])+[.$F$2]*[.A1310]*LOG([.A1310])+[.$G$2]*2*(RAND()-0.5)" office:value-type="float" office:value="255664274326916" calcext:value-type="float">
            <text:p>255664274326916</text:p>
          </table:table-cell>
          <table:table-cell table:number-columns-repeated="5"/>
        </table:table-row>
        <table:table-row table:style-name="ro1">
          <table:table-cell office:value-type="float" office:value="14556789977" calcext:value-type="float">
            <text:p>14556789977</text:p>
          </table:table-cell>
          <table:table-cell table:formula="of:=[.$C$2]+[.$D$2]*[.A1311]+[.$E$2]*LOG([.A1311])+[.$F$2]*[.A1311]*LOG([.A1311])+[.$G$2]*2*(RAND()-0.5)" office:value-type="float" office:value="255867776884044" calcext:value-type="float">
            <text:p>255867776884044</text:p>
          </table:table-cell>
          <table:table-cell table:number-columns-repeated="5"/>
        </table:table-row>
        <table:table-row table:style-name="ro1">
          <table:table-cell office:value-type="float" office:value="14567901088" calcext:value-type="float">
            <text:p>14567901088</text:p>
          </table:table-cell>
          <table:table-cell table:formula="of:=[.$C$2]+[.$D$2]*[.A1312]+[.$E$2]*LOG([.A1312])+[.$F$2]*[.A1312]*LOG([.A1312])+[.$G$2]*2*(RAND()-0.5)" office:value-type="float" office:value="256071285702734" calcext:value-type="float">
            <text:p>256071285702734</text:p>
          </table:table-cell>
          <table:table-cell table:number-columns-repeated="5"/>
        </table:table-row>
        <table:table-row table:style-name="ro1">
          <table:table-cell office:value-type="float" office:value="14579012199" calcext:value-type="float">
            <text:p>14579012199</text:p>
          </table:table-cell>
          <table:table-cell table:formula="of:=[.$C$2]+[.$D$2]*[.A1313]+[.$E$2]*LOG([.A1313])+[.$F$2]*[.A1313]*LOG([.A1313])+[.$G$2]*2*(RAND()-0.5)" office:value-type="float" office:value="256274800778209" calcext:value-type="float">
            <text:p>256274800778209</text:p>
          </table:table-cell>
          <table:table-cell table:number-columns-repeated="5"/>
        </table:table-row>
        <table:table-row table:style-name="ro1">
          <table:table-cell office:value-type="float" office:value="14590123310" calcext:value-type="float">
            <text:p>14590123310</text:p>
          </table:table-cell>
          <table:table-cell table:formula="of:=[.$C$2]+[.$D$2]*[.A1314]+[.$E$2]*LOG([.A1314])+[.$F$2]*[.A1314]*LOG([.A1314])+[.$G$2]*2*(RAND()-0.5)" office:value-type="float" office:value="256478322105701" calcext:value-type="float">
            <text:p>256478322105701</text:p>
          </table:table-cell>
          <table:table-cell table:number-columns-repeated="5"/>
        </table:table-row>
        <table:table-row table:style-name="ro1">
          <table:table-cell office:value-type="float" office:value="14601234421" calcext:value-type="float">
            <text:p>14601234421</text:p>
          </table:table-cell>
          <table:table-cell table:formula="of:=[.$C$2]+[.$D$2]*[.A1315]+[.$E$2]*LOG([.A1315])+[.$F$2]*[.A1315]*LOG([.A1315])+[.$G$2]*2*(RAND()-0.5)" office:value-type="float" office:value="256681849680449" calcext:value-type="float">
            <text:p>256681849680449</text:p>
          </table:table-cell>
          <table:table-cell table:number-columns-repeated="5"/>
        </table:table-row>
        <table:table-row table:style-name="ro1">
          <table:table-cell office:value-type="float" office:value="14612345532" calcext:value-type="float">
            <text:p>14612345532</text:p>
          </table:table-cell>
          <table:table-cell table:formula="of:=[.$C$2]+[.$D$2]*[.A1316]+[.$E$2]*LOG([.A1316])+[.$F$2]*[.A1316]*LOG([.A1316])+[.$G$2]*2*(RAND()-0.5)" office:value-type="float" office:value="256885383497698" calcext:value-type="float">
            <text:p>256885383497698</text:p>
          </table:table-cell>
          <table:table-cell table:number-columns-repeated="5"/>
        </table:table-row>
        <table:table-row table:style-name="ro1">
          <table:table-cell office:value-type="float" office:value="14623456643" calcext:value-type="float">
            <text:p>14623456643</text:p>
          </table:table-cell>
          <table:table-cell table:formula="of:=[.$C$2]+[.$D$2]*[.A1317]+[.$E$2]*LOG([.A1317])+[.$F$2]*[.A1317]*LOG([.A1317])+[.$G$2]*2*(RAND()-0.5)" office:value-type="float" office:value="257088923552703" calcext:value-type="float">
            <text:p>257088923552703</text:p>
          </table:table-cell>
          <table:table-cell table:number-columns-repeated="5"/>
        </table:table-row>
        <table:table-row table:style-name="ro1">
          <table:table-cell office:value-type="float" office:value="14634567754" calcext:value-type="float">
            <text:p>14634567754</text:p>
          </table:table-cell>
          <table:table-cell table:formula="of:=[.$C$2]+[.$D$2]*[.A1318]+[.$E$2]*LOG([.A1318])+[.$F$2]*[.A1318]*LOG([.A1318])+[.$G$2]*2*(RAND()-0.5)" office:value-type="float" office:value="257292469840723" calcext:value-type="float">
            <text:p>257292469840723</text:p>
          </table:table-cell>
          <table:table-cell table:number-columns-repeated="5"/>
        </table:table-row>
        <table:table-row table:style-name="ro1">
          <table:table-cell office:value-type="float" office:value="14645678865" calcext:value-type="float">
            <text:p>14645678865</text:p>
          </table:table-cell>
          <table:table-cell table:formula="of:=[.$C$2]+[.$D$2]*[.A1319]+[.$E$2]*LOG([.A1319])+[.$F$2]*[.A1319]*LOG([.A1319])+[.$G$2]*2*(RAND()-0.5)" office:value-type="float" office:value="257496022357026" calcext:value-type="float">
            <text:p>257496022357026</text:p>
          </table:table-cell>
          <table:table-cell table:number-columns-repeated="5"/>
        </table:table-row>
        <table:table-row table:style-name="ro1">
          <table:table-cell office:value-type="float" office:value="14656789976" calcext:value-type="float">
            <text:p>14656789976</text:p>
          </table:table-cell>
          <table:table-cell table:formula="of:=[.$C$2]+[.$D$2]*[.A1320]+[.$E$2]*LOG([.A1320])+[.$F$2]*[.A1320]*LOG([.A1320])+[.$G$2]*2*(RAND()-0.5)" office:value-type="float" office:value="257699581096887" calcext:value-type="float">
            <text:p>257699581096887</text:p>
          </table:table-cell>
          <table:table-cell table:number-columns-repeated="5"/>
        </table:table-row>
        <table:table-row table:style-name="ro1">
          <table:table-cell office:value-type="float" office:value="14667901087" calcext:value-type="float">
            <text:p>14667901087</text:p>
          </table:table-cell>
          <table:table-cell table:formula="of:=[.$C$2]+[.$D$2]*[.A1321]+[.$E$2]*LOG([.A1321])+[.$F$2]*[.A1321]*LOG([.A1321])+[.$G$2]*2*(RAND()-0.5)" office:value-type="float" office:value="257903146055588" calcext:value-type="float">
            <text:p>257903146055588</text:p>
          </table:table-cell>
          <table:table-cell table:number-columns-repeated="5"/>
        </table:table-row>
        <table:table-row table:style-name="ro1">
          <table:table-cell office:value-type="float" office:value="14679012198" calcext:value-type="float">
            <text:p>14679012198</text:p>
          </table:table-cell>
          <table:table-cell table:formula="of:=[.$C$2]+[.$D$2]*[.A1322]+[.$E$2]*LOG([.A1322])+[.$F$2]*[.A1322]*LOG([.A1322])+[.$G$2]*2*(RAND()-0.5)" office:value-type="float" office:value="258106717228419" calcext:value-type="float">
            <text:p>258106717228419</text:p>
          </table:table-cell>
          <table:table-cell table:number-columns-repeated="5"/>
        </table:table-row>
        <table:table-row table:style-name="ro1">
          <table:table-cell office:value-type="float" office:value="14690123309" calcext:value-type="float">
            <text:p>14690123309</text:p>
          </table:table-cell>
          <table:table-cell table:formula="of:=[.$C$2]+[.$D$2]*[.A1323]+[.$E$2]*LOG([.A1323])+[.$F$2]*[.A1323]*LOG([.A1323])+[.$G$2]*2*(RAND()-0.5)" office:value-type="float" office:value="258310294610674" calcext:value-type="float">
            <text:p>258310294610674</text:p>
          </table:table-cell>
          <table:table-cell table:number-columns-repeated="5"/>
        </table:table-row>
        <table:table-row table:style-name="ro1">
          <table:table-cell office:value-type="float" office:value="14701234420" calcext:value-type="float">
            <text:p>14701234420</text:p>
          </table:table-cell>
          <table:table-cell table:formula="of:=[.$C$2]+[.$D$2]*[.A1324]+[.$E$2]*LOG([.A1324])+[.$F$2]*[.A1324]*LOG([.A1324])+[.$G$2]*2*(RAND()-0.5)" office:value-type="float" office:value="258513878197659" calcext:value-type="float">
            <text:p>258513878197659</text:p>
          </table:table-cell>
          <table:table-cell table:number-columns-repeated="5"/>
        </table:table-row>
        <table:table-row table:style-name="ro1">
          <table:table-cell office:value-type="float" office:value="14712345531" calcext:value-type="float">
            <text:p>14712345531</text:p>
          </table:table-cell>
          <table:table-cell table:formula="of:=[.$C$2]+[.$D$2]*[.A1325]+[.$E$2]*LOG([.A1325])+[.$F$2]*[.A1325]*LOG([.A1325])+[.$G$2]*2*(RAND()-0.5)" office:value-type="float" office:value="258717467984682" calcext:value-type="float">
            <text:p>258717467984682</text:p>
          </table:table-cell>
          <table:table-cell table:number-columns-repeated="5"/>
        </table:table-row>
        <table:table-row table:style-name="ro1">
          <table:table-cell office:value-type="float" office:value="14723456642" calcext:value-type="float">
            <text:p>14723456642</text:p>
          </table:table-cell>
          <table:table-cell table:formula="of:=[.$C$2]+[.$D$2]*[.A1326]+[.$E$2]*LOG([.A1326])+[.$F$2]*[.A1326]*LOG([.A1326])+[.$G$2]*2*(RAND()-0.5)" office:value-type="float" office:value="258921063967063" calcext:value-type="float">
            <text:p>258921063967063</text:p>
          </table:table-cell>
          <table:table-cell table:number-columns-repeated="5"/>
        </table:table-row>
        <table:table-row table:style-name="ro1">
          <table:table-cell office:value-type="float" office:value="14734567753" calcext:value-type="float">
            <text:p>14734567753</text:p>
          </table:table-cell>
          <table:table-cell table:formula="of:=[.$C$2]+[.$D$2]*[.A1327]+[.$E$2]*LOG([.A1327])+[.$F$2]*[.A1327]*LOG([.A1327])+[.$G$2]*2*(RAND()-0.5)" office:value-type="float" office:value="259124666140125" calcext:value-type="float">
            <text:p>259124666140125</text:p>
          </table:table-cell>
          <table:table-cell table:number-columns-repeated="5"/>
        </table:table-row>
        <table:table-row table:style-name="ro1">
          <table:table-cell office:value-type="float" office:value="14745678864" calcext:value-type="float">
            <text:p>14745678864</text:p>
          </table:table-cell>
          <table:table-cell table:formula="of:=[.$C$2]+[.$D$2]*[.A1328]+[.$E$2]*LOG([.A1328])+[.$F$2]*[.A1328]*LOG([.A1328])+[.$G$2]*2*(RAND()-0.5)" office:value-type="float" office:value="259328274499201" calcext:value-type="float">
            <text:p>259328274499201</text:p>
          </table:table-cell>
          <table:table-cell table:number-columns-repeated="5"/>
        </table:table-row>
        <table:table-row table:style-name="ro1">
          <table:table-cell office:value-type="float" office:value="14756789975" calcext:value-type="float">
            <text:p>14756789975</text:p>
          </table:table-cell>
          <table:table-cell table:formula="of:=[.$C$2]+[.$D$2]*[.A1329]+[.$E$2]*LOG([.A1329])+[.$F$2]*[.A1329]*LOG([.A1329])+[.$G$2]*2*(RAND()-0.5)" office:value-type="float" office:value="259531889039629" calcext:value-type="float">
            <text:p>259531889039629</text:p>
          </table:table-cell>
          <table:table-cell table:number-columns-repeated="5"/>
        </table:table-row>
        <table:table-row table:style-name="ro1">
          <table:table-cell office:value-type="float" office:value="14767901086" calcext:value-type="float">
            <text:p>14767901086</text:p>
          </table:table-cell>
          <table:table-cell table:formula="of:=[.$C$2]+[.$D$2]*[.A1330]+[.$E$2]*LOG([.A1330])+[.$F$2]*[.A1330]*LOG([.A1330])+[.$G$2]*2*(RAND()-0.5)" office:value-type="float" office:value="259735509756754" calcext:value-type="float">
            <text:p>259735509756754</text:p>
          </table:table-cell>
          <table:table-cell table:number-columns-repeated="5"/>
        </table:table-row>
        <table:table-row table:style-name="ro1">
          <table:table-cell office:value-type="float" office:value="14779012197" calcext:value-type="float">
            <text:p>14779012197</text:p>
          </table:table-cell>
          <table:table-cell table:formula="of:=[.$C$2]+[.$D$2]*[.A1331]+[.$E$2]*LOG([.A1331])+[.$F$2]*[.A1331]*LOG([.A1331])+[.$G$2]*2*(RAND()-0.5)" office:value-type="float" office:value="259939136645930" calcext:value-type="float">
            <text:p>259939136645930</text:p>
          </table:table-cell>
          <table:table-cell table:number-columns-repeated="5"/>
        </table:table-row>
        <table:table-row table:style-name="ro1">
          <table:table-cell office:value-type="float" office:value="14790123308" calcext:value-type="float">
            <text:p>14790123308</text:p>
          </table:table-cell>
          <table:table-cell table:formula="of:=[.$C$2]+[.$D$2]*[.A1332]+[.$E$2]*LOG([.A1332])+[.$F$2]*[.A1332]*LOG([.A1332])+[.$G$2]*2*(RAND()-0.5)" office:value-type="float" office:value="260142769702516" calcext:value-type="float">
            <text:p>260142769702516</text:p>
          </table:table-cell>
          <table:table-cell table:number-columns-repeated="5"/>
        </table:table-row>
        <table:table-row table:style-name="ro1">
          <table:table-cell office:value-type="float" office:value="14801234419" calcext:value-type="float">
            <text:p>14801234419</text:p>
          </table:table-cell>
          <table:table-cell table:formula="of:=[.$C$2]+[.$D$2]*[.A1333]+[.$E$2]*LOG([.A1333])+[.$F$2]*[.A1333]*LOG([.A1333])+[.$G$2]*2*(RAND()-0.5)" office:value-type="float" office:value="260346408921879" calcext:value-type="float">
            <text:p>260346408921879</text:p>
          </table:table-cell>
          <table:table-cell table:number-columns-repeated="5"/>
        </table:table-row>
        <table:table-row table:style-name="ro1">
          <table:table-cell office:value-type="float" office:value="14812345530" calcext:value-type="float">
            <text:p>14812345530</text:p>
          </table:table-cell>
          <table:table-cell table:formula="of:=[.$C$2]+[.$D$2]*[.A1334]+[.$E$2]*LOG([.A1334])+[.$F$2]*[.A1334]*LOG([.A1334])+[.$G$2]*2*(RAND()-0.5)" office:value-type="float" office:value="260550054299392" calcext:value-type="float">
            <text:p>260550054299392</text:p>
          </table:table-cell>
          <table:table-cell table:number-columns-repeated="5"/>
        </table:table-row>
        <table:table-row table:style-name="ro1">
          <table:table-cell office:value-type="float" office:value="14823456641" calcext:value-type="float">
            <text:p>14823456641</text:p>
          </table:table-cell>
          <table:table-cell table:formula="of:=[.$C$2]+[.$D$2]*[.A1335]+[.$E$2]*LOG([.A1335])+[.$F$2]*[.A1335]*LOG([.A1335])+[.$G$2]*2*(RAND()-0.5)" office:value-type="float" office:value="260753705830437" calcext:value-type="float">
            <text:p>260753705830437</text:p>
          </table:table-cell>
          <table:table-cell table:number-columns-repeated="5"/>
        </table:table-row>
        <table:table-row table:style-name="ro1">
          <table:table-cell office:value-type="float" office:value="14834567752" calcext:value-type="float">
            <text:p>14834567752</text:p>
          </table:table-cell>
          <table:table-cell table:formula="of:=[.$C$2]+[.$D$2]*[.A1336]+[.$E$2]*LOG([.A1336])+[.$F$2]*[.A1336]*LOG([.A1336])+[.$G$2]*2*(RAND()-0.5)" office:value-type="float" office:value="260957363510401" calcext:value-type="float">
            <text:p>260957363510401</text:p>
          </table:table-cell>
          <table:table-cell table:number-columns-repeated="5"/>
        </table:table-row>
        <table:table-row table:style-name="ro1">
          <table:table-cell office:value-type="float" office:value="14845678863" calcext:value-type="float">
            <text:p>14845678863</text:p>
          </table:table-cell>
          <table:table-cell table:formula="of:=[.$C$2]+[.$D$2]*[.A1337]+[.$E$2]*LOG([.A1337])+[.$F$2]*[.A1337]*LOG([.A1337])+[.$G$2]*2*(RAND()-0.5)" office:value-type="float" office:value="261161027334678" calcext:value-type="float">
            <text:p>261161027334678</text:p>
          </table:table-cell>
          <table:table-cell table:number-columns-repeated="5"/>
        </table:table-row>
        <table:table-row table:style-name="ro1">
          <table:table-cell office:value-type="float" office:value="14856789974" calcext:value-type="float">
            <text:p>14856789974</text:p>
          </table:table-cell>
          <table:table-cell table:formula="of:=[.$C$2]+[.$D$2]*[.A1338]+[.$E$2]*LOG([.A1338])+[.$F$2]*[.A1338]*LOG([.A1338])+[.$G$2]*2*(RAND()-0.5)" office:value-type="float" office:value="261364697298669" calcext:value-type="float">
            <text:p>261364697298669</text:p>
          </table:table-cell>
          <table:table-cell table:number-columns-repeated="5"/>
        </table:table-row>
        <table:table-row table:style-name="ro1">
          <table:table-cell office:value-type="float" office:value="14867901085" calcext:value-type="float">
            <text:p>14867901085</text:p>
          </table:table-cell>
          <table:table-cell table:formula="of:=[.$C$2]+[.$D$2]*[.A1339]+[.$E$2]*LOG([.A1339])+[.$F$2]*[.A1339]*LOG([.A1339])+[.$G$2]*2*(RAND()-0.5)" office:value-type="float" office:value="261568373397784" calcext:value-type="float">
            <text:p>261568373397784</text:p>
          </table:table-cell>
          <table:table-cell table:number-columns-repeated="5"/>
        </table:table-row>
        <table:table-row table:style-name="ro1">
          <table:table-cell office:value-type="float" office:value="14879012196" calcext:value-type="float">
            <text:p>14879012196</text:p>
          </table:table-cell>
          <table:table-cell table:formula="of:=[.$C$2]+[.$D$2]*[.A1340]+[.$E$2]*LOG([.A1340])+[.$F$2]*[.A1340]*LOG([.A1340])+[.$G$2]*2*(RAND()-0.5)" office:value-type="float" office:value="261772055627436" calcext:value-type="float">
            <text:p>261772055627436</text:p>
          </table:table-cell>
          <table:table-cell table:number-columns-repeated="5"/>
        </table:table-row>
        <table:table-row table:style-name="ro1">
          <table:table-cell office:value-type="float" office:value="14890123307" calcext:value-type="float">
            <text:p>14890123307</text:p>
          </table:table-cell>
          <table:table-cell table:formula="of:=[.$C$2]+[.$D$2]*[.A1341]+[.$E$2]*LOG([.A1341])+[.$F$2]*[.A1341]*LOG([.A1341])+[.$G$2]*2*(RAND()-0.5)" office:value-type="float" office:value="261975743983048" calcext:value-type="float">
            <text:p>261975743983048</text:p>
          </table:table-cell>
          <table:table-cell table:number-columns-repeated="5"/>
        </table:table-row>
        <table:table-row table:style-name="ro1">
          <table:table-cell office:value-type="float" office:value="14901234418" calcext:value-type="float">
            <text:p>14901234418</text:p>
          </table:table-cell>
          <table:table-cell table:formula="of:=[.$C$2]+[.$D$2]*[.A1342]+[.$E$2]*LOG([.A1342])+[.$F$2]*[.A1342]*LOG([.A1342])+[.$G$2]*2*(RAND()-0.5)" office:value-type="float" office:value="262179438460049" calcext:value-type="float">
            <text:p>262179438460049</text:p>
          </table:table-cell>
          <table:table-cell table:number-columns-repeated="5"/>
        </table:table-row>
        <table:table-row table:style-name="ro1">
          <table:table-cell office:value-type="float" office:value="14912345529" calcext:value-type="float">
            <text:p>14912345529</text:p>
          </table:table-cell>
          <table:table-cell table:formula="of:=[.$C$2]+[.$D$2]*[.A1343]+[.$E$2]*LOG([.A1343])+[.$F$2]*[.A1343]*LOG([.A1343])+[.$G$2]*2*(RAND()-0.5)" office:value-type="float" office:value="262383139053874" calcext:value-type="float">
            <text:p>262383139053874</text:p>
          </table:table-cell>
          <table:table-cell table:number-columns-repeated="5"/>
        </table:table-row>
        <table:table-row table:style-name="ro1">
          <table:table-cell office:value-type="float" office:value="14923456640" calcext:value-type="float">
            <text:p>14923456640</text:p>
          </table:table-cell>
          <table:table-cell table:formula="of:=[.$C$2]+[.$D$2]*[.A1344]+[.$E$2]*LOG([.A1344])+[.$F$2]*[.A1344]*LOG([.A1344])+[.$G$2]*2*(RAND()-0.5)" office:value-type="float" office:value="262586845759966" calcext:value-type="float">
            <text:p>262586845759966</text:p>
          </table:table-cell>
          <table:table-cell table:number-columns-repeated="5"/>
        </table:table-row>
        <table:table-row table:style-name="ro1">
          <table:table-cell office:value-type="float" office:value="14934567751" calcext:value-type="float">
            <text:p>14934567751</text:p>
          </table:table-cell>
          <table:table-cell table:formula="of:=[.$C$2]+[.$D$2]*[.A1345]+[.$E$2]*LOG([.A1345])+[.$F$2]*[.A1345]*LOG([.A1345])+[.$G$2]*2*(RAND()-0.5)" office:value-type="float" office:value="262790558573773" calcext:value-type="float">
            <text:p>262790558573773</text:p>
          </table:table-cell>
          <table:table-cell table:number-columns-repeated="5"/>
        </table:table-row>
        <table:table-row table:style-name="ro1">
          <table:table-cell office:value-type="float" office:value="14945678862" calcext:value-type="float">
            <text:p>14945678862</text:p>
          </table:table-cell>
          <table:table-cell table:formula="of:=[.$C$2]+[.$D$2]*[.A1346]+[.$E$2]*LOG([.A1346])+[.$F$2]*[.A1346]*LOG([.A1346])+[.$G$2]*2*(RAND()-0.5)" office:value-type="float" office:value="262994277490752" calcext:value-type="float">
            <text:p>262994277490752</text:p>
          </table:table-cell>
          <table:table-cell table:number-columns-repeated="5"/>
        </table:table-row>
        <table:table-row table:style-name="ro1">
          <table:table-cell office:value-type="float" office:value="14956789973" calcext:value-type="float">
            <text:p>14956789973</text:p>
          </table:table-cell>
          <table:table-cell table:formula="of:=[.$C$2]+[.$D$2]*[.A1347]+[.$E$2]*LOG([.A1347])+[.$F$2]*[.A1347]*LOG([.A1347])+[.$G$2]*2*(RAND()-0.5)" office:value-type="float" office:value="263198002506365" calcext:value-type="float">
            <text:p>263198002506365</text:p>
          </table:table-cell>
          <table:table-cell table:number-columns-repeated="5"/>
        </table:table-row>
        <table:table-row table:style-name="ro1">
          <table:table-cell office:value-type="float" office:value="14967901084" calcext:value-type="float">
            <text:p>14967901084</text:p>
          </table:table-cell>
          <table:table-cell table:formula="of:=[.$C$2]+[.$D$2]*[.A1348]+[.$E$2]*LOG([.A1348])+[.$F$2]*[.A1348]*LOG([.A1348])+[.$G$2]*2*(RAND()-0.5)" office:value-type="float" office:value="263401733616082" calcext:value-type="float">
            <text:p>263401733616082</text:p>
          </table:table-cell>
          <table:table-cell table:number-columns-repeated="5"/>
        </table:table-row>
        <table:table-row table:style-name="ro1">
          <table:table-cell office:value-type="float" office:value="14979012195" calcext:value-type="float">
            <text:p>14979012195</text:p>
          </table:table-cell>
          <table:table-cell table:formula="of:=[.$C$2]+[.$D$2]*[.A1349]+[.$E$2]*LOG([.A1349])+[.$F$2]*[.A1349]*LOG([.A1349])+[.$G$2]*2*(RAND()-0.5)" office:value-type="float" office:value="263605470815380" calcext:value-type="float">
            <text:p>263605470815380</text:p>
          </table:table-cell>
          <table:table-cell table:number-columns-repeated="5"/>
        </table:table-row>
        <table:table-row table:style-name="ro1">
          <table:table-cell office:value-type="float" office:value="14990123306" calcext:value-type="float">
            <text:p>14990123306</text:p>
          </table:table-cell>
          <table:table-cell table:formula="of:=[.$C$2]+[.$D$2]*[.A1350]+[.$E$2]*LOG([.A1350])+[.$F$2]*[.A1350]*LOG([.A1350])+[.$G$2]*2*(RAND()-0.5)" office:value-type="float" office:value="263809214099740" calcext:value-type="float">
            <text:p>263809214099740</text:p>
          </table:table-cell>
          <table:table-cell table:number-columns-repeated="5"/>
        </table:table-row>
        <table:table-row table:style-name="ro1">
          <table:table-cell office:value-type="float" office:value="15001234417" calcext:value-type="float">
            <text:p>15001234417</text:p>
          </table:table-cell>
          <table:table-cell table:formula="of:=[.$C$2]+[.$D$2]*[.A1351]+[.$E$2]*LOG([.A1351])+[.$F$2]*[.A1351]*LOG([.A1351])+[.$G$2]*2*(RAND()-0.5)" office:value-type="float" office:value="264012963464652" calcext:value-type="float">
            <text:p>264012963464652</text:p>
          </table:table-cell>
          <table:table-cell table:number-columns-repeated="5"/>
        </table:table-row>
        <table:table-row table:style-name="ro1">
          <table:table-cell office:value-type="float" office:value="15012345528" calcext:value-type="float">
            <text:p>15012345528</text:p>
          </table:table-cell>
          <table:table-cell table:formula="of:=[.$C$2]+[.$D$2]*[.A1352]+[.$E$2]*LOG([.A1352])+[.$F$2]*[.A1352]*LOG([.A1352])+[.$G$2]*2*(RAND()-0.5)" office:value-type="float" office:value="264216718905614" calcext:value-type="float">
            <text:p>264216718905614</text:p>
          </table:table-cell>
          <table:table-cell table:number-columns-repeated="5"/>
        </table:table-row>
        <table:table-row table:style-name="ro1">
          <table:table-cell office:value-type="float" office:value="15023456639" calcext:value-type="float">
            <text:p>15023456639</text:p>
          </table:table-cell>
          <table:table-cell table:formula="of:=[.$C$2]+[.$D$2]*[.A1353]+[.$E$2]*LOG([.A1353])+[.$F$2]*[.A1353]*LOG([.A1353])+[.$G$2]*2*(RAND()-0.5)" office:value-type="float" office:value="264420480418127" calcext:value-type="float">
            <text:p>264420480418127</text:p>
          </table:table-cell>
          <table:table-cell table:number-columns-repeated="5"/>
        </table:table-row>
        <table:table-row table:style-name="ro1">
          <table:table-cell office:value-type="float" office:value="15034567750" calcext:value-type="float">
            <text:p>15034567750</text:p>
          </table:table-cell>
          <table:table-cell table:formula="of:=[.$C$2]+[.$D$2]*[.A1354]+[.$E$2]*LOG([.A1354])+[.$F$2]*[.A1354]*LOG([.A1354])+[.$G$2]*2*(RAND()-0.5)" office:value-type="float" office:value="264624247997701" calcext:value-type="float">
            <text:p>264624247997701</text:p>
          </table:table-cell>
          <table:table-cell table:number-columns-repeated="5"/>
        </table:table-row>
        <table:table-row table:style-name="ro1">
          <table:table-cell office:value-type="float" office:value="15045678861" calcext:value-type="float">
            <text:p>15045678861</text:p>
          </table:table-cell>
          <table:table-cell table:formula="of:=[.$C$2]+[.$D$2]*[.A1355]+[.$E$2]*LOG([.A1355])+[.$F$2]*[.A1355]*LOG([.A1355])+[.$G$2]*2*(RAND()-0.5)" office:value-type="float" office:value="264828021639852" calcext:value-type="float">
            <text:p>264828021639852</text:p>
          </table:table-cell>
          <table:table-cell table:number-columns-repeated="5"/>
        </table:table-row>
        <table:table-row table:style-name="ro1">
          <table:table-cell office:value-type="float" office:value="15056789972" calcext:value-type="float">
            <text:p>15056789972</text:p>
          </table:table-cell>
          <table:table-cell table:formula="of:=[.$C$2]+[.$D$2]*[.A1356]+[.$E$2]*LOG([.A1356])+[.$F$2]*[.A1356]*LOG([.A1356])+[.$G$2]*2*(RAND()-0.5)" office:value-type="float" office:value="265031801340104" calcext:value-type="float">
            <text:p>265031801340104</text:p>
          </table:table-cell>
          <table:table-cell table:number-columns-repeated="5"/>
        </table:table-row>
        <table:table-row table:style-name="ro1">
          <table:table-cell office:value-type="float" office:value="15067901083" calcext:value-type="float">
            <text:p>15067901083</text:p>
          </table:table-cell>
          <table:table-cell table:formula="of:=[.$C$2]+[.$D$2]*[.A1357]+[.$E$2]*LOG([.A1357])+[.$F$2]*[.A1357]*LOG([.A1357])+[.$G$2]*2*(RAND()-0.5)" office:value-type="float" office:value="265235587093986" calcext:value-type="float">
            <text:p>265235587093986</text:p>
          </table:table-cell>
          <table:table-cell table:number-columns-repeated="5"/>
        </table:table-row>
        <table:table-row table:style-name="ro1">
          <table:table-cell office:value-type="float" office:value="15079012194" calcext:value-type="float">
            <text:p>15079012194</text:p>
          </table:table-cell>
          <table:table-cell table:formula="of:=[.$C$2]+[.$D$2]*[.A1358]+[.$E$2]*LOG([.A1358])+[.$F$2]*[.A1358]*LOG([.A1358])+[.$G$2]*2*(RAND()-0.5)" office:value-type="float" office:value="265439378897033" calcext:value-type="float">
            <text:p>265439378897033</text:p>
          </table:table-cell>
          <table:table-cell table:number-columns-repeated="5"/>
        </table:table-row>
        <table:table-row table:style-name="ro1">
          <table:table-cell office:value-type="float" office:value="15090123305" calcext:value-type="float">
            <text:p>15090123305</text:p>
          </table:table-cell>
          <table:table-cell table:formula="of:=[.$C$2]+[.$D$2]*[.A1359]+[.$E$2]*LOG([.A1359])+[.$F$2]*[.A1359]*LOG([.A1359])+[.$G$2]*2*(RAND()-0.5)" office:value-type="float" office:value="265643176744788" calcext:value-type="float">
            <text:p>265643176744788</text:p>
          </table:table-cell>
          <table:table-cell table:number-columns-repeated="5"/>
        </table:table-row>
        <table:table-row table:style-name="ro1">
          <table:table-cell office:value-type="float" office:value="15101234416" calcext:value-type="float">
            <text:p>15101234416</text:p>
          </table:table-cell>
          <table:table-cell table:formula="of:=[.$C$2]+[.$D$2]*[.A1360]+[.$E$2]*LOG([.A1360])+[.$F$2]*[.A1360]*LOG([.A1360])+[.$G$2]*2*(RAND()-0.5)" office:value-type="float" office:value="265846980632802" calcext:value-type="float">
            <text:p>265846980632802</text:p>
          </table:table-cell>
          <table:table-cell table:number-columns-repeated="5"/>
        </table:table-row>
        <table:table-row table:style-name="ro1">
          <table:table-cell office:value-type="float" office:value="15112345527" calcext:value-type="float">
            <text:p>15112345527</text:p>
          </table:table-cell>
          <table:table-cell table:formula="of:=[.$C$2]+[.$D$2]*[.A1361]+[.$E$2]*LOG([.A1361])+[.$F$2]*[.A1361]*LOG([.A1361])+[.$G$2]*2*(RAND()-0.5)" office:value-type="float" office:value="266050790556628" calcext:value-type="float">
            <text:p>266050790556628</text:p>
          </table:table-cell>
          <table:table-cell table:number-columns-repeated="5"/>
        </table:table-row>
        <table:table-row table:style-name="ro1">
          <table:table-cell office:value-type="float" office:value="15123456638" calcext:value-type="float">
            <text:p>15123456638</text:p>
          </table:table-cell>
          <table:table-cell table:formula="of:=[.$C$2]+[.$D$2]*[.A1362]+[.$E$2]*LOG([.A1362])+[.$F$2]*[.A1362]*LOG([.A1362])+[.$G$2]*2*(RAND()-0.5)" office:value-type="float" office:value="266254606511830" calcext:value-type="float">
            <text:p>266254606511830</text:p>
          </table:table-cell>
          <table:table-cell table:number-columns-repeated="5"/>
        </table:table-row>
        <table:table-row table:style-name="ro1">
          <table:table-cell office:value-type="float" office:value="15134567749" calcext:value-type="float">
            <text:p>15134567749</text:p>
          </table:table-cell>
          <table:table-cell table:formula="of:=[.$C$2]+[.$D$2]*[.A1363]+[.$E$2]*LOG([.A1363])+[.$F$2]*[.A1363]*LOG([.A1363])+[.$G$2]*2*(RAND()-0.5)" office:value-type="float" office:value="266458428493976" calcext:value-type="float">
            <text:p>266458428493976</text:p>
          </table:table-cell>
          <table:table-cell table:number-columns-repeated="5"/>
        </table:table-row>
        <table:table-row table:style-name="ro1">
          <table:table-cell office:value-type="float" office:value="15145678860" calcext:value-type="float">
            <text:p>15145678860</text:p>
          </table:table-cell>
          <table:table-cell table:formula="of:=[.$C$2]+[.$D$2]*[.A1364]+[.$E$2]*LOG([.A1364])+[.$F$2]*[.A1364]*LOG([.A1364])+[.$G$2]*2*(RAND()-0.5)" office:value-type="float" office:value="266662256498642" calcext:value-type="float">
            <text:p>266662256498642</text:p>
          </table:table-cell>
          <table:table-cell table:number-columns-repeated="5"/>
        </table:table-row>
        <table:table-row table:style-name="ro1">
          <table:table-cell office:value-type="float" office:value="15156789971" calcext:value-type="float">
            <text:p>15156789971</text:p>
          </table:table-cell>
          <table:table-cell table:formula="of:=[.$C$2]+[.$D$2]*[.A1365]+[.$E$2]*LOG([.A1365])+[.$F$2]*[.A1365]*LOG([.A1365])+[.$G$2]*2*(RAND()-0.5)" office:value-type="float" office:value="266866090521409" calcext:value-type="float">
            <text:p>266866090521409</text:p>
          </table:table-cell>
          <table:table-cell table:number-columns-repeated="5"/>
        </table:table-row>
        <table:table-row table:style-name="ro1">
          <table:table-cell office:value-type="float" office:value="15167901082" calcext:value-type="float">
            <text:p>15167901082</text:p>
          </table:table-cell>
          <table:table-cell table:formula="of:=[.$C$2]+[.$D$2]*[.A1366]+[.$E$2]*LOG([.A1366])+[.$F$2]*[.A1366]*LOG([.A1366])+[.$G$2]*2*(RAND()-0.5)" office:value-type="float" office:value="267069930557866" calcext:value-type="float">
            <text:p>267069930557866</text:p>
          </table:table-cell>
          <table:table-cell table:number-columns-repeated="5"/>
        </table:table-row>
        <table:table-row table:style-name="ro1">
          <table:table-cell office:value-type="float" office:value="15179012193" calcext:value-type="float">
            <text:p>15179012193</text:p>
          </table:table-cell>
          <table:table-cell table:formula="of:=[.$C$2]+[.$D$2]*[.A1367]+[.$E$2]*LOG([.A1367])+[.$F$2]*[.A1367]*LOG([.A1367])+[.$G$2]*2*(RAND()-0.5)" office:value-type="float" office:value="267273776603608" calcext:value-type="float">
            <text:p>267273776603608</text:p>
          </table:table-cell>
          <table:table-cell table:number-columns-repeated="5"/>
        </table:table-row>
        <table:table-row table:style-name="ro1">
          <table:table-cell office:value-type="float" office:value="15190123304" calcext:value-type="float">
            <text:p>15190123304</text:p>
          </table:table-cell>
          <table:table-cell table:formula="of:=[.$C$2]+[.$D$2]*[.A1368]+[.$E$2]*LOG([.A1368])+[.$F$2]*[.A1368]*LOG([.A1368])+[.$G$2]*2*(RAND()-0.5)" office:value-type="float" office:value="267477628654234" calcext:value-type="float">
            <text:p>267477628654234</text:p>
          </table:table-cell>
          <table:table-cell table:number-columns-repeated="5"/>
        </table:table-row>
        <table:table-row table:style-name="ro1">
          <table:table-cell office:value-type="float" office:value="15201234415" calcext:value-type="float">
            <text:p>15201234415</text:p>
          </table:table-cell>
          <table:table-cell table:formula="of:=[.$C$2]+[.$D$2]*[.A1369]+[.$E$2]*LOG([.A1369])+[.$F$2]*[.A1369]*LOG([.A1369])+[.$G$2]*2*(RAND()-0.5)" office:value-type="float" office:value="267681486705354" calcext:value-type="float">
            <text:p>267681486705354</text:p>
          </table:table-cell>
          <table:table-cell table:number-columns-repeated="5"/>
        </table:table-row>
        <table:table-row table:style-name="ro1">
          <table:table-cell office:value-type="float" office:value="15212345526" calcext:value-type="float">
            <text:p>15212345526</text:p>
          </table:table-cell>
          <table:table-cell table:formula="of:=[.$C$2]+[.$D$2]*[.A1370]+[.$E$2]*LOG([.A1370])+[.$F$2]*[.A1370]*LOG([.A1370])+[.$G$2]*2*(RAND()-0.5)" office:value-type="float" office:value="267885350752582" calcext:value-type="float">
            <text:p>267885350752582</text:p>
          </table:table-cell>
          <table:table-cell table:number-columns-repeated="5"/>
        </table:table-row>
        <table:table-row table:style-name="ro1">
          <table:table-cell office:value-type="float" office:value="15223456637" calcext:value-type="float">
            <text:p>15223456637</text:p>
          </table:table-cell>
          <table:table-cell table:formula="of:=[.$C$2]+[.$D$2]*[.A1371]+[.$E$2]*LOG([.A1371])+[.$F$2]*[.A1371]*LOG([.A1371])+[.$G$2]*2*(RAND()-0.5)" office:value-type="float" office:value="268089220791536" calcext:value-type="float">
            <text:p>268089220791536</text:p>
          </table:table-cell>
          <table:table-cell table:number-columns-repeated="5"/>
        </table:table-row>
        <table:table-row table:style-name="ro1">
          <table:table-cell office:value-type="float" office:value="15234567748" calcext:value-type="float">
            <text:p>15234567748</text:p>
          </table:table-cell>
          <table:table-cell table:formula="of:=[.$C$2]+[.$D$2]*[.A1372]+[.$E$2]*LOG([.A1372])+[.$F$2]*[.A1372]*LOG([.A1372])+[.$G$2]*2*(RAND()-0.5)" office:value-type="float" office:value="268293096817846" calcext:value-type="float">
            <text:p>268293096817846</text:p>
          </table:table-cell>
          <table:table-cell table:number-columns-repeated="5"/>
        </table:table-row>
        <table:table-row table:style-name="ro1">
          <table:table-cell office:value-type="float" office:value="15245678859" calcext:value-type="float">
            <text:p>15245678859</text:p>
          </table:table-cell>
          <table:table-cell table:formula="of:=[.$C$2]+[.$D$2]*[.A1373]+[.$E$2]*LOG([.A1373])+[.$F$2]*[.A1373]*LOG([.A1373])+[.$G$2]*2*(RAND()-0.5)" office:value-type="float" office:value="268496978827143" calcext:value-type="float">
            <text:p>268496978827143</text:p>
          </table:table-cell>
          <table:table-cell table:number-columns-repeated="5"/>
        </table:table-row>
        <table:table-row table:style-name="ro1">
          <table:table-cell office:value-type="float" office:value="15256789970" calcext:value-type="float">
            <text:p>15256789970</text:p>
          </table:table-cell>
          <table:table-cell table:formula="of:=[.$C$2]+[.$D$2]*[.A1374]+[.$E$2]*LOG([.A1374])+[.$F$2]*[.A1374]*LOG([.A1374])+[.$G$2]*2*(RAND()-0.5)" office:value-type="float" office:value="268700866815067" calcext:value-type="float">
            <text:p>268700866815067</text:p>
          </table:table-cell>
          <table:table-cell table:number-columns-repeated="5"/>
        </table:table-row>
        <table:table-row table:style-name="ro1">
          <table:table-cell office:value-type="float" office:value="15267901081" calcext:value-type="float">
            <text:p>15267901081</text:p>
          </table:table-cell>
          <table:table-cell table:formula="of:=[.$C$2]+[.$D$2]*[.A1375]+[.$E$2]*LOG([.A1375])+[.$F$2]*[.A1375]*LOG([.A1375])+[.$G$2]*2*(RAND()-0.5)" office:value-type="float" office:value="268904760777264" calcext:value-type="float">
            <text:p>268904760777264</text:p>
          </table:table-cell>
          <table:table-cell table:number-columns-repeated="5"/>
        </table:table-row>
        <table:table-row table:style-name="ro1">
          <table:table-cell office:value-type="float" office:value="15279012192" calcext:value-type="float">
            <text:p>15279012192</text:p>
          </table:table-cell>
          <table:table-cell table:formula="of:=[.$C$2]+[.$D$2]*[.A1376]+[.$E$2]*LOG([.A1376])+[.$F$2]*[.A1376]*LOG([.A1376])+[.$G$2]*2*(RAND()-0.5)" office:value-type="float" office:value="269108660709387" calcext:value-type="float">
            <text:p>269108660709387</text:p>
          </table:table-cell>
          <table:table-cell table:number-columns-repeated="5"/>
        </table:table-row>
        <table:table-row table:style-name="ro1">
          <table:table-cell office:value-type="float" office:value="15290123303" calcext:value-type="float">
            <text:p>15290123303</text:p>
          </table:table-cell>
          <table:table-cell table:formula="of:=[.$C$2]+[.$D$2]*[.A1377]+[.$E$2]*LOG([.A1377])+[.$F$2]*[.A1377]*LOG([.A1377])+[.$G$2]*2*(RAND()-0.5)" office:value-type="float" office:value="269312566607093" calcext:value-type="float">
            <text:p>269312566607093</text:p>
          </table:table-cell>
          <table:table-cell table:number-columns-repeated="5"/>
        </table:table-row>
        <table:table-row table:style-name="ro1">
          <table:table-cell office:value-type="float" office:value="15301234414" calcext:value-type="float">
            <text:p>15301234414</text:p>
          </table:table-cell>
          <table:table-cell table:formula="of:=[.$C$2]+[.$D$2]*[.A1378]+[.$E$2]*LOG([.A1378])+[.$F$2]*[.A1378]*LOG([.A1378])+[.$G$2]*2*(RAND()-0.5)" office:value-type="float" office:value="269516478466049" calcext:value-type="float">
            <text:p>269516478466049</text:p>
          </table:table-cell>
          <table:table-cell table:number-columns-repeated="5"/>
        </table:table-row>
        <table:table-row table:style-name="ro1">
          <table:table-cell office:value-type="float" office:value="15312345525" calcext:value-type="float">
            <text:p>15312345525</text:p>
          </table:table-cell>
          <table:table-cell table:formula="of:=[.$C$2]+[.$D$2]*[.A1379]+[.$E$2]*LOG([.A1379])+[.$F$2]*[.A1379]*LOG([.A1379])+[.$G$2]*2*(RAND()-0.5)" office:value-type="float" office:value="269720396281925" calcext:value-type="float">
            <text:p>269720396281925</text:p>
          </table:table-cell>
          <table:table-cell table:number-columns-repeated="5"/>
        </table:table-row>
        <table:table-row table:style-name="ro1">
          <table:table-cell office:value-type="float" office:value="15323456636" calcext:value-type="float">
            <text:p>15323456636</text:p>
          </table:table-cell>
          <table:table-cell table:formula="of:=[.$C$2]+[.$D$2]*[.A1380]+[.$E$2]*LOG([.A1380])+[.$F$2]*[.A1380]*LOG([.A1380])+[.$G$2]*2*(RAND()-0.5)" office:value-type="float" office:value="269924320050398" calcext:value-type="float">
            <text:p>269924320050398</text:p>
          </table:table-cell>
          <table:table-cell table:number-columns-repeated="5"/>
        </table:table-row>
        <table:table-row table:style-name="ro1">
          <table:table-cell office:value-type="float" office:value="15334567747" calcext:value-type="float">
            <text:p>15334567747</text:p>
          </table:table-cell>
          <table:table-cell table:formula="of:=[.$C$2]+[.$D$2]*[.A1381]+[.$E$2]*LOG([.A1381])+[.$F$2]*[.A1381]*LOG([.A1381])+[.$G$2]*2*(RAND()-0.5)" office:value-type="float" office:value="270128249767153" calcext:value-type="float">
            <text:p>270128249767153</text:p>
          </table:table-cell>
          <table:table-cell table:number-columns-repeated="5"/>
        </table:table-row>
        <table:table-row table:style-name="ro1">
          <table:table-cell office:value-type="float" office:value="15345678858" calcext:value-type="float">
            <text:p>15345678858</text:p>
          </table:table-cell>
          <table:table-cell table:formula="of:=[.$C$2]+[.$D$2]*[.A1382]+[.$E$2]*LOG([.A1382])+[.$F$2]*[.A1382]*LOG([.A1382])+[.$G$2]*2*(RAND()-0.5)" office:value-type="float" office:value="270332185427878" calcext:value-type="float">
            <text:p>270332185427878</text:p>
          </table:table-cell>
          <table:table-cell table:number-columns-repeated="5"/>
        </table:table-row>
        <table:table-row table:style-name="ro1">
          <table:table-cell office:value-type="float" office:value="15356789969" calcext:value-type="float">
            <text:p>15356789969</text:p>
          </table:table-cell>
          <table:table-cell table:formula="of:=[.$C$2]+[.$D$2]*[.A1383]+[.$E$2]*LOG([.A1383])+[.$F$2]*[.A1383]*LOG([.A1383])+[.$G$2]*2*(RAND()-0.5)" office:value-type="float" office:value="270536127028272" calcext:value-type="float">
            <text:p>270536127028272</text:p>
          </table:table-cell>
          <table:table-cell table:number-columns-repeated="5"/>
        </table:table-row>
        <table:table-row table:style-name="ro1">
          <table:table-cell office:value-type="float" office:value="15367901080" calcext:value-type="float">
            <text:p>15367901080</text:p>
          </table:table-cell>
          <table:table-cell table:formula="of:=[.$C$2]+[.$D$2]*[.A1384]+[.$E$2]*LOG([.A1384])+[.$F$2]*[.A1384]*LOG([.A1384])+[.$G$2]*2*(RAND()-0.5)" office:value-type="float" office:value="270740074564035" calcext:value-type="float">
            <text:p>270740074564035</text:p>
          </table:table-cell>
          <table:table-cell table:number-columns-repeated="5"/>
        </table:table-row>
        <table:table-row table:style-name="ro1">
          <table:table-cell office:value-type="float" office:value="15379012191" calcext:value-type="float">
            <text:p>15379012191</text:p>
          </table:table-cell>
          <table:table-cell table:formula="of:=[.$C$2]+[.$D$2]*[.A1385]+[.$E$2]*LOG([.A1385])+[.$F$2]*[.A1385]*LOG([.A1385])+[.$G$2]*2*(RAND()-0.5)" office:value-type="float" office:value="270944028030878" calcext:value-type="float">
            <text:p>270944028030878</text:p>
          </table:table-cell>
          <table:table-cell table:number-columns-repeated="5"/>
        </table:table-row>
        <table:table-row table:style-name="ro1">
          <table:table-cell office:value-type="float" office:value="15390123302" calcext:value-type="float">
            <text:p>15390123302</text:p>
          </table:table-cell>
          <table:table-cell table:formula="of:=[.$C$2]+[.$D$2]*[.A1386]+[.$E$2]*LOG([.A1386])+[.$F$2]*[.A1386]*LOG([.A1386])+[.$G$2]*2*(RAND()-0.5)" office:value-type="float" office:value="271147987424513" calcext:value-type="float">
            <text:p>271147987424513</text:p>
          </table:table-cell>
          <table:table-cell table:number-columns-repeated="5"/>
        </table:table-row>
        <table:table-row table:style-name="ro1">
          <table:table-cell office:value-type="float" office:value="15401234413" calcext:value-type="float">
            <text:p>15401234413</text:p>
          </table:table-cell>
          <table:table-cell table:formula="of:=[.$C$2]+[.$D$2]*[.A1387]+[.$E$2]*LOG([.A1387])+[.$F$2]*[.A1387]*LOG([.A1387])+[.$G$2]*2*(RAND()-0.5)" office:value-type="float" office:value="271351952740664" calcext:value-type="float">
            <text:p>271351952740664</text:p>
          </table:table-cell>
          <table:table-cell table:number-columns-repeated="5"/>
        </table:table-row>
        <table:table-row table:style-name="ro1">
          <table:table-cell office:value-type="float" office:value="15412345524" calcext:value-type="float">
            <text:p>15412345524</text:p>
          </table:table-cell>
          <table:table-cell table:formula="of:=[.$C$2]+[.$D$2]*[.A1388]+[.$E$2]*LOG([.A1388])+[.$F$2]*[.A1388]*LOG([.A1388])+[.$G$2]*2*(RAND()-0.5)" office:value-type="float" office:value="271555923975056" calcext:value-type="float">
            <text:p>271555923975056</text:p>
          </table:table-cell>
          <table:table-cell table:number-columns-repeated="5"/>
        </table:table-row>
        <table:table-row table:style-name="ro1">
          <table:table-cell office:value-type="float" office:value="15423456635" calcext:value-type="float">
            <text:p>15423456635</text:p>
          </table:table-cell>
          <table:table-cell table:formula="of:=[.$C$2]+[.$D$2]*[.A1389]+[.$E$2]*LOG([.A1389])+[.$F$2]*[.A1389]*LOG([.A1389])+[.$G$2]*2*(RAND()-0.5)" office:value-type="float" office:value="271759901123424" calcext:value-type="float">
            <text:p>271759901123424</text:p>
          </table:table-cell>
          <table:table-cell table:number-columns-repeated="5"/>
        </table:table-row>
        <table:table-row table:style-name="ro1">
          <table:table-cell office:value-type="float" office:value="15434567746" calcext:value-type="float">
            <text:p>15434567746</text:p>
          </table:table-cell>
          <table:table-cell table:formula="of:=[.$C$2]+[.$D$2]*[.A1390]+[.$E$2]*LOG([.A1390])+[.$F$2]*[.A1390]*LOG([.A1390])+[.$G$2]*2*(RAND()-0.5)" office:value-type="float" office:value="271963884181506" calcext:value-type="float">
            <text:p>271963884181506</text:p>
          </table:table-cell>
          <table:table-cell table:number-columns-repeated="5"/>
        </table:table-row>
        <table:table-row table:style-name="ro1">
          <table:table-cell office:value-type="float" office:value="15445678857" calcext:value-type="float">
            <text:p>15445678857</text:p>
          </table:table-cell>
          <table:table-cell table:formula="of:=[.$C$2]+[.$D$2]*[.A1391]+[.$E$2]*LOG([.A1391])+[.$F$2]*[.A1391]*LOG([.A1391])+[.$G$2]*2*(RAND()-0.5)" office:value-type="float" office:value="272167873145049" calcext:value-type="float">
            <text:p>272167873145049</text:p>
          </table:table-cell>
          <table:table-cell table:number-columns-repeated="5"/>
        </table:table-row>
        <table:table-row table:style-name="ro1">
          <table:table-cell office:value-type="float" office:value="15456789968" calcext:value-type="float">
            <text:p>15456789968</text:p>
          </table:table-cell>
          <table:table-cell table:formula="of:=[.$C$2]+[.$D$2]*[.A1392]+[.$E$2]*LOG([.A1392])+[.$F$2]*[.A1392]*LOG([.A1392])+[.$G$2]*2*(RAND()-0.5)" office:value-type="float" office:value="272371868009804" calcext:value-type="float">
            <text:p>272371868009804</text:p>
          </table:table-cell>
          <table:table-cell table:number-columns-repeated="5"/>
        </table:table-row>
        <table:table-row table:style-name="ro1">
          <table:table-cell office:value-type="float" office:value="15467901079" calcext:value-type="float">
            <text:p>15467901079</text:p>
          </table:table-cell>
          <table:table-cell table:formula="of:=[.$C$2]+[.$D$2]*[.A1393]+[.$E$2]*LOG([.A1393])+[.$F$2]*[.A1393]*LOG([.A1393])+[.$G$2]*2*(RAND()-0.5)" office:value-type="float" office:value="272575868771530" calcext:value-type="float">
            <text:p>272575868771530</text:p>
          </table:table-cell>
          <table:table-cell table:number-columns-repeated="5"/>
        </table:table-row>
        <table:table-row table:style-name="ro1">
          <table:table-cell office:value-type="float" office:value="15479012190" calcext:value-type="float">
            <text:p>15479012190</text:p>
          </table:table-cell>
          <table:table-cell table:formula="of:=[.$C$2]+[.$D$2]*[.A1394]+[.$E$2]*LOG([.A1394])+[.$F$2]*[.A1394]*LOG([.A1394])+[.$G$2]*2*(RAND()-0.5)" office:value-type="float" office:value="272779875425990" calcext:value-type="float">
            <text:p>272779875425990</text:p>
          </table:table-cell>
          <table:table-cell table:number-columns-repeated="5"/>
        </table:table-row>
        <table:table-row table:style-name="ro1">
          <table:table-cell office:value-type="float" office:value="15490123301" calcext:value-type="float">
            <text:p>15490123301</text:p>
          </table:table-cell>
          <table:table-cell table:formula="of:=[.$C$2]+[.$D$2]*[.A1395]+[.$E$2]*LOG([.A1395])+[.$F$2]*[.A1395]*LOG([.A1395])+[.$G$2]*2*(RAND()-0.5)" office:value-type="float" office:value="272983887968954" calcext:value-type="float">
            <text:p>272983887968954</text:p>
          </table:table-cell>
          <table:table-cell table:number-columns-repeated="5"/>
        </table:table-row>
        <table:table-row table:style-name="ro1">
          <table:table-cell office:value-type="float" office:value="15501234412" calcext:value-type="float">
            <text:p>15501234412</text:p>
          </table:table-cell>
          <table:table-cell table:formula="of:=[.$C$2]+[.$D$2]*[.A1396]+[.$E$2]*LOG([.A1396])+[.$F$2]*[.A1396]*LOG([.A1396])+[.$G$2]*2*(RAND()-0.5)" office:value-type="float" office:value="273187906396199" calcext:value-type="float">
            <text:p>273187906396199</text:p>
          </table:table-cell>
          <table:table-cell table:number-columns-repeated="5"/>
        </table:table-row>
        <table:table-row table:style-name="ro1">
          <table:table-cell office:value-type="float" office:value="15512345523" calcext:value-type="float">
            <text:p>15512345523</text:p>
          </table:table-cell>
          <table:table-cell table:formula="of:=[.$C$2]+[.$D$2]*[.A1397]+[.$E$2]*LOG([.A1397])+[.$F$2]*[.A1397]*LOG([.A1397])+[.$G$2]*2*(RAND()-0.5)" office:value-type="float" office:value="273391930703506" calcext:value-type="float">
            <text:p>273391930703506</text:p>
          </table:table-cell>
          <table:table-cell table:number-columns-repeated="5"/>
        </table:table-row>
        <table:table-row table:style-name="ro1">
          <table:table-cell office:value-type="float" office:value="15523456634" calcext:value-type="float">
            <text:p>15523456634</text:p>
          </table:table-cell>
          <table:table-cell table:formula="of:=[.$C$2]+[.$D$2]*[.A1398]+[.$E$2]*LOG([.A1398])+[.$F$2]*[.A1398]*LOG([.A1398])+[.$G$2]*2*(RAND()-0.5)" office:value-type="float" office:value="273595960886664" calcext:value-type="float">
            <text:p>273595960886664</text:p>
          </table:table-cell>
          <table:table-cell table:number-columns-repeated="5"/>
        </table:table-row>
        <table:table-row table:style-name="ro1">
          <table:table-cell office:value-type="float" office:value="15534567745" calcext:value-type="float">
            <text:p>15534567745</text:p>
          </table:table-cell>
          <table:table-cell table:formula="of:=[.$C$2]+[.$D$2]*[.A1399]+[.$E$2]*LOG([.A1399])+[.$F$2]*[.A1399]*LOG([.A1399])+[.$G$2]*2*(RAND()-0.5)" office:value-type="float" office:value="273799996941468" calcext:value-type="float">
            <text:p>273799996941468</text:p>
          </table:table-cell>
          <table:table-cell table:number-columns-repeated="5"/>
        </table:table-row>
        <table:table-row table:style-name="ro1">
          <table:table-cell office:value-type="float" office:value="15545678856" calcext:value-type="float">
            <text:p>15545678856</text:p>
          </table:table-cell>
          <table:table-cell table:formula="of:=[.$C$2]+[.$D$2]*[.A1400]+[.$E$2]*LOG([.A1400])+[.$F$2]*[.A1400]*LOG([.A1400])+[.$G$2]*2*(RAND()-0.5)" office:value-type="float" office:value="274004038863717" calcext:value-type="float">
            <text:p>274004038863717</text:p>
          </table:table-cell>
          <table:table-cell table:number-columns-repeated="5"/>
        </table:table-row>
        <table:table-row table:style-name="ro1">
          <table:table-cell office:value-type="float" office:value="15556789967" calcext:value-type="float">
            <text:p>15556789967</text:p>
          </table:table-cell>
          <table:table-cell table:formula="of:=[.$C$2]+[.$D$2]*[.A1401]+[.$E$2]*LOG([.A1401])+[.$F$2]*[.A1401]*LOG([.A1401])+[.$G$2]*2*(RAND()-0.5)" office:value-type="float" office:value="274208086649218" calcext:value-type="float">
            <text:p>274208086649218</text:p>
          </table:table-cell>
          <table:table-cell table:number-columns-repeated="5"/>
        </table:table-row>
        <table:table-row table:style-name="ro1">
          <table:table-cell office:value-type="float" office:value="15567901078" calcext:value-type="float">
            <text:p>15567901078</text:p>
          </table:table-cell>
          <table:table-cell table:formula="of:=[.$C$2]+[.$D$2]*[.A1402]+[.$E$2]*LOG([.A1402])+[.$F$2]*[.A1402]*LOG([.A1402])+[.$G$2]*2*(RAND()-0.5)" office:value-type="float" office:value="274412140293783" calcext:value-type="float">
            <text:p>274412140293783</text:p>
          </table:table-cell>
          <table:table-cell table:number-columns-repeated="5"/>
        </table:table-row>
        <table:table-row table:style-name="ro1">
          <table:table-cell office:value-type="float" office:value="15579012189" calcext:value-type="float">
            <text:p>15579012189</text:p>
          </table:table-cell>
          <table:table-cell table:formula="of:=[.$C$2]+[.$D$2]*[.A1403]+[.$E$2]*LOG([.A1403])+[.$F$2]*[.A1403]*LOG([.A1403])+[.$G$2]*2*(RAND()-0.5)" office:value-type="float" office:value="274616199793231" calcext:value-type="float">
            <text:p>274616199793231</text:p>
          </table:table-cell>
          <table:table-cell table:number-columns-repeated="5"/>
        </table:table-row>
        <table:table-row table:style-name="ro1">
          <table:table-cell office:value-type="float" office:value="15590123300" calcext:value-type="float">
            <text:p>15590123300</text:p>
          </table:table-cell>
          <table:table-cell table:formula="of:=[.$C$2]+[.$D$2]*[.A1404]+[.$E$2]*LOG([.A1404])+[.$F$2]*[.A1404]*LOG([.A1404])+[.$G$2]*2*(RAND()-0.5)" office:value-type="float" office:value="274820265143385" calcext:value-type="float">
            <text:p>274820265143385</text:p>
          </table:table-cell>
          <table:table-cell table:number-columns-repeated="5"/>
        </table:table-row>
        <table:table-row table:style-name="ro1">
          <table:table-cell office:value-type="float" office:value="15601234411" calcext:value-type="float">
            <text:p>15601234411</text:p>
          </table:table-cell>
          <table:table-cell table:formula="of:=[.$C$2]+[.$D$2]*[.A1405]+[.$E$2]*LOG([.A1405])+[.$F$2]*[.A1405]*LOG([.A1405])+[.$G$2]*2*(RAND()-0.5)" office:value-type="float" office:value="275024336340077" calcext:value-type="float">
            <text:p>275024336340077</text:p>
          </table:table-cell>
          <table:table-cell table:number-columns-repeated="5"/>
        </table:table-row>
        <table:table-row table:style-name="ro1">
          <table:table-cell office:value-type="float" office:value="15612345522" calcext:value-type="float">
            <text:p>15612345522</text:p>
          </table:table-cell>
          <table:table-cell table:formula="of:=[.$C$2]+[.$D$2]*[.A1406]+[.$E$2]*LOG([.A1406])+[.$F$2]*[.A1406]*LOG([.A1406])+[.$G$2]*2*(RAND()-0.5)" office:value-type="float" office:value="275228413379141" calcext:value-type="float">
            <text:p>275228413379141</text:p>
          </table:table-cell>
          <table:table-cell table:number-columns-repeated="5"/>
        </table:table-row>
        <table:table-row table:style-name="ro1">
          <table:table-cell office:value-type="float" office:value="15623456633" calcext:value-type="float">
            <text:p>15623456633</text:p>
          </table:table-cell>
          <table:table-cell table:formula="of:=[.$C$2]+[.$D$2]*[.A1407]+[.$E$2]*LOG([.A1407])+[.$F$2]*[.A1407]*LOG([.A1407])+[.$G$2]*2*(RAND()-0.5)" office:value-type="float" office:value="275432496256420" calcext:value-type="float">
            <text:p>275432496256420</text:p>
          </table:table-cell>
          <table:table-cell table:number-columns-repeated="5"/>
        </table:table-row>
        <table:table-row table:style-name="ro1">
          <table:table-cell office:value-type="float" office:value="15634567744" calcext:value-type="float">
            <text:p>15634567744</text:p>
          </table:table-cell>
          <table:table-cell table:formula="of:=[.$C$2]+[.$D$2]*[.A1408]+[.$E$2]*LOG([.A1408])+[.$F$2]*[.A1408]*LOG([.A1408])+[.$G$2]*2*(RAND()-0.5)" office:value-type="float" office:value="275636584967762" calcext:value-type="float">
            <text:p>275636584967762</text:p>
          </table:table-cell>
          <table:table-cell table:number-columns-repeated="5"/>
        </table:table-row>
        <table:table-row table:style-name="ro1">
          <table:table-cell office:value-type="float" office:value="15645678855" calcext:value-type="float">
            <text:p>15645678855</text:p>
          </table:table-cell>
          <table:table-cell table:formula="of:=[.$C$2]+[.$D$2]*[.A1409]+[.$E$2]*LOG([.A1409])+[.$F$2]*[.A1409]*LOG([.A1409])+[.$G$2]*2*(RAND()-0.5)" office:value-type="float" office:value="275840679509021" calcext:value-type="float">
            <text:p>275840679509021</text:p>
          </table:table-cell>
          <table:table-cell table:number-columns-repeated="5"/>
        </table:table-row>
        <table:table-row table:style-name="ro1">
          <table:table-cell office:value-type="float" office:value="15656789966" calcext:value-type="float">
            <text:p>15656789966</text:p>
          </table:table-cell>
          <table:table-cell table:formula="of:=[.$C$2]+[.$D$2]*[.A1410]+[.$E$2]*LOG([.A1410])+[.$F$2]*[.A1410]*LOG([.A1410])+[.$G$2]*2*(RAND()-0.5)" office:value-type="float" office:value="276044779876057" calcext:value-type="float">
            <text:p>276044779876057</text:p>
          </table:table-cell>
          <table:table-cell table:number-columns-repeated="5"/>
        </table:table-row>
        <table:table-row table:style-name="ro1">
          <table:table-cell office:value-type="float" office:value="15667901077" calcext:value-type="float">
            <text:p>15667901077</text:p>
          </table:table-cell>
          <table:table-cell table:formula="of:=[.$C$2]+[.$D$2]*[.A1411]+[.$E$2]*LOG([.A1411])+[.$F$2]*[.A1411]*LOG([.A1411])+[.$G$2]*2*(RAND()-0.5)" office:value-type="float" office:value="276248886064735" calcext:value-type="float">
            <text:p>276248886064735</text:p>
          </table:table-cell>
          <table:table-cell table:number-columns-repeated="5"/>
        </table:table-row>
        <table:table-row table:style-name="ro1">
          <table:table-cell office:value-type="float" office:value="15679012188" calcext:value-type="float">
            <text:p>15679012188</text:p>
          </table:table-cell>
          <table:table-cell table:formula="of:=[.$C$2]+[.$D$2]*[.A1412]+[.$E$2]*LOG([.A1412])+[.$F$2]*[.A1412]*LOG([.A1412])+[.$G$2]*2*(RAND()-0.5)" office:value-type="float" office:value="276452998070927" calcext:value-type="float">
            <text:p>276452998070927</text:p>
          </table:table-cell>
          <table:table-cell table:number-columns-repeated="5"/>
        </table:table-row>
        <table:table-row table:style-name="ro1">
          <table:table-cell office:value-type="float" office:value="15690123299" calcext:value-type="float">
            <text:p>15690123299</text:p>
          </table:table-cell>
          <table:table-cell table:formula="of:=[.$C$2]+[.$D$2]*[.A1413]+[.$E$2]*LOG([.A1413])+[.$F$2]*[.A1413]*LOG([.A1413])+[.$G$2]*2*(RAND()-0.5)" office:value-type="float" office:value="276657115890510" calcext:value-type="float">
            <text:p>276657115890510</text:p>
          </table:table-cell>
          <table:table-cell table:number-columns-repeated="5"/>
        </table:table-row>
        <table:table-row table:style-name="ro1">
          <table:table-cell office:value-type="float" office:value="15701234410" calcext:value-type="float">
            <text:p>15701234410</text:p>
          </table:table-cell>
          <table:table-cell table:formula="of:=[.$C$2]+[.$D$2]*[.A1414]+[.$E$2]*LOG([.A1414])+[.$F$2]*[.A1414]*LOG([.A1414])+[.$G$2]*2*(RAND()-0.5)" office:value-type="float" office:value="276861239519367" calcext:value-type="float">
            <text:p>276861239519367</text:p>
          </table:table-cell>
          <table:table-cell table:number-columns-repeated="5"/>
        </table:table-row>
        <table:table-row table:style-name="ro1">
          <table:table-cell office:value-type="float" office:value="15712345521" calcext:value-type="float">
            <text:p>15712345521</text:p>
          </table:table-cell>
          <table:table-cell table:formula="of:=[.$C$2]+[.$D$2]*[.A1415]+[.$E$2]*LOG([.A1415])+[.$F$2]*[.A1415]*LOG([.A1415])+[.$G$2]*2*(RAND()-0.5)" office:value-type="float" office:value="277065368953387" calcext:value-type="float">
            <text:p>277065368953387</text:p>
          </table:table-cell>
          <table:table-cell table:number-columns-repeated="5"/>
        </table:table-row>
        <table:table-row table:style-name="ro1">
          <table:table-cell office:value-type="float" office:value="15723456632" calcext:value-type="float">
            <text:p>15723456632</text:p>
          </table:table-cell>
          <table:table-cell table:formula="of:=[.$C$2]+[.$D$2]*[.A1416]+[.$E$2]*LOG([.A1416])+[.$F$2]*[.A1416]*LOG([.A1416])+[.$G$2]*2*(RAND()-0.5)" office:value-type="float" office:value="277269504188466" calcext:value-type="float">
            <text:p>277269504188466</text:p>
          </table:table-cell>
          <table:table-cell table:number-columns-repeated="5"/>
        </table:table-row>
        <table:table-row table:style-name="ro1">
          <table:table-cell office:value-type="float" office:value="15734567743" calcext:value-type="float">
            <text:p>15734567743</text:p>
          </table:table-cell>
          <table:table-cell table:formula="of:=[.$C$2]+[.$D$2]*[.A1417]+[.$E$2]*LOG([.A1417])+[.$F$2]*[.A1417]*LOG([.A1417])+[.$G$2]*2*(RAND()-0.5)" office:value-type="float" office:value="277473645220504" calcext:value-type="float">
            <text:p>277473645220504</text:p>
          </table:table-cell>
          <table:table-cell table:number-columns-repeated="5"/>
        </table:table-row>
        <table:table-row table:style-name="ro1">
          <table:table-cell office:value-type="float" office:value="15745678854" calcext:value-type="float">
            <text:p>15745678854</text:p>
          </table:table-cell>
          <table:table-cell table:formula="of:=[.$C$2]+[.$D$2]*[.A1418]+[.$E$2]*LOG([.A1418])+[.$F$2]*[.A1418]*LOG([.A1418])+[.$G$2]*2*(RAND()-0.5)" office:value-type="float" office:value="277677792045407" calcext:value-type="float">
            <text:p>277677792045407</text:p>
          </table:table-cell>
          <table:table-cell table:number-columns-repeated="5"/>
        </table:table-row>
        <table:table-row table:style-name="ro1">
          <table:table-cell office:value-type="float" office:value="15756789965" calcext:value-type="float">
            <text:p>15756789965</text:p>
          </table:table-cell>
          <table:table-cell table:formula="of:=[.$C$2]+[.$D$2]*[.A1419]+[.$E$2]*LOG([.A1419])+[.$F$2]*[.A1419]*LOG([.A1419])+[.$G$2]*2*(RAND()-0.5)" office:value-type="float" office:value="277881944659087" calcext:value-type="float">
            <text:p>277881944659087</text:p>
          </table:table-cell>
          <table:table-cell table:number-columns-repeated="5"/>
        </table:table-row>
        <table:table-row table:style-name="ro1">
          <table:table-cell office:value-type="float" office:value="15767901076" calcext:value-type="float">
            <text:p>15767901076</text:p>
          </table:table-cell>
          <table:table-cell table:formula="of:=[.$C$2]+[.$D$2]*[.A1420]+[.$E$2]*LOG([.A1420])+[.$F$2]*[.A1420]*LOG([.A1420])+[.$G$2]*2*(RAND()-0.5)" office:value-type="float" office:value="278086103057462" calcext:value-type="float">
            <text:p>278086103057462</text:p>
          </table:table-cell>
          <table:table-cell table:number-columns-repeated="5"/>
        </table:table-row>
        <table:table-row table:style-name="ro1">
          <table:table-cell office:value-type="float" office:value="15779012187" calcext:value-type="float">
            <text:p>15779012187</text:p>
          </table:table-cell>
          <table:table-cell table:formula="of:=[.$C$2]+[.$D$2]*[.A1421]+[.$E$2]*LOG([.A1421])+[.$F$2]*[.A1421]*LOG([.A1421])+[.$G$2]*2*(RAND()-0.5)" office:value-type="float" office:value="278290267236457" calcext:value-type="float">
            <text:p>278290267236457</text:p>
          </table:table-cell>
          <table:table-cell table:number-columns-repeated="5"/>
        </table:table-row>
        <table:table-row table:style-name="ro1">
          <table:table-cell office:value-type="float" office:value="15790123298" calcext:value-type="float">
            <text:p>15790123298</text:p>
          </table:table-cell>
          <table:table-cell table:formula="of:=[.$C$2]+[.$D$2]*[.A1422]+[.$E$2]*LOG([.A1422])+[.$F$2]*[.A1422]*LOG([.A1422])+[.$G$2]*2*(RAND()-0.5)" office:value-type="float" office:value="278494437192000" calcext:value-type="float">
            <text:p>278494437192000</text:p>
          </table:table-cell>
          <table:table-cell table:number-columns-repeated="5"/>
        </table:table-row>
        <table:table-row table:style-name="ro1">
          <table:table-cell office:value-type="float" office:value="15801234409" calcext:value-type="float">
            <text:p>15801234409</text:p>
          </table:table-cell>
          <table:table-cell table:formula="of:=[.$C$2]+[.$D$2]*[.A1423]+[.$E$2]*LOG([.A1423])+[.$F$2]*[.A1423]*LOG([.A1423])+[.$G$2]*2*(RAND()-0.5)" office:value-type="float" office:value="278698612920027" calcext:value-type="float">
            <text:p>278698612920027</text:p>
          </table:table-cell>
          <table:table-cell table:number-columns-repeated="5"/>
        </table:table-row>
        <table:table-row table:style-name="ro1">
          <table:table-cell office:value-type="float" office:value="15812345520" calcext:value-type="float">
            <text:p>15812345520</text:p>
          </table:table-cell>
          <table:table-cell table:formula="of:=[.$C$2]+[.$D$2]*[.A1424]+[.$E$2]*LOG([.A1424])+[.$F$2]*[.A1424]*LOG([.A1424])+[.$G$2]*2*(RAND()-0.5)" office:value-type="float" office:value="278902794416479" calcext:value-type="float">
            <text:p>278902794416479</text:p>
          </table:table-cell>
          <table:table-cell table:number-columns-repeated="5"/>
        </table:table-row>
        <table:table-row table:style-name="ro1">
          <table:table-cell office:value-type="float" office:value="15823456631" calcext:value-type="float">
            <text:p>15823456631</text:p>
          </table:table-cell>
          <table:table-cell table:formula="of:=[.$C$2]+[.$D$2]*[.A1425]+[.$E$2]*LOG([.A1425])+[.$F$2]*[.A1425]*LOG([.A1425])+[.$G$2]*2*(RAND()-0.5)" office:value-type="float" office:value="279106981677302" calcext:value-type="float">
            <text:p>279106981677302</text:p>
          </table:table-cell>
          <table:table-cell table:number-columns-repeated="5"/>
        </table:table-row>
        <table:table-row table:style-name="ro1">
          <table:table-cell office:value-type="float" office:value="15834567742" calcext:value-type="float">
            <text:p>15834567742</text:p>
          </table:table-cell>
          <table:table-cell table:formula="of:=[.$C$2]+[.$D$2]*[.A1426]+[.$E$2]*LOG([.A1426])+[.$F$2]*[.A1426]*LOG([.A1426])+[.$G$2]*2*(RAND()-0.5)" office:value-type="float" office:value="279311174698449" calcext:value-type="float">
            <text:p>279311174698449</text:p>
          </table:table-cell>
          <table:table-cell table:number-columns-repeated="5"/>
        </table:table-row>
        <table:table-row table:style-name="ro1">
          <table:table-cell office:value-type="float" office:value="15845678853" calcext:value-type="float">
            <text:p>15845678853</text:p>
          </table:table-cell>
          <table:table-cell table:formula="of:=[.$C$2]+[.$D$2]*[.A1427]+[.$E$2]*LOG([.A1427])+[.$F$2]*[.A1427]*LOG([.A1427])+[.$G$2]*2*(RAND()-0.5)" office:value-type="float" office:value="279515373475877" calcext:value-type="float">
            <text:p>279515373475877</text:p>
          </table:table-cell>
          <table:table-cell table:number-columns-repeated="5"/>
        </table:table-row>
        <table:table-row table:style-name="ro1">
          <table:table-cell office:value-type="float" office:value="15856789964" calcext:value-type="float">
            <text:p>15856789964</text:p>
          </table:table-cell>
          <table:table-cell table:formula="of:=[.$C$2]+[.$D$2]*[.A1428]+[.$E$2]*LOG([.A1428])+[.$F$2]*[.A1428]*LOG([.A1428])+[.$G$2]*2*(RAND()-0.5)" office:value-type="float" office:value="279719578005550" calcext:value-type="float">
            <text:p>279719578005550</text:p>
          </table:table-cell>
          <table:table-cell table:number-columns-repeated="5"/>
        </table:table-row>
        <table:table-row table:style-name="ro1">
          <table:table-cell office:value-type="float" office:value="15867901075" calcext:value-type="float">
            <text:p>15867901075</text:p>
          </table:table-cell>
          <table:table-cell table:formula="of:=[.$C$2]+[.$D$2]*[.A1429]+[.$E$2]*LOG([.A1429])+[.$F$2]*[.A1429]*LOG([.A1429])+[.$G$2]*2*(RAND()-0.5)" office:value-type="float" office:value="279923788283438" calcext:value-type="float">
            <text:p>279923788283438</text:p>
          </table:table-cell>
          <table:table-cell table:number-columns-repeated="5"/>
        </table:table-row>
        <table:table-row table:style-name="ro1">
          <table:table-cell office:value-type="float" office:value="15879012186" calcext:value-type="float">
            <text:p>15879012186</text:p>
          </table:table-cell>
          <table:table-cell table:formula="of:=[.$C$2]+[.$D$2]*[.A1430]+[.$E$2]*LOG([.A1430])+[.$F$2]*[.A1430]*LOG([.A1430])+[.$G$2]*2*(RAND()-0.5)" office:value-type="float" office:value="280128004305515" calcext:value-type="float">
            <text:p>280128004305515</text:p>
          </table:table-cell>
          <table:table-cell table:number-columns-repeated="5"/>
        </table:table-row>
        <table:table-row table:style-name="ro1">
          <table:table-cell office:value-type="float" office:value="15890123297" calcext:value-type="float">
            <text:p>15890123297</text:p>
          </table:table-cell>
          <table:table-cell table:formula="of:=[.$C$2]+[.$D$2]*[.A1431]+[.$E$2]*LOG([.A1431])+[.$F$2]*[.A1431]*LOG([.A1431])+[.$G$2]*2*(RAND()-0.5)" office:value-type="float" office:value="280332226067763" calcext:value-type="float">
            <text:p>280332226067763</text:p>
          </table:table-cell>
          <table:table-cell table:number-columns-repeated="5"/>
        </table:table-row>
        <table:table-row table:style-name="ro1">
          <table:table-cell office:value-type="float" office:value="15901234408" calcext:value-type="float">
            <text:p>15901234408</text:p>
          </table:table-cell>
          <table:table-cell table:formula="of:=[.$C$2]+[.$D$2]*[.A1432]+[.$E$2]*LOG([.A1432])+[.$F$2]*[.A1432]*LOG([.A1432])+[.$G$2]*2*(RAND()-0.5)" office:value-type="float" office:value="280536453566166" calcext:value-type="float">
            <text:p>280536453566166</text:p>
          </table:table-cell>
          <table:table-cell table:number-columns-repeated="5"/>
        </table:table-row>
        <table:table-row table:style-name="ro1">
          <table:table-cell office:value-type="float" office:value="15912345519" calcext:value-type="float">
            <text:p>15912345519</text:p>
          </table:table-cell>
          <table:table-cell table:formula="of:=[.$C$2]+[.$D$2]*[.A1433]+[.$E$2]*LOG([.A1433])+[.$F$2]*[.A1433]*LOG([.A1433])+[.$G$2]*2*(RAND()-0.5)" office:value-type="float" office:value="280740686796718" calcext:value-type="float">
            <text:p>280740686796718</text:p>
          </table:table-cell>
          <table:table-cell table:number-columns-repeated="5"/>
        </table:table-row>
        <table:table-row table:style-name="ro1">
          <table:table-cell office:value-type="float" office:value="15923456630" calcext:value-type="float">
            <text:p>15923456630</text:p>
          </table:table-cell>
          <table:table-cell table:formula="of:=[.$C$2]+[.$D$2]*[.A1434]+[.$E$2]*LOG([.A1434])+[.$F$2]*[.A1434]*LOG([.A1434])+[.$G$2]*2*(RAND()-0.5)" office:value-type="float" office:value="280944925755415" calcext:value-type="float">
            <text:p>280944925755415</text:p>
          </table:table-cell>
          <table:table-cell table:number-columns-repeated="5"/>
        </table:table-row>
        <table:table-row table:style-name="ro1">
          <table:table-cell office:value-type="float" office:value="15934567741" calcext:value-type="float">
            <text:p>15934567741</text:p>
          </table:table-cell>
          <table:table-cell table:formula="of:=[.$C$2]+[.$D$2]*[.A1435]+[.$E$2]*LOG([.A1435])+[.$F$2]*[.A1435]*LOG([.A1435])+[.$G$2]*2*(RAND()-0.5)" office:value-type="float" office:value="281149170438261" calcext:value-type="float">
            <text:p>281149170438261</text:p>
          </table:table-cell>
          <table:table-cell table:number-columns-repeated="5"/>
        </table:table-row>
        <table:table-row table:style-name="ro1">
          <table:table-cell office:value-type="float" office:value="15945678852" calcext:value-type="float">
            <text:p>15945678852</text:p>
          </table:table-cell>
          <table:table-cell table:formula="of:=[.$C$2]+[.$D$2]*[.A1436]+[.$E$2]*LOG([.A1436])+[.$F$2]*[.A1436]*LOG([.A1436])+[.$G$2]*2*(RAND()-0.5)" office:value-type="float" office:value="281353420841264" calcext:value-type="float">
            <text:p>281353420841264</text:p>
          </table:table-cell>
          <table:table-cell table:number-columns-repeated="5"/>
        </table:table-row>
        <table:table-row table:style-name="ro1">
          <table:table-cell office:value-type="float" office:value="15956789963" calcext:value-type="float">
            <text:p>15956789963</text:p>
          </table:table-cell>
          <table:table-cell table:formula="of:=[.$C$2]+[.$D$2]*[.A1437]+[.$E$2]*LOG([.A1437])+[.$F$2]*[.A1437]*LOG([.A1437])+[.$G$2]*2*(RAND()-0.5)" office:value-type="float" office:value="281557676960437" calcext:value-type="float">
            <text:p>281557676960437</text:p>
          </table:table-cell>
          <table:table-cell table:number-columns-repeated="5"/>
        </table:table-row>
        <table:table-row table:style-name="ro1">
          <table:table-cell office:value-type="float" office:value="15967901074" calcext:value-type="float">
            <text:p>15967901074</text:p>
          </table:table-cell>
          <table:table-cell table:formula="of:=[.$C$2]+[.$D$2]*[.A1438]+[.$E$2]*LOG([.A1438])+[.$F$2]*[.A1438]*LOG([.A1438])+[.$G$2]*2*(RAND()-0.5)" office:value-type="float" office:value="281761938791802" calcext:value-type="float">
            <text:p>281761938791802</text:p>
          </table:table-cell>
          <table:table-cell table:number-columns-repeated="5"/>
        </table:table-row>
        <table:table-row table:style-name="ro1">
          <table:table-cell office:value-type="float" office:value="15979012185" calcext:value-type="float">
            <text:p>15979012185</text:p>
          </table:table-cell>
          <table:table-cell table:formula="of:=[.$C$2]+[.$D$2]*[.A1439]+[.$E$2]*LOG([.A1439])+[.$F$2]*[.A1439]*LOG([.A1439])+[.$G$2]*2*(RAND()-0.5)" office:value-type="float" office:value="281966206331383" calcext:value-type="float">
            <text:p>281966206331383</text:p>
          </table:table-cell>
          <table:table-cell table:number-columns-repeated="5"/>
        </table:table-row>
        <table:table-row table:style-name="ro1">
          <table:table-cell office:value-type="float" office:value="15990123296" calcext:value-type="float">
            <text:p>15990123296</text:p>
          </table:table-cell>
          <table:table-cell table:formula="of:=[.$C$2]+[.$D$2]*[.A1440]+[.$E$2]*LOG([.A1440])+[.$F$2]*[.A1440]*LOG([.A1440])+[.$G$2]*2*(RAND()-0.5)" office:value-type="float" office:value="282170479575211" calcext:value-type="float">
            <text:p>282170479575211</text:p>
          </table:table-cell>
          <table:table-cell table:number-columns-repeated="5"/>
        </table:table-row>
        <table:table-row table:style-name="ro1">
          <table:table-cell office:value-type="float" office:value="16001234407" calcext:value-type="float">
            <text:p>16001234407</text:p>
          </table:table-cell>
          <table:table-cell table:formula="of:=[.$C$2]+[.$D$2]*[.A1441]+[.$E$2]*LOG([.A1441])+[.$F$2]*[.A1441]*LOG([.A1441])+[.$G$2]*2*(RAND()-0.5)" office:value-type="float" office:value="282374758519322" calcext:value-type="float">
            <text:p>282374758519322</text:p>
          </table:table-cell>
          <table:table-cell table:number-columns-repeated="5"/>
        </table:table-row>
        <table:table-row table:style-name="ro1">
          <table:table-cell office:value-type="float" office:value="16012345518" calcext:value-type="float">
            <text:p>16012345518</text:p>
          </table:table-cell>
          <table:table-cell table:formula="of:=[.$C$2]+[.$D$2]*[.A1442]+[.$E$2]*LOG([.A1442])+[.$F$2]*[.A1442]*LOG([.A1442])+[.$G$2]*2*(RAND()-0.5)" office:value-type="float" office:value="282579043159758" calcext:value-type="float">
            <text:p>282579043159758</text:p>
          </table:table-cell>
          <table:table-cell table:number-columns-repeated="5"/>
        </table:table-row>
        <table:table-row table:style-name="ro1">
          <table:table-cell office:value-type="float" office:value="16023456629" calcext:value-type="float">
            <text:p>16023456629</text:p>
          </table:table-cell>
          <table:table-cell table:formula="of:=[.$C$2]+[.$D$2]*[.A1443]+[.$E$2]*LOG([.A1443])+[.$F$2]*[.A1443]*LOG([.A1443])+[.$G$2]*2*(RAND()-0.5)" office:value-type="float" office:value="282783333492566" calcext:value-type="float">
            <text:p>282783333492566</text:p>
          </table:table-cell>
          <table:table-cell table:number-columns-repeated="5"/>
        </table:table-row>
        <table:table-row table:style-name="ro1">
          <table:table-cell office:value-type="float" office:value="16034567740" calcext:value-type="float">
            <text:p>16034567740</text:p>
          </table:table-cell>
          <table:table-cell table:formula="of:=[.$C$2]+[.$D$2]*[.A1444]+[.$E$2]*LOG([.A1444])+[.$F$2]*[.A1444]*LOG([.A1444])+[.$G$2]*2*(RAND()-0.5)" office:value-type="float" office:value="282987629513799" calcext:value-type="float">
            <text:p>282987629513799</text:p>
          </table:table-cell>
          <table:table-cell table:number-columns-repeated="5"/>
        </table:table-row>
        <table:table-row table:style-name="ro1">
          <table:table-cell office:value-type="float" office:value="16045678851" calcext:value-type="float">
            <text:p>16045678851</text:p>
          </table:table-cell>
          <table:table-cell table:formula="of:=[.$C$2]+[.$D$2]*[.A1445]+[.$E$2]*LOG([.A1445])+[.$F$2]*[.A1445]*LOG([.A1445])+[.$G$2]*2*(RAND()-0.5)" office:value-type="float" office:value="283191931219515" calcext:value-type="float">
            <text:p>283191931219515</text:p>
          </table:table-cell>
          <table:table-cell table:number-columns-repeated="5"/>
        </table:table-row>
        <table:table-row table:style-name="ro1">
          <table:table-cell office:value-type="float" office:value="16056789962" calcext:value-type="float">
            <text:p>16056789962</text:p>
          </table:table-cell>
          <table:table-cell table:formula="of:=[.$C$2]+[.$D$2]*[.A1446]+[.$E$2]*LOG([.A1446])+[.$F$2]*[.A1446]*LOG([.A1446])+[.$G$2]*2*(RAND()-0.5)" office:value-type="float" office:value="283396238605778" calcext:value-type="float">
            <text:p>283396238605778</text:p>
          </table:table-cell>
          <table:table-cell table:number-columns-repeated="5"/>
        </table:table-row>
        <table:table-row table:style-name="ro1">
          <table:table-cell office:value-type="float" office:value="16067901073" calcext:value-type="float">
            <text:p>16067901073</text:p>
          </table:table-cell>
          <table:table-cell table:formula="of:=[.$C$2]+[.$D$2]*[.A1447]+[.$E$2]*LOG([.A1447])+[.$F$2]*[.A1447]*LOG([.A1447])+[.$G$2]*2*(RAND()-0.5)" office:value-type="float" office:value="283600551668656" calcext:value-type="float">
            <text:p>283600551668656</text:p>
          </table:table-cell>
          <table:table-cell table:number-columns-repeated="5"/>
        </table:table-row>
        <table:table-row table:style-name="ro1">
          <table:table-cell office:value-type="float" office:value="16079012184" calcext:value-type="float">
            <text:p>16079012184</text:p>
          </table:table-cell>
          <table:table-cell table:formula="of:=[.$C$2]+[.$D$2]*[.A1448]+[.$E$2]*LOG([.A1448])+[.$F$2]*[.A1448]*LOG([.A1448])+[.$G$2]*2*(RAND()-0.5)" office:value-type="float" office:value="283804870404226" calcext:value-type="float">
            <text:p>283804870404226</text:p>
          </table:table-cell>
          <table:table-cell table:number-columns-repeated="5"/>
        </table:table-row>
        <table:table-row table:style-name="ro1">
          <table:table-cell office:value-type="float" office:value="16090123295" calcext:value-type="float">
            <text:p>16090123295</text:p>
          </table:table-cell>
          <table:table-cell table:formula="of:=[.$C$2]+[.$D$2]*[.A1449]+[.$E$2]*LOG([.A1449])+[.$F$2]*[.A1449]*LOG([.A1449])+[.$G$2]*2*(RAND()-0.5)" office:value-type="float" office:value="284009194808566" calcext:value-type="float">
            <text:p>284009194808566</text:p>
          </table:table-cell>
          <table:table-cell table:number-columns-repeated="5"/>
        </table:table-row>
        <table:table-row table:style-name="ro1">
          <table:table-cell office:value-type="float" office:value="16101234406" calcext:value-type="float">
            <text:p>16101234406</text:p>
          </table:table-cell>
          <table:table-cell table:formula="of:=[.$C$2]+[.$D$2]*[.A1450]+[.$E$2]*LOG([.A1450])+[.$F$2]*[.A1450]*LOG([.A1450])+[.$G$2]*2*(RAND()-0.5)" office:value-type="float" office:value="284213524877761" calcext:value-type="float">
            <text:p>284213524877761</text:p>
          </table:table-cell>
          <table:table-cell table:number-columns-repeated="5"/>
        </table:table-row>
        <table:table-row table:style-name="ro1">
          <table:table-cell office:value-type="float" office:value="16112345517" calcext:value-type="float">
            <text:p>16112345517</text:p>
          </table:table-cell>
          <table:table-cell table:formula="of:=[.$C$2]+[.$D$2]*[.A1451]+[.$E$2]*LOG([.A1451])+[.$F$2]*[.A1451]*LOG([.A1451])+[.$G$2]*2*(RAND()-0.5)" office:value-type="float" office:value="284417860607904" calcext:value-type="float">
            <text:p>284417860607904</text:p>
          </table:table-cell>
          <table:table-cell table:number-columns-repeated="5"/>
        </table:table-row>
        <table:table-row table:style-name="ro1">
          <table:table-cell office:value-type="float" office:value="16123456628" calcext:value-type="float">
            <text:p>16123456628</text:p>
          </table:table-cell>
          <table:table-cell table:formula="of:=[.$C$2]+[.$D$2]*[.A1452]+[.$E$2]*LOG([.A1452])+[.$F$2]*[.A1452]*LOG([.A1452])+[.$G$2]*2*(RAND()-0.5)" office:value-type="float" office:value="284622201995089" calcext:value-type="float">
            <text:p>284622201995089</text:p>
          </table:table-cell>
          <table:table-cell table:number-columns-repeated="5"/>
        </table:table-row>
        <table:table-row table:style-name="ro1">
          <table:table-cell office:value-type="float" office:value="16134567739" calcext:value-type="float">
            <text:p>16134567739</text:p>
          </table:table-cell>
          <table:table-cell table:formula="of:=[.$C$2]+[.$D$2]*[.A1453]+[.$E$2]*LOG([.A1453])+[.$F$2]*[.A1453]*LOG([.A1453])+[.$G$2]*2*(RAND()-0.5)" office:value-type="float" office:value="284826549035419" calcext:value-type="float">
            <text:p>284826549035419</text:p>
          </table:table-cell>
          <table:table-cell table:number-columns-repeated="5"/>
        </table:table-row>
        <table:table-row table:style-name="ro1">
          <table:table-cell office:value-type="float" office:value="16145678850" calcext:value-type="float">
            <text:p>16145678850</text:p>
          </table:table-cell>
          <table:table-cell table:formula="of:=[.$C$2]+[.$D$2]*[.A1454]+[.$E$2]*LOG([.A1454])+[.$F$2]*[.A1454]*LOG([.A1454])+[.$G$2]*2*(RAND()-0.5)" office:value-type="float" office:value="285030901725000" calcext:value-type="float">
            <text:p>285030901725000</text:p>
          </table:table-cell>
          <table:table-cell table:number-columns-repeated="5"/>
        </table:table-row>
        <table:table-row table:style-name="ro1">
          <table:table-cell office:value-type="float" office:value="16156789961" calcext:value-type="float">
            <text:p>16156789961</text:p>
          </table:table-cell>
          <table:table-cell table:formula="of:=[.$C$2]+[.$D$2]*[.A1455]+[.$E$2]*LOG([.A1455])+[.$F$2]*[.A1455]*LOG([.A1455])+[.$G$2]*2*(RAND()-0.5)" office:value-type="float" office:value="285235260059946" calcext:value-type="float">
            <text:p>285235260059946</text:p>
          </table:table-cell>
          <table:table-cell table:number-columns-repeated="5"/>
        </table:table-row>
        <table:table-row table:style-name="ro1">
          <table:table-cell office:value-type="float" office:value="16167901072" calcext:value-type="float">
            <text:p>16167901072</text:p>
          </table:table-cell>
          <table:table-cell table:formula="of:=[.$C$2]+[.$D$2]*[.A1456]+[.$E$2]*LOG([.A1456])+[.$F$2]*[.A1456]*LOG([.A1456])+[.$G$2]*2*(RAND()-0.5)" office:value-type="float" office:value="285439624036372" calcext:value-type="float">
            <text:p>285439624036372</text:p>
          </table:table-cell>
          <table:table-cell table:number-columns-repeated="5"/>
        </table:table-row>
        <table:table-row table:style-name="ro1">
          <table:table-cell office:value-type="float" office:value="16179012183" calcext:value-type="float">
            <text:p>16179012183</text:p>
          </table:table-cell>
          <table:table-cell table:formula="of:=[.$C$2]+[.$D$2]*[.A1457]+[.$E$2]*LOG([.A1457])+[.$F$2]*[.A1457]*LOG([.A1457])+[.$G$2]*2*(RAND()-0.5)" office:value-type="float" office:value="285643993650403" calcext:value-type="float">
            <text:p>285643993650403</text:p>
          </table:table-cell>
          <table:table-cell table:number-columns-repeated="5"/>
        </table:table-row>
        <table:table-row table:style-name="ro1">
          <table:table-cell office:value-type="float" office:value="16190123294" calcext:value-type="float">
            <text:p>16190123294</text:p>
          </table:table-cell>
          <table:table-cell table:formula="of:=[.$C$2]+[.$D$2]*[.A1458]+[.$E$2]*LOG([.A1458])+[.$F$2]*[.A1458]*LOG([.A1458])+[.$G$2]*2*(RAND()-0.5)" office:value-type="float" office:value="285848368898166" calcext:value-type="float">
            <text:p>285848368898166</text:p>
          </table:table-cell>
          <table:table-cell table:number-columns-repeated="5"/>
        </table:table-row>
        <table:table-row table:style-name="ro1">
          <table:table-cell office:value-type="float" office:value="16201234405" calcext:value-type="float">
            <text:p>16201234405</text:p>
          </table:table-cell>
          <table:table-cell table:formula="of:=[.$C$2]+[.$D$2]*[.A1459]+[.$E$2]*LOG([.A1459])+[.$F$2]*[.A1459]*LOG([.A1459])+[.$G$2]*2*(RAND()-0.5)" office:value-type="float" office:value="286052749775796" calcext:value-type="float">
            <text:p>286052749775796</text:p>
          </table:table-cell>
          <table:table-cell table:number-columns-repeated="5"/>
        </table:table-row>
        <table:table-row table:style-name="ro1">
          <table:table-cell office:value-type="float" office:value="16212345516" calcext:value-type="float">
            <text:p>16212345516</text:p>
          </table:table-cell>
          <table:table-cell table:formula="of:=[.$C$2]+[.$D$2]*[.A1460]+[.$E$2]*LOG([.A1460])+[.$F$2]*[.A1460]*LOG([.A1460])+[.$G$2]*2*(RAND()-0.5)" office:value-type="float" office:value="286257136279431" calcext:value-type="float">
            <text:p>286257136279431</text:p>
          </table:table-cell>
          <table:table-cell table:number-columns-repeated="5"/>
        </table:table-row>
        <table:table-row table:style-name="ro1">
          <table:table-cell office:value-type="float" office:value="16223456627" calcext:value-type="float">
            <text:p>16223456627</text:p>
          </table:table-cell>
          <table:table-cell table:formula="of:=[.$C$2]+[.$D$2]*[.A1461]+[.$E$2]*LOG([.A1461])+[.$F$2]*[.A1461]*LOG([.A1461])+[.$G$2]*2*(RAND()-0.5)" office:value-type="float" office:value="286461528405216" calcext:value-type="float">
            <text:p>286461528405216</text:p>
          </table:table-cell>
          <table:table-cell table:number-columns-repeated="5"/>
        </table:table-row>
        <table:table-row table:style-name="ro1">
          <table:table-cell office:value-type="float" office:value="16234567738" calcext:value-type="float">
            <text:p>16234567738</text:p>
          </table:table-cell>
          <table:table-cell table:formula="of:=[.$C$2]+[.$D$2]*[.A1462]+[.$E$2]*LOG([.A1462])+[.$F$2]*[.A1462]*LOG([.A1462])+[.$G$2]*2*(RAND()-0.5)" office:value-type="float" office:value="286665926149300" calcext:value-type="float">
            <text:p>286665926149300</text:p>
          </table:table-cell>
          <table:table-cell table:number-columns-repeated="5"/>
        </table:table-row>
        <table:table-row table:style-name="ro1">
          <table:table-cell office:value-type="float" office:value="16245678849" calcext:value-type="float">
            <text:p>16245678849</text:p>
          </table:table-cell>
          <table:table-cell table:formula="of:=[.$C$2]+[.$D$2]*[.A1463]+[.$E$2]*LOG([.A1463])+[.$F$2]*[.A1463]*LOG([.A1463])+[.$G$2]*2*(RAND()-0.5)" office:value-type="float" office:value="286870329507837" calcext:value-type="float">
            <text:p>286870329507837</text:p>
          </table:table-cell>
          <table:table-cell table:number-columns-repeated="5"/>
        </table:table-row>
        <table:table-row table:style-name="ro1">
          <table:table-cell office:value-type="float" office:value="16256789960" calcext:value-type="float">
            <text:p>16256789960</text:p>
          </table:table-cell>
          <table:table-cell table:formula="of:=[.$C$2]+[.$D$2]*[.A1464]+[.$E$2]*LOG([.A1464])+[.$F$2]*[.A1464]*LOG([.A1464])+[.$G$2]*2*(RAND()-0.5)" office:value-type="float" office:value="287074738476988" calcext:value-type="float">
            <text:p>287074738476988</text:p>
          </table:table-cell>
          <table:table-cell table:number-columns-repeated="5"/>
        </table:table-row>
        <table:table-row table:style-name="ro1">
          <table:table-cell office:value-type="float" office:value="16267901071" calcext:value-type="float">
            <text:p>16267901071</text:p>
          </table:table-cell>
          <table:table-cell table:formula="of:=[.$C$2]+[.$D$2]*[.A1465]+[.$E$2]*LOG([.A1465])+[.$F$2]*[.A1465]*LOG([.A1465])+[.$G$2]*2*(RAND()-0.5)" office:value-type="float" office:value="287279153052918" calcext:value-type="float">
            <text:p>287279153052918</text:p>
          </table:table-cell>
          <table:table-cell table:number-columns-repeated="5"/>
        </table:table-row>
        <table:table-row table:style-name="ro1">
          <table:table-cell office:value-type="float" office:value="16279012182" calcext:value-type="float">
            <text:p>16279012182</text:p>
          </table:table-cell>
          <table:table-cell table:formula="of:=[.$C$2]+[.$D$2]*[.A1466]+[.$E$2]*LOG([.A1466])+[.$F$2]*[.A1466]*LOG([.A1466])+[.$G$2]*2*(RAND()-0.5)" office:value-type="float" office:value="287483573231798" calcext:value-type="float">
            <text:p>287483573231798</text:p>
          </table:table-cell>
          <table:table-cell table:number-columns-repeated="5"/>
        </table:table-row>
        <table:table-row table:style-name="ro1">
          <table:table-cell office:value-type="float" office:value="16290123293" calcext:value-type="float">
            <text:p>16290123293</text:p>
          </table:table-cell>
          <table:table-cell table:formula="of:=[.$C$2]+[.$D$2]*[.A1467]+[.$E$2]*LOG([.A1467])+[.$F$2]*[.A1467]*LOG([.A1467])+[.$G$2]*2*(RAND()-0.5)" office:value-type="float" office:value="287687999009803" calcext:value-type="float">
            <text:p>287687999009803</text:p>
          </table:table-cell>
          <table:table-cell table:number-columns-repeated="5"/>
        </table:table-row>
        <table:table-row table:style-name="ro1">
          <table:table-cell office:value-type="float" office:value="16301234404" calcext:value-type="float">
            <text:p>16301234404</text:p>
          </table:table-cell>
          <table:table-cell table:formula="of:=[.$C$2]+[.$D$2]*[.A1468]+[.$E$2]*LOG([.A1468])+[.$F$2]*[.A1468]*LOG([.A1468])+[.$G$2]*2*(RAND()-0.5)" office:value-type="float" office:value="287892430383115" calcext:value-type="float">
            <text:p>287892430383115</text:p>
          </table:table-cell>
          <table:table-cell table:number-columns-repeated="5"/>
        </table:table-row>
        <table:table-row table:style-name="ro1">
          <table:table-cell office:value-type="float" office:value="16312345515" calcext:value-type="float">
            <text:p>16312345515</text:p>
          </table:table-cell>
          <table:table-cell table:formula="of:=[.$C$2]+[.$D$2]*[.A1469]+[.$E$2]*LOG([.A1469])+[.$F$2]*[.A1469]*LOG([.A1469])+[.$G$2]*2*(RAND()-0.5)" office:value-type="float" office:value="288096867347919" calcext:value-type="float">
            <text:p>288096867347919</text:p>
          </table:table-cell>
          <table:table-cell table:number-columns-repeated="5"/>
        </table:table-row>
        <table:table-row table:style-name="ro1">
          <table:table-cell office:value-type="float" office:value="16323456626" calcext:value-type="float">
            <text:p>16323456626</text:p>
          </table:table-cell>
          <table:table-cell table:formula="of:=[.$C$2]+[.$D$2]*[.A1470]+[.$E$2]*LOG([.A1470])+[.$F$2]*[.A1470]*LOG([.A1470])+[.$G$2]*2*(RAND()-0.5)" office:value-type="float" office:value="288301309900406" calcext:value-type="float">
            <text:p>288301309900406</text:p>
          </table:table-cell>
          <table:table-cell table:number-columns-repeated="5"/>
        </table:table-row>
        <table:table-row table:style-name="ro1">
          <table:table-cell office:value-type="float" office:value="16334567737" calcext:value-type="float">
            <text:p>16334567737</text:p>
          </table:table-cell>
          <table:table-cell table:formula="of:=[.$C$2]+[.$D$2]*[.A1471]+[.$E$2]*LOG([.A1471])+[.$F$2]*[.A1471]*LOG([.A1471])+[.$G$2]*2*(RAND()-0.5)" office:value-type="float" office:value="288505758036775" calcext:value-type="float">
            <text:p>288505758036775</text:p>
          </table:table-cell>
          <table:table-cell table:number-columns-repeated="5"/>
        </table:table-row>
        <table:table-row table:style-name="ro1">
          <table:table-cell office:value-type="float" office:value="16345678848" calcext:value-type="float">
            <text:p>16345678848</text:p>
          </table:table-cell>
          <table:table-cell table:formula="of:=[.$C$2]+[.$D$2]*[.A1472]+[.$E$2]*LOG([.A1472])+[.$F$2]*[.A1472]*LOG([.A1472])+[.$G$2]*2*(RAND()-0.5)" office:value-type="float" office:value="288710211753225" calcext:value-type="float">
            <text:p>288710211753225</text:p>
          </table:table-cell>
          <table:table-cell table:number-columns-repeated="5"/>
        </table:table-row>
        <table:table-row table:style-name="ro1">
          <table:table-cell office:value-type="float" office:value="16356789959" calcext:value-type="float">
            <text:p>16356789959</text:p>
          </table:table-cell>
          <table:table-cell table:formula="of:=[.$C$2]+[.$D$2]*[.A1473]+[.$E$2]*LOG([.A1473])+[.$F$2]*[.A1473]*LOG([.A1473])+[.$G$2]*2*(RAND()-0.5)" office:value-type="float" office:value="288914671045965" calcext:value-type="float">
            <text:p>288914671045965</text:p>
          </table:table-cell>
          <table:table-cell table:number-columns-repeated="5"/>
        </table:table-row>
        <table:table-row table:style-name="ro1">
          <table:table-cell office:value-type="float" office:value="16367901070" calcext:value-type="float">
            <text:p>16367901070</text:p>
          </table:table-cell>
          <table:table-cell table:formula="of:=[.$C$2]+[.$D$2]*[.A1474]+[.$E$2]*LOG([.A1474])+[.$F$2]*[.A1474]*LOG([.A1474])+[.$G$2]*2*(RAND()-0.5)" office:value-type="float" office:value="289119135911205" calcext:value-type="float">
            <text:p>289119135911205</text:p>
          </table:table-cell>
          <table:table-cell table:number-columns-repeated="5"/>
        </table:table-row>
        <table:table-row table:style-name="ro1">
          <table:table-cell office:value-type="float" office:value="16379012181" calcext:value-type="float">
            <text:p>16379012181</text:p>
          </table:table-cell>
          <table:table-cell table:formula="of:=[.$C$2]+[.$D$2]*[.A1475]+[.$E$2]*LOG([.A1475])+[.$F$2]*[.A1475]*LOG([.A1475])+[.$G$2]*2*(RAND()-0.5)" office:value-type="float" office:value="289323606345164" calcext:value-type="float">
            <text:p>289323606345164</text:p>
          </table:table-cell>
          <table:table-cell table:number-columns-repeated="5"/>
        </table:table-row>
        <table:table-row table:style-name="ro1">
          <table:table-cell office:value-type="float" office:value="16390123292" calcext:value-type="float">
            <text:p>16390123292</text:p>
          </table:table-cell>
          <table:table-cell table:formula="of:=[.$C$2]+[.$D$2]*[.A1476]+[.$E$2]*LOG([.A1476])+[.$F$2]*[.A1476]*LOG([.A1476])+[.$G$2]*2*(RAND()-0.5)" office:value-type="float" office:value="289528082344063" calcext:value-type="float">
            <text:p>289528082344063</text:p>
          </table:table-cell>
          <table:table-cell table:number-columns-repeated="5"/>
        </table:table-row>
        <table:table-row table:style-name="ro1">
          <table:table-cell office:value-type="float" office:value="16401234403" calcext:value-type="float">
            <text:p>16401234403</text:p>
          </table:table-cell>
          <table:table-cell table:formula="of:=[.$C$2]+[.$D$2]*[.A1477]+[.$E$2]*LOG([.A1477])+[.$F$2]*[.A1477]*LOG([.A1477])+[.$G$2]*2*(RAND()-0.5)" office:value-type="float" office:value="289732563904131" calcext:value-type="float">
            <text:p>289732563904131</text:p>
          </table:table-cell>
          <table:table-cell table:number-columns-repeated="5"/>
        </table:table-row>
        <table:table-row table:style-name="ro1">
          <table:table-cell office:value-type="float" office:value="16412345514" calcext:value-type="float">
            <text:p>16412345514</text:p>
          </table:table-cell>
          <table:table-cell table:formula="of:=[.$C$2]+[.$D$2]*[.A1478]+[.$E$2]*LOG([.A1478])+[.$F$2]*[.A1478]*LOG([.A1478])+[.$G$2]*2*(RAND()-0.5)" office:value-type="float" office:value="289937051021599" calcext:value-type="float">
            <text:p>289937051021599</text:p>
          </table:table-cell>
          <table:table-cell table:number-columns-repeated="5"/>
        </table:table-row>
        <table:table-row table:style-name="ro1">
          <table:table-cell office:value-type="float" office:value="16423456625" calcext:value-type="float">
            <text:p>16423456625</text:p>
          </table:table-cell>
          <table:table-cell table:formula="of:=[.$C$2]+[.$D$2]*[.A1479]+[.$E$2]*LOG([.A1479])+[.$F$2]*[.A1479]*LOG([.A1479])+[.$G$2]*2*(RAND()-0.5)" office:value-type="float" office:value="290141543692705" calcext:value-type="float">
            <text:p>290141543692705</text:p>
          </table:table-cell>
          <table:table-cell table:number-columns-repeated="5"/>
        </table:table-row>
        <table:table-row table:style-name="ro1">
          <table:table-cell office:value-type="float" office:value="16434567736" calcext:value-type="float">
            <text:p>16434567736</text:p>
          </table:table-cell>
          <table:table-cell table:formula="of:=[.$C$2]+[.$D$2]*[.A1480]+[.$E$2]*LOG([.A1480])+[.$F$2]*[.A1480]*LOG([.A1480])+[.$G$2]*2*(RAND()-0.5)" office:value-type="float" office:value="290346041913693" calcext:value-type="float">
            <text:p>290346041913693</text:p>
          </table:table-cell>
          <table:table-cell table:number-columns-repeated="5"/>
        </table:table-row>
        <table:table-row table:style-name="ro1">
          <table:table-cell office:value-type="float" office:value="16445678847" calcext:value-type="float">
            <text:p>16445678847</text:p>
          </table:table-cell>
          <table:table-cell table:formula="of:=[.$C$2]+[.$D$2]*[.A1481]+[.$E$2]*LOG([.A1481])+[.$F$2]*[.A1481]*LOG([.A1481])+[.$G$2]*2*(RAND()-0.5)" office:value-type="float" office:value="290550545680809" calcext:value-type="float">
            <text:p>290550545680809</text:p>
          </table:table-cell>
          <table:table-cell table:number-columns-repeated="5"/>
        </table:table-row>
        <table:table-row table:style-name="ro1">
          <table:table-cell office:value-type="float" office:value="16456789958" calcext:value-type="float">
            <text:p>16456789958</text:p>
          </table:table-cell>
          <table:table-cell table:formula="of:=[.$C$2]+[.$D$2]*[.A1482]+[.$E$2]*LOG([.A1482])+[.$F$2]*[.A1482]*LOG([.A1482])+[.$G$2]*2*(RAND()-0.5)" office:value-type="float" office:value="290755054990306" calcext:value-type="float">
            <text:p>290755054990306</text:p>
          </table:table-cell>
          <table:table-cell table:number-columns-repeated="5"/>
        </table:table-row>
        <table:table-row table:style-name="ro1">
          <table:table-cell office:value-type="float" office:value="16467901069" calcext:value-type="float">
            <text:p>16467901069</text:p>
          </table:table-cell>
          <table:table-cell table:formula="of:=[.$C$2]+[.$D$2]*[.A1483]+[.$E$2]*LOG([.A1483])+[.$F$2]*[.A1483]*LOG([.A1483])+[.$G$2]*2*(RAND()-0.5)" office:value-type="float" office:value="290959569838444" calcext:value-type="float">
            <text:p>290959569838444</text:p>
          </table:table-cell>
          <table:table-cell table:number-columns-repeated="5"/>
        </table:table-row>
        <table:table-row table:style-name="ro1">
          <table:table-cell office:value-type="float" office:value="16479012180" calcext:value-type="float">
            <text:p>16479012180</text:p>
          </table:table-cell>
          <table:table-cell table:formula="of:=[.$C$2]+[.$D$2]*[.A1484]+[.$E$2]*LOG([.A1484])+[.$F$2]*[.A1484]*LOG([.A1484])+[.$G$2]*2*(RAND()-0.5)" office:value-type="float" office:value="291164090221484" calcext:value-type="float">
            <text:p>291164090221484</text:p>
          </table:table-cell>
          <table:table-cell table:number-columns-repeated="5"/>
        </table:table-row>
        <table:table-row table:style-name="ro1">
          <table:table-cell office:value-type="float" office:value="16490123291" calcext:value-type="float">
            <text:p>16490123291</text:p>
          </table:table-cell>
          <table:table-cell table:formula="of:=[.$C$2]+[.$D$2]*[.A1485]+[.$E$2]*LOG([.A1485])+[.$F$2]*[.A1485]*LOG([.A1485])+[.$G$2]*2*(RAND()-0.5)" office:value-type="float" office:value="291368616135695" calcext:value-type="float">
            <text:p>291368616135695</text:p>
          </table:table-cell>
          <table:table-cell table:number-columns-repeated="5"/>
        </table:table-row>
        <table:table-row table:style-name="ro1">
          <table:table-cell office:value-type="float" office:value="16501234402" calcext:value-type="float">
            <text:p>16501234402</text:p>
          </table:table-cell>
          <table:table-cell table:formula="of:=[.$C$2]+[.$D$2]*[.A1486]+[.$E$2]*LOG([.A1486])+[.$F$2]*[.A1486]*LOG([.A1486])+[.$G$2]*2*(RAND()-0.5)" office:value-type="float" office:value="291573147577350" calcext:value-type="float">
            <text:p>291573147577350</text:p>
          </table:table-cell>
          <table:table-cell table:number-columns-repeated="5"/>
        </table:table-row>
        <table:table-row table:style-name="ro1">
          <table:table-cell office:value-type="float" office:value="16512345513" calcext:value-type="float">
            <text:p>16512345513</text:p>
          </table:table-cell>
          <table:table-cell table:formula="of:=[.$C$2]+[.$D$2]*[.A1487]+[.$E$2]*LOG([.A1487])+[.$F$2]*[.A1487]*LOG([.A1487])+[.$G$2]*2*(RAND()-0.5)" office:value-type="float" office:value="291777684542726" calcext:value-type="float">
            <text:p>291777684542726</text:p>
          </table:table-cell>
          <table:table-cell table:number-columns-repeated="5"/>
        </table:table-row>
        <table:table-row table:style-name="ro1">
          <table:table-cell office:value-type="float" office:value="16523456624" calcext:value-type="float">
            <text:p>16523456624</text:p>
          </table:table-cell>
          <table:table-cell table:formula="of:=[.$C$2]+[.$D$2]*[.A1488]+[.$E$2]*LOG([.A1488])+[.$F$2]*[.A1488]*LOG([.A1488])+[.$G$2]*2*(RAND()-0.5)" office:value-type="float" office:value="291982227028108" calcext:value-type="float">
            <text:p>291982227028108</text:p>
          </table:table-cell>
          <table:table-cell table:number-columns-repeated="5"/>
        </table:table-row>
        <table:table-row table:style-name="ro1">
          <table:table-cell office:value-type="float" office:value="16534567735" calcext:value-type="float">
            <text:p>16534567735</text:p>
          </table:table-cell>
          <table:table-cell table:formula="of:=[.$C$2]+[.$D$2]*[.A1489]+[.$E$2]*LOG([.A1489])+[.$F$2]*[.A1489]*LOG([.A1489])+[.$G$2]*2*(RAND()-0.5)" office:value-type="float" office:value="292186775029782" calcext:value-type="float">
            <text:p>292186775029782</text:p>
          </table:table-cell>
          <table:table-cell table:number-columns-repeated="5"/>
        </table:table-row>
        <table:table-row table:style-name="ro1">
          <table:table-cell office:value-type="float" office:value="16545678846" calcext:value-type="float">
            <text:p>16545678846</text:p>
          </table:table-cell>
          <table:table-cell table:formula="of:=[.$C$2]+[.$D$2]*[.A1490]+[.$E$2]*LOG([.A1490])+[.$F$2]*[.A1490]*LOG([.A1490])+[.$G$2]*2*(RAND()-0.5)" office:value-type="float" office:value="292391328544043" calcext:value-type="float">
            <text:p>292391328544043</text:p>
          </table:table-cell>
          <table:table-cell table:number-columns-repeated="5"/>
        </table:table-row>
        <table:table-row table:style-name="ro1">
          <table:table-cell office:value-type="float" office:value="16556789957" calcext:value-type="float">
            <text:p>16556789957</text:p>
          </table:table-cell>
          <table:table-cell table:formula="of:=[.$C$2]+[.$D$2]*[.A1491]+[.$E$2]*LOG([.A1491])+[.$F$2]*[.A1491]*LOG([.A1491])+[.$G$2]*2*(RAND()-0.5)" office:value-type="float" office:value="292595887567188" calcext:value-type="float">
            <text:p>292595887567188</text:p>
          </table:table-cell>
          <table:table-cell table:number-columns-repeated="5"/>
        </table:table-row>
        <table:table-row table:style-name="ro1">
          <table:table-cell office:value-type="float" office:value="16567901068" calcext:value-type="float">
            <text:p>16567901068</text:p>
          </table:table-cell>
          <table:table-cell table:formula="of:=[.$C$2]+[.$D$2]*[.A1492]+[.$E$2]*LOG([.A1492])+[.$F$2]*[.A1492]*LOG([.A1492])+[.$G$2]*2*(RAND()-0.5)" office:value-type="float" office:value="292800452095521" calcext:value-type="float">
            <text:p>292800452095521</text:p>
          </table:table-cell>
          <table:table-cell table:number-columns-repeated="5"/>
        </table:table-row>
        <table:table-row table:style-name="ro1">
          <table:table-cell office:value-type="float" office:value="16579012179" calcext:value-type="float">
            <text:p>16579012179</text:p>
          </table:table-cell>
          <table:table-cell table:formula="of:=[.$C$2]+[.$D$2]*[.A1493]+[.$E$2]*LOG([.A1493])+[.$F$2]*[.A1493]*LOG([.A1493])+[.$G$2]*2*(RAND()-0.5)" office:value-type="float" office:value="293005022125348" calcext:value-type="float">
            <text:p>293005022125348</text:p>
          </table:table-cell>
          <table:table-cell table:number-columns-repeated="5"/>
        </table:table-row>
        <table:table-row table:style-name="ro1">
          <table:table-cell office:value-type="float" office:value="16590123290" calcext:value-type="float">
            <text:p>16590123290</text:p>
          </table:table-cell>
          <table:table-cell table:formula="of:=[.$C$2]+[.$D$2]*[.A1494]+[.$E$2]*LOG([.A1494])+[.$F$2]*[.A1494]*LOG([.A1494])+[.$G$2]*2*(RAND()-0.5)" office:value-type="float" office:value="293209597652984" calcext:value-type="float">
            <text:p>293209597652984</text:p>
          </table:table-cell>
          <table:table-cell table:number-columns-repeated="5"/>
        </table:table-row>
        <table:table-row table:style-name="ro1">
          <table:table-cell office:value-type="float" office:value="16601234401" calcext:value-type="float">
            <text:p>16601234401</text:p>
          </table:table-cell>
          <table:table-cell table:formula="of:=[.$C$2]+[.$D$2]*[.A1495]+[.$E$2]*LOG([.A1495])+[.$F$2]*[.A1495]*LOG([.A1495])+[.$G$2]*2*(RAND()-0.5)" office:value-type="float" office:value="293414178674746" calcext:value-type="float">
            <text:p>293414178674746</text:p>
          </table:table-cell>
          <table:table-cell table:number-columns-repeated="5"/>
        </table:table-row>
        <table:table-row table:style-name="ro1">
          <table:table-cell office:value-type="float" office:value="16612345512" calcext:value-type="float">
            <text:p>16612345512</text:p>
          </table:table-cell>
          <table:table-cell table:formula="of:=[.$C$2]+[.$D$2]*[.A1496]+[.$E$2]*LOG([.A1496])+[.$F$2]*[.A1496]*LOG([.A1496])+[.$G$2]*2*(RAND()-0.5)" office:value-type="float" office:value="293618765186957" calcext:value-type="float">
            <text:p>293618765186957</text:p>
          </table:table-cell>
          <table:table-cell table:number-columns-repeated="5"/>
        </table:table-row>
        <table:table-row table:style-name="ro1">
          <table:table-cell office:value-type="float" office:value="16623456623" calcext:value-type="float">
            <text:p>16623456623</text:p>
          </table:table-cell>
          <table:table-cell table:formula="of:=[.$C$2]+[.$D$2]*[.A1497]+[.$E$2]*LOG([.A1497])+[.$F$2]*[.A1497]*LOG([.A1497])+[.$G$2]*2*(RAND()-0.5)" office:value-type="float" office:value="293823357185945" calcext:value-type="float">
            <text:p>293823357185945</text:p>
          </table:table-cell>
          <table:table-cell table:number-columns-repeated="5"/>
        </table:table-row>
        <table:table-row table:style-name="ro1">
          <table:table-cell office:value-type="float" office:value="16634567734" calcext:value-type="float">
            <text:p>16634567734</text:p>
          </table:table-cell>
          <table:table-cell table:formula="of:=[.$C$2]+[.$D$2]*[.A1498]+[.$E$2]*LOG([.A1498])+[.$F$2]*[.A1498]*LOG([.A1498])+[.$G$2]*2*(RAND()-0.5)" office:value-type="float" office:value="294027954668041" calcext:value-type="float">
            <text:p>294027954668041</text:p>
          </table:table-cell>
          <table:table-cell table:number-columns-repeated="5"/>
        </table:table-row>
        <table:table-row table:style-name="ro1">
          <table:table-cell office:value-type="float" office:value="16645678845" calcext:value-type="float">
            <text:p>16645678845</text:p>
          </table:table-cell>
          <table:table-cell table:formula="of:=[.$C$2]+[.$D$2]*[.A1499]+[.$E$2]*LOG([.A1499])+[.$F$2]*[.A1499]*LOG([.A1499])+[.$G$2]*2*(RAND()-0.5)" office:value-type="float" office:value="294232557629585" calcext:value-type="float">
            <text:p>294232557629585</text:p>
          </table:table-cell>
          <table:table-cell table:number-columns-repeated="5"/>
        </table:table-row>
        <table:table-row table:style-name="ro1">
          <table:table-cell office:value-type="float" office:value="16656789956" calcext:value-type="float">
            <text:p>16656789956</text:p>
          </table:table-cell>
          <table:table-cell table:formula="of:=[.$C$2]+[.$D$2]*[.A1500]+[.$E$2]*LOG([.A1500])+[.$F$2]*[.A1500]*LOG([.A1500])+[.$G$2]*2*(RAND()-0.5)" office:value-type="float" office:value="294437166066918" calcext:value-type="float">
            <text:p>294437166066918</text:p>
          </table:table-cell>
          <table:table-cell table:number-columns-repeated="5"/>
        </table:table-row>
        <table:table-row table:style-name="ro1">
          <table:table-cell office:value-type="float" office:value="16667901067" calcext:value-type="float">
            <text:p>16667901067</text:p>
          </table:table-cell>
          <table:table-cell table:formula="of:=[.$C$2]+[.$D$2]*[.A1501]+[.$E$2]*LOG([.A1501])+[.$F$2]*[.A1501]*LOG([.A1501])+[.$G$2]*2*(RAND()-0.5)" office:value-type="float" office:value="294641779976388" calcext:value-type="float">
            <text:p>294641779976388</text:p>
          </table:table-cell>
          <table:table-cell table:number-columns-repeated="5"/>
        </table:table-row>
        <table:table-row table:style-name="ro1">
          <table:table-cell office:value-type="float" office:value="16679012178" calcext:value-type="float">
            <text:p>16679012178</text:p>
          </table:table-cell>
          <table:table-cell table:formula="of:=[.$C$2]+[.$D$2]*[.A1502]+[.$E$2]*LOG([.A1502])+[.$F$2]*[.A1502]*LOG([.A1502])+[.$G$2]*2*(RAND()-0.5)" office:value-type="float" office:value="294846399354346" calcext:value-type="float">
            <text:p>294846399354346</text:p>
          </table:table-cell>
          <table:table-cell table:number-columns-repeated="5"/>
        </table:table-row>
        <table:table-row table:style-name="ro1">
          <table:table-cell office:value-type="float" office:value="16690123289" calcext:value-type="float">
            <text:p>16690123289</text:p>
          </table:table-cell>
          <table:table-cell table:formula="of:=[.$C$2]+[.$D$2]*[.A1503]+[.$E$2]*LOG([.A1503])+[.$F$2]*[.A1503]*LOG([.A1503])+[.$G$2]*2*(RAND()-0.5)" office:value-type="float" office:value="295051024197150" calcext:value-type="float">
            <text:p>295051024197150</text:p>
          </table:table-cell>
          <table:table-cell table:number-columns-repeated="5"/>
        </table:table-row>
        <table:table-row table:style-name="ro1">
          <table:table-cell office:value-type="float" office:value="16701234400" calcext:value-type="float">
            <text:p>16701234400</text:p>
          </table:table-cell>
          <table:table-cell table:formula="of:=[.$C$2]+[.$D$2]*[.A1504]+[.$E$2]*LOG([.A1504])+[.$F$2]*[.A1504]*LOG([.A1504])+[.$G$2]*2*(RAND()-0.5)" office:value-type="float" office:value="295255654501162" calcext:value-type="float">
            <text:p>295255654501162</text:p>
          </table:table-cell>
          <table:table-cell table:number-columns-repeated="5"/>
        </table:table-row>
        <table:table-row table:style-name="ro1">
          <table:table-cell office:value-type="float" office:value="16712345511" calcext:value-type="float">
            <text:p>16712345511</text:p>
          </table:table-cell>
          <table:table-cell table:formula="of:=[.$C$2]+[.$D$2]*[.A1505]+[.$E$2]*LOG([.A1505])+[.$F$2]*[.A1505]*LOG([.A1505])+[.$G$2]*2*(RAND()-0.5)" office:value-type="float" office:value="295460290262748" calcext:value-type="float">
            <text:p>295460290262748</text:p>
          </table:table-cell>
          <table:table-cell table:number-columns-repeated="5"/>
        </table:table-row>
        <table:table-row table:style-name="ro1">
          <table:table-cell office:value-type="float" office:value="16723456622" calcext:value-type="float">
            <text:p>16723456622</text:p>
          </table:table-cell>
          <table:table-cell table:formula="of:=[.$C$2]+[.$D$2]*[.A1506]+[.$E$2]*LOG([.A1506])+[.$F$2]*[.A1506]*LOG([.A1506])+[.$G$2]*2*(RAND()-0.5)" office:value-type="float" office:value="295664931478280" calcext:value-type="float">
            <text:p>295664931478280</text:p>
          </table:table-cell>
          <table:table-cell table:number-columns-repeated="5"/>
        </table:table-row>
        <table:table-row table:style-name="ro1">
          <table:table-cell office:value-type="float" office:value="16734567733" calcext:value-type="float">
            <text:p>16734567733</text:p>
          </table:table-cell>
          <table:table-cell table:formula="of:=[.$C$2]+[.$D$2]*[.A1507]+[.$E$2]*LOG([.A1507])+[.$F$2]*[.A1507]*LOG([.A1507])+[.$G$2]*2*(RAND()-0.5)" office:value-type="float" office:value="295869578144135" calcext:value-type="float">
            <text:p>295869578144135</text:p>
          </table:table-cell>
          <table:table-cell table:number-columns-repeated="5"/>
        </table:table-row>
        <table:table-row table:style-name="ro1">
          <table:table-cell office:value-type="float" office:value="16745678844" calcext:value-type="float">
            <text:p>16745678844</text:p>
          </table:table-cell>
          <table:table-cell table:formula="of:=[.$C$2]+[.$D$2]*[.A1508]+[.$E$2]*LOG([.A1508])+[.$F$2]*[.A1508]*LOG([.A1508])+[.$G$2]*2*(RAND()-0.5)" office:value-type="float" office:value="296074230256693" calcext:value-type="float">
            <text:p>296074230256693</text:p>
          </table:table-cell>
          <table:table-cell table:number-columns-repeated="5"/>
        </table:table-row>
        <table:table-row table:style-name="ro1">
          <table:table-cell office:value-type="float" office:value="16756789955" calcext:value-type="float">
            <text:p>16756789955</text:p>
          </table:table-cell>
          <table:table-cell table:formula="of:=[.$C$2]+[.$D$2]*[.A1509]+[.$E$2]*LOG([.A1509])+[.$F$2]*[.A1509]*LOG([.A1509])+[.$G$2]*2*(RAND()-0.5)" office:value-type="float" office:value="296278887812340" calcext:value-type="float">
            <text:p>296278887812340</text:p>
          </table:table-cell>
          <table:table-cell table:number-columns-repeated="5"/>
        </table:table-row>
        <table:table-row table:style-name="ro1">
          <table:table-cell office:value-type="float" office:value="16767901066" calcext:value-type="float">
            <text:p>16767901066</text:p>
          </table:table-cell>
          <table:table-cell table:formula="of:=[.$C$2]+[.$D$2]*[.A1510]+[.$E$2]*LOG([.A1510])+[.$F$2]*[.A1510]*LOG([.A1510])+[.$G$2]*2*(RAND()-0.5)" office:value-type="float" office:value="296483550807468" calcext:value-type="float">
            <text:p>296483550807468</text:p>
          </table:table-cell>
          <table:table-cell table:number-columns-repeated="5"/>
        </table:table-row>
        <table:table-row table:style-name="ro1">
          <table:table-cell office:value-type="float" office:value="16779012177" calcext:value-type="float">
            <text:p>16779012177</text:p>
          </table:table-cell>
          <table:table-cell table:formula="of:=[.$C$2]+[.$D$2]*[.A1511]+[.$E$2]*LOG([.A1511])+[.$F$2]*[.A1511]*LOG([.A1511])+[.$G$2]*2*(RAND()-0.5)" office:value-type="float" office:value="296688219238472" calcext:value-type="float">
            <text:p>296688219238472</text:p>
          </table:table-cell>
          <table:table-cell table:number-columns-repeated="5"/>
        </table:table-row>
        <table:table-row table:style-name="ro1">
          <table:table-cell office:value-type="float" office:value="16790123288" calcext:value-type="float">
            <text:p>16790123288</text:p>
          </table:table-cell>
          <table:table-cell table:formula="of:=[.$C$2]+[.$D$2]*[.A1512]+[.$E$2]*LOG([.A1512])+[.$F$2]*[.A1512]*LOG([.A1512])+[.$G$2]*2*(RAND()-0.5)" office:value-type="float" office:value="296892893101752" calcext:value-type="float">
            <text:p>296892893101752</text:p>
          </table:table-cell>
          <table:table-cell table:number-columns-repeated="5"/>
        </table:table-row>
        <table:table-row table:style-name="ro1">
          <table:table-cell office:value-type="float" office:value="16801234399" calcext:value-type="float">
            <text:p>16801234399</text:p>
          </table:table-cell>
          <table:table-cell table:formula="of:=[.$C$2]+[.$D$2]*[.A1513]+[.$E$2]*LOG([.A1513])+[.$F$2]*[.A1513]*LOG([.A1513])+[.$G$2]*2*(RAND()-0.5)" office:value-type="float" office:value="297097572393714" calcext:value-type="float">
            <text:p>297097572393714</text:p>
          </table:table-cell>
          <table:table-cell table:number-columns-repeated="5"/>
        </table:table-row>
        <table:table-row table:style-name="ro1">
          <table:table-cell office:value-type="float" office:value="16812345510" calcext:value-type="float">
            <text:p>16812345510</text:p>
          </table:table-cell>
          <table:table-cell table:formula="of:=[.$C$2]+[.$D$2]*[.A1514]+[.$E$2]*LOG([.A1514])+[.$F$2]*[.A1514]*LOG([.A1514])+[.$G$2]*2*(RAND()-0.5)" office:value-type="float" office:value="297302257110766" calcext:value-type="float">
            <text:p>297302257110766</text:p>
          </table:table-cell>
          <table:table-cell table:number-columns-repeated="5"/>
        </table:table-row>
        <table:table-row table:style-name="ro1">
          <table:table-cell office:value-type="float" office:value="16823456621" calcext:value-type="float">
            <text:p>16823456621</text:p>
          </table:table-cell>
          <table:table-cell table:formula="of:=[.$C$2]+[.$D$2]*[.A1515]+[.$E$2]*LOG([.A1515])+[.$F$2]*[.A1515]*LOG([.A1515])+[.$G$2]*2*(RAND()-0.5)" office:value-type="float" office:value="297506947249325" calcext:value-type="float">
            <text:p>297506947249325</text:p>
          </table:table-cell>
          <table:table-cell table:number-columns-repeated="5"/>
        </table:table-row>
        <table:table-row table:style-name="ro1">
          <table:table-cell office:value-type="float" office:value="16834567732" calcext:value-type="float">
            <text:p>16834567732</text:p>
          </table:table-cell>
          <table:table-cell table:formula="of:=[.$C$2]+[.$D$2]*[.A1516]+[.$E$2]*LOG([.A1516])+[.$F$2]*[.A1516]*LOG([.A1516])+[.$G$2]*2*(RAND()-0.5)" office:value-type="float" office:value="297711642805809" calcext:value-type="float">
            <text:p>297711642805809</text:p>
          </table:table-cell>
          <table:table-cell table:number-columns-repeated="5"/>
        </table:table-row>
        <table:table-row table:style-name="ro1">
          <table:table-cell office:value-type="float" office:value="16845678843" calcext:value-type="float">
            <text:p>16845678843</text:p>
          </table:table-cell>
          <table:table-cell table:formula="of:=[.$C$2]+[.$D$2]*[.A1517]+[.$E$2]*LOG([.A1517])+[.$F$2]*[.A1517]*LOG([.A1517])+[.$G$2]*2*(RAND()-0.5)" office:value-type="float" office:value="297916343776642" calcext:value-type="float">
            <text:p>297916343776642</text:p>
          </table:table-cell>
          <table:table-cell table:number-columns-repeated="5"/>
        </table:table-row>
        <table:table-row table:style-name="ro1">
          <table:table-cell office:value-type="float" office:value="16856789954" calcext:value-type="float">
            <text:p>16856789954</text:p>
          </table:table-cell>
          <table:table-cell table:formula="of:=[.$C$2]+[.$D$2]*[.A1518]+[.$E$2]*LOG([.A1518])+[.$F$2]*[.A1518]*LOG([.A1518])+[.$G$2]*2*(RAND()-0.5)" office:value-type="float" office:value="298121050158253" calcext:value-type="float">
            <text:p>298121050158253</text:p>
          </table:table-cell>
          <table:table-cell table:number-columns-repeated="5"/>
        </table:table-row>
        <table:table-row table:style-name="ro1">
          <table:table-cell office:value-type="float" office:value="16867901065" calcext:value-type="float">
            <text:p>16867901065</text:p>
          </table:table-cell>
          <table:table-cell table:formula="of:=[.$C$2]+[.$D$2]*[.A1519]+[.$E$2]*LOG([.A1519])+[.$F$2]*[.A1519]*LOG([.A1519])+[.$G$2]*2*(RAND()-0.5)" office:value-type="float" office:value="298325761947075" calcext:value-type="float">
            <text:p>298325761947075</text:p>
          </table:table-cell>
          <table:table-cell table:number-columns-repeated="5"/>
        </table:table-row>
        <table:table-row table:style-name="ro1">
          <table:table-cell office:value-type="float" office:value="16879012176" calcext:value-type="float">
            <text:p>16879012176</text:p>
          </table:table-cell>
          <table:table-cell table:formula="of:=[.$C$2]+[.$D$2]*[.A1520]+[.$E$2]*LOG([.A1520])+[.$F$2]*[.A1520]*LOG([.A1520])+[.$G$2]*2*(RAND()-0.5)" office:value-type="float" office:value="298530479139548" calcext:value-type="float">
            <text:p>298530479139548</text:p>
          </table:table-cell>
          <table:table-cell table:number-columns-repeated="5"/>
        </table:table-row>
        <table:table-row table:style-name="ro1">
          <table:table-cell office:value-type="float" office:value="16890123287" calcext:value-type="float">
            <text:p>16890123287</text:p>
          </table:table-cell>
          <table:table-cell table:formula="of:=[.$C$2]+[.$D$2]*[.A1521]+[.$E$2]*LOG([.A1521])+[.$F$2]*[.A1521]*LOG([.A1521])+[.$G$2]*2*(RAND()-0.5)" office:value-type="float" office:value="298735201732112" calcext:value-type="float">
            <text:p>298735201732112</text:p>
          </table:table-cell>
          <table:table-cell table:number-columns-repeated="5"/>
        </table:table-row>
        <table:table-row table:style-name="ro1">
          <table:table-cell office:value-type="float" office:value="16901234398" calcext:value-type="float">
            <text:p>16901234398</text:p>
          </table:table-cell>
          <table:table-cell table:formula="of:=[.$C$2]+[.$D$2]*[.A1522]+[.$E$2]*LOG([.A1522])+[.$F$2]*[.A1522]*LOG([.A1522])+[.$G$2]*2*(RAND()-0.5)" office:value-type="float" office:value="298939929721218" calcext:value-type="float">
            <text:p>298939929721218</text:p>
          </table:table-cell>
          <table:table-cell table:number-columns-repeated="5"/>
        </table:table-row>
        <table:table-row table:style-name="ro1">
          <table:table-cell office:value-type="float" office:value="16912345509" calcext:value-type="float">
            <text:p>16912345509</text:p>
          </table:table-cell>
          <table:table-cell table:formula="of:=[.$C$2]+[.$D$2]*[.A1523]+[.$E$2]*LOG([.A1523])+[.$F$2]*[.A1523]*LOG([.A1523])+[.$G$2]*2*(RAND()-0.5)" office:value-type="float" office:value="299144663103315" calcext:value-type="float">
            <text:p>299144663103315</text:p>
          </table:table-cell>
          <table:table-cell table:number-columns-repeated="5"/>
        </table:table-row>
        <table:table-row table:style-name="ro1">
          <table:table-cell office:value-type="float" office:value="16923456620" calcext:value-type="float">
            <text:p>16923456620</text:p>
          </table:table-cell>
          <table:table-cell table:formula="of:=[.$C$2]+[.$D$2]*[.A1524]+[.$E$2]*LOG([.A1524])+[.$F$2]*[.A1524]*LOG([.A1524])+[.$G$2]*2*(RAND()-0.5)" office:value-type="float" office:value="299349401874862" calcext:value-type="float">
            <text:p>299349401874862</text:p>
          </table:table-cell>
          <table:table-cell table:number-columns-repeated="5"/>
        </table:table-row>
        <table:table-row table:style-name="ro1">
          <table:table-cell office:value-type="float" office:value="16934567731" calcext:value-type="float">
            <text:p>16934567731</text:p>
          </table:table-cell>
          <table:table-cell table:formula="of:=[.$C$2]+[.$D$2]*[.A1525]+[.$E$2]*LOG([.A1525])+[.$F$2]*[.A1525]*LOG([.A1525])+[.$G$2]*2*(RAND()-0.5)" office:value-type="float" office:value="299554146032320" calcext:value-type="float">
            <text:p>299554146032320</text:p>
          </table:table-cell>
          <table:table-cell table:number-columns-repeated="5"/>
        </table:table-row>
        <table:table-row table:style-name="ro1">
          <table:table-cell office:value-type="float" office:value="16945678842" calcext:value-type="float">
            <text:p>16945678842</text:p>
          </table:table-cell>
          <table:table-cell table:formula="of:=[.$C$2]+[.$D$2]*[.A1526]+[.$E$2]*LOG([.A1526])+[.$F$2]*[.A1526]*LOG([.A1526])+[.$G$2]*2*(RAND()-0.5)" office:value-type="float" office:value="299758895572155" calcext:value-type="float">
            <text:p>299758895572155</text:p>
          </table:table-cell>
          <table:table-cell table:number-columns-repeated="5"/>
        </table:table-row>
        <table:table-row table:style-name="ro1">
          <table:table-cell office:value-type="float" office:value="16956789953" calcext:value-type="float">
            <text:p>16956789953</text:p>
          </table:table-cell>
          <table:table-cell table:formula="of:=[.$C$2]+[.$D$2]*[.A1527]+[.$E$2]*LOG([.A1527])+[.$F$2]*[.A1527]*LOG([.A1527])+[.$G$2]*2*(RAND()-0.5)" office:value-type="float" office:value="299963650490838" calcext:value-type="float">
            <text:p>299963650490838</text:p>
          </table:table-cell>
          <table:table-cell table:number-columns-repeated="5"/>
        </table:table-row>
        <table:table-row table:style-name="ro1">
          <table:table-cell office:value-type="float" office:value="16967901064" calcext:value-type="float">
            <text:p>16967901064</text:p>
          </table:table-cell>
          <table:table-cell table:formula="of:=[.$C$2]+[.$D$2]*[.A1528]+[.$E$2]*LOG([.A1528])+[.$F$2]*[.A1528]*LOG([.A1528])+[.$G$2]*2*(RAND()-0.5)" office:value-type="float" office:value="300168410784844" calcext:value-type="float">
            <text:p>300168410784844</text:p>
          </table:table-cell>
          <table:table-cell table:number-columns-repeated="5"/>
        </table:table-row>
        <table:table-row table:style-name="ro1">
          <table:table-cell office:value-type="float" office:value="16979012175" calcext:value-type="float">
            <text:p>16979012175</text:p>
          </table:table-cell>
          <table:table-cell table:formula="of:=[.$C$2]+[.$D$2]*[.A1529]+[.$E$2]*LOG([.A1529])+[.$F$2]*[.A1529]*LOG([.A1529])+[.$G$2]*2*(RAND()-0.5)" office:value-type="float" office:value="300373176450654" calcext:value-type="float">
            <text:p>300373176450654</text:p>
          </table:table-cell>
          <table:table-cell table:number-columns-repeated="5"/>
        </table:table-row>
        <table:table-row table:style-name="ro1">
          <table:table-cell office:value-type="float" office:value="16990123286" calcext:value-type="float">
            <text:p>16990123286</text:p>
          </table:table-cell>
          <table:table-cell table:formula="of:=[.$C$2]+[.$D$2]*[.A1530]+[.$E$2]*LOG([.A1530])+[.$F$2]*[.A1530]*LOG([.A1530])+[.$G$2]*2*(RAND()-0.5)" office:value-type="float" office:value="300577947484752" calcext:value-type="float">
            <text:p>300577947484752</text:p>
          </table:table-cell>
          <table:table-cell table:number-columns-repeated="5"/>
        </table:table-row>
        <table:table-row table:style-name="ro1">
          <table:table-cell office:value-type="float" office:value="17001234397" calcext:value-type="float">
            <text:p>17001234397</text:p>
          </table:table-cell>
          <table:table-cell table:formula="of:=[.$C$2]+[.$D$2]*[.A1531]+[.$E$2]*LOG([.A1531])+[.$F$2]*[.A1531]*LOG([.A1531])+[.$G$2]*2*(RAND()-0.5)" office:value-type="float" office:value="300782723883627" calcext:value-type="float">
            <text:p>300782723883627</text:p>
          </table:table-cell>
          <table:table-cell table:number-columns-repeated="5"/>
        </table:table-row>
        <table:table-row table:style-name="ro1">
          <table:table-cell office:value-type="float" office:value="17012345508" calcext:value-type="float">
            <text:p>17012345508</text:p>
          </table:table-cell>
          <table:table-cell table:formula="of:=[.$C$2]+[.$D$2]*[.A1532]+[.$E$2]*LOG([.A1532])+[.$F$2]*[.A1532]*LOG([.A1532])+[.$G$2]*2*(RAND()-0.5)" office:value-type="float" office:value="300987505643773" calcext:value-type="float">
            <text:p>300987505643773</text:p>
          </table:table-cell>
          <table:table-cell table:number-columns-repeated="5"/>
        </table:table-row>
        <table:table-row table:style-name="ro1">
          <table:table-cell office:value-type="float" office:value="17023456619" calcext:value-type="float">
            <text:p>17023456619</text:p>
          </table:table-cell>
          <table:table-cell table:formula="of:=[.$C$2]+[.$D$2]*[.A1533]+[.$E$2]*LOG([.A1533])+[.$F$2]*[.A1533]*LOG([.A1533])+[.$G$2]*2*(RAND()-0.5)" office:value-type="float" office:value="301192292761689" calcext:value-type="float">
            <text:p>301192292761689</text:p>
          </table:table-cell>
          <table:table-cell table:number-columns-repeated="5"/>
        </table:table-row>
        <table:table-row table:style-name="ro1">
          <table:table-cell office:value-type="float" office:value="17034567730" calcext:value-type="float">
            <text:p>17034567730</text:p>
          </table:table-cell>
          <table:table-cell table:formula="of:=[.$C$2]+[.$D$2]*[.A1534]+[.$E$2]*LOG([.A1534])+[.$F$2]*[.A1534]*LOG([.A1534])+[.$G$2]*2*(RAND()-0.5)" office:value-type="float" office:value="301397085233878" calcext:value-type="float">
            <text:p>301397085233878</text:p>
          </table:table-cell>
          <table:table-cell table:number-columns-repeated="5"/>
        </table:table-row>
        <table:table-row table:style-name="ro1">
          <table:table-cell office:value-type="float" office:value="17045678841" calcext:value-type="float">
            <text:p>17045678841</text:p>
          </table:table-cell>
          <table:table-cell table:formula="of:=[.$C$2]+[.$D$2]*[.A1535]+[.$E$2]*LOG([.A1535])+[.$F$2]*[.A1535]*LOG([.A1535])+[.$G$2]*2*(RAND()-0.5)" office:value-type="float" office:value="301601883056847" calcext:value-type="float">
            <text:p>301601883056847</text:p>
          </table:table-cell>
          <table:table-cell table:number-columns-repeated="5"/>
        </table:table-row>
        <table:table-row table:style-name="ro1">
          <table:table-cell office:value-type="float" office:value="17056789952" calcext:value-type="float">
            <text:p>17056789952</text:p>
          </table:table-cell>
          <table:table-cell table:formula="of:=[.$C$2]+[.$D$2]*[.A1536]+[.$E$2]*LOG([.A1536])+[.$F$2]*[.A1536]*LOG([.A1536])+[.$G$2]*2*(RAND()-0.5)" office:value-type="float" office:value="301806686227109" calcext:value-type="float">
            <text:p>301806686227109</text:p>
          </table:table-cell>
          <table:table-cell table:number-columns-repeated="5"/>
        </table:table-row>
        <table:table-row table:style-name="ro1">
          <table:table-cell office:value-type="float" office:value="17067901063" calcext:value-type="float">
            <text:p>17067901063</text:p>
          </table:table-cell>
          <table:table-cell table:formula="of:=[.$C$2]+[.$D$2]*[.A1537]+[.$E$2]*LOG([.A1537])+[.$F$2]*[.A1537]*LOG([.A1537])+[.$G$2]*2*(RAND()-0.5)" office:value-type="float" office:value="302011494741180" calcext:value-type="float">
            <text:p>302011494741180</text:p>
          </table:table-cell>
          <table:table-cell table:number-columns-repeated="5"/>
        </table:table-row>
        <table:table-row table:style-name="ro1">
          <table:table-cell office:value-type="float" office:value="17079012174" calcext:value-type="float">
            <text:p>17079012174</text:p>
          </table:table-cell>
          <table:table-cell table:formula="of:=[.$C$2]+[.$D$2]*[.A1538]+[.$E$2]*LOG([.A1538])+[.$F$2]*[.A1538]*LOG([.A1538])+[.$G$2]*2*(RAND()-0.5)" office:value-type="float" office:value="302216308595580" calcext:value-type="float">
            <text:p>302216308595580</text:p>
          </table:table-cell>
          <table:table-cell table:number-columns-repeated="5"/>
        </table:table-row>
        <table:table-row table:style-name="ro1">
          <table:table-cell office:value-type="float" office:value="17090123285" calcext:value-type="float">
            <text:p>17090123285</text:p>
          </table:table-cell>
          <table:table-cell table:formula="of:=[.$C$2]+[.$D$2]*[.A1539]+[.$E$2]*LOG([.A1539])+[.$F$2]*[.A1539]*LOG([.A1539])+[.$G$2]*2*(RAND()-0.5)" office:value-type="float" office:value="302421127786838" calcext:value-type="float">
            <text:p>302421127786838</text:p>
          </table:table-cell>
          <table:table-cell table:number-columns-repeated="5"/>
        </table:table-row>
        <table:table-row table:style-name="ro1">
          <table:table-cell office:value-type="float" office:value="17101234396" calcext:value-type="float">
            <text:p>17101234396</text:p>
          </table:table-cell>
          <table:table-cell table:formula="of:=[.$C$2]+[.$D$2]*[.A1540]+[.$E$2]*LOG([.A1540])+[.$F$2]*[.A1540]*LOG([.A1540])+[.$G$2]*2*(RAND()-0.5)" office:value-type="float" office:value="302625952311481" calcext:value-type="float">
            <text:p>302625952311481</text:p>
          </table:table-cell>
          <table:table-cell table:number-columns-repeated="5"/>
        </table:table-row>
        <table:table-row table:style-name="ro1">
          <table:table-cell office:value-type="float" office:value="17112345507" calcext:value-type="float">
            <text:p>17112345507</text:p>
          </table:table-cell>
          <table:table-cell table:formula="of:=[.$C$2]+[.$D$2]*[.A1541]+[.$E$2]*LOG([.A1541])+[.$F$2]*[.A1541]*LOG([.A1541])+[.$G$2]*2*(RAND()-0.5)" office:value-type="float" office:value="302830782166045" calcext:value-type="float">
            <text:p>302830782166045</text:p>
          </table:table-cell>
          <table:table-cell table:number-columns-repeated="5"/>
        </table:table-row>
        <table:table-row table:style-name="ro1">
          <table:table-cell office:value-type="float" office:value="17123456618" calcext:value-type="float">
            <text:p>17123456618</text:p>
          </table:table-cell>
          <table:table-cell table:formula="of:=[.$C$2]+[.$D$2]*[.A1542]+[.$E$2]*LOG([.A1542])+[.$F$2]*[.A1542]*LOG([.A1542])+[.$G$2]*2*(RAND()-0.5)" office:value-type="float" office:value="303035617347070" calcext:value-type="float">
            <text:p>303035617347070</text:p>
          </table:table-cell>
          <table:table-cell table:number-columns-repeated="5"/>
        </table:table-row>
        <table:table-row table:style-name="ro1">
          <table:table-cell office:value-type="float" office:value="17134567729" calcext:value-type="float">
            <text:p>17134567729</text:p>
          </table:table-cell>
          <table:table-cell table:formula="of:=[.$C$2]+[.$D$2]*[.A1543]+[.$E$2]*LOG([.A1543])+[.$F$2]*[.A1543]*LOG([.A1543])+[.$G$2]*2*(RAND()-0.5)" office:value-type="float" office:value="303240457851098" calcext:value-type="float">
            <text:p>303240457851098</text:p>
          </table:table-cell>
          <table:table-cell table:number-columns-repeated="5"/>
        </table:table-row>
        <table:table-row table:style-name="ro1">
          <table:table-cell office:value-type="float" office:value="17145678840" calcext:value-type="float">
            <text:p>17145678840</text:p>
          </table:table-cell>
          <table:table-cell table:formula="of:=[.$C$2]+[.$D$2]*[.A1544]+[.$E$2]*LOG([.A1544])+[.$F$2]*[.A1544]*LOG([.A1544])+[.$G$2]*2*(RAND()-0.5)" office:value-type="float" office:value="303445303674679" calcext:value-type="float">
            <text:p>303445303674679</text:p>
          </table:table-cell>
          <table:table-cell table:number-columns-repeated="5"/>
        </table:table-row>
        <table:table-row table:style-name="ro1">
          <table:table-cell office:value-type="float" office:value="17156789951" calcext:value-type="float">
            <text:p>17156789951</text:p>
          </table:table-cell>
          <table:table-cell table:formula="of:=[.$C$2]+[.$D$2]*[.A1545]+[.$E$2]*LOG([.A1545])+[.$F$2]*[.A1545]*LOG([.A1545])+[.$G$2]*2*(RAND()-0.5)" office:value-type="float" office:value="303650154814365" calcext:value-type="float">
            <text:p>303650154814365</text:p>
          </table:table-cell>
          <table:table-cell table:number-columns-repeated="5"/>
        </table:table-row>
        <table:table-row table:style-name="ro1">
          <table:table-cell office:value-type="float" office:value="17167901062" calcext:value-type="float">
            <text:p>17167901062</text:p>
          </table:table-cell>
          <table:table-cell table:formula="of:=[.$C$2]+[.$D$2]*[.A1546]+[.$E$2]*LOG([.A1546])+[.$F$2]*[.A1546]*LOG([.A1546])+[.$G$2]*2*(RAND()-0.5)" office:value-type="float" office:value="303855011266713" calcext:value-type="float">
            <text:p>303855011266713</text:p>
          </table:table-cell>
          <table:table-cell table:number-columns-repeated="5"/>
        </table:table-row>
        <table:table-row table:style-name="ro1">
          <table:table-cell office:value-type="float" office:value="17179012173" calcext:value-type="float">
            <text:p>17179012173</text:p>
          </table:table-cell>
          <table:table-cell table:formula="of:=[.$C$2]+[.$D$2]*[.A1547]+[.$E$2]*LOG([.A1547])+[.$F$2]*[.A1547]*LOG([.A1547])+[.$G$2]*2*(RAND()-0.5)" office:value-type="float" office:value="304059873028285" calcext:value-type="float">
            <text:p>304059873028285</text:p>
          </table:table-cell>
          <table:table-cell table:number-columns-repeated="5"/>
        </table:table-row>
        <table:table-row table:style-name="ro1">
          <table:table-cell office:value-type="float" office:value="17190123284" calcext:value-type="float">
            <text:p>17190123284</text:p>
          </table:table-cell>
          <table:table-cell table:formula="of:=[.$C$2]+[.$D$2]*[.A1548]+[.$E$2]*LOG([.A1548])+[.$F$2]*[.A1548]*LOG([.A1548])+[.$G$2]*2*(RAND()-0.5)" office:value-type="float" office:value="304264740095647" calcext:value-type="float">
            <text:p>304264740095647</text:p>
          </table:table-cell>
          <table:table-cell table:number-columns-repeated="5"/>
        </table:table-row>
        <table:table-row table:style-name="ro1">
          <table:table-cell office:value-type="float" office:value="17201234395" calcext:value-type="float">
            <text:p>17201234395</text:p>
          </table:table-cell>
          <table:table-cell table:formula="of:=[.$C$2]+[.$D$2]*[.A1549]+[.$E$2]*LOG([.A1549])+[.$F$2]*[.A1549]*LOG([.A1549])+[.$G$2]*2*(RAND()-0.5)" office:value-type="float" office:value="304469612465370" calcext:value-type="float">
            <text:p>304469612465370</text:p>
          </table:table-cell>
          <table:table-cell table:number-columns-repeated="5"/>
        </table:table-row>
        <table:table-row table:style-name="ro1">
          <table:table-cell office:value-type="float" office:value="17212345506" calcext:value-type="float">
            <text:p>17212345506</text:p>
          </table:table-cell>
          <table:table-cell table:formula="of:=[.$C$2]+[.$D$2]*[.A1550]+[.$E$2]*LOG([.A1550])+[.$F$2]*[.A1550]*LOG([.A1550])+[.$G$2]*2*(RAND()-0.5)" office:value-type="float" office:value="304674490134027" calcext:value-type="float">
            <text:p>304674490134027</text:p>
          </table:table-cell>
          <table:table-cell table:number-columns-repeated="5"/>
        </table:table-row>
        <table:table-row table:style-name="ro1">
          <table:table-cell office:value-type="float" office:value="17223456617" calcext:value-type="float">
            <text:p>17223456617</text:p>
          </table:table-cell>
          <table:table-cell table:formula="of:=[.$C$2]+[.$D$2]*[.A1551]+[.$E$2]*LOG([.A1551])+[.$F$2]*[.A1551]*LOG([.A1551])+[.$G$2]*2*(RAND()-0.5)" office:value-type="float" office:value="304879373098200" calcext:value-type="float">
            <text:p>304879373098200</text:p>
          </table:table-cell>
          <table:table-cell table:number-columns-repeated="5"/>
        </table:table-row>
        <table:table-row table:style-name="ro1">
          <table:table-cell office:value-type="float" office:value="17234567728" calcext:value-type="float">
            <text:p>17234567728</text:p>
          </table:table-cell>
          <table:table-cell table:formula="of:=[.$C$2]+[.$D$2]*[.A1552]+[.$E$2]*LOG([.A1552])+[.$F$2]*[.A1552]*LOG([.A1552])+[.$G$2]*2*(RAND()-0.5)" office:value-type="float" office:value="305084261354470" calcext:value-type="float">
            <text:p>305084261354470</text:p>
          </table:table-cell>
          <table:table-cell table:number-columns-repeated="5"/>
        </table:table-row>
        <table:table-row table:style-name="ro1">
          <table:table-cell office:value-type="float" office:value="17245678839" calcext:value-type="float">
            <text:p>17245678839</text:p>
          </table:table-cell>
          <table:table-cell table:formula="of:=[.$C$2]+[.$D$2]*[.A1553]+[.$E$2]*LOG([.A1553])+[.$F$2]*[.A1553]*LOG([.A1553])+[.$G$2]*2*(RAND()-0.5)" office:value-type="float" office:value="305289154899428" calcext:value-type="float">
            <text:p>305289154899428</text:p>
          </table:table-cell>
          <table:table-cell table:number-columns-repeated="5"/>
        </table:table-row>
        <table:table-row table:style-name="ro1">
          <table:table-cell office:value-type="float" office:value="17256789950" calcext:value-type="float">
            <text:p>17256789950</text:p>
          </table:table-cell>
          <table:table-cell table:formula="of:=[.$C$2]+[.$D$2]*[.A1554]+[.$E$2]*LOG([.A1554])+[.$F$2]*[.A1554]*LOG([.A1554])+[.$G$2]*2*(RAND()-0.5)" office:value-type="float" office:value="305494053729665" calcext:value-type="float">
            <text:p>305494053729665</text:p>
          </table:table-cell>
          <table:table-cell table:number-columns-repeated="5"/>
        </table:table-row>
        <table:table-row table:style-name="ro1">
          <table:table-cell office:value-type="float" office:value="17267901061" calcext:value-type="float">
            <text:p>17267901061</text:p>
          </table:table-cell>
          <table:table-cell table:formula="of:=[.$C$2]+[.$D$2]*[.A1555]+[.$E$2]*LOG([.A1555])+[.$F$2]*[.A1555]*LOG([.A1555])+[.$G$2]*2*(RAND()-0.5)" office:value-type="float" office:value="305698957841778" calcext:value-type="float">
            <text:p>305698957841778</text:p>
          </table:table-cell>
          <table:table-cell table:number-columns-repeated="5"/>
        </table:table-row>
        <table:table-row table:style-name="ro1">
          <table:table-cell office:value-type="float" office:value="17279012172" calcext:value-type="float">
            <text:p>17279012172</text:p>
          </table:table-cell>
          <table:table-cell table:formula="of:=[.$C$2]+[.$D$2]*[.A1556]+[.$E$2]*LOG([.A1556])+[.$F$2]*[.A1556]*LOG([.A1556])+[.$G$2]*2*(RAND()-0.5)" office:value-type="float" office:value="305903867232369" calcext:value-type="float">
            <text:p>305903867232369</text:p>
          </table:table-cell>
          <table:table-cell table:number-columns-repeated="5"/>
        </table:table-row>
        <table:table-row table:style-name="ro1">
          <table:table-cell office:value-type="float" office:value="17290123283" calcext:value-type="float">
            <text:p>17290123283</text:p>
          </table:table-cell>
          <table:table-cell table:formula="of:=[.$C$2]+[.$D$2]*[.A1557]+[.$E$2]*LOG([.A1557])+[.$F$2]*[.A1557]*LOG([.A1557])+[.$G$2]*2*(RAND()-0.5)" office:value-type="float" office:value="306108781898043" calcext:value-type="float">
            <text:p>306108781898043</text:p>
          </table:table-cell>
          <table:table-cell table:number-columns-repeated="5"/>
        </table:table-row>
        <table:table-row table:style-name="ro1">
          <table:table-cell office:value-type="float" office:value="17301234394" calcext:value-type="float">
            <text:p>17301234394</text:p>
          </table:table-cell>
          <table:table-cell table:formula="of:=[.$C$2]+[.$D$2]*[.A1558]+[.$E$2]*LOG([.A1558])+[.$F$2]*[.A1558]*LOG([.A1558])+[.$G$2]*2*(RAND()-0.5)" office:value-type="float" office:value="306313701835410" calcext:value-type="float">
            <text:p>306313701835410</text:p>
          </table:table-cell>
          <table:table-cell table:number-columns-repeated="5"/>
        </table:table-row>
        <table:table-row table:style-name="ro1">
          <table:table-cell office:value-type="float" office:value="17312345505" calcext:value-type="float">
            <text:p>17312345505</text:p>
          </table:table-cell>
          <table:table-cell table:formula="of:=[.$C$2]+[.$D$2]*[.A1559]+[.$E$2]*LOG([.A1559])+[.$F$2]*[.A1559]*LOG([.A1559])+[.$G$2]*2*(RAND()-0.5)" office:value-type="float" office:value="306518627041086" calcext:value-type="float">
            <text:p>306518627041086</text:p>
          </table:table-cell>
          <table:table-cell table:number-columns-repeated="5"/>
        </table:table-row>
        <table:table-row table:style-name="ro1">
          <table:table-cell office:value-type="float" office:value="17323456616" calcext:value-type="float">
            <text:p>17323456616</text:p>
          </table:table-cell>
          <table:table-cell table:formula="of:=[.$C$2]+[.$D$2]*[.A1560]+[.$E$2]*LOG([.A1560])+[.$F$2]*[.A1560]*LOG([.A1560])+[.$G$2]*2*(RAND()-0.5)" office:value-type="float" office:value="306723557511688" calcext:value-type="float">
            <text:p>306723557511688</text:p>
          </table:table-cell>
          <table:table-cell table:number-columns-repeated="5"/>
        </table:table-row>
        <table:table-row table:style-name="ro1">
          <table:table-cell office:value-type="float" office:value="17334567727" calcext:value-type="float">
            <text:p>17334567727</text:p>
          </table:table-cell>
          <table:table-cell table:formula="of:=[.$C$2]+[.$D$2]*[.A1561]+[.$E$2]*LOG([.A1561])+[.$F$2]*[.A1561]*LOG([.A1561])+[.$G$2]*2*(RAND()-0.5)" office:value-type="float" office:value="306928493243839" calcext:value-type="float">
            <text:p>306928493243839</text:p>
          </table:table-cell>
          <table:table-cell table:number-columns-repeated="5"/>
        </table:table-row>
        <table:table-row table:style-name="ro1">
          <table:table-cell office:value-type="float" office:value="17345678838" calcext:value-type="float">
            <text:p>17345678838</text:p>
          </table:table-cell>
          <table:table-cell table:formula="of:=[.$C$2]+[.$D$2]*[.A1562]+[.$E$2]*LOG([.A1562])+[.$F$2]*[.A1562]*LOG([.A1562])+[.$G$2]*2*(RAND()-0.5)" office:value-type="float" office:value="307133434234168" calcext:value-type="float">
            <text:p>307133434234168</text:p>
          </table:table-cell>
          <table:table-cell table:number-columns-repeated="5"/>
        </table:table-row>
        <table:table-row table:style-name="ro1">
          <table:table-cell office:value-type="float" office:value="17356789949" calcext:value-type="float">
            <text:p>17356789949</text:p>
          </table:table-cell>
          <table:table-cell table:formula="of:=[.$C$2]+[.$D$2]*[.A1563]+[.$E$2]*LOG([.A1563])+[.$F$2]*[.A1563]*LOG([.A1563])+[.$G$2]*2*(RAND()-0.5)" office:value-type="float" office:value="307338380479306" calcext:value-type="float">
            <text:p>307338380479306</text:p>
          </table:table-cell>
          <table:table-cell table:number-columns-repeated="5"/>
        </table:table-row>
        <table:table-row table:style-name="ro1">
          <table:table-cell office:value-type="float" office:value="17367901060" calcext:value-type="float">
            <text:p>17367901060</text:p>
          </table:table-cell>
          <table:table-cell table:formula="of:=[.$C$2]+[.$D$2]*[.A1564]+[.$E$2]*LOG([.A1564])+[.$F$2]*[.A1564]*LOG([.A1564])+[.$G$2]*2*(RAND()-0.5)" office:value-type="float" office:value="307543331975889" calcext:value-type="float">
            <text:p>307543331975889</text:p>
          </table:table-cell>
          <table:table-cell table:number-columns-repeated="5"/>
        </table:table-row>
        <table:table-row table:style-name="ro1">
          <table:table-cell office:value-type="float" office:value="17379012171" calcext:value-type="float">
            <text:p>17379012171</text:p>
          </table:table-cell>
          <table:table-cell table:formula="of:=[.$C$2]+[.$D$2]*[.A1565]+[.$E$2]*LOG([.A1565])+[.$F$2]*[.A1565]*LOG([.A1565])+[.$G$2]*2*(RAND()-0.5)" office:value-type="float" office:value="307748288720558" calcext:value-type="float">
            <text:p>307748288720558</text:p>
          </table:table-cell>
          <table:table-cell table:number-columns-repeated="5"/>
        </table:table-row>
        <table:table-row table:style-name="ro1">
          <table:table-cell office:value-type="float" office:value="17390123282" calcext:value-type="float">
            <text:p>17390123282</text:p>
          </table:table-cell>
          <table:table-cell table:formula="of:=[.$C$2]+[.$D$2]*[.A1566]+[.$E$2]*LOG([.A1566])+[.$F$2]*[.A1566]*LOG([.A1566])+[.$G$2]*2*(RAND()-0.5)" office:value-type="float" office:value="307953250709956" calcext:value-type="float">
            <text:p>307953250709956</text:p>
          </table:table-cell>
          <table:table-cell table:number-columns-repeated="5"/>
        </table:table-row>
        <table:table-row table:style-name="ro1">
          <table:table-cell office:value-type="float" office:value="17401234393" calcext:value-type="float">
            <text:p>17401234393</text:p>
          </table:table-cell>
          <table:table-cell table:formula="of:=[.$C$2]+[.$D$2]*[.A1567]+[.$E$2]*LOG([.A1567])+[.$F$2]*[.A1567]*LOG([.A1567])+[.$G$2]*2*(RAND()-0.5)" office:value-type="float" office:value="308158217940734" calcext:value-type="float">
            <text:p>308158217940734</text:p>
          </table:table-cell>
          <table:table-cell table:number-columns-repeated="5"/>
        </table:table-row>
        <table:table-row table:style-name="ro1">
          <table:table-cell office:value-type="float" office:value="17412345504" calcext:value-type="float">
            <text:p>17412345504</text:p>
          </table:table-cell>
          <table:table-cell table:formula="of:=[.$C$2]+[.$D$2]*[.A1568]+[.$E$2]*LOG([.A1568])+[.$F$2]*[.A1568]*LOG([.A1568])+[.$G$2]*2*(RAND()-0.5)" office:value-type="float" office:value="308363190409544" calcext:value-type="float">
            <text:p>308363190409544</text:p>
          </table:table-cell>
          <table:table-cell table:number-columns-repeated="5"/>
        </table:table-row>
        <table:table-row table:style-name="ro1">
          <table:table-cell office:value-type="float" office:value="17423456615" calcext:value-type="float">
            <text:p>17423456615</text:p>
          </table:table-cell>
          <table:table-cell table:formula="of:=[.$C$2]+[.$D$2]*[.A1569]+[.$E$2]*LOG([.A1569])+[.$F$2]*[.A1569]*LOG([.A1569])+[.$G$2]*2*(RAND()-0.5)" office:value-type="float" office:value="308568168113044" calcext:value-type="float">
            <text:p>308568168113044</text:p>
          </table:table-cell>
          <table:table-cell table:number-columns-repeated="5"/>
        </table:table-row>
        <table:table-row table:style-name="ro1">
          <table:table-cell office:value-type="float" office:value="17434567726" calcext:value-type="float">
            <text:p>17434567726</text:p>
          </table:table-cell>
          <table:table-cell table:formula="of:=[.$C$2]+[.$D$2]*[.A1570]+[.$E$2]*LOG([.A1570])+[.$F$2]*[.A1570]*LOG([.A1570])+[.$G$2]*2*(RAND()-0.5)" office:value-type="float" office:value="308773151047895" calcext:value-type="float">
            <text:p>308773151047895</text:p>
          </table:table-cell>
          <table:table-cell table:number-columns-repeated="5"/>
        </table:table-row>
        <table:table-row table:style-name="ro1">
          <table:table-cell office:value-type="float" office:value="17445678837" calcext:value-type="float">
            <text:p>17445678837</text:p>
          </table:table-cell>
          <table:table-cell table:formula="of:=[.$C$2]+[.$D$2]*[.A1571]+[.$E$2]*LOG([.A1571])+[.$F$2]*[.A1571]*LOG([.A1571])+[.$G$2]*2*(RAND()-0.5)" office:value-type="float" office:value="308978139210765" calcext:value-type="float">
            <text:p>308978139210765</text:p>
          </table:table-cell>
          <table:table-cell table:number-columns-repeated="5"/>
        </table:table-row>
        <table:table-row table:style-name="ro1">
          <table:table-cell office:value-type="float" office:value="17456789948" calcext:value-type="float">
            <text:p>17456789948</text:p>
          </table:table-cell>
          <table:table-cell table:formula="of:=[.$C$2]+[.$D$2]*[.A1572]+[.$E$2]*LOG([.A1572])+[.$F$2]*[.A1572]*LOG([.A1572])+[.$G$2]*2*(RAND()-0.5)" office:value-type="float" office:value="309183132598322" calcext:value-type="float">
            <text:p>309183132598322</text:p>
          </table:table-cell>
          <table:table-cell table:number-columns-repeated="5"/>
        </table:table-row>
        <table:table-row table:style-name="ro1">
          <table:table-cell office:value-type="float" office:value="17467901059" calcext:value-type="float">
            <text:p>17467901059</text:p>
          </table:table-cell>
          <table:table-cell table:formula="of:=[.$C$2]+[.$D$2]*[.A1573]+[.$E$2]*LOG([.A1573])+[.$F$2]*[.A1573]*LOG([.A1573])+[.$G$2]*2*(RAND()-0.5)" office:value-type="float" office:value="309388131207242" calcext:value-type="float">
            <text:p>309388131207242</text:p>
          </table:table-cell>
          <table:table-cell table:number-columns-repeated="5"/>
        </table:table-row>
        <table:table-row table:style-name="ro1">
          <table:table-cell office:value-type="float" office:value="17479012170" calcext:value-type="float">
            <text:p>17479012170</text:p>
          </table:table-cell>
          <table:table-cell table:formula="of:=[.$C$2]+[.$D$2]*[.A1574]+[.$E$2]*LOG([.A1574])+[.$F$2]*[.A1574]*LOG([.A1574])+[.$G$2]*2*(RAND()-0.5)" office:value-type="float" office:value="309593135034203" calcext:value-type="float">
            <text:p>309593135034203</text:p>
          </table:table-cell>
          <table:table-cell table:number-columns-repeated="5"/>
        </table:table-row>
        <table:table-row table:style-name="ro1">
          <table:table-cell office:value-type="float" office:value="17490123281" calcext:value-type="float">
            <text:p>17490123281</text:p>
          </table:table-cell>
          <table:table-cell table:formula="of:=[.$C$2]+[.$D$2]*[.A1575]+[.$E$2]*LOG([.A1575])+[.$F$2]*[.A1575]*LOG([.A1575])+[.$G$2]*2*(RAND()-0.5)" office:value-type="float" office:value="309798144075889" calcext:value-type="float">
            <text:p>309798144075889</text:p>
          </table:table-cell>
          <table:table-cell table:number-columns-repeated="5"/>
        </table:table-row>
        <table:table-row table:style-name="ro1">
          <table:table-cell office:value-type="float" office:value="17501234392" calcext:value-type="float">
            <text:p>17501234392</text:p>
          </table:table-cell>
          <table:table-cell table:formula="of:=[.$C$2]+[.$D$2]*[.A1576]+[.$E$2]*LOG([.A1576])+[.$F$2]*[.A1576]*LOG([.A1576])+[.$G$2]*2*(RAND()-0.5)" office:value-type="float" office:value="310003158328986" calcext:value-type="float">
            <text:p>310003158328986</text:p>
          </table:table-cell>
          <table:table-cell table:number-columns-repeated="5"/>
        </table:table-row>
        <table:table-row table:style-name="ro1">
          <table:table-cell office:value-type="float" office:value="17512345503" calcext:value-type="float">
            <text:p>17512345503</text:p>
          </table:table-cell>
          <table:table-cell table:formula="of:=[.$C$2]+[.$D$2]*[.A1577]+[.$E$2]*LOG([.A1577])+[.$F$2]*[.A1577]*LOG([.A1577])+[.$G$2]*2*(RAND()-0.5)" office:value-type="float" office:value="310208177790185" calcext:value-type="float">
            <text:p>310208177790185</text:p>
          </table:table-cell>
          <table:table-cell table:number-columns-repeated="5"/>
        </table:table-row>
        <table:table-row table:style-name="ro1">
          <table:table-cell office:value-type="float" office:value="17523456614" calcext:value-type="float">
            <text:p>17523456614</text:p>
          </table:table-cell>
          <table:table-cell table:formula="of:=[.$C$2]+[.$D$2]*[.A1578]+[.$E$2]*LOG([.A1578])+[.$F$2]*[.A1578]*LOG([.A1578])+[.$G$2]*2*(RAND()-0.5)" office:value-type="float" office:value="310413202456184" calcext:value-type="float">
            <text:p>310413202456184</text:p>
          </table:table-cell>
          <table:table-cell table:number-columns-repeated="5"/>
        </table:table-row>
        <table:table-row table:style-name="ro1">
          <table:table-cell office:value-type="float" office:value="17534567725" calcext:value-type="float">
            <text:p>17534567725</text:p>
          </table:table-cell>
          <table:table-cell table:formula="of:=[.$C$2]+[.$D$2]*[.A1579]+[.$E$2]*LOG([.A1579])+[.$F$2]*[.A1579]*LOG([.A1579])+[.$G$2]*2*(RAND()-0.5)" office:value-type="float" office:value="310618232323680" calcext:value-type="float">
            <text:p>310618232323680</text:p>
          </table:table-cell>
          <table:table-cell table:number-columns-repeated="5"/>
        </table:table-row>
        <table:table-row table:style-name="ro1">
          <table:table-cell office:value-type="float" office:value="17545678836" calcext:value-type="float">
            <text:p>17545678836</text:p>
          </table:table-cell>
          <table:table-cell table:formula="of:=[.$C$2]+[.$D$2]*[.A1580]+[.$E$2]*LOG([.A1580])+[.$F$2]*[.A1580]*LOG([.A1580])+[.$G$2]*2*(RAND()-0.5)" office:value-type="float" office:value="310823267389379" calcext:value-type="float">
            <text:p>310823267389379</text:p>
          </table:table-cell>
          <table:table-cell table:number-columns-repeated="5"/>
        </table:table-row>
        <table:table-row table:style-name="ro1">
          <table:table-cell office:value-type="float" office:value="17556789947" calcext:value-type="float">
            <text:p>17556789947</text:p>
          </table:table-cell>
          <table:table-cell table:formula="of:=[.$C$2]+[.$D$2]*[.A1581]+[.$E$2]*LOG([.A1581])+[.$F$2]*[.A1581]*LOG([.A1581])+[.$G$2]*2*(RAND()-0.5)" office:value-type="float" office:value="311028307649988" calcext:value-type="float">
            <text:p>311028307649988</text:p>
          </table:table-cell>
          <table:table-cell table:number-columns-repeated="5"/>
        </table:table-row>
        <table:table-row table:style-name="ro1">
          <table:table-cell office:value-type="float" office:value="17567901058" calcext:value-type="float">
            <text:p>17567901058</text:p>
          </table:table-cell>
          <table:table-cell table:formula="of:=[.$C$2]+[.$D$2]*[.A1582]+[.$E$2]*LOG([.A1582])+[.$F$2]*[.A1582]*LOG([.A1582])+[.$G$2]*2*(RAND()-0.5)" office:value-type="float" office:value="311233353102220" calcext:value-type="float">
            <text:p>311233353102220</text:p>
          </table:table-cell>
          <table:table-cell table:number-columns-repeated="5"/>
        </table:table-row>
        <table:table-row table:style-name="ro1">
          <table:table-cell office:value-type="float" office:value="17579012169" calcext:value-type="float">
            <text:p>17579012169</text:p>
          </table:table-cell>
          <table:table-cell table:formula="of:=[.$C$2]+[.$D$2]*[.A1583]+[.$E$2]*LOG([.A1583])+[.$F$2]*[.A1583]*LOG([.A1583])+[.$G$2]*2*(RAND()-0.5)" office:value-type="float" office:value="311438403742790" calcext:value-type="float">
            <text:p>311438403742790</text:p>
          </table:table-cell>
          <table:table-cell table:number-columns-repeated="5"/>
        </table:table-row>
        <table:table-row table:style-name="ro1">
          <table:table-cell office:value-type="float" office:value="17590123280" calcext:value-type="float">
            <text:p>17590123280</text:p>
          </table:table-cell>
          <table:table-cell table:formula="of:=[.$C$2]+[.$D$2]*[.A1584]+[.$E$2]*LOG([.A1584])+[.$F$2]*[.A1584]*LOG([.A1584])+[.$G$2]*2*(RAND()-0.5)" office:value-type="float" office:value="311643459568421" calcext:value-type="float">
            <text:p>311643459568421</text:p>
          </table:table-cell>
          <table:table-cell table:number-columns-repeated="5"/>
        </table:table-row>
        <table:table-row table:style-name="ro1">
          <table:table-cell office:value-type="float" office:value="17601234391" calcext:value-type="float">
            <text:p>17601234391</text:p>
          </table:table-cell>
          <table:table-cell table:formula="of:=[.$C$2]+[.$D$2]*[.A1585]+[.$E$2]*LOG([.A1585])+[.$F$2]*[.A1585]*LOG([.A1585])+[.$G$2]*2*(RAND()-0.5)" office:value-type="float" office:value="311848520575836" calcext:value-type="float">
            <text:p>311848520575836</text:p>
          </table:table-cell>
          <table:table-cell table:number-columns-repeated="5"/>
        </table:table-row>
        <table:table-row table:style-name="ro1">
          <table:table-cell office:value-type="float" office:value="17612345502" calcext:value-type="float">
            <text:p>17612345502</text:p>
          </table:table-cell>
          <table:table-cell table:formula="of:=[.$C$2]+[.$D$2]*[.A1586]+[.$E$2]*LOG([.A1586])+[.$F$2]*[.A1586]*LOG([.A1586])+[.$G$2]*2*(RAND()-0.5)" office:value-type="float" office:value="312053586761765" calcext:value-type="float">
            <text:p>312053586761765</text:p>
          </table:table-cell>
          <table:table-cell table:number-columns-repeated="5"/>
        </table:table-row>
        <table:table-row table:style-name="ro1">
          <table:table-cell office:value-type="float" office:value="17623456613" calcext:value-type="float">
            <text:p>17623456613</text:p>
          </table:table-cell>
          <table:table-cell table:formula="of:=[.$C$2]+[.$D$2]*[.A1587]+[.$E$2]*LOG([.A1587])+[.$F$2]*[.A1587]*LOG([.A1587])+[.$G$2]*2*(RAND()-0.5)" office:value-type="float" office:value="312258658122940" calcext:value-type="float">
            <text:p>312258658122940</text:p>
          </table:table-cell>
          <table:table-cell table:number-columns-repeated="5"/>
        </table:table-row>
        <table:table-row table:style-name="ro1">
          <table:table-cell office:value-type="float" office:value="17634567724" calcext:value-type="float">
            <text:p>17634567724</text:p>
          </table:table-cell>
          <table:table-cell table:formula="of:=[.$C$2]+[.$D$2]*[.A1588]+[.$E$2]*LOG([.A1588])+[.$F$2]*[.A1588]*LOG([.A1588])+[.$G$2]*2*(RAND()-0.5)" office:value-type="float" office:value="312463734656099" calcext:value-type="float">
            <text:p>312463734656099</text:p>
          </table:table-cell>
          <table:table-cell table:number-columns-repeated="5"/>
        </table:table-row>
        <table:table-row table:style-name="ro1">
          <table:table-cell office:value-type="float" office:value="17645678835" calcext:value-type="float">
            <text:p>17645678835</text:p>
          </table:table-cell>
          <table:table-cell table:formula="of:=[.$C$2]+[.$D$2]*[.A1589]+[.$E$2]*LOG([.A1589])+[.$F$2]*[.A1589]*LOG([.A1589])+[.$G$2]*2*(RAND()-0.5)" office:value-type="float" office:value="312668816357982" calcext:value-type="float">
            <text:p>312668816357982</text:p>
          </table:table-cell>
          <table:table-cell table:number-columns-repeated="5"/>
        </table:table-row>
        <table:table-row table:style-name="ro1">
          <table:table-cell office:value-type="float" office:value="17656789946" calcext:value-type="float">
            <text:p>17656789946</text:p>
          </table:table-cell>
          <table:table-cell table:formula="of:=[.$C$2]+[.$D$2]*[.A1590]+[.$E$2]*LOG([.A1590])+[.$F$2]*[.A1590]*LOG([.A1590])+[.$G$2]*2*(RAND()-0.5)" office:value-type="float" office:value="312873903225336" calcext:value-type="float">
            <text:p>312873903225336</text:p>
          </table:table-cell>
          <table:table-cell table:number-columns-repeated="5"/>
        </table:table-row>
        <table:table-row table:style-name="ro1">
          <table:table-cell office:value-type="float" office:value="17667901057" calcext:value-type="float">
            <text:p>17667901057</text:p>
          </table:table-cell>
          <table:table-cell table:formula="of:=[.$C$2]+[.$D$2]*[.A1591]+[.$E$2]*LOG([.A1591])+[.$F$2]*[.A1591]*LOG([.A1591])+[.$G$2]*2*(RAND()-0.5)" office:value-type="float" office:value="313078995254909" calcext:value-type="float">
            <text:p>313078995254909</text:p>
          </table:table-cell>
          <table:table-cell table:number-columns-repeated="5"/>
        </table:table-row>
        <table:table-row table:style-name="ro1">
          <table:table-cell office:value-type="float" office:value="17679012168" calcext:value-type="float">
            <text:p>17679012168</text:p>
          </table:table-cell>
          <table:table-cell table:formula="of:=[.$C$2]+[.$D$2]*[.A1592]+[.$E$2]*LOG([.A1592])+[.$F$2]*[.A1592]*LOG([.A1592])+[.$G$2]*2*(RAND()-0.5)" office:value-type="float" office:value="313284092443456" calcext:value-type="float">
            <text:p>313284092443456</text:p>
          </table:table-cell>
          <table:table-cell table:number-columns-repeated="5"/>
        </table:table-row>
        <table:table-row table:style-name="ro1">
          <table:table-cell office:value-type="float" office:value="17690123279" calcext:value-type="float">
            <text:p>17690123279</text:p>
          </table:table-cell>
          <table:table-cell table:formula="of:=[.$C$2]+[.$D$2]*[.A1593]+[.$E$2]*LOG([.A1593])+[.$F$2]*[.A1593]*LOG([.A1593])+[.$G$2]*2*(RAND()-0.5)" office:value-type="float" office:value="313489194787734" calcext:value-type="float">
            <text:p>313489194787734</text:p>
          </table:table-cell>
          <table:table-cell table:number-columns-repeated="5"/>
        </table:table-row>
        <table:table-row table:style-name="ro1">
          <table:table-cell office:value-type="float" office:value="17701234390" calcext:value-type="float">
            <text:p>17701234390</text:p>
          </table:table-cell>
          <table:table-cell table:formula="of:=[.$C$2]+[.$D$2]*[.A1594]+[.$E$2]*LOG([.A1594])+[.$F$2]*[.A1594]*LOG([.A1594])+[.$G$2]*2*(RAND()-0.5)" office:value-type="float" office:value="313694302284504" calcext:value-type="float">
            <text:p>313694302284504</text:p>
          </table:table-cell>
          <table:table-cell table:number-columns-repeated="5"/>
        </table:table-row>
        <table:table-row table:style-name="ro1">
          <table:table-cell office:value-type="float" office:value="17712345501" calcext:value-type="float">
            <text:p>17712345501</text:p>
          </table:table-cell>
          <table:table-cell table:formula="of:=[.$C$2]+[.$D$2]*[.A1595]+[.$E$2]*LOG([.A1595])+[.$F$2]*[.A1595]*LOG([.A1595])+[.$G$2]*2*(RAND()-0.5)" office:value-type="float" office:value="313899414930533" calcext:value-type="float">
            <text:p>313899414930533</text:p>
          </table:table-cell>
          <table:table-cell table:number-columns-repeated="5"/>
        </table:table-row>
        <table:table-row table:style-name="ro1">
          <table:table-cell office:value-type="float" office:value="17723456612" calcext:value-type="float">
            <text:p>17723456612</text:p>
          </table:table-cell>
          <table:table-cell table:formula="of:=[.$C$2]+[.$D$2]*[.A1596]+[.$E$2]*LOG([.A1596])+[.$F$2]*[.A1596]*LOG([.A1596])+[.$G$2]*2*(RAND()-0.5)" office:value-type="float" office:value="314104532722589" calcext:value-type="float">
            <text:p>314104532722589</text:p>
          </table:table-cell>
          <table:table-cell table:number-columns-repeated="5"/>
        </table:table-row>
        <table:table-row table:style-name="ro1">
          <table:table-cell office:value-type="float" office:value="17734567723" calcext:value-type="float">
            <text:p>17734567723</text:p>
          </table:table-cell>
          <table:table-cell table:formula="of:=[.$C$2]+[.$D$2]*[.A1597]+[.$E$2]*LOG([.A1597])+[.$F$2]*[.A1597]*LOG([.A1597])+[.$G$2]*2*(RAND()-0.5)" office:value-type="float" office:value="314309655657448" calcext:value-type="float">
            <text:p>314309655657448</text:p>
          </table:table-cell>
          <table:table-cell table:number-columns-repeated="5"/>
        </table:table-row>
        <table:table-row table:style-name="ro1">
          <table:table-cell office:value-type="float" office:value="17745678834" calcext:value-type="float">
            <text:p>17745678834</text:p>
          </table:table-cell>
          <table:table-cell table:formula="of:=[.$C$2]+[.$D$2]*[.A1598]+[.$E$2]*LOG([.A1598])+[.$F$2]*[.A1598]*LOG([.A1598])+[.$G$2]*2*(RAND()-0.5)" office:value-type="float" office:value="314514783731887" calcext:value-type="float">
            <text:p>314514783731887</text:p>
          </table:table-cell>
          <table:table-cell table:number-columns-repeated="5"/>
        </table:table-row>
        <table:table-row table:style-name="ro1">
          <table:table-cell office:value-type="float" office:value="17756789945" calcext:value-type="float">
            <text:p>17756789945</text:p>
          </table:table-cell>
          <table:table-cell table:formula="of:=[.$C$2]+[.$D$2]*[.A1599]+[.$E$2]*LOG([.A1599])+[.$F$2]*[.A1599]*LOG([.A1599])+[.$G$2]*2*(RAND()-0.5)" office:value-type="float" office:value="314719916942687" calcext:value-type="float">
            <text:p>314719916942687</text:p>
          </table:table-cell>
          <table:table-cell table:number-columns-repeated="5"/>
        </table:table-row>
        <table:table-row table:style-name="ro1">
          <table:table-cell office:value-type="float" office:value="17767901056" calcext:value-type="float">
            <text:p>17767901056</text:p>
          </table:table-cell>
          <table:table-cell table:formula="of:=[.$C$2]+[.$D$2]*[.A1600]+[.$E$2]*LOG([.A1600])+[.$F$2]*[.A1600]*LOG([.A1600])+[.$G$2]*2*(RAND()-0.5)" office:value-type="float" office:value="314925055286636" calcext:value-type="float">
            <text:p>314925055286636</text:p>
          </table:table-cell>
          <table:table-cell table:number-columns-repeated="5"/>
        </table:table-row>
        <table:table-row table:style-name="ro1">
          <table:table-cell office:value-type="float" office:value="17779012167" calcext:value-type="float">
            <text:p>17779012167</text:p>
          </table:table-cell>
          <table:table-cell table:formula="of:=[.$C$2]+[.$D$2]*[.A1601]+[.$E$2]*LOG([.A1601])+[.$F$2]*[.A1601]*LOG([.A1601])+[.$G$2]*2*(RAND()-0.5)" office:value-type="float" office:value="315130198760522" calcext:value-type="float">
            <text:p>315130198760522</text:p>
          </table:table-cell>
          <table:table-cell table:number-columns-repeated="5"/>
        </table:table-row>
        <table:table-row table:style-name="ro1">
          <table:table-cell office:value-type="float" office:value="17790123278" calcext:value-type="float">
            <text:p>17790123278</text:p>
          </table:table-cell>
          <table:table-cell table:formula="of:=[.$C$2]+[.$D$2]*[.A1602]+[.$E$2]*LOG([.A1602])+[.$F$2]*[.A1602]*LOG([.A1602])+[.$G$2]*2*(RAND()-0.5)" office:value-type="float" office:value="315335347361140" calcext:value-type="float">
            <text:p>315335347361140</text:p>
          </table:table-cell>
          <table:table-cell table:number-columns-repeated="5"/>
        </table:table-row>
        <table:table-row table:style-name="ro1">
          <table:table-cell office:value-type="float" office:value="17801234389" calcext:value-type="float">
            <text:p>17801234389</text:p>
          </table:table-cell>
          <table:table-cell table:formula="of:=[.$C$2]+[.$D$2]*[.A1603]+[.$E$2]*LOG([.A1603])+[.$F$2]*[.A1603]*LOG([.A1603])+[.$G$2]*2*(RAND()-0.5)" office:value-type="float" office:value="315540501085288" calcext:value-type="float">
            <text:p>315540501085288</text:p>
          </table:table-cell>
          <table:table-cell table:number-columns-repeated="5"/>
        </table:table-row>
        <table:table-row table:style-name="ro1">
          <table:table-cell office:value-type="float" office:value="17812345500" calcext:value-type="float">
            <text:p>17812345500</text:p>
          </table:table-cell>
          <table:table-cell table:formula="of:=[.$C$2]+[.$D$2]*[.A1604]+[.$E$2]*LOG([.A1604])+[.$F$2]*[.A1604]*LOG([.A1604])+[.$G$2]*2*(RAND()-0.5)" office:value-type="float" office:value="315745659929768" calcext:value-type="float">
            <text:p>315745659929768</text:p>
          </table:table-cell>
          <table:table-cell table:number-columns-repeated="5"/>
        </table:table-row>
        <table:table-row table:style-name="ro1">
          <table:table-cell office:value-type="float" office:value="17823456611" calcext:value-type="float">
            <text:p>17823456611</text:p>
          </table:table-cell>
          <table:table-cell table:formula="of:=[.$C$2]+[.$D$2]*[.A1605]+[.$E$2]*LOG([.A1605])+[.$F$2]*[.A1605]*LOG([.A1605])+[.$G$2]*2*(RAND()-0.5)" office:value-type="float" office:value="315950823891386" calcext:value-type="float">
            <text:p>315950823891386</text:p>
          </table:table-cell>
          <table:table-cell table:number-columns-repeated="5"/>
        </table:table-row>
        <table:table-row table:style-name="ro1">
          <table:table-cell office:value-type="float" office:value="17834567722" calcext:value-type="float">
            <text:p>17834567722</text:p>
          </table:table-cell>
          <table:table-cell table:formula="of:=[.$C$2]+[.$D$2]*[.A1606]+[.$E$2]*LOG([.A1606])+[.$F$2]*[.A1606]*LOG([.A1606])+[.$G$2]*2*(RAND()-0.5)" office:value-type="float" office:value="316155992966952" calcext:value-type="float">
            <text:p>316155992966952</text:p>
          </table:table-cell>
          <table:table-cell table:number-columns-repeated="5"/>
        </table:table-row>
        <table:table-row table:style-name="ro1">
          <table:table-cell office:value-type="float" office:value="17845678833" calcext:value-type="float">
            <text:p>17845678833</text:p>
          </table:table-cell>
          <table:table-cell table:formula="of:=[.$C$2]+[.$D$2]*[.A1607]+[.$E$2]*LOG([.A1607])+[.$F$2]*[.A1607]*LOG([.A1607])+[.$G$2]*2*(RAND()-0.5)" office:value-type="float" office:value="316361167153280" calcext:value-type="float">
            <text:p>316361167153280</text:p>
          </table:table-cell>
          <table:table-cell table:number-columns-repeated="5"/>
        </table:table-row>
        <table:table-row table:style-name="ro1">
          <table:table-cell office:value-type="float" office:value="17856789944" calcext:value-type="float">
            <text:p>17856789944</text:p>
          </table:table-cell>
          <table:table-cell table:formula="of:=[.$C$2]+[.$D$2]*[.A1608]+[.$E$2]*LOG([.A1608])+[.$F$2]*[.A1608]*LOG([.A1608])+[.$G$2]*2*(RAND()-0.5)" office:value-type="float" office:value="316566346447188" calcext:value-type="float">
            <text:p>316566346447188</text:p>
          </table:table-cell>
          <table:table-cell table:number-columns-repeated="5"/>
        </table:table-row>
        <table:table-row table:style-name="ro1">
          <table:table-cell office:value-type="float" office:value="17867901055" calcext:value-type="float">
            <text:p>17867901055</text:p>
          </table:table-cell>
          <table:table-cell table:formula="of:=[.$C$2]+[.$D$2]*[.A1609]+[.$E$2]*LOG([.A1609])+[.$F$2]*[.A1609]*LOG([.A1609])+[.$G$2]*2*(RAND()-0.5)" office:value-type="float" office:value="316771530845497" calcext:value-type="float">
            <text:p>316771530845497</text:p>
          </table:table-cell>
          <table:table-cell table:number-columns-repeated="5"/>
        </table:table-row>
        <table:table-row table:style-name="ro1">
          <table:table-cell office:value-type="float" office:value="17879012166" calcext:value-type="float">
            <text:p>17879012166</text:p>
          </table:table-cell>
          <table:table-cell table:formula="of:=[.$C$2]+[.$D$2]*[.A1610]+[.$E$2]*LOG([.A1610])+[.$F$2]*[.A1610]*LOG([.A1610])+[.$G$2]*2*(RAND()-0.5)" office:value-type="float" office:value="316976720345034" calcext:value-type="float">
            <text:p>316976720345034</text:p>
          </table:table-cell>
          <table:table-cell table:number-columns-repeated="5"/>
        </table:table-row>
        <table:table-row table:style-name="ro1">
          <table:table-cell office:value-type="float" office:value="17890123277" calcext:value-type="float">
            <text:p>17890123277</text:p>
          </table:table-cell>
          <table:table-cell table:formula="of:=[.$C$2]+[.$D$2]*[.A1611]+[.$E$2]*LOG([.A1611])+[.$F$2]*[.A1611]*LOG([.A1611])+[.$G$2]*2*(RAND()-0.5)" office:value-type="float" office:value="317181914942628" calcext:value-type="float">
            <text:p>317181914942628</text:p>
          </table:table-cell>
          <table:table-cell table:number-columns-repeated="5"/>
        </table:table-row>
        <table:table-row table:style-name="ro1">
          <table:table-cell office:value-type="float" office:value="17901234388" calcext:value-type="float">
            <text:p>17901234388</text:p>
          </table:table-cell>
          <table:table-cell table:formula="of:=[.$C$2]+[.$D$2]*[.A1612]+[.$E$2]*LOG([.A1612])+[.$F$2]*[.A1612]*LOG([.A1612])+[.$G$2]*2*(RAND()-0.5)" office:value-type="float" office:value="317387114635113" calcext:value-type="float">
            <text:p>317387114635113</text:p>
          </table:table-cell>
          <table:table-cell table:number-columns-repeated="5"/>
        </table:table-row>
        <table:table-row table:style-name="ro1">
          <table:table-cell office:value-type="float" office:value="17912345499" calcext:value-type="float">
            <text:p>17912345499</text:p>
          </table:table-cell>
          <table:table-cell table:formula="of:=[.$C$2]+[.$D$2]*[.A1613]+[.$E$2]*LOG([.A1613])+[.$F$2]*[.A1613]*LOG([.A1613])+[.$G$2]*2*(RAND()-0.5)" office:value-type="float" office:value="317592319419327" calcext:value-type="float">
            <text:p>317592319419327</text:p>
          </table:table-cell>
          <table:table-cell table:number-columns-repeated="5"/>
        </table:table-row>
        <table:table-row table:style-name="ro1">
          <table:table-cell office:value-type="float" office:value="17923456610" calcext:value-type="float">
            <text:p>17923456610</text:p>
          </table:table-cell>
          <table:table-cell table:formula="of:=[.$C$2]+[.$D$2]*[.A1614]+[.$E$2]*LOG([.A1614])+[.$F$2]*[.A1614]*LOG([.A1614])+[.$G$2]*2*(RAND()-0.5)" office:value-type="float" office:value="317797529292111" calcext:value-type="float">
            <text:p>317797529292111</text:p>
          </table:table-cell>
          <table:table-cell table:number-columns-repeated="5"/>
        </table:table-row>
        <table:table-row table:style-name="ro1">
          <table:table-cell office:value-type="float" office:value="17934567721" calcext:value-type="float">
            <text:p>17934567721</text:p>
          </table:table-cell>
          <table:table-cell table:formula="of:=[.$C$2]+[.$D$2]*[.A1615]+[.$E$2]*LOG([.A1615])+[.$F$2]*[.A1615]*LOG([.A1615])+[.$G$2]*2*(RAND()-0.5)" office:value-type="float" office:value="318002744250311" calcext:value-type="float">
            <text:p>318002744250311</text:p>
          </table:table-cell>
          <table:table-cell table:number-columns-repeated="5"/>
        </table:table-row>
        <table:table-row table:style-name="ro1">
          <table:table-cell office:value-type="float" office:value="17945678832" calcext:value-type="float">
            <text:p>17945678832</text:p>
          </table:table-cell>
          <table:table-cell table:formula="of:=[.$C$2]+[.$D$2]*[.A1616]+[.$E$2]*LOG([.A1616])+[.$F$2]*[.A1616]*LOG([.A1616])+[.$G$2]*2*(RAND()-0.5)" office:value-type="float" office:value="318207964290775" calcext:value-type="float">
            <text:p>318207964290775</text:p>
          </table:table-cell>
          <table:table-cell table:number-columns-repeated="5"/>
        </table:table-row>
        <table:table-row table:style-name="ro1">
          <table:table-cell office:value-type="float" office:value="17956789943" calcext:value-type="float">
            <text:p>17956789943</text:p>
          </table:table-cell>
          <table:table-cell table:formula="of:=[.$C$2]+[.$D$2]*[.A1617]+[.$E$2]*LOG([.A1617])+[.$F$2]*[.A1617]*LOG([.A1617])+[.$G$2]*2*(RAND()-0.5)" office:value-type="float" office:value="318413189410359" calcext:value-type="float">
            <text:p>318413189410359</text:p>
          </table:table-cell>
          <table:table-cell table:number-columns-repeated="5"/>
        </table:table-row>
        <table:table-row table:style-name="ro1">
          <table:table-cell office:value-type="float" office:value="17967901054" calcext:value-type="float">
            <text:p>17967901054</text:p>
          </table:table-cell>
          <table:table-cell table:formula="of:=[.$C$2]+[.$D$2]*[.A1618]+[.$E$2]*LOG([.A1618])+[.$F$2]*[.A1618]*LOG([.A1618])+[.$G$2]*2*(RAND()-0.5)" office:value-type="float" office:value="318618419605918" calcext:value-type="float">
            <text:p>318618419605918</text:p>
          </table:table-cell>
          <table:table-cell table:number-columns-repeated="5"/>
        </table:table-row>
        <table:table-row table:style-name="ro1">
          <table:table-cell office:value-type="float" office:value="17979012165" calcext:value-type="float">
            <text:p>17979012165</text:p>
          </table:table-cell>
          <table:table-cell table:formula="of:=[.$C$2]+[.$D$2]*[.A1619]+[.$E$2]*LOG([.A1619])+[.$F$2]*[.A1619]*LOG([.A1619])+[.$G$2]*2*(RAND()-0.5)" office:value-type="float" office:value="318823654874314" calcext:value-type="float">
            <text:p>318823654874314</text:p>
          </table:table-cell>
          <table:table-cell table:number-columns-repeated="5"/>
        </table:table-row>
        <table:table-row table:style-name="ro1">
          <table:table-cell office:value-type="float" office:value="17990123276" calcext:value-type="float">
            <text:p>17990123276</text:p>
          </table:table-cell>
          <table:table-cell table:formula="of:=[.$C$2]+[.$D$2]*[.A1620]+[.$E$2]*LOG([.A1620])+[.$F$2]*[.A1620]*LOG([.A1620])+[.$G$2]*2*(RAND()-0.5)" office:value-type="float" office:value="319028895212411" calcext:value-type="float">
            <text:p>319028895212411</text:p>
          </table:table-cell>
          <table:table-cell table:number-columns-repeated="5"/>
        </table:table-row>
        <table:table-row table:style-name="ro1">
          <table:table-cell office:value-type="float" office:value="18001234387" calcext:value-type="float">
            <text:p>18001234387</text:p>
          </table:table-cell>
          <table:table-cell table:formula="of:=[.$C$2]+[.$D$2]*[.A1621]+[.$E$2]*LOG([.A1621])+[.$F$2]*[.A1621]*LOG([.A1621])+[.$G$2]*2*(RAND()-0.5)" office:value-type="float" office:value="319234140617079" calcext:value-type="float">
            <text:p>319234140617079</text:p>
          </table:table-cell>
          <table:table-cell table:number-columns-repeated="5"/>
        </table:table-row>
        <table:table-row table:style-name="ro1">
          <table:table-cell office:value-type="float" office:value="18012345498" calcext:value-type="float">
            <text:p>18012345498</text:p>
          </table:table-cell>
          <table:table-cell table:formula="of:=[.$C$2]+[.$D$2]*[.A1622]+[.$E$2]*LOG([.A1622])+[.$F$2]*[.A1622]*LOG([.A1622])+[.$G$2]*2*(RAND()-0.5)" office:value-type="float" office:value="319439391085191" calcext:value-type="float">
            <text:p>319439391085191</text:p>
          </table:table-cell>
          <table:table-cell table:number-columns-repeated="5"/>
        </table:table-row>
        <table:table-row table:style-name="ro1">
          <table:table-cell office:value-type="float" office:value="18023456609" calcext:value-type="float">
            <text:p>18023456609</text:p>
          </table:table-cell>
          <table:table-cell table:formula="of:=[.$C$2]+[.$D$2]*[.A1623]+[.$E$2]*LOG([.A1623])+[.$F$2]*[.A1623]*LOG([.A1623])+[.$G$2]*2*(RAND()-0.5)" office:value-type="float" office:value="319644646613622" calcext:value-type="float">
            <text:p>319644646613622</text:p>
          </table:table-cell>
          <table:table-cell table:number-columns-repeated="5"/>
        </table:table-row>
        <table:table-row table:style-name="ro1">
          <table:table-cell office:value-type="float" office:value="18034567720" calcext:value-type="float">
            <text:p>18034567720</text:p>
          </table:table-cell>
          <table:table-cell table:formula="of:=[.$C$2]+[.$D$2]*[.A1624]+[.$E$2]*LOG([.A1624])+[.$F$2]*[.A1624]*LOG([.A1624])+[.$G$2]*2*(RAND()-0.5)" office:value-type="float" office:value="319849907199253" calcext:value-type="float">
            <text:p>319849907199253</text:p>
          </table:table-cell>
          <table:table-cell table:number-columns-repeated="5"/>
        </table:table-row>
        <table:table-row table:style-name="ro1">
          <table:table-cell office:value-type="float" office:value="18045678831" calcext:value-type="float">
            <text:p>18045678831</text:p>
          </table:table-cell>
          <table:table-cell table:formula="of:=[.$C$2]+[.$D$2]*[.A1625]+[.$E$2]*LOG([.A1625])+[.$F$2]*[.A1625]*LOG([.A1625])+[.$G$2]*2*(RAND()-0.5)" office:value-type="float" office:value="320055172838969" calcext:value-type="float">
            <text:p>320055172838969</text:p>
          </table:table-cell>
          <table:table-cell table:number-columns-repeated="5"/>
        </table:table-row>
        <table:table-row table:style-name="ro1">
          <table:table-cell office:value-type="float" office:value="18056789942" calcext:value-type="float">
            <text:p>18056789942</text:p>
          </table:table-cell>
          <table:table-cell table:formula="of:=[.$C$2]+[.$D$2]*[.A1626]+[.$E$2]*LOG([.A1626])+[.$F$2]*[.A1626]*LOG([.A1626])+[.$G$2]*2*(RAND()-0.5)" office:value-type="float" office:value="320260443529657" calcext:value-type="float">
            <text:p>320260443529657</text:p>
          </table:table-cell>
          <table:table-cell table:number-columns-repeated="5"/>
        </table:table-row>
        <table:table-row table:style-name="ro1">
          <table:table-cell office:value-type="float" office:value="18067901053" calcext:value-type="float">
            <text:p>18067901053</text:p>
          </table:table-cell>
          <table:table-cell table:formula="of:=[.$C$2]+[.$D$2]*[.A1627]+[.$E$2]*LOG([.A1627])+[.$F$2]*[.A1627]*LOG([.A1627])+[.$G$2]*2*(RAND()-0.5)" office:value-type="float" office:value="320465719268210" calcext:value-type="float">
            <text:p>320465719268210</text:p>
          </table:table-cell>
          <table:table-cell table:number-columns-repeated="5"/>
        </table:table-row>
        <table:table-row table:style-name="ro1">
          <table:table-cell office:value-type="float" office:value="18079012164" calcext:value-type="float">
            <text:p>18079012164</text:p>
          </table:table-cell>
          <table:table-cell table:formula="of:=[.$C$2]+[.$D$2]*[.A1628]+[.$E$2]*LOG([.A1628])+[.$F$2]*[.A1628]*LOG([.A1628])+[.$G$2]*2*(RAND()-0.5)" office:value-type="float" office:value="320671000051523" calcext:value-type="float">
            <text:p>320671000051523</text:p>
          </table:table-cell>
          <table:table-cell table:number-columns-repeated="5"/>
        </table:table-row>
        <table:table-row table:style-name="ro1">
          <table:table-cell office:value-type="float" office:value="18090123275" calcext:value-type="float">
            <text:p>18090123275</text:p>
          </table:table-cell>
          <table:table-cell table:formula="of:=[.$C$2]+[.$D$2]*[.A1629]+[.$E$2]*LOG([.A1629])+[.$F$2]*[.A1629]*LOG([.A1629])+[.$G$2]*2*(RAND()-0.5)" office:value-type="float" office:value="320876285876496" calcext:value-type="float">
            <text:p>320876285876496</text:p>
          </table:table-cell>
          <table:table-cell table:number-columns-repeated="5"/>
        </table:table-row>
        <table:table-row table:style-name="ro1">
          <table:table-cell office:value-type="float" office:value="18101234386" calcext:value-type="float">
            <text:p>18101234386</text:p>
          </table:table-cell>
          <table:table-cell table:formula="of:=[.$C$2]+[.$D$2]*[.A1630]+[.$E$2]*LOG([.A1630])+[.$F$2]*[.A1630]*LOG([.A1630])+[.$G$2]*2*(RAND()-0.5)" office:value-type="float" office:value="321081576740032" calcext:value-type="float">
            <text:p>321081576740032</text:p>
          </table:table-cell>
          <table:table-cell table:number-columns-repeated="5"/>
        </table:table-row>
        <table:table-row table:style-name="ro1">
          <table:table-cell office:value-type="float" office:value="18112345497" calcext:value-type="float">
            <text:p>18112345497</text:p>
          </table:table-cell>
          <table:table-cell table:formula="of:=[.$C$2]+[.$D$2]*[.A1631]+[.$E$2]*LOG([.A1631])+[.$F$2]*[.A1631]*LOG([.A1631])+[.$G$2]*2*(RAND()-0.5)" office:value-type="float" office:value="321286872639038" calcext:value-type="float">
            <text:p>321286872639038</text:p>
          </table:table-cell>
          <table:table-cell table:number-columns-repeated="5"/>
        </table:table-row>
        <table:table-row table:style-name="ro1">
          <table:table-cell office:value-type="float" office:value="18123456608" calcext:value-type="float">
            <text:p>18123456608</text:p>
          </table:table-cell>
          <table:table-cell table:formula="of:=[.$C$2]+[.$D$2]*[.A1632]+[.$E$2]*LOG([.A1632])+[.$F$2]*[.A1632]*LOG([.A1632])+[.$G$2]*2*(RAND()-0.5)" office:value-type="float" office:value="321492173570426" calcext:value-type="float">
            <text:p>321492173570426</text:p>
          </table:table-cell>
          <table:table-cell table:number-columns-repeated="5"/>
        </table:table-row>
        <table:table-row table:style-name="ro1">
          <table:table-cell office:value-type="float" office:value="18134567719" calcext:value-type="float">
            <text:p>18134567719</text:p>
          </table:table-cell>
          <table:table-cell table:formula="of:=[.$C$2]+[.$D$2]*[.A1633]+[.$E$2]*LOG([.A1633])+[.$F$2]*[.A1633]*LOG([.A1633])+[.$G$2]*2*(RAND()-0.5)" office:value-type="float" office:value="321697479531109" calcext:value-type="float">
            <text:p>321697479531109</text:p>
          </table:table-cell>
          <table:table-cell table:number-columns-repeated="5"/>
        </table:table-row>
        <table:table-row table:style-name="ro1">
          <table:table-cell office:value-type="float" office:value="18145678830" calcext:value-type="float">
            <text:p>18145678830</text:p>
          </table:table-cell>
          <table:table-cell table:formula="of:=[.$C$2]+[.$D$2]*[.A1634]+[.$E$2]*LOG([.A1634])+[.$F$2]*[.A1634]*LOG([.A1634])+[.$G$2]*2*(RAND()-0.5)" office:value-type="float" office:value="321902790518007" calcext:value-type="float">
            <text:p>321902790518007</text:p>
          </table:table-cell>
          <table:table-cell table:number-columns-repeated="5"/>
        </table:table-row>
        <table:table-row table:style-name="ro1">
          <table:table-cell office:value-type="float" office:value="18156789941" calcext:value-type="float">
            <text:p>18156789941</text:p>
          </table:table-cell>
          <table:table-cell table:formula="of:=[.$C$2]+[.$D$2]*[.A1635]+[.$E$2]*LOG([.A1635])+[.$F$2]*[.A1635]*LOG([.A1635])+[.$G$2]*2*(RAND()-0.5)" office:value-type="float" office:value="322108106528042" calcext:value-type="float">
            <text:p>322108106528042</text:p>
          </table:table-cell>
          <table:table-cell table:number-columns-repeated="5"/>
        </table:table-row>
        <table:table-row table:style-name="ro1">
          <table:table-cell office:value-type="float" office:value="18167901052" calcext:value-type="float">
            <text:p>18167901052</text:p>
          </table:table-cell>
          <table:table-cell table:formula="of:=[.$C$2]+[.$D$2]*[.A1636]+[.$E$2]*LOG([.A1636])+[.$F$2]*[.A1636]*LOG([.A1636])+[.$G$2]*2*(RAND()-0.5)" office:value-type="float" office:value="322313427558140" calcext:value-type="float">
            <text:p>322313427558140</text:p>
          </table:table-cell>
          <table:table-cell table:number-columns-repeated="5"/>
        </table:table-row>
        <table:table-row table:style-name="ro1">
          <table:table-cell office:value-type="float" office:value="18179012163" calcext:value-type="float">
            <text:p>18179012163</text:p>
          </table:table-cell>
          <table:table-cell table:formula="of:=[.$C$2]+[.$D$2]*[.A1637]+[.$E$2]*LOG([.A1637])+[.$F$2]*[.A1637]*LOG([.A1637])+[.$G$2]*2*(RAND()-0.5)" office:value-type="float" office:value="322518753605231" calcext:value-type="float">
            <text:p>322518753605231</text:p>
          </table:table-cell>
          <table:table-cell table:number-columns-repeated="5"/>
        </table:table-row>
        <table:table-row table:style-name="ro1">
          <table:table-cell office:value-type="float" office:value="18190123274" calcext:value-type="float">
            <text:p>18190123274</text:p>
          </table:table-cell>
          <table:table-cell table:formula="of:=[.$C$2]+[.$D$2]*[.A1638]+[.$E$2]*LOG([.A1638])+[.$F$2]*[.A1638]*LOG([.A1638])+[.$G$2]*2*(RAND()-0.5)" office:value-type="float" office:value="322724084666248" calcext:value-type="float">
            <text:p>322724084666248</text:p>
          </table:table-cell>
          <table:table-cell table:number-columns-repeated="5"/>
        </table:table-row>
        <table:table-row table:style-name="ro1">
          <table:table-cell office:value-type="float" office:value="18201234385" calcext:value-type="float">
            <text:p>18201234385</text:p>
          </table:table-cell>
          <table:table-cell table:formula="of:=[.$C$2]+[.$D$2]*[.A1639]+[.$E$2]*LOG([.A1639])+[.$F$2]*[.A1639]*LOG([.A1639])+[.$G$2]*2*(RAND()-0.5)" office:value-type="float" office:value="322929420738129" calcext:value-type="float">
            <text:p>322929420738129</text:p>
          </table:table-cell>
          <table:table-cell table:number-columns-repeated="5"/>
        </table:table-row>
        <table:table-row table:style-name="ro1">
          <table:table-cell office:value-type="float" office:value="18212345496" calcext:value-type="float">
            <text:p>18212345496</text:p>
          </table:table-cell>
          <table:table-cell table:formula="of:=[.$C$2]+[.$D$2]*[.A1640]+[.$E$2]*LOG([.A1640])+[.$F$2]*[.A1640]*LOG([.A1640])+[.$G$2]*2*(RAND()-0.5)" office:value-type="float" office:value="323134761817815" calcext:value-type="float">
            <text:p>323134761817815</text:p>
          </table:table-cell>
          <table:table-cell table:number-columns-repeated="5"/>
        </table:table-row>
        <table:table-row table:style-name="ro1">
          <table:table-cell office:value-type="float" office:value="18223456607" calcext:value-type="float">
            <text:p>18223456607</text:p>
          </table:table-cell>
          <table:table-cell table:formula="of:=[.$C$2]+[.$D$2]*[.A1641]+[.$E$2]*LOG([.A1641])+[.$F$2]*[.A1641]*LOG([.A1641])+[.$G$2]*2*(RAND()-0.5)" office:value-type="float" office:value="323340107902250" calcext:value-type="float">
            <text:p>323340107902250</text:p>
          </table:table-cell>
          <table:table-cell table:number-columns-repeated="5"/>
        </table:table-row>
        <table:table-row table:style-name="ro1">
          <table:table-cell office:value-type="float" office:value="18234567718" calcext:value-type="float">
            <text:p>18234567718</text:p>
          </table:table-cell>
          <table:table-cell table:formula="of:=[.$C$2]+[.$D$2]*[.A1642]+[.$E$2]*LOG([.A1642])+[.$F$2]*[.A1642]*LOG([.A1642])+[.$G$2]*2*(RAND()-0.5)" office:value-type="float" office:value="323545458988383" calcext:value-type="float">
            <text:p>323545458988383</text:p>
          </table:table-cell>
          <table:table-cell table:number-columns-repeated="5"/>
        </table:table-row>
        <table:table-row table:style-name="ro1">
          <table:table-cell office:value-type="float" office:value="18245678829" calcext:value-type="float">
            <text:p>18245678829</text:p>
          </table:table-cell>
          <table:table-cell table:formula="of:=[.$C$2]+[.$D$2]*[.A1643]+[.$E$2]*LOG([.A1643])+[.$F$2]*[.A1643]*LOG([.A1643])+[.$G$2]*2*(RAND()-0.5)" office:value-type="float" office:value="323750815073167" calcext:value-type="float">
            <text:p>323750815073167</text:p>
          </table:table-cell>
          <table:table-cell table:number-columns-repeated="5"/>
        </table:table-row>
        <table:table-row table:style-name="ro1">
          <table:table-cell office:value-type="float" office:value="18256789940" calcext:value-type="float">
            <text:p>18256789940</text:p>
          </table:table-cell>
          <table:table-cell table:formula="of:=[.$C$2]+[.$D$2]*[.A1644]+[.$E$2]*LOG([.A1644])+[.$F$2]*[.A1644]*LOG([.A1644])+[.$G$2]*2*(RAND()-0.5)" office:value-type="float" office:value="323956176153557" calcext:value-type="float">
            <text:p>323956176153557</text:p>
          </table:table-cell>
          <table:table-cell table:number-columns-repeated="5"/>
        </table:table-row>
        <table:table-row table:style-name="ro1">
          <table:table-cell office:value-type="float" office:value="18267901051" calcext:value-type="float">
            <text:p>18267901051</text:p>
          </table:table-cell>
          <table:table-cell table:formula="of:=[.$C$2]+[.$D$2]*[.A1645]+[.$E$2]*LOG([.A1645])+[.$F$2]*[.A1645]*LOG([.A1645])+[.$G$2]*2*(RAND()-0.5)" office:value-type="float" office:value="324161542226513" calcext:value-type="float">
            <text:p>324161542226513</text:p>
          </table:table-cell>
          <table:table-cell table:number-columns-repeated="5"/>
        </table:table-row>
        <table:table-row table:style-name="ro1">
          <table:table-cell office:value-type="float" office:value="18279012162" calcext:value-type="float">
            <text:p>18279012162</text:p>
          </table:table-cell>
          <table:table-cell table:formula="of:=[.$C$2]+[.$D$2]*[.A1646]+[.$E$2]*LOG([.A1646])+[.$F$2]*[.A1646]*LOG([.A1646])+[.$G$2]*2*(RAND()-0.5)" office:value-type="float" office:value="324366913288998" calcext:value-type="float">
            <text:p>324366913288998</text:p>
          </table:table-cell>
          <table:table-cell table:number-columns-repeated="5"/>
        </table:table-row>
        <table:table-row table:style-name="ro1">
          <table:table-cell office:value-type="float" office:value="18290123273" calcext:value-type="float">
            <text:p>18290123273</text:p>
          </table:table-cell>
          <table:table-cell table:formula="of:=[.$C$2]+[.$D$2]*[.A1647]+[.$E$2]*LOG([.A1647])+[.$F$2]*[.A1647]*LOG([.A1647])+[.$G$2]*2*(RAND()-0.5)" office:value-type="float" office:value="324572289337980" calcext:value-type="float">
            <text:p>324572289337980</text:p>
          </table:table-cell>
          <table:table-cell table:number-columns-repeated="5"/>
        </table:table-row>
        <table:table-row table:style-name="ro1">
          <table:table-cell office:value-type="float" office:value="18301234384" calcext:value-type="float">
            <text:p>18301234384</text:p>
          </table:table-cell>
          <table:table-cell table:formula="of:=[.$C$2]+[.$D$2]*[.A1648]+[.$E$2]*LOG([.A1648])+[.$F$2]*[.A1648]*LOG([.A1648])+[.$G$2]*2*(RAND()-0.5)" office:value-type="float" office:value="324777670370429" calcext:value-type="float">
            <text:p>324777670370429</text:p>
          </table:table-cell>
          <table:table-cell table:number-columns-repeated="5"/>
        </table:table-row>
        <table:table-row table:style-name="ro1">
          <table:table-cell office:value-type="float" office:value="18312345495" calcext:value-type="float">
            <text:p>18312345495</text:p>
          </table:table-cell>
          <table:table-cell table:formula="of:=[.$C$2]+[.$D$2]*[.A1649]+[.$E$2]*LOG([.A1649])+[.$F$2]*[.A1649]*LOG([.A1649])+[.$G$2]*2*(RAND()-0.5)" office:value-type="float" office:value="324983056383319" calcext:value-type="float">
            <text:p>324983056383319</text:p>
          </table:table-cell>
          <table:table-cell table:number-columns-repeated="5"/>
        </table:table-row>
        <table:table-row table:style-name="ro1">
          <table:table-cell office:value-type="float" office:value="18323456606" calcext:value-type="float">
            <text:p>18323456606</text:p>
          </table:table-cell>
          <table:table-cell table:formula="of:=[.$C$2]+[.$D$2]*[.A1650]+[.$E$2]*LOG([.A1650])+[.$F$2]*[.A1650]*LOG([.A1650])+[.$G$2]*2*(RAND()-0.5)" office:value-type="float" office:value="325188447373629" calcext:value-type="float">
            <text:p>325188447373629</text:p>
          </table:table-cell>
          <table:table-cell table:number-columns-repeated="5"/>
        </table:table-row>
        <table:table-row table:style-name="ro1">
          <table:table-cell office:value-type="float" office:value="18334567717" calcext:value-type="float">
            <text:p>18334567717</text:p>
          </table:table-cell>
          <table:table-cell table:formula="of:=[.$C$2]+[.$D$2]*[.A1651]+[.$E$2]*LOG([.A1651])+[.$F$2]*[.A1651]*LOG([.A1651])+[.$G$2]*2*(RAND()-0.5)" office:value-type="float" office:value="325393843338341" calcext:value-type="float">
            <text:p>325393843338341</text:p>
          </table:table-cell>
          <table:table-cell table:number-columns-repeated="5"/>
        </table:table-row>
        <table:table-row table:style-name="ro1">
          <table:table-cell office:value-type="float" office:value="18345678828" calcext:value-type="float">
            <text:p>18345678828</text:p>
          </table:table-cell>
          <table:table-cell table:formula="of:=[.$C$2]+[.$D$2]*[.A1652]+[.$E$2]*LOG([.A1652])+[.$F$2]*[.A1652]*LOG([.A1652])+[.$G$2]*2*(RAND()-0.5)" office:value-type="float" office:value="325599244274439" calcext:value-type="float">
            <text:p>325599244274439</text:p>
          </table:table-cell>
          <table:table-cell table:number-columns-repeated="5"/>
        </table:table-row>
        <table:table-row table:style-name="ro1">
          <table:table-cell office:value-type="float" office:value="18356789939" calcext:value-type="float">
            <text:p>18356789939</text:p>
          </table:table-cell>
          <table:table-cell table:formula="of:=[.$C$2]+[.$D$2]*[.A1653]+[.$E$2]*LOG([.A1653])+[.$F$2]*[.A1653]*LOG([.A1653])+[.$G$2]*2*(RAND()-0.5)" office:value-type="float" office:value="325804650178913" calcext:value-type="float">
            <text:p>325804650178913</text:p>
          </table:table-cell>
          <table:table-cell table:number-columns-repeated="5"/>
        </table:table-row>
        <table:table-row table:style-name="ro1">
          <table:table-cell office:value-type="float" office:value="18367901050" calcext:value-type="float">
            <text:p>18367901050</text:p>
          </table:table-cell>
          <table:table-cell table:formula="of:=[.$C$2]+[.$D$2]*[.A1654]+[.$E$2]*LOG([.A1654])+[.$F$2]*[.A1654]*LOG([.A1654])+[.$G$2]*2*(RAND()-0.5)" office:value-type="float" office:value="326010061048756" calcext:value-type="float">
            <text:p>326010061048756</text:p>
          </table:table-cell>
          <table:table-cell table:number-columns-repeated="5"/>
        </table:table-row>
        <table:table-row table:style-name="ro1">
          <table:table-cell office:value-type="float" office:value="18379012161" calcext:value-type="float">
            <text:p>18379012161</text:p>
          </table:table-cell>
          <table:table-cell table:formula="of:=[.$C$2]+[.$D$2]*[.A1655]+[.$E$2]*LOG([.A1655])+[.$F$2]*[.A1655]*LOG([.A1655])+[.$G$2]*2*(RAND()-0.5)" office:value-type="float" office:value="326215476880964" calcext:value-type="float">
            <text:p>326215476880964</text:p>
          </table:table-cell>
          <table:table-cell table:number-columns-repeated="5"/>
        </table:table-row>
        <table:table-row table:style-name="ro1">
          <table:table-cell office:value-type="float" office:value="18390123272" calcext:value-type="float">
            <text:p>18390123272</text:p>
          </table:table-cell>
          <table:table-cell table:formula="of:=[.$C$2]+[.$D$2]*[.A1656]+[.$E$2]*LOG([.A1656])+[.$F$2]*[.A1656]*LOG([.A1656])+[.$G$2]*2*(RAND()-0.5)" office:value-type="float" office:value="326420897672536" calcext:value-type="float">
            <text:p>326420897672536</text:p>
          </table:table-cell>
          <table:table-cell table:number-columns-repeated="5"/>
        </table:table-row>
        <table:table-row table:style-name="ro1">
          <table:table-cell office:value-type="float" office:value="18401234383" calcext:value-type="float">
            <text:p>18401234383</text:p>
          </table:table-cell>
          <table:table-cell table:formula="of:=[.$C$2]+[.$D$2]*[.A1657]+[.$E$2]*LOG([.A1657])+[.$F$2]*[.A1657]*LOG([.A1657])+[.$G$2]*2*(RAND()-0.5)" office:value-type="float" office:value="326626323420477" calcext:value-type="float">
            <text:p>326626323420477</text:p>
          </table:table-cell>
          <table:table-cell table:number-columns-repeated="5"/>
        </table:table-row>
        <table:table-row table:style-name="ro1">
          <table:table-cell office:value-type="float" office:value="18412345494" calcext:value-type="float">
            <text:p>18412345494</text:p>
          </table:table-cell>
          <table:table-cell table:formula="of:=[.$C$2]+[.$D$2]*[.A1658]+[.$E$2]*LOG([.A1658])+[.$F$2]*[.A1658]*LOG([.A1658])+[.$G$2]*2*(RAND()-0.5)" office:value-type="float" office:value="326831754121794" calcext:value-type="float">
            <text:p>326831754121794</text:p>
          </table:table-cell>
          <table:table-cell table:number-columns-repeated="5"/>
        </table:table-row>
        <table:table-row table:style-name="ro1">
          <table:table-cell office:value-type="float" office:value="18423456605" calcext:value-type="float">
            <text:p>18423456605</text:p>
          </table:table-cell>
          <table:table-cell table:formula="of:=[.$C$2]+[.$D$2]*[.A1659]+[.$E$2]*LOG([.A1659])+[.$F$2]*[.A1659]*LOG([.A1659])+[.$G$2]*2*(RAND()-0.5)" office:value-type="float" office:value="327037189773498" calcext:value-type="float">
            <text:p>327037189773498</text:p>
          </table:table-cell>
          <table:table-cell table:number-columns-repeated="5"/>
        </table:table-row>
        <table:table-row table:style-name="ro1">
          <table:table-cell office:value-type="float" office:value="18434567716" calcext:value-type="float">
            <text:p>18434567716</text:p>
          </table:table-cell>
          <table:table-cell table:formula="of:=[.$C$2]+[.$D$2]*[.A1660]+[.$E$2]*LOG([.A1660])+[.$F$2]*[.A1660]*LOG([.A1660])+[.$G$2]*2*(RAND()-0.5)" office:value-type="float" office:value="327242630372603" calcext:value-type="float">
            <text:p>327242630372603</text:p>
          </table:table-cell>
          <table:table-cell table:number-columns-repeated="5"/>
        </table:table-row>
        <table:table-row table:style-name="ro1">
          <table:table-cell office:value-type="float" office:value="18445678827" calcext:value-type="float">
            <text:p>18445678827</text:p>
          </table:table-cell>
          <table:table-cell table:formula="of:=[.$C$2]+[.$D$2]*[.A1661]+[.$E$2]*LOG([.A1661])+[.$F$2]*[.A1661]*LOG([.A1661])+[.$G$2]*2*(RAND()-0.5)" office:value-type="float" office:value="327448075916126" calcext:value-type="float">
            <text:p>327448075916126</text:p>
          </table:table-cell>
          <table:table-cell table:number-columns-repeated="5"/>
        </table:table-row>
        <table:table-row table:style-name="ro1">
          <table:table-cell office:value-type="float" office:value="18456789938" calcext:value-type="float">
            <text:p>18456789938</text:p>
          </table:table-cell>
          <table:table-cell table:formula="of:=[.$C$2]+[.$D$2]*[.A1662]+[.$E$2]*LOG([.A1662])+[.$F$2]*[.A1662]*LOG([.A1662])+[.$G$2]*2*(RAND()-0.5)" office:value-type="float" office:value="327653526401091" calcext:value-type="float">
            <text:p>327653526401091</text:p>
          </table:table-cell>
          <table:table-cell table:number-columns-repeated="5"/>
        </table:table-row>
        <table:table-row table:style-name="ro1">
          <table:table-cell office:value-type="float" office:value="18467901049" calcext:value-type="float">
            <text:p>18467901049</text:p>
          </table:table-cell>
          <table:table-cell table:formula="of:=[.$C$2]+[.$D$2]*[.A1663]+[.$E$2]*LOG([.A1663])+[.$F$2]*[.A1663]*LOG([.A1663])+[.$G$2]*2*(RAND()-0.5)" office:value-type="float" office:value="327858981824521" calcext:value-type="float">
            <text:p>327858981824521</text:p>
          </table:table-cell>
          <table:table-cell table:number-columns-repeated="5"/>
        </table:table-row>
        <table:table-row table:style-name="ro1">
          <table:table-cell office:value-type="float" office:value="18479012160" calcext:value-type="float">
            <text:p>18479012160</text:p>
          </table:table-cell>
          <table:table-cell table:formula="of:=[.$C$2]+[.$D$2]*[.A1664]+[.$E$2]*LOG([.A1664])+[.$F$2]*[.A1664]*LOG([.A1664])+[.$G$2]*2*(RAND()-0.5)" office:value-type="float" office:value="328064442183446" calcext:value-type="float">
            <text:p>328064442183446</text:p>
          </table:table-cell>
          <table:table-cell table:number-columns-repeated="5"/>
        </table:table-row>
        <table:table-row table:style-name="ro1">
          <table:table-cell office:value-type="float" office:value="18490123271" calcext:value-type="float">
            <text:p>18490123271</text:p>
          </table:table-cell>
          <table:table-cell table:formula="of:=[.$C$2]+[.$D$2]*[.A1665]+[.$E$2]*LOG([.A1665])+[.$F$2]*[.A1665]*LOG([.A1665])+[.$G$2]*2*(RAND()-0.5)" office:value-type="float" office:value="328269907474898" calcext:value-type="float">
            <text:p>328269907474898</text:p>
          </table:table-cell>
          <table:table-cell table:number-columns-repeated="5"/>
        </table:table-row>
        <table:table-row table:style-name="ro1">
          <table:table-cell office:value-type="float" office:value="18501234382" calcext:value-type="float">
            <text:p>18501234382</text:p>
          </table:table-cell>
          <table:table-cell table:formula="of:=[.$C$2]+[.$D$2]*[.A1666]+[.$E$2]*LOG([.A1666])+[.$F$2]*[.A1666]*LOG([.A1666])+[.$G$2]*2*(RAND()-0.5)" office:value-type="float" office:value="328475377695913" calcext:value-type="float">
            <text:p>328475377695913</text:p>
          </table:table-cell>
          <table:table-cell table:number-columns-repeated="5"/>
        </table:table-row>
        <table:table-row table:style-name="ro1">
          <table:table-cell office:value-type="float" office:value="18512345493" calcext:value-type="float">
            <text:p>18512345493</text:p>
          </table:table-cell>
          <table:table-cell table:formula="of:=[.$C$2]+[.$D$2]*[.A1667]+[.$E$2]*LOG([.A1667])+[.$F$2]*[.A1667]*LOG([.A1667])+[.$G$2]*2*(RAND()-0.5)" office:value-type="float" office:value="328680852843531" calcext:value-type="float">
            <text:p>328680852843531</text:p>
          </table:table-cell>
          <table:table-cell table:number-columns-repeated="5"/>
        </table:table-row>
        <table:table-row table:style-name="ro1">
          <table:table-cell office:value-type="float" office:value="18523456604" calcext:value-type="float">
            <text:p>18523456604</text:p>
          </table:table-cell>
          <table:table-cell table:formula="of:=[.$C$2]+[.$D$2]*[.A1668]+[.$E$2]*LOG([.A1668])+[.$F$2]*[.A1668]*LOG([.A1668])+[.$G$2]*2*(RAND()-0.5)" office:value-type="float" office:value="328886332914794" calcext:value-type="float">
            <text:p>328886332914794</text:p>
          </table:table-cell>
          <table:table-cell table:number-columns-repeated="5"/>
        </table:table-row>
        <table:table-row table:style-name="ro1">
          <table:table-cell office:value-type="float" office:value="18534567715" calcext:value-type="float">
            <text:p>18534567715</text:p>
          </table:table-cell>
          <table:table-cell table:formula="of:=[.$C$2]+[.$D$2]*[.A1669]+[.$E$2]*LOG([.A1669])+[.$F$2]*[.A1669]*LOG([.A1669])+[.$G$2]*2*(RAND()-0.5)" office:value-type="float" office:value="329091817906750" calcext:value-type="float">
            <text:p>329091817906750</text:p>
          </table:table-cell>
          <table:table-cell table:number-columns-repeated="5"/>
        </table:table-row>
        <table:table-row table:style-name="ro1">
          <table:table-cell office:value-type="float" office:value="18545678826" calcext:value-type="float">
            <text:p>18545678826</text:p>
          </table:table-cell>
          <table:table-cell table:formula="of:=[.$C$2]+[.$D$2]*[.A1670]+[.$E$2]*LOG([.A1670])+[.$F$2]*[.A1670]*LOG([.A1670])+[.$G$2]*2*(RAND()-0.5)" office:value-type="float" office:value="329297307816447" calcext:value-type="float">
            <text:p>329297307816447</text:p>
          </table:table-cell>
          <table:table-cell table:number-columns-repeated="5"/>
        </table:table-row>
        <table:table-row table:style-name="ro1">
          <table:table-cell office:value-type="float" office:value="18556789937" calcext:value-type="float">
            <text:p>18556789937</text:p>
          </table:table-cell>
          <table:table-cell table:formula="of:=[.$C$2]+[.$D$2]*[.A1671]+[.$E$2]*LOG([.A1671])+[.$F$2]*[.A1671]*LOG([.A1671])+[.$G$2]*2*(RAND()-0.5)" office:value-type="float" office:value="329502802640941" calcext:value-type="float">
            <text:p>329502802640941</text:p>
          </table:table-cell>
          <table:table-cell table:number-columns-repeated="5"/>
        </table:table-row>
        <table:table-row table:style-name="ro1">
          <table:table-cell office:value-type="float" office:value="18567901048" calcext:value-type="float">
            <text:p>18567901048</text:p>
          </table:table-cell>
          <table:table-cell table:formula="of:=[.$C$2]+[.$D$2]*[.A1672]+[.$E$2]*LOG([.A1672])+[.$F$2]*[.A1672]*LOG([.A1672])+[.$G$2]*2*(RAND()-0.5)" office:value-type="float" office:value="329708302377288" calcext:value-type="float">
            <text:p>329708302377288</text:p>
          </table:table-cell>
          <table:table-cell table:number-columns-repeated="5"/>
        </table:table-row>
        <table:table-row table:style-name="ro1">
          <table:table-cell office:value-type="float" office:value="18579012159" calcext:value-type="float">
            <text:p>18579012159</text:p>
          </table:table-cell>
          <table:table-cell table:formula="of:=[.$C$2]+[.$D$2]*[.A1673]+[.$E$2]*LOG([.A1673])+[.$F$2]*[.A1673]*LOG([.A1673])+[.$G$2]*2*(RAND()-0.5)" office:value-type="float" office:value="329913807022549" calcext:value-type="float">
            <text:p>329913807022549</text:p>
          </table:table-cell>
          <table:table-cell table:number-columns-repeated="5"/>
        </table:table-row>
        <table:table-row table:style-name="ro1">
          <table:table-cell office:value-type="float" office:value="18590123270" calcext:value-type="float">
            <text:p>18590123270</text:p>
          </table:table-cell>
          <table:table-cell table:formula="of:=[.$C$2]+[.$D$2]*[.A1674]+[.$E$2]*LOG([.A1674])+[.$F$2]*[.A1674]*LOG([.A1674])+[.$G$2]*2*(RAND()-0.5)" office:value-type="float" office:value="330119316573788" calcext:value-type="float">
            <text:p>330119316573788</text:p>
          </table:table-cell>
          <table:table-cell table:number-columns-repeated="5"/>
        </table:table-row>
        <table:table-row table:style-name="ro1">
          <table:table-cell office:value-type="float" office:value="18601234381" calcext:value-type="float">
            <text:p>18601234381</text:p>
          </table:table-cell>
          <table:table-cell table:formula="of:=[.$C$2]+[.$D$2]*[.A1675]+[.$E$2]*LOG([.A1675])+[.$F$2]*[.A1675]*LOG([.A1675])+[.$G$2]*2*(RAND()-0.5)" office:value-type="float" office:value="330324831028074" calcext:value-type="float">
            <text:p>330324831028074</text:p>
          </table:table-cell>
          <table:table-cell table:number-columns-repeated="5"/>
        </table:table-row>
        <table:table-row table:style-name="ro1">
          <table:table-cell office:value-type="float" office:value="18612345492" calcext:value-type="float">
            <text:p>18612345492</text:p>
          </table:table-cell>
          <table:table-cell table:formula="of:=[.$C$2]+[.$D$2]*[.A1676]+[.$E$2]*LOG([.A1676])+[.$F$2]*[.A1676]*LOG([.A1676])+[.$G$2]*2*(RAND()-0.5)" office:value-type="float" office:value="330530350382476" calcext:value-type="float">
            <text:p>330530350382476</text:p>
          </table:table-cell>
          <table:table-cell table:number-columns-repeated="5"/>
        </table:table-row>
        <table:table-row table:style-name="ro1">
          <table:table-cell office:value-type="float" office:value="18623456603" calcext:value-type="float">
            <text:p>18623456603</text:p>
          </table:table-cell>
          <table:table-cell table:formula="of:=[.$C$2]+[.$D$2]*[.A1677]+[.$E$2]*LOG([.A1677])+[.$F$2]*[.A1677]*LOG([.A1677])+[.$G$2]*2*(RAND()-0.5)" office:value-type="float" office:value="330735874634070" calcext:value-type="float">
            <text:p>33073587463407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1">00/00/0000</text:date>, <text:time style:data-style-name="N2" text:time-value="22:04:13.581183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21:45:09.842975248</meta:creation-date>
    <meta:editing-duration>PT17M20S</meta:editing-duration>
    <meta:editing-cycles>14</meta:editing-cycles>
    <meta:generator>LibreOffice/5.1.6.2$Linux_X86_64 LibreOffice_project/10m0$Build-2</meta:generator>
    <dc:date>2018-12-01T22:07:49.467500330</dc:date>
    <meta:document-statistic meta:table-count="1" meta:cell-count="33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924cm" svg:height="20.833cm" xlink:href=".." xlink:type="simple" chart:class="chart:scatter" chart:style-name="ch1">
        <chart:legend chart:legend-position="end" svg:x="42.984cm" svg:y="10.117cm" style:legend-expansion="high" chart:style-name="ch2"/>
        <chart:plot-area chart:style-name="ch3" table:cell-range-address="Sheet1.A2:Sheet1.B1677 Sheet1.B1:Sheet1.B1" chart:data-source-has-labels="row" svg:x="0.878cm" svg:y="0.416cm" svg:width="41.228cm" svg:height="20.001cm">
          <chartooo:coordinate-region svg:x="3.907cm" svg:y="0.615cm" svg:width="37.18cm" svg:height="19.1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677" chart:label-cell-address="Sheet1.B1:Sheet1.B1" chart:class="chart:scatter">
            <chart:domain table:cell-range-address="Sheet1.A2:Sheet1.A1677"/>
            <chart:data-point chart:repeated="16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45678">
                <text:p>12345678</text:p>
                <draw:g>
                  <svg:desc>Sheet1.A2:Sheet1.A1677</svg:desc>
                </draw:g>
              </table:table-cell>
              <table:table-cell office:value-type="float" office:value="152537960548.116">
                <text:p>152537960548.116</text:p>
                <draw:g>
                  <svg:desc>Sheet1.B2:Sheet1.B16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456789">
                <text:p>23456789</text:p>
              </table:table-cell>
              <table:table-cell office:value-type="float" office:value="300937860634.913">
                <text:p>300937860634.9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567900">
                <text:p>34567900</text:p>
              </table:table-cell>
              <table:table-cell office:value-type="float" office:value="453383735672.406">
                <text:p>453383735672.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679011">
                <text:p>45679011</text:p>
              </table:table-cell>
              <table:table-cell office:value-type="float" office:value="608513789944.696">
                <text:p>608513789944.6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790122">
                <text:p>56790122</text:p>
              </table:table-cell>
              <table:table-cell office:value-type="float" office:value="765659409455.056">
                <text:p>765659409455.0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901233">
                <text:p>67901233</text:p>
              </table:table-cell>
              <table:table-cell office:value-type="float" office:value="924420430242.675">
                <text:p>924420430242.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012344">
                <text:p>79012344</text:p>
              </table:table-cell>
              <table:table-cell office:value-type="float" office:value="1084529871608.5">
                <text:p>108452987160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123455">
                <text:p>90123455</text:p>
              </table:table-cell>
              <table:table-cell office:value-type="float" office:value="1245796740216.41">
                <text:p>1245796740216.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234566">
                <text:p>101234566</text:p>
              </table:table-cell>
              <table:table-cell office:value-type="float" office:value="1408077557350.24">
                <text:p>1408077557350.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345677">
                <text:p>112345677</text:p>
              </table:table-cell>
              <table:table-cell office:value-type="float" office:value="1571260557551.47">
                <text:p>1571260557551.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3456788">
                <text:p>123456788</text:p>
              </table:table-cell>
              <table:table-cell office:value-type="float" office:value="1735256204955.62">
                <text:p>1735256204955.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4567899">
                <text:p>134567899</text:p>
              </table:table-cell>
              <table:table-cell office:value-type="float" office:value="1899991152923.72">
                <text:p>1899991152923.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5679010">
                <text:p>145679010</text:p>
              </table:table-cell>
              <table:table-cell office:value-type="float" office:value="2065404212651.42">
                <text:p>2065404212651.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6790121">
                <text:p>156790121</text:p>
              </table:table-cell>
              <table:table-cell office:value-type="float" office:value="2231443558907.72">
                <text:p>2231443558907.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7901232">
                <text:p>167901232</text:p>
              </table:table-cell>
              <table:table-cell office:value-type="float" office:value="2398064731792.1">
                <text:p>2398064731792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9012343">
                <text:p>179012343</text:p>
              </table:table-cell>
              <table:table-cell office:value-type="float" office:value="2565229169703.36">
                <text:p>2565229169703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123454">
                <text:p>190123454</text:p>
              </table:table-cell>
              <table:table-cell office:value-type="float" office:value="2732903107892.78">
                <text:p>2732903107892.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234565">
                <text:p>201234565</text:p>
              </table:table-cell>
              <table:table-cell office:value-type="float" office:value="2901056735339.46">
                <text:p>2901056735339.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2345676">
                <text:p>212345676</text:p>
              </table:table-cell>
              <table:table-cell office:value-type="float" office:value="3069663538375.38">
                <text:p>3069663538375.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3456787">
                <text:p>223456787</text:p>
              </table:table-cell>
              <table:table-cell office:value-type="float" office:value="3238699782045.06">
                <text:p>3238699782045.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4567898">
                <text:p>234567898</text:p>
              </table:table-cell>
              <table:table-cell office:value-type="float" office:value="3408144094858.49">
                <text:p>3408144094858.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5679009">
                <text:p>245679009</text:p>
              </table:table-cell>
              <table:table-cell office:value-type="float" office:value="3577977132386.27">
                <text:p>3577977132386.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6790120">
                <text:p>256790120</text:p>
              </table:table-cell>
              <table:table-cell office:value-type="float" office:value="3748181301826.84">
                <text:p>3748181301826.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7901231">
                <text:p>267901231</text:p>
              </table:table-cell>
              <table:table-cell office:value-type="float" office:value="3918740534326.82">
                <text:p>3918740534326.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9012342">
                <text:p>279012342</text:p>
              </table:table-cell>
              <table:table-cell office:value-type="float" office:value="4089640095132.42">
                <text:p>4089640095132.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0123453">
                <text:p>290123453</text:p>
              </table:table-cell>
              <table:table-cell office:value-type="float" office:value="4260866424025.95">
                <text:p>4260866424025.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1234564">
                <text:p>301234564</text:p>
              </table:table-cell>
              <table:table-cell office:value-type="float" office:value="4432407000238.61">
                <text:p>4432407000238.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2345675">
                <text:p>312345675</text:p>
              </table:table-cell>
              <table:table-cell office:value-type="float" office:value="4604250227318.68">
                <text:p>4604250227318.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3456786">
                <text:p>323456786</text:p>
              </table:table-cell>
              <table:table-cell office:value-type="float" office:value="4776385334400.82">
                <text:p>4776385334400.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4567897">
                <text:p>334567897</text:p>
              </table:table-cell>
              <table:table-cell office:value-type="float" office:value="4948802291055.79">
                <text:p>4948802291055.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5679008">
                <text:p>345679008</text:p>
              </table:table-cell>
              <table:table-cell office:value-type="float" office:value="5121491733462.78">
                <text:p>5121491733462.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6790119">
                <text:p>356790119</text:p>
              </table:table-cell>
              <table:table-cell office:value-type="float" office:value="5294444900082.72">
                <text:p>5294444900082.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7901230">
                <text:p>367901230</text:p>
              </table:table-cell>
              <table:table-cell office:value-type="float" office:value="5467653575351.5">
                <text:p>5467653575351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9012341">
                <text:p>379012341</text:p>
              </table:table-cell>
              <table:table-cell office:value-type="float" office:value="5641110040180.8">
                <text:p>5641110040180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0123452">
                <text:p>390123452</text:p>
              </table:table-cell>
              <table:table-cell office:value-type="float" office:value="5814807028267.94">
                <text:p>5814807028267.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1234563">
                <text:p>401234563</text:p>
              </table:table-cell>
              <table:table-cell office:value-type="float" office:value="5988737687386.56">
                <text:p>5988737687386.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2345674">
                <text:p>412345674</text:p>
              </table:table-cell>
              <table:table-cell office:value-type="float" office:value="6162895544968.06">
                <text:p>6162895544968.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3456785">
                <text:p>423456785</text:p>
              </table:table-cell>
              <table:table-cell office:value-type="float" office:value="6337274477395.2">
                <text:p>6337274477395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4567896">
                <text:p>434567896</text:p>
              </table:table-cell>
              <table:table-cell office:value-type="float" office:value="6511868682520.49">
                <text:p>6511868682520.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5679007">
                <text:p>445679007</text:p>
              </table:table-cell>
              <table:table-cell office:value-type="float" office:value="6686672654996.76">
                <text:p>6686672654996.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6790118">
                <text:p>456790118</text:p>
              </table:table-cell>
              <table:table-cell office:value-type="float" office:value="6861681164069.29">
                <text:p>6861681164069.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7901229">
                <text:p>467901229</text:p>
              </table:table-cell>
              <table:table-cell office:value-type="float" office:value="7036889233529.73">
                <text:p>7036889233529.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9012340">
                <text:p>479012340</text:p>
              </table:table-cell>
              <table:table-cell office:value-type="float" office:value="7212292123575.12">
                <text:p>7212292123575.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0123451">
                <text:p>490123451</text:p>
              </table:table-cell>
              <table:table-cell office:value-type="float" office:value="7387885314350.85">
                <text:p>7387885314350.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1234562">
                <text:p>501234562</text:p>
              </table:table-cell>
              <table:table-cell office:value-type="float" office:value="7563664490986.72">
                <text:p>7563664490986.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2345673">
                <text:p>512345673</text:p>
              </table:table-cell>
              <table:table-cell office:value-type="float" office:value="7739625529960.27">
                <text:p>7739625529960.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3456784">
                <text:p>523456784</text:p>
              </table:table-cell>
              <table:table-cell office:value-type="float" office:value="7915764486643.63">
                <text:p>7915764486643.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4567895">
                <text:p>534567895</text:p>
              </table:table-cell>
              <table:table-cell office:value-type="float" office:value="8092077583908.14">
                <text:p>8092077583908.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5679006">
                <text:p>545679006</text:p>
              </table:table-cell>
              <table:table-cell office:value-type="float" office:value="8268561201676.68">
                <text:p>8268561201676.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6790117">
                <text:p>556790117</text:p>
              </table:table-cell>
              <table:table-cell office:value-type="float" office:value="8445211867327.31">
                <text:p>8445211867327.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7901228">
                <text:p>567901228</text:p>
              </table:table-cell>
              <table:table-cell office:value-type="float" office:value="8622026246863.16">
                <text:p>8622026246863.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9012339">
                <text:p>579012339</text:p>
              </table:table-cell>
              <table:table-cell office:value-type="float" office:value="8799001136773.56">
                <text:p>8799001136773.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0123450">
                <text:p>590123450</text:p>
              </table:table-cell>
              <table:table-cell office:value-type="float" office:value="8976133456520.21">
                <text:p>8976133456520.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1234561">
                <text:p>601234561</text:p>
              </table:table-cell>
              <table:table-cell office:value-type="float" office:value="9153420241589.29">
                <text:p>9153420241589.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2345672">
                <text:p>612345672</text:p>
              </table:table-cell>
              <table:table-cell office:value-type="float" office:value="9330858637057.41">
                <text:p>9330858637057.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3456783">
                <text:p>623456783</text:p>
              </table:table-cell>
              <table:table-cell office:value-type="float" office:value="9508445891624.64">
                <text:p>9508445891624.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4567894">
                <text:p>634567894</text:p>
              </table:table-cell>
              <table:table-cell office:value-type="float" office:value="9686179352073.07">
                <text:p>9686179352073.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45679005">
                <text:p>645679005</text:p>
              </table:table-cell>
              <table:table-cell office:value-type="float" office:value="9864056458113.53">
                <text:p>9864056458113.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56790116">
                <text:p>656790116</text:p>
              </table:table-cell>
              <table:table-cell office:value-type="float" office:value="10042074737587.2">
                <text:p>10042074737587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67901227">
                <text:p>667901227</text:p>
              </table:table-cell>
              <table:table-cell office:value-type="float" office:value="10220231801991.8">
                <text:p>10220231801991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9012338">
                <text:p>679012338</text:p>
              </table:table-cell>
              <table:table-cell office:value-type="float" office:value="10398525342305.9">
                <text:p>10398525342305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0123449">
                <text:p>690123449</text:p>
              </table:table-cell>
              <table:table-cell office:value-type="float" office:value="10576953125086.3">
                <text:p>10576953125086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1234560">
                <text:p>701234560</text:p>
              </table:table-cell>
              <table:table-cell office:value-type="float" office:value="10755512988817.1">
                <text:p>10755512988817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2345671">
                <text:p>712345671</text:p>
              </table:table-cell>
              <table:table-cell office:value-type="float" office:value="10934202840489.6">
                <text:p>10934202840489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3456782">
                <text:p>723456782</text:p>
              </table:table-cell>
              <table:table-cell office:value-type="float" office:value="11113020652396.5">
                <text:p>11113020652396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34567893">
                <text:p>734567893</text:p>
              </table:table-cell>
              <table:table-cell office:value-type="float" office:value="11291964459122.6">
                <text:p>11291964459122.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5679004">
                <text:p>745679004</text:p>
              </table:table-cell>
              <table:table-cell office:value-type="float" office:value="11471032354717.3">
                <text:p>11471032354717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6790115">
                <text:p>756790115</text:p>
              </table:table-cell>
              <table:table-cell office:value-type="float" office:value="11650222490036.5">
                <text:p>11650222490036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67901226">
                <text:p>767901226</text:p>
              </table:table-cell>
              <table:table-cell office:value-type="float" office:value="11829533070239.6">
                <text:p>11829533070239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9012337">
                <text:p>779012337</text:p>
              </table:table-cell>
              <table:table-cell office:value-type="float" office:value="12008962352432.7">
                <text:p>12008962352432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0123448">
                <text:p>790123448</text:p>
              </table:table-cell>
              <table:table-cell office:value-type="float" office:value="12188508643444.6">
                <text:p>12188508643444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1234559">
                <text:p>801234559</text:p>
              </table:table-cell>
              <table:table-cell office:value-type="float" office:value="12368170297729.5">
                <text:p>12368170297729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12345670">
                <text:p>812345670</text:p>
              </table:table-cell>
              <table:table-cell office:value-type="float" office:value="12547945715385.5">
                <text:p>12547945715385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23456781">
                <text:p>823456781</text:p>
              </table:table-cell>
              <table:table-cell office:value-type="float" office:value="12727833340280.7">
                <text:p>12727833340280.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34567892">
                <text:p>834567892</text:p>
              </table:table-cell>
              <table:table-cell office:value-type="float" office:value="12907831658282">
                <text:p>129078316582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5679003">
                <text:p>845679003</text:p>
              </table:table-cell>
              <table:table-cell office:value-type="float" office:value="13087939195576.9">
                <text:p>13087939195576.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56790114">
                <text:p>856790114</text:p>
              </table:table-cell>
              <table:table-cell office:value-type="float" office:value="13268154517084.3">
                <text:p>13268154517084.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67901225">
                <text:p>867901225</text:p>
              </table:table-cell>
              <table:table-cell office:value-type="float" office:value="13448476224947.2">
                <text:p>13448476224947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79012336">
                <text:p>879012336</text:p>
              </table:table-cell>
              <table:table-cell office:value-type="float" office:value="13628902957103.4">
                <text:p>13628902957103.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0123447">
                <text:p>890123447</text:p>
              </table:table-cell>
              <table:table-cell office:value-type="float" office:value="13809433385927.3">
                <text:p>13809433385927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1234558">
                <text:p>901234558</text:p>
              </table:table-cell>
              <table:table-cell office:value-type="float" office:value="13990066216940.8">
                <text:p>13990066216940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2345669">
                <text:p>912345669</text:p>
              </table:table-cell>
              <table:table-cell office:value-type="float" office:value="14170800187586.7">
                <text:p>14170800187586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3456780">
                <text:p>923456780</text:p>
              </table:table-cell>
              <table:table-cell office:value-type="float" office:value="14351634066062.7">
                <text:p>14351634066062.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4567891">
                <text:p>934567891</text:p>
              </table:table-cell>
              <table:table-cell office:value-type="float" office:value="14532566650210.8">
                <text:p>14532566650210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5679002">
                <text:p>945679002</text:p>
              </table:table-cell>
              <table:table-cell office:value-type="float" office:value="14713596766460">
                <text:p>1471359676646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6790113">
                <text:p>956790113</text:p>
              </table:table-cell>
              <table:table-cell office:value-type="float" office:value="14894723268819">
                <text:p>148947232688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7901224">
                <text:p>967901224</text:p>
              </table:table-cell>
              <table:table-cell office:value-type="float" office:value="15075945037914.4">
                <text:p>15075945037914.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9012335">
                <text:p>979012335</text:p>
              </table:table-cell>
              <table:table-cell office:value-type="float" office:value="15257260980074.7">
                <text:p>15257260980074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0123446">
                <text:p>990123446</text:p>
              </table:table-cell>
              <table:table-cell office:value-type="float" office:value="15438670026454.7">
                <text:p>15438670026454.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1234557">
                <text:p>1001234557</text:p>
              </table:table-cell>
              <table:table-cell office:value-type="float" office:value="15620171132200">
                <text:p>156201711322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12345668">
                <text:p>1012345668</text:p>
              </table:table-cell>
              <table:table-cell office:value-type="float" office:value="15801763275647.7">
                <text:p>15801763275647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23456779">
                <text:p>1023456779</text:p>
              </table:table-cell>
              <table:table-cell office:value-type="float" office:value="15983445457563.2">
                <text:p>15983445457563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34567890">
                <text:p>1034567890</text:p>
              </table:table-cell>
              <table:table-cell office:value-type="float" office:value="16165216700409.5">
                <text:p>16165216700409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45679001">
                <text:p>1045679001</text:p>
              </table:table-cell>
              <table:table-cell office:value-type="float" office:value="16347076047647.9">
                <text:p>16347076047647.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56790112">
                <text:p>1056790112</text:p>
              </table:table-cell>
              <table:table-cell office:value-type="float" office:value="16529022563068.8">
                <text:p>16529022563068.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67901223">
                <text:p>1067901223</text:p>
              </table:table-cell>
              <table:table-cell office:value-type="float" office:value="16711055330150.4">
                <text:p>16711055330150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79012334">
                <text:p>1079012334</text:p>
              </table:table-cell>
              <table:table-cell office:value-type="float" office:value="16893173451443.9">
                <text:p>16893173451443.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0123445">
                <text:p>1090123445</text:p>
              </table:table-cell>
              <table:table-cell office:value-type="float" office:value="17075376047984.7">
                <text:p>17075376047984.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01234556">
                <text:p>1101234556</text:p>
              </table:table-cell>
              <table:table-cell office:value-type="float" office:value="17257662258726.6">
                <text:p>17257662258726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12345667">
                <text:p>1112345667</text:p>
              </table:table-cell>
              <table:table-cell office:value-type="float" office:value="17440031239999.9">
                <text:p>17440031239999.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23456778">
                <text:p>1123456778</text:p>
              </table:table-cell>
              <table:table-cell office:value-type="float" office:value="17622482164990.2">
                <text:p>17622482164990.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34567889">
                <text:p>1134567889</text:p>
              </table:table-cell>
              <table:table-cell office:value-type="float" office:value="17805014223238.5">
                <text:p>17805014223238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45679000">
                <text:p>1145679000</text:p>
              </table:table-cell>
              <table:table-cell office:value-type="float" office:value="17987626620160.9">
                <text:p>17987626620160.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56790111">
                <text:p>1156790111</text:p>
              </table:table-cell>
              <table:table-cell office:value-type="float" office:value="18170318576586.1">
                <text:p>18170318576586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67901222">
                <text:p>1167901222</text:p>
              </table:table-cell>
              <table:table-cell office:value-type="float" office:value="18353089328311.7">
                <text:p>18353089328311.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79012333">
                <text:p>1179012333</text:p>
              </table:table-cell>
              <table:table-cell office:value-type="float" office:value="18535938125676.9">
                <text:p>18535938125676.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90123444">
                <text:p>1190123444</text:p>
              </table:table-cell>
              <table:table-cell office:value-type="float" office:value="18718864233151.1">
                <text:p>18718864233151.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01234555">
                <text:p>1201234555</text:p>
              </table:table-cell>
              <table:table-cell office:value-type="float" office:value="18901866928938.3">
                <text:p>18901866928938.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12345666">
                <text:p>1212345666</text:p>
              </table:table-cell>
              <table:table-cell office:value-type="float" office:value="19084945504596.1">
                <text:p>19084945504596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23456777">
                <text:p>1223456777</text:p>
              </table:table-cell>
              <table:table-cell office:value-type="float" office:value="19268099264668.1">
                <text:p>19268099264668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34567888">
                <text:p>1234567888</text:p>
              </table:table-cell>
              <table:table-cell office:value-type="float" office:value="19451327526330.7">
                <text:p>19451327526330.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45678999">
                <text:p>1245678999</text:p>
              </table:table-cell>
              <table:table-cell office:value-type="float" office:value="19634629619051.1">
                <text:p>19634629619051.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56790110">
                <text:p>1256790110</text:p>
              </table:table-cell>
              <table:table-cell office:value-type="float" office:value="19818004884259.5">
                <text:p>19818004884259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67901221">
                <text:p>1267901221</text:p>
              </table:table-cell>
              <table:table-cell office:value-type="float" office:value="20001452675030.7">
                <text:p>20001452675030.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79012332">
                <text:p>1279012332</text:p>
              </table:table-cell>
              <table:table-cell office:value-type="float" office:value="20184972355778.7">
                <text:p>20184972355778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90123443">
                <text:p>1290123443</text:p>
              </table:table-cell>
              <table:table-cell office:value-type="float" office:value="20368563301961">
                <text:p>203685633019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01234554">
                <text:p>1301234554</text:p>
              </table:table-cell>
              <table:table-cell office:value-type="float" office:value="20552224899793.1">
                <text:p>20552224899793.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12345665">
                <text:p>1312345665</text:p>
              </table:table-cell>
              <table:table-cell office:value-type="float" office:value="20735956545972.7">
                <text:p>20735956545972.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23456776">
                <text:p>1323456776</text:p>
              </table:table-cell>
              <table:table-cell office:value-type="float" office:value="20919757647414.2">
                <text:p>20919757647414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34567887">
                <text:p>1334567887</text:p>
              </table:table-cell>
              <table:table-cell office:value-type="float" office:value="21103627620990.6">
                <text:p>21103627620990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45678998">
                <text:p>1345678998</text:p>
              </table:table-cell>
              <table:table-cell office:value-type="float" office:value="21287565893284.9">
                <text:p>21287565893284.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56790109">
                <text:p>1356790109</text:p>
              </table:table-cell>
              <table:table-cell office:value-type="float" office:value="21471571900350">
                <text:p>2147157190035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67901220">
                <text:p>1367901220</text:p>
              </table:table-cell>
              <table:table-cell office:value-type="float" office:value="21655645087475.6">
                <text:p>21655645087475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79012331">
                <text:p>1379012331</text:p>
              </table:table-cell>
              <table:table-cell office:value-type="float" office:value="21839784908963.2">
                <text:p>21839784908963.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0123442">
                <text:p>1390123442</text:p>
              </table:table-cell>
              <table:table-cell office:value-type="float" office:value="22023990827908.4">
                <text:p>22023990827908.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1234553">
                <text:p>1401234553</text:p>
              </table:table-cell>
              <table:table-cell office:value-type="float" office:value="22208262315989.7">
                <text:p>22208262315989.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2345664">
                <text:p>1412345664</text:p>
              </table:table-cell>
              <table:table-cell office:value-type="float" office:value="22392598853264.8">
                <text:p>22392598853264.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3456775">
                <text:p>1423456775</text:p>
              </table:table-cell>
              <table:table-cell office:value-type="float" office:value="22576999927972.4">
                <text:p>22576999927972.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4567886">
                <text:p>1434567886</text:p>
              </table:table-cell>
              <table:table-cell office:value-type="float" office:value="22761465036340.9">
                <text:p>22761465036340.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5678997">
                <text:p>1445678997</text:p>
              </table:table-cell>
              <table:table-cell office:value-type="float" office:value="22945993682402.5">
                <text:p>22945993682402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6790108">
                <text:p>1456790108</text:p>
              </table:table-cell>
              <table:table-cell office:value-type="float" office:value="23130585377813.5">
                <text:p>23130585377813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7901219">
                <text:p>1467901219</text:p>
              </table:table-cell>
              <table:table-cell office:value-type="float" office:value="23315239641679.5">
                <text:p>23315239641679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9012330">
                <text:p>1479012330</text:p>
              </table:table-cell>
              <table:table-cell office:value-type="float" office:value="23499956000386.8">
                <text:p>23499956000386.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0123441">
                <text:p>1490123441</text:p>
              </table:table-cell>
              <table:table-cell office:value-type="float" office:value="23684733987437.8">
                <text:p>23684733987437.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1234552">
                <text:p>1501234552</text:p>
              </table:table-cell>
              <table:table-cell office:value-type="float" office:value="23869573143291.9">
                <text:p>23869573143291.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2345663">
                <text:p>1512345663</text:p>
              </table:table-cell>
              <table:table-cell office:value-type="float" office:value="24054473015211.2">
                <text:p>24054473015211.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3456774">
                <text:p>1523456774</text:p>
              </table:table-cell>
              <table:table-cell office:value-type="float" office:value="24239433157110.4">
                <text:p>24239433157110.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4567885">
                <text:p>1534567885</text:p>
              </table:table-cell>
              <table:table-cell office:value-type="float" office:value="24424453129411.4">
                <text:p>24424453129411.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5678996">
                <text:p>1545678996</text:p>
              </table:table-cell>
              <table:table-cell office:value-type="float" office:value="24609532498901.7">
                <text:p>24609532498901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6790107">
                <text:p>1556790107</text:p>
              </table:table-cell>
              <table:table-cell office:value-type="float" office:value="24794670838597.4">
                <text:p>24794670838597.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7901218">
                <text:p>1567901218</text:p>
              </table:table-cell>
              <table:table-cell office:value-type="float" office:value="24979867727609.4">
                <text:p>24979867727609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9012329">
                <text:p>1579012329</text:p>
              </table:table-cell>
              <table:table-cell office:value-type="float" office:value="25165122751014.6">
                <text:p>25165122751014.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90123440">
                <text:p>1590123440</text:p>
              </table:table-cell>
              <table:table-cell office:value-type="float" office:value="25350435499728.9">
                <text:p>25350435499728.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01234551">
                <text:p>1601234551</text:p>
              </table:table-cell>
              <table:table-cell office:value-type="float" office:value="25535805570385.9">
                <text:p>25535805570385.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12345662">
                <text:p>1612345662</text:p>
              </table:table-cell>
              <table:table-cell office:value-type="float" office:value="25721232565216.8">
                <text:p>25721232565216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23456773">
                <text:p>1623456773</text:p>
              </table:table-cell>
              <table:table-cell office:value-type="float" office:value="25906716091935.7">
                <text:p>25906716091935.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34567884">
                <text:p>1634567884</text:p>
              </table:table-cell>
              <table:table-cell office:value-type="float" office:value="26092255763626.1">
                <text:p>26092255763626.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45678995">
                <text:p>1645678995</text:p>
              </table:table-cell>
              <table:table-cell office:value-type="float" office:value="26277851198632.1">
                <text:p>26277851198632.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56790106">
                <text:p>1656790106</text:p>
              </table:table-cell>
              <table:table-cell office:value-type="float" office:value="26463502020451.4">
                <text:p>26463502020451.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67901217">
                <text:p>1667901217</text:p>
              </table:table-cell>
              <table:table-cell office:value-type="float" office:value="26649207857631.8">
                <text:p>26649207857631.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79012328">
                <text:p>1679012328</text:p>
              </table:table-cell>
              <table:table-cell office:value-type="float" office:value="26834968343670.3">
                <text:p>26834968343670.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90123439">
                <text:p>1690123439</text:p>
              </table:table-cell>
              <table:table-cell office:value-type="float" office:value="27020783116914.8">
                <text:p>27020783116914.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01234550">
                <text:p>1701234550</text:p>
              </table:table-cell>
              <table:table-cell office:value-type="float" office:value="27206651820468.2">
                <text:p>27206651820468.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12345661">
                <text:p>1712345661</text:p>
              </table:table-cell>
              <table:table-cell office:value-type="float" office:value="27392574102095.8">
                <text:p>27392574102095.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23456772">
                <text:p>1723456772</text:p>
              </table:table-cell>
              <table:table-cell office:value-type="float" office:value="27578549614133.8">
                <text:p>27578549614133.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34567883">
                <text:p>1734567883</text:p>
              </table:table-cell>
              <table:table-cell office:value-type="float" office:value="27764578013401.6">
                <text:p>27764578013401.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45678994">
                <text:p>1745678994</text:p>
              </table:table-cell>
              <table:table-cell office:value-type="float" office:value="27950658961114.9">
                <text:p>27950658961114.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56790105">
                <text:p>1756790105</text:p>
              </table:table-cell>
              <table:table-cell office:value-type="float" office:value="28136792122802.7">
                <text:p>28136792122802.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67901216">
                <text:p>1767901216</text:p>
              </table:table-cell>
              <table:table-cell office:value-type="float" office:value="28322977168224.3">
                <text:p>28322977168224.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79012327">
                <text:p>1779012327</text:p>
              </table:table-cell>
              <table:table-cell office:value-type="float" office:value="28509213771290.7">
                <text:p>28509213771290.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90123438">
                <text:p>1790123438</text:p>
              </table:table-cell>
              <table:table-cell office:value-type="float" office:value="28695501609986">
                <text:p>286955016099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01234549">
                <text:p>1801234549</text:p>
              </table:table-cell>
              <table:table-cell office:value-type="float" office:value="28881840366291.9">
                <text:p>28881840366291.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12345660">
                <text:p>1812345660</text:p>
              </table:table-cell>
              <table:table-cell office:value-type="float" office:value="29068229726113.4">
                <text:p>29068229726113.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23456771">
                <text:p>1823456771</text:p>
              </table:table-cell>
              <table:table-cell office:value-type="float" office:value="29254669379207.2">
                <text:p>29254669379207.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34567882">
                <text:p>1834567882</text:p>
              </table:table-cell>
              <table:table-cell office:value-type="float" office:value="29441159019110.9">
                <text:p>29441159019110.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45678993">
                <text:p>1845678993</text:p>
              </table:table-cell>
              <table:table-cell office:value-type="float" office:value="29627698343074.1">
                <text:p>29627698343074.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56790104">
                <text:p>1856790104</text:p>
              </table:table-cell>
              <table:table-cell office:value-type="float" office:value="29814287051992">
                <text:p>298142870519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67901215">
                <text:p>1867901215</text:p>
              </table:table-cell>
              <table:table-cell office:value-type="float" office:value="30000924850339.3">
                <text:p>30000924850339.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79012326">
                <text:p>1879012326</text:p>
              </table:table-cell>
              <table:table-cell office:value-type="float" office:value="30187611446106.7">
                <text:p>30187611446106.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90123437">
                <text:p>1890123437</text:p>
              </table:table-cell>
              <table:table-cell office:value-type="float" office:value="30374346550738.4">
                <text:p>30374346550738.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01234548">
                <text:p>1901234548</text:p>
              </table:table-cell>
              <table:table-cell office:value-type="float" office:value="30561129879071.2">
                <text:p>30561129879071.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12345659">
                <text:p>1912345659</text:p>
              </table:table-cell>
              <table:table-cell office:value-type="float" office:value="30747961149275.1">
                <text:p>30747961149275.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23456770">
                <text:p>1923456770</text:p>
              </table:table-cell>
              <table:table-cell office:value-type="float" office:value="30934840082795.1">
                <text:p>30934840082795.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34567881">
                <text:p>1934567881</text:p>
              </table:table-cell>
              <table:table-cell office:value-type="float" office:value="31121766404294.4">
                <text:p>31121766404294.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45678992">
                <text:p>1945678992</text:p>
              </table:table-cell>
              <table:table-cell office:value-type="float" office:value="31308739841599.2">
                <text:p>31308739841599.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56790103">
                <text:p>1956790103</text:p>
              </table:table-cell>
              <table:table-cell office:value-type="float" office:value="31495760125644.2">
                <text:p>31495760125644.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67901214">
                <text:p>1967901214</text:p>
              </table:table-cell>
              <table:table-cell office:value-type="float" office:value="31682826990419.7">
                <text:p>31682826990419.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79012325">
                <text:p>1979012325</text:p>
              </table:table-cell>
              <table:table-cell office:value-type="float" office:value="31869940172920.1">
                <text:p>31869940172920.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90123436">
                <text:p>1990123436</text:p>
              </table:table-cell>
              <table:table-cell office:value-type="float" office:value="32057099413093">
                <text:p>320570994130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01234547">
                <text:p>2001234547</text:p>
              </table:table-cell>
              <table:table-cell office:value-type="float" office:value="32244304453790">
                <text:p>3224430445379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12345658">
                <text:p>2012345658</text:p>
              </table:table-cell>
              <table:table-cell office:value-type="float" office:value="32431555040718">
                <text:p>324315550407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23456769">
                <text:p>2023456769</text:p>
              </table:table-cell>
              <table:table-cell office:value-type="float" office:value="32618850922392.3">
                <text:p>32618850922392.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34567880">
                <text:p>2034567880</text:p>
              </table:table-cell>
              <table:table-cell office:value-type="float" office:value="32806191850089.9">
                <text:p>32806191850089.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45678991">
                <text:p>2045678991</text:p>
              </table:table-cell>
              <table:table-cell office:value-type="float" office:value="32993577577804.6">
                <text:p>32993577577804.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56790102">
                <text:p>2056790102</text:p>
              </table:table-cell>
              <table:table-cell office:value-type="float" office:value="33181007862202.6">
                <text:p>33181007862202.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67901213">
                <text:p>2067901213</text:p>
              </table:table-cell>
              <table:table-cell office:value-type="float" office:value="33368482462579.2">
                <text:p>33368482462579.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79012324">
                <text:p>2079012324</text:p>
              </table:table-cell>
              <table:table-cell office:value-type="float" office:value="33556001140816.3">
                <text:p>33556001140816.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90123435">
                <text:p>2090123435</text:p>
              </table:table-cell>
              <table:table-cell office:value-type="float" office:value="33743563661341.3">
                <text:p>33743563661341.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01234546">
                <text:p>2101234546</text:p>
              </table:table-cell>
              <table:table-cell office:value-type="float" office:value="33931169791085.9">
                <text:p>33931169791085.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12345657">
                <text:p>2112345657</text:p>
              </table:table-cell>
              <table:table-cell office:value-type="float" office:value="34118819299447.1">
                <text:p>34118819299447.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23456768">
                <text:p>2123456768</text:p>
              </table:table-cell>
              <table:table-cell office:value-type="float" office:value="34306511958247.6">
                <text:p>34306511958247.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34567879">
                <text:p>2134567879</text:p>
              </table:table-cell>
              <table:table-cell office:value-type="float" office:value="34494247541698.1">
                <text:p>34494247541698.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45678990">
                <text:p>2145678990</text:p>
              </table:table-cell>
              <table:table-cell office:value-type="float" office:value="34682025826360.1">
                <text:p>34682025826360.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56790101">
                <text:p>2156790101</text:p>
              </table:table-cell>
              <table:table-cell office:value-type="float" office:value="34869846591109.1">
                <text:p>34869846591109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67901212">
                <text:p>2167901212</text:p>
              </table:table-cell>
              <table:table-cell office:value-type="float" office:value="35057709617098.9">
                <text:p>35057709617098.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79012323">
                <text:p>2179012323</text:p>
              </table:table-cell>
              <table:table-cell office:value-type="float" office:value="35245614687726.8">
                <text:p>35245614687726.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90123434">
                <text:p>2190123434</text:p>
              </table:table-cell>
              <table:table-cell office:value-type="float" office:value="35433561588599">
                <text:p>354335615885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01234545">
                <text:p>2201234545</text:p>
              </table:table-cell>
              <table:table-cell office:value-type="float" office:value="35621550107497">
                <text:p>356215501074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12345656">
                <text:p>2212345656</text:p>
              </table:table-cell>
              <table:table-cell office:value-type="float" office:value="35809580034345">
                <text:p>358095800343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23456767">
                <text:p>2223456767</text:p>
              </table:table-cell>
              <table:table-cell office:value-type="float" office:value="35997651161177.1">
                <text:p>35997651161177.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34567878">
                <text:p>2234567878</text:p>
              </table:table-cell>
              <table:table-cell office:value-type="float" office:value="36185763282106.1">
                <text:p>36185763282106.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45678989">
                <text:p>2245678989</text:p>
              </table:table-cell>
              <table:table-cell office:value-type="float" office:value="36373916193292.3">
                <text:p>36373916193292.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56790100">
                <text:p>2256790100</text:p>
              </table:table-cell>
              <table:table-cell office:value-type="float" office:value="36562109692913">
                <text:p>365621096929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67901211">
                <text:p>2267901211</text:p>
              </table:table-cell>
              <table:table-cell office:value-type="float" office:value="36750343581132.9">
                <text:p>36750343581132.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79012322">
                <text:p>2279012322</text:p>
              </table:table-cell>
              <table:table-cell office:value-type="float" office:value="36938617660075">
                <text:p>369386176600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90123433">
                <text:p>2290123433</text:p>
              </table:table-cell>
              <table:table-cell office:value-type="float" office:value="37126931733791.6">
                <text:p>37126931733791.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01234544">
                <text:p>2301234544</text:p>
              </table:table-cell>
              <table:table-cell office:value-type="float" office:value="37315285608236.5">
                <text:p>37315285608236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12345655">
                <text:p>2312345655</text:p>
              </table:table-cell>
              <table:table-cell office:value-type="float" office:value="37503679091237.1">
                <text:p>37503679091237.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23456766">
                <text:p>2323456766</text:p>
              </table:table-cell>
              <table:table-cell office:value-type="float" office:value="37692111992468">
                <text:p>376921119924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34567877">
                <text:p>2334567877</text:p>
              </table:table-cell>
              <table:table-cell office:value-type="float" office:value="37880584123424">
                <text:p>378805841234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45678988">
                <text:p>2345678988</text:p>
              </table:table-cell>
              <table:table-cell office:value-type="float" office:value="38069095297394.3">
                <text:p>38069095297394.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56790099">
                <text:p>2356790099</text:p>
              </table:table-cell>
              <table:table-cell office:value-type="float" office:value="38257645329436.8">
                <text:p>38257645329436.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67901210">
                <text:p>2367901210</text:p>
              </table:table-cell>
              <table:table-cell office:value-type="float" office:value="38446234036353.4">
                <text:p>38446234036353.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79012321">
                <text:p>2379012321</text:p>
              </table:table-cell>
              <table:table-cell office:value-type="float" office:value="38634861236665.3">
                <text:p>38634861236665.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90123432">
                <text:p>2390123432</text:p>
              </table:table-cell>
              <table:table-cell office:value-type="float" office:value="38823526750588.9">
                <text:p>38823526750588.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01234543">
                <text:p>2401234543</text:p>
              </table:table-cell>
              <table:table-cell office:value-type="float" office:value="39012230400012">
                <text:p>390122304000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12345654">
                <text:p>2412345654</text:p>
              </table:table-cell>
              <table:table-cell office:value-type="float" office:value="39200972008470.9">
                <text:p>39200972008470.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23456765">
                <text:p>2423456765</text:p>
              </table:table-cell>
              <table:table-cell office:value-type="float" office:value="39389751401127.5">
                <text:p>39389751401127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34567876">
                <text:p>2434567876</text:p>
              </table:table-cell>
              <table:table-cell office:value-type="float" office:value="39578568404746.8">
                <text:p>39578568404746.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45678987">
                <text:p>2445678987</text:p>
              </table:table-cell>
              <table:table-cell office:value-type="float" office:value="39767422847675.2">
                <text:p>39767422847675.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56790098">
                <text:p>2456790098</text:p>
              </table:table-cell>
              <table:table-cell office:value-type="float" office:value="39956314559818.7">
                <text:p>39956314559818.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67901209">
                <text:p>2467901209</text:p>
              </table:table-cell>
              <table:table-cell office:value-type="float" office:value="40145243372622">
                <text:p>401452433726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79012320">
                <text:p>2479012320</text:p>
              </table:table-cell>
              <table:table-cell office:value-type="float" office:value="40334209119047.4">
                <text:p>40334209119047.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90123431">
                <text:p>2490123431</text:p>
              </table:table-cell>
              <table:table-cell office:value-type="float" office:value="40523211633554.7">
                <text:p>40523211633554.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01234542">
                <text:p>2501234542</text:p>
              </table:table-cell>
              <table:table-cell office:value-type="float" office:value="40712250752080.9">
                <text:p>40712250752080.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12345653">
                <text:p>2512345653</text:p>
              </table:table-cell>
              <table:table-cell office:value-type="float" office:value="40901326312020.8">
                <text:p>40901326312020.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23456764">
                <text:p>2523456764</text:p>
              </table:table-cell>
              <table:table-cell office:value-type="float" office:value="41090438152207.2">
                <text:p>41090438152207.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34567875">
                <text:p>2534567875</text:p>
              </table:table-cell>
              <table:table-cell office:value-type="float" office:value="41279586112892.6">
                <text:p>41279586112892.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45678986">
                <text:p>2545678986</text:p>
              </table:table-cell>
              <table:table-cell office:value-type="float" office:value="41468770035729.8">
                <text:p>41468770035729.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56790097">
                <text:p>2556790097</text:p>
              </table:table-cell>
              <table:table-cell office:value-type="float" office:value="41657989763754">
                <text:p>416579897637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67901208">
                <text:p>2567901208</text:p>
              </table:table-cell>
              <table:table-cell office:value-type="float" office:value="41847245141364.7">
                <text:p>41847245141364.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79012319">
                <text:p>2579012319</text:p>
              </table:table-cell>
              <table:table-cell office:value-type="float" office:value="42036536014307.9">
                <text:p>42036536014307.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90123430">
                <text:p>2590123430</text:p>
              </table:table-cell>
              <table:table-cell office:value-type="float" office:value="42225862229658.7">
                <text:p>42225862229658.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01234541">
                <text:p>2601234541</text:p>
              </table:table-cell>
              <table:table-cell office:value-type="float" office:value="42415223635804.4">
                <text:p>42415223635804.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12345652">
                <text:p>2612345652</text:p>
              </table:table-cell>
              <table:table-cell office:value-type="float" office:value="42604620082427.4">
                <text:p>42604620082427.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23456763">
                <text:p>2623456763</text:p>
              </table:table-cell>
              <table:table-cell office:value-type="float" office:value="42794051420488.9">
                <text:p>42794051420488.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34567874">
                <text:p>2634567874</text:p>
              </table:table-cell>
              <table:table-cell office:value-type="float" office:value="42983517502212.5">
                <text:p>42983517502212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45678985">
                <text:p>2645678985</text:p>
              </table:table-cell>
              <table:table-cell office:value-type="float" office:value="43173018181068.2">
                <text:p>43173018181068.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56790096">
                <text:p>2656790096</text:p>
              </table:table-cell>
              <table:table-cell office:value-type="float" office:value="43362553311757">
                <text:p>4336255331175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67901207">
                <text:p>2667901207</text:p>
              </table:table-cell>
              <table:table-cell office:value-type="float" office:value="43552122750195.1">
                <text:p>43552122750195.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79012318">
                <text:p>2679012318</text:p>
              </table:table-cell>
              <table:table-cell office:value-type="float" office:value="43741726353498.8">
                <text:p>43741726353498.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90123429">
                <text:p>2690123429</text:p>
              </table:table-cell>
              <table:table-cell office:value-type="float" office:value="43931363979969.7">
                <text:p>43931363979969.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701234540">
                <text:p>2701234540</text:p>
              </table:table-cell>
              <table:table-cell office:value-type="float" office:value="44121035489080">
                <text:p>4412103548908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712345651">
                <text:p>2712345651</text:p>
              </table:table-cell>
              <table:table-cell office:value-type="float" office:value="44310740741457.8">
                <text:p>44310740741457.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23456762">
                <text:p>2723456762</text:p>
              </table:table-cell>
              <table:table-cell office:value-type="float" office:value="44500479598873.2">
                <text:p>44500479598873.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34567873">
                <text:p>2734567873</text:p>
              </table:table-cell>
              <table:table-cell office:value-type="float" office:value="44690251924224.3">
                <text:p>44690251924224.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45678984">
                <text:p>2745678984</text:p>
              </table:table-cell>
              <table:table-cell office:value-type="float" office:value="44880057581523.2">
                <text:p>44880057581523.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756790095">
                <text:p>2756790095</text:p>
              </table:table-cell>
              <table:table-cell office:value-type="float" office:value="45069896435882.6">
                <text:p>45069896435882.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67901206">
                <text:p>2767901206</text:p>
              </table:table-cell>
              <table:table-cell office:value-type="float" office:value="45259768353502.7">
                <text:p>45259768353502.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79012317">
                <text:p>2779012317</text:p>
              </table:table-cell>
              <table:table-cell office:value-type="float" office:value="45449673201657.8">
                <text:p>45449673201657.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790123428">
                <text:p>2790123428</text:p>
              </table:table-cell>
              <table:table-cell office:value-type="float" office:value="45639610848683.6">
                <text:p>45639610848683.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01234539">
                <text:p>2801234539</text:p>
              </table:table-cell>
              <table:table-cell office:value-type="float" office:value="45829581163964.5">
                <text:p>45829581163964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12345650">
                <text:p>2812345650</text:p>
              </table:table-cell>
              <table:table-cell office:value-type="float" office:value="46019584017920.8">
                <text:p>46019584017920.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23456761">
                <text:p>2823456761</text:p>
              </table:table-cell>
              <table:table-cell office:value-type="float" office:value="46209619281997.1">
                <text:p>46209619281997.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34567872">
                <text:p>2834567872</text:p>
              </table:table-cell>
              <table:table-cell office:value-type="float" office:value="46399686828649.7">
                <text:p>46399686828649.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45678983">
                <text:p>2845678983</text:p>
              </table:table-cell>
              <table:table-cell office:value-type="float" office:value="46589786531334.5">
                <text:p>46589786531334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56790094">
                <text:p>2856790094</text:p>
              </table:table-cell>
              <table:table-cell office:value-type="float" office:value="46779918264496.1">
                <text:p>46779918264496.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867901205">
                <text:p>2867901205</text:p>
              </table:table-cell>
              <table:table-cell office:value-type="float" office:value="46970081903555.4">
                <text:p>46970081903555.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79012316">
                <text:p>2879012316</text:p>
              </table:table-cell>
              <table:table-cell office:value-type="float" office:value="47160277324898.7">
                <text:p>47160277324898.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90123427">
                <text:p>2890123427</text:p>
              </table:table-cell>
              <table:table-cell office:value-type="float" office:value="47350504405866.7">
                <text:p>47350504405866.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01234538">
                <text:p>2901234538</text:p>
              </table:table-cell>
              <table:table-cell office:value-type="float" office:value="47540763024742.8">
                <text:p>47540763024742.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12345649">
                <text:p>2912345649</text:p>
              </table:table-cell>
              <table:table-cell office:value-type="float" office:value="47731053060743">
                <text:p>477310530607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23456760">
                <text:p>2923456760</text:p>
              </table:table-cell>
              <table:table-cell office:value-type="float" office:value="47921374394004.9">
                <text:p>47921374394004.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934567871">
                <text:p>2934567871</text:p>
              </table:table-cell>
              <table:table-cell office:value-type="float" office:value="48111726905577.2">
                <text:p>48111726905577.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945678982">
                <text:p>2945678982</text:p>
              </table:table-cell>
              <table:table-cell office:value-type="float" office:value="48302110477409.3">
                <text:p>48302110477409.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956790093">
                <text:p>2956790093</text:p>
              </table:table-cell>
              <table:table-cell office:value-type="float" office:value="48492524992341.2">
                <text:p>48492524992341.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67901204">
                <text:p>2967901204</text:p>
              </table:table-cell>
              <table:table-cell office:value-type="float" office:value="48682970334093.7">
                <text:p>48682970334093.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979012315">
                <text:p>2979012315</text:p>
              </table:table-cell>
              <table:table-cell office:value-type="float" office:value="48873446387257.7">
                <text:p>48873446387257.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990123426">
                <text:p>2990123426</text:p>
              </table:table-cell>
              <table:table-cell office:value-type="float" office:value="49063953037285.6">
                <text:p>49063953037285.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01234537">
                <text:p>3001234537</text:p>
              </table:table-cell>
              <table:table-cell office:value-type="float" office:value="49254490170480.8">
                <text:p>49254490170480.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012345648">
                <text:p>3012345648</text:p>
              </table:table-cell>
              <table:table-cell office:value-type="float" office:value="49445057673988.5">
                <text:p>49445057673988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23456759">
                <text:p>3023456759</text:p>
              </table:table-cell>
              <table:table-cell office:value-type="float" office:value="49635655435786.6">
                <text:p>49635655435786.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034567870">
                <text:p>3034567870</text:p>
              </table:table-cell>
              <table:table-cell office:value-type="float" office:value="49826283344676.4">
                <text:p>49826283344676.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045678981">
                <text:p>3045678981</text:p>
              </table:table-cell>
              <table:table-cell office:value-type="float" office:value="50016941290273.3">
                <text:p>50016941290273.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056790092">
                <text:p>3056790092</text:p>
              </table:table-cell>
              <table:table-cell office:value-type="float" office:value="50207629162998.3">
                <text:p>50207629162998.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067901203">
                <text:p>3067901203</text:p>
              </table:table-cell>
              <table:table-cell office:value-type="float" office:value="50398346854068.9">
                <text:p>50398346854068.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079012314">
                <text:p>3079012314</text:p>
              </table:table-cell>
              <table:table-cell office:value-type="float" office:value="50589094255490.7">
                <text:p>50589094255490.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90123425">
                <text:p>3090123425</text:p>
              </table:table-cell>
              <table:table-cell office:value-type="float" office:value="50779871260048.5">
                <text:p>50779871260048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101234536">
                <text:p>3101234536</text:p>
              </table:table-cell>
              <table:table-cell office:value-type="float" office:value="50970677761298.5">
                <text:p>50970677761298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112345647">
                <text:p>3112345647</text:p>
              </table:table-cell>
              <table:table-cell office:value-type="float" office:value="51161513653559.2">
                <text:p>51161513653559.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123456758">
                <text:p>3123456758</text:p>
              </table:table-cell>
              <table:table-cell office:value-type="float" office:value="51352378831904.1">
                <text:p>51352378831904.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134567869">
                <text:p>3134567869</text:p>
              </table:table-cell>
              <table:table-cell office:value-type="float" office:value="51543273192152.8">
                <text:p>51543273192152.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145678980">
                <text:p>3145678980</text:p>
              </table:table-cell>
              <table:table-cell office:value-type="float" office:value="51734196630863.9">
                <text:p>51734196630863.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156790091">
                <text:p>3156790091</text:p>
              </table:table-cell>
              <table:table-cell office:value-type="float" office:value="51925149045326.5">
                <text:p>51925149045326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167901202">
                <text:p>3167901202</text:p>
              </table:table-cell>
              <table:table-cell office:value-type="float" office:value="52116130333552.6">
                <text:p>52116130333552.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179012313">
                <text:p>3179012313</text:p>
              </table:table-cell>
              <table:table-cell office:value-type="float" office:value="52307140394270.1">
                <text:p>52307140394270.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190123424">
                <text:p>3190123424</text:p>
              </table:table-cell>
              <table:table-cell office:value-type="float" office:value="52498179126914.3">
                <text:p>52498179126914.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201234535">
                <text:p>3201234535</text:p>
              </table:table-cell>
              <table:table-cell office:value-type="float" office:value="52689246431621.5">
                <text:p>52689246431621.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212345646">
                <text:p>3212345646</text:p>
              </table:table-cell>
              <table:table-cell office:value-type="float" office:value="52880342209220.8">
                <text:p>52880342209220.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223456757">
                <text:p>3223456757</text:p>
              </table:table-cell>
              <table:table-cell office:value-type="float" office:value="53071466361227.6">
                <text:p>53071466361227.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234567868">
                <text:p>3234567868</text:p>
              </table:table-cell>
              <table:table-cell office:value-type="float" office:value="53262618789836.3">
                <text:p>53262618789836.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245678979">
                <text:p>3245678979</text:p>
              </table:table-cell>
              <table:table-cell office:value-type="float" office:value="53453799397913.1">
                <text:p>53453799397913.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256790090">
                <text:p>3256790090</text:p>
              </table:table-cell>
              <table:table-cell office:value-type="float" office:value="53645008088989.3">
                <text:p>53645008088989.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267901201">
                <text:p>3267901201</text:p>
              </table:table-cell>
              <table:table-cell office:value-type="float" office:value="53836244767254.4">
                <text:p>53836244767254.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279012312">
                <text:p>3279012312</text:p>
              </table:table-cell>
              <table:table-cell office:value-type="float" office:value="54027509337549.5">
                <text:p>54027509337549.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290123423">
                <text:p>3290123423</text:p>
              </table:table-cell>
              <table:table-cell office:value-type="float" office:value="54218801705360.6">
                <text:p>54218801705360.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301234534">
                <text:p>3301234534</text:p>
              </table:table-cell>
              <table:table-cell office:value-type="float" office:value="54410121776812.1">
                <text:p>54410121776812.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312345645">
                <text:p>3312345645</text:p>
              </table:table-cell>
              <table:table-cell office:value-type="float" office:value="54601469458660.2">
                <text:p>54601469458660.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323456756">
                <text:p>3323456756</text:p>
              </table:table-cell>
              <table:table-cell office:value-type="float" office:value="54792844658286.8">
                <text:p>54792844658286.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334567867">
                <text:p>3334567867</text:p>
              </table:table-cell>
              <table:table-cell office:value-type="float" office:value="54984247283693">
                <text:p>5498424728369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345678978">
                <text:p>3345678978</text:p>
              </table:table-cell>
              <table:table-cell office:value-type="float" office:value="55175677243493">
                <text:p>551756772434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356790089">
                <text:p>3356790089</text:p>
              </table:table-cell>
              <table:table-cell office:value-type="float" office:value="55367134446908.2">
                <text:p>55367134446908.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367901200">
                <text:p>3367901200</text:p>
              </table:table-cell>
              <table:table-cell office:value-type="float" office:value="55558618803760.6">
                <text:p>55558618803760.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379012311">
                <text:p>3379012311</text:p>
              </table:table-cell>
              <table:table-cell office:value-type="float" office:value="55750130224467.6">
                <text:p>55750130224467.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390123422">
                <text:p>3390123422</text:p>
              </table:table-cell>
              <table:table-cell office:value-type="float" office:value="55941668620035.4">
                <text:p>55941668620035.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01234533">
                <text:p>3401234533</text:p>
              </table:table-cell>
              <table:table-cell office:value-type="float" office:value="56133233902053.9">
                <text:p>56133233902053.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412345644">
                <text:p>3412345644</text:p>
              </table:table-cell>
              <table:table-cell office:value-type="float" office:value="56324825982690.4">
                <text:p>56324825982690.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423456755">
                <text:p>3423456755</text:p>
              </table:table-cell>
              <table:table-cell office:value-type="float" office:value="56516444774684.1">
                <text:p>56516444774684.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434567866">
                <text:p>3434567866</text:p>
              </table:table-cell>
              <table:table-cell office:value-type="float" office:value="56708090191341">
                <text:p>5670809019134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445678977">
                <text:p>3445678977</text:p>
              </table:table-cell>
              <table:table-cell office:value-type="float" office:value="56899762146527.7">
                <text:p>56899762146527.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456790088">
                <text:p>3456790088</text:p>
              </table:table-cell>
              <table:table-cell office:value-type="float" office:value="57091460554666.5">
                <text:p>57091460554666.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467901199">
                <text:p>3467901199</text:p>
              </table:table-cell>
              <table:table-cell office:value-type="float" office:value="57283185330729.6">
                <text:p>57283185330729.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479012310">
                <text:p>3479012310</text:p>
              </table:table-cell>
              <table:table-cell office:value-type="float" office:value="57474936390234.4">
                <text:p>57474936390234.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490123421">
                <text:p>3490123421</text:p>
              </table:table-cell>
              <table:table-cell office:value-type="float" office:value="57666713649237.7">
                <text:p>57666713649237.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501234532">
                <text:p>3501234532</text:p>
              </table:table-cell>
              <table:table-cell office:value-type="float" office:value="57858517024330.7">
                <text:p>57858517024330.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512345643">
                <text:p>3512345643</text:p>
              </table:table-cell>
              <table:table-cell office:value-type="float" office:value="58050346432634.4">
                <text:p>58050346432634.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523456754">
                <text:p>3523456754</text:p>
              </table:table-cell>
              <table:table-cell office:value-type="float" office:value="58242201791793.6">
                <text:p>58242201791793.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534567865">
                <text:p>3534567865</text:p>
              </table:table-cell>
              <table:table-cell office:value-type="float" office:value="58434083019973.1">
                <text:p>58434083019973.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545678976">
                <text:p>3545678976</text:p>
              </table:table-cell>
              <table:table-cell office:value-type="float" office:value="58625990035851.7">
                <text:p>58625990035851.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556790087">
                <text:p>3556790087</text:p>
              </table:table-cell>
              <table:table-cell office:value-type="float" office:value="58817922758618.2">
                <text:p>58817922758618.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567901198">
                <text:p>3567901198</text:p>
              </table:table-cell>
              <table:table-cell office:value-type="float" office:value="59009881107966.3">
                <text:p>59009881107966.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579012309">
                <text:p>3579012309</text:p>
              </table:table-cell>
              <table:table-cell office:value-type="float" office:value="59201865004089.5">
                <text:p>59201865004089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590123420">
                <text:p>3590123420</text:p>
              </table:table-cell>
              <table:table-cell office:value-type="float" office:value="59393874367677.4">
                <text:p>59393874367677.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01234531">
                <text:p>3601234531</text:p>
              </table:table-cell>
              <table:table-cell office:value-type="float" office:value="59585909119910.1">
                <text:p>59585909119910.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612345642">
                <text:p>3612345642</text:p>
              </table:table-cell>
              <table:table-cell office:value-type="float" office:value="59777969182454.1">
                <text:p>59777969182454.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623456753">
                <text:p>3623456753</text:p>
              </table:table-cell>
              <table:table-cell office:value-type="float" office:value="59970054477458.1">
                <text:p>59970054477458.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634567864">
                <text:p>3634567864</text:p>
              </table:table-cell>
              <table:table-cell office:value-type="float" office:value="60162164927547.8">
                <text:p>60162164927547.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645678975">
                <text:p>3645678975</text:p>
              </table:table-cell>
              <table:table-cell office:value-type="float" office:value="60354300455822.4">
                <text:p>60354300455822.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656790086">
                <text:p>3656790086</text:p>
              </table:table-cell>
              <table:table-cell office:value-type="float" office:value="60546460985849.6">
                <text:p>60546460985849.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667901197">
                <text:p>3667901197</text:p>
              </table:table-cell>
              <table:table-cell office:value-type="float" office:value="60738646441661.7">
                <text:p>60738646441661.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679012308">
                <text:p>3679012308</text:p>
              </table:table-cell>
              <table:table-cell office:value-type="float" office:value="60930856747751.2">
                <text:p>60930856747751.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690123419">
                <text:p>3690123419</text:p>
              </table:table-cell>
              <table:table-cell office:value-type="float" office:value="61123091829066.7">
                <text:p>61123091829066.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01234530">
                <text:p>3701234530</text:p>
              </table:table-cell>
              <table:table-cell office:value-type="float" office:value="61315351611008.7">
                <text:p>61315351611008.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712345641">
                <text:p>3712345641</text:p>
              </table:table-cell>
              <table:table-cell office:value-type="float" office:value="61507636019425.8">
                <text:p>61507636019425.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723456752">
                <text:p>3723456752</text:p>
              </table:table-cell>
              <table:table-cell office:value-type="float" office:value="61699944980610.2">
                <text:p>61699944980610.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734567863">
                <text:p>3734567863</text:p>
              </table:table-cell>
              <table:table-cell office:value-type="float" office:value="61892278421294.1">
                <text:p>61892278421294.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745678974">
                <text:p>3745678974</text:p>
              </table:table-cell>
              <table:table-cell office:value-type="float" office:value="62084636268645.9">
                <text:p>62084636268645.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756790085">
                <text:p>3756790085</text:p>
              </table:table-cell>
              <table:table-cell office:value-type="float" office:value="62277018450265.8">
                <text:p>62277018450265.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767901196">
                <text:p>3767901196</text:p>
              </table:table-cell>
              <table:table-cell office:value-type="float" office:value="62469424894182.4">
                <text:p>62469424894182.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779012307">
                <text:p>3779012307</text:p>
              </table:table-cell>
              <table:table-cell office:value-type="float" office:value="62661855528848.7">
                <text:p>62661855528848.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790123418">
                <text:p>3790123418</text:p>
              </table:table-cell>
              <table:table-cell office:value-type="float" office:value="62854310283138.6">
                <text:p>62854310283138.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801234529">
                <text:p>3801234529</text:p>
              </table:table-cell>
              <table:table-cell office:value-type="float" office:value="63046789086342.8">
                <text:p>63046789086342.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812345640">
                <text:p>3812345640</text:p>
              </table:table-cell>
              <table:table-cell office:value-type="float" office:value="63239291868165.4">
                <text:p>63239291868165.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823456751">
                <text:p>3823456751</text:p>
              </table:table-cell>
              <table:table-cell office:value-type="float" office:value="63431818558720.5">
                <text:p>63431818558720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834567862">
                <text:p>3834567862</text:p>
              </table:table-cell>
              <table:table-cell office:value-type="float" office:value="63624369088528.1">
                <text:p>63624369088528.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845678973">
                <text:p>3845678973</text:p>
              </table:table-cell>
              <table:table-cell office:value-type="float" office:value="63816943388511">
                <text:p>638169433885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856790084">
                <text:p>3856790084</text:p>
              </table:table-cell>
              <table:table-cell office:value-type="float" office:value="64009541389991.2">
                <text:p>64009541389991.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867901195">
                <text:p>3867901195</text:p>
              </table:table-cell>
              <table:table-cell office:value-type="float" office:value="64202163024686.2">
                <text:p>64202163024686.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879012306">
                <text:p>3879012306</text:p>
              </table:table-cell>
              <table:table-cell office:value-type="float" office:value="64394808224706.1">
                <text:p>64394808224706.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890123417">
                <text:p>3890123417</text:p>
              </table:table-cell>
              <table:table-cell office:value-type="float" office:value="64587476922549.8">
                <text:p>64587476922549.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901234528">
                <text:p>3901234528</text:p>
              </table:table-cell>
              <table:table-cell office:value-type="float" office:value="64780169051101.6">
                <text:p>64780169051101.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912345639">
                <text:p>3912345639</text:p>
              </table:table-cell>
              <table:table-cell office:value-type="float" office:value="64972884543628.4">
                <text:p>64972884543628.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923456750">
                <text:p>3923456750</text:p>
              </table:table-cell>
              <table:table-cell office:value-type="float" office:value="65165623333776.1">
                <text:p>65165623333776.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934567861">
                <text:p>3934567861</text:p>
              </table:table-cell>
              <table:table-cell office:value-type="float" office:value="65358385355566.3">
                <text:p>65358385355566.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945678972">
                <text:p>3945678972</text:p>
              </table:table-cell>
              <table:table-cell office:value-type="float" office:value="65551170543393.3">
                <text:p>65551170543393.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956790083">
                <text:p>3956790083</text:p>
              </table:table-cell>
              <table:table-cell office:value-type="float" office:value="65743978832020.9">
                <text:p>65743978832020.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967901194">
                <text:p>3967901194</text:p>
              </table:table-cell>
              <table:table-cell office:value-type="float" office:value="65936810156579.3">
                <text:p>65936810156579.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979012305">
                <text:p>3979012305</text:p>
              </table:table-cell>
              <table:table-cell office:value-type="float" office:value="66129664452562.1">
                <text:p>66129664452562.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990123416">
                <text:p>3990123416</text:p>
              </table:table-cell>
              <table:table-cell office:value-type="float" office:value="66322541655822.8">
                <text:p>66322541655822.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001234527">
                <text:p>4001234527</text:p>
              </table:table-cell>
              <table:table-cell office:value-type="float" office:value="66515441702572.6">
                <text:p>66515441702572.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012345638">
                <text:p>4012345638</text:p>
              </table:table-cell>
              <table:table-cell office:value-type="float" office:value="66708364529376.8">
                <text:p>66708364529376.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023456749">
                <text:p>4023456749</text:p>
              </table:table-cell>
              <table:table-cell office:value-type="float" office:value="66901310073151.9">
                <text:p>66901310073151.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034567860">
                <text:p>4034567860</text:p>
              </table:table-cell>
              <table:table-cell office:value-type="float" office:value="67094278271162.9">
                <text:p>67094278271162.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045678971">
                <text:p>4045678971</text:p>
              </table:table-cell>
              <table:table-cell office:value-type="float" office:value="67287269061020.5">
                <text:p>67287269061020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056790082">
                <text:p>4056790082</text:p>
              </table:table-cell>
              <table:table-cell office:value-type="float" office:value="67480282380678">
                <text:p>6748028238067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067901193">
                <text:p>4067901193</text:p>
              </table:table-cell>
              <table:table-cell office:value-type="float" office:value="67673318168428.4">
                <text:p>67673318168428.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079012304">
                <text:p>4079012304</text:p>
              </table:table-cell>
              <table:table-cell office:value-type="float" office:value="67866376362902">
                <text:p>678663763629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090123415">
                <text:p>4090123415</text:p>
              </table:table-cell>
              <table:table-cell office:value-type="float" office:value="68059456903063.4">
                <text:p>68059456903063.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101234526">
                <text:p>4101234526</text:p>
              </table:table-cell>
              <table:table-cell office:value-type="float" office:value="68252559728208.8">
                <text:p>68252559728208.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112345637">
                <text:p>4112345637</text:p>
              </table:table-cell>
              <table:table-cell office:value-type="float" office:value="68445684777963.3">
                <text:p>68445684777963.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123456748">
                <text:p>4123456748</text:p>
              </table:table-cell>
              <table:table-cell office:value-type="float" office:value="68638831992278.4">
                <text:p>68638831992278.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134567859">
                <text:p>4134567859</text:p>
              </table:table-cell>
              <table:table-cell office:value-type="float" office:value="68832001311428.9">
                <text:p>68832001311428.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145678970">
                <text:p>4145678970</text:p>
              </table:table-cell>
              <table:table-cell office:value-type="float" office:value="69025192676010.9">
                <text:p>69025192676010.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156790081">
                <text:p>4156790081</text:p>
              </table:table-cell>
              <table:table-cell office:value-type="float" office:value="69218406026938.9">
                <text:p>69218406026938.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167901192">
                <text:p>4167901192</text:p>
              </table:table-cell>
              <table:table-cell office:value-type="float" office:value="69411641305443">
                <text:p>6941164130544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179012303">
                <text:p>4179012303</text:p>
              </table:table-cell>
              <table:table-cell office:value-type="float" office:value="69604898453067">
                <text:p>696048984530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190123414">
                <text:p>4190123414</text:p>
              </table:table-cell>
              <table:table-cell office:value-type="float" office:value="69798177411665.4">
                <text:p>69798177411665.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201234525">
                <text:p>4201234525</text:p>
              </table:table-cell>
              <table:table-cell office:value-type="float" office:value="69991478123401">
                <text:p>699914781234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212345636">
                <text:p>4212345636</text:p>
              </table:table-cell>
              <table:table-cell office:value-type="float" office:value="70184800530742.6">
                <text:p>70184800530742.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223456747">
                <text:p>4223456747</text:p>
              </table:table-cell>
              <table:table-cell office:value-type="float" office:value="70378144576462.5">
                <text:p>70378144576462.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234567858">
                <text:p>4234567858</text:p>
              </table:table-cell>
              <table:table-cell office:value-type="float" office:value="70571510203634.1">
                <text:p>70571510203634.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245678969">
                <text:p>4245678969</text:p>
              </table:table-cell>
              <table:table-cell office:value-type="float" office:value="70764897355629.7">
                <text:p>70764897355629.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256790080">
                <text:p>4256790080</text:p>
              </table:table-cell>
              <table:table-cell office:value-type="float" office:value="70958305976117.6">
                <text:p>70958305976117.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267901191">
                <text:p>4267901191</text:p>
              </table:table-cell>
              <table:table-cell office:value-type="float" office:value="71151736009060.6">
                <text:p>71151736009060.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279012302">
                <text:p>4279012302</text:p>
              </table:table-cell>
              <table:table-cell office:value-type="float" office:value="71345187398713">
                <text:p>713451873987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290123413">
                <text:p>4290123413</text:p>
              </table:table-cell>
              <table:table-cell office:value-type="float" office:value="71538660089618.9">
                <text:p>71538660089618.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301234524">
                <text:p>4301234524</text:p>
              </table:table-cell>
              <table:table-cell office:value-type="float" office:value="71732154026609.2">
                <text:p>71732154026609.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312345635">
                <text:p>4312345635</text:p>
              </table:table-cell>
              <table:table-cell office:value-type="float" office:value="71925669154800.3">
                <text:p>71925669154800.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323456746">
                <text:p>4323456746</text:p>
              </table:table-cell>
              <table:table-cell office:value-type="float" office:value="72119205419591.1">
                <text:p>72119205419591.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334567857">
                <text:p>4334567857</text:p>
              </table:table-cell>
              <table:table-cell office:value-type="float" office:value="72312762766661.3">
                <text:p>72312762766661.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345678968">
                <text:p>4345678968</text:p>
              </table:table-cell>
              <table:table-cell office:value-type="float" office:value="72506341141969.1">
                <text:p>72506341141969.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356790079">
                <text:p>4356790079</text:p>
              </table:table-cell>
              <table:table-cell office:value-type="float" office:value="72699940491748.9">
                <text:p>72699940491748.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367901190">
                <text:p>4367901190</text:p>
              </table:table-cell>
              <table:table-cell office:value-type="float" office:value="72893560762509.5">
                <text:p>72893560762509.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379012301">
                <text:p>4379012301</text:p>
              </table:table-cell>
              <table:table-cell office:value-type="float" office:value="73087201901031.8">
                <text:p>73087201901031.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390123412">
                <text:p>4390123412</text:p>
              </table:table-cell>
              <table:table-cell office:value-type="float" office:value="73280863854366.7">
                <text:p>73280863854366.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401234523">
                <text:p>4401234523</text:p>
              </table:table-cell>
              <table:table-cell office:value-type="float" office:value="73474546569833.3">
                <text:p>73474546569833.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412345634">
                <text:p>4412345634</text:p>
              </table:table-cell>
              <table:table-cell office:value-type="float" office:value="73668249995016.4">
                <text:p>73668249995016.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423456745">
                <text:p>4423456745</text:p>
              </table:table-cell>
              <table:table-cell office:value-type="float" office:value="73861974077765.1">
                <text:p>73861974077765.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434567856">
                <text:p>4434567856</text:p>
              </table:table-cell>
              <table:table-cell office:value-type="float" office:value="74055718766190.2">
                <text:p>74055718766190.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45678967">
                <text:p>4445678967</text:p>
              </table:table-cell>
              <table:table-cell office:value-type="float" office:value="74249484008662.8">
                <text:p>74249484008662.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456790078">
                <text:p>4456790078</text:p>
              </table:table-cell>
              <table:table-cell office:value-type="float" office:value="74443269753811.9">
                <text:p>74443269753811.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467901189">
                <text:p>4467901189</text:p>
              </table:table-cell>
              <table:table-cell office:value-type="float" office:value="74637075950522.6">
                <text:p>74637075950522.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479012300">
                <text:p>4479012300</text:p>
              </table:table-cell>
              <table:table-cell office:value-type="float" office:value="74830902547934.5">
                <text:p>74830902547934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490123411">
                <text:p>4490123411</text:p>
              </table:table-cell>
              <table:table-cell office:value-type="float" office:value="75024749495439.3">
                <text:p>75024749495439.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501234522">
                <text:p>4501234522</text:p>
              </table:table-cell>
              <table:table-cell office:value-type="float" office:value="75218616742679.1">
                <text:p>75218616742679.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512345633">
                <text:p>4512345633</text:p>
              </table:table-cell>
              <table:table-cell office:value-type="float" office:value="75412504239544.8">
                <text:p>75412504239544.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523456744">
                <text:p>4523456744</text:p>
              </table:table-cell>
              <table:table-cell office:value-type="float" office:value="75606411936174.2">
                <text:p>75606411936174.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534567855">
                <text:p>4534567855</text:p>
              </table:table-cell>
              <table:table-cell office:value-type="float" office:value="75800339782949.6">
                <text:p>75800339782949.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545678966">
                <text:p>4545678966</text:p>
              </table:table-cell>
              <table:table-cell office:value-type="float" office:value="75994287730497">
                <text:p>7599428773049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556790077">
                <text:p>4556790077</text:p>
              </table:table-cell>
              <table:table-cell office:value-type="float" office:value="76188255729683.3">
                <text:p>76188255729683.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567901188">
                <text:p>4567901188</text:p>
              </table:table-cell>
              <table:table-cell office:value-type="float" office:value="76382243731615.3">
                <text:p>76382243731615.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579012299">
                <text:p>4579012299</text:p>
              </table:table-cell>
              <table:table-cell office:value-type="float" office:value="76576251687637.6">
                <text:p>76576251687637.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590123410">
                <text:p>4590123410</text:p>
              </table:table-cell>
              <table:table-cell office:value-type="float" office:value="76770279549330.8">
                <text:p>76770279549330.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601234521">
                <text:p>4601234521</text:p>
              </table:table-cell>
              <table:table-cell office:value-type="float" office:value="76964327268510.1">
                <text:p>76964327268510.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612345632">
                <text:p>4612345632</text:p>
              </table:table-cell>
              <table:table-cell office:value-type="float" office:value="77158394797223.4">
                <text:p>77158394797223.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623456743">
                <text:p>4623456743</text:p>
              </table:table-cell>
              <table:table-cell office:value-type="float" office:value="77352482087749.5">
                <text:p>77352482087749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634567854">
                <text:p>4634567854</text:p>
              </table:table-cell>
              <table:table-cell office:value-type="float" office:value="77546589092596.5">
                <text:p>77546589092596.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645678965">
                <text:p>4645678965</text:p>
              </table:table-cell>
              <table:table-cell office:value-type="float" office:value="77740715764500.6">
                <text:p>77740715764500.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656790076">
                <text:p>4656790076</text:p>
              </table:table-cell>
              <table:table-cell office:value-type="float" office:value="77934862056423.7">
                <text:p>77934862056423.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667901187">
                <text:p>4667901187</text:p>
              </table:table-cell>
              <table:table-cell office:value-type="float" office:value="78129027921552.3">
                <text:p>78129027921552.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679012298">
                <text:p>4679012298</text:p>
              </table:table-cell>
              <table:table-cell office:value-type="float" office:value="78323213313295.9">
                <text:p>78323213313295.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690123409">
                <text:p>4690123409</text:p>
              </table:table-cell>
              <table:table-cell office:value-type="float" office:value="78517418185284.9">
                <text:p>78517418185284.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701234520">
                <text:p>4701234520</text:p>
              </table:table-cell>
              <table:table-cell office:value-type="float" office:value="78711642491369.9">
                <text:p>78711642491369.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712345631">
                <text:p>4712345631</text:p>
              </table:table-cell>
              <table:table-cell office:value-type="float" office:value="78905886185619.2">
                <text:p>78905886185619.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723456742">
                <text:p>4723456742</text:p>
              </table:table-cell>
              <table:table-cell office:value-type="float" office:value="79100149222317.9">
                <text:p>79100149222317.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734567853">
                <text:p>4734567853</text:p>
              </table:table-cell>
              <table:table-cell office:value-type="float" office:value="79294431555966.3">
                <text:p>79294431555966.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745678964">
                <text:p>4745678964</text:p>
              </table:table-cell>
              <table:table-cell office:value-type="float" office:value="79488733141278.1">
                <text:p>79488733141278.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756790075">
                <text:p>4756790075</text:p>
              </table:table-cell>
              <table:table-cell office:value-type="float" office:value="79683053933179">
                <text:p>7968305393317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767901186">
                <text:p>4767901186</text:p>
              </table:table-cell>
              <table:table-cell office:value-type="float" office:value="79877393886805.4">
                <text:p>79877393886805.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779012297">
                <text:p>4779012297</text:p>
              </table:table-cell>
              <table:table-cell office:value-type="float" office:value="80071752957502.7">
                <text:p>80071752957502.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790123408">
                <text:p>4790123408</text:p>
              </table:table-cell>
              <table:table-cell office:value-type="float" office:value="80266131100824.1">
                <text:p>80266131100824.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801234519">
                <text:p>4801234519</text:p>
              </table:table-cell>
              <table:table-cell office:value-type="float" office:value="80460528272528.8">
                <text:p>80460528272528.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812345630">
                <text:p>4812345630</text:p>
              </table:table-cell>
              <table:table-cell office:value-type="float" office:value="80654944428581">
                <text:p>8065494442858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823456741">
                <text:p>4823456741</text:p>
              </table:table-cell>
              <table:table-cell office:value-type="float" office:value="80849379525148">
                <text:p>8084937952514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834567852">
                <text:p>4834567852</text:p>
              </table:table-cell>
              <table:table-cell office:value-type="float" office:value="81043833518599.1">
                <text:p>81043833518599.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845678963">
                <text:p>4845678963</text:p>
              </table:table-cell>
              <table:table-cell office:value-type="float" office:value="81238306365504.4">
                <text:p>81238306365504.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856790074">
                <text:p>4856790074</text:p>
              </table:table-cell>
              <table:table-cell office:value-type="float" office:value="81432798022632.8">
                <text:p>81432798022632.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867901185">
                <text:p>4867901185</text:p>
              </table:table-cell>
              <table:table-cell office:value-type="float" office:value="81627308446951.2">
                <text:p>81627308446951.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879012296">
                <text:p>4879012296</text:p>
              </table:table-cell>
              <table:table-cell office:value-type="float" office:value="81821837595623">
                <text:p>818218375956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890123407">
                <text:p>4890123407</text:p>
              </table:table-cell>
              <table:table-cell office:value-type="float" office:value="82016385426006.6">
                <text:p>82016385426006.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901234518">
                <text:p>4901234518</text:p>
              </table:table-cell>
              <table:table-cell office:value-type="float" office:value="82210951895654.2">
                <text:p>82210951895654.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912345629">
                <text:p>4912345629</text:p>
              </table:table-cell>
              <table:table-cell office:value-type="float" office:value="82405536962310.5">
                <text:p>82405536962310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923456740">
                <text:p>4923456740</text:p>
              </table:table-cell>
              <table:table-cell office:value-type="float" office:value="82600140583911.2">
                <text:p>82600140583911.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934567851">
                <text:p>4934567851</text:p>
              </table:table-cell>
              <table:table-cell office:value-type="float" office:value="82794762718582.2">
                <text:p>82794762718582.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945678962">
                <text:p>4945678962</text:p>
              </table:table-cell>
              <table:table-cell office:value-type="float" office:value="82989403324637.5">
                <text:p>82989403324637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956790073">
                <text:p>4956790073</text:p>
              </table:table-cell>
              <table:table-cell office:value-type="float" office:value="83184062360578.9">
                <text:p>83184062360578.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967901184">
                <text:p>4967901184</text:p>
              </table:table-cell>
              <table:table-cell office:value-type="float" office:value="83378739785093.9">
                <text:p>83378739785093.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979012295">
                <text:p>4979012295</text:p>
              </table:table-cell>
              <table:table-cell office:value-type="float" office:value="83573435557054.8">
                <text:p>83573435557054.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990123406">
                <text:p>4990123406</text:p>
              </table:table-cell>
              <table:table-cell office:value-type="float" office:value="83768149635517.8">
                <text:p>83768149635517.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001234517">
                <text:p>5001234517</text:p>
              </table:table-cell>
              <table:table-cell office:value-type="float" office:value="83962881979721">
                <text:p>8396288197972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012345628">
                <text:p>5012345628</text:p>
              </table:table-cell>
              <table:table-cell office:value-type="float" office:value="84157632549084">
                <text:p>8415763254908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023456739">
                <text:p>5023456739</text:p>
              </table:table-cell>
              <table:table-cell office:value-type="float" office:value="84352401303205.9">
                <text:p>84352401303205.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034567850">
                <text:p>5034567850</text:p>
              </table:table-cell>
              <table:table-cell office:value-type="float" office:value="84547188201865">
                <text:p>8454718820186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045678961">
                <text:p>5045678961</text:p>
              </table:table-cell>
              <table:table-cell office:value-type="float" office:value="84741993205016.7">
                <text:p>84741993205016.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056790072">
                <text:p>5056790072</text:p>
              </table:table-cell>
              <table:table-cell office:value-type="float" office:value="84936816272793">
                <text:p>8493681627279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067901183">
                <text:p>5067901183</text:p>
              </table:table-cell>
              <table:table-cell office:value-type="float" office:value="85131657365501.2">
                <text:p>85131657365501.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079012294">
                <text:p>5079012294</text:p>
              </table:table-cell>
              <table:table-cell office:value-type="float" office:value="85326516443622.3">
                <text:p>85326516443622.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090123405">
                <text:p>5090123405</text:p>
              </table:table-cell>
              <table:table-cell office:value-type="float" office:value="85521393467810.5">
                <text:p>85521393467810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101234516">
                <text:p>5101234516</text:p>
              </table:table-cell>
              <table:table-cell office:value-type="float" office:value="85716288398891.8">
                <text:p>85716288398891.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112345627">
                <text:p>5112345627</text:p>
              </table:table-cell>
              <table:table-cell office:value-type="float" office:value="85911201197862.5">
                <text:p>85911201197862.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123456738">
                <text:p>5123456738</text:p>
              </table:table-cell>
              <table:table-cell office:value-type="float" office:value="86106131825888.9">
                <text:p>86106131825888.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134567849">
                <text:p>5134567849</text:p>
              </table:table-cell>
              <table:table-cell office:value-type="float" office:value="86301080244305.4">
                <text:p>86301080244305.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145678960">
                <text:p>5145678960</text:p>
              </table:table-cell>
              <table:table-cell office:value-type="float" office:value="86496046414614">
                <text:p>864960464146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156790071">
                <text:p>5156790071</text:p>
              </table:table-cell>
              <table:table-cell office:value-type="float" office:value="86691030298482.6">
                <text:p>86691030298482.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167901182">
                <text:p>5167901182</text:p>
              </table:table-cell>
              <table:table-cell office:value-type="float" office:value="86886031857744.7">
                <text:p>86886031857744.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179012293">
                <text:p>5179012293</text:p>
              </table:table-cell>
              <table:table-cell office:value-type="float" office:value="87081051054397.6">
                <text:p>87081051054397.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190123404">
                <text:p>5190123404</text:p>
              </table:table-cell>
              <table:table-cell office:value-type="float" office:value="87276087850601.8">
                <text:p>87276087850601.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201234515">
                <text:p>5201234515</text:p>
              </table:table-cell>
              <table:table-cell office:value-type="float" office:value="87471142208679.9">
                <text:p>87471142208679.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212345626">
                <text:p>5212345626</text:p>
              </table:table-cell>
              <table:table-cell office:value-type="float" office:value="87666214091115.2">
                <text:p>87666214091115.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223456737">
                <text:p>5223456737</text:p>
              </table:table-cell>
              <table:table-cell office:value-type="float" office:value="87861303460551.4">
                <text:p>87861303460551.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234567848">
                <text:p>5234567848</text:p>
              </table:table-cell>
              <table:table-cell office:value-type="float" office:value="88056410279790.6">
                <text:p>88056410279790.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245678959">
                <text:p>5245678959</text:p>
              </table:table-cell>
              <table:table-cell office:value-type="float" office:value="88251534511793.1">
                <text:p>88251534511793.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256790070">
                <text:p>5256790070</text:p>
              </table:table-cell>
              <table:table-cell office:value-type="float" office:value="88446676119676.2">
                <text:p>88446676119676.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267901181">
                <text:p>5267901181</text:p>
              </table:table-cell>
              <table:table-cell office:value-type="float" office:value="88641835066712.9">
                <text:p>88641835066712.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279012292">
                <text:p>5279012292</text:p>
              </table:table-cell>
              <table:table-cell office:value-type="float" office:value="88837011316331.3">
                <text:p>88837011316331.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290123403">
                <text:p>5290123403</text:p>
              </table:table-cell>
              <table:table-cell office:value-type="float" office:value="89032204832113.3">
                <text:p>89032204832113.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301234514">
                <text:p>5301234514</text:p>
              </table:table-cell>
              <table:table-cell office:value-type="float" office:value="89227415577793.9">
                <text:p>89227415577793.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312345625">
                <text:p>5312345625</text:p>
              </table:table-cell>
              <table:table-cell office:value-type="float" office:value="89422643517260.1">
                <text:p>89422643517260.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323456736">
                <text:p>5323456736</text:p>
              </table:table-cell>
              <table:table-cell office:value-type="float" office:value="89617888614549.9">
                <text:p>89617888614549.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334567847">
                <text:p>5334567847</text:p>
              </table:table-cell>
              <table:table-cell office:value-type="float" office:value="89813150833851.5">
                <text:p>89813150833851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345678958">
                <text:p>5345678958</text:p>
              </table:table-cell>
              <table:table-cell office:value-type="float" office:value="90008430139502.2">
                <text:p>90008430139502.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356790069">
                <text:p>5356790069</text:p>
              </table:table-cell>
              <table:table-cell office:value-type="float" office:value="90203726495987.6">
                <text:p>90203726495987.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367901180">
                <text:p>5367901180</text:p>
              </table:table-cell>
              <table:table-cell office:value-type="float" office:value="90399039867940.7">
                <text:p>90399039867940.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379012291">
                <text:p>5379012291</text:p>
              </table:table-cell>
              <table:table-cell office:value-type="float" office:value="90594370220140.8">
                <text:p>90594370220140.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390123402">
                <text:p>5390123402</text:p>
              </table:table-cell>
              <table:table-cell office:value-type="float" office:value="90789717517512.7">
                <text:p>90789717517512.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401234513">
                <text:p>5401234513</text:p>
              </table:table-cell>
              <table:table-cell office:value-type="float" office:value="90985081725125.9">
                <text:p>90985081725125.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412345624">
                <text:p>5412345624</text:p>
              </table:table-cell>
              <table:table-cell office:value-type="float" office:value="91180462808193.6">
                <text:p>91180462808193.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423456735">
                <text:p>5423456735</text:p>
              </table:table-cell>
              <table:table-cell office:value-type="float" office:value="91375860732071.7">
                <text:p>91375860732071.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434567846">
                <text:p>5434567846</text:p>
              </table:table-cell>
              <table:table-cell office:value-type="float" office:value="91571275462258.2">
                <text:p>91571275462258.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445678957">
                <text:p>5445678957</text:p>
              </table:table-cell>
              <table:table-cell office:value-type="float" office:value="91766706964392.2">
                <text:p>91766706964392.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456790068">
                <text:p>5456790068</text:p>
              </table:table-cell>
              <table:table-cell office:value-type="float" office:value="91962155204252.8">
                <text:p>91962155204252.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467901179">
                <text:p>5467901179</text:p>
              </table:table-cell>
              <table:table-cell office:value-type="float" office:value="92157620147758.8">
                <text:p>92157620147758.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479012290">
                <text:p>5479012290</text:p>
              </table:table-cell>
              <table:table-cell office:value-type="float" office:value="92353101760967.2">
                <text:p>92353101760967.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490123401">
                <text:p>5490123401</text:p>
              </table:table-cell>
              <table:table-cell office:value-type="float" office:value="92548600010072.7">
                <text:p>92548600010072.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501234512">
                <text:p>5501234512</text:p>
              </table:table-cell>
              <table:table-cell office:value-type="float" office:value="92744114861407.1">
                <text:p>92744114861407.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512345623">
                <text:p>5512345623</text:p>
              </table:table-cell>
              <table:table-cell office:value-type="float" office:value="92939646281438">
                <text:p>9293964628143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523456734">
                <text:p>5523456734</text:p>
              </table:table-cell>
              <table:table-cell office:value-type="float" office:value="93135194236768.1">
                <text:p>93135194236768.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534567845">
                <text:p>5534567845</text:p>
              </table:table-cell>
              <table:table-cell office:value-type="float" office:value="93330758694134.6">
                <text:p>93330758694134.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545678956">
                <text:p>5545678956</text:p>
              </table:table-cell>
              <table:table-cell office:value-type="float" office:value="93526339620408.3">
                <text:p>93526339620408.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556790067">
                <text:p>5556790067</text:p>
              </table:table-cell>
              <table:table-cell office:value-type="float" office:value="93721936982592.7">
                <text:p>93721936982592.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567901178">
                <text:p>5567901178</text:p>
              </table:table-cell>
              <table:table-cell office:value-type="float" office:value="93917550747823.1">
                <text:p>93917550747823.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579012289">
                <text:p>5579012289</text:p>
              </table:table-cell>
              <table:table-cell office:value-type="float" office:value="94113180883366.2">
                <text:p>94113180883366.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590123400">
                <text:p>5590123400</text:p>
              </table:table-cell>
              <table:table-cell office:value-type="float" office:value="94308827356618.9">
                <text:p>94308827356618.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601234511">
                <text:p>5601234511</text:p>
              </table:table-cell>
              <table:table-cell office:value-type="float" office:value="94504490135108">
                <text:p>9450449013510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612345622">
                <text:p>5612345622</text:p>
              </table:table-cell>
              <table:table-cell office:value-type="float" office:value="94700169186488.7">
                <text:p>94700169186488.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623456733">
                <text:p>5623456733</text:p>
              </table:table-cell>
              <table:table-cell office:value-type="float" office:value="94895864478544.6">
                <text:p>94895864478544.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634567844">
                <text:p>5634567844</text:p>
              </table:table-cell>
              <table:table-cell office:value-type="float" office:value="95091575979186.5">
                <text:p>95091575979186.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645678955">
                <text:p>5645678955</text:p>
              </table:table-cell>
              <table:table-cell office:value-type="float" office:value="95287303656451.8">
                <text:p>95287303656451.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656790066">
                <text:p>5656790066</text:p>
              </table:table-cell>
              <table:table-cell office:value-type="float" office:value="95483047478503.6">
                <text:p>95483047478503.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667901177">
                <text:p>5667901177</text:p>
              </table:table-cell>
              <table:table-cell office:value-type="float" office:value="95678807413630.2">
                <text:p>95678807413630.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679012288">
                <text:p>5679012288</text:p>
              </table:table-cell>
              <table:table-cell office:value-type="float" office:value="95874583430244.2">
                <text:p>95874583430244.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690123399">
                <text:p>5690123399</text:p>
              </table:table-cell>
              <table:table-cell office:value-type="float" office:value="96070375496881.6">
                <text:p>96070375496881.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701234510">
                <text:p>5701234510</text:p>
              </table:table-cell>
              <table:table-cell office:value-type="float" office:value="96266183582201.8">
                <text:p>96266183582201.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712345621">
                <text:p>5712345621</text:p>
              </table:table-cell>
              <table:table-cell office:value-type="float" office:value="96462007654985.7">
                <text:p>96462007654985.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723456732">
                <text:p>5723456732</text:p>
              </table:table-cell>
              <table:table-cell office:value-type="float" office:value="96657847684136.1">
                <text:p>96657847684136.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734567843">
                <text:p>5734567843</text:p>
              </table:table-cell>
              <table:table-cell office:value-type="float" office:value="96853703638676.4">
                <text:p>96853703638676.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745678954">
                <text:p>5745678954</text:p>
              </table:table-cell>
              <table:table-cell office:value-type="float" office:value="97049575487750.1">
                <text:p>97049575487750.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756790065">
                <text:p>5756790065</text:p>
              </table:table-cell>
              <table:table-cell office:value-type="float" office:value="97245463200619.9">
                <text:p>97245463200619.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767901176">
                <text:p>5767901176</text:p>
              </table:table-cell>
              <table:table-cell office:value-type="float" office:value="97441366746667.3">
                <text:p>97441366746667.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779012287">
                <text:p>5779012287</text:p>
              </table:table-cell>
              <table:table-cell office:value-type="float" office:value="97637286095391.6">
                <text:p>97637286095391.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790123398">
                <text:p>5790123398</text:p>
              </table:table-cell>
              <table:table-cell office:value-type="float" office:value="97833221216409.6">
                <text:p>97833221216409.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801234509">
                <text:p>5801234509</text:p>
              </table:table-cell>
              <table:table-cell office:value-type="float" office:value="98029172079454.7">
                <text:p>98029172079454.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812345620">
                <text:p>5812345620</text:p>
              </table:table-cell>
              <table:table-cell office:value-type="float" office:value="98225138654375.9">
                <text:p>98225138654375.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823456731">
                <text:p>5823456731</text:p>
              </table:table-cell>
              <table:table-cell office:value-type="float" office:value="98421120911137.8">
                <text:p>98421120911137.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834567842">
                <text:p>5834567842</text:p>
              </table:table-cell>
              <table:table-cell office:value-type="float" office:value="98617118819819.6">
                <text:p>98617118819819.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845678953">
                <text:p>5845678953</text:p>
              </table:table-cell>
              <table:table-cell office:value-type="float" office:value="98813132350614.4">
                <text:p>98813132350614.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856790064">
                <text:p>5856790064</text:p>
              </table:table-cell>
              <table:table-cell office:value-type="float" office:value="99009161473828.5">
                <text:p>99009161473828.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867901175">
                <text:p>5867901175</text:p>
              </table:table-cell>
              <table:table-cell office:value-type="float" office:value="99205206159881">
                <text:p>9920520615988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879012286">
                <text:p>5879012286</text:p>
              </table:table-cell>
              <table:table-cell office:value-type="float" office:value="99401266379303.1">
                <text:p>99401266379303.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890123397">
                <text:p>5890123397</text:p>
              </table:table-cell>
              <table:table-cell office:value-type="float" office:value="99597342102737.1">
                <text:p>99597342102737.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901234508">
                <text:p>5901234508</text:p>
              </table:table-cell>
              <table:table-cell office:value-type="float" office:value="99793433300936.4">
                <text:p>99793433300936.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912345619">
                <text:p>5912345619</text:p>
              </table:table-cell>
              <table:table-cell office:value-type="float" office:value="99989539944764.3">
                <text:p>99989539944764.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923456730">
                <text:p>5923456730</text:p>
              </table:table-cell>
              <table:table-cell office:value-type="float" office:value="100185662005194">
                <text:p>10018566200519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934567841">
                <text:p>5934567841</text:p>
              </table:table-cell>
              <table:table-cell office:value-type="float" office:value="100381799453306">
                <text:p>10038179945330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945678952">
                <text:p>5945678952</text:p>
              </table:table-cell>
              <table:table-cell office:value-type="float" office:value="100577952260293">
                <text:p>10057795226029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956790063">
                <text:p>5956790063</text:p>
              </table:table-cell>
              <table:table-cell office:value-type="float" office:value="100774120397450">
                <text:p>10077412039745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967901174">
                <text:p>5967901174</text:p>
              </table:table-cell>
              <table:table-cell office:value-type="float" office:value="100970303836183">
                <text:p>10097030383618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979012285">
                <text:p>5979012285</text:p>
              </table:table-cell>
              <table:table-cell office:value-type="float" office:value="101166502548004">
                <text:p>10116650254800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990123396">
                <text:p>5990123396</text:p>
              </table:table-cell>
              <table:table-cell office:value-type="float" office:value="101362716504528">
                <text:p>10136271650452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001234507">
                <text:p>6001234507</text:p>
              </table:table-cell>
              <table:table-cell office:value-type="float" office:value="101558945677480">
                <text:p>10155894567748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012345618">
                <text:p>6012345618</text:p>
              </table:table-cell>
              <table:table-cell office:value-type="float" office:value="101755190038686">
                <text:p>10175519003868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023456729">
                <text:p>6023456729</text:p>
              </table:table-cell>
              <table:table-cell office:value-type="float" office:value="101951449560078">
                <text:p>10195144956007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034567840">
                <text:p>6034567840</text:p>
              </table:table-cell>
              <table:table-cell office:value-type="float" office:value="102147724213690">
                <text:p>10214772421369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045678951">
                <text:p>6045678951</text:p>
              </table:table-cell>
              <table:table-cell office:value-type="float" office:value="102344013971660">
                <text:p>10234401397166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056790062">
                <text:p>6056790062</text:p>
              </table:table-cell>
              <table:table-cell office:value-type="float" office:value="102540318806228">
                <text:p>10254031880622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067901173">
                <text:p>6067901173</text:p>
              </table:table-cell>
              <table:table-cell office:value-type="float" office:value="102736638689737">
                <text:p>10273663868973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079012284">
                <text:p>6079012284</text:p>
              </table:table-cell>
              <table:table-cell office:value-type="float" office:value="102932973594630">
                <text:p>10293297359463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090123395">
                <text:p>6090123395</text:p>
              </table:table-cell>
              <table:table-cell office:value-type="float" office:value="103129323493452">
                <text:p>10312932349345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101234506">
                <text:p>6101234506</text:p>
              </table:table-cell>
              <table:table-cell office:value-type="float" office:value="103325688358845">
                <text:p>10332568835884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112345617">
                <text:p>6112345617</text:p>
              </table:table-cell>
              <table:table-cell office:value-type="float" office:value="103522068163556">
                <text:p>1035220681635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123456728">
                <text:p>6123456728</text:p>
              </table:table-cell>
              <table:table-cell office:value-type="float" office:value="103718462880426">
                <text:p>10371846288042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134567839">
                <text:p>6134567839</text:p>
              </table:table-cell>
              <table:table-cell office:value-type="float" office:value="103914872482396">
                <text:p>10391487248239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145678950">
                <text:p>6145678950</text:p>
              </table:table-cell>
              <table:table-cell office:value-type="float" office:value="104111296942508">
                <text:p>10411129694250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156790061">
                <text:p>6156790061</text:p>
              </table:table-cell>
              <table:table-cell office:value-type="float" office:value="104307736233898">
                <text:p>10430773623389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167901172">
                <text:p>6167901172</text:p>
              </table:table-cell>
              <table:table-cell office:value-type="float" office:value="104504190329799">
                <text:p>10450419032979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179012283">
                <text:p>6179012283</text:p>
              </table:table-cell>
              <table:table-cell office:value-type="float" office:value="104700659203544">
                <text:p>10470065920354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190123394">
                <text:p>6190123394</text:p>
              </table:table-cell>
              <table:table-cell office:value-type="float" office:value="104897142828557">
                <text:p>10489714282855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201234505">
                <text:p>6201234505</text:p>
              </table:table-cell>
              <table:table-cell office:value-type="float" office:value="105093641178360">
                <text:p>10509364117836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212345616">
                <text:p>6212345616</text:p>
              </table:table-cell>
              <table:table-cell office:value-type="float" office:value="105290154226572">
                <text:p>10529015422657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223456727">
                <text:p>6223456727</text:p>
              </table:table-cell>
              <table:table-cell office:value-type="float" office:value="105486681946902">
                <text:p>10548668194690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234567838">
                <text:p>6234567838</text:p>
              </table:table-cell>
              <table:table-cell office:value-type="float" office:value="105683224313155">
                <text:p>10568322431315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245678949">
                <text:p>6245678949</text:p>
              </table:table-cell>
              <table:table-cell office:value-type="float" office:value="105879781299230">
                <text:p>10587978129923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256790060">
                <text:p>6256790060</text:p>
              </table:table-cell>
              <table:table-cell office:value-type="float" office:value="106076352879118">
                <text:p>10607635287911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267901171">
                <text:p>6267901171</text:p>
              </table:table-cell>
              <table:table-cell office:value-type="float" office:value="106272939026903">
                <text:p>10627293902690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279012282">
                <text:p>6279012282</text:p>
              </table:table-cell>
              <table:table-cell office:value-type="float" office:value="106469539716760">
                <text:p>10646953971676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290123393">
                <text:p>6290123393</text:p>
              </table:table-cell>
              <table:table-cell office:value-type="float" office:value="106666154922956">
                <text:p>10666615492295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301234504">
                <text:p>6301234504</text:p>
              </table:table-cell>
              <table:table-cell office:value-type="float" office:value="106862784619848">
                <text:p>10686278461984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312345615">
                <text:p>6312345615</text:p>
              </table:table-cell>
              <table:table-cell office:value-type="float" office:value="107059428781885">
                <text:p>10705942878188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323456726">
                <text:p>6323456726</text:p>
              </table:table-cell>
              <table:table-cell office:value-type="float" office:value="107256087383606">
                <text:p>10725608738360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334567837">
                <text:p>6334567837</text:p>
              </table:table-cell>
              <table:table-cell office:value-type="float" office:value="107452760399637">
                <text:p>10745276039963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345678948">
                <text:p>6345678948</text:p>
              </table:table-cell>
              <table:table-cell office:value-type="float" office:value="107649447804695">
                <text:p>10764944780469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356790059">
                <text:p>6356790059</text:p>
              </table:table-cell>
              <table:table-cell office:value-type="float" office:value="107846149573586">
                <text:p>10784614957358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367901170">
                <text:p>6367901170</text:p>
              </table:table-cell>
              <table:table-cell office:value-type="float" office:value="108042865681202">
                <text:p>10804286568120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379012281">
                <text:p>6379012281</text:p>
              </table:table-cell>
              <table:table-cell office:value-type="float" office:value="108239596102526">
                <text:p>10823959610252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390123392">
                <text:p>6390123392</text:p>
              </table:table-cell>
              <table:table-cell office:value-type="float" office:value="108436340812623">
                <text:p>10843634081262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401234503">
                <text:p>6401234503</text:p>
              </table:table-cell>
              <table:table-cell office:value-type="float" office:value="108633099786650">
                <text:p>10863309978665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412345614">
                <text:p>6412345614</text:p>
              </table:table-cell>
              <table:table-cell office:value-type="float" office:value="108829872999848">
                <text:p>10882987299984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423456725">
                <text:p>6423456725</text:p>
              </table:table-cell>
              <table:table-cell office:value-type="float" office:value="109026660427543">
                <text:p>10902666042754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434567836">
                <text:p>6434567836</text:p>
              </table:table-cell>
              <table:table-cell office:value-type="float" office:value="109223462045146">
                <text:p>10922346204514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445678947">
                <text:p>6445678947</text:p>
              </table:table-cell>
              <table:table-cell office:value-type="float" office:value="109420277828157">
                <text:p>10942027782815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456790058">
                <text:p>6456790058</text:p>
              </table:table-cell>
              <table:table-cell office:value-type="float" office:value="109617107752155">
                <text:p>10961710775215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467901169">
                <text:p>6467901169</text:p>
              </table:table-cell>
              <table:table-cell office:value-type="float" office:value="109813951792806">
                <text:p>10981395179280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479012280">
                <text:p>6479012280</text:p>
              </table:table-cell>
              <table:table-cell office:value-type="float" office:value="110010809925861">
                <text:p>11001080992586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490123391">
                <text:p>6490123391</text:p>
              </table:table-cell>
              <table:table-cell office:value-type="float" office:value="110207682127150">
                <text:p>11020768212715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501234502">
                <text:p>6501234502</text:p>
              </table:table-cell>
              <table:table-cell office:value-type="float" office:value="110404568372589">
                <text:p>11040456837258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512345613">
                <text:p>6512345613</text:p>
              </table:table-cell>
              <table:table-cell office:value-type="float" office:value="110601468638176">
                <text:p>11060146863817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523456724">
                <text:p>6523456724</text:p>
              </table:table-cell>
              <table:table-cell office:value-type="float" office:value="110798382899990">
                <text:p>11079838289999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534567835">
                <text:p>6534567835</text:p>
              </table:table-cell>
              <table:table-cell office:value-type="float" office:value="110995311134192">
                <text:p>11099531113419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545678946">
                <text:p>6545678946</text:p>
              </table:table-cell>
              <table:table-cell office:value-type="float" office:value="111192253317023">
                <text:p>11119225331702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556790057">
                <text:p>6556790057</text:p>
              </table:table-cell>
              <table:table-cell office:value-type="float" office:value="111389209424807">
                <text:p>11138920942480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567901168">
                <text:p>6567901168</text:p>
              </table:table-cell>
              <table:table-cell office:value-type="float" office:value="111586179433945">
                <text:p>11158617943394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579012279">
                <text:p>6579012279</text:p>
              </table:table-cell>
              <table:table-cell office:value-type="float" office:value="111783163320921">
                <text:p>11178316332092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590123390">
                <text:p>6590123390</text:p>
              </table:table-cell>
              <table:table-cell office:value-type="float" office:value="111980161062297">
                <text:p>11198016106229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601234501">
                <text:p>6601234501</text:p>
              </table:table-cell>
              <table:table-cell office:value-type="float" office:value="112177172634714">
                <text:p>11217717263471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612345612">
                <text:p>6612345612</text:p>
              </table:table-cell>
              <table:table-cell office:value-type="float" office:value="112374198014892">
                <text:p>11237419801489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623456723">
                <text:p>6623456723</text:p>
              </table:table-cell>
              <table:table-cell office:value-type="float" office:value="112571237179628">
                <text:p>11257123717962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634567834">
                <text:p>6634567834</text:p>
              </table:table-cell>
              <table:table-cell office:value-type="float" office:value="112768290105798">
                <text:p>11276829010579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645678945">
                <text:p>6645678945</text:p>
              </table:table-cell>
              <table:table-cell office:value-type="float" office:value="112965356770357">
                <text:p>11296535677035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656790056">
                <text:p>6656790056</text:p>
              </table:table-cell>
              <table:table-cell office:value-type="float" office:value="113162437150333">
                <text:p>11316243715033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667901167">
                <text:p>6667901167</text:p>
              </table:table-cell>
              <table:table-cell office:value-type="float" office:value="113359531222834">
                <text:p>11335953122283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679012278">
                <text:p>6679012278</text:p>
              </table:table-cell>
              <table:table-cell office:value-type="float" office:value="113556638965044">
                <text:p>11355663896504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690123389">
                <text:p>6690123389</text:p>
              </table:table-cell>
              <table:table-cell office:value-type="float" office:value="113753760354222">
                <text:p>11375376035422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701234500">
                <text:p>6701234500</text:p>
              </table:table-cell>
              <table:table-cell office:value-type="float" office:value="113950895367702">
                <text:p>11395089536770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712345611">
                <text:p>6712345611</text:p>
              </table:table-cell>
              <table:table-cell office:value-type="float" office:value="114148043982895">
                <text:p>11414804398289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723456722">
                <text:p>6723456722</text:p>
              </table:table-cell>
              <table:table-cell office:value-type="float" office:value="114345206177284">
                <text:p>11434520617728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734567833">
                <text:p>6734567833</text:p>
              </table:table-cell>
              <table:table-cell office:value-type="float" office:value="114542381928430">
                <text:p>11454238192843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745678944">
                <text:p>6745678944</text:p>
              </table:table-cell>
              <table:table-cell office:value-type="float" office:value="114739571213966">
                <text:p>11473957121396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756790055">
                <text:p>6756790055</text:p>
              </table:table-cell>
              <table:table-cell office:value-type="float" office:value="114936774011598">
                <text:p>11493677401159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767901166">
                <text:p>6767901166</text:p>
              </table:table-cell>
              <table:table-cell office:value-type="float" office:value="115133990299106">
                <text:p>11513399029910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779012277">
                <text:p>6779012277</text:p>
              </table:table-cell>
              <table:table-cell office:value-type="float" office:value="115331220054344">
                <text:p>11533122005434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790123388">
                <text:p>6790123388</text:p>
              </table:table-cell>
              <table:table-cell office:value-type="float" office:value="115528463255238">
                <text:p>11552846325523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801234499">
                <text:p>6801234499</text:p>
              </table:table-cell>
              <table:table-cell office:value-type="float" office:value="115725719879785">
                <text:p>11572571987978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812345610">
                <text:p>6812345610</text:p>
              </table:table-cell>
              <table:table-cell office:value-type="float" office:value="115922989906055">
                <text:p>11592298990605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823456721">
                <text:p>6823456721</text:p>
              </table:table-cell>
              <table:table-cell office:value-type="float" office:value="116120273312191">
                <text:p>11612027331219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834567832">
                <text:p>6834567832</text:p>
              </table:table-cell>
              <table:table-cell office:value-type="float" office:value="116317570076403">
                <text:p>11631757007640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845678943">
                <text:p>6845678943</text:p>
              </table:table-cell>
              <table:table-cell office:value-type="float" office:value="116514880176977">
                <text:p>11651488017697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856790054">
                <text:p>6856790054</text:p>
              </table:table-cell>
              <table:table-cell office:value-type="float" office:value="116712203592265">
                <text:p>11671220359226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867901165">
                <text:p>6867901165</text:p>
              </table:table-cell>
              <table:table-cell office:value-type="float" office:value="116909540300692">
                <text:p>11690954030069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879012276">
                <text:p>6879012276</text:p>
              </table:table-cell>
              <table:table-cell office:value-type="float" office:value="117106890280752">
                <text:p>11710689028075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890123387">
                <text:p>6890123387</text:p>
              </table:table-cell>
              <table:table-cell office:value-type="float" office:value="117304253511009">
                <text:p>11730425351100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901234498">
                <text:p>6901234498</text:p>
              </table:table-cell>
              <table:table-cell office:value-type="float" office:value="117501629970094">
                <text:p>11750162997009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912345609">
                <text:p>6912345609</text:p>
              </table:table-cell>
              <table:table-cell office:value-type="float" office:value="117699019636709">
                <text:p>11769901963670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923456720">
                <text:p>6923456720</text:p>
              </table:table-cell>
              <table:table-cell office:value-type="float" office:value="117896422489624">
                <text:p>11789642248962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934567831">
                <text:p>6934567831</text:p>
              </table:table-cell>
              <table:table-cell office:value-type="float" office:value="118093838507677">
                <text:p>11809383850767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945678942">
                <text:p>6945678942</text:p>
              </table:table-cell>
              <table:table-cell office:value-type="float" office:value="118291267669773">
                <text:p>11829126766977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956790053">
                <text:p>6956790053</text:p>
              </table:table-cell>
              <table:table-cell office:value-type="float" office:value="118488709954886">
                <text:p>11848870995488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967901164">
                <text:p>6967901164</text:p>
              </table:table-cell>
              <table:table-cell office:value-type="float" office:value="118686165342056">
                <text:p>11868616534205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979012275">
                <text:p>6979012275</text:p>
              </table:table-cell>
              <table:table-cell office:value-type="float" office:value="118883633810391">
                <text:p>11888363381039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990123386">
                <text:p>6990123386</text:p>
              </table:table-cell>
              <table:table-cell office:value-type="float" office:value="119081115339065">
                <text:p>11908111533906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001234497">
                <text:p>7001234497</text:p>
              </table:table-cell>
              <table:table-cell office:value-type="float" office:value="119278609907316">
                <text:p>11927860990731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012345608">
                <text:p>7012345608</text:p>
              </table:table-cell>
              <table:table-cell office:value-type="float" office:value="119476117494452">
                <text:p>11947611749445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023456719">
                <text:p>7023456719</text:p>
              </table:table-cell>
              <table:table-cell office:value-type="float" office:value="119673638079843">
                <text:p>11967363807984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034567830">
                <text:p>7034567830</text:p>
              </table:table-cell>
              <table:table-cell office:value-type="float" office:value="119871171642927">
                <text:p>11987117164292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045678941">
                <text:p>7045678941</text:p>
              </table:table-cell>
              <table:table-cell office:value-type="float" office:value="120068718163205">
                <text:p>12006871816320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056790052">
                <text:p>7056790052</text:p>
              </table:table-cell>
              <table:table-cell office:value-type="float" office:value="120266277620243">
                <text:p>12026627762024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067901163">
                <text:p>7067901163</text:p>
              </table:table-cell>
              <table:table-cell office:value-type="float" office:value="120463849993672">
                <text:p>12046384999367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079012274">
                <text:p>7079012274</text:p>
              </table:table-cell>
              <table:table-cell office:value-type="float" office:value="120661435263188">
                <text:p>12066143526318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090123385">
                <text:p>7090123385</text:p>
              </table:table-cell>
              <table:table-cell office:value-type="float" office:value="120859033408547">
                <text:p>12085903340854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101234496">
                <text:p>7101234496</text:p>
              </table:table-cell>
              <table:table-cell office:value-type="float" office:value="121056644409573">
                <text:p>12105664440957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112345607">
                <text:p>7112345607</text:p>
              </table:table-cell>
              <table:table-cell office:value-type="float" office:value="121254268246150">
                <text:p>12125426824615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123456718">
                <text:p>7123456718</text:p>
              </table:table-cell>
              <table:table-cell office:value-type="float" office:value="121451904898227">
                <text:p>12145190489822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134567829">
                <text:p>7134567829</text:p>
              </table:table-cell>
              <table:table-cell office:value-type="float" office:value="121649554345813">
                <text:p>12164955434581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145678940">
                <text:p>7145678940</text:p>
              </table:table-cell>
              <table:table-cell office:value-type="float" office:value="121847216568982">
                <text:p>12184721656898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156790051">
                <text:p>7156790051</text:p>
              </table:table-cell>
              <table:table-cell office:value-type="float" office:value="122044891547867">
                <text:p>12204489154786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167901162">
                <text:p>7167901162</text:p>
              </table:table-cell>
              <table:table-cell office:value-type="float" office:value="122242579262667">
                <text:p>12224257926266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179012273">
                <text:p>7179012273</text:p>
              </table:table-cell>
              <table:table-cell office:value-type="float" office:value="122440279693638">
                <text:p>12244027969363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190123384">
                <text:p>7190123384</text:p>
              </table:table-cell>
              <table:table-cell office:value-type="float" office:value="122637992821099">
                <text:p>12263799282109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201234495">
                <text:p>7201234495</text:p>
              </table:table-cell>
              <table:table-cell office:value-type="float" office:value="122835718625429">
                <text:p>12283571862542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212345606">
                <text:p>7212345606</text:p>
              </table:table-cell>
              <table:table-cell office:value-type="float" office:value="123033457087070">
                <text:p>12303345708707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223456717">
                <text:p>7223456717</text:p>
              </table:table-cell>
              <table:table-cell office:value-type="float" office:value="123231208186522">
                <text:p>12323120818652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234567828">
                <text:p>7234567828</text:p>
              </table:table-cell>
              <table:table-cell office:value-type="float" office:value="123428971904345">
                <text:p>12342897190434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245678939">
                <text:p>7245678939</text:p>
              </table:table-cell>
              <table:table-cell office:value-type="float" office:value="123626748221160">
                <text:p>12362674822116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256790050">
                <text:p>7256790050</text:p>
              </table:table-cell>
              <table:table-cell office:value-type="float" office:value="123824537117646">
                <text:p>12382453711764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267901161">
                <text:p>7267901161</text:p>
              </table:table-cell>
              <table:table-cell office:value-type="float" office:value="124022338574542">
                <text:p>12402233857454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279012272">
                <text:p>7279012272</text:p>
              </table:table-cell>
              <table:table-cell office:value-type="float" office:value="124220152572645">
                <text:p>12422015257264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290123383">
                <text:p>7290123383</text:p>
              </table:table-cell>
              <table:table-cell office:value-type="float" office:value="124417979092813">
                <text:p>12441797909281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301234494">
                <text:p>7301234494</text:p>
              </table:table-cell>
              <table:table-cell office:value-type="float" office:value="124615818115959">
                <text:p>12461581811595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312345605">
                <text:p>7312345605</text:p>
              </table:table-cell>
              <table:table-cell office:value-type="float" office:value="124813669623057">
                <text:p>12481366962305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323456716">
                <text:p>7323456716</text:p>
              </table:table-cell>
              <table:table-cell office:value-type="float" office:value="125011533595137">
                <text:p>12501153359513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334567827">
                <text:p>7334567827</text:p>
              </table:table-cell>
              <table:table-cell office:value-type="float" office:value="125209410013288">
                <text:p>12520941001328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345678938">
                <text:p>7345678938</text:p>
              </table:table-cell>
              <table:table-cell office:value-type="float" office:value="125407298858655">
                <text:p>12540729885865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356790049">
                <text:p>7356790049</text:p>
              </table:table-cell>
              <table:table-cell office:value-type="float" office:value="125605200112439">
                <text:p>12560520011243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367901160">
                <text:p>7367901160</text:p>
              </table:table-cell>
              <table:table-cell office:value-type="float" office:value="125803113755902">
                <text:p>12580311375590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379012271">
                <text:p>7379012271</text:p>
              </table:table-cell>
              <table:table-cell office:value-type="float" office:value="126001039770358">
                <text:p>12600103977035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390123382">
                <text:p>7390123382</text:p>
              </table:table-cell>
              <table:table-cell office:value-type="float" office:value="126198978137179">
                <text:p>12619897813717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401234493">
                <text:p>7401234493</text:p>
              </table:table-cell>
              <table:table-cell office:value-type="float" office:value="126396928837795">
                <text:p>12639692883779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412345604">
                <text:p>7412345604</text:p>
              </table:table-cell>
              <table:table-cell office:value-type="float" office:value="126594891853688">
                <text:p>12659489185368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423456715">
                <text:p>7423456715</text:p>
              </table:table-cell>
              <table:table-cell office:value-type="float" office:value="126792867166397">
                <text:p>12679286716639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434567826">
                <text:p>7434567826</text:p>
              </table:table-cell>
              <table:table-cell office:value-type="float" office:value="126990854757519">
                <text:p>12699085475751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445678937">
                <text:p>7445678937</text:p>
              </table:table-cell>
              <table:table-cell office:value-type="float" office:value="127188854608701">
                <text:p>12718885460870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456790048">
                <text:p>7456790048</text:p>
              </table:table-cell>
              <table:table-cell office:value-type="float" office:value="127386866701649">
                <text:p>12738686670164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467901159">
                <text:p>7467901159</text:p>
              </table:table-cell>
              <table:table-cell office:value-type="float" office:value="127584891018122">
                <text:p>12758489101812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479012270">
                <text:p>7479012270</text:p>
              </table:table-cell>
              <table:table-cell office:value-type="float" office:value="127782927539933">
                <text:p>12778292753993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490123381">
                <text:p>7490123381</text:p>
              </table:table-cell>
              <table:table-cell office:value-type="float" office:value="127980976248948">
                <text:p>12798097624894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501234492">
                <text:p>7501234492</text:p>
              </table:table-cell>
              <table:table-cell office:value-type="float" office:value="128179037127090">
                <text:p>12817903712709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512345603">
                <text:p>7512345603</text:p>
              </table:table-cell>
              <table:table-cell office:value-type="float" office:value="128377110156333">
                <text:p>12837711015633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523456714">
                <text:p>7523456714</text:p>
              </table:table-cell>
              <table:table-cell office:value-type="float" office:value="128575195318704">
                <text:p>12857519531870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534567825">
                <text:p>7534567825</text:p>
              </table:table-cell>
              <table:table-cell office:value-type="float" office:value="128773292596285">
                <text:p>12877329259628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545678936">
                <text:p>7545678936</text:p>
              </table:table-cell>
              <table:table-cell office:value-type="float" office:value="128971401971209">
                <text:p>12897140197120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556790047">
                <text:p>7556790047</text:p>
              </table:table-cell>
              <table:table-cell office:value-type="float" office:value="129169523425664">
                <text:p>12916952342566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567901158">
                <text:p>7567901158</text:p>
              </table:table-cell>
              <table:table-cell office:value-type="float" office:value="129367656941888">
                <text:p>12936765694188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579012269">
                <text:p>7579012269</text:p>
              </table:table-cell>
              <table:table-cell office:value-type="float" office:value="129565802502171">
                <text:p>12956580250217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590123380">
                <text:p>7590123380</text:p>
              </table:table-cell>
              <table:table-cell office:value-type="float" office:value="129763960088858">
                <text:p>12976396008885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601234491">
                <text:p>7601234491</text:p>
              </table:table-cell>
              <table:table-cell office:value-type="float" office:value="129962129684342">
                <text:p>12996212968434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612345602">
                <text:p>7612345602</text:p>
              </table:table-cell>
              <table:table-cell office:value-type="float" office:value="130160311271070">
                <text:p>13016031127107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623456713">
                <text:p>7623456713</text:p>
              </table:table-cell>
              <table:table-cell office:value-type="float" office:value="130358504831539">
                <text:p>13035850483153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634567824">
                <text:p>7634567824</text:p>
              </table:table-cell>
              <table:table-cell office:value-type="float" office:value="130556710348297">
                <text:p>13055671034829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645678935">
                <text:p>7645678935</text:p>
              </table:table-cell>
              <table:table-cell office:value-type="float" office:value="130754927803944">
                <text:p>13075492780394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656790046">
                <text:p>7656790046</text:p>
              </table:table-cell>
              <table:table-cell office:value-type="float" office:value="130953157181129">
                <text:p>13095315718112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667901157">
                <text:p>7667901157</text:p>
              </table:table-cell>
              <table:table-cell office:value-type="float" office:value="131151398462553">
                <text:p>13115139846255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679012268">
                <text:p>7679012268</text:p>
              </table:table-cell>
              <table:table-cell office:value-type="float" office:value="131349651630966">
                <text:p>13134965163096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690123379">
                <text:p>7690123379</text:p>
              </table:table-cell>
              <table:table-cell office:value-type="float" office:value="131547916669167">
                <text:p>13154791666916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701234490">
                <text:p>7701234490</text:p>
              </table:table-cell>
              <table:table-cell office:value-type="float" office:value="131746193560007">
                <text:p>13174619356000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712345601">
                <text:p>7712345601</text:p>
              </table:table-cell>
              <table:table-cell office:value-type="float" office:value="131944482286386">
                <text:p>13194448228638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723456712">
                <text:p>7723456712</text:p>
              </table:table-cell>
              <table:table-cell office:value-type="float" office:value="132142782831251">
                <text:p>13214278283125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734567823">
                <text:p>7734567823</text:p>
              </table:table-cell>
              <table:table-cell office:value-type="float" office:value="132341095177600">
                <text:p>13234109517760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745678934">
                <text:p>7745678934</text:p>
              </table:table-cell>
              <table:table-cell office:value-type="float" office:value="132539419308481">
                <text:p>13253941930848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756790045">
                <text:p>7756790045</text:p>
              </table:table-cell>
              <table:table-cell office:value-type="float" office:value="132737755206987">
                <text:p>13273775520698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767901156">
                <text:p>7767901156</text:p>
              </table:table-cell>
              <table:table-cell office:value-type="float" office:value="132936102856264">
                <text:p>13293610285626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779012267">
                <text:p>7779012267</text:p>
              </table:table-cell>
              <table:table-cell office:value-type="float" office:value="133134462239502">
                <text:p>13313446223950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790123378">
                <text:p>7790123378</text:p>
              </table:table-cell>
              <table:table-cell office:value-type="float" office:value="133332833339941">
                <text:p>13333283333994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801234489">
                <text:p>7801234489</text:p>
              </table:table-cell>
              <table:table-cell office:value-type="float" office:value="133531216140870">
                <text:p>13353121614087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812345600">
                <text:p>7812345600</text:p>
              </table:table-cell>
              <table:table-cell office:value-type="float" office:value="133729610625623">
                <text:p>13372961062562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823456711">
                <text:p>7823456711</text:p>
              </table:table-cell>
              <table:table-cell office:value-type="float" office:value="133928016777583">
                <text:p>13392801677758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834567822">
                <text:p>7834567822</text:p>
              </table:table-cell>
              <table:table-cell office:value-type="float" office:value="134126434580180">
                <text:p>13412643458018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845678933">
                <text:p>7845678933</text:p>
              </table:table-cell>
              <table:table-cell office:value-type="float" office:value="134324864016890">
                <text:p>13432486401689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856790044">
                <text:p>7856790044</text:p>
              </table:table-cell>
              <table:table-cell office:value-type="float" office:value="134523305071238">
                <text:p>13452330507123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867901155">
                <text:p>7867901155</text:p>
              </table:table-cell>
              <table:table-cell office:value-type="float" office:value="134721757726794">
                <text:p>13472175772679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879012266">
                <text:p>7879012266</text:p>
              </table:table-cell>
              <table:table-cell office:value-type="float" office:value="134920221967174">
                <text:p>13492022196717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890123377">
                <text:p>7890123377</text:p>
              </table:table-cell>
              <table:table-cell office:value-type="float" office:value="135118697776042">
                <text:p>13511869777604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901234488">
                <text:p>7901234488</text:p>
              </table:table-cell>
              <table:table-cell office:value-type="float" office:value="135317185137105">
                <text:p>13531718513710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912345599">
                <text:p>7912345599</text:p>
              </table:table-cell>
              <table:table-cell office:value-type="float" office:value="135515684034120">
                <text:p>13551568403412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923456710">
                <text:p>7923456710</text:p>
              </table:table-cell>
              <table:table-cell office:value-type="float" office:value="135714194450885">
                <text:p>13571419445088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934567821">
                <text:p>7934567821</text:p>
              </table:table-cell>
              <table:table-cell office:value-type="float" office:value="135912716371248">
                <text:p>13591271637124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945678932">
                <text:p>7945678932</text:p>
              </table:table-cell>
              <table:table-cell office:value-type="float" office:value="136111249779098">
                <text:p>13611124977909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956790043">
                <text:p>7956790043</text:p>
              </table:table-cell>
              <table:table-cell office:value-type="float" office:value="136309794658373">
                <text:p>13630979465837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967901154">
                <text:p>7967901154</text:p>
              </table:table-cell>
              <table:table-cell office:value-type="float" office:value="136508350993053">
                <text:p>13650835099305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979012265">
                <text:p>7979012265</text:p>
              </table:table-cell>
              <table:table-cell office:value-type="float" office:value="136706918767163">
                <text:p>13670691876716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990123376">
                <text:p>7990123376</text:p>
              </table:table-cell>
              <table:table-cell office:value-type="float" office:value="136905497964774">
                <text:p>13690549796477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001234487">
                <text:p>8001234487</text:p>
              </table:table-cell>
              <table:table-cell office:value-type="float" office:value="137104088570000">
                <text:p>13710408857000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012345598">
                <text:p>8012345598</text:p>
              </table:table-cell>
              <table:table-cell office:value-type="float" office:value="137302690566999">
                <text:p>13730269056699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023456709">
                <text:p>8023456709</text:p>
              </table:table-cell>
              <table:table-cell office:value-type="float" office:value="137501303939975">
                <text:p>13750130393997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034567820">
                <text:p>8034567820</text:p>
              </table:table-cell>
              <table:table-cell office:value-type="float" office:value="137699928673173">
                <text:p>13769992867317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045678931">
                <text:p>8045678931</text:p>
              </table:table-cell>
              <table:table-cell office:value-type="float" office:value="137898564750883">
                <text:p>13789856475088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056790042">
                <text:p>8056790042</text:p>
              </table:table-cell>
              <table:table-cell office:value-type="float" office:value="138097212157439">
                <text:p>13809721215743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067901153">
                <text:p>8067901153</text:p>
              </table:table-cell>
              <table:table-cell office:value-type="float" office:value="138295870877216">
                <text:p>13829587087721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079012264">
                <text:p>8079012264</text:p>
              </table:table-cell>
              <table:table-cell office:value-type="float" office:value="138494540894634">
                <text:p>13849454089463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090123375">
                <text:p>8090123375</text:p>
              </table:table-cell>
              <table:table-cell office:value-type="float" office:value="138693222194156">
                <text:p>1386932221941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101234486">
                <text:p>8101234486</text:p>
              </table:table-cell>
              <table:table-cell office:value-type="float" office:value="138891914760286">
                <text:p>13889191476028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112345597">
                <text:p>8112345597</text:p>
              </table:table-cell>
              <table:table-cell office:value-type="float" office:value="139090618577571">
                <text:p>13909061857757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123456708">
                <text:p>8123456708</text:p>
              </table:table-cell>
              <table:table-cell office:value-type="float" office:value="139289333630603">
                <text:p>13928933363060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134567819">
                <text:p>8134567819</text:p>
              </table:table-cell>
              <table:table-cell office:value-type="float" office:value="139488059904011">
                <text:p>13948805990401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145678930">
                <text:p>8145678930</text:p>
              </table:table-cell>
              <table:table-cell office:value-type="float" office:value="139686797382472">
                <text:p>13968679738247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156790041">
                <text:p>8156790041</text:p>
              </table:table-cell>
              <table:table-cell office:value-type="float" office:value="139885546050699">
                <text:p>13988554605069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167901152">
                <text:p>8167901152</text:p>
              </table:table-cell>
              <table:table-cell office:value-type="float" office:value="140084305893451">
                <text:p>14008430589345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179012263">
                <text:p>8179012263</text:p>
              </table:table-cell>
              <table:table-cell office:value-type="float" office:value="140283076895527">
                <text:p>14028307689552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190123374">
                <text:p>8190123374</text:p>
              </table:table-cell>
              <table:table-cell office:value-type="float" office:value="140481859041766">
                <text:p>14048185904176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201234485">
                <text:p>8201234485</text:p>
              </table:table-cell>
              <table:table-cell office:value-type="float" office:value="140680652317050">
                <text:p>14068065231705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212345596">
                <text:p>8212345596</text:p>
              </table:table-cell>
              <table:table-cell office:value-type="float" office:value="140879456706301">
                <text:p>14087945670630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223456707">
                <text:p>8223456707</text:p>
              </table:table-cell>
              <table:table-cell office:value-type="float" office:value="141078272194483">
                <text:p>14107827219448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234567818">
                <text:p>8234567818</text:p>
              </table:table-cell>
              <table:table-cell office:value-type="float" office:value="141277098766598">
                <text:p>14127709876659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245678929">
                <text:p>8245678929</text:p>
              </table:table-cell>
              <table:table-cell office:value-type="float" office:value="141475936407691">
                <text:p>14147593640769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256790040">
                <text:p>8256790040</text:p>
              </table:table-cell>
              <table:table-cell office:value-type="float" office:value="141674785102847">
                <text:p>14167478510284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267901151">
                <text:p>8267901151</text:p>
              </table:table-cell>
              <table:table-cell office:value-type="float" office:value="141873644837190">
                <text:p>14187364483719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279012262">
                <text:p>8279012262</text:p>
              </table:table-cell>
              <table:table-cell office:value-type="float" office:value="142072515595885">
                <text:p>14207251559588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290123373">
                <text:p>8290123373</text:p>
              </table:table-cell>
              <table:table-cell office:value-type="float" office:value="142271397364136">
                <text:p>14227139736413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301234484">
                <text:p>8301234484</text:p>
              </table:table-cell>
              <table:table-cell office:value-type="float" office:value="142470290127187">
                <text:p>14247029012718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312345595">
                <text:p>8312345595</text:p>
              </table:table-cell>
              <table:table-cell office:value-type="float" office:value="142669193870322">
                <text:p>14266919387032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323456706">
                <text:p>8323456706</text:p>
              </table:table-cell>
              <table:table-cell office:value-type="float" office:value="142868108578863">
                <text:p>14286810857886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334567817">
                <text:p>8334567817</text:p>
              </table:table-cell>
              <table:table-cell office:value-type="float" office:value="143067034238173">
                <text:p>14306703423817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345678928">
                <text:p>8345678928</text:p>
              </table:table-cell>
              <table:table-cell office:value-type="float" office:value="143265970833654">
                <text:p>14326597083365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356790039">
                <text:p>8356790039</text:p>
              </table:table-cell>
              <table:table-cell office:value-type="float" office:value="143464918350744">
                <text:p>14346491835074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367901150">
                <text:p>8367901150</text:p>
              </table:table-cell>
              <table:table-cell office:value-type="float" office:value="143663876774922">
                <text:p>14366387677492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379012261">
                <text:p>8379012261</text:p>
              </table:table-cell>
              <table:table-cell office:value-type="float" office:value="143862846091707">
                <text:p>14386284609170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390123372">
                <text:p>8390123372</text:p>
              </table:table-cell>
              <table:table-cell office:value-type="float" office:value="144061826286653">
                <text:p>14406182628665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401234483">
                <text:p>8401234483</text:p>
              </table:table-cell>
              <table:table-cell office:value-type="float" office:value="144260817345355">
                <text:p>14426081734535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412345594">
                <text:p>8412345594</text:p>
              </table:table-cell>
              <table:table-cell office:value-type="float" office:value="144459819253444">
                <text:p>14445981925344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423456705">
                <text:p>8423456705</text:p>
              </table:table-cell>
              <table:table-cell office:value-type="float" office:value="144658831996591">
                <text:p>14465883199659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434567816">
                <text:p>8434567816</text:p>
              </table:table-cell>
              <table:table-cell office:value-type="float" office:value="144857855560504">
                <text:p>14485785556050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445678927">
                <text:p>8445678927</text:p>
              </table:table-cell>
              <table:table-cell office:value-type="float" office:value="145056889930927">
                <text:p>14505688993092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456790038">
                <text:p>8456790038</text:p>
              </table:table-cell>
              <table:table-cell office:value-type="float" office:value="145255935093644">
                <text:p>14525593509364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467901149">
                <text:p>8467901149</text:p>
              </table:table-cell>
              <table:table-cell office:value-type="float" office:value="145454991034476">
                <text:p>14545499103447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479012260">
                <text:p>8479012260</text:p>
              </table:table-cell>
              <table:table-cell office:value-type="float" office:value="145654057739279">
                <text:p>14565405773927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490123371">
                <text:p>8490123371</text:p>
              </table:table-cell>
              <table:table-cell office:value-type="float" office:value="145853135193949">
                <text:p>14585313519394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501234482">
                <text:p>8501234482</text:p>
              </table:table-cell>
              <table:table-cell office:value-type="float" office:value="146052223384416">
                <text:p>14605222338441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512345593">
                <text:p>8512345593</text:p>
              </table:table-cell>
              <table:table-cell office:value-type="float" office:value="146251322296650">
                <text:p>14625132229665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523456704">
                <text:p>8523456704</text:p>
              </table:table-cell>
              <table:table-cell office:value-type="float" office:value="146450431916655">
                <text:p>14645043191665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534567815">
                <text:p>8534567815</text:p>
              </table:table-cell>
              <table:table-cell office:value-type="float" office:value="146649552230473">
                <text:p>14664955223047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545678926">
                <text:p>8545678926</text:p>
              </table:table-cell>
              <table:table-cell office:value-type="float" office:value="146848683224180">
                <text:p>14684868322418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556790037">
                <text:p>8556790037</text:p>
              </table:table-cell>
              <table:table-cell office:value-type="float" office:value="147047824883893">
                <text:p>14704782488389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567901148">
                <text:p>8567901148</text:p>
              </table:table-cell>
              <table:table-cell office:value-type="float" office:value="147246977195759">
                <text:p>14724697719575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579012259">
                <text:p>8579012259</text:p>
              </table:table-cell>
              <table:table-cell office:value-type="float" office:value="147446140145966">
                <text:p>14744614014596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590123370">
                <text:p>8590123370</text:p>
              </table:table-cell>
              <table:table-cell office:value-type="float" office:value="147645313720735">
                <text:p>14764531372073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601234481">
                <text:p>8601234481</text:p>
              </table:table-cell>
              <table:table-cell office:value-type="float" office:value="147844497906324">
                <text:p>14784449790632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612345592">
                <text:p>8612345592</text:p>
              </table:table-cell>
              <table:table-cell office:value-type="float" office:value="148043692689024">
                <text:p>14804369268902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623456703">
                <text:p>8623456703</text:p>
              </table:table-cell>
              <table:table-cell office:value-type="float" office:value="148242898055166">
                <text:p>14824289805516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634567814">
                <text:p>8634567814</text:p>
              </table:table-cell>
              <table:table-cell office:value-type="float" office:value="148442113991111">
                <text:p>14844211399111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645678925">
                <text:p>8645678925</text:p>
              </table:table-cell>
              <table:table-cell office:value-type="float" office:value="148641340483259">
                <text:p>14864134048325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656790036">
                <text:p>8656790036</text:p>
              </table:table-cell>
              <table:table-cell office:value-type="float" office:value="148840577518044">
                <text:p>14884057751804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667901147">
                <text:p>8667901147</text:p>
              </table:table-cell>
              <table:table-cell office:value-type="float" office:value="149039825081933">
                <text:p>14903982508193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679012258">
                <text:p>8679012258</text:p>
              </table:table-cell>
              <table:table-cell office:value-type="float" office:value="149239083161430">
                <text:p>14923908316143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690123369">
                <text:p>8690123369</text:p>
              </table:table-cell>
              <table:table-cell office:value-type="float" office:value="149438351743071">
                <text:p>14943835174307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701234480">
                <text:p>8701234480</text:p>
              </table:table-cell>
              <table:table-cell office:value-type="float" office:value="149637630813431">
                <text:p>14963763081343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712345591">
                <text:p>8712345591</text:p>
              </table:table-cell>
              <table:table-cell office:value-type="float" office:value="149836920359114">
                <text:p>14983692035911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723456702">
                <text:p>8723456702</text:p>
              </table:table-cell>
              <table:table-cell office:value-type="float" office:value="150036220366761">
                <text:p>15003622036676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734567813">
                <text:p>8734567813</text:p>
              </table:table-cell>
              <table:table-cell office:value-type="float" office:value="150235530823047">
                <text:p>15023553082304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745678924">
                <text:p>8745678924</text:p>
              </table:table-cell>
              <table:table-cell office:value-type="float" office:value="150434851714680">
                <text:p>15043485171468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756790035">
                <text:p>8756790035</text:p>
              </table:table-cell>
              <table:table-cell office:value-type="float" office:value="150634183028402">
                <text:p>15063418302840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767901146">
                <text:p>8767901146</text:p>
              </table:table-cell>
              <table:table-cell office:value-type="float" office:value="150833524750990">
                <text:p>15083352475099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779012257">
                <text:p>8779012257</text:p>
              </table:table-cell>
              <table:table-cell office:value-type="float" office:value="151032876869252">
                <text:p>15103287686925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790123368">
                <text:p>8790123368</text:p>
              </table:table-cell>
              <table:table-cell office:value-type="float" office:value="151232239370031">
                <text:p>15123223937003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801234479">
                <text:p>8801234479</text:p>
              </table:table-cell>
              <table:table-cell office:value-type="float" office:value="151431612240204">
                <text:p>15143161224020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812345590">
                <text:p>8812345590</text:p>
              </table:table-cell>
              <table:table-cell office:value-type="float" office:value="151630995466680">
                <text:p>15163099546668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823456701">
                <text:p>8823456701</text:p>
              </table:table-cell>
              <table:table-cell office:value-type="float" office:value="151830389036400">
                <text:p>15183038903640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834567812">
                <text:p>8834567812</text:p>
              </table:table-cell>
              <table:table-cell office:value-type="float" office:value="152029792936340">
                <text:p>15202979293634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845678923">
                <text:p>8845678923</text:p>
              </table:table-cell>
              <table:table-cell office:value-type="float" office:value="152229207153507">
                <text:p>15222920715350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856790034">
                <text:p>8856790034</text:p>
              </table:table-cell>
              <table:table-cell office:value-type="float" office:value="152428631674943">
                <text:p>15242863167494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867901145">
                <text:p>8867901145</text:p>
              </table:table-cell>
              <table:table-cell office:value-type="float" office:value="152628066487719">
                <text:p>15262806648771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879012256">
                <text:p>8879012256</text:p>
              </table:table-cell>
              <table:table-cell office:value-type="float" office:value="152827511578943">
                <text:p>15282751157894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890123367">
                <text:p>8890123367</text:p>
              </table:table-cell>
              <table:table-cell office:value-type="float" office:value="153026966935750">
                <text:p>15302696693575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901234478">
                <text:p>8901234478</text:p>
              </table:table-cell>
              <table:table-cell office:value-type="float" office:value="153226432545310">
                <text:p>15322643254531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912345589">
                <text:p>8912345589</text:p>
              </table:table-cell>
              <table:table-cell office:value-type="float" office:value="153425908394827">
                <text:p>15342590839482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923456700">
                <text:p>8923456700</text:p>
              </table:table-cell>
              <table:table-cell office:value-type="float" office:value="153625394471533">
                <text:p>15362539447153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934567811">
                <text:p>8934567811</text:p>
              </table:table-cell>
              <table:table-cell office:value-type="float" office:value="153824890762694">
                <text:p>15382489076269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945678922">
                <text:p>8945678922</text:p>
              </table:table-cell>
              <table:table-cell office:value-type="float" office:value="154024397255607">
                <text:p>15402439725560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956790033">
                <text:p>8956790033</text:p>
              </table:table-cell>
              <table:table-cell office:value-type="float" office:value="154223913937601">
                <text:p>15422391393760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967901144">
                <text:p>8967901144</text:p>
              </table:table-cell>
              <table:table-cell office:value-type="float" office:value="154423440796036">
                <text:p>15442344079603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979012255">
                <text:p>8979012255</text:p>
              </table:table-cell>
              <table:table-cell office:value-type="float" office:value="154622977818304">
                <text:p>15462297781830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990123366">
                <text:p>8990123366</text:p>
              </table:table-cell>
              <table:table-cell office:value-type="float" office:value="154822524991826">
                <text:p>15482252499182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001234477">
                <text:p>9001234477</text:p>
              </table:table-cell>
              <table:table-cell office:value-type="float" office:value="155022082304059">
                <text:p>15502208230405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012345588">
                <text:p>9012345588</text:p>
              </table:table-cell>
              <table:table-cell office:value-type="float" office:value="155221649742485">
                <text:p>15522164974248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023456699">
                <text:p>9023456699</text:p>
              </table:table-cell>
              <table:table-cell office:value-type="float" office:value="155421227294620">
                <text:p>15542122729462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034567810">
                <text:p>9034567810</text:p>
              </table:table-cell>
              <table:table-cell office:value-type="float" office:value="155620814948012">
                <text:p>15562081494801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045678921">
                <text:p>9045678921</text:p>
              </table:table-cell>
              <table:table-cell office:value-type="float" office:value="155820412690236">
                <text:p>15582041269023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056790032">
                <text:p>9056790032</text:p>
              </table:table-cell>
              <table:table-cell office:value-type="float" office:value="156020020508902">
                <text:p>15602002050890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067901143">
                <text:p>9067901143</text:p>
              </table:table-cell>
              <table:table-cell office:value-type="float" office:value="156219638391645">
                <text:p>15621963839164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079012254">
                <text:p>9079012254</text:p>
              </table:table-cell>
              <table:table-cell office:value-type="float" office:value="156419266326135">
                <text:p>15641926632613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090123365">
                <text:p>9090123365</text:p>
              </table:table-cell>
              <table:table-cell office:value-type="float" office:value="156618904300071">
                <text:p>15661890430007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101234476">
                <text:p>9101234476</text:p>
              </table:table-cell>
              <table:table-cell office:value-type="float" office:value="156818552301180">
                <text:p>15681855230118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112345587">
                <text:p>9112345587</text:p>
              </table:table-cell>
              <table:table-cell office:value-type="float" office:value="157018210317221">
                <text:p>15701821031722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123456698">
                <text:p>9123456698</text:p>
              </table:table-cell>
              <table:table-cell office:value-type="float" office:value="157217878335983">
                <text:p>15721787833598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134567809">
                <text:p>9134567809</text:p>
              </table:table-cell>
              <table:table-cell office:value-type="float" office:value="157417556345283">
                <text:p>15741755634528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145678920">
                <text:p>9145678920</text:p>
              </table:table-cell>
              <table:table-cell office:value-type="float" office:value="157617244332969">
                <text:p>15761724433296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156790031">
                <text:p>9156790031</text:p>
              </table:table-cell>
              <table:table-cell office:value-type="float" office:value="157816942286919">
                <text:p>15781694228691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167901142">
                <text:p>9167901142</text:p>
              </table:table-cell>
              <table:table-cell office:value-type="float" office:value="158016650195039">
                <text:p>15801665019503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179012253">
                <text:p>9179012253</text:p>
              </table:table-cell>
              <table:table-cell office:value-type="float" office:value="158216368045265">
                <text:p>15821636804526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190123364">
                <text:p>9190123364</text:p>
              </table:table-cell>
              <table:table-cell office:value-type="float" office:value="158416095825561">
                <text:p>15841609582556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201234475">
                <text:p>9201234475</text:p>
              </table:table-cell>
              <table:table-cell office:value-type="float" office:value="158615833523924">
                <text:p>15861583352392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212345586">
                <text:p>9212345586</text:p>
              </table:table-cell>
              <table:table-cell office:value-type="float" office:value="158815581128375">
                <text:p>1588155811283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223456697">
                <text:p>9223456697</text:p>
              </table:table-cell>
              <table:table-cell office:value-type="float" office:value="159015338626967">
                <text:p>15901533862696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234567808">
                <text:p>9234567808</text:p>
              </table:table-cell>
              <table:table-cell office:value-type="float" office:value="159215106007781">
                <text:p>15921510600778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245678919">
                <text:p>9245678919</text:p>
              </table:table-cell>
              <table:table-cell office:value-type="float" office:value="159414883258926">
                <text:p>15941488325892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256790030">
                <text:p>9256790030</text:p>
              </table:table-cell>
              <table:table-cell office:value-type="float" office:value="159614670368541">
                <text:p>15961467036854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267901141">
                <text:p>9267901141</text:p>
              </table:table-cell>
              <table:table-cell office:value-type="float" office:value="159814467324792">
                <text:p>15981446732479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279012252">
                <text:p>9279012252</text:p>
              </table:table-cell>
              <table:table-cell office:value-type="float" office:value="160014274115874">
                <text:p>16001427411587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290123363">
                <text:p>9290123363</text:p>
              </table:table-cell>
              <table:table-cell office:value-type="float" office:value="160214090730011">
                <text:p>16021409073001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301234474">
                <text:p>9301234474</text:p>
              </table:table-cell>
              <table:table-cell office:value-type="float" office:value="160413917155455">
                <text:p>16041391715545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312345585">
                <text:p>9312345585</text:p>
              </table:table-cell>
              <table:table-cell office:value-type="float" office:value="160613753380484">
                <text:p>16061375338048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323456696">
                <text:p>9323456696</text:p>
              </table:table-cell>
              <table:table-cell office:value-type="float" office:value="160813599393406">
                <text:p>16081359939340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334567807">
                <text:p>9334567807</text:p>
              </table:table-cell>
              <table:table-cell office:value-type="float" office:value="161013455182557">
                <text:p>16101345518255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345678918">
                <text:p>9345678918</text:p>
              </table:table-cell>
              <table:table-cell office:value-type="float" office:value="161213320736299">
                <text:p>16121332073629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356790029">
                <text:p>9356790029</text:p>
              </table:table-cell>
              <table:table-cell office:value-type="float" office:value="161413196043025">
                <text:p>16141319604302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367901140">
                <text:p>9367901140</text:p>
              </table:table-cell>
              <table:table-cell office:value-type="float" office:value="161613081091151">
                <text:p>16161308109115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379012251">
                <text:p>9379012251</text:p>
              </table:table-cell>
              <table:table-cell office:value-type="float" office:value="161812975869124">
                <text:p>16181297586912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390123362">
                <text:p>9390123362</text:p>
              </table:table-cell>
              <table:table-cell office:value-type="float" office:value="162012880365418">
                <text:p>16201288036541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401234473">
                <text:p>9401234473</text:p>
              </table:table-cell>
              <table:table-cell office:value-type="float" office:value="162212794568532">
                <text:p>16221279456853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412345584">
                <text:p>9412345584</text:p>
              </table:table-cell>
              <table:table-cell office:value-type="float" office:value="162412718466995">
                <text:p>16241271846699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423456695">
                <text:p>9423456695</text:p>
              </table:table-cell>
              <table:table-cell office:value-type="float" office:value="162612652049360">
                <text:p>16261265204936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434567806">
                <text:p>9434567806</text:p>
              </table:table-cell>
              <table:table-cell office:value-type="float" office:value="162812595304211">
                <text:p>16281259530421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445678917">
                <text:p>9445678917</text:p>
              </table:table-cell>
              <table:table-cell office:value-type="float" office:value="163012548220156">
                <text:p>16301254822015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456790028">
                <text:p>9456790028</text:p>
              </table:table-cell>
              <table:table-cell office:value-type="float" office:value="163212510785830">
                <text:p>16321251078583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467901139">
                <text:p>9467901139</text:p>
              </table:table-cell>
              <table:table-cell office:value-type="float" office:value="163412482989895">
                <text:p>16341248298989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479012250">
                <text:p>9479012250</text:p>
              </table:table-cell>
              <table:table-cell office:value-type="float" office:value="163612464821041">
                <text:p>16361246482104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490123361">
                <text:p>9490123361</text:p>
              </table:table-cell>
              <table:table-cell office:value-type="float" office:value="163812456267982">
                <text:p>16381245626798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501234472">
                <text:p>9501234472</text:p>
              </table:table-cell>
              <table:table-cell office:value-type="float" office:value="164012457319460">
                <text:p>16401245731946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512345583">
                <text:p>9512345583</text:p>
              </table:table-cell>
              <table:table-cell office:value-type="float" office:value="164212467964243">
                <text:p>16421246796424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523456694">
                <text:p>9523456694</text:p>
              </table:table-cell>
              <table:table-cell office:value-type="float" office:value="164412488191127">
                <text:p>16441248819112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534567805">
                <text:p>9534567805</text:p>
              </table:table-cell>
              <table:table-cell office:value-type="float" office:value="164612517988930">
                <text:p>16461251798893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545678916">
                <text:p>9545678916</text:p>
              </table:table-cell>
              <table:table-cell office:value-type="float" office:value="164812557346500">
                <text:p>16481255734650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556790027">
                <text:p>9556790027</text:p>
              </table:table-cell>
              <table:table-cell office:value-type="float" office:value="165012606252710">
                <text:p>16501260625271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567901138">
                <text:p>9567901138</text:p>
              </table:table-cell>
              <table:table-cell office:value-type="float" office:value="165212664696456">
                <text:p>16521266469645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579012249">
                <text:p>9579012249</text:p>
              </table:table-cell>
              <table:table-cell office:value-type="float" office:value="165412732666665">
                <text:p>16541273266666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590123360">
                <text:p>9590123360</text:p>
              </table:table-cell>
              <table:table-cell office:value-type="float" office:value="165612810152285">
                <text:p>16561281015228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601234471">
                <text:p>9601234471</text:p>
              </table:table-cell>
              <table:table-cell office:value-type="float" office:value="165812897142291">
                <text:p>16581289714229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612345582">
                <text:p>9612345582</text:p>
              </table:table-cell>
              <table:table-cell office:value-type="float" office:value="166012993625686">
                <text:p>16601299362568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623456693">
                <text:p>9623456693</text:p>
              </table:table-cell>
              <table:table-cell office:value-type="float" office:value="166213099591495">
                <text:p>16621309959149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634567804">
                <text:p>9634567804</text:p>
              </table:table-cell>
              <table:table-cell office:value-type="float" office:value="166413215028770">
                <text:p>16641321502877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645678915">
                <text:p>9645678915</text:p>
              </table:table-cell>
              <table:table-cell office:value-type="float" office:value="166613339926588">
                <text:p>16661333992658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656790026">
                <text:p>9656790026</text:p>
              </table:table-cell>
              <table:table-cell office:value-type="float" office:value="166813474274051">
                <text:p>16681347427405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667901137">
                <text:p>9667901137</text:p>
              </table:table-cell>
              <table:table-cell office:value-type="float" office:value="167013618060287">
                <text:p>16701361806028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679012248">
                <text:p>9679012248</text:p>
              </table:table-cell>
              <table:table-cell office:value-type="float" office:value="167213771274447">
                <text:p>16721377127444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690123359">
                <text:p>9690123359</text:p>
              </table:table-cell>
              <table:table-cell office:value-type="float" office:value="167413933905709">
                <text:p>16741393390570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701234470">
                <text:p>9701234470</text:p>
              </table:table-cell>
              <table:table-cell office:value-type="float" office:value="167614105943274">
                <text:p>16761410594327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712345581">
                <text:p>9712345581</text:p>
              </table:table-cell>
              <table:table-cell office:value-type="float" office:value="167814287376370">
                <text:p>16781428737637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723456692">
                <text:p>9723456692</text:p>
              </table:table-cell>
              <table:table-cell office:value-type="float" office:value="168014478194247">
                <text:p>16801447819424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734567803">
                <text:p>9734567803</text:p>
              </table:table-cell>
              <table:table-cell office:value-type="float" office:value="168214678386182">
                <text:p>16821467838618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745678914">
                <text:p>9745678914</text:p>
              </table:table-cell>
              <table:table-cell office:value-type="float" office:value="168414887941475">
                <text:p>16841488794147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756790025">
                <text:p>9756790025</text:p>
              </table:table-cell>
              <table:table-cell office:value-type="float" office:value="168615106849451">
                <text:p>16861510684945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767901136">
                <text:p>9767901136</text:p>
              </table:table-cell>
              <table:table-cell office:value-type="float" office:value="168815335099458">
                <text:p>16881533509945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779012247">
                <text:p>9779012247</text:p>
              </table:table-cell>
              <table:table-cell office:value-type="float" office:value="169015572680871">
                <text:p>16901557268087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790123358">
                <text:p>9790123358</text:p>
              </table:table-cell>
              <table:table-cell office:value-type="float" office:value="169215819583086">
                <text:p>16921581958308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801234469">
                <text:p>9801234469</text:p>
              </table:table-cell>
              <table:table-cell office:value-type="float" office:value="169416075795525">
                <text:p>16941607579552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812345580">
                <text:p>9812345580</text:p>
              </table:table-cell>
              <table:table-cell office:value-type="float" office:value="169616341307634">
                <text:p>16961634130763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823456691">
                <text:p>9823456691</text:p>
              </table:table-cell>
              <table:table-cell office:value-type="float" office:value="169816616108882">
                <text:p>16981661610888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834567802">
                <text:p>9834567802</text:p>
              </table:table-cell>
              <table:table-cell office:value-type="float" office:value="170016900188762">
                <text:p>17001690018876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845678913">
                <text:p>9845678913</text:p>
              </table:table-cell>
              <table:table-cell office:value-type="float" office:value="170217193536791">
                <text:p>17021719353679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856790024">
                <text:p>9856790024</text:p>
              </table:table-cell>
              <table:table-cell office:value-type="float" office:value="170417496142510">
                <text:p>17041749614251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867901135">
                <text:p>9867901135</text:p>
              </table:table-cell>
              <table:table-cell office:value-type="float" office:value="170617807995483">
                <text:p>17061780799548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879012246">
                <text:p>9879012246</text:p>
              </table:table-cell>
              <table:table-cell office:value-type="float" office:value="170818129085299">
                <text:p>17081812908529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890123357">
                <text:p>9890123357</text:p>
              </table:table-cell>
              <table:table-cell office:value-type="float" office:value="171018459401567">
                <text:p>17101845940156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901234468">
                <text:p>9901234468</text:p>
              </table:table-cell>
              <table:table-cell office:value-type="float" office:value="171218798933922">
                <text:p>17121879893392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912345579">
                <text:p>9912345579</text:p>
              </table:table-cell>
              <table:table-cell office:value-type="float" office:value="171419147672023">
                <text:p>17141914767202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923456690">
                <text:p>9923456690</text:p>
              </table:table-cell>
              <table:table-cell office:value-type="float" office:value="171619505605550">
                <text:p>17161950560555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934567801">
                <text:p>9934567801</text:p>
              </table:table-cell>
              <table:table-cell office:value-type="float" office:value="171819872724207">
                <text:p>17181987272420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945678912">
                <text:p>9945678912</text:p>
              </table:table-cell>
              <table:table-cell office:value-type="float" office:value="172020249017722">
                <text:p>17202024901772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956790023">
                <text:p>9956790023</text:p>
              </table:table-cell>
              <table:table-cell office:value-type="float" office:value="172220634475843">
                <text:p>17222063447584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967901134">
                <text:p>9967901134</text:p>
              </table:table-cell>
              <table:table-cell office:value-type="float" office:value="172421029088345">
                <text:p>17242102908834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979012245">
                <text:p>9979012245</text:p>
              </table:table-cell>
              <table:table-cell office:value-type="float" office:value="172621432845023">
                <text:p>17262143284502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990123356">
                <text:p>9990123356</text:p>
              </table:table-cell>
              <table:table-cell office:value-type="float" office:value="172821845735696">
                <text:p>17282184573569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001234467">
                <text:p>10001234467</text:p>
              </table:table-cell>
              <table:table-cell office:value-type="float" office:value="173022267750203">
                <text:p>17302226775020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012345578">
                <text:p>10012345578</text:p>
              </table:table-cell>
              <table:table-cell office:value-type="float" office:value="173222698878410">
                <text:p>17322269887841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023456689">
                <text:p>10023456689</text:p>
              </table:table-cell>
              <table:table-cell office:value-type="float" office:value="173423139110202">
                <text:p>17342313911020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034567800">
                <text:p>10034567800</text:p>
              </table:table-cell>
              <table:table-cell office:value-type="float" office:value="173623588435488">
                <text:p>17362358843548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045678911">
                <text:p>10045678911</text:p>
              </table:table-cell>
              <table:table-cell office:value-type="float" office:value="173824046844199">
                <text:p>17382404684419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056790022">
                <text:p>10056790022</text:p>
              </table:table-cell>
              <table:table-cell office:value-type="float" office:value="174024514326287">
                <text:p>17402451432628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067901133">
                <text:p>10067901133</text:p>
              </table:table-cell>
              <table:table-cell office:value-type="float" office:value="174224990871729">
                <text:p>17422499087172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079012244">
                <text:p>10079012244</text:p>
              </table:table-cell>
              <table:table-cell office:value-type="float" office:value="174425476470522">
                <text:p>17442547647052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090123355">
                <text:p>10090123355</text:p>
              </table:table-cell>
              <table:table-cell office:value-type="float" office:value="174625971112685">
                <text:p>17462597111268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101234466">
                <text:p>10101234466</text:p>
              </table:table-cell>
              <table:table-cell office:value-type="float" office:value="174826474788260">
                <text:p>17482647478826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112345577">
                <text:p>10112345577</text:p>
              </table:table-cell>
              <table:table-cell office:value-type="float" office:value="175026987487311">
                <text:p>17502698748731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123456688">
                <text:p>10123456688</text:p>
              </table:table-cell>
              <table:table-cell office:value-type="float" office:value="175227509199922">
                <text:p>17522750919992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134567799">
                <text:p>10134567799</text:p>
              </table:table-cell>
              <table:table-cell office:value-type="float" office:value="175428039916201">
                <text:p>17542803991620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145678910">
                <text:p>10145678910</text:p>
              </table:table-cell>
              <table:table-cell office:value-type="float" office:value="175628579626277">
                <text:p>17562857962627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156790021">
                <text:p>10156790021</text:p>
              </table:table-cell>
              <table:table-cell office:value-type="float" office:value="175829128320300">
                <text:p>17582912832030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167901132">
                <text:p>10167901132</text:p>
              </table:table-cell>
              <table:table-cell office:value-type="float" office:value="176029685988441">
                <text:p>17602968598844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179012243">
                <text:p>10179012243</text:p>
              </table:table-cell>
              <table:table-cell office:value-type="float" office:value="176230252620895">
                <text:p>17623025262089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190123354">
                <text:p>10190123354</text:p>
              </table:table-cell>
              <table:table-cell office:value-type="float" office:value="176430828207876">
                <text:p>17643082820787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201234465">
                <text:p>10201234465</text:p>
              </table:table-cell>
              <table:table-cell office:value-type="float" office:value="176631412739620">
                <text:p>17663141273962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212345576">
                <text:p>10212345576</text:p>
              </table:table-cell>
              <table:table-cell office:value-type="float" office:value="176832006206385">
                <text:p>17683200620638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223456687">
                <text:p>10223456687</text:p>
              </table:table-cell>
              <table:table-cell office:value-type="float" office:value="177032608598449">
                <text:p>17703260859844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234567798">
                <text:p>10234567798</text:p>
              </table:table-cell>
              <table:table-cell office:value-type="float" office:value="177233219906112">
                <text:p>17723321990611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245678909">
                <text:p>10245678909</text:p>
              </table:table-cell>
              <table:table-cell office:value-type="float" office:value="177433840119695">
                <text:p>17743384011969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256790020">
                <text:p>10256790020</text:p>
              </table:table-cell>
              <table:table-cell office:value-type="float" office:value="177634469229540">
                <text:p>17763446922954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267901131">
                <text:p>10267901131</text:p>
              </table:table-cell>
              <table:table-cell office:value-type="float" office:value="177835107226009">
                <text:p>17783510722600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279012242">
                <text:p>10279012242</text:p>
              </table:table-cell>
              <table:table-cell office:value-type="float" office:value="178035754099486">
                <text:p>17803575409948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290123353">
                <text:p>10290123353</text:p>
              </table:table-cell>
              <table:table-cell office:value-type="float" office:value="178236409840375">
                <text:p>17823640984037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301234464">
                <text:p>10301234464</text:p>
              </table:table-cell>
              <table:table-cell office:value-type="float" office:value="178437074439102">
                <text:p>17843707443910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312345575">
                <text:p>10312345575</text:p>
              </table:table-cell>
              <table:table-cell office:value-type="float" office:value="178637747886113">
                <text:p>17863774788611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323456686">
                <text:p>10323456686</text:p>
              </table:table-cell>
              <table:table-cell office:value-type="float" office:value="178838430171872">
                <text:p>17883843017187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334567797">
                <text:p>10334567797</text:p>
              </table:table-cell>
              <table:table-cell office:value-type="float" office:value="179039121286869">
                <text:p>17903912128686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345678908">
                <text:p>10345678908</text:p>
              </table:table-cell>
              <table:table-cell office:value-type="float" office:value="179239821221609">
                <text:p>17923982122160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356790019">
                <text:p>10356790019</text:p>
              </table:table-cell>
              <table:table-cell office:value-type="float" office:value="179440529966621">
                <text:p>17944052996662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367901130">
                <text:p>10367901130</text:p>
              </table:table-cell>
              <table:table-cell office:value-type="float" office:value="179641247512452">
                <text:p>17964124751245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379012241">
                <text:p>10379012241</text:p>
              </table:table-cell>
              <table:table-cell office:value-type="float" office:value="179841973849671">
                <text:p>17984197384967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390123352">
                <text:p>10390123352</text:p>
              </table:table-cell>
              <table:table-cell office:value-type="float" office:value="180042708968866">
                <text:p>18004270896886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401234463">
                <text:p>10401234463</text:p>
              </table:table-cell>
              <table:table-cell office:value-type="float" office:value="180243452860647">
                <text:p>18024345286064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412345574">
                <text:p>10412345574</text:p>
              </table:table-cell>
              <table:table-cell office:value-type="float" office:value="180444205515641">
                <text:p>18044420551564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423456685">
                <text:p>10423456685</text:p>
              </table:table-cell>
              <table:table-cell office:value-type="float" office:value="180644966924497">
                <text:p>18064496692449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434567796">
                <text:p>10434567796</text:p>
              </table:table-cell>
              <table:table-cell office:value-type="float" office:value="180845737077885">
                <text:p>18084573707788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445678907">
                <text:p>10445678907</text:p>
              </table:table-cell>
              <table:table-cell office:value-type="float" office:value="181046515966492">
                <text:p>18104651596649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456790018">
                <text:p>10456790018</text:p>
              </table:table-cell>
              <table:table-cell office:value-type="float" office:value="181247303581027">
                <text:p>18124730358102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467901129">
                <text:p>10467901129</text:p>
              </table:table-cell>
              <table:table-cell office:value-type="float" office:value="181448099912217">
                <text:p>18144809991221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479012240">
                <text:p>10479012240</text:p>
              </table:table-cell>
              <table:table-cell office:value-type="float" office:value="181648904950812">
                <text:p>18164890495081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490123351">
                <text:p>10490123351</text:p>
              </table:table-cell>
              <table:table-cell office:value-type="float" office:value="181849718687577">
                <text:p>18184971868757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501234462">
                <text:p>10501234462</text:p>
              </table:table-cell>
              <table:table-cell office:value-type="float" office:value="182050541113300">
                <text:p>18205054111330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512345573">
                <text:p>10512345573</text:p>
              </table:table-cell>
              <table:table-cell office:value-type="float" office:value="182251372218787">
                <text:p>18225137221878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523456684">
                <text:p>10523456684</text:p>
              </table:table-cell>
              <table:table-cell office:value-type="float" office:value="182452211994864">
                <text:p>18245221199486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534567795">
                <text:p>10534567795</text:p>
              </table:table-cell>
              <table:table-cell office:value-type="float" office:value="182653060432377">
                <text:p>18265306043237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545678906">
                <text:p>10545678906</text:p>
              </table:table-cell>
              <table:table-cell office:value-type="float" office:value="182853917522190">
                <text:p>18285391752219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556790017">
                <text:p>10556790017</text:p>
              </table:table-cell>
              <table:table-cell office:value-type="float" office:value="183054783255186">
                <text:p>18305478325518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567901128">
                <text:p>10567901128</text:p>
              </table:table-cell>
              <table:table-cell office:value-type="float" office:value="183255657622269">
                <text:p>18325565762226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579012239">
                <text:p>10579012239</text:p>
              </table:table-cell>
              <table:table-cell office:value-type="float" office:value="183456540614361">
                <text:p>18345654061436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590123350">
                <text:p>10590123350</text:p>
              </table:table-cell>
              <table:table-cell office:value-type="float" office:value="183657432222403">
                <text:p>18365743222240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601234461">
                <text:p>10601234461</text:p>
              </table:table-cell>
              <table:table-cell office:value-type="float" office:value="183858332437354">
                <text:p>18385833243735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612345572">
                <text:p>10612345572</text:p>
              </table:table-cell>
              <table:table-cell office:value-type="float" office:value="184059241250195">
                <text:p>18405924125019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623456683">
                <text:p>10623456683</text:p>
              </table:table-cell>
              <table:table-cell office:value-type="float" office:value="184260158651923">
                <text:p>18426015865192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634567794">
                <text:p>10634567794</text:p>
              </table:table-cell>
              <table:table-cell office:value-type="float" office:value="184461084633556">
                <text:p>18446108463355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645678905">
                <text:p>10645678905</text:p>
              </table:table-cell>
              <table:table-cell office:value-type="float" office:value="184662019186128">
                <text:p>18466201918612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656790016">
                <text:p>10656790016</text:p>
              </table:table-cell>
              <table:table-cell office:value-type="float" office:value="184862962300694">
                <text:p>18486296230069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667901127">
                <text:p>10667901127</text:p>
              </table:table-cell>
              <table:table-cell office:value-type="float" office:value="185063913968327">
                <text:p>18506391396832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679012238">
                <text:p>10679012238</text:p>
              </table:table-cell>
              <table:table-cell office:value-type="float" office:value="185264874180118">
                <text:p>18526487418011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690123349">
                <text:p>10690123349</text:p>
              </table:table-cell>
              <table:table-cell office:value-type="float" office:value="185465842927179">
                <text:p>18546584292717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701234460">
                <text:p>10701234460</text:p>
              </table:table-cell>
              <table:table-cell office:value-type="float" office:value="185666820200636">
                <text:p>18566682020063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712345571">
                <text:p>10712345571</text:p>
              </table:table-cell>
              <table:table-cell office:value-type="float" office:value="185867805991638">
                <text:p>18586780599163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723456682">
                <text:p>10723456682</text:p>
              </table:table-cell>
              <table:table-cell office:value-type="float" office:value="186068800291350">
                <text:p>18606880029135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734567793">
                <text:p>10734567793</text:p>
              </table:table-cell>
              <table:table-cell office:value-type="float" office:value="186269803090955">
                <text:p>18626980309095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0745678904">
                <text:p>10745678904</text:p>
              </table:table-cell>
              <table:table-cell office:value-type="float" office:value="186470814381656">
                <text:p>18647081438165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756790015">
                <text:p>10756790015</text:p>
              </table:table-cell>
              <table:table-cell office:value-type="float" office:value="186671834154672">
                <text:p>18667183415467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767901126">
                <text:p>10767901126</text:p>
              </table:table-cell>
              <table:table-cell office:value-type="float" office:value="186872862401242">
                <text:p>18687286240124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779012237">
                <text:p>10779012237</text:p>
              </table:table-cell>
              <table:table-cell office:value-type="float" office:value="187073899112622">
                <text:p>18707389911262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0790123348">
                <text:p>10790123348</text:p>
              </table:table-cell>
              <table:table-cell office:value-type="float" office:value="187274944280087">
                <text:p>18727494428008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0801234459">
                <text:p>10801234459</text:p>
              </table:table-cell>
              <table:table-cell office:value-type="float" office:value="187475997894928">
                <text:p>18747599789492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812345570">
                <text:p>10812345570</text:p>
              </table:table-cell>
              <table:table-cell office:value-type="float" office:value="187677059948457">
                <text:p>18767705994845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823456681">
                <text:p>10823456681</text:p>
              </table:table-cell>
              <table:table-cell office:value-type="float" office:value="187878130432001">
                <text:p>18787813043200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834567792">
                <text:p>10834567792</text:p>
              </table:table-cell>
              <table:table-cell office:value-type="float" office:value="188079209336906">
                <text:p>18807920933690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845678903">
                <text:p>10845678903</text:p>
              </table:table-cell>
              <table:table-cell office:value-type="float" office:value="188280296654537">
                <text:p>18828029665453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856790014">
                <text:p>10856790014</text:p>
              </table:table-cell>
              <table:table-cell office:value-type="float" office:value="188481392376273">
                <text:p>18848139237627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867901125">
                <text:p>10867901125</text:p>
              </table:table-cell>
              <table:table-cell office:value-type="float" office:value="188682496493515">
                <text:p>18868249649351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879012236">
                <text:p>10879012236</text:p>
              </table:table-cell>
              <table:table-cell office:value-type="float" office:value="188883608997679">
                <text:p>18888360899767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890123347">
                <text:p>10890123347</text:p>
              </table:table-cell>
              <table:table-cell office:value-type="float" office:value="189084729880199">
                <text:p>18908472988019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901234458">
                <text:p>10901234458</text:p>
              </table:table-cell>
              <table:table-cell office:value-type="float" office:value="189285859132527">
                <text:p>18928585913252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912345569">
                <text:p>10912345569</text:p>
              </table:table-cell>
              <table:table-cell office:value-type="float" office:value="189486996746131">
                <text:p>18948699674613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923456680">
                <text:p>10923456680</text:p>
              </table:table-cell>
              <table:table-cell office:value-type="float" office:value="189688142712499">
                <text:p>18968814271249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934567791">
                <text:p>10934567791</text:p>
              </table:table-cell>
              <table:table-cell office:value-type="float" office:value="189889297023134">
                <text:p>18988929702313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945678902">
                <text:p>10945678902</text:p>
              </table:table-cell>
              <table:table-cell office:value-type="float" office:value="190090459669557">
                <text:p>19009045966955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956790013">
                <text:p>10956790013</text:p>
              </table:table-cell>
              <table:table-cell office:value-type="float" office:value="190291630643305">
                <text:p>19029163064330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967901124">
                <text:p>10967901124</text:p>
              </table:table-cell>
              <table:table-cell office:value-type="float" office:value="190492809935936">
                <text:p>19049280993593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979012235">
                <text:p>10979012235</text:p>
              </table:table-cell>
              <table:table-cell office:value-type="float" office:value="190693997539020">
                <text:p>19069399753902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990123346">
                <text:p>10990123346</text:p>
              </table:table-cell>
              <table:table-cell office:value-type="float" office:value="190895193444148">
                <text:p>19089519344414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001234457">
                <text:p>11001234457</text:p>
              </table:table-cell>
              <table:table-cell office:value-type="float" office:value="191096397642927">
                <text:p>19109639764292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1012345568">
                <text:p>11012345568</text:p>
              </table:table-cell>
              <table:table-cell office:value-type="float" office:value="191297610126978">
                <text:p>19129761012697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1023456679">
                <text:p>11023456679</text:p>
              </table:table-cell>
              <table:table-cell office:value-type="float" office:value="191498830887944">
                <text:p>19149883088794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1034567790">
                <text:p>11034567790</text:p>
              </table:table-cell>
              <table:table-cell office:value-type="float" office:value="191700059917482">
                <text:p>19170005991748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045678901">
                <text:p>11045678901</text:p>
              </table:table-cell>
              <table:table-cell office:value-type="float" office:value="191901297207265">
                <text:p>19190129720726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1056790012">
                <text:p>11056790012</text:p>
              </table:table-cell>
              <table:table-cell office:value-type="float" office:value="192102542748984">
                <text:p>19210254274898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1067901123">
                <text:p>11067901123</text:p>
              </table:table-cell>
              <table:table-cell office:value-type="float" office:value="192303796534346">
                <text:p>19230379653434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1079012234">
                <text:p>11079012234</text:p>
              </table:table-cell>
              <table:table-cell office:value-type="float" office:value="192505058555077">
                <text:p>19250505855507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1090123345">
                <text:p>11090123345</text:p>
              </table:table-cell>
              <table:table-cell office:value-type="float" office:value="192706328802916">
                <text:p>19270632880291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1101234456">
                <text:p>11101234456</text:p>
              </table:table-cell>
              <table:table-cell office:value-type="float" office:value="192907607269622">
                <text:p>19290760726962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112345567">
                <text:p>11112345567</text:p>
              </table:table-cell>
              <table:table-cell office:value-type="float" office:value="193108893946967">
                <text:p>19310889394696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1123456678">
                <text:p>11123456678</text:p>
              </table:table-cell>
              <table:table-cell office:value-type="float" office:value="193310188826743">
                <text:p>19331018882674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1134567789">
                <text:p>11134567789</text:p>
              </table:table-cell>
              <table:table-cell office:value-type="float" office:value="193511491900755">
                <text:p>19351149190075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1145678900">
                <text:p>11145678900</text:p>
              </table:table-cell>
              <table:table-cell office:value-type="float" office:value="193712803160827">
                <text:p>19371280316082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1156790011">
                <text:p>11156790011</text:p>
              </table:table-cell>
              <table:table-cell office:value-type="float" office:value="193914122598798">
                <text:p>19391412259879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1167901122">
                <text:p>11167901122</text:p>
              </table:table-cell>
              <table:table-cell office:value-type="float" office:value="194115450206524">
                <text:p>19411545020652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1179012233">
                <text:p>11179012233</text:p>
              </table:table-cell>
              <table:table-cell office:value-type="float" office:value="194316785975876">
                <text:p>19431678597587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1190123344">
                <text:p>11190123344</text:p>
              </table:table-cell>
              <table:table-cell office:value-type="float" office:value="194518129898743">
                <text:p>19451812989874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1201234455">
                <text:p>11201234455</text:p>
              </table:table-cell>
              <table:table-cell office:value-type="float" office:value="194719481967029">
                <text:p>19471948196702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1212345566">
                <text:p>11212345566</text:p>
              </table:table-cell>
              <table:table-cell office:value-type="float" office:value="194920842172653">
                <text:p>19492084217265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1223456677">
                <text:p>11223456677</text:p>
              </table:table-cell>
              <table:table-cell office:value-type="float" office:value="195122210507551">
                <text:p>19512221050755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1234567788">
                <text:p>11234567788</text:p>
              </table:table-cell>
              <table:table-cell office:value-type="float" office:value="195323586963677">
                <text:p>19532358696367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1245678899">
                <text:p>11245678899</text:p>
              </table:table-cell>
              <table:table-cell office:value-type="float" office:value="195524971532997">
                <text:p>19552497153299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1256790010">
                <text:p>11256790010</text:p>
              </table:table-cell>
              <table:table-cell office:value-type="float" office:value="195726364207497">
                <text:p>19572636420749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1267901121">
                <text:p>11267901121</text:p>
              </table:table-cell>
              <table:table-cell office:value-type="float" office:value="195927764979174">
                <text:p>19592776497917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1279012232">
                <text:p>11279012232</text:p>
              </table:table-cell>
              <table:table-cell office:value-type="float" office:value="196129173840046">
                <text:p>19612917384004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1290123343">
                <text:p>11290123343</text:p>
              </table:table-cell>
              <table:table-cell office:value-type="float" office:value="196330590782143">
                <text:p>19633059078214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1301234454">
                <text:p>11301234454</text:p>
              </table:table-cell>
              <table:table-cell office:value-type="float" office:value="196532015797511">
                <text:p>19653201579751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1312345565">
                <text:p>11312345565</text:p>
              </table:table-cell>
              <table:table-cell office:value-type="float" office:value="196733448878215">
                <text:p>19673344887821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1323456676">
                <text:p>11323456676</text:p>
              </table:table-cell>
              <table:table-cell office:value-type="float" office:value="196934890016331">
                <text:p>19693489001633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1334567787">
                <text:p>11334567787</text:p>
              </table:table-cell>
              <table:table-cell office:value-type="float" office:value="197136339203954">
                <text:p>19713633920395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1345678898">
                <text:p>11345678898</text:p>
              </table:table-cell>
              <table:table-cell office:value-type="float" office:value="197337796433192">
                <text:p>19733779643319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1356790009">
                <text:p>11356790009</text:p>
              </table:table-cell>
              <table:table-cell office:value-type="float" office:value="197539261696170">
                <text:p>19753926169617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1367901120">
                <text:p>11367901120</text:p>
              </table:table-cell>
              <table:table-cell office:value-type="float" office:value="197740734985029">
                <text:p>19774073498502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1379012231">
                <text:p>11379012231</text:p>
              </table:table-cell>
              <table:table-cell office:value-type="float" office:value="197942216291924">
                <text:p>19794221629192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1390123342">
                <text:p>11390123342</text:p>
              </table:table-cell>
              <table:table-cell office:value-type="float" office:value="198143705609025">
                <text:p>19814370560902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1401234453">
                <text:p>11401234453</text:p>
              </table:table-cell>
              <table:table-cell office:value-type="float" office:value="198345202928518">
                <text:p>19834520292851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1412345564">
                <text:p>11412345564</text:p>
              </table:table-cell>
              <table:table-cell office:value-type="float" office:value="198546708242605">
                <text:p>19854670824260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1423456675">
                <text:p>11423456675</text:p>
              </table:table-cell>
              <table:table-cell office:value-type="float" office:value="198748221543503">
                <text:p>19874822154350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1434567786">
                <text:p>11434567786</text:p>
              </table:table-cell>
              <table:table-cell office:value-type="float" office:value="198949742823442">
                <text:p>19894974282344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1445678897">
                <text:p>11445678897</text:p>
              </table:table-cell>
              <table:table-cell office:value-type="float" office:value="199151272074669">
                <text:p>19915127207466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1456790008">
                <text:p>11456790008</text:p>
              </table:table-cell>
              <table:table-cell office:value-type="float" office:value="199352809289447">
                <text:p>19935280928944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1467901119">
                <text:p>11467901119</text:p>
              </table:table-cell>
              <table:table-cell office:value-type="float" office:value="199554354460051">
                <text:p>19955435446005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1479012230">
                <text:p>11479012230</text:p>
              </table:table-cell>
              <table:table-cell office:value-type="float" office:value="199755907578774">
                <text:p>19975590757877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1490123341">
                <text:p>11490123341</text:p>
              </table:table-cell>
              <table:table-cell office:value-type="float" office:value="199957468637921">
                <text:p>19995746863792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1501234452">
                <text:p>11501234452</text:p>
              </table:table-cell>
              <table:table-cell office:value-type="float" office:value="200159037629816">
                <text:p>20015903762981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1512345563">
                <text:p>11512345563</text:p>
              </table:table-cell>
              <table:table-cell office:value-type="float" office:value="200360614546793">
                <text:p>20036061454679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1523456674">
                <text:p>11523456674</text:p>
              </table:table-cell>
              <table:table-cell office:value-type="float" office:value="200562199381205">
                <text:p>20056219938120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1534567785">
                <text:p>11534567785</text:p>
              </table:table-cell>
              <table:table-cell office:value-type="float" office:value="200763792125416">
                <text:p>20076379212541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1545678896">
                <text:p>11545678896</text:p>
              </table:table-cell>
              <table:table-cell office:value-type="float" office:value="200965392771808">
                <text:p>20096539277180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1556790007">
                <text:p>11556790007</text:p>
              </table:table-cell>
              <table:table-cell office:value-type="float" office:value="201167001312776">
                <text:p>20116700131277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1567901118">
                <text:p>11567901118</text:p>
              </table:table-cell>
              <table:table-cell office:value-type="float" office:value="201368617740729">
                <text:p>20136861774072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1579012229">
                <text:p>11579012229</text:p>
              </table:table-cell>
              <table:table-cell office:value-type="float" office:value="201570242048093">
                <text:p>20157024204809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1590123340">
                <text:p>11590123340</text:p>
              </table:table-cell>
              <table:table-cell office:value-type="float" office:value="201771874227305">
                <text:p>20177187422730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1601234451">
                <text:p>11601234451</text:p>
              </table:table-cell>
              <table:table-cell office:value-type="float" office:value="201973514270820">
                <text:p>20197351427082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1612345562">
                <text:p>11612345562</text:p>
              </table:table-cell>
              <table:table-cell office:value-type="float" office:value="202175162171106">
                <text:p>20217516217110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1623456673">
                <text:p>11623456673</text:p>
              </table:table-cell>
              <table:table-cell office:value-type="float" office:value="202376817920644">
                <text:p>20237681792064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1634567784">
                <text:p>11634567784</text:p>
              </table:table-cell>
              <table:table-cell office:value-type="float" office:value="202578481511932">
                <text:p>20257848151193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1645678895">
                <text:p>11645678895</text:p>
              </table:table-cell>
              <table:table-cell office:value-type="float" office:value="202780152937481">
                <text:p>20278015293748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1656790006">
                <text:p>11656790006</text:p>
              </table:table-cell>
              <table:table-cell office:value-type="float" office:value="202981832189816">
                <text:p>20298183218981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1667901117">
                <text:p>11667901117</text:p>
              </table:table-cell>
              <table:table-cell office:value-type="float" office:value="203183519261476">
                <text:p>20318351926147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1679012228">
                <text:p>11679012228</text:p>
              </table:table-cell>
              <table:table-cell office:value-type="float" office:value="203385214145016">
                <text:p>20338521414501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1690123339">
                <text:p>11690123339</text:p>
              </table:table-cell>
              <table:table-cell office:value-type="float" office:value="203586916833003">
                <text:p>20358691683300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1701234450">
                <text:p>11701234450</text:p>
              </table:table-cell>
              <table:table-cell office:value-type="float" office:value="203788627318020">
                <text:p>20378862731802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1712345561">
                <text:p>11712345561</text:p>
              </table:table-cell>
              <table:table-cell office:value-type="float" office:value="203990345592662">
                <text:p>20399034559266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1723456672">
                <text:p>11723456672</text:p>
              </table:table-cell>
              <table:table-cell office:value-type="float" office:value="204192071649540">
                <text:p>20419207164954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1734567783">
                <text:p>11734567783</text:p>
              </table:table-cell>
              <table:table-cell office:value-type="float" office:value="204393805481279">
                <text:p>20439380548127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1745678894">
                <text:p>11745678894</text:p>
              </table:table-cell>
              <table:table-cell office:value-type="float" office:value="204595547080515">
                <text:p>20459554708051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1756790005">
                <text:p>11756790005</text:p>
              </table:table-cell>
              <table:table-cell office:value-type="float" office:value="204797296439903">
                <text:p>20479729643990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1767901116">
                <text:p>11767901116</text:p>
              </table:table-cell>
              <table:table-cell office:value-type="float" office:value="204999053552107">
                <text:p>20499905355210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1779012227">
                <text:p>11779012227</text:p>
              </table:table-cell>
              <table:table-cell office:value-type="float" office:value="205200818409807">
                <text:p>20520081840980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1790123338">
                <text:p>11790123338</text:p>
              </table:table-cell>
              <table:table-cell office:value-type="float" office:value="205402591005697">
                <text:p>20540259100569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1801234449">
                <text:p>11801234449</text:p>
              </table:table-cell>
              <table:table-cell office:value-type="float" office:value="205604371332486">
                <text:p>20560437133248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1812345560">
                <text:p>11812345560</text:p>
              </table:table-cell>
              <table:table-cell office:value-type="float" office:value="205806159382892">
                <text:p>20580615938289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1823456671">
                <text:p>11823456671</text:p>
              </table:table-cell>
              <table:table-cell office:value-type="float" office:value="206007955149653">
                <text:p>20600795514965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1834567782">
                <text:p>11834567782</text:p>
              </table:table-cell>
              <table:table-cell office:value-type="float" office:value="206209758625516">
                <text:p>20620975862551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1845678893">
                <text:p>11845678893</text:p>
              </table:table-cell>
              <table:table-cell office:value-type="float" office:value="206411569803243">
                <text:p>20641156980324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1856790004">
                <text:p>11856790004</text:p>
              </table:table-cell>
              <table:table-cell office:value-type="float" office:value="206613388675610">
                <text:p>20661338867561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1867901115">
                <text:p>11867901115</text:p>
              </table:table-cell>
              <table:table-cell office:value-type="float" office:value="206815215235407">
                <text:p>20681521523540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1879012226">
                <text:p>11879012226</text:p>
              </table:table-cell>
              <table:table-cell office:value-type="float" office:value="207017049475436">
                <text:p>20701704947543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1890123337">
                <text:p>11890123337</text:p>
              </table:table-cell>
              <table:table-cell office:value-type="float" office:value="207218891388513">
                <text:p>20721889138851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1901234448">
                <text:p>11901234448</text:p>
              </table:table-cell>
              <table:table-cell office:value-type="float" office:value="207420740967469">
                <text:p>20742074096746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1912345559">
                <text:p>11912345559</text:p>
              </table:table-cell>
              <table:table-cell office:value-type="float" office:value="207622598205145">
                <text:p>20762259820514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1923456670">
                <text:p>11923456670</text:p>
              </table:table-cell>
              <table:table-cell office:value-type="float" office:value="207824463094400">
                <text:p>20782446309440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1934567781">
                <text:p>11934567781</text:p>
              </table:table-cell>
              <table:table-cell office:value-type="float" office:value="208026335628101">
                <text:p>20802633562810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1945678892">
                <text:p>11945678892</text:p>
              </table:table-cell>
              <table:table-cell office:value-type="float" office:value="208228215799133">
                <text:p>20822821579913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1956790003">
                <text:p>11956790003</text:p>
              </table:table-cell>
              <table:table-cell office:value-type="float" office:value="208430103600391">
                <text:p>20843010360039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1967901114">
                <text:p>11967901114</text:p>
              </table:table-cell>
              <table:table-cell office:value-type="float" office:value="208631999024785">
                <text:p>20863199902478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1979012225">
                <text:p>11979012225</text:p>
              </table:table-cell>
              <table:table-cell office:value-type="float" office:value="208833902065238">
                <text:p>20883390206523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1990123336">
                <text:p>11990123336</text:p>
              </table:table-cell>
              <table:table-cell office:value-type="float" office:value="209035812714685">
                <text:p>20903581271468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2001234447">
                <text:p>12001234447</text:p>
              </table:table-cell>
              <table:table-cell office:value-type="float" office:value="209237730966075">
                <text:p>20923773096607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2012345558">
                <text:p>12012345558</text:p>
              </table:table-cell>
              <table:table-cell office:value-type="float" office:value="209439656812371">
                <text:p>20943965681237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2023456669">
                <text:p>12023456669</text:p>
              </table:table-cell>
              <table:table-cell office:value-type="float" office:value="209641590246546">
                <text:p>20964159024654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2034567780">
                <text:p>12034567780</text:p>
              </table:table-cell>
              <table:table-cell office:value-type="float" office:value="209843531261589">
                <text:p>20984353126158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2045678891">
                <text:p>12045678891</text:p>
              </table:table-cell>
              <table:table-cell office:value-type="float" office:value="210045479850501">
                <text:p>21004547985050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2056790002">
                <text:p>12056790002</text:p>
              </table:table-cell>
              <table:table-cell office:value-type="float" office:value="210247436006295">
                <text:p>21024743600629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2067901113">
                <text:p>12067901113</text:p>
              </table:table-cell>
              <table:table-cell office:value-type="float" office:value="210449399721998">
                <text:p>21044939972199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2079012224">
                <text:p>12079012224</text:p>
              </table:table-cell>
              <table:table-cell office:value-type="float" office:value="210651370990649">
                <text:p>21065137099064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2090123335">
                <text:p>12090123335</text:p>
              </table:table-cell>
              <table:table-cell office:value-type="float" office:value="210853349805302">
                <text:p>21085334980530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2101234446">
                <text:p>12101234446</text:p>
              </table:table-cell>
              <table:table-cell office:value-type="float" office:value="211055336159020">
                <text:p>21105533615902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2112345557">
                <text:p>12112345557</text:p>
              </table:table-cell>
              <table:table-cell office:value-type="float" office:value="211257330044882">
                <text:p>21125733004488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2123456668">
                <text:p>12123456668</text:p>
              </table:table-cell>
              <table:table-cell office:value-type="float" office:value="211459331455978">
                <text:p>21145933145597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2134567779">
                <text:p>12134567779</text:p>
              </table:table-cell>
              <table:table-cell office:value-type="float" office:value="211661340385411">
                <text:p>21166134038541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2145678890">
                <text:p>12145678890</text:p>
              </table:table-cell>
              <table:table-cell office:value-type="float" office:value="211863356826297">
                <text:p>21186335682629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2156790001">
                <text:p>12156790001</text:p>
              </table:table-cell>
              <table:table-cell office:value-type="float" office:value="212065380771764">
                <text:p>21206538077176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2167901112">
                <text:p>12167901112</text:p>
              </table:table-cell>
              <table:table-cell office:value-type="float" office:value="212267412214954">
                <text:p>21226741221495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2179012223">
                <text:p>12179012223</text:p>
              </table:table-cell>
              <table:table-cell office:value-type="float" office:value="212469451149020">
                <text:p>21246945114902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2190123334">
                <text:p>12190123334</text:p>
              </table:table-cell>
              <table:table-cell office:value-type="float" office:value="212671497567127">
                <text:p>21267149756712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2201234445">
                <text:p>12201234445</text:p>
              </table:table-cell>
              <table:table-cell office:value-type="float" office:value="212873551462454">
                <text:p>21287355146245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2212345556">
                <text:p>12212345556</text:p>
              </table:table-cell>
              <table:table-cell office:value-type="float" office:value="213075612828193">
                <text:p>21307561282819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2223456667">
                <text:p>12223456667</text:p>
              </table:table-cell>
              <table:table-cell office:value-type="float" office:value="213277681657545">
                <text:p>21327768165754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2234567778">
                <text:p>12234567778</text:p>
              </table:table-cell>
              <table:table-cell office:value-type="float" office:value="213479757943727">
                <text:p>21347975794372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2245678889">
                <text:p>12245678889</text:p>
              </table:table-cell>
              <table:table-cell office:value-type="float" office:value="213681841679967">
                <text:p>21368184167996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2256790000">
                <text:p>12256790000</text:p>
              </table:table-cell>
              <table:table-cell office:value-type="float" office:value="213883932859505">
                <text:p>21388393285950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2267901111">
                <text:p>12267901111</text:p>
              </table:table-cell>
              <table:table-cell office:value-type="float" office:value="214086031475593">
                <text:p>21408603147559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2279012222">
                <text:p>12279012222</text:p>
              </table:table-cell>
              <table:table-cell office:value-type="float" office:value="214288137521496">
                <text:p>21428813752149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2290123333">
                <text:p>12290123333</text:p>
              </table:table-cell>
              <table:table-cell office:value-type="float" office:value="214490250990491">
                <text:p>21449025099049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2301234444">
                <text:p>12301234444</text:p>
              </table:table-cell>
              <table:table-cell office:value-type="float" office:value="214692371875866">
                <text:p>21469237187586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2312345555">
                <text:p>12312345555</text:p>
              </table:table-cell>
              <table:table-cell office:value-type="float" office:value="214894500170924">
                <text:p>21489450017092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2323456666">
                <text:p>12323456666</text:p>
              </table:table-cell>
              <table:table-cell office:value-type="float" office:value="215096635868977">
                <text:p>21509663586897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2334567777">
                <text:p>12334567777</text:p>
              </table:table-cell>
              <table:table-cell office:value-type="float" office:value="215298778963350">
                <text:p>21529877896335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2345678888">
                <text:p>12345678888</text:p>
              </table:table-cell>
              <table:table-cell office:value-type="float" office:value="215500929447381">
                <text:p>21550092944738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2356789999">
                <text:p>12356789999</text:p>
              </table:table-cell>
              <table:table-cell office:value-type="float" office:value="215703087314419">
                <text:p>21570308731441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2367901110">
                <text:p>12367901110</text:p>
              </table:table-cell>
              <table:table-cell office:value-type="float" office:value="215905252557826">
                <text:p>21590525255782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2379012221">
                <text:p>12379012221</text:p>
              </table:table-cell>
              <table:table-cell office:value-type="float" office:value="216107425170974">
                <text:p>21610742517097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2390123332">
                <text:p>12390123332</text:p>
              </table:table-cell>
              <table:table-cell office:value-type="float" office:value="216309605147249">
                <text:p>21630960514724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2401234443">
                <text:p>12401234443</text:p>
              </table:table-cell>
              <table:table-cell office:value-type="float" office:value="216511792480047">
                <text:p>21651179248004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2412345554">
                <text:p>12412345554</text:p>
              </table:table-cell>
              <table:table-cell office:value-type="float" office:value="216713987162778">
                <text:p>21671398716277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2423456665">
                <text:p>12423456665</text:p>
              </table:table-cell>
              <table:table-cell office:value-type="float" office:value="216916189188862">
                <text:p>21691618918886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2434567776">
                <text:p>12434567776</text:p>
              </table:table-cell>
              <table:table-cell office:value-type="float" office:value="217118398551731">
                <text:p>21711839855173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2445678887">
                <text:p>12445678887</text:p>
              </table:table-cell>
              <table:table-cell office:value-type="float" office:value="217320615244830">
                <text:p>21732061524483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2456789998">
                <text:p>12456789998</text:p>
              </table:table-cell>
              <table:table-cell office:value-type="float" office:value="217522839261614">
                <text:p>21752283926161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2467901109">
                <text:p>12467901109</text:p>
              </table:table-cell>
              <table:table-cell office:value-type="float" office:value="217725070595551">
                <text:p>21772507059555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2479012220">
                <text:p>12479012220</text:p>
              </table:table-cell>
              <table:table-cell office:value-type="float" office:value="217927309240119">
                <text:p>21792730924011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2490123331">
                <text:p>12490123331</text:p>
              </table:table-cell>
              <table:table-cell office:value-type="float" office:value="218129555188810">
                <text:p>21812955518881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2501234442">
                <text:p>12501234442</text:p>
              </table:table-cell>
              <table:table-cell office:value-type="float" office:value="218331808435126">
                <text:p>21833180843512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2512345553">
                <text:p>12512345553</text:p>
              </table:table-cell>
              <table:table-cell office:value-type="float" office:value="218534068972581">
                <text:p>21853406897258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2523456664">
                <text:p>12523456664</text:p>
              </table:table-cell>
              <table:table-cell office:value-type="float" office:value="218736336794700">
                <text:p>21873633679470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2534567775">
                <text:p>12534567775</text:p>
              </table:table-cell>
              <table:table-cell office:value-type="float" office:value="218938611895020">
                <text:p>21893861189502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2545678886">
                <text:p>12545678886</text:p>
              </table:table-cell>
              <table:table-cell office:value-type="float" office:value="219140894267089">
                <text:p>21914089426708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2556789997">
                <text:p>12556789997</text:p>
              </table:table-cell>
              <table:table-cell office:value-type="float" office:value="219343183904467">
                <text:p>21934318390446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2567901108">
                <text:p>12567901108</text:p>
              </table:table-cell>
              <table:table-cell office:value-type="float" office:value="219545480800726">
                <text:p>21954548080072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2579012219">
                <text:p>12579012219</text:p>
              </table:table-cell>
              <table:table-cell office:value-type="float" office:value="219747784949447">
                <text:p>21974778494944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2590123330">
                <text:p>12590123330</text:p>
              </table:table-cell>
              <table:table-cell office:value-type="float" office:value="219950096344224">
                <text:p>21995009634422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2601234441">
                <text:p>12601234441</text:p>
              </table:table-cell>
              <table:table-cell office:value-type="float" office:value="220152414978664">
                <text:p>22015241497866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2612345552">
                <text:p>12612345552</text:p>
              </table:table-cell>
              <table:table-cell office:value-type="float" office:value="220354740846382">
                <text:p>22035474084638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2623456663">
                <text:p>12623456663</text:p>
              </table:table-cell>
              <table:table-cell office:value-type="float" office:value="220557073941006">
                <text:p>22055707394100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2634567774">
                <text:p>12634567774</text:p>
              </table:table-cell>
              <table:table-cell office:value-type="float" office:value="220759414256174">
                <text:p>22075941425617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2645678885">
                <text:p>12645678885</text:p>
              </table:table-cell>
              <table:table-cell office:value-type="float" office:value="220961761785538">
                <text:p>22096176178553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2656789996">
                <text:p>12656789996</text:p>
              </table:table-cell>
              <table:table-cell office:value-type="float" office:value="221164116522757">
                <text:p>22116411652275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2667901107">
                <text:p>12667901107</text:p>
              </table:table-cell>
              <table:table-cell office:value-type="float" office:value="221366478461505">
                <text:p>22136647846150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2679012218">
                <text:p>12679012218</text:p>
              </table:table-cell>
              <table:table-cell office:value-type="float" office:value="221568847595465">
                <text:p>22156884759546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2690123329">
                <text:p>12690123329</text:p>
              </table:table-cell>
              <table:table-cell office:value-type="float" office:value="221771223918332">
                <text:p>22177122391833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2701234440">
                <text:p>12701234440</text:p>
              </table:table-cell>
              <table:table-cell office:value-type="float" office:value="221973607423811">
                <text:p>22197360742381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2712345551">
                <text:p>12712345551</text:p>
              </table:table-cell>
              <table:table-cell office:value-type="float" office:value="222175998105619">
                <text:p>22217599810561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2723456662">
                <text:p>12723456662</text:p>
              </table:table-cell>
              <table:table-cell office:value-type="float" office:value="222378395957483">
                <text:p>22237839595748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2734567773">
                <text:p>12734567773</text:p>
              </table:table-cell>
              <table:table-cell office:value-type="float" office:value="222580800973142">
                <text:p>22258080097314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2745678884">
                <text:p>12745678884</text:p>
              </table:table-cell>
              <table:table-cell office:value-type="float" office:value="222783213146346">
                <text:p>22278321314634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2756789995">
                <text:p>12756789995</text:p>
              </table:table-cell>
              <table:table-cell office:value-type="float" office:value="222985632470854">
                <text:p>22298563247085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2767901106">
                <text:p>12767901106</text:p>
              </table:table-cell>
              <table:table-cell office:value-type="float" office:value="223188058940438">
                <text:p>22318805894043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2779012217">
                <text:p>12779012217</text:p>
              </table:table-cell>
              <table:table-cell office:value-type="float" office:value="223390492548880">
                <text:p>22339049254888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2790123328">
                <text:p>12790123328</text:p>
              </table:table-cell>
              <table:table-cell office:value-type="float" office:value="223592933289974">
                <text:p>22359293328997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2801234439">
                <text:p>12801234439</text:p>
              </table:table-cell>
              <table:table-cell office:value-type="float" office:value="223795381157522">
                <text:p>22379538115752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2812345550">
                <text:p>12812345550</text:p>
              </table:table-cell>
              <table:table-cell office:value-type="float" office:value="223997836145339">
                <text:p>22399783614533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2823456661">
                <text:p>12823456661</text:p>
              </table:table-cell>
              <table:table-cell office:value-type="float" office:value="224200298247250">
                <text:p>22420029824725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2834567772">
                <text:p>12834567772</text:p>
              </table:table-cell>
              <table:table-cell office:value-type="float" office:value="224402767457092">
                <text:p>22440276745709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2845678883">
                <text:p>12845678883</text:p>
              </table:table-cell>
              <table:table-cell office:value-type="float" office:value="224605243768710">
                <text:p>22460524376871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2856789994">
                <text:p>12856789994</text:p>
              </table:table-cell>
              <table:table-cell office:value-type="float" office:value="224807727175962">
                <text:p>22480772717596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2867901105">
                <text:p>12867901105</text:p>
              </table:table-cell>
              <table:table-cell office:value-type="float" office:value="225010217672716">
                <text:p>22501021767271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2879012216">
                <text:p>12879012216</text:p>
              </table:table-cell>
              <table:table-cell office:value-type="float" office:value="225212715252850">
                <text:p>22521271525285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2890123327">
                <text:p>12890123327</text:p>
              </table:table-cell>
              <table:table-cell office:value-type="float" office:value="225415219910253">
                <text:p>22541521991025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2901234438">
                <text:p>12901234438</text:p>
              </table:table-cell>
              <table:table-cell office:value-type="float" office:value="225617731638824">
                <text:p>22561773163882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2912345549">
                <text:p>12912345549</text:p>
              </table:table-cell>
              <table:table-cell office:value-type="float" office:value="225820250432474">
                <text:p>22582025043247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2923456660">
                <text:p>12923456660</text:p>
              </table:table-cell>
              <table:table-cell office:value-type="float" office:value="226022776285123">
                <text:p>22602277628512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2934567771">
                <text:p>12934567771</text:p>
              </table:table-cell>
              <table:table-cell office:value-type="float" office:value="226225309190702">
                <text:p>22622530919070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2945678882">
                <text:p>12945678882</text:p>
              </table:table-cell>
              <table:table-cell office:value-type="float" office:value="226427849143152">
                <text:p>22642784914315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2956789993">
                <text:p>12956789993</text:p>
              </table:table-cell>
              <table:table-cell office:value-type="float" office:value="226630396136425">
                <text:p>22663039613642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2967901104">
                <text:p>12967901104</text:p>
              </table:table-cell>
              <table:table-cell office:value-type="float" office:value="226832950164483">
                <text:p>22683295016448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2979012215">
                <text:p>12979012215</text:p>
              </table:table-cell>
              <table:table-cell office:value-type="float" office:value="227035511221299">
                <text:p>22703551122129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2990123326">
                <text:p>12990123326</text:p>
              </table:table-cell>
              <table:table-cell office:value-type="float" office:value="227238079300855">
                <text:p>22723807930085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3001234437">
                <text:p>13001234437</text:p>
              </table:table-cell>
              <table:table-cell office:value-type="float" office:value="227440654397145">
                <text:p>22744065439714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3012345548">
                <text:p>13012345548</text:p>
              </table:table-cell>
              <table:table-cell office:value-type="float" office:value="227643236504172">
                <text:p>22764323650417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3023456659">
                <text:p>13023456659</text:p>
              </table:table-cell>
              <table:table-cell office:value-type="float" office:value="227845825615949">
                <text:p>22784582561594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3034567770">
                <text:p>13034567770</text:p>
              </table:table-cell>
              <table:table-cell office:value-type="float" office:value="228048421726500">
                <text:p>22804842172650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3045678881">
                <text:p>13045678881</text:p>
              </table:table-cell>
              <table:table-cell office:value-type="float" office:value="228251024829860">
                <text:p>22825102482986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3056789992">
                <text:p>13056789992</text:p>
              </table:table-cell>
              <table:table-cell office:value-type="float" office:value="228453634920073">
                <text:p>22845363492007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3067901103">
                <text:p>13067901103</text:p>
              </table:table-cell>
              <table:table-cell office:value-type="float" office:value="228656251991192">
                <text:p>22865625199119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3079012214">
                <text:p>13079012214</text:p>
              </table:table-cell>
              <table:table-cell office:value-type="float" office:value="228858876037282">
                <text:p>22885887603728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3090123325">
                <text:p>13090123325</text:p>
              </table:table-cell>
              <table:table-cell office:value-type="float" office:value="229061507052418">
                <text:p>22906150705241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3101234436">
                <text:p>13101234436</text:p>
              </table:table-cell>
              <table:table-cell office:value-type="float" office:value="229264145030684">
                <text:p>22926414503068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3112345547">
                <text:p>13112345547</text:p>
              </table:table-cell>
              <table:table-cell office:value-type="float" office:value="229466789966175">
                <text:p>22946678996617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3123456658">
                <text:p>13123456658</text:p>
              </table:table-cell>
              <table:table-cell office:value-type="float" office:value="229669441852996">
                <text:p>22966944185299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3134567769">
                <text:p>13134567769</text:p>
              </table:table-cell>
              <table:table-cell office:value-type="float" office:value="229872100685260">
                <text:p>22987210068526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3145678880">
                <text:p>13145678880</text:p>
              </table:table-cell>
              <table:table-cell office:value-type="float" office:value="230074766457093">
                <text:p>23007476645709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3156789991">
                <text:p>13156789991</text:p>
              </table:table-cell>
              <table:table-cell office:value-type="float" office:value="230277439162629">
                <text:p>23027743916262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3167901102">
                <text:p>13167901102</text:p>
              </table:table-cell>
              <table:table-cell office:value-type="float" office:value="230480118796013">
                <text:p>23048011879601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3179012213">
                <text:p>13179012213</text:p>
              </table:table-cell>
              <table:table-cell office:value-type="float" office:value="230682805351398">
                <text:p>23068280535139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3190123324">
                <text:p>13190123324</text:p>
              </table:table-cell>
              <table:table-cell office:value-type="float" office:value="230885498822949">
                <text:p>23088549882294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3201234435">
                <text:p>13201234435</text:p>
              </table:table-cell>
              <table:table-cell office:value-type="float" office:value="231088199204840">
                <text:p>23108819920484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3212345546">
                <text:p>13212345546</text:p>
              </table:table-cell>
              <table:table-cell office:value-type="float" office:value="231290906491254">
                <text:p>23129090649125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3223456657">
                <text:p>13223456657</text:p>
              </table:table-cell>
              <table:table-cell office:value-type="float" office:value="231493620676385">
                <text:p>23149362067638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3234567768">
                <text:p>13234567768</text:p>
              </table:table-cell>
              <table:table-cell office:value-type="float" office:value="231696341754437">
                <text:p>23169634175443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3245678879">
                <text:p>13245678879</text:p>
              </table:table-cell>
              <table:table-cell office:value-type="float" office:value="231899069719622">
                <text:p>23189906971962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3256789990">
                <text:p>13256789990</text:p>
              </table:table-cell>
              <table:table-cell office:value-type="float" office:value="232101804566164">
                <text:p>23210180456616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3267901101">
                <text:p>13267901101</text:p>
              </table:table-cell>
              <table:table-cell office:value-type="float" office:value="232304546288293">
                <text:p>23230454628829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3279012212">
                <text:p>13279012212</text:p>
              </table:table-cell>
              <table:table-cell office:value-type="float" office:value="232507294880254">
                <text:p>23250729488025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3290123323">
                <text:p>13290123323</text:p>
              </table:table-cell>
              <table:table-cell office:value-type="float" office:value="232710050336296">
                <text:p>23271005033629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3301234434">
                <text:p>13301234434</text:p>
              </table:table-cell>
              <table:table-cell office:value-type="float" office:value="232912812650683">
                <text:p>23291281265068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3312345545">
                <text:p>13312345545</text:p>
              </table:table-cell>
              <table:table-cell office:value-type="float" office:value="233115581817684">
                <text:p>23311558181768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3323456656">
                <text:p>13323456656</text:p>
              </table:table-cell>
              <table:table-cell office:value-type="float" office:value="233318357831580">
                <text:p>23331835783158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3334567767">
                <text:p>13334567767</text:p>
              </table:table-cell>
              <table:table-cell office:value-type="float" office:value="233521140686661">
                <text:p>23352114068666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3345678878">
                <text:p>13345678878</text:p>
              </table:table-cell>
              <table:table-cell office:value-type="float" office:value="233723930377227">
                <text:p>23372393037722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3356789989">
                <text:p>13356789989</text:p>
              </table:table-cell>
              <table:table-cell office:value-type="float" office:value="233926726897587">
                <text:p>23392672689758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3367901100">
                <text:p>13367901100</text:p>
              </table:table-cell>
              <table:table-cell office:value-type="float" office:value="234129530242058">
                <text:p>23412953024205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3379012211">
                <text:p>13379012211</text:p>
              </table:table-cell>
              <table:table-cell office:value-type="float" office:value="234332340404970">
                <text:p>23433234040497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3390123322">
                <text:p>13390123322</text:p>
              </table:table-cell>
              <table:table-cell office:value-type="float" office:value="234535157380660">
                <text:p>23453515738066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3401234433">
                <text:p>13401234433</text:p>
              </table:table-cell>
              <table:table-cell office:value-type="float" office:value="234737981163473">
                <text:p>23473798116347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3412345544">
                <text:p>13412345544</text:p>
              </table:table-cell>
              <table:table-cell office:value-type="float" office:value="234940811747767">
                <text:p>23494081174776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3423456655">
                <text:p>13423456655</text:p>
              </table:table-cell>
              <table:table-cell office:value-type="float" office:value="235143649127907">
                <text:p>23514364912790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3434567766">
                <text:p>13434567766</text:p>
              </table:table-cell>
              <table:table-cell office:value-type="float" office:value="235346493298268">
                <text:p>23534649329826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3445678877">
                <text:p>13445678877</text:p>
              </table:table-cell>
              <table:table-cell office:value-type="float" office:value="235549344253233">
                <text:p>23554934425323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3456789988">
                <text:p>13456789988</text:p>
              </table:table-cell>
              <table:table-cell office:value-type="float" office:value="235752201987197">
                <text:p>23575220198719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3467901099">
                <text:p>13467901099</text:p>
              </table:table-cell>
              <table:table-cell office:value-type="float" office:value="235955066494561">
                <text:p>23595506649456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3479012210">
                <text:p>13479012210</text:p>
              </table:table-cell>
              <table:table-cell office:value-type="float" office:value="236157937769739">
                <text:p>23615793776973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3490123321">
                <text:p>13490123321</text:p>
              </table:table-cell>
              <table:table-cell office:value-type="float" office:value="236360815807150">
                <text:p>23636081580715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3501234432">
                <text:p>13501234432</text:p>
              </table:table-cell>
              <table:table-cell office:value-type="float" office:value="236563700601225">
                <text:p>23656370060122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3512345543">
                <text:p>13512345543</text:p>
              </table:table-cell>
              <table:table-cell office:value-type="float" office:value="236766592146404">
                <text:p>23676659214640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3523456654">
                <text:p>13523456654</text:p>
              </table:table-cell>
              <table:table-cell office:value-type="float" office:value="236969490437135">
                <text:p>23696949043713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3534567765">
                <text:p>13534567765</text:p>
              </table:table-cell>
              <table:table-cell office:value-type="float" office:value="237172395467877">
                <text:p>23717239546787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3545678876">
                <text:p>13545678876</text:p>
              </table:table-cell>
              <table:table-cell office:value-type="float" office:value="237375307233095">
                <text:p>23737530723309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3556789987">
                <text:p>13556789987</text:p>
              </table:table-cell>
              <table:table-cell office:value-type="float" office:value="237578225727266">
                <text:p>23757822572726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3567901098">
                <text:p>13567901098</text:p>
              </table:table-cell>
              <table:table-cell office:value-type="float" office:value="237781150944874">
                <text:p>23778115094487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3579012209">
                <text:p>13579012209</text:p>
              </table:table-cell>
              <table:table-cell office:value-type="float" office:value="237984082880414">
                <text:p>23798408288041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3590123320">
                <text:p>13590123320</text:p>
              </table:table-cell>
              <table:table-cell office:value-type="float" office:value="238187021528389">
                <text:p>23818702152838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3601234431">
                <text:p>13601234431</text:p>
              </table:table-cell>
              <table:table-cell office:value-type="float" office:value="238389966883311">
                <text:p>23838996688331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3612345542">
                <text:p>13612345542</text:p>
              </table:table-cell>
              <table:table-cell office:value-type="float" office:value="238592918939700">
                <text:p>23859291893970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3623456653">
                <text:p>13623456653</text:p>
              </table:table-cell>
              <table:table-cell office:value-type="float" office:value="238795877692087">
                <text:p>23879587769208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3634567764">
                <text:p>13634567764</text:p>
              </table:table-cell>
              <table:table-cell office:value-type="float" office:value="238998843135011">
                <text:p>23899884313501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3645678875">
                <text:p>13645678875</text:p>
              </table:table-cell>
              <table:table-cell office:value-type="float" office:value="239201815263018">
                <text:p>23920181526301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3656789986">
                <text:p>13656789986</text:p>
              </table:table-cell>
              <table:table-cell office:value-type="float" office:value="239404794070666">
                <text:p>23940479407066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3667901097">
                <text:p>13667901097</text:p>
              </table:table-cell>
              <table:table-cell office:value-type="float" office:value="239607779552521">
                <text:p>23960777955252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3679012208">
                <text:p>13679012208</text:p>
              </table:table-cell>
              <table:table-cell office:value-type="float" office:value="239810771703156">
                <text:p>23981077170315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3690123319">
                <text:p>13690123319</text:p>
              </table:table-cell>
              <table:table-cell office:value-type="float" office:value="240013770517155">
                <text:p>24001377051715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3701234430">
                <text:p>13701234430</text:p>
              </table:table-cell>
              <table:table-cell office:value-type="float" office:value="240216775989109">
                <text:p>24021677598910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3712345541">
                <text:p>13712345541</text:p>
              </table:table-cell>
              <table:table-cell office:value-type="float" office:value="240419788113619">
                <text:p>24041978811361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3723456652">
                <text:p>13723456652</text:p>
              </table:table-cell>
              <table:table-cell office:value-type="float" office:value="240622806885295">
                <text:p>24062280688529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3734567763">
                <text:p>13734567763</text:p>
              </table:table-cell>
              <table:table-cell office:value-type="float" office:value="240825832298755">
                <text:p>24082583229875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3745678874">
                <text:p>13745678874</text:p>
              </table:table-cell>
              <table:table-cell office:value-type="float" office:value="241028864348626">
                <text:p>24102886434862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3756789985">
                <text:p>13756789985</text:p>
              </table:table-cell>
              <table:table-cell office:value-type="float" office:value="241231903029543">
                <text:p>24123190302954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3767901096">
                <text:p>13767901096</text:p>
              </table:table-cell>
              <table:table-cell office:value-type="float" office:value="241434948336151">
                <text:p>24143494833615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3779012207">
                <text:p>13779012207</text:p>
              </table:table-cell>
              <table:table-cell office:value-type="float" office:value="241638000263102">
                <text:p>24163800026310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3790123318">
                <text:p>13790123318</text:p>
              </table:table-cell>
              <table:table-cell office:value-type="float" office:value="241841058805057">
                <text:p>24184105880505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3801234429">
                <text:p>13801234429</text:p>
              </table:table-cell>
              <table:table-cell office:value-type="float" office:value="242044123956688">
                <text:p>24204412395668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3812345540">
                <text:p>13812345540</text:p>
              </table:table-cell>
              <table:table-cell office:value-type="float" office:value="242247195712672">
                <text:p>24224719571267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3823456651">
                <text:p>13823456651</text:p>
              </table:table-cell>
              <table:table-cell office:value-type="float" office:value="242450274067698">
                <text:p>24245027406769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3834567762">
                <text:p>13834567762</text:p>
              </table:table-cell>
              <table:table-cell office:value-type="float" office:value="242653359016460">
                <text:p>24265335901646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3845678873">
                <text:p>13845678873</text:p>
              </table:table-cell>
              <table:table-cell office:value-type="float" office:value="242856450553662">
                <text:p>24285645055366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3856789984">
                <text:p>13856789984</text:p>
              </table:table-cell>
              <table:table-cell office:value-type="float" office:value="243059548674019">
                <text:p>24305954867401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3867901095">
                <text:p>13867901095</text:p>
              </table:table-cell>
              <table:table-cell office:value-type="float" office:value="243262653372250">
                <text:p>24326265337225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3879012206">
                <text:p>13879012206</text:p>
              </table:table-cell>
              <table:table-cell office:value-type="float" office:value="243465764643086">
                <text:p>24346576464308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3890123317">
                <text:p>13890123317</text:p>
              </table:table-cell>
              <table:table-cell office:value-type="float" office:value="243668882481266">
                <text:p>24366888248126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3901234428">
                <text:p>13901234428</text:p>
              </table:table-cell>
              <table:table-cell office:value-type="float" office:value="243872006881534">
                <text:p>24387200688153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3912345539">
                <text:p>13912345539</text:p>
              </table:table-cell>
              <table:table-cell office:value-type="float" office:value="244075137838647">
                <text:p>24407513783864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3923456650">
                <text:p>13923456650</text:p>
              </table:table-cell>
              <table:table-cell office:value-type="float" office:value="244278275347368">
                <text:p>24427827534736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3934567761">
                <text:p>13934567761</text:p>
              </table:table-cell>
              <table:table-cell office:value-type="float" office:value="244481419402469">
                <text:p>24448141940246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3945678872">
                <text:p>13945678872</text:p>
              </table:table-cell>
              <table:table-cell office:value-type="float" office:value="244684569998729">
                <text:p>24468456999872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3956789983">
                <text:p>13956789983</text:p>
              </table:table-cell>
              <table:table-cell office:value-type="float" office:value="244887727130938">
                <text:p>24488772713093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3967901094">
                <text:p>13967901094</text:p>
              </table:table-cell>
              <table:table-cell office:value-type="float" office:value="245090890793891">
                <text:p>24509089079389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3979012205">
                <text:p>13979012205</text:p>
              </table:table-cell>
              <table:table-cell office:value-type="float" office:value="245294060982393">
                <text:p>24529406098239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3990123316">
                <text:p>13990123316</text:p>
              </table:table-cell>
              <table:table-cell office:value-type="float" office:value="245497237691259">
                <text:p>24549723769125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4001234427">
                <text:p>14001234427</text:p>
              </table:table-cell>
              <table:table-cell office:value-type="float" office:value="245700420915309">
                <text:p>24570042091530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4012345538">
                <text:p>14012345538</text:p>
              </table:table-cell>
              <table:table-cell office:value-type="float" office:value="245903610649373">
                <text:p>24590361064937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4023456649">
                <text:p>14023456649</text:p>
              </table:table-cell>
              <table:table-cell office:value-type="float" office:value="246106806888289">
                <text:p>24610680688828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4034567760">
                <text:p>14034567760</text:p>
              </table:table-cell>
              <table:table-cell office:value-type="float" office:value="246310009626902">
                <text:p>24631000962690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4045678871">
                <text:p>14045678871</text:p>
              </table:table-cell>
              <table:table-cell office:value-type="float" office:value="246513218860068">
                <text:p>24651321886006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4056789982">
                <text:p>14056789982</text:p>
              </table:table-cell>
              <table:table-cell office:value-type="float" office:value="246716434582649">
                <text:p>24671643458264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4067901093">
                <text:p>14067901093</text:p>
              </table:table-cell>
              <table:table-cell office:value-type="float" office:value="246919656789514">
                <text:p>24691965678951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4079012204">
                <text:p>14079012204</text:p>
              </table:table-cell>
              <table:table-cell office:value-type="float" office:value="247122885475543">
                <text:p>24712288547554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4090123315">
                <text:p>14090123315</text:p>
              </table:table-cell>
              <table:table-cell office:value-type="float" office:value="247326120635622">
                <text:p>24732612063562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4101234426">
                <text:p>14101234426</text:p>
              </table:table-cell>
              <table:table-cell office:value-type="float" office:value="247529362264647">
                <text:p>24752936226464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4112345537">
                <text:p>14112345537</text:p>
              </table:table-cell>
              <table:table-cell office:value-type="float" office:value="247732610357518">
                <text:p>24773261035751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4123456648">
                <text:p>14123456648</text:p>
              </table:table-cell>
              <table:table-cell office:value-type="float" office:value="247935864909149">
                <text:p>24793586490914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4134567759">
                <text:p>14134567759</text:p>
              </table:table-cell>
              <table:table-cell office:value-type="float" office:value="248139125914457">
                <text:p>24813912591445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4145678870">
                <text:p>14145678870</text:p>
              </table:table-cell>
              <table:table-cell office:value-type="float" office:value="248342393368369">
                <text:p>24834239336836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4156789981">
                <text:p>14156789981</text:p>
              </table:table-cell>
              <table:table-cell office:value-type="float" office:value="248545667265819">
                <text:p>24854566726581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4167901092">
                <text:p>14167901092</text:p>
              </table:table-cell>
              <table:table-cell office:value-type="float" office:value="248748947601752">
                <text:p>24874894760175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4179012203">
                <text:p>14179012203</text:p>
              </table:table-cell>
              <table:table-cell office:value-type="float" office:value="248952234371117">
                <text:p>24895223437111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4190123314">
                <text:p>14190123314</text:p>
              </table:table-cell>
              <table:table-cell office:value-type="float" office:value="249155527568872">
                <text:p>24915552756887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4201234425">
                <text:p>14201234425</text:p>
              </table:table-cell>
              <table:table-cell office:value-type="float" office:value="249358827189985">
                <text:p>24935882718998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4212345536">
                <text:p>14212345536</text:p>
              </table:table-cell>
              <table:table-cell office:value-type="float" office:value="249562133229430">
                <text:p>24956213322943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4223456647">
                <text:p>14223456647</text:p>
              </table:table-cell>
              <table:table-cell office:value-type="float" office:value="249765445682188">
                <text:p>24976544568218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4234567758">
                <text:p>14234567758</text:p>
              </table:table-cell>
              <table:table-cell office:value-type="float" office:value="249968764543250">
                <text:p>24996876454325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4245678869">
                <text:p>14245678869</text:p>
              </table:table-cell>
              <table:table-cell office:value-type="float" office:value="250172089807614">
                <text:p>25017208980761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4256789980">
                <text:p>14256789980</text:p>
              </table:table-cell>
              <table:table-cell office:value-type="float" office:value="250375421470285">
                <text:p>25037542147028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4267901091">
                <text:p>14267901091</text:p>
              </table:table-cell>
              <table:table-cell office:value-type="float" office:value="250578759526277">
                <text:p>25057875952627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4279012202">
                <text:p>14279012202</text:p>
              </table:table-cell>
              <table:table-cell office:value-type="float" office:value="250782103970611">
                <text:p>25078210397061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4290123313">
                <text:p>14290123313</text:p>
              </table:table-cell>
              <table:table-cell office:value-type="float" office:value="250985454798316">
                <text:p>25098545479831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4301234424">
                <text:p>14301234424</text:p>
              </table:table-cell>
              <table:table-cell office:value-type="float" office:value="251188812004429">
                <text:p>25118881200442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4312345535">
                <text:p>14312345535</text:p>
              </table:table-cell>
              <table:table-cell office:value-type="float" office:value="251392175583994">
                <text:p>25139217558399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4323456646">
                <text:p>14323456646</text:p>
              </table:table-cell>
              <table:table-cell office:value-type="float" office:value="251595545532063">
                <text:p>25159554553206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4334567757">
                <text:p>14334567757</text:p>
              </table:table-cell>
              <table:table-cell office:value-type="float" office:value="251798921843695">
                <text:p>25179892184369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4345678868">
                <text:p>14345678868</text:p>
              </table:table-cell>
              <table:table-cell office:value-type="float" office:value="252002304513960">
                <text:p>25200230451396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4356789979">
                <text:p>14356789979</text:p>
              </table:table-cell>
              <table:table-cell office:value-type="float" office:value="252205693537930">
                <text:p>25220569353793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4367901090">
                <text:p>14367901090</text:p>
              </table:table-cell>
              <table:table-cell office:value-type="float" office:value="252409088910690">
                <text:p>25240908891069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4379012201">
                <text:p>14379012201</text:p>
              </table:table-cell>
              <table:table-cell office:value-type="float" office:value="252612490627329">
                <text:p>25261249062732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4390123312">
                <text:p>14390123312</text:p>
              </table:table-cell>
              <table:table-cell office:value-type="float" office:value="252815898682945">
                <text:p>25281589868294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4401234423">
                <text:p>14401234423</text:p>
              </table:table-cell>
              <table:table-cell office:value-type="float" office:value="253019313072644">
                <text:p>25301931307264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4412345534">
                <text:p>14412345534</text:p>
              </table:table-cell>
              <table:table-cell office:value-type="float" office:value="253222733791539">
                <text:p>25322273379153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4423456645">
                <text:p>14423456645</text:p>
              </table:table-cell>
              <table:table-cell office:value-type="float" office:value="253426160834751">
                <text:p>25342616083475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4434567756">
                <text:p>14434567756</text:p>
              </table:table-cell>
              <table:table-cell office:value-type="float" office:value="253629594197406">
                <text:p>25362959419740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4445678867">
                <text:p>14445678867</text:p>
              </table:table-cell>
              <table:table-cell office:value-type="float" office:value="253833033874642">
                <text:p>25383303387464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4456789978">
                <text:p>14456789978</text:p>
              </table:table-cell>
              <table:table-cell office:value-type="float" office:value="254036479861600">
                <text:p>25403647986160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4467901089">
                <text:p>14467901089</text:p>
              </table:table-cell>
              <table:table-cell office:value-type="float" office:value="254239932153432">
                <text:p>25423993215343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4479012200">
                <text:p>14479012200</text:p>
              </table:table-cell>
              <table:table-cell office:value-type="float" office:value="254443390745295">
                <text:p>25444339074529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4490123311">
                <text:p>14490123311</text:p>
              </table:table-cell>
              <table:table-cell office:value-type="float" office:value="254646855632355">
                <text:p>25464685563235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4501234422">
                <text:p>14501234422</text:p>
              </table:table-cell>
              <table:table-cell office:value-type="float" office:value="254850326809785">
                <text:p>25485032680978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4512345533">
                <text:p>14512345533</text:p>
              </table:table-cell>
              <table:table-cell office:value-type="float" office:value="255053804272765">
                <text:p>25505380427276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4523456644">
                <text:p>14523456644</text:p>
              </table:table-cell>
              <table:table-cell office:value-type="float" office:value="255257288016482">
                <text:p>25525728801648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4534567755">
                <text:p>14534567755</text:p>
              </table:table-cell>
              <table:table-cell office:value-type="float" office:value="255460778036132">
                <text:p>25546077803613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4545678866">
                <text:p>14545678866</text:p>
              </table:table-cell>
              <table:table-cell office:value-type="float" office:value="255664274326916">
                <text:p>25566427432691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4556789977">
                <text:p>14556789977</text:p>
              </table:table-cell>
              <table:table-cell office:value-type="float" office:value="255867776884044">
                <text:p>25586777688404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4567901088">
                <text:p>14567901088</text:p>
              </table:table-cell>
              <table:table-cell office:value-type="float" office:value="256071285702734">
                <text:p>25607128570273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4579012199">
                <text:p>14579012199</text:p>
              </table:table-cell>
              <table:table-cell office:value-type="float" office:value="256274800778209">
                <text:p>25627480077820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4590123310">
                <text:p>14590123310</text:p>
              </table:table-cell>
              <table:table-cell office:value-type="float" office:value="256478322105701">
                <text:p>25647832210570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4601234421">
                <text:p>14601234421</text:p>
              </table:table-cell>
              <table:table-cell office:value-type="float" office:value="256681849680449">
                <text:p>25668184968044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4612345532">
                <text:p>14612345532</text:p>
              </table:table-cell>
              <table:table-cell office:value-type="float" office:value="256885383497698">
                <text:p>25688538349769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4623456643">
                <text:p>14623456643</text:p>
              </table:table-cell>
              <table:table-cell office:value-type="float" office:value="257088923552703">
                <text:p>25708892355270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4634567754">
                <text:p>14634567754</text:p>
              </table:table-cell>
              <table:table-cell office:value-type="float" office:value="257292469840723">
                <text:p>25729246984072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4645678865">
                <text:p>14645678865</text:p>
              </table:table-cell>
              <table:table-cell office:value-type="float" office:value="257496022357026">
                <text:p>25749602235702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4656789976">
                <text:p>14656789976</text:p>
              </table:table-cell>
              <table:table-cell office:value-type="float" office:value="257699581096887">
                <text:p>25769958109688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4667901087">
                <text:p>14667901087</text:p>
              </table:table-cell>
              <table:table-cell office:value-type="float" office:value="257903146055588">
                <text:p>25790314605558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4679012198">
                <text:p>14679012198</text:p>
              </table:table-cell>
              <table:table-cell office:value-type="float" office:value="258106717228419">
                <text:p>25810671722841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4690123309">
                <text:p>14690123309</text:p>
              </table:table-cell>
              <table:table-cell office:value-type="float" office:value="258310294610674">
                <text:p>25831029461067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4701234420">
                <text:p>14701234420</text:p>
              </table:table-cell>
              <table:table-cell office:value-type="float" office:value="258513878197659">
                <text:p>25851387819765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4712345531">
                <text:p>14712345531</text:p>
              </table:table-cell>
              <table:table-cell office:value-type="float" office:value="258717467984682">
                <text:p>25871746798468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4723456642">
                <text:p>14723456642</text:p>
              </table:table-cell>
              <table:table-cell office:value-type="float" office:value="258921063967063">
                <text:p>25892106396706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4734567753">
                <text:p>14734567753</text:p>
              </table:table-cell>
              <table:table-cell office:value-type="float" office:value="259124666140125">
                <text:p>25912466614012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4745678864">
                <text:p>14745678864</text:p>
              </table:table-cell>
              <table:table-cell office:value-type="float" office:value="259328274499201">
                <text:p>25932827449920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4756789975">
                <text:p>14756789975</text:p>
              </table:table-cell>
              <table:table-cell office:value-type="float" office:value="259531889039629">
                <text:p>25953188903962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4767901086">
                <text:p>14767901086</text:p>
              </table:table-cell>
              <table:table-cell office:value-type="float" office:value="259735509756754">
                <text:p>25973550975675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4779012197">
                <text:p>14779012197</text:p>
              </table:table-cell>
              <table:table-cell office:value-type="float" office:value="259939136645930">
                <text:p>25993913664593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4790123308">
                <text:p>14790123308</text:p>
              </table:table-cell>
              <table:table-cell office:value-type="float" office:value="260142769702516">
                <text:p>26014276970251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4801234419">
                <text:p>14801234419</text:p>
              </table:table-cell>
              <table:table-cell office:value-type="float" office:value="260346408921879">
                <text:p>26034640892187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4812345530">
                <text:p>14812345530</text:p>
              </table:table-cell>
              <table:table-cell office:value-type="float" office:value="260550054299392">
                <text:p>26055005429939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4823456641">
                <text:p>14823456641</text:p>
              </table:table-cell>
              <table:table-cell office:value-type="float" office:value="260753705830437">
                <text:p>260753705830437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4834567752">
                <text:p>14834567752</text:p>
              </table:table-cell>
              <table:table-cell office:value-type="float" office:value="260957363510401">
                <text:p>26095736351040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4845678863">
                <text:p>14845678863</text:p>
              </table:table-cell>
              <table:table-cell office:value-type="float" office:value="261161027334678">
                <text:p>26116102733467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4856789974">
                <text:p>14856789974</text:p>
              </table:table-cell>
              <table:table-cell office:value-type="float" office:value="261364697298669">
                <text:p>26136469729866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4867901085">
                <text:p>14867901085</text:p>
              </table:table-cell>
              <table:table-cell office:value-type="float" office:value="261568373397784">
                <text:p>26156837339778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4879012196">
                <text:p>14879012196</text:p>
              </table:table-cell>
              <table:table-cell office:value-type="float" office:value="261772055627436">
                <text:p>26177205562743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4890123307">
                <text:p>14890123307</text:p>
              </table:table-cell>
              <table:table-cell office:value-type="float" office:value="261975743983048">
                <text:p>26197574398304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4901234418">
                <text:p>14901234418</text:p>
              </table:table-cell>
              <table:table-cell office:value-type="float" office:value="262179438460049">
                <text:p>26217943846004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4912345529">
                <text:p>14912345529</text:p>
              </table:table-cell>
              <table:table-cell office:value-type="float" office:value="262383139053874">
                <text:p>26238313905387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4923456640">
                <text:p>14923456640</text:p>
              </table:table-cell>
              <table:table-cell office:value-type="float" office:value="262586845759966">
                <text:p>26258684575996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4934567751">
                <text:p>14934567751</text:p>
              </table:table-cell>
              <table:table-cell office:value-type="float" office:value="262790558573773">
                <text:p>26279055857377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4945678862">
                <text:p>14945678862</text:p>
              </table:table-cell>
              <table:table-cell office:value-type="float" office:value="262994277490752">
                <text:p>26299427749075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4956789973">
                <text:p>14956789973</text:p>
              </table:table-cell>
              <table:table-cell office:value-type="float" office:value="263198002506365">
                <text:p>26319800250636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4967901084">
                <text:p>14967901084</text:p>
              </table:table-cell>
              <table:table-cell office:value-type="float" office:value="263401733616082">
                <text:p>26340173361608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4979012195">
                <text:p>14979012195</text:p>
              </table:table-cell>
              <table:table-cell office:value-type="float" office:value="263605470815380">
                <text:p>26360547081538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4990123306">
                <text:p>14990123306</text:p>
              </table:table-cell>
              <table:table-cell office:value-type="float" office:value="263809214099740">
                <text:p>26380921409974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5001234417">
                <text:p>15001234417</text:p>
              </table:table-cell>
              <table:table-cell office:value-type="float" office:value="264012963464652">
                <text:p>26401296346465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5012345528">
                <text:p>15012345528</text:p>
              </table:table-cell>
              <table:table-cell office:value-type="float" office:value="264216718905614">
                <text:p>26421671890561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5023456639">
                <text:p>15023456639</text:p>
              </table:table-cell>
              <table:table-cell office:value-type="float" office:value="264420480418127">
                <text:p>26442048041812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5034567750">
                <text:p>15034567750</text:p>
              </table:table-cell>
              <table:table-cell office:value-type="float" office:value="264624247997701">
                <text:p>26462424799770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5045678861">
                <text:p>15045678861</text:p>
              </table:table-cell>
              <table:table-cell office:value-type="float" office:value="264828021639852">
                <text:p>26482802163985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5056789972">
                <text:p>15056789972</text:p>
              </table:table-cell>
              <table:table-cell office:value-type="float" office:value="265031801340104">
                <text:p>26503180134010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5067901083">
                <text:p>15067901083</text:p>
              </table:table-cell>
              <table:table-cell office:value-type="float" office:value="265235587093986">
                <text:p>26523558709398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5079012194">
                <text:p>15079012194</text:p>
              </table:table-cell>
              <table:table-cell office:value-type="float" office:value="265439378897033">
                <text:p>26543937889703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5090123305">
                <text:p>15090123305</text:p>
              </table:table-cell>
              <table:table-cell office:value-type="float" office:value="265643176744788">
                <text:p>26564317674478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5101234416">
                <text:p>15101234416</text:p>
              </table:table-cell>
              <table:table-cell office:value-type="float" office:value="265846980632802">
                <text:p>26584698063280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5112345527">
                <text:p>15112345527</text:p>
              </table:table-cell>
              <table:table-cell office:value-type="float" office:value="266050790556628">
                <text:p>26605079055662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5123456638">
                <text:p>15123456638</text:p>
              </table:table-cell>
              <table:table-cell office:value-type="float" office:value="266254606511830">
                <text:p>26625460651183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5134567749">
                <text:p>15134567749</text:p>
              </table:table-cell>
              <table:table-cell office:value-type="float" office:value="266458428493976">
                <text:p>26645842849397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5145678860">
                <text:p>15145678860</text:p>
              </table:table-cell>
              <table:table-cell office:value-type="float" office:value="266662256498642">
                <text:p>26666225649864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5156789971">
                <text:p>15156789971</text:p>
              </table:table-cell>
              <table:table-cell office:value-type="float" office:value="266866090521409">
                <text:p>26686609052140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5167901082">
                <text:p>15167901082</text:p>
              </table:table-cell>
              <table:table-cell office:value-type="float" office:value="267069930557866">
                <text:p>26706993055786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5179012193">
                <text:p>15179012193</text:p>
              </table:table-cell>
              <table:table-cell office:value-type="float" office:value="267273776603608">
                <text:p>26727377660360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5190123304">
                <text:p>15190123304</text:p>
              </table:table-cell>
              <table:table-cell office:value-type="float" office:value="267477628654234">
                <text:p>26747762865423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5201234415">
                <text:p>15201234415</text:p>
              </table:table-cell>
              <table:table-cell office:value-type="float" office:value="267681486705354">
                <text:p>26768148670535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5212345526">
                <text:p>15212345526</text:p>
              </table:table-cell>
              <table:table-cell office:value-type="float" office:value="267885350752582">
                <text:p>26788535075258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5223456637">
                <text:p>15223456637</text:p>
              </table:table-cell>
              <table:table-cell office:value-type="float" office:value="268089220791536">
                <text:p>268089220791536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5234567748">
                <text:p>15234567748</text:p>
              </table:table-cell>
              <table:table-cell office:value-type="float" office:value="268293096817846">
                <text:p>26829309681784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5245678859">
                <text:p>15245678859</text:p>
              </table:table-cell>
              <table:table-cell office:value-type="float" office:value="268496978827143">
                <text:p>26849697882714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5256789970">
                <text:p>15256789970</text:p>
              </table:table-cell>
              <table:table-cell office:value-type="float" office:value="268700866815067">
                <text:p>26870086681506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5267901081">
                <text:p>15267901081</text:p>
              </table:table-cell>
              <table:table-cell office:value-type="float" office:value="268904760777264">
                <text:p>26890476077726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5279012192">
                <text:p>15279012192</text:p>
              </table:table-cell>
              <table:table-cell office:value-type="float" office:value="269108660709387">
                <text:p>26910866070938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5290123303">
                <text:p>15290123303</text:p>
              </table:table-cell>
              <table:table-cell office:value-type="float" office:value="269312566607093">
                <text:p>26931256660709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5301234414">
                <text:p>15301234414</text:p>
              </table:table-cell>
              <table:table-cell office:value-type="float" office:value="269516478466049">
                <text:p>26951647846604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5312345525">
                <text:p>15312345525</text:p>
              </table:table-cell>
              <table:table-cell office:value-type="float" office:value="269720396281925">
                <text:p>26972039628192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5323456636">
                <text:p>15323456636</text:p>
              </table:table-cell>
              <table:table-cell office:value-type="float" office:value="269924320050398">
                <text:p>26992432005039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5334567747">
                <text:p>15334567747</text:p>
              </table:table-cell>
              <table:table-cell office:value-type="float" office:value="270128249767153">
                <text:p>27012824976715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5345678858">
                <text:p>15345678858</text:p>
              </table:table-cell>
              <table:table-cell office:value-type="float" office:value="270332185427878">
                <text:p>27033218542787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5356789969">
                <text:p>15356789969</text:p>
              </table:table-cell>
              <table:table-cell office:value-type="float" office:value="270536127028272">
                <text:p>27053612702827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5367901080">
                <text:p>15367901080</text:p>
              </table:table-cell>
              <table:table-cell office:value-type="float" office:value="270740074564035">
                <text:p>27074007456403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5379012191">
                <text:p>15379012191</text:p>
              </table:table-cell>
              <table:table-cell office:value-type="float" office:value="270944028030878">
                <text:p>27094402803087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5390123302">
                <text:p>15390123302</text:p>
              </table:table-cell>
              <table:table-cell office:value-type="float" office:value="271147987424513">
                <text:p>27114798742451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5401234413">
                <text:p>15401234413</text:p>
              </table:table-cell>
              <table:table-cell office:value-type="float" office:value="271351952740664">
                <text:p>27135195274066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5412345524">
                <text:p>15412345524</text:p>
              </table:table-cell>
              <table:table-cell office:value-type="float" office:value="271555923975056">
                <text:p>27155592397505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5423456635">
                <text:p>15423456635</text:p>
              </table:table-cell>
              <table:table-cell office:value-type="float" office:value="271759901123424">
                <text:p>27175990112342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5434567746">
                <text:p>15434567746</text:p>
              </table:table-cell>
              <table:table-cell office:value-type="float" office:value="271963884181506">
                <text:p>27196388418150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5445678857">
                <text:p>15445678857</text:p>
              </table:table-cell>
              <table:table-cell office:value-type="float" office:value="272167873145049">
                <text:p>27216787314504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5456789968">
                <text:p>15456789968</text:p>
              </table:table-cell>
              <table:table-cell office:value-type="float" office:value="272371868009804">
                <text:p>27237186800980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5467901079">
                <text:p>15467901079</text:p>
              </table:table-cell>
              <table:table-cell office:value-type="float" office:value="272575868771530">
                <text:p>27257586877153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5479012190">
                <text:p>15479012190</text:p>
              </table:table-cell>
              <table:table-cell office:value-type="float" office:value="272779875425990">
                <text:p>27277987542599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5490123301">
                <text:p>15490123301</text:p>
              </table:table-cell>
              <table:table-cell office:value-type="float" office:value="272983887968954">
                <text:p>27298388796895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5501234412">
                <text:p>15501234412</text:p>
              </table:table-cell>
              <table:table-cell office:value-type="float" office:value="273187906396199">
                <text:p>27318790639619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5512345523">
                <text:p>15512345523</text:p>
              </table:table-cell>
              <table:table-cell office:value-type="float" office:value="273391930703506">
                <text:p>273391930703506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5523456634">
                <text:p>15523456634</text:p>
              </table:table-cell>
              <table:table-cell office:value-type="float" office:value="273595960886664">
                <text:p>27359596088666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5534567745">
                <text:p>15534567745</text:p>
              </table:table-cell>
              <table:table-cell office:value-type="float" office:value="273799996941468">
                <text:p>27379999694146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5545678856">
                <text:p>15545678856</text:p>
              </table:table-cell>
              <table:table-cell office:value-type="float" office:value="274004038863717">
                <text:p>27400403886371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5556789967">
                <text:p>15556789967</text:p>
              </table:table-cell>
              <table:table-cell office:value-type="float" office:value="274208086649218">
                <text:p>27420808664921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5567901078">
                <text:p>15567901078</text:p>
              </table:table-cell>
              <table:table-cell office:value-type="float" office:value="274412140293783">
                <text:p>274412140293783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5579012189">
                <text:p>15579012189</text:p>
              </table:table-cell>
              <table:table-cell office:value-type="float" office:value="274616199793231">
                <text:p>27461619979323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5590123300">
                <text:p>15590123300</text:p>
              </table:table-cell>
              <table:table-cell office:value-type="float" office:value="274820265143385">
                <text:p>27482026514338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5601234411">
                <text:p>15601234411</text:p>
              </table:table-cell>
              <table:table-cell office:value-type="float" office:value="275024336340077">
                <text:p>27502433634007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5612345522">
                <text:p>15612345522</text:p>
              </table:table-cell>
              <table:table-cell office:value-type="float" office:value="275228413379141">
                <text:p>27522841337914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5623456633">
                <text:p>15623456633</text:p>
              </table:table-cell>
              <table:table-cell office:value-type="float" office:value="275432496256420">
                <text:p>27543249625642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5634567744">
                <text:p>15634567744</text:p>
              </table:table-cell>
              <table:table-cell office:value-type="float" office:value="275636584967762">
                <text:p>27563658496776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5645678855">
                <text:p>15645678855</text:p>
              </table:table-cell>
              <table:table-cell office:value-type="float" office:value="275840679509021">
                <text:p>27584067950902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5656789966">
                <text:p>15656789966</text:p>
              </table:table-cell>
              <table:table-cell office:value-type="float" office:value="276044779876057">
                <text:p>27604477987605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5667901077">
                <text:p>15667901077</text:p>
              </table:table-cell>
              <table:table-cell office:value-type="float" office:value="276248886064735">
                <text:p>27624888606473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5679012188">
                <text:p>15679012188</text:p>
              </table:table-cell>
              <table:table-cell office:value-type="float" office:value="276452998070927">
                <text:p>27645299807092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5690123299">
                <text:p>15690123299</text:p>
              </table:table-cell>
              <table:table-cell office:value-type="float" office:value="276657115890510">
                <text:p>27665711589051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5701234410">
                <text:p>15701234410</text:p>
              </table:table-cell>
              <table:table-cell office:value-type="float" office:value="276861239519367">
                <text:p>27686123951936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5712345521">
                <text:p>15712345521</text:p>
              </table:table-cell>
              <table:table-cell office:value-type="float" office:value="277065368953387">
                <text:p>277065368953387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5723456632">
                <text:p>15723456632</text:p>
              </table:table-cell>
              <table:table-cell office:value-type="float" office:value="277269504188466">
                <text:p>277269504188466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5734567743">
                <text:p>15734567743</text:p>
              </table:table-cell>
              <table:table-cell office:value-type="float" office:value="277473645220504">
                <text:p>27747364522050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5745678854">
                <text:p>15745678854</text:p>
              </table:table-cell>
              <table:table-cell office:value-type="float" office:value="277677792045407">
                <text:p>27767779204540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5756789965">
                <text:p>15756789965</text:p>
              </table:table-cell>
              <table:table-cell office:value-type="float" office:value="277881944659087">
                <text:p>27788194465908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5767901076">
                <text:p>15767901076</text:p>
              </table:table-cell>
              <table:table-cell office:value-type="float" office:value="278086103057462">
                <text:p>27808610305746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5779012187">
                <text:p>15779012187</text:p>
              </table:table-cell>
              <table:table-cell office:value-type="float" office:value="278290267236457">
                <text:p>27829026723645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5790123298">
                <text:p>15790123298</text:p>
              </table:table-cell>
              <table:table-cell office:value-type="float" office:value="278494437192000">
                <text:p>27849443719200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5801234409">
                <text:p>15801234409</text:p>
              </table:table-cell>
              <table:table-cell office:value-type="float" office:value="278698612920027">
                <text:p>27869861292002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5812345520">
                <text:p>15812345520</text:p>
              </table:table-cell>
              <table:table-cell office:value-type="float" office:value="278902794416479">
                <text:p>27890279441647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5823456631">
                <text:p>15823456631</text:p>
              </table:table-cell>
              <table:table-cell office:value-type="float" office:value="279106981677302">
                <text:p>27910698167730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5834567742">
                <text:p>15834567742</text:p>
              </table:table-cell>
              <table:table-cell office:value-type="float" office:value="279311174698449">
                <text:p>27931117469844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5845678853">
                <text:p>15845678853</text:p>
              </table:table-cell>
              <table:table-cell office:value-type="float" office:value="279515373475877">
                <text:p>279515373475877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5856789964">
                <text:p>15856789964</text:p>
              </table:table-cell>
              <table:table-cell office:value-type="float" office:value="279719578005550">
                <text:p>27971957800555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5867901075">
                <text:p>15867901075</text:p>
              </table:table-cell>
              <table:table-cell office:value-type="float" office:value="279923788283438">
                <text:p>27992378828343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5879012186">
                <text:p>15879012186</text:p>
              </table:table-cell>
              <table:table-cell office:value-type="float" office:value="280128004305515">
                <text:p>28012800430551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5890123297">
                <text:p>15890123297</text:p>
              </table:table-cell>
              <table:table-cell office:value-type="float" office:value="280332226067763">
                <text:p>28033222606776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5901234408">
                <text:p>15901234408</text:p>
              </table:table-cell>
              <table:table-cell office:value-type="float" office:value="280536453566166">
                <text:p>28053645356616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5912345519">
                <text:p>15912345519</text:p>
              </table:table-cell>
              <table:table-cell office:value-type="float" office:value="280740686796718">
                <text:p>28074068679671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5923456630">
                <text:p>15923456630</text:p>
              </table:table-cell>
              <table:table-cell office:value-type="float" office:value="280944925755415">
                <text:p>28094492575541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5934567741">
                <text:p>15934567741</text:p>
              </table:table-cell>
              <table:table-cell office:value-type="float" office:value="281149170438261">
                <text:p>28114917043826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5945678852">
                <text:p>15945678852</text:p>
              </table:table-cell>
              <table:table-cell office:value-type="float" office:value="281353420841264">
                <text:p>281353420841264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5956789963">
                <text:p>15956789963</text:p>
              </table:table-cell>
              <table:table-cell office:value-type="float" office:value="281557676960437">
                <text:p>28155767696043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5967901074">
                <text:p>15967901074</text:p>
              </table:table-cell>
              <table:table-cell office:value-type="float" office:value="281761938791802">
                <text:p>281761938791802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5979012185">
                <text:p>15979012185</text:p>
              </table:table-cell>
              <table:table-cell office:value-type="float" office:value="281966206331383">
                <text:p>28196620633138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5990123296">
                <text:p>15990123296</text:p>
              </table:table-cell>
              <table:table-cell office:value-type="float" office:value="282170479575211">
                <text:p>28217047957521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6001234407">
                <text:p>16001234407</text:p>
              </table:table-cell>
              <table:table-cell office:value-type="float" office:value="282374758519322">
                <text:p>28237475851932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6012345518">
                <text:p>16012345518</text:p>
              </table:table-cell>
              <table:table-cell office:value-type="float" office:value="282579043159758">
                <text:p>282579043159758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6023456629">
                <text:p>16023456629</text:p>
              </table:table-cell>
              <table:table-cell office:value-type="float" office:value="282783333492566">
                <text:p>28278333349256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6034567740">
                <text:p>16034567740</text:p>
              </table:table-cell>
              <table:table-cell office:value-type="float" office:value="282987629513799">
                <text:p>28298762951379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6045678851">
                <text:p>16045678851</text:p>
              </table:table-cell>
              <table:table-cell office:value-type="float" office:value="283191931219515">
                <text:p>28319193121951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6056789962">
                <text:p>16056789962</text:p>
              </table:table-cell>
              <table:table-cell office:value-type="float" office:value="283396238605778">
                <text:p>283396238605778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6067901073">
                <text:p>16067901073</text:p>
              </table:table-cell>
              <table:table-cell office:value-type="float" office:value="283600551668656">
                <text:p>28360055166865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6079012184">
                <text:p>16079012184</text:p>
              </table:table-cell>
              <table:table-cell office:value-type="float" office:value="283804870404226">
                <text:p>28380487040422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6090123295">
                <text:p>16090123295</text:p>
              </table:table-cell>
              <table:table-cell office:value-type="float" office:value="284009194808566">
                <text:p>28400919480856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6101234406">
                <text:p>16101234406</text:p>
              </table:table-cell>
              <table:table-cell office:value-type="float" office:value="284213524877761">
                <text:p>28421352487776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6112345517">
                <text:p>16112345517</text:p>
              </table:table-cell>
              <table:table-cell office:value-type="float" office:value="284417860607904">
                <text:p>28441786060790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6123456628">
                <text:p>16123456628</text:p>
              </table:table-cell>
              <table:table-cell office:value-type="float" office:value="284622201995089">
                <text:p>28462220199508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6134567739">
                <text:p>16134567739</text:p>
              </table:table-cell>
              <table:table-cell office:value-type="float" office:value="284826549035419">
                <text:p>28482654903541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6145678850">
                <text:p>16145678850</text:p>
              </table:table-cell>
              <table:table-cell office:value-type="float" office:value="285030901725000">
                <text:p>28503090172500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6156789961">
                <text:p>16156789961</text:p>
              </table:table-cell>
              <table:table-cell office:value-type="float" office:value="285235260059946">
                <text:p>28523526005994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6167901072">
                <text:p>16167901072</text:p>
              </table:table-cell>
              <table:table-cell office:value-type="float" office:value="285439624036372">
                <text:p>28543962403637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6179012183">
                <text:p>16179012183</text:p>
              </table:table-cell>
              <table:table-cell office:value-type="float" office:value="285643993650403">
                <text:p>28564399365040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6190123294">
                <text:p>16190123294</text:p>
              </table:table-cell>
              <table:table-cell office:value-type="float" office:value="285848368898166">
                <text:p>28584836889816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6201234405">
                <text:p>16201234405</text:p>
              </table:table-cell>
              <table:table-cell office:value-type="float" office:value="286052749775796">
                <text:p>286052749775796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6212345516">
                <text:p>16212345516</text:p>
              </table:table-cell>
              <table:table-cell office:value-type="float" office:value="286257136279431">
                <text:p>28625713627943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6223456627">
                <text:p>16223456627</text:p>
              </table:table-cell>
              <table:table-cell office:value-type="float" office:value="286461528405216">
                <text:p>28646152840521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6234567738">
                <text:p>16234567738</text:p>
              </table:table-cell>
              <table:table-cell office:value-type="float" office:value="286665926149300">
                <text:p>28666592614930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6245678849">
                <text:p>16245678849</text:p>
              </table:table-cell>
              <table:table-cell office:value-type="float" office:value="286870329507837">
                <text:p>286870329507837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6256789960">
                <text:p>16256789960</text:p>
              </table:table-cell>
              <table:table-cell office:value-type="float" office:value="287074738476988">
                <text:p>28707473847698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6267901071">
                <text:p>16267901071</text:p>
              </table:table-cell>
              <table:table-cell office:value-type="float" office:value="287279153052918">
                <text:p>28727915305291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6279012182">
                <text:p>16279012182</text:p>
              </table:table-cell>
              <table:table-cell office:value-type="float" office:value="287483573231798">
                <text:p>287483573231798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6290123293">
                <text:p>16290123293</text:p>
              </table:table-cell>
              <table:table-cell office:value-type="float" office:value="287687999009803">
                <text:p>28768799900980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6301234404">
                <text:p>16301234404</text:p>
              </table:table-cell>
              <table:table-cell office:value-type="float" office:value="287892430383115">
                <text:p>28789243038311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6312345515">
                <text:p>16312345515</text:p>
              </table:table-cell>
              <table:table-cell office:value-type="float" office:value="288096867347919">
                <text:p>28809686734791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6323456626">
                <text:p>16323456626</text:p>
              </table:table-cell>
              <table:table-cell office:value-type="float" office:value="288301309900406">
                <text:p>288301309900406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6334567737">
                <text:p>16334567737</text:p>
              </table:table-cell>
              <table:table-cell office:value-type="float" office:value="288505758036775">
                <text:p>28850575803677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6345678848">
                <text:p>16345678848</text:p>
              </table:table-cell>
              <table:table-cell office:value-type="float" office:value="288710211753225">
                <text:p>28871021175322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6356789959">
                <text:p>16356789959</text:p>
              </table:table-cell>
              <table:table-cell office:value-type="float" office:value="288914671045965">
                <text:p>28891467104596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6367901070">
                <text:p>16367901070</text:p>
              </table:table-cell>
              <table:table-cell office:value-type="float" office:value="289119135911205">
                <text:p>28911913591120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6379012181">
                <text:p>16379012181</text:p>
              </table:table-cell>
              <table:table-cell office:value-type="float" office:value="289323606345164">
                <text:p>28932360634516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6390123292">
                <text:p>16390123292</text:p>
              </table:table-cell>
              <table:table-cell office:value-type="float" office:value="289528082344063">
                <text:p>28952808234406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6401234403">
                <text:p>16401234403</text:p>
              </table:table-cell>
              <table:table-cell office:value-type="float" office:value="289732563904131">
                <text:p>28973256390413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6412345514">
                <text:p>16412345514</text:p>
              </table:table-cell>
              <table:table-cell office:value-type="float" office:value="289937051021599">
                <text:p>28993705102159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6423456625">
                <text:p>16423456625</text:p>
              </table:table-cell>
              <table:table-cell office:value-type="float" office:value="290141543692705">
                <text:p>29014154369270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6434567736">
                <text:p>16434567736</text:p>
              </table:table-cell>
              <table:table-cell office:value-type="float" office:value="290346041913693">
                <text:p>290346041913693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6445678847">
                <text:p>16445678847</text:p>
              </table:table-cell>
              <table:table-cell office:value-type="float" office:value="290550545680809">
                <text:p>29055054568080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6456789958">
                <text:p>16456789958</text:p>
              </table:table-cell>
              <table:table-cell office:value-type="float" office:value="290755054990306">
                <text:p>290755054990306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6467901069">
                <text:p>16467901069</text:p>
              </table:table-cell>
              <table:table-cell office:value-type="float" office:value="290959569838444">
                <text:p>29095956983844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6479012180">
                <text:p>16479012180</text:p>
              </table:table-cell>
              <table:table-cell office:value-type="float" office:value="291164090221484">
                <text:p>29116409022148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6490123291">
                <text:p>16490123291</text:p>
              </table:table-cell>
              <table:table-cell office:value-type="float" office:value="291368616135695">
                <text:p>29136861613569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6501234402">
                <text:p>16501234402</text:p>
              </table:table-cell>
              <table:table-cell office:value-type="float" office:value="291573147577350">
                <text:p>29157314757735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6512345513">
                <text:p>16512345513</text:p>
              </table:table-cell>
              <table:table-cell office:value-type="float" office:value="291777684542726">
                <text:p>29177768454272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6523456624">
                <text:p>16523456624</text:p>
              </table:table-cell>
              <table:table-cell office:value-type="float" office:value="291982227028108">
                <text:p>291982227028108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6534567735">
                <text:p>16534567735</text:p>
              </table:table-cell>
              <table:table-cell office:value-type="float" office:value="292186775029782">
                <text:p>29218677502978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6545678846">
                <text:p>16545678846</text:p>
              </table:table-cell>
              <table:table-cell office:value-type="float" office:value="292391328544043">
                <text:p>292391328544043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6556789957">
                <text:p>16556789957</text:p>
              </table:table-cell>
              <table:table-cell office:value-type="float" office:value="292595887567188">
                <text:p>29259588756718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6567901068">
                <text:p>16567901068</text:p>
              </table:table-cell>
              <table:table-cell office:value-type="float" office:value="292800452095521">
                <text:p>29280045209552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6579012179">
                <text:p>16579012179</text:p>
              </table:table-cell>
              <table:table-cell office:value-type="float" office:value="293005022125348">
                <text:p>29300502212534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6590123290">
                <text:p>16590123290</text:p>
              </table:table-cell>
              <table:table-cell office:value-type="float" office:value="293209597652984">
                <text:p>29320959765298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6601234401">
                <text:p>16601234401</text:p>
              </table:table-cell>
              <table:table-cell office:value-type="float" office:value="293414178674746">
                <text:p>29341417867474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6612345512">
                <text:p>16612345512</text:p>
              </table:table-cell>
              <table:table-cell office:value-type="float" office:value="293618765186957">
                <text:p>293618765186957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6623456623">
                <text:p>16623456623</text:p>
              </table:table-cell>
              <table:table-cell office:value-type="float" office:value="293823357185945">
                <text:p>29382335718594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6634567734">
                <text:p>16634567734</text:p>
              </table:table-cell>
              <table:table-cell office:value-type="float" office:value="294027954668041">
                <text:p>29402795466804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6645678845">
                <text:p>16645678845</text:p>
              </table:table-cell>
              <table:table-cell office:value-type="float" office:value="294232557629585">
                <text:p>29423255762958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6656789956">
                <text:p>16656789956</text:p>
              </table:table-cell>
              <table:table-cell office:value-type="float" office:value="294437166066918">
                <text:p>29443716606691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6667901067">
                <text:p>16667901067</text:p>
              </table:table-cell>
              <table:table-cell office:value-type="float" office:value="294641779976388">
                <text:p>294641779976388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6679012178">
                <text:p>16679012178</text:p>
              </table:table-cell>
              <table:table-cell office:value-type="float" office:value="294846399354346">
                <text:p>294846399354346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6690123289">
                <text:p>16690123289</text:p>
              </table:table-cell>
              <table:table-cell office:value-type="float" office:value="295051024197150">
                <text:p>29505102419715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6701234400">
                <text:p>16701234400</text:p>
              </table:table-cell>
              <table:table-cell office:value-type="float" office:value="295255654501162">
                <text:p>29525565450116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6712345511">
                <text:p>16712345511</text:p>
              </table:table-cell>
              <table:table-cell office:value-type="float" office:value="295460290262748">
                <text:p>29546029026274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6723456622">
                <text:p>16723456622</text:p>
              </table:table-cell>
              <table:table-cell office:value-type="float" office:value="295664931478280">
                <text:p>29566493147828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6734567733">
                <text:p>16734567733</text:p>
              </table:table-cell>
              <table:table-cell office:value-type="float" office:value="295869578144135">
                <text:p>29586957814413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6745678844">
                <text:p>16745678844</text:p>
              </table:table-cell>
              <table:table-cell office:value-type="float" office:value="296074230256693">
                <text:p>29607423025669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6756789955">
                <text:p>16756789955</text:p>
              </table:table-cell>
              <table:table-cell office:value-type="float" office:value="296278887812340">
                <text:p>29627888781234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6767901066">
                <text:p>16767901066</text:p>
              </table:table-cell>
              <table:table-cell office:value-type="float" office:value="296483550807468">
                <text:p>296483550807468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6779012177">
                <text:p>16779012177</text:p>
              </table:table-cell>
              <table:table-cell office:value-type="float" office:value="296688219238472">
                <text:p>29668821923847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6790123288">
                <text:p>16790123288</text:p>
              </table:table-cell>
              <table:table-cell office:value-type="float" office:value="296892893101752">
                <text:p>29689289310175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6801234399">
                <text:p>16801234399</text:p>
              </table:table-cell>
              <table:table-cell office:value-type="float" office:value="297097572393714">
                <text:p>297097572393714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6812345510">
                <text:p>16812345510</text:p>
              </table:table-cell>
              <table:table-cell office:value-type="float" office:value="297302257110766">
                <text:p>29730225711076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6823456621">
                <text:p>16823456621</text:p>
              </table:table-cell>
              <table:table-cell office:value-type="float" office:value="297506947249325">
                <text:p>29750694724932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6834567732">
                <text:p>16834567732</text:p>
              </table:table-cell>
              <table:table-cell office:value-type="float" office:value="297711642805809">
                <text:p>29771164280580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6845678843">
                <text:p>16845678843</text:p>
              </table:table-cell>
              <table:table-cell office:value-type="float" office:value="297916343776642">
                <text:p>29791634377664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6856789954">
                <text:p>16856789954</text:p>
              </table:table-cell>
              <table:table-cell office:value-type="float" office:value="298121050158253">
                <text:p>29812105015825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6867901065">
                <text:p>16867901065</text:p>
              </table:table-cell>
              <table:table-cell office:value-type="float" office:value="298325761947075">
                <text:p>29832576194707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6879012176">
                <text:p>16879012176</text:p>
              </table:table-cell>
              <table:table-cell office:value-type="float" office:value="298530479139548">
                <text:p>298530479139548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6890123287">
                <text:p>16890123287</text:p>
              </table:table-cell>
              <table:table-cell office:value-type="float" office:value="298735201732112">
                <text:p>29873520173211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6901234398">
                <text:p>16901234398</text:p>
              </table:table-cell>
              <table:table-cell office:value-type="float" office:value="298939929721218">
                <text:p>29893992972121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6912345509">
                <text:p>16912345509</text:p>
              </table:table-cell>
              <table:table-cell office:value-type="float" office:value="299144663103315">
                <text:p>29914466310331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6923456620">
                <text:p>16923456620</text:p>
              </table:table-cell>
              <table:table-cell office:value-type="float" office:value="299349401874862">
                <text:p>29934940187486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6934567731">
                <text:p>16934567731</text:p>
              </table:table-cell>
              <table:table-cell office:value-type="float" office:value="299554146032320">
                <text:p>29955414603232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6945678842">
                <text:p>16945678842</text:p>
              </table:table-cell>
              <table:table-cell office:value-type="float" office:value="299758895572155">
                <text:p>29975889557215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6956789953">
                <text:p>16956789953</text:p>
              </table:table-cell>
              <table:table-cell office:value-type="float" office:value="299963650490838">
                <text:p>299963650490838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6967901064">
                <text:p>16967901064</text:p>
              </table:table-cell>
              <table:table-cell office:value-type="float" office:value="300168410784844">
                <text:p>300168410784844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6979012175">
                <text:p>16979012175</text:p>
              </table:table-cell>
              <table:table-cell office:value-type="float" office:value="300373176450654">
                <text:p>300373176450654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6990123286">
                <text:p>16990123286</text:p>
              </table:table-cell>
              <table:table-cell office:value-type="float" office:value="300577947484752">
                <text:p>30057794748475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7001234397">
                <text:p>17001234397</text:p>
              </table:table-cell>
              <table:table-cell office:value-type="float" office:value="300782723883627">
                <text:p>300782723883627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7012345508">
                <text:p>17012345508</text:p>
              </table:table-cell>
              <table:table-cell office:value-type="float" office:value="300987505643773">
                <text:p>30098750564377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7023456619">
                <text:p>17023456619</text:p>
              </table:table-cell>
              <table:table-cell office:value-type="float" office:value="301192292761689">
                <text:p>301192292761689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7034567730">
                <text:p>17034567730</text:p>
              </table:table-cell>
              <table:table-cell office:value-type="float" office:value="301397085233878">
                <text:p>30139708523387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7045678841">
                <text:p>17045678841</text:p>
              </table:table-cell>
              <table:table-cell office:value-type="float" office:value="301601883056847">
                <text:p>301601883056847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7056789952">
                <text:p>17056789952</text:p>
              </table:table-cell>
              <table:table-cell office:value-type="float" office:value="301806686227109">
                <text:p>301806686227109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7067901063">
                <text:p>17067901063</text:p>
              </table:table-cell>
              <table:table-cell office:value-type="float" office:value="302011494741180">
                <text:p>30201149474118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7079012174">
                <text:p>17079012174</text:p>
              </table:table-cell>
              <table:table-cell office:value-type="float" office:value="302216308595580">
                <text:p>30221630859558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7090123285">
                <text:p>17090123285</text:p>
              </table:table-cell>
              <table:table-cell office:value-type="float" office:value="302421127786838">
                <text:p>30242112778683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7101234396">
                <text:p>17101234396</text:p>
              </table:table-cell>
              <table:table-cell office:value-type="float" office:value="302625952311481">
                <text:p>30262595231148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7112345507">
                <text:p>17112345507</text:p>
              </table:table-cell>
              <table:table-cell office:value-type="float" office:value="302830782166045">
                <text:p>30283078216604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7123456618">
                <text:p>17123456618</text:p>
              </table:table-cell>
              <table:table-cell office:value-type="float" office:value="303035617347070">
                <text:p>30303561734707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7134567729">
                <text:p>17134567729</text:p>
              </table:table-cell>
              <table:table-cell office:value-type="float" office:value="303240457851098">
                <text:p>303240457851098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7145678840">
                <text:p>17145678840</text:p>
              </table:table-cell>
              <table:table-cell office:value-type="float" office:value="303445303674679">
                <text:p>30344530367467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7156789951">
                <text:p>17156789951</text:p>
              </table:table-cell>
              <table:table-cell office:value-type="float" office:value="303650154814365">
                <text:p>30365015481436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7167901062">
                <text:p>17167901062</text:p>
              </table:table-cell>
              <table:table-cell office:value-type="float" office:value="303855011266713">
                <text:p>303855011266713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7179012173">
                <text:p>17179012173</text:p>
              </table:table-cell>
              <table:table-cell office:value-type="float" office:value="304059873028285">
                <text:p>30405987302828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7190123284">
                <text:p>17190123284</text:p>
              </table:table-cell>
              <table:table-cell office:value-type="float" office:value="304264740095647">
                <text:p>304264740095647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7201234395">
                <text:p>17201234395</text:p>
              </table:table-cell>
              <table:table-cell office:value-type="float" office:value="304469612465370">
                <text:p>30446961246537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7212345506">
                <text:p>17212345506</text:p>
              </table:table-cell>
              <table:table-cell office:value-type="float" office:value="304674490134027">
                <text:p>30467449013402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7223456617">
                <text:p>17223456617</text:p>
              </table:table-cell>
              <table:table-cell office:value-type="float" office:value="304879373098200">
                <text:p>30487937309820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7234567728">
                <text:p>17234567728</text:p>
              </table:table-cell>
              <table:table-cell office:value-type="float" office:value="305084261354470">
                <text:p>30508426135447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7245678839">
                <text:p>17245678839</text:p>
              </table:table-cell>
              <table:table-cell office:value-type="float" office:value="305289154899428">
                <text:p>30528915489942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7256789950">
                <text:p>17256789950</text:p>
              </table:table-cell>
              <table:table-cell office:value-type="float" office:value="305494053729665">
                <text:p>30549405372966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7267901061">
                <text:p>17267901061</text:p>
              </table:table-cell>
              <table:table-cell office:value-type="float" office:value="305698957841778">
                <text:p>30569895784177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7279012172">
                <text:p>17279012172</text:p>
              </table:table-cell>
              <table:table-cell office:value-type="float" office:value="305903867232369">
                <text:p>305903867232369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7290123283">
                <text:p>17290123283</text:p>
              </table:table-cell>
              <table:table-cell office:value-type="float" office:value="306108781898043">
                <text:p>30610878189804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7301234394">
                <text:p>17301234394</text:p>
              </table:table-cell>
              <table:table-cell office:value-type="float" office:value="306313701835410">
                <text:p>30631370183541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7312345505">
                <text:p>17312345505</text:p>
              </table:table-cell>
              <table:table-cell office:value-type="float" office:value="306518627041086">
                <text:p>30651862704108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7323456616">
                <text:p>17323456616</text:p>
              </table:table-cell>
              <table:table-cell office:value-type="float" office:value="306723557511688">
                <text:p>306723557511688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7334567727">
                <text:p>17334567727</text:p>
              </table:table-cell>
              <table:table-cell office:value-type="float" office:value="306928493243839">
                <text:p>306928493243839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7345678838">
                <text:p>17345678838</text:p>
              </table:table-cell>
              <table:table-cell office:value-type="float" office:value="307133434234168">
                <text:p>307133434234168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7356789949">
                <text:p>17356789949</text:p>
              </table:table-cell>
              <table:table-cell office:value-type="float" office:value="307338380479306">
                <text:p>30733838047930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7367901060">
                <text:p>17367901060</text:p>
              </table:table-cell>
              <table:table-cell office:value-type="float" office:value="307543331975889">
                <text:p>307543331975889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7379012171">
                <text:p>17379012171</text:p>
              </table:table-cell>
              <table:table-cell office:value-type="float" office:value="307748288720558">
                <text:p>30774828872055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7390123282">
                <text:p>17390123282</text:p>
              </table:table-cell>
              <table:table-cell office:value-type="float" office:value="307953250709956">
                <text:p>307953250709956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7401234393">
                <text:p>17401234393</text:p>
              </table:table-cell>
              <table:table-cell office:value-type="float" office:value="308158217940734">
                <text:p>30815821794073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7412345504">
                <text:p>17412345504</text:p>
              </table:table-cell>
              <table:table-cell office:value-type="float" office:value="308363190409544">
                <text:p>308363190409544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7423456615">
                <text:p>17423456615</text:p>
              </table:table-cell>
              <table:table-cell office:value-type="float" office:value="308568168113044">
                <text:p>30856816811304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7434567726">
                <text:p>17434567726</text:p>
              </table:table-cell>
              <table:table-cell office:value-type="float" office:value="308773151047895">
                <text:p>30877315104789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7445678837">
                <text:p>17445678837</text:p>
              </table:table-cell>
              <table:table-cell office:value-type="float" office:value="308978139210765">
                <text:p>30897813921076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7456789948">
                <text:p>17456789948</text:p>
              </table:table-cell>
              <table:table-cell office:value-type="float" office:value="309183132598322">
                <text:p>30918313259832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7467901059">
                <text:p>17467901059</text:p>
              </table:table-cell>
              <table:table-cell office:value-type="float" office:value="309388131207242">
                <text:p>309388131207242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7479012170">
                <text:p>17479012170</text:p>
              </table:table-cell>
              <table:table-cell office:value-type="float" office:value="309593135034203">
                <text:p>30959313503420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7490123281">
                <text:p>17490123281</text:p>
              </table:table-cell>
              <table:table-cell office:value-type="float" office:value="309798144075889">
                <text:p>30979814407588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7501234392">
                <text:p>17501234392</text:p>
              </table:table-cell>
              <table:table-cell office:value-type="float" office:value="310003158328986">
                <text:p>310003158328986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7512345503">
                <text:p>17512345503</text:p>
              </table:table-cell>
              <table:table-cell office:value-type="float" office:value="310208177790185">
                <text:p>31020817779018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7523456614">
                <text:p>17523456614</text:p>
              </table:table-cell>
              <table:table-cell office:value-type="float" office:value="310413202456184">
                <text:p>310413202456184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7534567725">
                <text:p>17534567725</text:p>
              </table:table-cell>
              <table:table-cell office:value-type="float" office:value="310618232323680">
                <text:p>31061823232368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7545678836">
                <text:p>17545678836</text:p>
              </table:table-cell>
              <table:table-cell office:value-type="float" office:value="310823267389379">
                <text:p>31082326738937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7556789947">
                <text:p>17556789947</text:p>
              </table:table-cell>
              <table:table-cell office:value-type="float" office:value="311028307649988">
                <text:p>311028307649988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7567901058">
                <text:p>17567901058</text:p>
              </table:table-cell>
              <table:table-cell office:value-type="float" office:value="311233353102220">
                <text:p>31123335310222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7579012169">
                <text:p>17579012169</text:p>
              </table:table-cell>
              <table:table-cell office:value-type="float" office:value="311438403742790">
                <text:p>31143840374279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7590123280">
                <text:p>17590123280</text:p>
              </table:table-cell>
              <table:table-cell office:value-type="float" office:value="311643459568421">
                <text:p>31164345956842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7601234391">
                <text:p>17601234391</text:p>
              </table:table-cell>
              <table:table-cell office:value-type="float" office:value="311848520575836">
                <text:p>311848520575836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7612345502">
                <text:p>17612345502</text:p>
              </table:table-cell>
              <table:table-cell office:value-type="float" office:value="312053586761765">
                <text:p>31205358676176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7623456613">
                <text:p>17623456613</text:p>
              </table:table-cell>
              <table:table-cell office:value-type="float" office:value="312258658122940">
                <text:p>31225865812294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7634567724">
                <text:p>17634567724</text:p>
              </table:table-cell>
              <table:table-cell office:value-type="float" office:value="312463734656099">
                <text:p>312463734656099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7645678835">
                <text:p>17645678835</text:p>
              </table:table-cell>
              <table:table-cell office:value-type="float" office:value="312668816357982">
                <text:p>31266881635798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7656789946">
                <text:p>17656789946</text:p>
              </table:table-cell>
              <table:table-cell office:value-type="float" office:value="312873903225336">
                <text:p>312873903225336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7667901057">
                <text:p>17667901057</text:p>
              </table:table-cell>
              <table:table-cell office:value-type="float" office:value="313078995254909">
                <text:p>313078995254909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7679012168">
                <text:p>17679012168</text:p>
              </table:table-cell>
              <table:table-cell office:value-type="float" office:value="313284092443456">
                <text:p>313284092443456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7690123279">
                <text:p>17690123279</text:p>
              </table:table-cell>
              <table:table-cell office:value-type="float" office:value="313489194787734">
                <text:p>313489194787734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7701234390">
                <text:p>17701234390</text:p>
              </table:table-cell>
              <table:table-cell office:value-type="float" office:value="313694302284504">
                <text:p>313694302284504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7712345501">
                <text:p>17712345501</text:p>
              </table:table-cell>
              <table:table-cell office:value-type="float" office:value="313899414930533">
                <text:p>31389941493053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7723456612">
                <text:p>17723456612</text:p>
              </table:table-cell>
              <table:table-cell office:value-type="float" office:value="314104532722589">
                <text:p>314104532722589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7734567723">
                <text:p>17734567723</text:p>
              </table:table-cell>
              <table:table-cell office:value-type="float" office:value="314309655657448">
                <text:p>31430965565744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7745678834">
                <text:p>17745678834</text:p>
              </table:table-cell>
              <table:table-cell office:value-type="float" office:value="314514783731887">
                <text:p>314514783731887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7756789945">
                <text:p>17756789945</text:p>
              </table:table-cell>
              <table:table-cell office:value-type="float" office:value="314719916942687">
                <text:p>314719916942687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7767901056">
                <text:p>17767901056</text:p>
              </table:table-cell>
              <table:table-cell office:value-type="float" office:value="314925055286636">
                <text:p>314925055286636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7779012167">
                <text:p>17779012167</text:p>
              </table:table-cell>
              <table:table-cell office:value-type="float" office:value="315130198760522">
                <text:p>315130198760522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7790123278">
                <text:p>17790123278</text:p>
              </table:table-cell>
              <table:table-cell office:value-type="float" office:value="315335347361140">
                <text:p>31533534736114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7801234389">
                <text:p>17801234389</text:p>
              </table:table-cell>
              <table:table-cell office:value-type="float" office:value="315540501085288">
                <text:p>315540501085288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7812345500">
                <text:p>17812345500</text:p>
              </table:table-cell>
              <table:table-cell office:value-type="float" office:value="315745659929768">
                <text:p>31574565992976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7823456611">
                <text:p>17823456611</text:p>
              </table:table-cell>
              <table:table-cell office:value-type="float" office:value="315950823891386">
                <text:p>315950823891386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7834567722">
                <text:p>17834567722</text:p>
              </table:table-cell>
              <table:table-cell office:value-type="float" office:value="316155992966952">
                <text:p>31615599296695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7845678833">
                <text:p>17845678833</text:p>
              </table:table-cell>
              <table:table-cell office:value-type="float" office:value="316361167153280">
                <text:p>31636116715328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7856789944">
                <text:p>17856789944</text:p>
              </table:table-cell>
              <table:table-cell office:value-type="float" office:value="316566346447188">
                <text:p>316566346447188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7867901055">
                <text:p>17867901055</text:p>
              </table:table-cell>
              <table:table-cell office:value-type="float" office:value="316771530845497">
                <text:p>316771530845497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7879012166">
                <text:p>17879012166</text:p>
              </table:table-cell>
              <table:table-cell office:value-type="float" office:value="316976720345034">
                <text:p>31697672034503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7890123277">
                <text:p>17890123277</text:p>
              </table:table-cell>
              <table:table-cell office:value-type="float" office:value="317181914942628">
                <text:p>31718191494262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7901234388">
                <text:p>17901234388</text:p>
              </table:table-cell>
              <table:table-cell office:value-type="float" office:value="317387114635113">
                <text:p>317387114635113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7912345499">
                <text:p>17912345499</text:p>
              </table:table-cell>
              <table:table-cell office:value-type="float" office:value="317592319419327">
                <text:p>317592319419327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7923456610">
                <text:p>17923456610</text:p>
              </table:table-cell>
              <table:table-cell office:value-type="float" office:value="317797529292111">
                <text:p>31779752929211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7934567721">
                <text:p>17934567721</text:p>
              </table:table-cell>
              <table:table-cell office:value-type="float" office:value="318002744250311">
                <text:p>31800274425031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7945678832">
                <text:p>17945678832</text:p>
              </table:table-cell>
              <table:table-cell office:value-type="float" office:value="318207964290775">
                <text:p>31820796429077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7956789943">
                <text:p>17956789943</text:p>
              </table:table-cell>
              <table:table-cell office:value-type="float" office:value="318413189410359">
                <text:p>318413189410359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7967901054">
                <text:p>17967901054</text:p>
              </table:table-cell>
              <table:table-cell office:value-type="float" office:value="318618419605918">
                <text:p>318618419605918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7979012165">
                <text:p>17979012165</text:p>
              </table:table-cell>
              <table:table-cell office:value-type="float" office:value="318823654874314">
                <text:p>31882365487431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7990123276">
                <text:p>17990123276</text:p>
              </table:table-cell>
              <table:table-cell office:value-type="float" office:value="319028895212411">
                <text:p>31902889521241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8001234387">
                <text:p>18001234387</text:p>
              </table:table-cell>
              <table:table-cell office:value-type="float" office:value="319234140617079">
                <text:p>319234140617079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8012345498">
                <text:p>18012345498</text:p>
              </table:table-cell>
              <table:table-cell office:value-type="float" office:value="319439391085191">
                <text:p>319439391085191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8023456609">
                <text:p>18023456609</text:p>
              </table:table-cell>
              <table:table-cell office:value-type="float" office:value="319644646613622">
                <text:p>319644646613622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8034567720">
                <text:p>18034567720</text:p>
              </table:table-cell>
              <table:table-cell office:value-type="float" office:value="319849907199253">
                <text:p>319849907199253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8045678831">
                <text:p>18045678831</text:p>
              </table:table-cell>
              <table:table-cell office:value-type="float" office:value="320055172838969">
                <text:p>320055172838969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8056789942">
                <text:p>18056789942</text:p>
              </table:table-cell>
              <table:table-cell office:value-type="float" office:value="320260443529657">
                <text:p>320260443529657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8067901053">
                <text:p>18067901053</text:p>
              </table:table-cell>
              <table:table-cell office:value-type="float" office:value="320465719268210">
                <text:p>32046571926821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8079012164">
                <text:p>18079012164</text:p>
              </table:table-cell>
              <table:table-cell office:value-type="float" office:value="320671000051523">
                <text:p>32067100005152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8090123275">
                <text:p>18090123275</text:p>
              </table:table-cell>
              <table:table-cell office:value-type="float" office:value="320876285876496">
                <text:p>32087628587649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8101234386">
                <text:p>18101234386</text:p>
              </table:table-cell>
              <table:table-cell office:value-type="float" office:value="321081576740032">
                <text:p>32108157674003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8112345497">
                <text:p>18112345497</text:p>
              </table:table-cell>
              <table:table-cell office:value-type="float" office:value="321286872639038">
                <text:p>321286872639038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8123456608">
                <text:p>18123456608</text:p>
              </table:table-cell>
              <table:table-cell office:value-type="float" office:value="321492173570426">
                <text:p>321492173570426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8134567719">
                <text:p>18134567719</text:p>
              </table:table-cell>
              <table:table-cell office:value-type="float" office:value="321697479531109">
                <text:p>321697479531109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8145678830">
                <text:p>18145678830</text:p>
              </table:table-cell>
              <table:table-cell office:value-type="float" office:value="321902790518007">
                <text:p>321902790518007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8156789941">
                <text:p>18156789941</text:p>
              </table:table-cell>
              <table:table-cell office:value-type="float" office:value="322108106528042">
                <text:p>322108106528042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8167901052">
                <text:p>18167901052</text:p>
              </table:table-cell>
              <table:table-cell office:value-type="float" office:value="322313427558140">
                <text:p>32231342755814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8179012163">
                <text:p>18179012163</text:p>
              </table:table-cell>
              <table:table-cell office:value-type="float" office:value="322518753605231">
                <text:p>322518753605231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8190123274">
                <text:p>18190123274</text:p>
              </table:table-cell>
              <table:table-cell office:value-type="float" office:value="322724084666248">
                <text:p>322724084666248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8201234385">
                <text:p>18201234385</text:p>
              </table:table-cell>
              <table:table-cell office:value-type="float" office:value="322929420738129">
                <text:p>322929420738129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8212345496">
                <text:p>18212345496</text:p>
              </table:table-cell>
              <table:table-cell office:value-type="float" office:value="323134761817815">
                <text:p>32313476181781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8223456607">
                <text:p>18223456607</text:p>
              </table:table-cell>
              <table:table-cell office:value-type="float" office:value="323340107902250">
                <text:p>32334010790225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8234567718">
                <text:p>18234567718</text:p>
              </table:table-cell>
              <table:table-cell office:value-type="float" office:value="323545458988383">
                <text:p>32354545898838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8245678829">
                <text:p>18245678829</text:p>
              </table:table-cell>
              <table:table-cell office:value-type="float" office:value="323750815073167">
                <text:p>323750815073167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8256789940">
                <text:p>18256789940</text:p>
              </table:table-cell>
              <table:table-cell office:value-type="float" office:value="323956176153557">
                <text:p>323956176153557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8267901051">
                <text:p>18267901051</text:p>
              </table:table-cell>
              <table:table-cell office:value-type="float" office:value="324161542226513">
                <text:p>324161542226513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8279012162">
                <text:p>18279012162</text:p>
              </table:table-cell>
              <table:table-cell office:value-type="float" office:value="324366913288998">
                <text:p>324366913288998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8290123273">
                <text:p>18290123273</text:p>
              </table:table-cell>
              <table:table-cell office:value-type="float" office:value="324572289337980">
                <text:p>32457228933798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8301234384">
                <text:p>18301234384</text:p>
              </table:table-cell>
              <table:table-cell office:value-type="float" office:value="324777670370429">
                <text:p>324777670370429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8312345495">
                <text:p>18312345495</text:p>
              </table:table-cell>
              <table:table-cell office:value-type="float" office:value="324983056383319">
                <text:p>324983056383319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8323456606">
                <text:p>18323456606</text:p>
              </table:table-cell>
              <table:table-cell office:value-type="float" office:value="325188447373629">
                <text:p>325188447373629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8334567717">
                <text:p>18334567717</text:p>
              </table:table-cell>
              <table:table-cell office:value-type="float" office:value="325393843338341">
                <text:p>325393843338341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8345678828">
                <text:p>18345678828</text:p>
              </table:table-cell>
              <table:table-cell office:value-type="float" office:value="325599244274439">
                <text:p>325599244274439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8356789939">
                <text:p>18356789939</text:p>
              </table:table-cell>
              <table:table-cell office:value-type="float" office:value="325804650178913">
                <text:p>325804650178913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8367901050">
                <text:p>18367901050</text:p>
              </table:table-cell>
              <table:table-cell office:value-type="float" office:value="326010061048756">
                <text:p>326010061048756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8379012161">
                <text:p>18379012161</text:p>
              </table:table-cell>
              <table:table-cell office:value-type="float" office:value="326215476880964">
                <text:p>32621547688096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8390123272">
                <text:p>18390123272</text:p>
              </table:table-cell>
              <table:table-cell office:value-type="float" office:value="326420897672536">
                <text:p>326420897672536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8401234383">
                <text:p>18401234383</text:p>
              </table:table-cell>
              <table:table-cell office:value-type="float" office:value="326626323420477">
                <text:p>326626323420477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8412345494">
                <text:p>18412345494</text:p>
              </table:table-cell>
              <table:table-cell office:value-type="float" office:value="326831754121794">
                <text:p>32683175412179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8423456605">
                <text:p>18423456605</text:p>
              </table:table-cell>
              <table:table-cell office:value-type="float" office:value="327037189773498">
                <text:p>327037189773498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8434567716">
                <text:p>18434567716</text:p>
              </table:table-cell>
              <table:table-cell office:value-type="float" office:value="327242630372603">
                <text:p>327242630372603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8445678827">
                <text:p>18445678827</text:p>
              </table:table-cell>
              <table:table-cell office:value-type="float" office:value="327448075916126">
                <text:p>327448075916126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8456789938">
                <text:p>18456789938</text:p>
              </table:table-cell>
              <table:table-cell office:value-type="float" office:value="327653526401091">
                <text:p>327653526401091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8467901049">
                <text:p>18467901049</text:p>
              </table:table-cell>
              <table:table-cell office:value-type="float" office:value="327858981824521">
                <text:p>32785898182452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8479012160">
                <text:p>18479012160</text:p>
              </table:table-cell>
              <table:table-cell office:value-type="float" office:value="328064442183446">
                <text:p>328064442183446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8490123271">
                <text:p>18490123271</text:p>
              </table:table-cell>
              <table:table-cell office:value-type="float" office:value="328269907474898">
                <text:p>328269907474898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8501234382">
                <text:p>18501234382</text:p>
              </table:table-cell>
              <table:table-cell office:value-type="float" office:value="328475377695913">
                <text:p>328475377695913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8512345493">
                <text:p>18512345493</text:p>
              </table:table-cell>
              <table:table-cell office:value-type="float" office:value="328680852843531">
                <text:p>328680852843531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8523456604">
                <text:p>18523456604</text:p>
              </table:table-cell>
              <table:table-cell office:value-type="float" office:value="328886332914794">
                <text:p>328886332914794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8534567715">
                <text:p>18534567715</text:p>
              </table:table-cell>
              <table:table-cell office:value-type="float" office:value="329091817906750">
                <text:p>32909181790675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8545678826">
                <text:p>18545678826</text:p>
              </table:table-cell>
              <table:table-cell office:value-type="float" office:value="329297307816447">
                <text:p>329297307816447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8556789937">
                <text:p>18556789937</text:p>
              </table:table-cell>
              <table:table-cell office:value-type="float" office:value="329502802640941">
                <text:p>329502802640941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8567901048">
                <text:p>18567901048</text:p>
              </table:table-cell>
              <table:table-cell office:value-type="float" office:value="329708302377288">
                <text:p>32970830237728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8579012159">
                <text:p>18579012159</text:p>
              </table:table-cell>
              <table:table-cell office:value-type="float" office:value="329913807022549">
                <text:p>329913807022549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8590123270">
                <text:p>18590123270</text:p>
              </table:table-cell>
              <table:table-cell office:value-type="float" office:value="330119316573788">
                <text:p>330119316573788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8601234381">
                <text:p>18601234381</text:p>
              </table:table-cell>
              <table:table-cell office:value-type="float" office:value="330324831028074">
                <text:p>33032483102807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8612345492">
                <text:p>18612345492</text:p>
              </table:table-cell>
              <table:table-cell office:value-type="float" office:value="330530350382476">
                <text:p>33053035038247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8623456603">
                <text:p>18623456603</text:p>
              </table:table-cell>
              <table:table-cell office:value-type="float" office:value="330735874634070">
                <text:p>3307358746340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